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color="#FF0000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FF0000" style:font-family-generic="roman"/>
    </style:style>
    <style:style style:name="ce7" style:family="table-cell" style:parent-style-name="Default" style:data-style-name="N0">
      <style:table-cell-properties style:vertical-align="middle"/>
      <style:text-properties fo:color="#FF0000" style:font-family-generic="roman"/>
    </style:style>
    <style:style style:name="ce8" style:family="table-cell" style:parent-style-name="Default" style:data-style-name="N0">
      <style:text-properties fo:color="#FF0000" style:font-family-generic="roman"/>
    </style:style>
    <style:style style:name="ce9" style:family="table-cell" style:parent-style-name="Default" style:data-style-name="N0">
      <style:table-cell-properties style:vertical-align="middle"/>
      <style:text-properties fo:color="#000000" style:font-family-generic="roman"/>
    </style:style>
    <style:style style:name="ce10" style:family="table-cell" style:parent-style-name="Default" style:data-style-name="N0">
      <style:table-cell-properties fo:border="thin solid #000000"/>
      <style:text-properties fo:color="#000000" style:font-family-generic="roman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family-generic="roman"/>
    </style:style>
    <style:style style:name="ce12" style:family="table-cell" style:parent-style-name="Default" style:data-style-name="N0">
      <style:table-cell-properties fo:border="thin solid #000000" fo:background-color="#A9D08E"/>
      <style:text-properties fo:color="#000000" style:font-family-generic="roman"/>
    </style:style>
    <style:style style:name="ce13" style:family="table-cell" style:parent-style-name="Default" style:data-style-name="N0">
      <style:table-cell-properties fo:border="thin solid #000000" fo:background-color="#FFD966"/>
      <style:text-properties fo:color="#000000" style:font-family-generic="roman"/>
    </style:style>
    <style:style style:name="ce14" style:family="table-cell" style:parent-style-name="Default" style:data-style-name="N48">
      <style:table-cell-properties fo:border="thin solid #000000" style:vertical-align="middle" style:repeat-content="false"/>
      <style:paragraph-properties fo:text-align="start" fo:margin-left="0cm"/>
      <style:text-properties fo:color="#000000" style:font-family-generic="roman"/>
    </style:style>
    <style:style style:name="ce15" style:family="table-cell" style:parent-style-name="Default" style:data-style-name="N0">
      <style:table-cell-properties style:vertical-align="top" fo:wrap-option="wrap"/>
      <style:text-properties fo:color="#000000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fo:color="#000000" style:font-family-generic="roman"/>
    </style:style>
    <style:style style:name="ce17" style:family="table-cell" style:parent-style-name="Default" style:data-style-name="N49">
      <style:table-cell-properties fo:border="thin solid #000000" style:vertical-align="middle" style:repeat-content="false"/>
      <style:paragraph-properties fo:text-align="start" fo:margin-left="0cm"/>
      <style:text-properties fo:color="#000000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/>
      <style:text-properties fo:color="#FF0000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7.223125cm"/>
    </style:style>
    <style:style style:name="co5" style:family="table-column">
      <style:table-column-properties fo:break-before="auto" style:column-width="9.12812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8.706041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4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liceAddress_opendata_20210505" table:style-name="ta1">
        <table:table-column table:style-name="co1" table:default-cell-style-name="ce1" table:visibility="collapse"/>
        <table:table-column table:style-name="co2" table:default-cell-style-name="ce2"/>
        <table:table-column table:style-name="co3" table:default-cell-style-name="ce2" table:visibility="collapse"/>
        <table:table-column table:style-name="co4" table:default-cell-style-name="ce2"/>
        <table:table-column table:style-name="co3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56" table:default-cell-style-name="ce2"/>
        <table:table-column table:style-name="co11" table:number-columns-repeated="957" table:default-cell-style-name="ce2"/>
        <table:table-column table:style-name="co1" table:number-columns-repeated="15361" table:default-cell-style-name="ce2"/>
        <table:table-row table:style-name="ro1">
          <table:table-cell office:value-type="string" table:style-name="ce9">
            <text:p>縣市</text:p>
          </table:table-cell>
          <table:table-cell office:value-type="string" table:style-name="ce10">
            <text:p>中文單位名稱</text:p>
          </table:table-cell>
          <table:table-cell office:value-type="string" table:style-name="ce10">
            <text:p>單位</text:p>
          </table:table-cell>
          <table:table-cell office:value-type="string" table:style-name="ce10">
            <text:p>英文單位名稱</text:p>
          </table:table-cell>
          <table:table-cell office:value-type="string" table:style-name="ce11">
            <text:p>郵遞區號</text:p>
          </table:table-cell>
          <table:table-cell office:value-type="string" table:style-name="ce10">
            <text:p>地址</text:p>
          </table:table-cell>
          <table:table-cell office:value-type="string" table:style-name="ce10">
            <text:p>電話</text:p>
          </table:table-cell>
          <table:table-cell office:value-type="string" table:style-name="ce11">
            <text:p>POINT_X</text:p>
          </table:table-cell>
          <table:table-cell office:value-type="string" table:style-name="ce11">
            <text:p>POINT_Y</text:p>
          </table:table-cell>
          <table:table-cell office:value-type="string" table:style-name="ce10">
            <text:p>英文地址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2">
            <text:p>臺北市政府警察局</text:p>
          </table:table-cell>
          <table:table-cell table:style-name="ce10"/>
          <table:table-cell office:value-type="string" table:style-name="ce10">
            <text:p>Taipei City Police Department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延平南路96號</text:p>
          </table:table-cell>
          <table:table-cell office:value-type="string" table:style-name="ce10">
            <text:p>02 23313561</text:p>
          </table:table-cell>
          <table:table-cell office:value-type="float" office:value="301444.48100000003" table:style-name="ce11">
            <text:p>301444.481</text:p>
          </table:table-cell>
          <table:table-cell office:value-type="float" office:value="2770735.804" table:style-name="ce11">
            <text:p>2770735.804</text:p>
          </table:table-cell>
          <table:table-cell office:value-type="string" table:style-name="ce10">
            <text:p>No. 96, Yanping S.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中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ongshan Police Precinct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中山北路2段1號</text:p>
          </table:table-cell>
          <table:table-cell office:value-type="string" table:style-name="ce10">
            <text:p>02 25412491</text:p>
          </table:table-cell>
          <table:table-cell office:value-type="float" office:value="302752.538" table:style-name="ce11">
            <text:p>302752.538</text:p>
          </table:table-cell>
          <table:table-cell office:value-type="float" office:value="2771706.5729999999" table:style-name="ce11">
            <text:p>2771706.573</text:p>
          </table:table-cell>
          <table:table-cell office:value-type="string" table:style-name="ce10">
            <text:p>No. 1, Sec. 2, Zhongshan N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中山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First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中山北路1段110號</text:p>
          </table:table-cell>
          <table:table-cell office:value-type="string" table:style-name="ce10">
            <text:p>02 25519321</text:p>
          </table:table-cell>
          <table:table-cell office:value-type="float" office:value="302615.41600000003" table:style-name="ce11">
            <text:p>302615.416</text:p>
          </table:table-cell>
          <table:table-cell office:value-type="float" office:value="2771417.8280000002" table:style-name="ce11">
            <text:p>2771417.828</text:p>
          </table:table-cell>
          <table:table-cell office:value-type="string" table:style-name="ce10">
            <text:p>No. 110, Sec. 1, Zhongshan N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中山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Second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中山北路2段59巷21號</text:p>
          </table:table-cell>
          <table:table-cell office:value-type="string" table:style-name="ce10">
            <text:p>02 25517771</text:p>
          </table:table-cell>
          <table:table-cell office:value-type="float" office:value="302863.016" table:style-name="ce11">
            <text:p>302863.016</text:p>
          </table:table-cell>
          <table:table-cell office:value-type="float" office:value="2772073.4180000001" table:style-name="ce14">
            <text:p>2772073.418</text:p>
          </table:table-cell>
          <table:table-cell office:value-type="string" table:style-name="ce10">
            <text:p>No. 21, Ln59, Sec. 2, Zhongshan N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圓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anshan Police Static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中山北路3段62號</text:p>
          </table:table-cell>
          <table:table-cell office:value-type="string" table:style-name="ce10">
            <text:p>02 25969433</text:p>
          </table:table-cell>
          <table:table-cell office:value-type="float" office:value="302836.83399999997" table:style-name="ce11">
            <text:p>302836.834</text:p>
          </table:table-cell>
          <table:table-cell office:value-type="float" office:value="2773936.2030000002" table:style-name="ce11">
            <text:p>2773936.203</text:p>
          </table:table-cell>
          <table:table-cell office:value-type="string" table:style-name="ce10">
            <text:p>No. 62, Sec. 3, Zhongshan N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長春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chun Rd.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長春路206號</text:p>
          </table:table-cell>
          <table:table-cell office:value-type="string" table:style-name="ce10">
            <text:p>02 25062289</text:p>
          </table:table-cell>
          <table:table-cell office:value-type="float" office:value="304085.13" table:style-name="ce14">
            <text:p>304085.130</text:p>
          </table:table-cell>
          <table:table-cell office:value-type="float" office:value="2771938.75" table:style-name="ce14">
            <text:p>2771938.750</text:p>
          </table:table-cell>
          <table:table-cell office:value-type="string" table:style-name="ce10">
            <text:p>No. 206, Changchun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長安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an E. Rd.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長安東路2段165號</text:p>
          </table:table-cell>
          <table:table-cell office:value-type="string" table:style-name="ce10">
            <text:p>02 27735207</text:p>
          </table:table-cell>
          <table:table-cell office:value-type="float" office:value="304544.24800000002" table:style-name="ce11">
            <text:p>304544.248</text:p>
          </table:table-cell>
          <table:table-cell office:value-type="float" office:value="2771250.7170000002" table:style-name="ce11">
            <text:p>2771250.717</text:p>
          </table:table-cell>
          <table:table-cell office:value-type="string" table:style-name="ce10">
            <text:p>No. 165, Sec. 2, Changan E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民權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quan First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新生北路2段127之1號</text:p>
          </table:table-cell>
          <table:table-cell office:value-type="string" table:style-name="ce10">
            <text:p>02 25314672</text:p>
          </table:table-cell>
          <table:table-cell office:value-type="float" office:value="303268.81400000001" table:style-name="ce11">
            <text:p>303268.814</text:p>
          </table:table-cell>
          <table:table-cell office:value-type="float" office:value="2772517.18" table:style-name="ce14">
            <text:p>2772517.180</text:p>
          </table:table-cell>
          <table:table-cell office:value-type="string" table:style-name="ce10">
            <text:p>No. 127-1, Sec. 2, Xinsheng N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建國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uo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民族東路284號</text:p>
          </table:table-cell>
          <table:table-cell office:value-type="string" table:style-name="ce10">
            <text:p>02 25099774</text:p>
          </table:table-cell>
          <table:table-cell office:value-type="float" office:value="304076.13699999999" table:style-name="ce11">
            <text:p>304076.137</text:p>
          </table:table-cell>
          <table:table-cell office:value-type="float" office:value="2773418.68" table:style-name="ce14">
            <text:p>2773418.680</text:p>
          </table:table-cell>
          <table:table-cell office:value-type="string" table:style-name="ce10">
            <text:p>No. 284, Minzu E.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大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zhi Police Station</text:p>
          </table:table-cell>
          <table:table-cell office:value-type="float" office:value="104" table:style-name="ce11">
            <text:p>104</text:p>
          </table:table-cell>
          <table:table-cell office:value-type="string" table:style-name="ce10">
            <text:p>臺北市中山區北安路456號</text:p>
          </table:table-cell>
          <table:table-cell office:value-type="string" table:style-name="ce10">
            <text:p>02 25332984</text:p>
          </table:table-cell>
          <table:table-cell office:value-type="float" office:value="304887.78000000003" table:style-name="ce14">
            <text:p>304887.780</text:p>
          </table:table-cell>
          <table:table-cell office:value-type="float" office:value="2774699.0759999999" table:style-name="ce11">
            <text:p>2774699.076</text:p>
          </table:table-cell>
          <table:table-cell office:value-type="string" table:style-name="ce10">
            <text:p>No. 456, Beian Rd., Zhongshan Dist., Taipei City 10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大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an Police Precinct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仁愛路3段2號</text:p>
          </table:table-cell>
          <table:table-cell office:value-type="string" table:style-name="ce10">
            <text:p>02 23259850</text:p>
          </table:table-cell>
          <table:table-cell office:value-type="float" office:value="303801.37300000002" table:style-name="ce11">
            <text:p>303801.373</text:p>
          </table:table-cell>
          <table:table-cell office:value-type="float" office:value="2770075.7409999999" table:style-name="ce11">
            <text:p>2770075.741</text:p>
          </table:table-cell>
          <table:table-cell office:value-type="string" table:style-name="ce10">
            <text:p>No. 2, Sec. 3, Renai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羅斯福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oosevelt Rd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羅斯福路4段113巷13號</text:p>
          </table:table-cell>
          <table:table-cell office:value-type="string" table:style-name="ce10">
            <text:p>02 27355761</text:p>
          </table:table-cell>
          <table:table-cell office:value-type="float" office:value="304385.29399999999" table:style-name="ce11">
            <text:p>304385.294</text:p>
          </table:table-cell>
          <table:table-cell office:value-type="float" office:value="2767124.4479999999" table:style-name="ce11">
            <text:p>2767124.448</text:p>
          </table:table-cell>
          <table:table-cell office:value-type="string" table:style-name="ce10">
            <text:p>No. 13, Ln. 113, Sec. 4, Roosevelt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臥龍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olong St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臥龍街185號</text:p>
          </table:table-cell>
          <table:table-cell office:value-type="string" table:style-name="ce10">
            <text:p>02 27334439</text:p>
          </table:table-cell>
          <table:table-cell office:value-type="float" office:value="305704.17300000001" table:style-name="ce11">
            <text:p>305704.173</text:p>
          </table:table-cell>
          <table:table-cell office:value-type="float" office:value="2767878.6529999999" table:style-name="ce11">
            <text:p>2767878.653</text:p>
          </table:table-cell>
          <table:table-cell office:value-type="string" table:style-name="ce10">
            <text:p>No. 185, Wolong St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敦化南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nhua S. Rd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復興南路1段219之1號</text:p>
          </table:table-cell>
          <table:table-cell office:value-type="string" table:style-name="ce10">
            <text:p>02 27710400</text:p>
          </table:table-cell>
          <table:table-cell office:value-type="float" office:value="304887.19699999999" table:style-name="ce11">
            <text:p>304887.197</text:p>
          </table:table-cell>
          <table:table-cell office:value-type="float" office:value="2770202.9010000001" table:style-name="ce11">
            <text:p>2770202.901</text:p>
          </table:table-cell>
          <table:table-cell office:value-type="string" table:style-name="ce10">
            <text:p>No. 219-1, Sec. 1, Fuxing S.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安和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he Rd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信義路4段216號</text:p>
          </table:table-cell>
          <table:table-cell office:value-type="string" table:style-name="ce10">
            <text:p>02 27025232</text:p>
          </table:table-cell>
          <table:table-cell office:value-type="float" office:value="305715.35399999999" table:style-name="ce11">
            <text:p>305715.354</text:p>
          </table:table-cell>
          <table:table-cell office:value-type="float" office:value="2769543.2" table:style-name="ce14">
            <text:p>2769543.200</text:p>
          </table:table-cell>
          <table:table-cell office:value-type="string" table:style-name="ce10">
            <text:p>No. 216, Sec. 4, Xinyi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瑞安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ian St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瑞安街23巷17號</text:p>
          </table:table-cell>
          <table:table-cell office:value-type="string" table:style-name="ce10">
            <text:p>02 27054164</text:p>
          </table:table-cell>
          <table:table-cell office:value-type="float" office:value="304998.35600000003" table:style-name="ce11">
            <text:p>304998.356</text:p>
          </table:table-cell>
          <table:table-cell office:value-type="float" office:value="2769337.037" table:style-name="ce11">
            <text:p>2769337.037</text:p>
          </table:table-cell>
          <table:table-cell office:value-type="string" table:style-name="ce10">
            <text:p>No. 17, Ln. 23, Ruian St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和平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ping E. Rd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和平東路1段143號</text:p>
          </table:table-cell>
          <table:table-cell office:value-type="string" table:style-name="ce10">
            <text:p>02 23218073</text:p>
          </table:table-cell>
          <table:table-cell office:value-type="float" office:value="303539.027" table:style-name="ce11">
            <text:p>303539.027</text:p>
          </table:table-cell>
          <table:table-cell office:value-type="float" office:value="2768832.125" table:style-name="ce11">
            <text:p>2768832.125</text:p>
          </table:table-cell>
          <table:table-cell office:value-type="string" table:style-name="ce10">
            <text:p>No. 143, Sec. 1, Heping E.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新生南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sheng S. Rd. Police Station</text:p>
          </table:table-cell>
          <table:table-cell office:value-type="float" office:value="106" table:style-name="ce11">
            <text:p>106</text:p>
          </table:table-cell>
          <table:table-cell office:value-type="string" table:style-name="ce10">
            <text:p>臺北市大安區仁愛路3段18號</text:p>
          </table:table-cell>
          <table:table-cell office:value-type="string" table:style-name="ce10">
            <text:p>02 23258611</text:p>
          </table:table-cell>
          <table:table-cell office:value-type="float" office:value="303891.72399999999" table:style-name="ce11">
            <text:p>303891.724</text:p>
          </table:table-cell>
          <table:table-cell office:value-type="float" office:value="2770067.236" table:style-name="ce11">
            <text:p>2770067.236</text:p>
          </table:table-cell>
          <table:table-cell office:value-type="string" table:style-name="ce10">
            <text:p>No. 18, Sec. 3, Renai Rd., Daan Dist., Taipei City 10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中正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ongzheng First Police Precinct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公園路15號</text:p>
          </table:table-cell>
          <table:table-cell office:value-type="string" table:style-name="ce10">
            <text:p>02 23716426</text:p>
          </table:table-cell>
          <table:table-cell office:value-type="float" office:value="302198.50400000002" table:style-name="ce11">
            <text:p>302198.504</text:p>
          </table:table-cell>
          <table:table-cell office:value-type="float" office:value="2770884.4350000001" table:style-name="ce11">
            <text:p>2770884.435</text:p>
          </table:table-cell>
          <table:table-cell office:value-type="string" table:style-name="ce10">
            <text:p>No. 15, Gongyuan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忠孝西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ao W.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公園路15號</text:p>
          </table:table-cell>
          <table:table-cell office:value-type="string" table:style-name="ce10">
            <text:p>02 23142722</text:p>
          </table:table-cell>
          <table:table-cell office:value-type="float" office:value="302198.50400000002" table:style-name="ce11">
            <text:p>302198.504</text:p>
          </table:table-cell>
          <table:table-cell office:value-type="float" office:value="2770884.4350000001" table:style-name="ce11">
            <text:p>2770884.435</text:p>
          </table:table-cell>
          <table:table-cell office:value-type="string" table:style-name="ce10">
            <text:p>No. 15, Gongyuan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忠孝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ao E.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忠孝東路2段10號</text:p>
          </table:table-cell>
          <table:table-cell office:value-type="string" table:style-name="ce10">
            <text:p>02 23218656</text:p>
          </table:table-cell>
          <table:table-cell office:value-type="float" office:value="303193.59399999998" table:style-name="ce11">
            <text:p>303193.594</text:p>
          </table:table-cell>
          <table:table-cell office:value-type="float" office:value="2770718.0249999999" table:style-name="ce11">
            <text:p>2770718.025</text:p>
          </table:table-cell>
          <table:table-cell office:value-type="string" table:style-name="ce10">
            <text:p>No. 10, Sec. 2, Zhongxiao E.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仁愛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ai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仁愛路1段19號</text:p>
          </table:table-cell>
          <table:table-cell office:value-type="string" table:style-name="ce10">
            <text:p>02 23212067</text:p>
          </table:table-cell>
          <table:table-cell office:value-type="float" office:value="302724.15999999997" table:style-name="ce14">
            <text:p>302724.160</text:p>
          </table:table-cell>
          <table:table-cell office:value-type="float" office:value="2770196.929" table:style-name="ce11">
            <text:p>2770196.929</text:p>
          </table:table-cell>
          <table:table-cell office:value-type="string" table:style-name="ce10">
            <text:p>No. 19, Sec. 1, Renai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介壽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eshou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公園路54號</text:p>
          </table:table-cell>
          <table:table-cell office:value-type="string" table:style-name="ce10">
            <text:p>02 23113081</text:p>
          </table:table-cell>
          <table:table-cell office:value-type="float" office:value="302018.36300000001" table:style-name="ce11">
            <text:p>302018.363</text:p>
          </table:table-cell>
          <table:table-cell office:value-type="float" office:value="2770307.3160000001" table:style-name="ce11">
            <text:p>2770307.316</text:p>
          </table:table-cell>
          <table:table-cell office:value-type="string" table:style-name="ce10">
            <text:p>No. 54, Gongyuan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博愛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oai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博愛路119號</text:p>
          </table:table-cell>
          <table:table-cell office:value-type="string" table:style-name="ce10">
            <text:p>02 23142724</text:p>
          </table:table-cell>
          <table:table-cell office:value-type="float" office:value="301621.76899999997" table:style-name="ce11">
            <text:p>301621.769</text:p>
          </table:table-cell>
          <table:table-cell office:value-type="float" office:value="2770497.5490000001" table:style-name="ce11">
            <text:p>2770497.549</text:p>
          </table:table-cell>
          <table:table-cell office:value-type="string" table:style-name="ce10">
            <text:p>No. 119, Boai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中正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ongzheng Second Police Precinct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南海路35號</text:p>
          </table:table-cell>
          <table:table-cell office:value-type="string" table:style-name="ce10">
            <text:p>02 23751825</text:p>
          </table:table-cell>
          <table:table-cell office:value-type="float" office:value="301873.49300000002" table:style-name="ce11">
            <text:p>301873.493</text:p>
          </table:table-cell>
          <table:table-cell office:value-type="float" office:value="2769420.1880000001" table:style-name="ce11">
            <text:p>2769420.188</text:p>
          </table:table-cell>
          <table:table-cell office:value-type="string" table:style-name="ce10">
            <text:p>No. 35, Nanhai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南海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hai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南海路35號</text:p>
          </table:table-cell>
          <table:table-cell office:value-type="string" table:style-name="ce10">
            <text:p>02 23752835</text:p>
          </table:table-cell>
          <table:table-cell office:value-type="float" office:value="301873.49300000002" table:style-name="ce11">
            <text:p>301873.493</text:p>
          </table:table-cell>
          <table:table-cell office:value-type="float" office:value="2769420.1880000001" table:style-name="ce11">
            <text:p>2769420.188</text:p>
          </table:table-cell>
          <table:table-cell office:value-type="string" table:style-name="ce10">
            <text:p>No. 35, Nanhai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思源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yuan St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汀州路3段72號</text:p>
          </table:table-cell>
          <table:table-cell office:value-type="string" table:style-name="ce10">
            <text:p>02 23650844</text:p>
          </table:table-cell>
          <table:table-cell office:value-type="float" office:value="303686.299" table:style-name="ce11">
            <text:p>303686.299</text:p>
          </table:table-cell>
          <table:table-cell office:value-type="float" office:value="2767566.1940000001" table:style-name="ce11">
            <text:p>2767566.194</text:p>
          </table:table-cell>
          <table:table-cell office:value-type="string" table:style-name="ce10">
            <text:p>No. 72, Sec. 3, Tingzhou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南昌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chang Rd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龍福里南昌路1段7號</text:p>
          </table:table-cell>
          <table:table-cell office:value-type="string" table:style-name="ce10">
            <text:p>02 23218148</text:p>
          </table:table-cell>
          <table:table-cell office:value-type="float" office:value="302124.739" table:style-name="ce11">
            <text:p>302124.739</text:p>
          </table:table-cell>
          <table:table-cell office:value-type="float" office:value="2769457.0320000001" table:style-name="ce11">
            <text:p>2769457.032</text:p>
          </table:table-cell>
          <table:table-cell office:value-type="string" table:style-name="ce10">
            <text:p>No. 7, Sec. 1, Nanchang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泉州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uanzhou St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中華路2段503號</text:p>
          </table:table-cell>
          <table:table-cell office:value-type="string" table:style-name="ce10">
            <text:p>02 23039915</text:p>
          </table:table-cell>
          <table:table-cell office:value-type="float" office:value="301691.25400000002" table:style-name="ce11">
            <text:p>301691.254</text:p>
          </table:table-cell>
          <table:table-cell office:value-type="float" office:value="2768561.1660000002" table:style-name="ce11">
            <text:p>2768561.166</text:p>
          </table:table-cell>
          <table:table-cell office:value-type="string" table:style-name="ce10">
            <text:p>No. 503, Sec. 2, Zhonghua Rd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廈門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men St. Police Station</text:p>
          </table:table-cell>
          <table:table-cell office:value-type="float" office:value="100" table:style-name="ce11">
            <text:p>100</text:p>
          </table:table-cell>
          <table:table-cell office:value-type="string" table:style-name="ce10">
            <text:p>臺北市中正區螢圃里廈門街43號</text:p>
          </table:table-cell>
          <table:table-cell office:value-type="string" table:style-name="ce10">
            <text:p>02 23684427</text:p>
          </table:table-cell>
          <table:table-cell office:value-type="float" office:value="302246.46600000001" table:style-name="ce11">
            <text:p>302246.466</text:p>
          </table:table-cell>
          <table:table-cell office:value-type="float" office:value="2768738.8420000002" table:style-name="ce11">
            <text:p>2768738.842</text:p>
          </table:table-cell>
          <table:table-cell office:value-type="string" table:style-name="ce10">
            <text:p>No. 43, Xiamen St., Zhongzheng Dist., Taipei City 10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文山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enshan Second Police Precinct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景中街2號</text:p>
          </table:table-cell>
          <table:table-cell office:value-type="string" table:style-name="ce10">
            <text:p>02 29313843</text:p>
          </table:table-cell>
          <table:table-cell office:value-type="float" office:value="304622.15399999998" table:style-name="ce11">
            <text:p>304622.154</text:p>
          </table:table-cell>
          <table:table-cell office:value-type="float" office:value="2765084.9569999999" table:style-name="ce11">
            <text:p>2765084.957</text:p>
          </table:table-cell>
          <table:table-cell office:value-type="string" table:style-name="ce10">
            <text:p>No. 2, Jingzhong St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萬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sheng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羅斯福路5段151號</text:p>
          </table:table-cell>
          <table:table-cell office:value-type="string" table:style-name="ce10">
            <text:p>02 29312502</text:p>
          </table:table-cell>
          <table:table-cell office:value-type="float" office:value="304398.09100000001" table:style-name="ce11">
            <text:p>304398.091</text:p>
          </table:table-cell>
          <table:table-cell office:value-type="float" office:value="2766317.6740000001" table:style-name="ce11">
            <text:p>2766317.674</text:p>
          </table:table-cell>
          <table:table-cell office:value-type="string" table:style-name="ce10">
            <text:p>No. 151, Sec. 5, Roosevelt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景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mei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景中街2號</text:p>
          </table:table-cell>
          <table:table-cell office:value-type="string" table:style-name="ce10">
            <text:p>02 29313459</text:p>
          </table:table-cell>
          <table:table-cell office:value-type="float" office:value="304622.15399999998" table:style-name="ce11">
            <text:p>304622.154</text:p>
          </table:table-cell>
          <table:table-cell office:value-type="float" office:value="2765084.9569999999" table:style-name="ce11">
            <text:p>2765084.957</text:p>
          </table:table-cell>
          <table:table-cell office:value-type="string" table:style-name="ce10">
            <text:p>No. 2, Jingzhong St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興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long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興隆路2段156號</text:p>
          </table:table-cell>
          <table:table-cell office:value-type="string" table:style-name="ce10">
            <text:p>02 29313842</text:p>
          </table:table-cell>
          <table:table-cell office:value-type="float" office:value="305636.98100000003" table:style-name="ce11">
            <text:p>305636.981</text:p>
          </table:table-cell>
          <table:table-cell office:value-type="float" office:value="2766060.47" table:style-name="ce14">
            <text:p>2766060.470</text:p>
          </table:table-cell>
          <table:table-cell office:value-type="string" table:style-name="ce10">
            <text:p>No. 156, Sec. 2, Xinglong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文山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enshan First Police Precinct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木柵路2段202號</text:p>
          </table:table-cell>
          <table:table-cell office:value-type="string" table:style-name="ce10">
            <text:p>02 29395734</text:p>
          </table:table-cell>
          <table:table-cell office:value-type="float" office:value="306907.06300000002" table:style-name="ce11">
            <text:p>306907.063</text:p>
          </table:table-cell>
          <table:table-cell office:value-type="float" office:value="2764649.7570000002" table:style-name="ce11">
            <text:p>2764649.757</text:p>
          </table:table-cell>
          <table:table-cell office:value-type="string" table:style-name="ce10">
            <text:p>No. 202, Sec. 2, Muzha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木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uxin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恆光街45號</text:p>
          </table:table-cell>
          <table:table-cell office:value-type="string" table:style-name="ce10">
            <text:p>02 29372488</text:p>
          </table:table-cell>
          <table:table-cell office:value-type="float" office:value="307272.78499999997" table:style-name="ce11">
            <text:p>307272.785</text:p>
          </table:table-cell>
          <table:table-cell office:value-type="float" office:value="2763958.2119999998" table:style-name="ce11">
            <text:p>2763958.212</text:p>
          </table:table-cell>
          <table:table-cell office:value-type="string" table:style-name="ce10">
            <text:p>No. 45, Hengguang St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指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inan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指南路2段177號</text:p>
          </table:table-cell>
          <table:table-cell office:value-type="string" table:style-name="ce10">
            <text:p>02 29382712</text:p>
          </table:table-cell>
          <table:table-cell office:value-type="float" office:value="308343.18400000001" table:style-name="ce11">
            <text:p>308343.184</text:p>
          </table:table-cell>
          <table:table-cell office:value-type="float" office:value="2764496.7390000001" table:style-name="ce11">
            <text:p>2764496.739</text:p>
          </table:table-cell>
          <table:table-cell office:value-type="string" table:style-name="ce10">
            <text:p>No. 177, Sec. 2, Zhinan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萬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fang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萬芳里萬美街1段50號</text:p>
          </table:table-cell>
          <table:table-cell office:value-type="string" table:style-name="ce10">
            <text:p>02 22391753</text:p>
          </table:table-cell>
          <table:table-cell office:value-type="float" office:value="307213.85800000001" table:style-name="ce11">
            <text:p>307213.858</text:p>
          </table:table-cell>
          <table:table-cell office:value-type="float" office:value="2766148.2749999999" table:style-name="ce11">
            <text:p>2766148.275</text:p>
          </table:table-cell>
          <table:table-cell office:value-type="string" table:style-name="ce10">
            <text:p>No. 50, Sec. 1, Wanmei St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復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xing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木柵路1段54號</text:p>
          </table:table-cell>
          <table:table-cell office:value-type="string" table:style-name="ce10">
            <text:p>02 22367140</text:p>
          </table:table-cell>
          <table:table-cell office:value-type="float" office:value="305222.02600000001" table:style-name="ce11">
            <text:p>305222.026</text:p>
          </table:table-cell>
          <table:table-cell office:value-type="float" office:value="2764428.3020000001" table:style-name="ce11">
            <text:p>2764428.302</text:p>
          </table:table-cell>
          <table:table-cell office:value-type="string" table:style-name="ce10">
            <text:p>No. 54, Sec. 1, Muzha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木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uzha Police Station</text:p>
          </table:table-cell>
          <table:table-cell office:value-type="float" office:value="116" table:style-name="ce11">
            <text:p>116</text:p>
          </table:table-cell>
          <table:table-cell office:value-type="string" table:style-name="ce10">
            <text:p>臺北市文山區木柵路2段202號</text:p>
          </table:table-cell>
          <table:table-cell office:value-type="string" table:style-name="ce10">
            <text:p>02 29397141</text:p>
          </table:table-cell>
          <table:table-cell office:value-type="float" office:value="306907.06300000002" table:style-name="ce11">
            <text:p>306907.063</text:p>
          </table:table-cell>
          <table:table-cell office:value-type="float" office:value="2764649.7570000002" table:style-name="ce11">
            <text:p>2764649.757</text:p>
          </table:table-cell>
          <table:table-cell office:value-type="string" table:style-name="ce10">
            <text:p>No. 202, Sec. 2, Muzha Rd., Wenshan Dist., Taipei City 11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南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Nangang Police Precinct</text:p>
          </table:table-cell>
          <table:table-cell office:value-type="float" office:value="115" table:style-name="ce11">
            <text:p>115</text:p>
          </table:table-cell>
          <table:table-cell office:value-type="string" table:style-name="ce10">
            <text:p>臺北市南港區向陽路150號</text:p>
          </table:table-cell>
          <table:table-cell office:value-type="string" table:style-name="ce10">
            <text:p>02 27839110</text:p>
          </table:table-cell>
          <table:table-cell office:value-type="float" office:value="310022.728" table:style-name="ce11">
            <text:p>310022.728</text:p>
          </table:table-cell>
          <table:table-cell office:value-type="float" office:value="2772026.483" table:style-name="ce11">
            <text:p>2772026.483</text:p>
          </table:table-cell>
          <table:table-cell office:value-type="string" table:style-name="ce10">
            <text:p>No. 150, Xiangyang Rd., Nangang Dist., Taipei City 11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玉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cheng <text:s/>Police Station</text:p>
          </table:table-cell>
          <table:table-cell office:value-type="float" office:value="115" table:style-name="ce11">
            <text:p>115</text:p>
          </table:table-cell>
          <table:table-cell office:value-type="string" table:style-name="ce10">
            <text:p>臺北市南港區向陽路150號</text:p>
          </table:table-cell>
          <table:table-cell office:value-type="string" table:style-name="ce10">
            <text:p>02 27886958</text:p>
          </table:table-cell>
          <table:table-cell office:value-type="float" office:value="310022.728" table:style-name="ce11">
            <text:p>310022.728</text:p>
          </table:table-cell>
          <table:table-cell office:value-type="float" office:value="2772026.483" table:style-name="ce11">
            <text:p>2772026.483</text:p>
          </table:table-cell>
          <table:table-cell office:value-type="string" table:style-name="ce10">
            <text:p>No. 150, Xiangyang Rd., Nangang Dist., Taipei City 11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舊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zhuang Police Station</text:p>
          </table:table-cell>
          <table:table-cell office:value-type="float" office:value="115" table:style-name="ce11">
            <text:p>115</text:p>
          </table:table-cell>
          <table:table-cell office:value-type="string" table:style-name="ce10">
            <text:p>臺北市南港區舊莊街1段213號</text:p>
          </table:table-cell>
          <table:table-cell office:value-type="string" table:style-name="ce10">
            <text:p>02 27822492</text:p>
          </table:table-cell>
          <table:table-cell office:value-type="float" office:value="312819.68599999999" table:style-name="ce11">
            <text:p>312819.686</text:p>
          </table:table-cell>
          <table:table-cell office:value-type="float" office:value="2770185.3480000002" table:style-name="ce11">
            <text:p>2770185.348</text:p>
          </table:table-cell>
          <table:table-cell office:value-type="string" table:style-name="ce10">
            <text:p>No. 213, Sec. 1, Jiuzhuang St., Nangang Dist., Taipei City 11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同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de Police Station</text:p>
          </table:table-cell>
          <table:table-cell office:value-type="float" office:value="115" table:style-name="ce11">
            <text:p>115</text:p>
          </table:table-cell>
          <table:table-cell office:value-type="string" table:style-name="ce10">
            <text:p>臺北市南港區同德路83號</text:p>
          </table:table-cell>
          <table:table-cell office:value-type="string" table:style-name="ce10">
            <text:p>02 27867201</text:p>
          </table:table-cell>
          <table:table-cell office:value-type="float" office:value="309091.788" table:style-name="ce11">
            <text:p>309091.788</text:p>
          </table:table-cell>
          <table:table-cell office:value-type="float" office:value="2771008.78" table:style-name="ce14">
            <text:p>2771008.780</text:p>
          </table:table-cell>
          <table:table-cell office:value-type="string" table:style-name="ce10">
            <text:p>No. 83, Tongde Rd., Nangang Dist., Taipei City 11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南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gang Police Station</text:p>
          </table:table-cell>
          <table:table-cell office:value-type="float" office:value="115" table:style-name="ce11">
            <text:p>115</text:p>
          </table:table-cell>
          <table:table-cell office:value-type="string" table:style-name="ce10">
            <text:p>臺北市南港區興中路12巷2號</text:p>
          </table:table-cell>
          <table:table-cell office:value-type="string" table:style-name="ce10">
            <text:p>02 27830476</text:p>
          </table:table-cell>
          <table:table-cell office:value-type="float" office:value="311261.19199999998" table:style-name="ce11">
            <text:p>311261.192</text:p>
          </table:table-cell>
          <table:table-cell office:value-type="float" office:value="2772001.1919999998" table:style-name="ce11">
            <text:p>2772001.192</text:p>
          </table:table-cell>
          <table:table-cell office:value-type="string" table:style-name="ce10">
            <text:p>No. 2, Ln. 12, Xingzhong Rd., Nangang Dist., Taipei City 11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內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Neihu Police Precinct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民權東路6段101號</text:p>
          </table:table-cell>
          <table:table-cell office:value-type="string" table:style-name="ce10">
            <text:p>02 27900505</text:p>
          </table:table-cell>
          <table:table-cell office:value-type="float" office:value="309481.48599999998" table:style-name="ce11">
            <text:p>309481.486</text:p>
          </table:table-cell>
          <table:table-cell office:value-type="float" office:value="2773580.3029999998" table:style-name="ce11">
            <text:p>2773580.303</text:p>
          </table:table-cell>
          <table:table-cell office:value-type="string" table:style-name="ce10">
            <text:p>No. 101, Sec. 6, Minquan E.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康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gle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康樂街110巷16弄20號</text:p>
          </table:table-cell>
          <table:table-cell office:value-type="string" table:style-name="ce10">
            <text:p>02 26342237</text:p>
          </table:table-cell>
          <table:table-cell office:value-type="float" office:value="312385.26299999998" table:style-name="ce11">
            <text:p>312385.263</text:p>
          </table:table-cell>
          <table:table-cell office:value-type="float" office:value="2773715.0090000001" table:style-name="ce11">
            <text:p>2773715.009</text:p>
          </table:table-cell>
          <table:table-cell office:value-type="string" table:style-name="ce10">
            <text:p>No. 20, Aly. 16, Ln. 110, Kangle St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東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hu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五分街10號</text:p>
          </table:table-cell>
          <table:table-cell office:value-type="string" table:style-name="ce10">
            <text:p>02 26313350</text:p>
          </table:table-cell>
          <table:table-cell office:value-type="float" office:value="311843.05699999997" table:style-name="ce11">
            <text:p>311843.057</text:p>
          </table:table-cell>
          <table:table-cell office:value-type="float" office:value="2773388.318" table:style-name="ce11">
            <text:p>2773388.318</text:p>
          </table:table-cell>
          <table:table-cell office:value-type="string" table:style-name="ce10">
            <text:p>No. 10, Wufen St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文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de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民權東路6段26號</text:p>
          </table:table-cell>
          <table:table-cell office:value-type="string" table:style-name="ce10">
            <text:p>02 27944946</text:p>
          </table:table-cell>
          <table:table-cell office:value-type="float" office:value="308406.99300000002" table:style-name="ce11">
            <text:p>308406.993</text:p>
          </table:table-cell>
          <table:table-cell office:value-type="float" office:value="2773280.9049999998" table:style-name="ce11">
            <text:p>2773280.905</text:p>
          </table:table-cell>
          <table:table-cell office:value-type="string" table:style-name="ce10">
            <text:p>No. 26, Sec. 6, Minquan E.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大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u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成功路5段1號</text:p>
          </table:table-cell>
          <table:table-cell office:value-type="string" table:style-name="ce10">
            <text:p>02 27909521</text:p>
          </table:table-cell>
          <table:table-cell office:value-type="float" office:value="310661.91399999999" table:style-name="ce11">
            <text:p>310661.914</text:p>
          </table:table-cell>
          <table:table-cell office:value-type="float" office:value="2775229.4249999998" table:style-name="ce11">
            <text:p>2775229.425</text:p>
          </table:table-cell>
          <table:table-cell office:value-type="string" table:style-name="ce10">
            <text:p>No. 1, Sec. 5, Chenggong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港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quian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內湖路1段550號</text:p>
          </table:table-cell>
          <table:table-cell office:value-type="string" table:style-name="ce10">
            <text:p>02 87518690</text:p>
          </table:table-cell>
          <table:table-cell office:value-type="float" office:value="308175.239" table:style-name="ce11">
            <text:p>308175.239</text:p>
          </table:table-cell>
          <table:table-cell office:value-type="float" office:value="2774630.9580000001" table:style-name="ce11">
            <text:p>2774630.958</text:p>
          </table:table-cell>
          <table:table-cell office:value-type="string" table:style-name="ce10">
            <text:p>No. 550, Sec. 1, Neihu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西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hu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瑞光路515號</text:p>
          </table:table-cell>
          <table:table-cell office:value-type="string" table:style-name="ce10">
            <text:p>02 27987505</text:p>
          </table:table-cell>
          <table:table-cell office:value-type="float" office:value="307432.31599999999" table:style-name="ce11">
            <text:p>307432.316</text:p>
          </table:table-cell>
          <table:table-cell office:value-type="float" office:value="2774664.03" table:style-name="ce14">
            <text:p>2774664.030</text:p>
          </table:table-cell>
          <table:table-cell office:value-type="string" table:style-name="ce10">
            <text:p>No. 515, Ruiguang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潭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nmei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新明路324號</text:p>
          </table:table-cell>
          <table:table-cell office:value-type="string" table:style-name="ce10">
            <text:p>02 27917233</text:p>
          </table:table-cell>
          <table:table-cell office:value-type="float" office:value="308680.84399999998" table:style-name="ce11">
            <text:p>308680.844</text:p>
          </table:table-cell>
          <table:table-cell office:value-type="float" office:value="2772029.51" table:style-name="ce14">
            <text:p>2772029.510</text:p>
          </table:table-cell>
          <table:table-cell office:value-type="string" table:style-name="ce10">
            <text:p>No. 324, Xinming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內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hu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內湖路2段261號</text:p>
          </table:table-cell>
          <table:table-cell office:value-type="string" table:style-name="ce10">
            <text:p>02 27931031</text:p>
          </table:table-cell>
          <table:table-cell office:value-type="float" office:value="309530.875" table:style-name="ce11">
            <text:p>309530.875</text:p>
          </table:table-cell>
          <table:table-cell office:value-type="float" office:value="2775000.6850000001" table:style-name="ce11">
            <text:p>2775000.685</text:p>
          </table:table-cell>
          <table:table-cell office:value-type="string" table:style-name="ce10">
            <text:p>No. 261, Sec. 2, Neihu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康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gning Police Station</text:p>
          </table:table-cell>
          <table:table-cell office:value-type="float" office:value="114" table:style-name="ce11">
            <text:p>114</text:p>
          </table:table-cell>
          <table:table-cell office:value-type="string" table:style-name="ce10">
            <text:p>臺北市內湖區金湖路83號</text:p>
          </table:table-cell>
          <table:table-cell office:value-type="string" table:style-name="ce10">
            <text:p>02 87920061</text:p>
          </table:table-cell>
          <table:table-cell office:value-type="float" office:value="310275.99" table:style-name="ce14">
            <text:p>310275.990</text:p>
          </table:table-cell>
          <table:table-cell office:value-type="float" office:value="2774903.0490000001" table:style-name="ce11">
            <text:p>2774903.049</text:p>
          </table:table-cell>
          <table:table-cell office:value-type="string" table:style-name="ce10">
            <text:p>No. 83, Jinhu Rd., Neihu Dist., Taipei City 11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北投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eitou Police Precinct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中央北路1段1號</text:p>
          </table:table-cell>
          <table:table-cell office:value-type="string" table:style-name="ce10">
            <text:p>02 28914521</text:p>
          </table:table-cell>
          <table:table-cell office:value-type="float" office:value="300550.69900000002" table:style-name="ce11">
            <text:p>300550.699</text:p>
          </table:table-cell>
          <table:table-cell office:value-type="float" office:value="2780646.037" table:style-name="ce11">
            <text:p>2780646.037</text:p>
          </table:table-cell>
          <table:table-cell office:value-type="string" table:style-name="ce10">
            <text:p>No. 1, Sec. 1, Zhongyang N.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永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ming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石牌路2段10號</text:p>
          </table:table-cell>
          <table:table-cell office:value-type="string" table:style-name="ce10">
            <text:p>02 28213110</text:p>
          </table:table-cell>
          <table:table-cell office:value-type="float" office:value="302092.54700000002" table:style-name="ce11">
            <text:p>302092.547</text:p>
          </table:table-cell>
          <table:table-cell office:value-type="float" office:value="2778930.8820000002" table:style-name="ce11">
            <text:p>2778930.882</text:p>
          </table:table-cell>
          <table:table-cell office:value-type="string" table:style-name="ce10">
            <text:p>No. 10, Sec. 2, Shipai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竹子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zihu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竹子湖路16號</text:p>
          </table:table-cell>
          <table:table-cell office:value-type="string" table:style-name="ce10">
            <text:p>02 28616082</text:p>
          </table:table-cell>
          <table:table-cell office:value-type="float" office:value="304459.69799999997" table:style-name="ce11">
            <text:p>304459.698</text:p>
          </table:table-cell>
          <table:table-cell office:value-type="float" office:value="2784438.128" table:style-name="ce11">
            <text:p>2784438.128</text:p>
          </table:table-cell>
          <table:table-cell office:value-type="string" table:style-name="ce10">
            <text:p>No. 16, Zhuzihu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公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yuan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紗帽路110號</text:p>
          </table:table-cell>
          <table:table-cell office:value-type="string" table:style-name="ce10">
            <text:p>02 28610145</text:p>
          </table:table-cell>
          <table:table-cell office:value-type="float" office:value="305310.549" table:style-name="ce11">
            <text:p>305310.549</text:p>
          </table:table-cell>
          <table:table-cell office:value-type="float" office:value="2782373.3930000002" table:style-name="ce11">
            <text:p>2782373.393</text:p>
          </table:table-cell>
          <table:table-cell office:value-type="string" table:style-name="ce10">
            <text:p>No. 110, Shamao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關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du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大度路3段305號</text:p>
          </table:table-cell>
          <table:table-cell office:value-type="string" table:style-name="ce10">
            <text:p>02 28583864</text:p>
          </table:table-cell>
          <table:table-cell office:value-type="float" office:value="296988.11099999998" table:style-name="ce11">
            <text:p>296988.111</text:p>
          </table:table-cell>
          <table:table-cell office:value-type="float" office:value="2779481.3930000002" table:style-name="ce11">
            <text:p>2779481.393</text:p>
          </table:table-cell>
          <table:table-cell office:value-type="string" table:style-name="ce10">
            <text:p>No. 305, Sec. 3, Dadu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石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pai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文林北路296號</text:p>
          </table:table-cell>
          <table:table-cell office:value-type="string" table:style-name="ce10">
            <text:p>02 28231513</text:p>
          </table:table-cell>
          <table:table-cell office:value-type="float" office:value="301687.99200000003" table:style-name="ce11">
            <text:p>301687.992</text:p>
          </table:table-cell>
          <table:table-cell office:value-type="float" office:value="2778049.6979999999" table:style-name="ce11">
            <text:p>2778049.698</text:p>
          </table:table-cell>
          <table:table-cell office:value-type="string" table:style-name="ce10">
            <text:p>No. 296, Wenlin N.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奇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yan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公館路209巷11號</text:p>
          </table:table-cell>
          <table:table-cell office:value-type="string" table:style-name="ce10">
            <text:p>02 28954410</text:p>
          </table:table-cell>
          <table:table-cell office:value-type="float" office:value="301220.09999999998" table:style-name="ce14">
            <text:p>301220.100</text:p>
          </table:table-cell>
          <table:table-cell office:value-type="float" office:value="2780014.1719999998" table:style-name="ce11">
            <text:p>2780014.172</text:p>
          </table:table-cell>
          <table:table-cell office:value-type="string" table:style-name="ce10">
            <text:p>No. 11, Ln. 209, Gongguan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大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tun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中和街534號</text:p>
          </table:table-cell>
          <table:table-cell office:value-type="string" table:style-name="ce10">
            <text:p>02 28913971</text:p>
          </table:table-cell>
          <table:table-cell office:value-type="float" office:value="299731.94199999998" table:style-name="ce11">
            <text:p>299731.942</text:p>
          </table:table-cell>
          <table:table-cell office:value-type="float" office:value="2781991.73" table:style-name="ce14">
            <text:p>2781991.730</text:p>
          </table:table-cell>
          <table:table-cell office:value-type="string" table:style-name="ce10">
            <text:p>No. 534, Zhonghe St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光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ming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泉源路14號</text:p>
          </table:table-cell>
          <table:table-cell office:value-type="string" table:style-name="ce10">
            <text:p>02 28911647</text:p>
          </table:table-cell>
          <table:table-cell office:value-type="float" office:value="300839.96399999998" table:style-name="ce11">
            <text:p>300839.964</text:p>
          </table:table-cell>
          <table:table-cell office:value-type="float" office:value="2781085.7570000002" table:style-name="ce11">
            <text:p>2781085.757</text:p>
          </table:table-cell>
          <table:table-cell office:value-type="string" table:style-name="ce10">
            <text:p>No. 14, Quanyuan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an Police Station</text:p>
          </table:table-cell>
          <table:table-cell office:value-type="float" office:value="112" table:style-name="ce11">
            <text:p>112</text:p>
          </table:table-cell>
          <table:table-cell office:value-type="string" table:style-name="ce10">
            <text:p>臺北市北投區中央北路1段1號</text:p>
          </table:table-cell>
          <table:table-cell office:value-type="string" table:style-name="ce10">
            <text:p>02 28912029</text:p>
          </table:table-cell>
          <table:table-cell office:value-type="float" office:value="300550.69900000002" table:style-name="ce11">
            <text:p>300550.699</text:p>
          </table:table-cell>
          <table:table-cell office:value-type="float" office:value="2780646.037" table:style-name="ce11">
            <text:p>2780646.037</text:p>
          </table:table-cell>
          <table:table-cell office:value-type="string" table:style-name="ce10">
            <text:p>No. 1, Sec. 1, Zhongyang N. Rd., Beitou Dist., Taipei City 11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士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hilin Police Precinct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文林路235號</text:p>
          </table:table-cell>
          <table:table-cell office:value-type="string" table:style-name="ce10">
            <text:p>02 28813856</text:p>
          </table:table-cell>
          <table:table-cell office:value-type="float" office:value="303126.777" table:style-name="ce11">
            <text:p>303126.777</text:p>
          </table:table-cell>
          <table:table-cell office:value-type="float" office:value="2775903.4569999999" table:style-name="ce11">
            <text:p>2775903.457</text:p>
          </table:table-cell>
          <table:table-cell office:value-type="string" table:style-name="ce10">
            <text:p>No. 235, Wenlin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翠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uishan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中社路1段56號</text:p>
          </table:table-cell>
          <table:table-cell office:value-type="string" table:style-name="ce10">
            <text:p>02 28411423</text:p>
          </table:table-cell>
          <table:table-cell office:value-type="float" office:value="306504.93900000001" table:style-name="ce11">
            <text:p>306504.939</text:p>
          </table:table-cell>
          <table:table-cell office:value-type="float" office:value="2777871.446" table:style-name="ce11">
            <text:p>2777871.446</text:p>
          </table:table-cell>
          <table:table-cell office:value-type="string" table:style-name="ce10">
            <text:p>No. 56, Sec. 1, Zhongshe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後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gang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福港街151號</text:p>
          </table:table-cell>
          <table:table-cell office:value-type="string" table:style-name="ce10">
            <text:p>02 28829373</text:p>
          </table:table-cell>
          <table:table-cell office:value-type="float" office:value="302255.56599999999" table:style-name="ce11">
            <text:p>302255.566</text:p>
          </table:table-cell>
          <table:table-cell office:value-type="float" office:value="2775560.4750000001" table:style-name="ce11">
            <text:p>2775560.475</text:p>
          </table:table-cell>
          <table:table-cell office:value-type="string" table:style-name="ce10">
            <text:p>No. 151, Fugang St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山仔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zaihou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格致路39號</text:p>
          </table:table-cell>
          <table:table-cell office:value-type="string" table:style-name="ce10">
            <text:p>02 28611295</text:p>
          </table:table-cell>
          <table:table-cell office:value-type="float" office:value="305087.66800000001" table:style-name="ce11">
            <text:p>305087.668</text:p>
          </table:table-cell>
          <table:table-cell office:value-type="float" office:value="2781094.9890000001" table:style-name="ce11">
            <text:p>2781094.989</text:p>
          </table:table-cell>
          <table:table-cell office:value-type="string" table:style-name="ce10">
            <text:p>No. 39, Gezhi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永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fu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仰德大道2段2巷5號</text:p>
          </table:table-cell>
          <table:table-cell office:value-type="string" table:style-name="ce10">
            <text:p>02 28616353</text:p>
          </table:table-cell>
          <table:table-cell office:value-type="float" office:value="304510.92499999999" table:style-name="ce11">
            <text:p>304510.925</text:p>
          </table:table-cell>
          <table:table-cell office:value-type="float" office:value="2777162.93" table:style-name="ce14">
            <text:p>2777162.930</text:p>
          </table:table-cell>
          <table:table-cell office:value-type="string" table:style-name="ce10">
            <text:p>No. 5, Ln. 2, Sec. 2, Yangde Blv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溪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shan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至善路3段263號</text:p>
          </table:table-cell>
          <table:table-cell office:value-type="string" table:style-name="ce10">
            <text:p>02 28411110</text:p>
          </table:table-cell>
          <table:table-cell office:value-type="float" office:value="308948.538" table:style-name="ce11">
            <text:p>308948.538</text:p>
          </table:table-cell>
          <table:table-cell office:value-type="float" office:value="2779165.0669999998" table:style-name="ce11">
            <text:p>2779165.067</text:p>
          </table:table-cell>
          <table:table-cell office:value-type="string" table:style-name="ce10">
            <text:p>No. 263, Sec. 3, Zhishan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芝山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ishanyan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仰德大道1段16號</text:p>
          </table:table-cell>
          <table:table-cell office:value-type="string" table:style-name="ce10">
            <text:p>02 28813194</text:p>
          </table:table-cell>
          <table:table-cell office:value-type="float" office:value="304249.19" table:style-name="ce14">
            <text:p>304249.190</text:p>
          </table:table-cell>
          <table:table-cell office:value-type="float" office:value="2777087.0049999999" table:style-name="ce11">
            <text:p>2777087.005</text:p>
          </table:table-cell>
          <table:table-cell office:value-type="string" table:style-name="ce10">
            <text:p>No. 16, Sec. 1, Yangde Blv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天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anmu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中山北路7段192號</text:p>
          </table:table-cell>
          <table:table-cell office:value-type="string" table:style-name="ce10">
            <text:p>02 28714110</text:p>
          </table:table-cell>
          <table:table-cell office:value-type="float" office:value="303743.179" table:style-name="ce11">
            <text:p>303743.179</text:p>
          </table:table-cell>
          <table:table-cell office:value-type="float" office:value="2779741.0019999999" table:style-name="ce11">
            <text:p>2779741.002</text:p>
          </table:table-cell>
          <table:table-cell office:value-type="string" table:style-name="ce10">
            <text:p>No. 192, Sec. 7, Zhongshan N.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蘭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anya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中山北路6段153號1樓</text:p>
          </table:table-cell>
          <table:table-cell office:value-type="string" table:style-name="ce10">
            <text:p>02 28315001</text:p>
          </table:table-cell>
          <table:table-cell office:value-type="float" office:value="302922.114" table:style-name="ce11">
            <text:p>302922.114</text:p>
          </table:table-cell>
          <table:table-cell office:value-type="float" office:value="2777694.3319999999" table:style-name="ce11">
            <text:p>2777694.332</text:p>
          </table:table-cell>
          <table:table-cell office:value-type="string" table:style-name="ce10">
            <text:p>1F., No. 153, Sec. 6, Zhongshan N.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社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zi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延平北路6段237號</text:p>
          </table:table-cell>
          <table:table-cell office:value-type="string" table:style-name="ce10">
            <text:p>02 28122720</text:p>
          </table:table-cell>
          <table:table-cell office:value-type="float" office:value="300897.09700000001" table:style-name="ce11">
            <text:p>300897.097</text:p>
          </table:table-cell>
          <table:table-cell office:value-type="float" office:value="2775754.4939999999" table:style-name="ce11">
            <text:p>2775754.494</text:p>
          </table:table-cell>
          <table:table-cell office:value-type="string" table:style-name="ce10">
            <text:p>No. 237, Sec. 6, Yanping N.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文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lin Police Station</text:p>
          </table:table-cell>
          <table:table-cell office:value-type="float" office:value="111" table:style-name="ce11">
            <text:p>111</text:p>
          </table:table-cell>
          <table:table-cell office:value-type="string" table:style-name="ce10">
            <text:p>臺北市士林區文林路235號</text:p>
          </table:table-cell>
          <table:table-cell office:value-type="string" table:style-name="ce10">
            <text:p>02 28812211</text:p>
          </table:table-cell>
          <table:table-cell office:value-type="float" office:value="303126.777" table:style-name="ce11">
            <text:p>303126.777</text:p>
          </table:table-cell>
          <table:table-cell office:value-type="float" office:value="2775903.4569999999" table:style-name="ce11">
            <text:p>2775903.457</text:p>
          </table:table-cell>
          <table:table-cell office:value-type="string" table:style-name="ce10">
            <text:p>No. 235, Wenlin Rd., Shilin Dist., Taipei City 11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信義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yi Police Precinct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信義路5段17號</text:p>
          </table:table-cell>
          <table:table-cell office:value-type="string" table:style-name="ce10">
            <text:p>02 27234739</text:p>
          </table:table-cell>
          <table:table-cell office:value-type="float" office:value="307289.554" table:style-name="ce11">
            <text:p>307289.554</text:p>
          </table:table-cell>
          <table:table-cell office:value-type="float" office:value="2769571.53" table:style-name="ce14">
            <text:p>2769571.530</text:p>
          </table:table-cell>
          <table:table-cell office:value-type="string" table:style-name="ce10">
            <text:p>No. 17, Sec. 5, Xinyi Rd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六張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uzhangli Police Station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嘉興街301號</text:p>
          </table:table-cell>
          <table:table-cell office:value-type="string" table:style-name="ce10">
            <text:p>02 27355068</text:p>
          </table:table-cell>
          <table:table-cell office:value-type="float" office:value="306031.60800000001" table:style-name="ce11">
            <text:p>306031.608</text:p>
          </table:table-cell>
          <table:table-cell office:value-type="float" office:value="2768514.577" table:style-name="ce11">
            <text:p>2768514.577</text:p>
          </table:table-cell>
          <table:table-cell office:value-type="string" table:style-name="ce10">
            <text:p>No. 301, Jiaxing St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吳興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xingjie St. Police Station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吳興街262號</text:p>
          </table:table-cell>
          <table:table-cell office:value-type="string" table:style-name="ce10">
            <text:p>02 27398997</text:p>
          </table:table-cell>
          <table:table-cell office:value-type="float" office:value="306918.3" table:style-name="ce14">
            <text:p>306918.300</text:p>
          </table:table-cell>
          <table:table-cell office:value-type="float" office:value="2768839.1340000001" table:style-name="ce11">
            <text:p>2768839.134</text:p>
          </table:table-cell>
          <table:table-cell office:value-type="string" table:style-name="ce10">
            <text:p>No. 262, Wuxing St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福德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dejie St. Police Station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福德街86號</text:p>
          </table:table-cell>
          <table:table-cell office:value-type="string" table:style-name="ce10">
            <text:p>02 27273424</text:p>
          </table:table-cell>
          <table:table-cell office:value-type="float" office:value="308727.05499999999" table:style-name="ce11">
            <text:p>308727.055</text:p>
          </table:table-cell>
          <table:table-cell office:value-type="float" office:value="2770082.2930000001" table:style-name="ce11">
            <text:p>2770082.293</text:p>
          </table:table-cell>
          <table:table-cell office:value-type="string" table:style-name="ce10">
            <text:p>No. 86, Songde Rd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五分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fenpu Police Station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永吉路333號</text:p>
          </table:table-cell>
          <table:table-cell office:value-type="string" table:style-name="ce10">
            <text:p>02 27653349</text:p>
          </table:table-cell>
          <table:table-cell office:value-type="float" office:value="308106.83100000001" table:style-name="ce11">
            <text:p>308106.831</text:p>
          </table:table-cell>
          <table:table-cell office:value-type="float" office:value="2770960.9109999998" table:style-name="ce11">
            <text:p>2770960.911</text:p>
          </table:table-cell>
          <table:table-cell office:value-type="string" table:style-name="ce10">
            <text:p>No. 333, Yongji Rd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三張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changli Police Station</text:p>
          </table:table-cell>
          <table:table-cell office:value-type="float" office:value="110" table:style-name="ce11">
            <text:p>110</text:p>
          </table:table-cell>
          <table:table-cell office:value-type="string" table:style-name="ce10">
            <text:p>臺北市信義區信義路5段17號</text:p>
          </table:table-cell>
          <table:table-cell office:value-type="string" table:style-name="ce10">
            <text:p>02 27295561</text:p>
          </table:table-cell>
          <table:table-cell office:value-type="float" office:value="307289.554" table:style-name="ce11">
            <text:p>307289.554</text:p>
          </table:table-cell>
          <table:table-cell office:value-type="float" office:value="2769571.53" table:style-name="ce14">
            <text:p>2769571.530</text:p>
          </table:table-cell>
          <table:table-cell office:value-type="string" table:style-name="ce10">
            <text:p>No. 17, Sec. 5, Xinyi Rd., Xinyi Dist., Taipei City 11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松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ongshan Police Precinct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南京東路3段340號</text:p>
          </table:table-cell>
          <table:table-cell office:value-type="string" table:style-name="ce10">
            <text:p>02 27782081</text:p>
          </table:table-cell>
          <table:table-cell office:value-type="float" office:value="305289.33299999998" table:style-name="ce11">
            <text:p>305289.333</text:p>
          </table:table-cell>
          <table:table-cell office:value-type="float" office:value="2771573.9419999998" table:style-name="ce11">
            <text:p>2771573.942</text:p>
          </table:table-cell>
          <table:table-cell office:value-type="string" table:style-name="ce10">
            <text:p>No. 340, Sec. 3, Nanjing E.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民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you Police Station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松山區民權東路3段162號</text:p>
          </table:table-cell>
          <table:table-cell office:value-type="string" table:style-name="ce10">
            <text:p>02 27123638</text:p>
          </table:table-cell>
          <table:table-cell office:value-type="float" office:value="305295.74599999998" table:style-name="ce11">
            <text:p>305295.746</text:p>
          </table:table-cell>
          <table:table-cell office:value-type="float" office:value="2772730.827" table:style-name="ce11">
            <text:p>2772730.827</text:p>
          </table:table-cell>
          <table:table-cell office:value-type="string" table:style-name="ce10">
            <text:p>No. 162, Sec. 3, Minquan E.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松山區三民里民生東路5段163之1號</text:p>
          </table:table-cell>
          <table:table-cell office:value-type="string" table:style-name="ce10">
            <text:p>02 27621708</text:p>
          </table:table-cell>
          <table:table-cell office:value-type="float" office:value="306793.12400000001" table:style-name="ce11">
            <text:p>306793.124</text:p>
          </table:table-cell>
          <table:table-cell office:value-type="float" office:value="2772462.4929999998" table:style-name="ce11">
            <text:p>2772462.493</text:p>
          </table:table-cell>
          <table:table-cell office:value-type="string" table:style-name="ce10">
            <text:p>No. 163-1, Sec. 5, Minsheng E.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東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e Police Station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松山區精忠里敦化北路199巷5之1號</text:p>
          </table:table-cell>
          <table:table-cell office:value-type="string" table:style-name="ce10">
            <text:p>02 27135253</text:p>
          </table:table-cell>
          <table:table-cell office:value-type="float" office:value="305634.59100000001" table:style-name="ce11">
            <text:p>305634.591</text:p>
          </table:table-cell>
          <table:table-cell office:value-type="float" office:value="2772175.8169999998" table:style-name="ce11">
            <text:p>2772175.817</text:p>
          </table:table-cell>
          <table:table-cell office:value-type="string" table:style-name="ce10">
            <text:p>No. 5-1, Ln. 199, Dunhua N.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中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lun Police Station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松山區長安東路2段229之1號</text:p>
          </table:table-cell>
          <table:table-cell office:value-type="string" table:style-name="ce10">
            <text:p>02 27711239</text:p>
          </table:table-cell>
          <table:table-cell office:value-type="float" office:value="305008.33" table:style-name="ce14">
            <text:p>305008.330</text:p>
          </table:table-cell>
          <table:table-cell office:value-type="float" office:value="2771245.821" table:style-name="ce11">
            <text:p>2771245.821</text:p>
          </table:table-cell>
          <table:table-cell office:value-type="string" table:style-name="ce10">
            <text:p>No. 229-1, Sec. 2, Changan E.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松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ongshan Police Station</text:p>
          </table:table-cell>
          <table:table-cell office:value-type="float" office:value="105" table:style-name="ce11">
            <text:p>105</text:p>
          </table:table-cell>
          <table:table-cell office:value-type="string" table:style-name="ce10">
            <text:p>臺北市松山區八德路4段692號</text:p>
          </table:table-cell>
          <table:table-cell office:value-type="string" table:style-name="ce10">
            <text:p>02 27670446</text:p>
          </table:table-cell>
          <table:table-cell office:value-type="float" office:value="308244.81199999998" table:style-name="ce11">
            <text:p>308244.812</text:p>
          </table:table-cell>
          <table:table-cell office:value-type="float" office:value="2771424.62" table:style-name="ce14">
            <text:p>2771424.620</text:p>
          </table:table-cell>
          <table:table-cell office:value-type="string" table:style-name="ce10">
            <text:p>No. 692, Sec. 4, Bade Rd., Songshan Dist., Taipei City 10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大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tong Police Precinct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錦西街200號</text:p>
          </table:table-cell>
          <table:table-cell office:value-type="string" table:style-name="ce10">
            <text:p>02 25577262</text:p>
          </table:table-cell>
          <table:table-cell office:value-type="float" office:value="301959.58399999997" table:style-name="ce11">
            <text:p>301959.584</text:p>
          </table:table-cell>
          <table:table-cell office:value-type="float" office:value="2772467.7140000002" table:style-name="ce11">
            <text:p>2772467.714</text:p>
          </table:table-cell>
          <table:table-cell office:value-type="string" table:style-name="ce10">
            <text:p>No. 200, Jinxi St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建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cheng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承德路1段80號</text:p>
          </table:table-cell>
          <table:table-cell office:value-type="string" table:style-name="ce10">
            <text:p>02 25585463</text:p>
          </table:table-cell>
          <table:table-cell office:value-type="float" office:value="302199.74200000003" table:style-name="ce11">
            <text:p>302199.742</text:p>
          </table:table-cell>
          <table:table-cell office:value-type="float" office:value="2771722.1710000001" table:style-name="ce11">
            <text:p>2771722.171</text:p>
          </table:table-cell>
          <table:table-cell office:value-type="string" table:style-name="ce10">
            <text:p>No. 80, Sec. 1, Chengde Rd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民生西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sheng Rd.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保安街47之1號</text:p>
          </table:table-cell>
          <table:table-cell office:value-type="string" table:style-name="ce10">
            <text:p>02 25538587</text:p>
          </table:table-cell>
          <table:table-cell office:value-type="float" office:value="301664.47700000001" table:style-name="ce11">
            <text:p>301664.477</text:p>
          </table:table-cell>
          <table:table-cell office:value-type="float" office:value="2772437.9049999998" table:style-name="ce11">
            <text:p>2772437.905</text:p>
          </table:table-cell>
          <table:table-cell office:value-type="string" table:style-name="ce10">
            <text:p>No. 47-1, Baoan St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延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延平北路1段86號</text:p>
          </table:table-cell>
          <table:table-cell office:value-type="string" table:style-name="ce10">
            <text:p>02 25564340</text:p>
          </table:table-cell>
          <table:table-cell office:value-type="float" office:value="301633.31800000003" table:style-name="ce11">
            <text:p>301633.318</text:p>
          </table:table-cell>
          <table:table-cell office:value-type="float" office:value="2771659.76" table:style-name="ce14">
            <text:p>2771659.760</text:p>
          </table:table-cell>
          <table:table-cell office:value-type="string" table:style-name="ce10">
            <text:p>No. 86, Sec. 1, Yanping N. Rd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重慶北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qing N. Rd.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重慶北路3段320之2號</text:p>
          </table:table-cell>
          <table:table-cell office:value-type="string" table:style-name="ce10">
            <text:p>02 25944741</text:p>
          </table:table-cell>
          <table:table-cell office:value-type="float" office:value="301806.47100000002" table:style-name="ce11">
            <text:p>301806.471</text:p>
          </table:table-cell>
          <table:table-cell office:value-type="float" office:value="2774235.6430000002" table:style-name="ce11">
            <text:p>2774235.643</text:p>
          </table:table-cell>
          <table:table-cell office:value-type="string" table:style-name="ce10">
            <text:p>No. 320-2, Sec. 3, Chongqing N. Rd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寧夏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ingxia Rd.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錦西街200號</text:p>
          </table:table-cell>
          <table:table-cell office:value-type="string" table:style-name="ce10">
            <text:p>02 25575011</text:p>
          </table:table-cell>
          <table:table-cell office:value-type="float" office:value="301959.58399999997" table:style-name="ce11">
            <text:p>301959.584</text:p>
          </table:table-cell>
          <table:table-cell office:value-type="float" office:value="2772467.7140000002" table:style-name="ce11">
            <text:p>2772467.714</text:p>
          </table:table-cell>
          <table:table-cell office:value-type="string" table:style-name="ce10">
            <text:p>No. 200, Jinxi St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民族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u Rd. Police Station</text:p>
          </table:table-cell>
          <table:table-cell office:value-type="float" office:value="103" table:style-name="ce11">
            <text:p>103</text:p>
          </table:table-cell>
          <table:table-cell office:value-type="string" table:style-name="ce10">
            <text:p>臺北市大同區重慶北路3段168號</text:p>
          </table:table-cell>
          <table:table-cell office:value-type="string" table:style-name="ce10">
            <text:p>02 25926204</text:p>
          </table:table-cell>
          <table:table-cell office:value-type="float" office:value="301806.95500000002" table:style-name="ce11">
            <text:p>301806.955</text:p>
          </table:table-cell>
          <table:table-cell office:value-type="float" office:value="2773497.2689999999" table:style-name="ce11">
            <text:p>2773497.269</text:p>
          </table:table-cell>
          <table:table-cell office:value-type="string" table:style-name="ce10">
            <text:p>No. 168, Sec. 3, Chongqing N. Rd., Datong Dist., Taipei City 10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3">
            <text:p>萬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anhua Police Precinct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康定路22號</text:p>
          </table:table-cell>
          <table:table-cell office:value-type="string" table:style-name="ce10">
            <text:p>02 23140364</text:p>
          </table:table-cell>
          <table:table-cell office:value-type="float" office:value="300743.37699999998" table:style-name="ce11">
            <text:p>300743.377</text:p>
          </table:table-cell>
          <table:table-cell office:value-type="float" office:value="2770870.0890000002" table:style-name="ce11">
            <text:p>2770870.089</text:p>
          </table:table-cell>
          <table:table-cell office:value-type="string" table:style-name="ce10">
            <text:p>No. 22, Kangding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青年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nian Rd.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萬大路423巷112號</text:p>
          </table:table-cell>
          <table:table-cell office:value-type="string" table:style-name="ce10">
            <text:p>02 23054219</text:p>
          </table:table-cell>
          <table:table-cell office:value-type="float" office:value="300678.837" table:style-name="ce11">
            <text:p>300678.837</text:p>
          </table:table-cell>
          <table:table-cell office:value-type="float" office:value="2768301.7259999998" table:style-name="ce11">
            <text:p>2768301.726</text:p>
          </table:table-cell>
          <table:table-cell office:value-type="string" table:style-name="ce10">
            <text:p>No. 112, Ln. 423, Wanda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7">
            <text:p>臺北市</text:p>
          </table:table-cell>
          <table:table-cell office:value-type="string" table:style-name="ce5">
            <text:p>東園街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Dongyuan St. Police Station</text:p>
          </table:table-cell>
          <table:table-cell office:value-type="float" office:value="108" table:style-name="ce6">
            <text:p>108</text:p>
          </table:table-cell>
          <table:table-cell office:value-type="string" table:style-name="ce5">
            <text:p>臺北市萬華區萬大路424巷85號</text:p>
          </table:table-cell>
          <table:table-cell office:value-type="string" table:style-name="ce5">
            <text:p>02 23033247</text:p>
          </table:table-cell>
          <table:table-cell office:value-type="float" office:value="300037.15000000002" table:style-name="ce6">
            <text:p>300037.15</text:p>
          </table:table-cell>
          <table:table-cell office:value-type="float" office:value="2768218.946" table:style-name="ce6">
            <text:p>2768218.946</text:p>
          </table:table-cell>
          <table:table-cell office:value-type="string" table:style-name="ce5">
            <text:p>No. 85, Aly. 424, Wanda Rd., Wanhua Dist., Taipei City 108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西園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yuan Rd.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東園街17號</text:p>
          </table:table-cell>
          <table:table-cell office:value-type="string" table:style-name="ce10">
            <text:p>02 23032943</text:p>
          </table:table-cell>
          <table:table-cell office:value-type="float" office:value="300017.27100000001" table:style-name="ce11">
            <text:p>300017.271</text:p>
          </table:table-cell>
          <table:table-cell office:value-type="float" office:value="2768990.25" table:style-name="ce14">
            <text:p>2768990.250</text:p>
          </table:table-cell>
          <table:table-cell office:value-type="string" table:style-name="ce10">
            <text:p>No. 17, Dongyuan St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莒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guang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莒光路171號</text:p>
          </table:table-cell>
          <table:table-cell office:value-type="string" table:style-name="ce10">
            <text:p>02 23064987</text:p>
          </table:table-cell>
          <table:table-cell office:value-type="float" office:value="300730.37800000003" table:style-name="ce11">
            <text:p>300730.378</text:p>
          </table:table-cell>
          <table:table-cell office:value-type="float" office:value="2769316.3169999998" table:style-name="ce11">
            <text:p>2769316.317</text:p>
          </table:table-cell>
          <table:table-cell office:value-type="string" table:style-name="ce10">
            <text:p>No. 171, Juguang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華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jiang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環河南路2段196號</text:p>
          </table:table-cell>
          <table:table-cell office:value-type="string" table:style-name="ce10">
            <text:p>02 23061531</text:p>
          </table:table-cell>
          <table:table-cell office:value-type="float" office:value="299775.25099999999" table:style-name="ce11">
            <text:p>299775.251</text:p>
          </table:table-cell>
          <table:table-cell office:value-type="float" office:value="2769686.42" table:style-name="ce14">
            <text:p>2769686.420</text:p>
          </table:table-cell>
          <table:table-cell office:value-type="string" table:style-name="ce10">
            <text:p>No. 196, Sec. 2, Huanhe S.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大理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 St.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大理街99號</text:p>
          </table:table-cell>
          <table:table-cell office:value-type="string" table:style-name="ce10">
            <text:p>02 23063468</text:p>
          </table:table-cell>
          <table:table-cell office:value-type="float" office:value="300281.56400000001" table:style-name="ce11">
            <text:p>300281.564</text:p>
          </table:table-cell>
          <table:table-cell office:value-type="float" office:value="2769681.074" table:style-name="ce11">
            <text:p>2769681.074</text:p>
          </table:table-cell>
          <table:table-cell office:value-type="string" table:style-name="ce10">
            <text:p>No. 99, Dali St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康定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gding Rd.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和平西路3段112號</text:p>
          </table:table-cell>
          <table:table-cell office:value-type="string" table:style-name="ce10">
            <text:p>02 23064226</text:p>
          </table:table-cell>
          <table:table-cell office:value-type="float" office:value="300496.53000000003" table:style-name="ce14">
            <text:p>300496.530</text:p>
          </table:table-cell>
          <table:table-cell office:value-type="float" office:value="2769758.8489999999" table:style-name="ce11">
            <text:p>2769758.849</text:p>
          </table:table-cell>
          <table:table-cell office:value-type="string" table:style-name="ce10">
            <text:p>No. 112, Sec. 3, Heping W.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龍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shan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桂林路135號</text:p>
          </table:table-cell>
          <table:table-cell office:value-type="string" table:style-name="ce10">
            <text:p>02 23314823</text:p>
          </table:table-cell>
          <table:table-cell office:value-type="float" office:value="300415.37699999998" table:style-name="ce11">
            <text:p>300415.377</text:p>
          </table:table-cell>
          <table:table-cell office:value-type="float" office:value="2770146.122" table:style-name="ce11">
            <text:p>2770146.122</text:p>
          </table:table-cell>
          <table:table-cell office:value-type="string" table:style-name="ce10">
            <text:p>No. 135, Guilin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北市</text:p>
          </table:table-cell>
          <table:table-cell office:value-type="string" table:style-name="ce10">
            <text:p>西門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mending Police Station</text:p>
          </table:table-cell>
          <table:table-cell office:value-type="float" office:value="108" table:style-name="ce11">
            <text:p>108</text:p>
          </table:table-cell>
          <table:table-cell office:value-type="string" table:style-name="ce10">
            <text:p>臺北市萬華區康定路22號</text:p>
          </table:table-cell>
          <table:table-cell office:value-type="string" table:style-name="ce10">
            <text:p>02 23312212</text:p>
          </table:table-cell>
          <table:table-cell office:value-type="float" office:value="300743.37699999998" table:style-name="ce11">
            <text:p>300743.377</text:p>
          </table:table-cell>
          <table:table-cell office:value-type="float" office:value="2770870.0890000002" table:style-name="ce11">
            <text:p>2770870.089</text:p>
          </table:table-cell>
          <table:table-cell office:value-type="string" table:style-name="ce10">
            <text:p>No. 22, Kangding Rd., Wanhua Dist., Taipei City 10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2">
            <text:p>新北市政府警察局</text:p>
          </table:table-cell>
          <table:table-cell table:style-name="ce10"/>
          <table:table-cell office:value-type="string" table:style-name="ce10">
            <text:p>New Taipei City Police Department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府中路32號</text:p>
          </table:table-cell>
          <table:table-cell office:value-type="string" table:style-name="ce10">
            <text:p>02 80725454</text:p>
          </table:table-cell>
          <table:table-cell office:value-type="float" office:value="296378.84000000003" table:style-name="ce14">
            <text:p>296378.840</text:p>
          </table:table-cell>
          <table:table-cell office:value-type="float" office:value="2766885.5060000001" table:style-name="ce11">
            <text:p>2766885.506</text:p>
          </table:table-cell>
          <table:table-cell office:value-type="string" table:style-name="ce10">
            <text:p>No. 32, Fuzhong Rd., Banqiao District, New Taipei City 2200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土城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ucheng Police Precinct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和平路22號</text:p>
          </table:table-cell>
          <table:table-cell office:value-type="string" table:style-name="ce10">
            <text:p>02 <text:s/>22665929</text:p>
          </table:table-cell>
          <table:table-cell office:value-type="float" office:value="294718.90100000001" table:style-name="ce11">
            <text:p>294718.901</text:p>
          </table:table-cell>
          <table:table-cell office:value-type="float" office:value="2762891.102" table:style-name="ce11">
            <text:p>2762891.102</text:p>
          </table:table-cell>
          <table:table-cell office:value-type="string" table:style-name="ce10">
            <text:p>No. 22, Heping Rd., Tucheng Dist., New Taipei City 2367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土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cheng Police Station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和平路22號</text:p>
          </table:table-cell>
          <table:table-cell office:value-type="string" table:style-name="ce10">
            <text:p>02 <text:s/>22656058</text:p>
          </table:table-cell>
          <table:table-cell office:value-type="float" office:value="294718.90100000001" table:style-name="ce11">
            <text:p>294718.901</text:p>
          </table:table-cell>
          <table:table-cell office:value-type="float" office:value="2762891.102" table:style-name="ce11">
            <text:p>2762891.102</text:p>
          </table:table-cell>
          <table:table-cell office:value-type="string" table:style-name="ce10">
            <text:p>No. 22, Heping Rd., Tucheng Dist., New Taipei City 2367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金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cheng Police Station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延吉街318號</text:p>
          </table:table-cell>
          <table:table-cell office:value-type="string" table:style-name="ce10">
            <text:p>02 22633152</text:p>
          </table:table-cell>
          <table:table-cell office:value-type="float" office:value="296794.15999999997" table:style-name="ce14">
            <text:p>296794.160</text:p>
          </table:table-cell>
          <table:table-cell office:value-type="float" office:value="2764095.625" table:style-name="ce11">
            <text:p>2764095.625</text:p>
          </table:table-cell>
          <table:table-cell office:value-type="string" table:style-name="ce10">
            <text:p>No. 318, Yanji St., Tucheng Dist., New Taipei City 23649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廣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fu Police Station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莊園街2號</text:p>
          </table:table-cell>
          <table:table-cell office:value-type="string" table:style-name="ce10">
            <text:p>02 22701588</text:p>
          </table:table-cell>
          <table:table-cell office:value-type="float" office:value="294806.84600000002" table:style-name="ce11">
            <text:p>294806.846</text:p>
          </table:table-cell>
          <table:table-cell office:value-type="float" office:value="2763908.321" table:style-name="ce11">
            <text:p>2763908.321</text:p>
          </table:table-cell>
          <table:table-cell office:value-type="string" table:style-name="ce10">
            <text:p>No. 2, Zhuangyuan St., Tucheng Dist., New Taipei City 236 , Taiwan (R.O.C.)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清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shui Police Station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青雲路220號</text:p>
          </table:table-cell>
          <table:table-cell office:value-type="string" table:style-name="ce10">
            <text:p>02 <text:s/>22615090</text:p>
          </table:table-cell>
          <table:table-cell office:value-type="float" office:value="296327.88699999999" table:style-name="ce11">
            <text:p>296327.887</text:p>
          </table:table-cell>
          <table:table-cell office:value-type="float" office:value="2763784.2289999998" table:style-name="ce11">
            <text:p>2763784.229</text:p>
          </table:table-cell>
          <table:table-cell office:value-type="string" table:style-name="ce10">
            <text:p>No. 220, Qingyun Rd., Tucheng Dist., New Taipei City 2365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頂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pu Police Station</text:p>
          </table:table-cell>
          <table:table-cell office:value-type="float" office:value="236" table:style-name="ce11">
            <text:p>236</text:p>
          </table:table-cell>
          <table:table-cell office:value-type="string" table:style-name="ce10">
            <text:p>新北市土城區中央路4段102號</text:p>
          </table:table-cell>
          <table:table-cell office:value-type="string" table:style-name="ce10">
            <text:p>02 22681220</text:p>
          </table:table-cell>
          <table:table-cell office:value-type="float" office:value="292234.71000000002" table:style-name="ce14">
            <text:p>292234.710</text:p>
          </table:table-cell>
          <table:table-cell office:value-type="float" office:value="2761336.7280000001" table:style-name="ce11">
            <text:p>2761336.728</text:p>
          </table:table-cell>
          <table:table-cell office:value-type="string" table:style-name="ce10">
            <text:p>No. 102, Sec. 4, Zhongyang Rd., Tucheng Dist., New Taipei City 2367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三峽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anxia Precint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中正路1段48號</text:p>
          </table:table-cell>
          <table:table-cell office:value-type="string" table:style-name="ce10">
            <text:p>02 <text:s/>26711796</text:p>
          </table:table-cell>
          <table:table-cell office:value-type="float" office:value="287897.65899999999" table:style-name="ce11">
            <text:p>287897.659</text:p>
          </table:table-cell>
          <table:table-cell office:value-type="float" office:value="2758137.28" table:style-name="ce14">
            <text:p>2758137.280</text:p>
          </table:table-cell>
          <table:table-cell office:value-type="string" table:style-name="ce10">
            <text:p>No. 48, Sec. 1, Zhongzheng Rd., Sanxia Dist., New Taipei City 23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吉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po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中正路2段451號</text:p>
          </table:table-cell>
          <table:table-cell office:value-type="string" table:style-name="ce10">
            <text:p>02 <text:s/>26711278</text:p>
          </table:table-cell>
          <table:table-cell office:value-type="float" office:value="286635.87300000002" table:style-name="ce11">
            <text:p>286635.873</text:p>
          </table:table-cell>
          <table:table-cell office:value-type="float" office:value="2755489.2820000001" table:style-name="ce11">
            <text:p>2755489.282</text:p>
          </table:table-cell>
          <table:table-cell office:value-type="string" table:style-name="ce10">
            <text:p>No. 451, Sec. 2, Zhongzheng Rd., Sanxia Dist., New Taipei City 23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成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fu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成福路84號</text:p>
          </table:table-cell>
          <table:table-cell office:value-type="string" table:style-name="ce10">
            <text:p>02 <text:s/>26726097</text:p>
          </table:table-cell>
          <table:table-cell office:value-type="float" office:value="292480.61" table:style-name="ce14">
            <text:p>292480.610</text:p>
          </table:table-cell>
          <table:table-cell office:value-type="float" office:value="2758067.6239999998" table:style-name="ce11">
            <text:p>2758067.624</text:p>
          </table:table-cell>
          <table:table-cell office:value-type="string" table:style-name="ce10">
            <text:p>No. 84, Chengfu Rd., Sanxia Dist., New Taipei City 237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圳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untou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中正路2段451號</text:p>
          </table:table-cell>
          <table:table-cell office:value-type="string" table:style-name="ce10">
            <text:p>02 <text:s/>26741167</text:p>
          </table:table-cell>
          <table:table-cell office:value-type="float" office:value="286635.87300000002" table:style-name="ce11">
            <text:p>286635.873</text:p>
          </table:table-cell>
          <table:table-cell office:value-type="float" office:value="2755489.2820000001" table:style-name="ce11">
            <text:p>2755489.282</text:p>
          </table:table-cell>
          <table:table-cell office:value-type="string" table:style-name="ce10">
            <text:p><text:s/>No. 451, Sec. 2, Zhongzheng Rd., Sanxia Dist., New Taipei City 23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五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liao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五寮里五寮154號</text:p>
          </table:table-cell>
          <table:table-cell office:value-type="string" table:style-name="ce10">
            <text:p>02 <text:s/>26720283</text:p>
          </table:table-cell>
          <table:table-cell office:value-type="float" office:value="286312.05599999998" table:style-name="ce11">
            <text:p>286312.056</text:p>
          </table:table-cell>
          <table:table-cell office:value-type="float" office:value="2750112.023" table:style-name="ce11">
            <text:p>2750112.023</text:p>
          </table:table-cell>
          <table:table-cell office:value-type="string" table:style-name="ce10">
            <text:p>No. 154, Wuliao, Sanxia Dist., New Taipei City 23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插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jiao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插角里插角67之1號</text:p>
          </table:table-cell>
          <table:table-cell office:value-type="string" table:style-name="ce10">
            <text:p>02 <text:s/>26720121</text:p>
          </table:table-cell>
          <table:table-cell office:value-type="float" office:value="291074.89799999999" table:style-name="ce11">
            <text:p>291074.898</text:p>
          </table:table-cell>
          <table:table-cell office:value-type="float" office:value="2751540.6170000001" table:style-name="ce11">
            <text:p>2751540.617</text:p>
          </table:table-cell>
          <table:table-cell office:value-type="string" table:style-name="ce10">
            <text:p>No. 67-1, Chajiao, Sanxia Dist., New Taipei City 23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湖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shan Station</text:p>
          </table:table-cell>
          <table:table-cell office:value-type="float" office:value="239" table:style-name="ce11">
            <text:p>239</text:p>
          </table:table-cell>
          <table:table-cell office:value-type="string" table:style-name="ce10">
            <text:p>新北市鶯歌區大湖路370號</text:p>
          </table:table-cell>
          <table:table-cell office:value-type="string" table:style-name="ce10">
            <text:p>02 <text:s/>26792474</text:p>
          </table:table-cell>
          <table:table-cell office:value-type="float" office:value="284954.09299999999" table:style-name="ce11">
            <text:p>284954.093</text:p>
          </table:table-cell>
          <table:table-cell office:value-type="float" office:value="2762836.46" table:style-name="ce14">
            <text:p>2762836.460</text:p>
          </table:table-cell>
          <table:table-cell office:value-type="string" table:style-name="ce10">
            <text:p>No. 370, Dahu Rd., Yingge Dist., New Taipei City 239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鳳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ming Station</text:p>
          </table:table-cell>
          <table:table-cell office:value-type="float" office:value="239" table:style-name="ce11">
            <text:p>239</text:p>
          </table:table-cell>
          <table:table-cell office:value-type="string" table:style-name="ce10">
            <text:p>新北市鶯歌區鳳鳴里莒光街20號</text:p>
          </table:table-cell>
          <table:table-cell office:value-type="string" table:style-name="ce10">
            <text:p>02 <text:s/>26789110</text:p>
          </table:table-cell>
          <table:table-cell office:value-type="float" office:value="283561.52500000002" table:style-name="ce11">
            <text:p>283561.525</text:p>
          </table:table-cell>
          <table:table-cell office:value-type="float" office:value="2762084.2179999999" table:style-name="ce11">
            <text:p>2762084.218</text:p>
          </table:table-cell>
          <table:table-cell office:value-type="string" table:style-name="ce10">
            <text:p>No. 20, Juguang St., Yingge Dist., New Taipei City 239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二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qiao Station</text:p>
          </table:table-cell>
          <table:table-cell office:value-type="float" office:value="239" table:style-name="ce11">
            <text:p>239</text:p>
          </table:table-cell>
          <table:table-cell office:value-type="string" table:style-name="ce10">
            <text:p>新北市鶯歌區中正三路6號</text:p>
          </table:table-cell>
          <table:table-cell office:value-type="string" table:style-name="ce10">
            <text:p>02 <text:s/>26781225</text:p>
          </table:table-cell>
          <table:table-cell office:value-type="float" office:value="284228.78999999998" table:style-name="ce14">
            <text:p>284228.790</text:p>
          </table:table-cell>
          <table:table-cell office:value-type="float" office:value="2759430.656" table:style-name="ce11">
            <text:p>2759430.656</text:p>
          </table:table-cell>
          <table:table-cell office:value-type="string" table:style-name="ce10">
            <text:p>No. 6, Zhongzheng 3rd Rd., Yingge Dist., New Taipei City 239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橫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ngXi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介壽路3段49號</text:p>
          </table:table-cell>
          <table:table-cell office:value-type="string" table:style-name="ce10">
            <text:p>02 <text:s/>86761762</text:p>
          </table:table-cell>
          <table:table-cell office:value-type="float" office:value="289939.14500000002" table:style-name="ce11">
            <text:p>289939.145</text:p>
          </table:table-cell>
          <table:table-cell office:value-type="float" office:value="2758902.7949999999" table:style-name="ce11">
            <text:p>2758902.795</text:p>
          </table:table-cell>
          <table:table-cell office:value-type="string" table:style-name="ce10">
            <text:p>No. 49, Sec. 3, Jieshou Rd., Sanxia Dist., New Taipei City 237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鶯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ingge <text:s/>Station</text:p>
          </table:table-cell>
          <table:table-cell office:value-type="float" office:value="239" table:style-name="ce11">
            <text:p>239</text:p>
          </table:table-cell>
          <table:table-cell office:value-type="string" table:style-name="ce10">
            <text:p>新北市鶯歌區中正一路195號</text:p>
          </table:table-cell>
          <table:table-cell office:value-type="string" table:style-name="ce10">
            <text:p>02 <text:s/>26792024</text:p>
          </table:table-cell>
          <table:table-cell office:value-type="float" office:value="285658.44300000003" table:style-name="ce11">
            <text:p>285658.443</text:p>
          </table:table-cell>
          <table:table-cell office:value-type="float" office:value="2761080.0159999998" table:style-name="ce11">
            <text:p>2761080.016</text:p>
          </table:table-cell>
          <table:table-cell office:value-type="string" table:style-name="ce10">
            <text:p>No. 195, Zhongzheng 1st Rd., Yingge Dist., New Taipei City 239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三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xia <text:s/>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民權街38號</text:p>
          </table:table-cell>
          <table:table-cell office:value-type="string" table:style-name="ce10">
            <text:p>02 <text:s/>26711254</text:p>
          </table:table-cell>
          <table:table-cell office:value-type="float" office:value="287333.33100000001" table:style-name="ce11">
            <text:p>287333.331</text:p>
          </table:table-cell>
          <table:table-cell office:value-type="float" office:value="2758488.9580000001" table:style-name="ce11">
            <text:p>2758488.958</text:p>
          </table:table-cell>
          <table:table-cell office:value-type="string" table:style-name="ce10">
            <text:p>No. 38, Minquan St., Sanxia Dist., New Taipei City 237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北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da Station</text:p>
          </table:table-cell>
          <table:table-cell office:value-type="float" office:value="237" table:style-name="ce11">
            <text:p>237</text:p>
          </table:table-cell>
          <table:table-cell office:value-type="string" table:style-name="ce10">
            <text:p>新北市三峽區學成路396號</text:p>
          </table:table-cell>
          <table:table-cell office:value-type="string" table:style-name="ce10">
            <text:p>02 26730561</text:p>
          </table:table-cell>
          <table:table-cell office:value-type="float" office:value="288149.587" table:style-name="ce11">
            <text:p>288149.587</text:p>
          </table:table-cell>
          <table:table-cell office:value-type="float" office:value="2759649.676" table:style-name="ce11">
            <text:p>2759649.676</text:p>
          </table:table-cell>
          <table:table-cell office:value-type="string" table:style-name="ce10">
            <text:p>No. 396, Xuecheng Rd., Sanxia Dist., New Taipei City 237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三重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anchong Police Precinct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重新路3段147號</text:p>
          </table:table-cell>
          <table:table-cell office:value-type="string" table:style-name="ce10">
            <text:p>02 <text:s/>89818900</text:p>
          </table:table-cell>
          <table:table-cell office:value-type="float" office:value="299450.739" table:style-name="ce11">
            <text:p>299450.739</text:p>
          </table:table-cell>
          <table:table-cell office:value-type="float" office:value="2772408.105" table:style-name="ce11">
            <text:p>2772408.105</text:p>
          </table:table-cell>
          <table:table-cell office:value-type="string" table:style-name="ce10">
            <text:p>No.147, Sec.3, Chongxin Rd., Sanchong Dist., New Taipei City 241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永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fu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力行路2段162巷53號</text:p>
          </table:table-cell>
          <table:table-cell office:value-type="string" table:style-name="ce10">
            <text:p>02 <text:s/>22802065</text:p>
          </table:table-cell>
          <table:table-cell office:value-type="float" office:value="298566.77500000002" table:style-name="ce11">
            <text:p>298566.775</text:p>
          </table:table-cell>
          <table:table-cell office:value-type="float" office:value="2774340.6910000001" table:style-name="ce11">
            <text:p>2774340.691</text:p>
          </table:table-cell>
          <table:table-cell office:value-type="string" table:style-name="ce10">
            <text:p>No.53, Ln. 162, Sec. 2, Lixing Rd., Sanchong Dist., New Taipei City 2415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興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si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成功路21號</text:p>
          </table:table-cell>
          <table:table-cell office:value-type="string" table:style-name="ce10">
            <text:p>02 <text:s/>29789513</text:p>
          </table:table-cell>
          <table:table-cell office:value-type="float" office:value="299457.70699999999" table:style-name="ce11">
            <text:p>299457.707</text:p>
          </table:table-cell>
          <table:table-cell office:value-type="float" office:value="2771459.5240000002" table:style-name="ce11">
            <text:p>2771459.524</text:p>
          </table:table-cell>
          <table:table-cell office:value-type="string" table:style-name="ce10">
            <text:p>No.21, Chenggong Rd., Sanchong Dist., New Taipei City 2414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光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mi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過圳街46號</text:p>
          </table:table-cell>
          <table:table-cell office:value-type="string" table:style-name="ce10">
            <text:p>02 <text:s/>29860655</text:p>
          </table:table-cell>
          <table:table-cell office:value-type="float" office:value="299163.98800000001" table:style-name="ce11">
            <text:p>299163.988</text:p>
          </table:table-cell>
          <table:table-cell office:value-type="float" office:value="2772605.895" table:style-name="ce11">
            <text:p>2772605.895</text:p>
          </table:table-cell>
          <table:table-cell office:value-type="string" table:style-name="ce10">
            <text:p>No.46, Guozun St., Sanchong Dist., New Taipei City 241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慈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ihfu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仁愛街519號</text:p>
          </table:table-cell>
          <table:table-cell office:value-type="string" table:style-name="ce10">
            <text:p>02 <text:s/>29815111</text:p>
          </table:table-cell>
          <table:table-cell office:value-type="float" office:value="299144.95299999998" table:style-name="ce11">
            <text:p>299144.953</text:p>
          </table:table-cell>
          <table:table-cell office:value-type="float" office:value="2774976.3489999999" table:style-name="ce11">
            <text:p>2774976.349</text:p>
          </table:table-cell>
          <table:table-cell office:value-type="string" table:style-name="ce10">
            <text:p>No.519, Ren’ai St., Sanchong Dist., New Taipei City 2415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厚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de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三和路3段186號</text:p>
          </table:table-cell>
          <table:table-cell office:value-type="string" table:style-name="ce10">
            <text:p>02 <text:s/>29712064</text:p>
          </table:table-cell>
          <table:table-cell office:value-type="float" office:value="299643.90700000001" table:style-name="ce11">
            <text:p>299643.907</text:p>
          </table:table-cell>
          <table:table-cell office:value-type="float" office:value="2774001.4130000002" table:style-name="ce11">
            <text:p>2774001.413</text:p>
          </table:table-cell>
          <table:table-cell office:value-type="string" table:style-name="ce10">
            <text:p>No.186, Sec. 3, Sanhe Rd., Sanchong Dist., New Taipei City 241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長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tai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仁愛街15號</text:p>
          </table:table-cell>
          <table:table-cell office:value-type="string" table:style-name="ce10">
            <text:p>02 <text:s/>29735094</text:p>
          </table:table-cell>
          <table:table-cell office:value-type="float" office:value="300148.79499999998" table:style-name="ce11">
            <text:p>300148.795</text:p>
          </table:table-cell>
          <table:table-cell office:value-type="float" office:value="2773708.952" table:style-name="ce11">
            <text:p>2773708.952</text:p>
          </table:table-cell>
          <table:table-cell office:value-type="string" table:style-name="ce10">
            <text:p>No.15, Ren’ai St., Sanchong Dist., New Taipei City 24149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三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cho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重新路1段43號</text:p>
          </table:table-cell>
          <table:table-cell office:value-type="string" table:style-name="ce10">
            <text:p>02 <text:s/>29722553</text:p>
          </table:table-cell>
          <table:table-cell office:value-type="float" office:value="300678.31300000002" table:style-name="ce11">
            <text:p>300678.313</text:p>
          </table:table-cell>
          <table:table-cell office:value-type="float" office:value="2772957.36" table:style-name="ce14">
            <text:p>2772957.360</text:p>
          </table:table-cell>
          <table:table-cell office:value-type="string" table:style-name="ce10">
            <text:p>No.43, Sec. 1, Chongxin Rd., Sanchong Dist., New Taipei City 2414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大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to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大同南路155號</text:p>
          </table:table-cell>
          <table:table-cell office:value-type="string" table:style-name="ce10">
            <text:p>02 <text:s/>29723261</text:p>
          </table:table-cell>
          <table:table-cell office:value-type="float" office:value="300108.16499999998" table:style-name="ce11">
            <text:p>300108.165</text:p>
          </table:table-cell>
          <table:table-cell office:value-type="float" office:value="2772135.69" table:style-name="ce14">
            <text:p>2772135.690</text:p>
          </table:table-cell>
          <table:table-cell office:value-type="string" table:style-name="ce10">
            <text:p>No.155, Datong S. Rd., Sanchong Dist., New Taipei City 241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二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cho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重新路5段406號</text:p>
          </table:table-cell>
          <table:table-cell office:value-type="string" table:style-name="ce10">
            <text:p>02 <text:s/>29956794</text:p>
          </table:table-cell>
          <table:table-cell office:value-type="float" office:value="298021.32199999999" table:style-name="ce11">
            <text:p>298021.322</text:p>
          </table:table-cell>
          <table:table-cell office:value-type="float" office:value="2771126.75" table:style-name="ce14">
            <text:p>2771126.750</text:p>
          </table:table-cell>
          <table:table-cell office:value-type="string" table:style-name="ce10">
            <text:p>No.406, Sec. 5, Chongxin Rd., Sanchong Dist., New Taipei City 241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大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ou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大有里中正北路402號</text:p>
          </table:table-cell>
          <table:table-cell office:value-type="string" table:style-name="ce10">
            <text:p>02 <text:s/>89851911</text:p>
          </table:table-cell>
          <table:table-cell office:value-type="float" office:value="297978.82699999999" table:style-name="ce11">
            <text:p>297978.827</text:p>
          </table:table-cell>
          <table:table-cell office:value-type="float" office:value="2773656.3969999999" table:style-name="ce11">
            <text:p>2773656.397</text:p>
          </table:table-cell>
          <table:table-cell office:value-type="string" table:style-name="ce10">
            <text:p>No.402, Zhongzheng N. Rd., Sanchong Dist., New Taipei City 2416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重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yang Police Station</text:p>
          </table:table-cell>
          <table:table-cell office:value-type="float" office:value="241" table:style-name="ce11">
            <text:p>241</text:p>
          </table:table-cell>
          <table:table-cell office:value-type="string" table:style-name="ce10">
            <text:p>新北市三重區集賢路163號</text:p>
          </table:table-cell>
          <table:table-cell office:value-type="string" table:style-name="ce10">
            <text:p>02 <text:s/>82879727</text:p>
          </table:table-cell>
          <table:table-cell office:value-type="float" office:value="299212.679" table:style-name="ce11">
            <text:p>299212.679</text:p>
          </table:table-cell>
          <table:table-cell office:value-type="float" office:value="2775748.3080000002" table:style-name="ce11">
            <text:p>2775748.308</text:p>
          </table:table-cell>
          <table:table-cell office:value-type="string" table:style-name="ce10">
            <text:p>No.163, Jixian Rd., Sanchong Dist., New Taipei City 2415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中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onghe Police Precinct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圓通路30號</text:p>
          </table:table-cell>
          <table:table-cell office:value-type="string" table:style-name="ce10">
            <text:p>02 22498950</text:p>
          </table:table-cell>
          <table:table-cell office:value-type="float" office:value="300574.02" table:style-name="ce14">
            <text:p>300574.020</text:p>
          </table:table-cell>
          <table:table-cell office:value-type="float" office:value="2765641.5090000001" table:style-name="ce11">
            <text:p>2765641.509</text:p>
          </table:table-cell>
          <table:table-cell office:value-type="string" table:style-name="ce10">
            <text:p>No. 30, Yuantong Rd., Zhonghe Dist., New Taipei City 2350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he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中和路102之1號</text:p>
          </table:table-cell>
          <table:table-cell office:value-type="string" table:style-name="ce10">
            <text:p>02 22492624</text:p>
          </table:table-cell>
          <table:table-cell office:value-type="float" office:value="300719.37599999999" table:style-name="ce11">
            <text:p>300719.376</text:p>
          </table:table-cell>
          <table:table-cell office:value-type="float" office:value="2765833.7829999998" table:style-name="ce11">
            <text:p>2765833.783</text:p>
          </table:table-cell>
          <table:table-cell office:value-type="string" table:style-name="ce10">
            <text:p>No. 102-1, Zhonghe Rd., Zhonghe Dist., New Taipei City 2357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安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ping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中安街175號</text:p>
          </table:table-cell>
          <table:table-cell office:value-type="string" table:style-name="ce10">
            <text:p>02 29264139</text:p>
          </table:table-cell>
          <table:table-cell office:value-type="float" office:value="301590.08600000001" table:style-name="ce11">
            <text:p>301590.086</text:p>
          </table:table-cell>
          <table:table-cell office:value-type="float" office:value="2765896.63" table:style-name="ce14">
            <text:p>2765896.630</text:p>
          </table:table-cell>
          <table:table-cell office:value-type="string" table:style-name="ce10">
            <text:p>No. 175, Zhongan St., Zhonghe Dist., New Taipei City 235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秀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ushan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成功路139號</text:p>
          </table:table-cell>
          <table:table-cell office:value-type="string" table:style-name="ce10">
            <text:p>02 29402114</text:p>
          </table:table-cell>
          <table:table-cell office:value-type="float" office:value="303097.29800000001" table:style-name="ce11">
            <text:p>303097.298</text:p>
          </table:table-cell>
          <table:table-cell office:value-type="float" office:value="2764825.1919999998" table:style-name="ce11">
            <text:p>2764825.192</text:p>
          </table:table-cell>
          <table:table-cell office:value-type="string" table:style-name="ce10">
            <text:p>No. 139, Chenggong Rd., Zhonghe Dist., New Taipei City 2358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南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shi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南山路322號</text:p>
          </table:table-cell>
          <table:table-cell office:value-type="string" table:style-name="ce10">
            <text:p>02 29419445</text:p>
          </table:table-cell>
          <table:table-cell office:value-type="float" office:value="301277.08399999997" table:style-name="ce11">
            <text:p>301277.084</text:p>
          </table:table-cell>
          <table:table-cell office:value-type="float" office:value="2764380.727" table:style-name="ce11">
            <text:p>2764380.727</text:p>
          </table:table-cell>
          <table:table-cell office:value-type="string" table:style-name="ce10">
            <text:p>No. 322, Nanshan Rd., Zhonghe Dist., New Taipei City 2357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景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'an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復興路276號</text:p>
          </table:table-cell>
          <table:table-cell office:value-type="string" table:style-name="ce10">
            <text:p>02 22436955</text:p>
          </table:table-cell>
          <table:table-cell office:value-type="float" office:value="300744.64500000002" table:style-name="ce11">
            <text:p>300744.645</text:p>
          </table:table-cell>
          <table:table-cell office:value-type="float" office:value="2764817.3769999999" table:style-name="ce11">
            <text:p>2764817.377</text:p>
          </table:table-cell>
          <table:table-cell office:value-type="string" table:style-name="ce10">
            <text:p>No. 276, Fuxing Rd., Zhonghe Dist., New Taipei City 2356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國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guang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莒光路160號</text:p>
          </table:table-cell>
          <table:table-cell office:value-type="string" table:style-name="ce10">
            <text:p>02 29569805</text:p>
          </table:table-cell>
          <table:table-cell office:value-type="float" office:value="297696.728" table:style-name="ce11">
            <text:p>297696.728</text:p>
          </table:table-cell>
          <table:table-cell office:value-type="float" office:value="2765915.8459999999" table:style-name="ce11">
            <text:p>2765915.846</text:p>
          </table:table-cell>
          <table:table-cell office:value-type="string" table:style-name="ce10">
            <text:p>No. 160, Juguang Rd., Zhonghe Dist., New Taipei City 235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錦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he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中正路275號1樓</text:p>
          </table:table-cell>
          <table:table-cell office:value-type="string" table:style-name="ce10">
            <text:p>02 22482551</text:p>
          </table:table-cell>
          <table:table-cell office:value-type="float" office:value="300026.005" table:style-name="ce11">
            <text:p>300026.005</text:p>
          </table:table-cell>
          <table:table-cell office:value-type="float" office:value="2765167.0780000002" table:style-name="ce11">
            <text:p>2765167.078</text:p>
          </table:table-cell>
          <table:table-cell office:value-type="string" table:style-name="ce10">
            <text:p>1F., No. 275, Zhongzheng Rd., Zhonghe Dist., New Taipei City 23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yuan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立德街60號</text:p>
          </table:table-cell>
          <table:table-cell office:value-type="string" table:style-name="ce10">
            <text:p>02 22213029</text:p>
          </table:table-cell>
          <table:table-cell office:value-type="float" office:value="299286.54700000002" table:style-name="ce11">
            <text:p>299286.547</text:p>
          </table:table-cell>
          <table:table-cell office:value-type="float" office:value="2766710.466" table:style-name="ce11">
            <text:p>2766710.466</text:p>
          </table:table-cell>
          <table:table-cell office:value-type="string" table:style-name="ce10">
            <text:p>No. 60, Lide St., Zhonghe Dist., New Taipei City 2358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積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-sui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員山路471號</text:p>
          </table:table-cell>
          <table:table-cell office:value-type="string" table:style-name="ce10">
            <text:p>02 22268955</text:p>
          </table:table-cell>
          <table:table-cell office:value-type="float" office:value="298464.71399999998" table:style-name="ce11">
            <text:p>298464.714</text:p>
          </table:table-cell>
          <table:table-cell office:value-type="float" office:value="2766397.1639999999" table:style-name="ce11">
            <text:p>2766397.164</text:p>
          </table:table-cell>
          <table:table-cell office:value-type="string" table:style-name="ce10">
            <text:p>No. 471, Yuanshan Rd., Zhonghe Dist., New Taipei City 2354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員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anshan Police Station</text:p>
          </table:table-cell>
          <table:table-cell office:value-type="float" office:value="235" table:style-name="ce11">
            <text:p>235</text:p>
          </table:table-cell>
          <table:table-cell office:value-type="string" table:style-name="ce10">
            <text:p>新北市中和區員山路235巷1號</text:p>
          </table:table-cell>
          <table:table-cell office:value-type="string" table:style-name="ce10">
            <text:p>02 22237295</text:p>
          </table:table-cell>
          <table:table-cell office:value-type="float" office:value="298544.61099999998" table:style-name="ce11">
            <text:p>298544.611</text:p>
          </table:table-cell>
          <table:table-cell office:value-type="float" office:value="2765670.8229999999" table:style-name="ce11">
            <text:p>2765670.823</text:p>
          </table:table-cell>
          <table:table-cell office:value-type="string" table:style-name="ce10">
            <text:p>No. 1, Ln. 235, Yuanshan Rd., Zhonghe Dist., New Taipei City 2354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板橋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anqiao Police Precinct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文化路1段52號</text:p>
          </table:table-cell>
          <table:table-cell office:value-type="string" table:style-name="ce10">
            <text:p>02 80725454</text:p>
          </table:table-cell>
          <table:table-cell office:value-type="float" office:value="296435.85600000003" table:style-name="ce11">
            <text:p>296435.856</text:p>
          </table:table-cell>
          <table:table-cell office:value-type="float" office:value="2767222.4190000002" table:style-name="ce11">
            <text:p>2767222.419</text:p>
          </table:table-cell>
          <table:table-cell office:value-type="string" table:style-name="ce10">
            <text:p>No. 52, Sec. 1, Wenhua Rd., Banqiao Dist., New Taipei City 2205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沙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lun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溪北路111號</text:p>
          </table:table-cell>
          <table:table-cell office:value-type="string" table:style-name="ce10">
            <text:p>02 26812741</text:p>
          </table:table-cell>
          <table:table-cell office:value-type="float" office:value="293457.96899999998" table:style-name="ce11">
            <text:p>293457.969</text:p>
          </table:table-cell>
          <table:table-cell office:value-type="float" office:value="2764572.3289999999" table:style-name="ce11">
            <text:p>2764572.329</text:p>
          </table:table-cell>
          <table:table-cell office:value-type="string" table:style-name="ce10">
            <text:p>No. 111, Xibei Rd., Banqiao Dist., New Taipei City 2207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大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guan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大觀路2段127號</text:p>
          </table:table-cell>
          <table:table-cell office:value-type="string" table:style-name="ce10">
            <text:p>02 22752477</text:p>
          </table:table-cell>
          <table:table-cell office:value-type="float" office:value="295013.82799999998" table:style-name="ce11">
            <text:p>295013.828</text:p>
          </table:table-cell>
          <table:table-cell office:value-type="float" office:value="2765989.8319999999" table:style-name="ce11">
            <text:p>2765989.832</text:p>
          </table:table-cell>
          <table:table-cell office:value-type="string" table:style-name="ce10">
            <text:p>No. 127, Sec. 2, Daguan Rd., Banqiao Dist., New Taipei City 2205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後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pu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成都街22號</text:p>
          </table:table-cell>
          <table:table-cell office:value-type="string" table:style-name="ce10">
            <text:p>02 29615964</text:p>
          </table:table-cell>
          <table:table-cell office:value-type="float" office:value="296519.24699999997" table:style-name="ce11">
            <text:p>296519.247</text:p>
          </table:table-cell>
          <table:table-cell office:value-type="float" office:value="2766385.426" table:style-name="ce11">
            <text:p>2766385.426</text:p>
          </table:table-cell>
          <table:table-cell office:value-type="string" table:style-name="ce10">
            <text:p>No. 22, Chengdu St., Banqiao Dist., New Taipei City 2206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板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nqiao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北門街17號</text:p>
          </table:table-cell>
          <table:table-cell office:value-type="string" table:style-name="ce10">
            <text:p>02 29699664</text:p>
          </table:table-cell>
          <table:table-cell office:value-type="float" office:value="296111.35100000002" table:style-name="ce11">
            <text:p>296111.351</text:p>
          </table:table-cell>
          <table:table-cell office:value-type="float" office:value="2767074.2250000001" table:style-name="ce11">
            <text:p>2767074.225</text:p>
          </table:table-cell>
          <table:table-cell office:value-type="string" table:style-name="ce10">
            <text:p>No. 17, Beimen St., Banqiao Dist., New Taipei City 22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信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yi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廣權路28號</text:p>
          </table:table-cell>
          <table:table-cell office:value-type="string" table:style-name="ce10">
            <text:p>02 <text:s/>29592317</text:p>
          </table:table-cell>
          <table:table-cell office:value-type="float" office:value="296640.92" table:style-name="ce14">
            <text:p>296640.920</text:p>
          </table:table-cell>
          <table:table-cell office:value-type="float" office:value="2764892.5010000002" table:style-name="ce11">
            <text:p>2764892.501</text:p>
          </table:table-cell>
          <table:table-cell office:value-type="string" table:style-name="ce10">
            <text:p>No. 28, Guangquan Rd., Banqiao Dist., New Taipei City 2206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樹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hulin Police Precinct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保安街1段283號</text:p>
          </table:table-cell>
          <table:table-cell office:value-type="string" table:style-name="ce10">
            <text:p>02 <text:s/>26812101</text:p>
          </table:table-cell>
          <table:table-cell office:value-type="float" office:value="292278.40100000001" table:style-name="ce11">
            <text:p>292278.401</text:p>
          </table:table-cell>
          <table:table-cell office:value-type="float" office:value="2765501.3849999998" table:style-name="ce11">
            <text:p>2765501.385</text:p>
          </table:table-cell>
          <table:table-cell office:value-type="string" table:style-name="ce10">
            <text:p>No. 283, Sec. 1, Bao’an St., Shulin Dist., New Taipei City 238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柑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yaun Police Station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佳園路3段20號</text:p>
          </table:table-cell>
          <table:table-cell office:value-type="string" table:style-name="ce10">
            <text:p>02 <text:s/>26801075</text:p>
          </table:table-cell>
          <table:table-cell office:value-type="float" office:value="289166.984" table:style-name="ce11">
            <text:p>289166.984</text:p>
          </table:table-cell>
          <table:table-cell office:value-type="float" office:value="2760765.3840000001" table:style-name="ce11">
            <text:p>2760765.384</text:p>
          </table:table-cell>
          <table:table-cell office:value-type="string" table:style-name="ce10">
            <text:p>No. 20, Sec. 3, Jiayuan Rd., Shulin Dist., New Taipei City 2385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山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jia Police Station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中山路3段38號</text:p>
          </table:table-cell>
          <table:table-cell office:value-type="string" table:style-name="ce10">
            <text:p>02 <text:s/>26806114</text:p>
          </table:table-cell>
          <table:table-cell office:value-type="float" office:value="289866.68800000002" table:style-name="ce11">
            <text:p>289866.688</text:p>
          </table:table-cell>
          <table:table-cell office:value-type="float" office:value="2762808.5580000002" table:style-name="ce11">
            <text:p>2762808.558</text:p>
          </table:table-cell>
          <table:table-cell office:value-type="string" table:style-name="ce10">
            <text:p>No. 38, Sec. 3, Zhongshan Rd., Shulin Dist., New Taipei City 2385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三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fu Police Station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三福街72號</text:p>
          </table:table-cell>
          <table:table-cell office:value-type="string" table:style-name="ce10">
            <text:p>02 <text:s/>26894108</text:p>
          </table:table-cell>
          <table:table-cell office:value-type="float" office:value="290840.49599999998" table:style-name="ce11">
            <text:p>290840.496</text:p>
          </table:table-cell>
          <table:table-cell office:value-type="float" office:value="2767645.7429999998" table:style-name="ce11">
            <text:p>2767645.743</text:p>
          </table:table-cell>
          <table:table-cell office:value-type="string" table:style-name="ce10">
            <text:p>No. 72, Sanfu St., Shulin Dist., New Taipei City 2387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樹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lin Police Station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鎮前街35號</text:p>
          </table:table-cell>
          <table:table-cell office:value-type="string" table:style-name="ce10">
            <text:p>02 <text:s/>26812034</text:p>
          </table:table-cell>
          <table:table-cell office:value-type="float" office:value="292955.446" table:style-name="ce11">
            <text:p>292955.446</text:p>
          </table:table-cell>
          <table:table-cell office:value-type="float" office:value="2764952.66" table:style-name="ce14">
            <text:p>2764952.660</text:p>
          </table:table-cell>
          <table:table-cell office:value-type="string" table:style-name="ce10">
            <text:p>No. 35, Zhenqian St., Shulin Dist., New Taipei City 238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彭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engcuo Police Station</text:p>
          </table:table-cell>
          <table:table-cell office:value-type="float" office:value="238" table:style-name="ce11">
            <text:p>238</text:p>
          </table:table-cell>
          <table:table-cell office:value-type="string" table:style-name="ce10">
            <text:p>新北市樹林區國凱街65號</text:p>
          </table:table-cell>
          <table:table-cell office:value-type="string" table:style-name="ce10">
            <text:p>02 86868077</text:p>
          </table:table-cell>
          <table:table-cell office:value-type="float" office:value="292622.652" table:style-name="ce11">
            <text:p>292622.652</text:p>
          </table:table-cell>
          <table:table-cell office:value-type="float" office:value="2763611.4780000001" table:style-name="ce11">
            <text:p>2763611.478</text:p>
          </table:table-cell>
          <table:table-cell office:value-type="string" table:style-name="ce10">
            <text:p>No. 65, Guokai St., Shulin Dist., New Taipei City 238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永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onghe Police Precinct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竹林路198號</text:p>
          </table:table-cell>
          <table:table-cell office:value-type="string" table:style-name="ce10">
            <text:p>02 <text:s/>29213119</text:p>
          </table:table-cell>
          <table:table-cell office:value-type="float" office:value="302524.36599999998" table:style-name="ce11">
            <text:p>302524.366</text:p>
          </table:table-cell>
          <table:table-cell office:value-type="float" office:value="2766936.9580000001" table:style-name="ce11">
            <text:p>2766936.958</text:p>
          </table:table-cell>
          <table:table-cell office:value-type="string" table:style-name="ce10">
            <text:p>No. 198, Zhulin Rd., Yonghe District, New Taipei City 2344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得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he Police Station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民權路51號</text:p>
          </table:table-cell>
          <table:table-cell office:value-type="string" table:style-name="ce10">
            <text:p>02 <text:s/>29451969</text:p>
          </table:table-cell>
          <table:table-cell office:value-type="float" office:value="302497.272" table:style-name="ce11">
            <text:p>302497.272</text:p>
          </table:table-cell>
          <table:table-cell office:value-type="float" office:value="2765553.824" table:style-name="ce11">
            <text:p>2765553.824</text:p>
          </table:table-cell>
          <table:table-cell office:value-type="string" table:style-name="ce10">
            <text:p>No. 51,Minquan Rd., Yonghe District, New Taipei City 2345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正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engqiao Police Station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竹林路198號1樓</text:p>
          </table:table-cell>
          <table:table-cell office:value-type="string" table:style-name="ce10">
            <text:p>02 <text:s/>29215119</text:p>
          </table:table-cell>
          <table:table-cell office:value-type="float" office:value="302524.36599999998" table:style-name="ce11">
            <text:p>302524.366</text:p>
          </table:table-cell>
          <table:table-cell office:value-type="float" office:value="2766936.9580000001" table:style-name="ce11">
            <text:p>2766936.958</text:p>
          </table:table-cell>
          <table:table-cell office:value-type="string" table:style-name="ce10">
            <text:p>1F., No. 198, Zhulin Rd., Yonghe Dist., New Taipei City 23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新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sheng Police Station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仁愛路187號</text:p>
          </table:table-cell>
          <table:table-cell office:value-type="string" table:style-name="ce10">
            <text:p>02 <text:s/>29217119</text:p>
          </table:table-cell>
          <table:table-cell office:value-type="float" office:value="301500.73200000002" table:style-name="ce11">
            <text:p>301500.732</text:p>
          </table:table-cell>
          <table:table-cell office:value-type="float" office:value="2767268.91" table:style-name="ce14">
            <text:p>2767268.910</text:p>
          </table:table-cell>
          <table:table-cell office:value-type="string" table:style-name="ce10">
            <text:p>No.187, Renai Rd., Yonghe District, New Taipei City 234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秀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ulang Police Station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永利路73號</text:p>
          </table:table-cell>
          <table:table-cell office:value-type="string" table:style-name="ce10">
            <text:p>02 <text:s/>29251130</text:p>
          </table:table-cell>
          <table:table-cell office:value-type="float" office:value="302594.74699999997" table:style-name="ce11">
            <text:p>302594.747</text:p>
          </table:table-cell>
          <table:table-cell office:value-type="float" office:value="2766299.324" table:style-name="ce11">
            <text:p>2766299.324</text:p>
          </table:table-cell>
          <table:table-cell office:value-type="string" table:style-name="ce10">
            <text:p>No.73, Yongli Rd., Yonghe District, New Taipei City 2345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永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he Police Station</text:p>
          </table:table-cell>
          <table:table-cell office:value-type="float" office:value="234" table:style-name="ce11">
            <text:p>234</text:p>
          </table:table-cell>
          <table:table-cell office:value-type="string" table:style-name="ce10">
            <text:p>新北市永和區安樂路344號</text:p>
          </table:table-cell>
          <table:table-cell office:value-type="string" table:style-name="ce10">
            <text:p>02 <text:s/>29214229</text:p>
          </table:table-cell>
          <table:table-cell office:value-type="float" office:value="301933.98300000001" table:style-name="ce11">
            <text:p>301933.983</text:p>
          </table:table-cell>
          <table:table-cell office:value-type="float" office:value="2766566.2949999999" table:style-name="ce11">
            <text:p>2766566.295</text:p>
          </table:table-cell>
          <table:table-cell office:value-type="string" table:style-name="ce10">
            <text:p>No.344, Anle Rd., Yonghe District, New Taipei City 234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汐止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zhi Police Precinct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大同路2段459號</text:p>
          </table:table-cell>
          <table:table-cell office:value-type="string" table:style-name="ce10">
            <text:p>02 <text:s/>26412610</text:p>
          </table:table-cell>
          <table:table-cell office:value-type="float" office:value="316608.25400000002" table:style-name="ce11">
            <text:p>316608.254</text:p>
          </table:table-cell>
          <table:table-cell office:value-type="float" office:value="2773490.2850000001" table:style-name="ce11">
            <text:p>2773490.285</text:p>
          </table:table-cell>
          <table:table-cell office:value-type="string" table:style-name="ce10">
            <text:p>No. 459, Sec. 2, Datong Rd., Xizhi Dist., New Taipei City 2217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東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ng Shan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汐平路2段68號</text:p>
          </table:table-cell>
          <table:table-cell office:value-type="string" table:style-name="ce10">
            <text:p>02 <text:s/>26415841</text:p>
          </table:table-cell>
          <table:table-cell office:value-type="float" office:value="320514.70600000001" table:style-name="ce11">
            <text:p>320514.706</text:p>
          </table:table-cell>
          <table:table-cell office:value-type="float" office:value="2772682.68" table:style-name="ce14">
            <text:p>2772682.680</text:p>
          </table:table-cell>
          <table:table-cell office:value-type="string" table:style-name="ce10">
            <text:p>No. 68, Sec. 2, Xiping Rd., Xizhi Dist., New Taipei City 2217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烘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ng Nei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汐萬路2段230號</text:p>
          </table:table-cell>
          <table:table-cell office:value-type="string" table:style-name="ce10">
            <text:p>02 <text:s/>26462564</text:p>
          </table:table-cell>
          <table:table-cell office:value-type="float" office:value="315238.23599999998" table:style-name="ce11">
            <text:p>315238.236</text:p>
          </table:table-cell>
          <table:table-cell office:value-type="float" office:value="2775729.86" table:style-name="ce14">
            <text:p>2775729.860</text:p>
          </table:table-cell>
          <table:table-cell office:value-type="string" table:style-name="ce10">
            <text:p>No. 230, Sec. 2, Xiwan Rd., Xizhi Dist., New Taipei City 2217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長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qing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長青路188巷1之1號</text:p>
          </table:table-cell>
          <table:table-cell office:value-type="string" table:style-name="ce10">
            <text:p>02 <text:s/>26451281</text:p>
          </table:table-cell>
          <table:table-cell office:value-type="float" office:value="311098.57299999997" table:style-name="ce11">
            <text:p>311098.573</text:p>
          </table:table-cell>
          <table:table-cell office:value-type="float" office:value="2778228.9079999998" table:style-name="ce11">
            <text:p>2778228.908</text:p>
          </table:table-cell>
          <table:table-cell office:value-type="string" table:style-name="ce10">
            <text:p>No. 1-1, Ln. 188, Changqing Rd., Xizhi Dist., New Taipei City 2217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橫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ng Ke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民權街2段87號</text:p>
          </table:table-cell>
          <table:table-cell office:value-type="string" table:style-name="ce10">
            <text:p>02 <text:s/>26401237</text:p>
          </table:table-cell>
          <table:table-cell office:value-type="float" office:value="312481.32400000002" table:style-name="ce11">
            <text:p>312481.324</text:p>
          </table:table-cell>
          <table:table-cell office:value-type="float" office:value="2771199.216" table:style-name="ce11">
            <text:p>2771199.216</text:p>
          </table:table-cell>
          <table:table-cell office:value-type="string" table:style-name="ce10">
            <text:p>No. 87, Sec. 2, Minquan St., Xizhi Dist., New Taipei City 2214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社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 Hou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中興路108號</text:p>
          </table:table-cell>
          <table:table-cell office:value-type="string" table:style-name="ce10">
            <text:p>02 <text:s/>26942819</text:p>
          </table:table-cell>
          <table:table-cell office:value-type="float" office:value="313906.43699999998" table:style-name="ce11">
            <text:p>313906.437</text:p>
          </table:table-cell>
          <table:table-cell office:value-type="float" office:value="2772987.4270000001" table:style-name="ce11">
            <text:p>2772987.427</text:p>
          </table:table-cell>
          <table:table-cell office:value-type="string" table:style-name="ce10">
            <text:p>No. 108, Zhongxing Rd., Xizhi Dist., New Taipei City 2216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 An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大同路3段99號</text:p>
          </table:table-cell>
          <table:table-cell office:value-type="string" table:style-name="ce10">
            <text:p>02 <text:s/>86482618</text:p>
          </table:table-cell>
          <table:table-cell office:value-type="float" office:value="317399.739" table:style-name="ce11">
            <text:p>317399.739</text:p>
          </table:table-cell>
          <table:table-cell office:value-type="float" office:value="2774532.5350000001" table:style-name="ce11">
            <text:p>2774532.535</text:p>
          </table:table-cell>
          <table:table-cell office:value-type="string" table:style-name="ce10">
            <text:p>No. 99, Sec. 3, Datong Rd., Xizhi Dist., New Taipei City 2217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汐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zhi Police Station</text:p>
          </table:table-cell>
          <table:table-cell office:value-type="float" office:value="221" table:style-name="ce11">
            <text:p>221</text:p>
          </table:table-cell>
          <table:table-cell office:value-type="string" table:style-name="ce10">
            <text:p>新北市汐止區民生街1號</text:p>
          </table:table-cell>
          <table:table-cell office:value-type="string" table:style-name="ce10">
            <text:p>02 <text:s/>26412827</text:p>
          </table:table-cell>
          <table:table-cell office:value-type="float" office:value="316612.565" table:style-name="ce11">
            <text:p>316612.565</text:p>
          </table:table-cell>
          <table:table-cell office:value-type="float" office:value="2773495.7340000002" table:style-name="ce11">
            <text:p>2773495.734</text:p>
          </table:table-cell>
          <table:table-cell office:value-type="string" table:style-name="ce10">
            <text:p>No. 1, Minsheng St., Xizhi Dist., New Taipei City 221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淡水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amsui Police Precinct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中正路229號</text:p>
          </table:table-cell>
          <table:table-cell office:value-type="string" table:style-name="ce10">
            <text:p>02 26224330</text:p>
          </table:table-cell>
          <table:table-cell office:value-type="float" office:value="294012.93900000001" table:style-name="ce11">
            <text:p>294012.939</text:p>
          </table:table-cell>
          <table:table-cell office:value-type="float" office:value="2784967.4950000001" table:style-name="ce11">
            <text:p>2784967.495</text:p>
          </table:table-cell>
          <table:table-cell office:value-type="string" table:style-name="ce10">
            <text:p>No. 229, Zhongzheng Rd., Tamsui Dist., New Taipei City 2515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水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iyuan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北新路2段19號</text:p>
          </table:table-cell>
          <table:table-cell office:value-type="string" table:style-name="ce10">
            <text:p>02 <text:s/>26200534</text:p>
          </table:table-cell>
          <table:table-cell office:value-type="float" office:value="298182.99900000001" table:style-name="ce11">
            <text:p>298182.999</text:p>
          </table:table-cell>
          <table:table-cell office:value-type="float" office:value="2786446.7859999998" table:style-name="ce11">
            <text:p>2786446.786</text:p>
          </table:table-cell>
          <table:table-cell office:value-type="string" table:style-name="ce10">
            <text:p>No. 19, Sec. 2, Beixin Rd., Tamsui Dist., New Taipei City 25169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興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ren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興仁路93號</text:p>
          </table:table-cell>
          <table:table-cell office:value-type="string" table:style-name="ce10">
            <text:p>02 <text:s/>26236399</text:p>
          </table:table-cell>
          <table:table-cell office:value-type="float" office:value="295528.42200000002" table:style-name="ce11">
            <text:p>295528.422</text:p>
          </table:table-cell>
          <table:table-cell office:value-type="float" office:value="2789972.3459999999" table:style-name="ce11">
            <text:p>2789972.346</text:p>
          </table:table-cell>
          <table:table-cell office:value-type="string" table:style-name="ce10">
            <text:p>No. 93, Xingren Rd., Tamsui Dist., New Taipei City 2517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賢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nxiao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淡金路5段72號</text:p>
          </table:table-cell>
          <table:table-cell office:value-type="string" table:style-name="ce10">
            <text:p>02 <text:s/>28011505</text:p>
          </table:table-cell>
          <table:table-cell office:value-type="float" office:value="295809.88500000001" table:style-name="ce11">
            <text:p>295809.885</text:p>
          </table:table-cell>
          <table:table-cell office:value-type="float" office:value="2791722" table:style-name="ce14">
            <text:p>2791722.000</text:p>
          </table:table-cell>
          <table:table-cell office:value-type="string" table:style-name="ce10">
            <text:p>No. 72, Sec. 5, Danjin Rd., Tamsui Dist., New Taipei City 251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後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cuo Police Station</text:p>
          </table:table-cell>
          <table:table-cell office:value-type="float" office:value="252" table:style-name="ce11">
            <text:p>252</text:p>
          </table:table-cell>
          <table:table-cell office:value-type="string" table:style-name="ce10">
            <text:p>新北市三芝區後厝里北勢子45之32號</text:p>
          </table:table-cell>
          <table:table-cell office:value-type="string" table:style-name="ce10">
            <text:p>02 <text:s/>26362052</text:p>
          </table:table-cell>
          <table:table-cell office:value-type="float" office:value="297273.89299999998" table:style-name="ce11">
            <text:p>297273.893</text:p>
          </table:table-cell>
          <table:table-cell office:value-type="float" office:value="2793658.7349999999" table:style-name="ce11">
            <text:p>2793658.735</text:p>
          </table:table-cell>
          <table:table-cell office:value-type="string" table:style-name="ce10">
            <text:p>No. 32, Aly. 45, Beishizi, Sanzhi Dist.Houcuo Vil, New Taipei City 25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興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hua Police Station</text:p>
          </table:table-cell>
          <table:table-cell office:value-type="float" office:value="252" table:style-name="ce11">
            <text:p>252</text:p>
          </table:table-cell>
          <table:table-cell office:value-type="string" table:style-name="ce10">
            <text:p>新北市三芝區興華里田心子1號</text:p>
          </table:table-cell>
          <table:table-cell office:value-type="string" table:style-name="ce10">
            <text:p>02 <text:s/>26371851</text:p>
          </table:table-cell>
          <table:table-cell office:value-type="float" office:value="300600.41700000002" table:style-name="ce11">
            <text:p>300600.417</text:p>
          </table:table-cell>
          <table:table-cell office:value-type="float" office:value="2788543.9130000002" table:style-name="ce11">
            <text:p>2788543.913</text:p>
          </table:table-cell>
          <table:table-cell office:value-type="string" table:style-name="ce10">
            <text:p>No. 1, Tianxinzi, <text:s/>Sanzhi Dist.Xingnan Vil, New Taipei City 252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三芝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anzhi Police Station</text:p>
          </table:table-cell>
          <table:table-cell office:value-type="float" office:value="252" table:style-name="ce11">
            <text:p>252</text:p>
          </table:table-cell>
          <table:table-cell office:value-type="string" table:style-name="ce10">
            <text:p>新北市三芝區育英街27號</text:p>
          </table:table-cell>
          <table:table-cell office:value-type="string" table:style-name="ce10">
            <text:p>02 <text:s/>26362049</text:p>
          </table:table-cell>
          <table:table-cell office:value-type="float" office:value="300476.25799999997" table:style-name="ce11">
            <text:p>300476.258</text:p>
          </table:table-cell>
          <table:table-cell office:value-type="float" office:value="2794383.551" table:style-name="ce11">
            <text:p>2794383.551</text:p>
          </table:table-cell>
          <table:table-cell office:value-type="string" table:style-name="ce10">
            <text:p>No. 27, Yuying St., Sanzhi Dist., New Taipei City 25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正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eng Road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中正路320號</text:p>
          </table:table-cell>
          <table:table-cell office:value-type="string" table:style-name="ce10">
            <text:p>02 <text:s/>26212752</text:p>
          </table:table-cell>
          <table:table-cell office:value-type="float" office:value="294008.02500000002" table:style-name="ce11">
            <text:p>294008.025</text:p>
          </table:table-cell>
          <table:table-cell office:value-type="float" office:value="2784990.8509999998" table:style-name="ce11">
            <text:p>2784990.851</text:p>
          </table:table-cell>
          <table:table-cell office:value-type="string" table:style-name="ce10">
            <text:p>No. 320, Zhongzheng Rd., Tamsui Dist., New Taipei City 2517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Road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中正東路40號</text:p>
          </table:table-cell>
          <table:table-cell office:value-type="string" table:style-name="ce10">
            <text:p>02 <text:s/>26212753</text:p>
          </table:table-cell>
          <table:table-cell office:value-type="float" office:value="295343.114" table:style-name="ce11">
            <text:p>295343.114</text:p>
          </table:table-cell>
          <table:table-cell office:value-type="float" office:value="2784153.1869999999" table:style-name="ce11">
            <text:p>2784153.187</text:p>
          </table:table-cell>
          <table:table-cell office:value-type="string" table:style-name="ce10">
            <text:p>No. 40, Zhongzheng E. Rd., Tamsui Dist., New Taipei City 2514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竹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wei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民權路32號</text:p>
          </table:table-cell>
          <table:table-cell office:value-type="string" table:style-name="ce10">
            <text:p>02 <text:s/>28092831</text:p>
          </table:table-cell>
          <table:table-cell office:value-type="float" office:value="296360.96999999997" table:style-name="ce14">
            <text:p>296360.970</text:p>
          </table:table-cell>
          <table:table-cell office:value-type="float" office:value="2781079.4980000001" table:style-name="ce11">
            <text:p>2781079.498</text:p>
          </table:table-cell>
          <table:table-cell office:value-type="string" table:style-name="ce10">
            <text:p>No. 32, Minquan Rd., Tamsui Dist., New Taipei City 2517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水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idui Police Station</text:p>
          </table:table-cell>
          <table:table-cell office:value-type="float" office:value="251" table:style-name="ce11">
            <text:p>251</text:p>
          </table:table-cell>
          <table:table-cell office:value-type="string" table:style-name="ce10">
            <text:p>新北市淡水區中山北路1段160號</text:p>
          </table:table-cell>
          <table:table-cell office:value-type="string" table:style-name="ce10">
            <text:p>02 <text:s/>26212491</text:p>
          </table:table-cell>
          <table:table-cell office:value-type="float" office:value="294791.76899999997" table:style-name="ce11">
            <text:p>294791.769</text:p>
          </table:table-cell>
          <table:table-cell office:value-type="float" office:value="2785597.9840000002" table:style-name="ce11">
            <text:p>2785597.984</text:p>
          </table:table-cell>
          <table:table-cell office:value-type="string" table:style-name="ce10">
            <text:p>No. 160, Sec. 1, Zhongshan N. Rd., Tamsui Dist., New Taipei City 2515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新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dian Police Precinct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寶橋路188號4樓</text:p>
          </table:table-cell>
          <table:table-cell office:value-type="string" table:style-name="ce10">
            <text:p>02 <text:s/>29111170</text:p>
          </table:table-cell>
          <table:table-cell office:value-type="float" office:value="305493.19400000002" table:style-name="ce11">
            <text:p>305493.194</text:p>
          </table:table-cell>
          <table:table-cell office:value-type="float" office:value="2763406.1359999999" table:style-name="ce11">
            <text:p>2763406.136</text:p>
          </table:table-cell>
          <table:table-cell office:value-type="string" table:style-name="ce10">
            <text:p>4F., No. 188, Baoqiao Rd., Xindian Dist., New Taipei City 231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龜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ishan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新烏路3段152號</text:p>
          </table:table-cell>
          <table:table-cell office:value-type="string" table:style-name="ce10">
            <text:p>02 <text:s/>26667560</text:p>
          </table:table-cell>
          <table:table-cell office:value-type="float" office:value="305734.663" table:style-name="ce11">
            <text:p>305734.663</text:p>
          </table:table-cell>
          <table:table-cell office:value-type="float" office:value="2755109.85" table:style-name="ce14">
            <text:p>2755109.850</text:p>
          </table:table-cell>
          <table:table-cell office:value-type="string" table:style-name="ce10">
            <text:p>No. 152, Sec. 3, Xinwu Rd., Xindian Dist., New Taipei City 231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德拉楠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lana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烏來區福山里李茂岸30號</text:p>
          </table:table-cell>
          <table:table-cell office:value-type="string" table:style-name="ce10">
            <text:p>02 <text:s/>26616260</text:p>
          </table:table-cell>
          <table:table-cell office:value-type="float" office:value="300744.17300000001" table:style-name="ce11">
            <text:p>300744.173</text:p>
          </table:table-cell>
          <table:table-cell office:value-type="float" office:value="2741278.84" table:style-name="ce14">
            <text:p>2741278.840</text:p>
          </table:table-cell>
          <table:table-cell office:value-type="string" table:style-name="ce10">
            <text:p>No. 30, Limao’an, Wulai Dist., New Taipei City 23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楓子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zilin Police Station</text:p>
          </table:table-cell>
          <table:table-cell office:value-type="float" office:value="223" table:style-name="ce11">
            <text:p>223</text:p>
          </table:table-cell>
          <table:table-cell office:value-type="string" table:style-name="ce10">
            <text:p>新北市石碇區楓子林32號</text:p>
          </table:table-cell>
          <table:table-cell office:value-type="string" table:style-name="ce10">
            <text:p>02 <text:s/>26631285</text:p>
          </table:table-cell>
          <table:table-cell office:value-type="float" office:value="314848.46399999998" table:style-name="ce11">
            <text:p>314848.464</text:p>
          </table:table-cell>
          <table:table-cell office:value-type="float" office:value="2767018.08" table:style-name="ce14">
            <text:p>2767018.080</text:p>
          </table:table-cell>
          <table:table-cell office:value-type="string" table:style-name="ce10">
            <text:p>No. 32, Fengzilin, Shiding Dist., New Taipei City 223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石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cao Police Station</text:p>
          </table:table-cell>
          <table:table-cell office:value-type="float" office:value="232" table:style-name="ce11">
            <text:p>232</text:p>
          </table:table-cell>
          <table:table-cell office:value-type="string" table:style-name="ce10">
            <text:p>新北市坪林區北宜路9段6號</text:p>
          </table:table-cell>
          <table:table-cell office:value-type="string" table:style-name="ce10">
            <text:p>02 <text:s/>26656343</text:p>
          </table:table-cell>
          <table:table-cell office:value-type="float" office:value="322706.17099999997" table:style-name="ce11">
            <text:p>322706.171</text:p>
          </table:table-cell>
          <table:table-cell office:value-type="float" office:value="2755155.6919999998" table:style-name="ce11">
            <text:p>2755155.692</text:p>
          </table:table-cell>
          <table:table-cell office:value-type="string" table:style-name="ce10">
            <text:p>No. 6, Sec. 9, Beiyi Rd., Pinglin Dist., New Taipei City 232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漁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guang Police Station</text:p>
          </table:table-cell>
          <table:table-cell office:value-type="float" office:value="232" table:style-name="ce11">
            <text:p>232</text:p>
          </table:table-cell>
          <table:table-cell office:value-type="string" table:style-name="ce10">
            <text:p>新北市坪林區漁光里大舌湖24號</text:p>
          </table:table-cell>
          <table:table-cell office:value-type="string" table:style-name="ce10">
            <text:p>02 <text:s/>26656910</text:p>
          </table:table-cell>
          <table:table-cell office:value-type="float" office:value="324609.103" table:style-name="ce11">
            <text:p>324609.103</text:p>
          </table:table-cell>
          <table:table-cell office:value-type="float" office:value="2761924.8569999998" table:style-name="ce11">
            <text:p>2761924.857</text:p>
          </table:table-cell>
          <table:table-cell office:value-type="string" table:style-name="ce10">
            <text:p>No. 24, Dashehu, Pinglin Dist., New Taipei City 23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孝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oyi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烏來區孝義里阿玉路2號</text:p>
          </table:table-cell>
          <table:table-cell office:value-type="string" table:style-name="ce10">
            <text:p>02 <text:s/>26616139</text:p>
          </table:table-cell>
          <table:table-cell office:value-type="float" office:value="307731.266" table:style-name="ce11">
            <text:p>307731.266</text:p>
          </table:table-cell>
          <table:table-cell office:value-type="float" office:value="2749290.497" table:style-name="ce11">
            <text:p>2749290.497</text:p>
          </table:table-cell>
          <table:table-cell office:value-type="string" table:style-name="ce10">
            <text:p>No. 2, Ayu Rd., Wulai Dist., New Taipei City 23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雙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cheng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安康路3段209號</text:p>
          </table:table-cell>
          <table:table-cell office:value-type="string" table:style-name="ce10">
            <text:p>02 <text:s/>22158566</text:p>
          </table:table-cell>
          <table:table-cell office:value-type="float" office:value="299259.15399999998" table:style-name="ce11">
            <text:p>299259.154</text:p>
          </table:table-cell>
          <table:table-cell office:value-type="float" office:value="2760516.912" table:style-name="ce11">
            <text:p>2760516.912</text:p>
          </table:table-cell>
          <table:table-cell office:value-type="string" table:style-name="ce10">
            <text:p>No. 209, Sec. 3, Ankang Rd., Xindian Dist., New Taipei City 2315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min Police Station</text:p>
          </table:table-cell>
          <table:table-cell office:value-type="float" office:value="223" table:style-name="ce11">
            <text:p>223</text:p>
          </table:table-cell>
          <table:table-cell office:value-type="string" table:style-name="ce10">
            <text:p>新北市石碇區靜安路1段236號</text:p>
          </table:table-cell>
          <table:table-cell office:value-type="string" table:style-name="ce10">
            <text:p>02 <text:s/>26631254</text:p>
          </table:table-cell>
          <table:table-cell office:value-type="float" office:value="317921.34100000001" table:style-name="ce11">
            <text:p>317921.341</text:p>
          </table:table-cell>
          <table:table-cell office:value-type="float" office:value="2766855.43" table:style-name="ce14">
            <text:p>2766855.430</text:p>
          </table:table-cell>
          <table:table-cell office:value-type="string" table:style-name="ce10">
            <text:p>No. 236, Sec. 1, Jing’an Rd., Shiding Dist., New Taipei City 223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碧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ishan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石碇區北宜路5段42號</text:p>
          </table:table-cell>
          <table:table-cell office:value-type="string" table:style-name="ce10">
            <text:p>02 <text:s/>26651835</text:p>
          </table:table-cell>
          <table:table-cell office:value-type="float" office:value="313801.07900000003" table:style-name="ce11">
            <text:p>313801.079</text:p>
          </table:table-cell>
          <table:table-cell office:value-type="float" office:value="2760569.9840000002" table:style-name="ce11">
            <text:p>2760569.984</text:p>
          </table:table-cell>
          <table:table-cell office:value-type="string" table:style-name="ce10">
            <text:p>No. 42, Sec. 5, Beiyi Rd., Shiding Dist., New Taipei City 2239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屈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uchi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屈尺路82號</text:p>
          </table:table-cell>
          <table:table-cell office:value-type="string" table:style-name="ce10">
            <text:p>02 <text:s/>26667439</text:p>
          </table:table-cell>
          <table:table-cell office:value-type="float" office:value="305166.18599999999" table:style-name="ce11">
            <text:p>305166.186</text:p>
          </table:table-cell>
          <table:table-cell office:value-type="float" office:value="2757327.52" table:style-name="ce14">
            <text:p>2757327.520</text:p>
          </table:table-cell>
          <table:table-cell office:value-type="string" table:style-name="ce10">
            <text:p>No. 82, Quchi Rd., Xindian Dist., New Taipei City 2316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深坑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enkeng Police Station</text:p>
          </table:table-cell>
          <table:table-cell office:value-type="float" office:value="222" table:style-name="ce11">
            <text:p>222</text:p>
          </table:table-cell>
          <table:table-cell office:value-type="string" table:style-name="ce10">
            <text:p>新北市深坑區平埔街16號</text:p>
          </table:table-cell>
          <table:table-cell office:value-type="string" table:style-name="ce10">
            <text:p>02 <text:s/>26621658</text:p>
          </table:table-cell>
          <table:table-cell office:value-type="float" office:value="312121.77500000002" table:style-name="ce11">
            <text:p>312121.775</text:p>
          </table:table-cell>
          <table:table-cell office:value-type="float" office:value="2766095.2409999999" table:style-name="ce11">
            <text:p>2766095.241</text:p>
          </table:table-cell>
          <table:table-cell office:value-type="string" table:style-name="ce10">
            <text:p>No. 16, Pingpu St., Shenkeng Dist., New Taipei City 22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桶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bi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烏來區新烏路4段23號</text:p>
          </table:table-cell>
          <table:table-cell office:value-type="string" table:style-name="ce10">
            <text:p>02 <text:s/>26616533</text:p>
          </table:table-cell>
          <table:table-cell office:value-type="float" office:value="305498.71500000003" table:style-name="ce11">
            <text:p>305498.715</text:p>
          </table:table-cell>
          <table:table-cell office:value-type="float" office:value="2753071.2560000001" table:style-name="ce11">
            <text:p>2753071.256</text:p>
          </table:table-cell>
          <table:table-cell office:value-type="string" table:style-name="ce10">
            <text:p>No. 23, Sec. 4, Xinwu Rd., Wulai Dist., New Taipei City 233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石碇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ding Police Station</text:p>
          </table:table-cell>
          <table:table-cell office:value-type="float" office:value="223" table:style-name="ce11">
            <text:p>223</text:p>
          </table:table-cell>
          <table:table-cell office:value-type="string" table:style-name="ce10">
            <text:p>新北市石碇區碇坪路1段79號</text:p>
          </table:table-cell>
          <table:table-cell office:value-type="string" table:style-name="ce10">
            <text:p>02 26631240</text:p>
          </table:table-cell>
          <table:table-cell office:value-type="float" office:value="316687.86200000002" table:style-name="ce11">
            <text:p>316687.862</text:p>
          </table:table-cell>
          <table:table-cell office:value-type="float" office:value="2764968.5" table:style-name="ce14">
            <text:p>2764968.500</text:p>
          </table:table-cell>
          <table:table-cell office:value-type="string" table:style-name="ce10">
            <text:p>No. 79, Sec. 1, Dingping Rd., Shiding Dist., New Taipei City 22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哪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xiao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烏來區信福路11號</text:p>
          </table:table-cell>
          <table:table-cell office:value-type="string" table:style-name="ce10">
            <text:p>02 <text:s/>26616400</text:p>
          </table:table-cell>
          <table:table-cell office:value-type="float" office:value="303180.59999999998" table:style-name="ce14">
            <text:p>303180.600</text:p>
          </table:table-cell>
          <table:table-cell office:value-type="float" office:value="2747963.7230000002" table:style-name="ce11">
            <text:p>2747963.723</text:p>
          </table:table-cell>
          <table:table-cell office:value-type="string" table:style-name="ce10">
            <text:p>No. 11, Xinfu Rd., Wulai Dist., New Taipei City 23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坪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Pinglin Police Station</text:p>
          </table:table-cell>
          <table:table-cell office:value-type="float" office:value="232" table:style-name="ce11">
            <text:p>232</text:p>
          </table:table-cell>
          <table:table-cell office:value-type="string" table:style-name="ce10">
            <text:p>新北市坪林區坪林街106號</text:p>
          </table:table-cell>
          <table:table-cell office:value-type="string" table:style-name="ce10">
            <text:p>02 <text:s/>26656281</text:p>
          </table:table-cell>
          <table:table-cell office:value-type="float" office:value="321855.52100000001" table:style-name="ce11">
            <text:p>321855.521</text:p>
          </table:table-cell>
          <table:table-cell office:value-type="float" office:value="2758843.3769999999" table:style-name="ce11">
            <text:p>2758843.377</text:p>
          </table:table-cell>
          <table:table-cell office:value-type="string" table:style-name="ce10">
            <text:p>No. 106, Pinglin St., Pinglin Dist., New Taipei City 232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青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tan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北宜路2段417號</text:p>
          </table:table-cell>
          <table:table-cell office:value-type="string" table:style-name="ce10">
            <text:p>02 <text:s/>22171146</text:p>
          </table:table-cell>
          <table:table-cell office:value-type="float" office:value="306545.625" table:style-name="ce11">
            <text:p>306545.625</text:p>
          </table:table-cell>
          <table:table-cell office:value-type="float" office:value="2760862.807" table:style-name="ce11">
            <text:p>2760862.807</text:p>
          </table:table-cell>
          <table:table-cell office:value-type="string" table:style-name="ce10">
            <text:p>No. 417, Sec. 2, Beiyi Rd., Xindian Dist., New Taipei City 2315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烏來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lai Police Station</text:p>
          </table:table-cell>
          <table:table-cell office:value-type="float" office:value="233" table:style-name="ce11">
            <text:p>233</text:p>
          </table:table-cell>
          <table:table-cell office:value-type="string" table:style-name="ce10">
            <text:p>新北市烏來區烏來街45號</text:p>
          </table:table-cell>
          <table:table-cell office:value-type="string" table:style-name="ce10">
            <text:p>02 <text:s/>26616410</text:p>
          </table:table-cell>
          <table:table-cell office:value-type="float" office:value="305781.17800000001" table:style-name="ce11">
            <text:p>305781.178</text:p>
          </table:table-cell>
          <table:table-cell office:value-type="float" office:value="2750912.7009999999" table:style-name="ce11">
            <text:p>2750912.701</text:p>
          </table:table-cell>
          <table:table-cell office:value-type="string" table:style-name="ce10">
            <text:p>No. 45, Wulai St., Wulai Dist., New Taipei City 233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闊瀨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olai Police Station</text:p>
          </table:table-cell>
          <table:table-cell office:value-type="float" office:value="232" table:style-name="ce11">
            <text:p>232</text:p>
          </table:table-cell>
          <table:table-cell office:value-type="string" table:style-name="ce10">
            <text:p>新北市坪林區坪雙路3段6號</text:p>
          </table:table-cell>
          <table:table-cell office:value-type="string" table:style-name="ce10">
            <text:p>02 <text:s/>26657041</text:p>
          </table:table-cell>
          <table:table-cell office:value-type="float" office:value="327867.89" table:style-name="ce14">
            <text:p>327867.890</text:p>
          </table:table-cell>
          <table:table-cell office:value-type="float" office:value="2762191.5529999998" table:style-name="ce11">
            <text:p>2762191.553</text:p>
          </table:table-cell>
          <table:table-cell office:value-type="string" table:style-name="ce10">
            <text:p>No. 6, Sec. 3, Pingshuang Rd., Pinglin Dist., New Taipei City 23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安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kang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安康路2段70號</text:p>
          </table:table-cell>
          <table:table-cell office:value-type="string" table:style-name="ce10">
            <text:p>02 <text:s/>22117337</text:p>
          </table:table-cell>
          <table:table-cell office:value-type="float" office:value="301952.56800000003" table:style-name="ce11">
            <text:p>301952.568</text:p>
          </table:table-cell>
          <table:table-cell office:value-type="float" office:value="2761852.9369999999" table:style-name="ce11">
            <text:p>2761852.937</text:p>
          </table:table-cell>
          <table:table-cell office:value-type="string" table:style-name="ce10">
            <text:p>No. 70, Sec. 2, Ankang Rd., Xindian Dist., New Taipei City 2315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豐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tian Police Station</text:p>
          </table:table-cell>
          <table:table-cell office:value-type="float" office:value="223" table:style-name="ce11">
            <text:p>223</text:p>
          </table:table-cell>
          <table:table-cell office:value-type="string" table:style-name="ce10">
            <text:p>新北市石碇區豐田里磨石坑8號</text:p>
          </table:table-cell>
          <table:table-cell office:value-type="string" table:style-name="ce10">
            <text:p>02 <text:s/>26631975</text:p>
          </table:table-cell>
          <table:table-cell office:value-type="float" office:value="319431.66800000001" table:style-name="ce11">
            <text:p>319431.668</text:p>
          </table:table-cell>
          <table:table-cell office:value-type="float" office:value="2762902.9959999998" table:style-name="ce11">
            <text:p>2762902.996</text:p>
          </table:table-cell>
          <table:table-cell office:value-type="string" table:style-name="ce10">
            <text:p>No. 8, Moshikeng, Shiding Dist., New Taipei City 22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頂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cheng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碧潭路75號3樓</text:p>
          </table:table-cell>
          <table:table-cell office:value-type="string" table:style-name="ce10">
            <text:p>02 <text:s/>22118023</text:p>
          </table:table-cell>
          <table:table-cell office:value-type="float" office:value="303956.54800000001" table:style-name="ce11">
            <text:p>303956.548</text:p>
          </table:table-cell>
          <table:table-cell office:value-type="float" office:value="2761121.648" table:style-name="ce11">
            <text:p>2761121.648</text:p>
          </table:table-cell>
          <table:table-cell office:value-type="string" table:style-name="ce10">
            <text:p>3F., No. 75, Bitan Rd., Xindian Dist., New Taipei City 2315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直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itan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直潭十街27號</text:p>
          </table:table-cell>
          <table:table-cell office:value-type="string" table:style-name="ce10">
            <text:p>02 <text:s/>26667324</text:p>
          </table:table-cell>
          <table:table-cell office:value-type="float" office:value="303983.99599999998" table:style-name="ce11">
            <text:p>303983.996</text:p>
          </table:table-cell>
          <table:table-cell office:value-type="float" office:value="2759073.4730000002" table:style-name="ce11">
            <text:p>2759073.473</text:p>
          </table:table-cell>
          <table:table-cell office:value-type="string" table:style-name="ce10">
            <text:p>No. 27, Zhitan 10th St., Xindian Dist., New Taipei City 2315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江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ling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民族路7號</text:p>
          </table:table-cell>
          <table:table-cell office:value-type="string" table:style-name="ce10">
            <text:p>02 <text:s/>29112165</text:p>
          </table:table-cell>
          <table:table-cell office:value-type="float" office:value="304708.848" table:style-name="ce11">
            <text:p>304708.848</text:p>
          </table:table-cell>
          <table:table-cell office:value-type="float" office:value="2763523.827" table:style-name="ce11">
            <text:p>2763523.827</text:p>
          </table:table-cell>
          <table:table-cell office:value-type="string" table:style-name="ce10">
            <text:p>No. 7, Minzu Rd., Xindian Dist., New Taipei City 231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金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xi Police Station</text:p>
          </table:table-cell>
          <table:table-cell office:value-type="float" office:value="232" table:style-name="ce11">
            <text:p>232</text:p>
          </table:table-cell>
          <table:table-cell office:value-type="string" table:style-name="ce10">
            <text:p>新北市坪林區粗窟里金瓜寮23之1號</text:p>
          </table:table-cell>
          <table:table-cell office:value-type="string" table:style-name="ce10">
            <text:p>02 <text:s/>26656487</text:p>
          </table:table-cell>
          <table:table-cell office:value-type="float" office:value="318600.06800000003" table:style-name="ce11">
            <text:p>318600.068</text:p>
          </table:table-cell>
          <table:table-cell office:value-type="float" office:value="2756118.6510000001" table:style-name="ce11">
            <text:p>2756118.651</text:p>
          </table:table-cell>
          <table:table-cell office:value-type="string" table:style-name="ce10">
            <text:p>No. 23-1, Jingualiao, Pinglin Dist., New Taipei City 232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碧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itan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新生里北新路1段129號</text:p>
          </table:table-cell>
          <table:table-cell office:value-type="string" table:style-name="ce10">
            <text:p>02 <text:s/>29111665</text:p>
          </table:table-cell>
          <table:table-cell office:value-type="float" office:value="304463.52100000001" table:style-name="ce11">
            <text:p>304463.521</text:p>
          </table:table-cell>
          <table:table-cell office:value-type="float" office:value="2761768.5320000001" table:style-name="ce11">
            <text:p>2761768.532</text:p>
          </table:table-cell>
          <table:table-cell office:value-type="string" table:style-name="ce10">
            <text:p>No. 129, Sec. 1, Beixin Rd., Xindian Dist., New Taipei City 2314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he Police Station</text:p>
          </table:table-cell>
          <table:table-cell office:value-type="float" office:value="231" table:style-name="ce11">
            <text:p>231</text:p>
          </table:table-cell>
          <table:table-cell office:value-type="string" table:style-name="ce10">
            <text:p>新北市新店區安和路3段1號</text:p>
          </table:table-cell>
          <table:table-cell office:value-type="string" table:style-name="ce10">
            <text:p>02 <text:s/>29467780</text:p>
          </table:table-cell>
          <table:table-cell office:value-type="float" office:value="302242.391" table:style-name="ce11">
            <text:p>302242.391</text:p>
          </table:table-cell>
          <table:table-cell office:value-type="float" office:value="2763646.3420000002" table:style-name="ce11">
            <text:p>2763646.342</text:p>
          </table:table-cell>
          <table:table-cell office:value-type="string" table:style-name="ce10">
            <text:p>No. 1, Sec. 3, Anhe Rd., Xindian Dist., New Taipei City 23159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新莊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zhuang Police Precinct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中正路150號</text:p>
          </table:table-cell>
          <table:table-cell office:value-type="string" table:style-name="ce10">
            <text:p>02 <text:s/>29924034</text:p>
          </table:table-cell>
          <table:table-cell office:value-type="float" office:value="295582.86" table:style-name="ce14">
            <text:p>295582.860</text:p>
          </table:table-cell>
          <table:table-cell office:value-type="float" office:value="2769858.5410000002" table:style-name="ce11">
            <text:p>2769858.541</text:p>
          </table:table-cell>
          <table:table-cell office:value-type="string" table:style-name="ce10">
            <text:p>No. 150 Zhongzheng Road, Xinzhuang District, New Taipei City 2420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丹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nfe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雙鳳路75號1樓</text:p>
          </table:table-cell>
          <table:table-cell office:value-type="string" table:style-name="ce10">
            <text:p>02 <text:s/>29083119</text:p>
          </table:table-cell>
          <table:table-cell office:value-type="float" office:value="291873.68400000001" table:style-name="ce11">
            <text:p>291873.684</text:p>
          </table:table-cell>
          <table:table-cell office:value-type="float" office:value="2768905.8289999999" table:style-name="ce11">
            <text:p>2768905.829</text:p>
          </table:table-cell>
          <table:table-cell office:value-type="string" table:style-name="ce10">
            <text:p>1F, No. 75 Shuangfeng Road, Xinzhuang District, New Taipei City 2426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光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hua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民安西路141號</text:p>
          </table:table-cell>
          <table:table-cell office:value-type="string" table:style-name="ce10">
            <text:p>02 <text:s/>22050330</text:p>
          </table:table-cell>
          <table:table-cell office:value-type="float" office:value="293038.86599999998" table:style-name="ce11">
            <text:p>293038.866</text:p>
          </table:table-cell>
          <table:table-cell office:value-type="float" office:value="2767733.0109999999" table:style-name="ce11">
            <text:p>2767733.011</text:p>
          </table:table-cell>
          <table:table-cell office:value-type="string" table:style-name="ce10">
            <text:p>No. 141, Min'an West Road, Xinzhuang District, New Taipei City 2426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福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yi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褔營路101號</text:p>
          </table:table-cell>
          <table:table-cell office:value-type="string" table:style-name="ce10">
            <text:p>02 <text:s/>29017434</text:p>
          </table:table-cell>
          <table:table-cell office:value-type="float" office:value="293825.109" table:style-name="ce11">
            <text:p>293825.109</text:p>
          </table:table-cell>
          <table:table-cell office:value-type="float" office:value="2769415.6540000001" table:style-name="ce11">
            <text:p>2769415.654</text:p>
          </table:table-cell>
          <table:table-cell office:value-type="string" table:style-name="ce10">
            <text:p>No.101 Fuying Road, Xinzhuang District, New Taipei City 2425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頭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qian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化成路312號</text:p>
          </table:table-cell>
          <table:table-cell office:value-type="string" table:style-name="ce10">
            <text:p>02 <text:s/>29921043</text:p>
          </table:table-cell>
          <table:table-cell office:value-type="float" office:value="296996.11200000002" table:style-name="ce11">
            <text:p>296996.112</text:p>
          </table:table-cell>
          <table:table-cell office:value-type="float" office:value="2771191.304" table:style-name="ce11">
            <text:p>2771191.304</text:p>
          </table:table-cell>
          <table:table-cell office:value-type="string" table:style-name="ce10">
            <text:p>No. 312, Huacheng Road, Xinzhuang District, New Taipei City 2425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ga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中港路352號</text:p>
          </table:table-cell>
          <table:table-cell office:value-type="string" table:style-name="ce10">
            <text:p>02 <text:s/>29922112</text:p>
          </table:table-cell>
          <table:table-cell office:value-type="float" office:value="295604.11200000002" table:style-name="ce11">
            <text:p>295604.112</text:p>
          </table:table-cell>
          <table:table-cell office:value-type="float" office:value="2770989.088" table:style-name="ce11">
            <text:p>2770989.088</text:p>
          </table:table-cell>
          <table:table-cell office:value-type="string" table:style-name="ce10">
            <text:p>No. 352 Zhonggang Road, Xinzhuang District, New Taipei City 242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新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zhua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新莊路212號</text:p>
          </table:table-cell>
          <table:table-cell office:value-type="string" table:style-name="ce10">
            <text:p>02 <text:s/>29924018</text:p>
          </table:table-cell>
          <table:table-cell office:value-type="float" office:value="295770.80099999998" table:style-name="ce11">
            <text:p>295770.801</text:p>
          </table:table-cell>
          <table:table-cell office:value-type="float" office:value="2769696.122" table:style-name="ce11">
            <text:p>2769696.122</text:p>
          </table:table-cell>
          <table:table-cell office:value-type="string" table:style-name="ce10">
            <text:p>No. 212 Xinzhuang Road, Xinzhuang District, New Taipei City2425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新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shu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樹新路222號</text:p>
          </table:table-cell>
          <table:table-cell office:value-type="string" table:style-name="ce10">
            <text:p>02 22075386</text:p>
          </table:table-cell>
          <table:table-cell office:value-type="float" office:value="293547.02600000001" table:style-name="ce11">
            <text:p>293547.026</text:p>
          </table:table-cell>
          <table:table-cell office:value-type="float" office:value="2765867.8960000002" table:style-name="ce11">
            <text:p>2765867.896</text:p>
          </table:table-cell>
          <table:table-cell office:value-type="string" table:style-name="ce10">
            <text:p>No. 222, Shuxin Rd., Xinzhuang Dist., New Taipei City 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pi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中平路288號</text:p>
          </table:table-cell>
          <table:table-cell office:value-type="string" table:style-name="ce10">
            <text:p>02 <text:s/>89919755</text:p>
          </table:table-cell>
          <table:table-cell office:value-type="float" office:value="294887.33399999997" table:style-name="ce11">
            <text:p>294887.334</text:p>
          </table:table-cell>
          <table:table-cell office:value-type="float" office:value="2771525.8110000002" table:style-name="ce11">
            <text:p>2771525.811</text:p>
          </table:table-cell>
          <table:table-cell office:value-type="string" table:style-name="ce10">
            <text:p>No. 288, Zhongping Road, Xinzhuang District, New Taipei City 24249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五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go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五工路95之1號</text:p>
          </table:table-cell>
          <table:table-cell office:value-type="string" table:style-name="ce10">
            <text:p>02 <text:s/>22993050</text:p>
          </table:table-cell>
          <table:table-cell office:value-type="float" office:value="296184.516" table:style-name="ce11">
            <text:p>296184.516</text:p>
          </table:table-cell>
          <table:table-cell office:value-type="float" office:value="2772868.858" table:style-name="ce11">
            <text:p>2772868.858</text:p>
          </table:table-cell>
          <table:table-cell office:value-type="string" table:style-name="ce10">
            <text:p>No. 95-1, Wugong Road, Xinzhuang District, New Taipei City 2488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昌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ping Police Station</text:p>
          </table:table-cell>
          <table:table-cell office:value-type="float" office:value="242" table:style-name="ce11">
            <text:p>242</text:p>
          </table:table-cell>
          <table:table-cell office:value-type="string" table:style-name="ce10">
            <text:p>新北市新莊區富貴路111號</text:p>
          </table:table-cell>
          <table:table-cell office:value-type="string" table:style-name="ce10">
            <text:p>02 85227625</text:p>
          </table:table-cell>
          <table:table-cell office:value-type="float" office:value="295897.17099999997" table:style-name="ce11">
            <text:p>295897.171</text:p>
          </table:table-cell>
          <table:table-cell office:value-type="float" office:value="2772180.6949999998" table:style-name="ce11">
            <text:p>2772180.695</text:p>
          </table:table-cell>
          <table:table-cell office:value-type="string" table:style-name="ce10">
            <text:p>No. 111, Fugui Rd., Xinzhuang Dist., New Taipei City 2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林口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imkou Police Precinct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忠孝二路57號</text:p>
          </table:table-cell>
          <table:table-cell office:value-type="string" table:style-name="ce10">
            <text:p>02 <text:s/>26068455</text:p>
          </table:table-cell>
          <table:table-cell office:value-type="float" office:value="286675.04100000003" table:style-name="ce11">
            <text:p>286675.041</text:p>
          </table:table-cell>
          <table:table-cell office:value-type="float" office:value="2773589.8650000002" table:style-name="ce11">
            <text:p>2773589.865</text:p>
          </table:table-cell>
          <table:table-cell office:value-type="string" table:style-name="ce10">
            <text:p>No. 57, Zhongxiao 2nd Rd., Linkou Dist., New Taipei City 2446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林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mkou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中正路102號</text:p>
          </table:table-cell>
          <table:table-cell office:value-type="string" table:style-name="ce10">
            <text:p>02 <text:s/>26011630</text:p>
          </table:table-cell>
          <table:table-cell office:value-type="float" office:value="289723.84399999998" table:style-name="ce11">
            <text:p>289723.844</text:p>
          </table:table-cell>
          <table:table-cell office:value-type="float" office:value="2774400.0120000001" table:style-name="ce11">
            <text:p>2774400.012</text:p>
          </table:table-cell>
          <table:table-cell office:value-type="string" table:style-name="ce10">
            <text:p>No. 102, Zhongzheng Rd., Linkou Dist., New Taipei City 244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文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hua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麗園一街5號</text:p>
          </table:table-cell>
          <table:table-cell office:value-type="string" table:style-name="ce10">
            <text:p>02 <text:s/>26095766</text:p>
          </table:table-cell>
          <table:table-cell office:value-type="float" office:value="287976" table:style-name="ce14">
            <text:p>287976.000</text:p>
          </table:table-cell>
          <table:table-cell office:value-type="float" office:value="2773825.81" table:style-name="ce14">
            <text:p>2773825.810</text:p>
          </table:table-cell>
          <table:table-cell office:value-type="string" table:style-name="ce10">
            <text:p>No. 5, Liyuan 1st St., Linkou Dist., New Taipei City 2444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忠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ao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忠孝二路57號</text:p>
          </table:table-cell>
          <table:table-cell office:value-type="string" table:style-name="ce10">
            <text:p>02 26087165</text:p>
          </table:table-cell>
          <table:table-cell office:value-type="float" office:value="286675.04100000003" table:style-name="ce11">
            <text:p>286675.041</text:p>
          </table:table-cell>
          <table:table-cell office:value-type="float" office:value="2773589.8650000002" table:style-name="ce11">
            <text:p>2773589.865</text:p>
          </table:table-cell>
          <table:table-cell office:value-type="string" table:style-name="ce10">
            <text:p>No. 57, Zhongxiao 2nd Rd., Linkou Dist., New Taipei City 2446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下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fu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下福里下福99之1號</text:p>
          </table:table-cell>
          <table:table-cell office:value-type="string" table:style-name="ce10">
            <text:p>02 <text:s/>26062835</text:p>
          </table:table-cell>
          <table:table-cell office:value-type="float" office:value="279215.549" table:style-name="ce11">
            <text:p>279215.549</text:p>
          </table:table-cell>
          <table:table-cell office:value-type="float" office:value="2778769.2570000002" table:style-name="ce11">
            <text:p>2778769.257</text:p>
          </table:table-cell>
          <table:table-cell office:value-type="string" table:style-name="ce10">
            <text:p>No. 99-1, Xiafu, Xiafu vil., Linkou Dist., New Taipei City 244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瑞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iping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瑞平里10鄰44號</text:p>
          </table:table-cell>
          <table:table-cell office:value-type="string" table:style-name="ce10">
            <text:p>02 <text:s/>26052724</text:p>
          </table:table-cell>
          <table:table-cell office:value-type="float" office:value="283866.38500000001" table:style-name="ce11">
            <text:p>283866.385</text:p>
          </table:table-cell>
          <table:table-cell office:value-type="float" office:value="2779405.0839999998" table:style-name="ce11">
            <text:p>2779405.084</text:p>
          </table:table-cell>
          <table:table-cell office:value-type="string" table:style-name="ce10">
            <text:p>No. 44,Neighborhood 10, Ruiping vil., Linkou Dist., New Taipei City 244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泰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ishan Police Station</text:p>
          </table:table-cell>
          <table:table-cell office:value-type="float" office:value="243" table:style-name="ce11">
            <text:p>243</text:p>
          </table:table-cell>
          <table:table-cell office:value-type="string" table:style-name="ce10">
            <text:p>新北市泰山區泰林路2段214號</text:p>
          </table:table-cell>
          <table:table-cell office:value-type="string" table:style-name="ce10">
            <text:p>02 <text:s/>29097947</text:p>
          </table:table-cell>
          <table:table-cell office:value-type="float" office:value="293690.38299999997" table:style-name="ce11">
            <text:p>293690.383</text:p>
          </table:table-cell>
          <table:table-cell office:value-type="float" office:value="2772679.8739999998" table:style-name="ce11">
            <text:p>2772679.874</text:p>
          </table:table-cell>
          <table:table-cell office:value-type="string" table:style-name="ce10">
            <text:p>No. 214, Sec. 2, Tailin Rd., Taishan Dist., New Taipei City 2434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明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gzhi Police Station</text:p>
          </table:table-cell>
          <table:table-cell office:value-type="float" office:value="243" table:style-name="ce11">
            <text:p>243</text:p>
          </table:table-cell>
          <table:table-cell office:value-type="string" table:style-name="ce10">
            <text:p>新北市泰山區明志路2段426號</text:p>
          </table:table-cell>
          <table:table-cell office:value-type="string" table:style-name="ce10">
            <text:p>02 <text:s/>29069881</text:p>
          </table:table-cell>
          <table:table-cell office:value-type="float" office:value="292855.467" table:style-name="ce11">
            <text:p>292855.467</text:p>
          </table:table-cell>
          <table:table-cell office:value-type="float" office:value="2770697.4010000001" table:style-name="ce11">
            <text:p>2770697.401</text:p>
          </table:table-cell>
          <table:table-cell office:value-type="string" table:style-name="ce10">
            <text:p>No. 426, Sec. 2, Mingzhi Rd., Taishan Dist., New Taipei City 24350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文林派出所</text:p>
          </table:table-cell>
          <table:table-cell office:value-type="string" table:style-name="ce10">
            <text:p>派出所</text:p>
          </table:table-cell>
          <table:table-cell office:value-type="string" table:style-name="ce16">
            <text:p>Wenlin Police Station</text:p>
          </table:table-cell>
          <table:table-cell office:value-type="float" office:value="244" table:style-name="ce11">
            <text:p>244</text:p>
          </table:table-cell>
          <table:table-cell office:value-type="string" table:style-name="ce10">
            <text:p>新北市林口區文化三路2段600號</text:p>
          </table:table-cell>
          <table:table-cell office:value-type="string" table:style-name="ce10">
            <text:p>02 <text:s/>26030703</text:p>
          </table:table-cell>
          <table:table-cell office:value-type="float" office:value="288320.47700000001" table:style-name="ce14">
            <text:p>288320.477</text:p>
          </table:table-cell>
          <table:table-cell office:value-type="float" office:value="2775526.469" table:style-name="ce11">
            <text:p>2775526.469</text:p>
          </table:table-cell>
          <table:table-cell office:value-type="string" table:style-name="ce10">
            <text:p>No. 600, Sec. 2, Wenhua 3rd Rd., Linkou Dist., New Taipei City 24401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瑞芳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Ruifang Police Precinct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明燈路3段25號</text:p>
          </table:table-cell>
          <table:table-cell office:value-type="string" table:style-name="ce10">
            <text:p>02 <text:s/>24062602</text:p>
          </table:table-cell>
          <table:table-cell office:value-type="float" office:value="331462.54599999997" table:style-name="ce11">
            <text:p>331462.546</text:p>
          </table:table-cell>
          <table:table-cell office:value-type="float" office:value="2777939.8330000001" table:style-name="ce11">
            <text:p>2777939.833</text:p>
          </table:table-cell>
          <table:table-cell office:value-type="string" table:style-name="ce10">
            <text:p>No. 25, Sec. 3, Mingdeng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九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fen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豎崎路24號</text:p>
          </table:table-cell>
          <table:table-cell office:value-type="string" table:style-name="ce10">
            <text:p>02 <text:s/>24972609</text:p>
          </table:table-cell>
          <table:table-cell office:value-type="float" office:value="335041.54599999997" table:style-name="ce11">
            <text:p>335041.546</text:p>
          </table:table-cell>
          <table:table-cell office:value-type="float" office:value="2778185.3229999999" table:style-name="ce11">
            <text:p>2778185.323</text:p>
          </table:table-cell>
          <table:table-cell office:value-type="string" table:style-name="ce10">
            <text:p>No. 24, Shuqi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吉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lin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枋腳街4號</text:p>
          </table:table-cell>
          <table:table-cell office:value-type="string" table:style-name="ce10">
            <text:p>02 <text:s/>24941534</text:p>
          </table:table-cell>
          <table:table-cell office:value-type="float" office:value="339527.64299999998" table:style-name="ce14">
            <text:p>339527.643</text:p>
          </table:table-cell>
          <table:table-cell office:value-type="float" office:value="2766582.2910000002" table:style-name="ce11">
            <text:p>2766582.291</text:p>
          </table:table-cell>
          <table:table-cell office:value-type="string" table:style-name="ce10">
            <text:p>No. 4, Fangjiao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四腳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jiaoting <text:s/>Police <text:s/>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瑞竹路124號</text:p>
          </table:table-cell>
          <table:table-cell office:value-type="string" table:style-name="ce10">
            <text:p>02 <text:s/>24576947</text:p>
          </table:table-cell>
          <table:table-cell office:value-type="float" office:value="326848.89600000001" table:style-name="ce11">
            <text:p>326848.896</text:p>
          </table:table-cell>
          <table:table-cell office:value-type="float" office:value="2777537.9369999999" table:style-name="ce11">
            <text:p>2777537.937</text:p>
          </table:table-cell>
          <table:table-cell office:value-type="string" table:style-name="ce10">
            <text:p>No.124, Ruizhu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金瓜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uash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金光路51號</text:p>
          </table:table-cell>
          <table:table-cell office:value-type="string" table:style-name="ce10">
            <text:p>02 <text:s/>24961528</text:p>
          </table:table-cell>
          <table:table-cell office:value-type="float" office:value="336508.00799999997" table:style-name="ce11">
            <text:p>336508.008</text:p>
          </table:table-cell>
          <table:table-cell office:value-type="float" office:value="2778050.0449999999" table:style-name="ce11">
            <text:p>2778050.045</text:p>
          </table:table-cell>
          <table:table-cell office:value-type="string" table:style-name="ce10">
            <text:p>No. 51, Jinguang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牡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udan Police Staion</text:p>
          </table:table-cell>
          <table:table-cell office:value-type="float" office:value="227" table:style-name="ce11">
            <text:p>227</text:p>
          </table:table-cell>
          <table:table-cell office:value-type="string" table:style-name="ce10">
            <text:p>新北市雙溪區牡丹里牡丹106號</text:p>
          </table:table-cell>
          <table:table-cell office:value-type="string" table:style-name="ce10">
            <text:p>02 <text:s/>24931340</text:p>
          </table:table-cell>
          <table:table-cell office:value-type="float" office:value="335739.397" table:style-name="ce11">
            <text:p>335739.397</text:p>
          </table:table-cell>
          <table:table-cell office:value-type="float" office:value="2772682.9939999999" table:style-name="ce11">
            <text:p>2772682.994</text:p>
          </table:table-cell>
          <table:table-cell office:value-type="string" table:style-name="ce10">
            <text:p>No. 106, Mudan, Shuangxi Dist., New Taipei City 22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澳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odi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延平街36號</text:p>
          </table:table-cell>
          <table:table-cell office:value-type="string" table:style-name="ce10">
            <text:p>02 <text:s/>24901074</text:p>
          </table:table-cell>
          <table:table-cell office:value-type="float" office:value="343292.01400000002" table:style-name="ce11">
            <text:p>343292.014</text:p>
          </table:table-cell>
          <table:table-cell office:value-type="float" office:value="2772343.0430000001" table:style-name="ce11">
            <text:p>2772343.043</text:p>
          </table:table-cell>
          <table:table-cell office:value-type="string" table:style-name="ce10">
            <text:p>No. 36, Yanping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東勢格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ige Police Station</text:p>
          </table:table-cell>
          <table:table-cell office:value-type="float" office:value="226" table:style-name="ce11">
            <text:p>226</text:p>
          </table:table-cell>
          <table:table-cell office:value-type="string" table:style-name="ce10">
            <text:p>新北市平溪區東勢里東勢格1號</text:p>
          </table:table-cell>
          <table:table-cell office:value-type="string" table:style-name="ce10">
            <text:p>02 <text:s/>24951379</text:p>
          </table:table-cell>
          <table:table-cell office:value-type="float" office:value="325671.163" table:style-name="ce11">
            <text:p>325671.163</text:p>
          </table:table-cell>
          <table:table-cell office:value-type="float" office:value="2766553.1570000001" table:style-name="ce11">
            <text:p>2766553.157</text:p>
          </table:table-cell>
          <table:table-cell office:value-type="string" table:style-name="ce10">
            <text:p>No. 1, Dongshige, Pingxi Dist., New Taipei City 22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柑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jiao Police Station</text:p>
          </table:table-cell>
          <table:table-cell office:value-type="float" office:value="227" table:style-name="ce11">
            <text:p>227</text:p>
          </table:table-cell>
          <table:table-cell office:value-type="string" table:style-name="ce10">
            <text:p>新北市雙溪區長源里柑腳19號</text:p>
          </table:table-cell>
          <table:table-cell office:value-type="string" table:style-name="ce10">
            <text:p>02 <text:s/>24931744</text:p>
          </table:table-cell>
          <table:table-cell office:value-type="float" office:value="331239.84299999999" table:style-name="ce11">
            <text:p>331239.843</text:p>
          </table:table-cell>
          <table:table-cell office:value-type="float" office:value="2767635.108" table:style-name="ce11">
            <text:p>2767635.108</text:p>
          </table:table-cell>
          <table:table-cell office:value-type="string" table:style-name="ce10">
            <text:p>No. 19, Ganjiao, Shuangxi Dist., New Taipei City 22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福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long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福隆街19號</text:p>
          </table:table-cell>
          <table:table-cell office:value-type="string" table:style-name="ce10">
            <text:p>02 <text:s/>24991541</text:p>
          </table:table-cell>
          <table:table-cell office:value-type="float" office:value="345353.51899999997" table:style-name="ce11">
            <text:p>345353.519</text:p>
          </table:table-cell>
          <table:table-cell office:value-type="float" office:value="2767937.7110000001" table:style-name="ce11">
            <text:p>2767937.711</text:p>
          </table:table-cell>
          <table:table-cell office:value-type="string" table:style-name="ce10">
            <text:p>No. 19, Fulong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鼻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itou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鼻頭路101號</text:p>
          </table:table-cell>
          <table:table-cell office:value-type="string" table:style-name="ce10">
            <text:p>02 <text:s/>24911579</text:p>
          </table:table-cell>
          <table:table-cell office:value-type="float" office:value="342375.31199999998" table:style-name="ce11">
            <text:p>342375.312</text:p>
          </table:table-cell>
          <table:table-cell office:value-type="float" office:value="2779793.676" table:style-name="ce11">
            <text:p>2779793.676</text:p>
          </table:table-cell>
          <table:table-cell office:value-type="string" table:style-name="ce10">
            <text:p>No. 101, Bitou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瑞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ibin <text:s/>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建基路1段5之1號</text:p>
          </table:table-cell>
          <table:table-cell office:value-type="string" table:style-name="ce10">
            <text:p>02 <text:s/>24972009</text:p>
          </table:table-cell>
          <table:table-cell office:value-type="float" office:value="332651.43400000001" table:style-name="ce11">
            <text:p>332651.434</text:p>
          </table:table-cell>
          <table:table-cell office:value-type="float" office:value="2779430.716" table:style-name="ce11">
            <text:p>2779430.716</text:p>
          </table:table-cell>
          <table:table-cell office:value-type="string" table:style-name="ce10">
            <text:p>No. 5-1, Sec. 1, Jianji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猴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tong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九芎橋路96號</text:p>
          </table:table-cell>
          <table:table-cell office:value-type="string" table:style-name="ce10">
            <text:p>02 <text:s/>24972527</text:p>
          </table:table-cell>
          <table:table-cell office:value-type="float" office:value="334048.60700000002" table:style-name="ce11">
            <text:p>334048.607</text:p>
          </table:table-cell>
          <table:table-cell office:value-type="float" office:value="2776378.4449999998" table:style-name="ce11">
            <text:p>2776378.445</text:p>
          </table:table-cell>
          <table:table-cell office:value-type="string" table:style-name="ce10">
            <text:p>No. 96, Jiuqiongqiao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大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ao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魚桀魚坑路278號</text:p>
          </table:table-cell>
          <table:table-cell office:value-type="string" table:style-name="ce10">
            <text:p>02 <text:s/>24972608</text:p>
          </table:table-cell>
          <table:table-cell office:value-type="float" office:value="329411.337" table:style-name="ce11">
            <text:p>329411.337</text:p>
          </table:table-cell>
          <table:table-cell office:value-type="float" office:value="2777844.2179999999" table:style-name="ce11">
            <text:p>2777844.218</text:p>
          </table:table-cell>
          <table:table-cell office:value-type="string" table:style-name="ce10">
            <text:p>No. 278, Jieyukeng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卯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oao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福連街18號</text:p>
          </table:table-cell>
          <table:table-cell office:value-type="string" table:style-name="ce10">
            <text:p>02 <text:s/>24991540</text:p>
          </table:table-cell>
          <table:table-cell office:value-type="float" office:value="349709.67200000002" table:style-name="ce11">
            <text:p>349709.672</text:p>
          </table:table-cell>
          <table:table-cell office:value-type="float" office:value="2767571.9739999999" table:style-name="ce11">
            <text:p>2767571.974</text:p>
          </table:table-cell>
          <table:table-cell office:value-type="string" table:style-name="ce10">
            <text:p>No. 18, Fulian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和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mei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和美街30號</text:p>
          </table:table-cell>
          <table:table-cell office:value-type="string" table:style-name="ce10">
            <text:p>02 <text:s/>24901504</text:p>
          </table:table-cell>
          <table:table-cell office:value-type="float" office:value="342160.592" table:style-name="ce11">
            <text:p>342160.592</text:p>
          </table:table-cell>
          <table:table-cell office:value-type="float" office:value="2775278.037" table:style-name="ce11">
            <text:p>2775278.037</text:p>
          </table:table-cell>
          <table:table-cell office:value-type="string" table:style-name="ce10">
            <text:p>No. 30, Hemei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太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ping Police Station</text:p>
          </table:table-cell>
          <table:table-cell office:value-type="float" office:value="227" table:style-name="ce11">
            <text:p>227</text:p>
          </table:table-cell>
          <table:table-cell office:value-type="string" table:style-name="ce10">
            <text:p>新北市雙溪區大平路62號</text:p>
          </table:table-cell>
          <table:table-cell office:value-type="string" table:style-name="ce10">
            <text:p>02 <text:s/>24933317</text:p>
          </table:table-cell>
          <table:table-cell office:value-type="float" office:value="333377.15000000002" table:style-name="ce14">
            <text:p>333377.150</text:p>
          </table:table-cell>
          <table:table-cell office:value-type="float" office:value="2762879.9640000002" table:style-name="ce11">
            <text:p>2762879.964</text:p>
          </table:table-cell>
          <table:table-cell office:value-type="string" table:style-name="ce10">
            <text:p>No. 62, Daping, Shuangxi Dist., New Taipei City 22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貢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ongliao Police Station</text:p>
          </table:table-cell>
          <table:table-cell office:value-type="float" office:value="228" table:style-name="ce11">
            <text:p>228</text:p>
          </table:table-cell>
          <table:table-cell office:value-type="string" table:style-name="ce10">
            <text:p>新北市貢寮區朝陽街56號</text:p>
          </table:table-cell>
          <table:table-cell office:value-type="string" table:style-name="ce10">
            <text:p>02 <text:s/>24941304</text:p>
          </table:table-cell>
          <table:table-cell office:value-type="float" office:value="341863.636" table:style-name="ce14">
            <text:p>341863.636</text:p>
          </table:table-cell>
          <table:table-cell office:value-type="float" office:value="2768507.58" table:style-name="ce14">
            <text:p>2768507.580</text:p>
          </table:table-cell>
          <table:table-cell office:value-type="string" table:style-name="ce10">
            <text:p>No. 56, Chaoyang St., Gongliao Dist., New Taipei City 22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十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fen Police Station</text:p>
          </table:table-cell>
          <table:table-cell office:value-type="float" office:value="226" table:style-name="ce11">
            <text:p>226</text:p>
          </table:table-cell>
          <table:table-cell office:value-type="string" table:style-name="ce10">
            <text:p>新北市平溪區十分街283號</text:p>
          </table:table-cell>
          <table:table-cell office:value-type="string" table:style-name="ce10">
            <text:p>02 <text:s/>24958128</text:p>
          </table:table-cell>
          <table:table-cell office:value-type="float" office:value="328587.90299999999" table:style-name="ce11">
            <text:p>328587.903</text:p>
          </table:table-cell>
          <table:table-cell office:value-type="float" office:value="2771057.99" table:style-name="ce14">
            <text:p>2771057.990</text:p>
          </table:table-cell>
          <table:table-cell office:value-type="string" table:style-name="ce10">
            <text:p>No. 283, Shifen St., Pingxi Dist., New Taipei City 22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平溪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Pingxi Police Station</text:p>
          </table:table-cell>
          <table:table-cell office:value-type="float" office:value="226" table:style-name="ce11">
            <text:p>226</text:p>
          </table:table-cell>
          <table:table-cell office:value-type="string" table:style-name="ce10">
            <text:p>新北市平溪區平溪街43之1號</text:p>
          </table:table-cell>
          <table:table-cell office:value-type="string" table:style-name="ce10">
            <text:p>02 <text:s/>24951063</text:p>
          </table:table-cell>
          <table:table-cell office:value-type="float" office:value="324522.13099999999" table:style-name="ce11">
            <text:p>324522.131</text:p>
          </table:table-cell>
          <table:table-cell office:value-type="float" office:value="2768883.6809999999" table:style-name="ce11">
            <text:p>2768883.681</text:p>
          </table:table-cell>
          <table:table-cell office:value-type="string" table:style-name="ce10">
            <text:p>No. 43-1, Pingxi St., Pingxi Dist., New Taipei City 22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平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glin Police Station</text:p>
          </table:table-cell>
          <table:table-cell office:value-type="float" office:value="227" table:style-name="ce11">
            <text:p>227</text:p>
          </table:table-cell>
          <table:table-cell office:value-type="string" table:style-name="ce10">
            <text:p>新北市雙溪區上林里內平林47號</text:p>
          </table:table-cell>
          <table:table-cell office:value-type="string" table:style-name="ce10">
            <text:p>02 <text:s/>24931794</text:p>
          </table:table-cell>
          <table:table-cell office:value-type="float" office:value="334072.73100000003" table:style-name="ce11">
            <text:p>334072.731</text:p>
          </table:table-cell>
          <table:table-cell office:value-type="float" office:value="2769399.5780000002" table:style-name="ce11">
            <text:p>2769399.578</text:p>
          </table:table-cell>
          <table:table-cell office:value-type="string" table:style-name="ce10">
            <text:p>No. 47, Neipinglin, Shuangxi Dist., New Taipei City 227,Taiwan (R.O.C.)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15">
            <text:p>新北市</text:p>
          </table:table-cell>
          <table:table-cell office:value-type="string" table:style-name="ce10">
            <text:p>雙溪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uangxi Police Station</text:p>
          </table:table-cell>
          <table:table-cell office:value-type="float" office:value="227" table:style-name="ce11">
            <text:p>227</text:p>
          </table:table-cell>
          <table:table-cell office:value-type="string" table:style-name="ce16">
            <text:p>新北市雙溪區太平路64號</text:p>
            <text:p>(臨時駐地：新北市貢寮區福隆街2號)</text:p>
          </table:table-cell>
          <table:table-cell office:value-type="string" table:style-name="ce16">
            <text:p>02 24931059</text:p>
            <text:p>02 24975034</text:p>
          </table:table-cell>
          <table:table-cell office:value-type="float" office:value="345366.90399999998" table:style-name="ce11">
            <text:p>345366.904</text:p>
          </table:table-cell>
          <table:table-cell office:value-type="float" office:value="2767885.517" table:style-name="ce11">
            <text:p>2767885.517</text:p>
          </table:table-cell>
          <table:table-cell office:value-type="string" table:style-name="ce10">
            <text:p>No. 64, Taiping Rd., Shuangxi Dist., New Taipei City 227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水湳洞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inandong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洞頂路8號</text:p>
          </table:table-cell>
          <table:table-cell office:value-type="string" table:style-name="ce10">
            <text:p>02 <text:s/>24961529</text:p>
          </table:table-cell>
          <table:table-cell office:value-type="float" office:value="336919.07900000003" table:style-name="ce11">
            <text:p>336919.079</text:p>
          </table:table-cell>
          <table:table-cell office:value-type="float" office:value="2779526.0959999999" table:style-name="ce11">
            <text:p>2779526.096</text:p>
          </table:table-cell>
          <table:table-cell office:value-type="string" table:style-name="ce10">
            <text:p>No. 8, Dongding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瑞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ei-Fang Police Station</text:p>
          </table:table-cell>
          <table:table-cell office:value-type="float" office:value="224" table:style-name="ce11">
            <text:p>224</text:p>
          </table:table-cell>
          <table:table-cell office:value-type="string" table:style-name="ce10">
            <text:p>新北市瑞芳區明燈路3段25號</text:p>
          </table:table-cell>
          <table:table-cell office:value-type="string" table:style-name="ce10">
            <text:p>02 <text:s/>24972141</text:p>
          </table:table-cell>
          <table:table-cell office:value-type="float" office:value="331462.54599999997" table:style-name="ce11">
            <text:p>331462.546</text:p>
          </table:table-cell>
          <table:table-cell office:value-type="float" office:value="2777939.8330000001" table:style-name="ce11">
            <text:p>2777939.833</text:p>
          </table:table-cell>
          <table:table-cell office:value-type="string" table:style-name="ce10">
            <text:p>No. 25, Sec. 3, Mingdeng Rd., Ruifang Dist., New Taipei City 22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蘆洲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uzhou Police Precinct</text:p>
          </table:table-cell>
          <table:table-cell office:value-type="float" office:value="247" table:style-name="ce11">
            <text:p>247</text:p>
          </table:table-cell>
          <table:table-cell office:value-type="string" table:style-name="ce10">
            <text:p>新北市蘆洲區三民路609號</text:p>
          </table:table-cell>
          <table:table-cell office:value-type="string" table:style-name="ce10">
            <text:p>02 <text:s/>22810555</text:p>
          </table:table-cell>
          <table:table-cell office:value-type="float" office:value="296509.76799999998" table:style-name="ce11">
            <text:p>296509.768</text:p>
          </table:table-cell>
          <table:table-cell office:value-type="float" office:value="2775329.1239999998" table:style-name="ce11">
            <text:p>2775329.124</text:p>
          </table:table-cell>
          <table:table-cell office:value-type="string" table:style-name="ce10">
            <text:p>No. 609, Sanmin Rd., Luzhou Dist., New Taipei City 2476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延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Police Station</text:p>
          </table:table-cell>
          <table:table-cell office:value-type="float" office:value="247" table:style-name="ce11">
            <text:p>247</text:p>
          </table:table-cell>
          <table:table-cell office:value-type="string" table:style-name="ce10">
            <text:p>新北市蘆洲區長安街108巷2號</text:p>
          </table:table-cell>
          <table:table-cell office:value-type="string" table:style-name="ce10">
            <text:p>02 <text:s/>82821991</text:p>
          </table:table-cell>
          <table:table-cell office:value-type="float" office:value="296545.359" table:style-name="ce11">
            <text:p>296545.359</text:p>
          </table:table-cell>
          <table:table-cell office:value-type="float" office:value="2774922.0329999998" table:style-name="ce11">
            <text:p>2774922.033</text:p>
          </table:table-cell>
          <table:table-cell office:value-type="string" table:style-name="ce10">
            <text:p>No. 2, Ln. 108, Chang’an St., Luzhou Dist., New Taipei City 2476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更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engliao Police Station</text:p>
          </table:table-cell>
          <table:table-cell office:value-type="float" office:value="248" table:style-name="ce11">
            <text:p>248</text:p>
          </table:table-cell>
          <table:table-cell office:value-type="string" table:style-name="ce10">
            <text:p>新北市五股區中興路2段147號</text:p>
          </table:table-cell>
          <table:table-cell office:value-type="string" table:style-name="ce10">
            <text:p>02 <text:s/>29711126</text:p>
          </table:table-cell>
          <table:table-cell office:value-type="float" office:value="296244.30699999997" table:style-name="ce11">
            <text:p>296244.307</text:p>
          </table:table-cell>
          <table:table-cell office:value-type="float" office:value="2774486.915" table:style-name="ce11">
            <text:p>2774486.915</text:p>
          </table:table-cell>
          <table:table-cell office:value-type="string" table:style-name="ce10">
            <text:p>No. 147, Sec. 2, Zhongxing Rd., Wugu Dist., New Taipei City 2487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成州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zhou Police Station</text:p>
          </table:table-cell>
          <table:table-cell office:value-type="float" office:value="248" table:style-name="ce11">
            <text:p>248</text:p>
          </table:table-cell>
          <table:table-cell office:value-type="string" table:style-name="ce10">
            <text:p>新北市五股區新五路3段342號</text:p>
          </table:table-cell>
          <table:table-cell office:value-type="string" table:style-name="ce10">
            <text:p>02 <text:s/>22921296</text:p>
          </table:table-cell>
          <table:table-cell office:value-type="float" office:value="295161.46299999999" table:style-name="ce11">
            <text:p>295161.463</text:p>
          </table:table-cell>
          <table:table-cell office:value-type="float" office:value="2776010.6439999999" table:style-name="ce11">
            <text:p>2776010.644</text:p>
          </table:table-cell>
          <table:table-cell office:value-type="string" table:style-name="ce10">
            <text:p>No. 342, Sec. 3, Xin 5th Rd., Wugu Dist., New Taipei City 248624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龍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yuan Police Station</text:p>
          </table:table-cell>
          <table:table-cell office:value-type="float" office:value="249" table:style-name="ce11">
            <text:p>249</text:p>
          </table:table-cell>
          <table:table-cell office:value-type="string" table:style-name="ce10">
            <text:p>新北市八里區龍米路1段225號</text:p>
          </table:table-cell>
          <table:table-cell office:value-type="string" table:style-name="ce10">
            <text:p>02 <text:s/>26182245</text:p>
          </table:table-cell>
          <table:table-cell office:value-type="float" office:value="295511.95600000001" table:style-name="ce11">
            <text:p>295511.956</text:p>
          </table:table-cell>
          <table:table-cell office:value-type="float" office:value="2780513.0460000001" table:style-name="ce11">
            <text:p>2780513.046</text:p>
          </table:table-cell>
          <table:table-cell office:value-type="string" table:style-name="ce10">
            <text:p>No. 225, Sec. 1, Longmi Rd., Bali Dist., New Taipei City 249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五股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gu Police Station</text:p>
          </table:table-cell>
          <table:table-cell office:value-type="float" office:value="248" table:style-name="ce11">
            <text:p>248</text:p>
          </table:table-cell>
          <table:table-cell office:value-type="string" table:style-name="ce10">
            <text:p>新北市五股區中興路4段67號</text:p>
          </table:table-cell>
          <table:table-cell office:value-type="string" table:style-name="ce10">
            <text:p>02 <text:s/>22916948</text:p>
          </table:table-cell>
          <table:table-cell office:value-type="float" office:value="294062.12800000003" table:style-name="ce11">
            <text:p>294062.128</text:p>
          </table:table-cell>
          <table:table-cell office:value-type="float" office:value="2775098.2080000001" table:style-name="ce11">
            <text:p>2775098.208</text:p>
          </table:table-cell>
          <table:table-cell office:value-type="string" table:style-name="ce10">
            <text:p>No. 67, Sec. 4, Zhongxing Rd., Wugu Dist., New Taipei City 2487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八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ali Police Station</text:p>
          </table:table-cell>
          <table:table-cell office:value-type="float" office:value="249" table:style-name="ce11">
            <text:p>249</text:p>
          </table:table-cell>
          <table:table-cell office:value-type="string" table:style-name="ce10">
            <text:p>新北市八里區訊塘路37號</text:p>
          </table:table-cell>
          <table:table-cell office:value-type="string" table:style-name="ce10">
            <text:p>02 <text:s/>26101315</text:p>
          </table:table-cell>
          <table:table-cell office:value-type="float" office:value="290079.04200000002" table:style-name="ce11">
            <text:p>290079.042</text:p>
          </table:table-cell>
          <table:table-cell office:value-type="float" office:value="2782005.037" table:style-name="ce11">
            <text:p>2782005.037</text:p>
          </table:table-cell>
          <table:table-cell office:value-type="string" table:style-name="ce10">
            <text:p>No. 37, Xuntang Rd., Bali Dist., New Taipei City 249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247" table:style-name="ce11">
            <text:p>247</text:p>
          </table:table-cell>
          <table:table-cell office:value-type="string" table:style-name="ce10">
            <text:p>新北市蘆洲區三民路609號</text:p>
          </table:table-cell>
          <table:table-cell office:value-type="string" table:style-name="ce10">
            <text:p>02 <text:s/>22823775</text:p>
          </table:table-cell>
          <table:table-cell office:value-type="float" office:value="296509.76799999998" table:style-name="ce11">
            <text:p>296509.768</text:p>
          </table:table-cell>
          <table:table-cell office:value-type="float" office:value="2775329.1239999998" table:style-name="ce11">
            <text:p>2775329.124</text:p>
          </table:table-cell>
          <table:table-cell office:value-type="string" table:style-name="ce10">
            <text:p>No. 609, Sanmin Rd., Luzhou Dist., New Taipei City 2476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蘆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zhou Police Station</text:p>
          </table:table-cell>
          <table:table-cell office:value-type="float" office:value="247" table:style-name="ce11">
            <text:p>247</text:p>
          </table:table-cell>
          <table:table-cell office:value-type="string" table:style-name="ce10">
            <text:p>新北市蘆洲區中山二路92號</text:p>
          </table:table-cell>
          <table:table-cell office:value-type="string" table:style-name="ce10">
            <text:p>02 <text:s/>22813358</text:p>
          </table:table-cell>
          <table:table-cell office:value-type="float" office:value="297701.64799999999" table:style-name="ce11">
            <text:p>297701.648</text:p>
          </table:table-cell>
          <table:table-cell office:value-type="float" office:value="2774938.5469999998" table:style-name="ce11">
            <text:p>2774938.547</text:p>
          </table:table-cell>
          <table:table-cell office:value-type="string" table:style-name="ce10">
            <text:p>No. 92, Zhongshan 2nd Rd., Luzhou Dist., New Taipei City 2475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德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yin Police Station</text:p>
          </table:table-cell>
          <table:table-cell office:value-type="float" office:value="248" table:style-name="ce11">
            <text:p>248</text:p>
          </table:table-cell>
          <table:table-cell office:value-type="string" table:style-name="ce10">
            <text:p>新北市五股區水碓二路1號1樓</text:p>
          </table:table-cell>
          <table:table-cell office:value-type="string" table:style-name="ce10">
            <text:p>02 <text:s/>82923789</text:p>
          </table:table-cell>
          <table:table-cell office:value-type="float" office:value="293425.79399999999" table:style-name="ce11">
            <text:p>293425.794</text:p>
          </table:table-cell>
          <table:table-cell office:value-type="float" office:value="2773741.2749999999" table:style-name="ce11">
            <text:p>2773741.275</text:p>
          </table:table-cell>
          <table:table-cell office:value-type="string" table:style-name="ce10">
            <text:p>1F., No. 1, Shuidui 2nd Rd., Wugu Dist., New Taipei City 2487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集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xian Police Station</text:p>
          </table:table-cell>
          <table:table-cell office:value-type="float" office:value="247" table:style-name="ce11">
            <text:p>247</text:p>
          </table:table-cell>
          <table:table-cell office:value-type="string" table:style-name="ce10">
            <text:p>新北市蘆洲區仁義里集賢路245號1樓</text:p>
          </table:table-cell>
          <table:table-cell office:value-type="string" table:style-name="ce10">
            <text:p>02 <text:s/>82832110</text:p>
          </table:table-cell>
          <table:table-cell office:value-type="float" office:value="298581.859" table:style-name="ce11">
            <text:p>298581.859</text:p>
          </table:table-cell>
          <table:table-cell office:value-type="float" office:value="2775260.11" table:style-name="ce14">
            <text:p>2775260.110</text:p>
          </table:table-cell>
          <table:table-cell office:value-type="string" table:style-name="ce10">
            <text:p>1F., No. 245, Jixian Rd., Luzhou Dist., New Taipei City 24747 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金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nshan Police Precinct</text:p>
          </table:table-cell>
          <table:table-cell office:value-type="float" office:value="208" table:style-name="ce11">
            <text:p>208</text:p>
          </table:table-cell>
          <table:table-cell office:value-type="string" table:style-name="ce10">
            <text:p>新北市金山區民生路65號</text:p>
          </table:table-cell>
          <table:table-cell office:value-type="string" table:style-name="ce10">
            <text:p>02 <text:s/>24986532</text:p>
          </table:table-cell>
          <table:table-cell office:value-type="float" office:value="314556.90299999999" table:style-name="ce11">
            <text:p>314556.903</text:p>
          </table:table-cell>
          <table:table-cell office:value-type="float" office:value="2790336.7650000001" table:style-name="ce11">
            <text:p>2790336.765</text:p>
          </table:table-cell>
          <table:table-cell office:value-type="string" table:style-name="ce10">
            <text:p>No. 65, Minsheng Rd., Jinshan Dist., New Taipei City 2084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中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Jiao Police Station</text:p>
          </table:table-cell>
          <table:table-cell office:value-type="float" office:value="253" table:style-name="ce11">
            <text:p>253</text:p>
          </table:table-cell>
          <table:table-cell office:value-type="string" table:style-name="ce10">
            <text:p>新北市石門區阿里荖14之1號</text:p>
          </table:table-cell>
          <table:table-cell office:value-type="string" table:style-name="ce10">
            <text:p>02 <text:s/>24982136</text:p>
          </table:table-cell>
          <table:table-cell office:value-type="float" office:value="311276.19300000003" table:style-name="ce11">
            <text:p>311276.193</text:p>
          </table:table-cell>
          <table:table-cell office:value-type="float" office:value="2796907.7050000001" table:style-name="ce11">
            <text:p>2796907.705</text:p>
          </table:table-cell>
          <table:table-cell office:value-type="string" table:style-name="ce10">
            <text:p>No. 14-1, Alilao, Shimen Dist., New Taipei City 253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崁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Jiao Police Station</text:p>
          </table:table-cell>
          <table:table-cell office:value-type="float" office:value="207" table:style-name="ce11">
            <text:p>207</text:p>
          </table:table-cell>
          <table:table-cell office:value-type="string" table:style-name="ce10">
            <text:p>新北市萬里區崁腳路38號</text:p>
          </table:table-cell>
          <table:table-cell office:value-type="string" table:style-name="ce10">
            <text:p>02 <text:s/>24922740</text:p>
          </table:table-cell>
          <table:table-cell office:value-type="float" office:value="315600.24400000001" table:style-name="ce11">
            <text:p>315600.244</text:p>
          </table:table-cell>
          <table:table-cell office:value-type="float" office:value="2783708.4070000001" table:style-name="ce11">
            <text:p>2783708.407</text:p>
          </table:table-cell>
          <table:table-cell office:value-type="string" table:style-name="ce10">
            <text:p>No. 38, Kanjiao, Wanli Dist., New Taipei City 207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重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guang Police Station</text:p>
          </table:table-cell>
          <table:table-cell office:value-type="float" office:value="208" table:style-name="ce11">
            <text:p>208</text:p>
          </table:table-cell>
          <table:table-cell office:value-type="string" table:style-name="ce10">
            <text:p>新北市金山區重和里茅埔頭8號</text:p>
          </table:table-cell>
          <table:table-cell office:value-type="string" table:style-name="ce10">
            <text:p>02 <text:s/>24080470</text:p>
          </table:table-cell>
          <table:table-cell office:value-type="float" office:value="310855.19199999998" table:style-name="ce11">
            <text:p>310855.192</text:p>
          </table:table-cell>
          <table:table-cell office:value-type="float" office:value="2789866.1340000001" table:style-name="ce11">
            <text:p>2789866.134</text:p>
          </table:table-cell>
          <table:table-cell office:value-type="string" table:style-name="ce10">
            <text:p>No. 8, Maoputou, Jinshan Dist., New Taipei City 208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乾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anhua Police Station</text:p>
          </table:table-cell>
          <table:table-cell office:value-type="float" office:value="253" table:style-name="ce11">
            <text:p>253</text:p>
          </table:table-cell>
          <table:table-cell office:value-type="string" table:style-name="ce10">
            <text:p>新北市石門區草里里阿里荖14之1號</text:p>
          </table:table-cell>
          <table:table-cell office:value-type="string" table:style-name="ce10">
            <text:p>02 <text:s/>26381274</text:p>
          </table:table-cell>
          <table:table-cell office:value-type="float" office:value="311276.14899999998" table:style-name="ce11">
            <text:p>311276.149</text:p>
          </table:table-cell>
          <table:table-cell office:value-type="float" office:value="2796907.6889999998" table:style-name="ce11">
            <text:p>2796907.689</text:p>
          </table:table-cell>
          <table:table-cell office:value-type="string" table:style-name="ce10">
            <text:p>No. 14-1, Alilao, Shimen Dist., New Taipei City 25343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野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eliu Police Station</text:p>
          </table:table-cell>
          <table:table-cell office:value-type="float" office:value="207" table:style-name="ce11">
            <text:p>207</text:p>
          </table:table-cell>
          <table:table-cell office:value-type="string" table:style-name="ce10">
            <text:p>新北市萬里區野柳里港西9號</text:p>
          </table:table-cell>
          <table:table-cell office:value-type="string" table:style-name="ce10">
            <text:p>02 <text:s/>24922510</text:p>
          </table:table-cell>
          <table:table-cell office:value-type="float" office:value="319030.19500000001" table:style-name="ce11">
            <text:p>319030.195</text:p>
          </table:table-cell>
          <table:table-cell office:value-type="float" office:value="2788527.7760000001" table:style-name="ce11">
            <text:p>2788527.776</text:p>
          </table:table-cell>
          <table:table-cell office:value-type="string" table:style-name="ce10">
            <text:p>No. 9, Gangxi, Wanli Dist., New Taipei City 20744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老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aomei Police Station</text:p>
          </table:table-cell>
          <table:table-cell office:value-type="float" office:value="253" table:style-name="ce11">
            <text:p>253</text:p>
          </table:table-cell>
          <table:table-cell office:value-type="string" table:style-name="ce10">
            <text:p>新北市石門區老梅里老梅路26號</text:p>
          </table:table-cell>
          <table:table-cell office:value-type="string" table:style-name="ce10">
            <text:p>02 <text:s/>26381253</text:p>
          </table:table-cell>
          <table:table-cell office:value-type="float" office:value="304941.86300000001" table:style-name="ce11">
            <text:p>304941.863</text:p>
          </table:table-cell>
          <table:table-cell office:value-type="float" office:value="2797898.9890000001" table:style-name="ce11">
            <text:p>2797898.989</text:p>
          </table:table-cell>
          <table:table-cell office:value-type="string" table:style-name="ce10">
            <text:p>No. 26, Laomei Rd., Shimen Dist., New Taipei City 25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大鵬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eng Police Station</text:p>
          </table:table-cell>
          <table:table-cell office:value-type="float" office:value="207" table:style-name="ce11">
            <text:p>207</text:p>
          </table:table-cell>
          <table:table-cell office:value-type="string" table:style-name="ce10">
            <text:p>新北市萬里區大鵬里加投路81號</text:p>
          </table:table-cell>
          <table:table-cell office:value-type="string" table:style-name="ce10">
            <text:p>02 <text:s/>24982475</text:p>
          </table:table-cell>
          <table:table-cell office:value-type="float" office:value="315166.40700000001" table:style-name="ce11">
            <text:p>315166.407</text:p>
          </table:table-cell>
          <table:table-cell office:value-type="float" office:value="2789462.4780000001" table:style-name="ce11">
            <text:p>2789462.478</text:p>
          </table:table-cell>
          <table:table-cell office:value-type="string" table:style-name="ce10">
            <text:p>No. 81, Wanlijiatou, Wanli Dist., New Taipei City 2074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石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men Police Station</text:p>
          </table:table-cell>
          <table:table-cell office:value-type="float" office:value="253" table:style-name="ce11">
            <text:p>253</text:p>
          </table:table-cell>
          <table:table-cell office:value-type="string" table:style-name="ce10">
            <text:p>新北市石門區中山路64號</text:p>
          </table:table-cell>
          <table:table-cell office:value-type="string" table:style-name="ce10">
            <text:p>02 <text:s/>26381244</text:p>
          </table:table-cell>
          <table:table-cell office:value-type="float" office:value="307140.321" table:style-name="ce11">
            <text:p>307140.321</text:p>
          </table:table-cell>
          <table:table-cell office:value-type="float" office:value="2798109.7149999999" table:style-name="ce11">
            <text:p>2798109.715</text:p>
          </table:table-cell>
          <table:table-cell office:value-type="string" table:style-name="ce10">
            <text:p>No. 64, Zhongshan Rd., Shimen Dist., New Taipei City 25342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金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shan Police Station</text:p>
          </table:table-cell>
          <table:table-cell office:value-type="float" office:value="208" table:style-name="ce11">
            <text:p>208</text:p>
          </table:table-cell>
          <table:table-cell office:value-type="string" table:style-name="ce10">
            <text:p>新北市金山區民生路65號</text:p>
          </table:table-cell>
          <table:table-cell office:value-type="string" table:style-name="ce10">
            <text:p>02 <text:s/>24982009</text:p>
          </table:table-cell>
          <table:table-cell office:value-type="float" office:value="314556.90299999999" table:style-name="ce11">
            <text:p>314556.903</text:p>
          </table:table-cell>
          <table:table-cell office:value-type="float" office:value="2790336.7650000001" table:style-name="ce11">
            <text:p>2790336.765</text:p>
          </table:table-cell>
          <table:table-cell office:value-type="string" table:style-name="ce10">
            <text:p>No. 65, Minsheng Rd., Jinshan Dist., New Taipei City 2084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萬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anLi Police Station</text:p>
          </table:table-cell>
          <table:table-cell office:value-type="float" office:value="207" table:style-name="ce11">
            <text:p>207</text:p>
          </table:table-cell>
          <table:table-cell office:value-type="string" table:style-name="ce10">
            <text:p>新北市萬里區瑪鋉路153號</text:p>
          </table:table-cell>
          <table:table-cell office:value-type="string" table:style-name="ce10">
            <text:p>02 <text:s/>24922122</text:p>
          </table:table-cell>
          <table:table-cell office:value-type="float" office:value="319505.84700000001" table:style-name="ce11">
            <text:p>319505.847</text:p>
          </table:table-cell>
          <table:table-cell office:value-type="float" office:value="2785673.3429999999" table:style-name="ce11">
            <text:p>2785673.343</text:p>
          </table:table-cell>
          <table:table-cell office:value-type="string" table:style-name="ce10">
            <text:p>No. 153, Masu Rd., Wanli Dist., New Taipei City 20745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3">
            <text:p>海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aishan Police Precinct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漢生東路195號</text:p>
          </table:table-cell>
          <table:table-cell office:value-type="string" table:style-name="ce10">
            <text:p>02 <text:s/>29640322</text:p>
          </table:table-cell>
          <table:table-cell office:value-type="float" office:value="297440.56900000002" table:style-name="ce11">
            <text:p>297440.569</text:p>
          </table:table-cell>
          <table:table-cell office:value-type="float" office:value="2767128.6150000002" table:style-name="ce11">
            <text:p>2767128.615</text:p>
          </table:table-cell>
          <table:table-cell office:value-type="string" table:style-name="ce10">
            <text:p>No.195, Hansheng E. Rd., Banqiao Dist., New Taipei City 2206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海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shan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漢生東路195號</text:p>
          </table:table-cell>
          <table:table-cell office:value-type="string" table:style-name="ce10">
            <text:p>02 <text:s/>29574370</text:p>
          </table:table-cell>
          <table:table-cell office:value-type="float" office:value="297440.56900000002" table:style-name="ce11">
            <text:p>297440.569</text:p>
          </table:table-cell>
          <table:table-cell office:value-type="float" office:value="2767128.6150000002" table:style-name="ce11">
            <text:p>2767128.615</text:p>
          </table:table-cell>
          <table:table-cell office:value-type="string" table:style-name="ce10">
            <text:p>No.195, Hansheng E. Rd., Banqiao Dist., New Taipei City 2206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新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hai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英士路151號</text:p>
          </table:table-cell>
          <table:table-cell office:value-type="string" table:style-name="ce10">
            <text:p>02 <text:s/>22586867</text:p>
          </table:table-cell>
          <table:table-cell office:value-type="float" office:value="296419.038" table:style-name="ce11">
            <text:p>296419.038</text:p>
          </table:table-cell>
          <table:table-cell office:value-type="float" office:value="2768519.5389999999" table:style-name="ce11">
            <text:p>2768519.539</text:p>
          </table:table-cell>
          <table:table-cell office:value-type="string" table:style-name="ce10">
            <text:p>No.151, Yingshi Rd., Banqiao Dist., New Taipei City 22051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埔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qian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中山路2段286號</text:p>
          </table:table-cell>
          <table:table-cell office:value-type="string" table:style-name="ce10">
            <text:p>02 <text:s/>29616814</text:p>
          </table:table-cell>
          <table:table-cell office:value-type="float" office:value="298402.64199999999" table:style-name="ce11">
            <text:p>298402.642</text:p>
          </table:table-cell>
          <table:table-cell office:value-type="float" office:value="2767935.8139999998" table:style-name="ce11">
            <text:p>2767935.814</text:p>
          </table:table-cell>
          <table:table-cell office:value-type="string" table:style-name="ce10">
            <text:p>No.286, Sec. 2, Zhongshan Rd., Banqiao Dist., New Taipei City 22068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江翠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cui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吳鳳路50巷36號</text:p>
          </table:table-cell>
          <table:table-cell office:value-type="string" table:style-name="ce10">
            <text:p>02 <text:s/>22521225</text:p>
          </table:table-cell>
          <table:table-cell office:value-type="float" office:value="297416.37099999998" table:style-name="ce11">
            <text:p>297416.371</text:p>
          </table:table-cell>
          <table:table-cell office:value-type="float" office:value="2769216.2459999998" table:style-name="ce11">
            <text:p>2769216.246</text:p>
          </table:table-cell>
          <table:table-cell office:value-type="string" table:style-name="ce10">
            <text:p>No.36, Ln. 50, Wufeng Rd., Banqiao Dist., New Taipei City 22046,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15">
            <text:p>新北市</text:p>
          </table:table-cell>
          <table:table-cell office:value-type="string" table:style-name="ce10">
            <text:p>文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sheng Police Station</text:p>
          </table:table-cell>
          <table:table-cell office:value-type="float" office:value="220" table:style-name="ce11">
            <text:p>220</text:p>
          </table:table-cell>
          <table:table-cell office:value-type="string" table:style-name="ce10">
            <text:p>新北市板橋區大同街14號</text:p>
          </table:table-cell>
          <table:table-cell office:value-type="string" table:style-name="ce10">
            <text:p>02 22583956</text:p>
          </table:table-cell>
          <table:table-cell office:value-type="float" office:value="298175.19699999999" table:style-name="ce11">
            <text:p>298175.197</text:p>
          </table:table-cell>
          <table:table-cell office:value-type="float" office:value="2768838.7510000002" table:style-name="ce11">
            <text:p>2768838.751</text:p>
          </table:table-cell>
          <table:table-cell office:value-type="string" table:style-name="ce10">
            <text:p>No.14, Datong St., Banqiao Dist., New Taipei City 220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2">
            <text:p>桃園市政府警察局</text:p>
          </table:table-cell>
          <table:table-cell table:style-name="ce10"/>
          <table:table-cell office:value-type="string" table:style-name="ce10">
            <text:p>Taoyuan Police Department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縣府路3號</text:p>
          </table:table-cell>
          <table:table-cell office:value-type="string" table:style-name="ce10">
            <text:p>03 3334400</text:p>
          </table:table-cell>
          <table:table-cell office:value-type="float" office:value="280489.34399999998" table:style-name="ce11">
            <text:p>280489.344</text:p>
          </table:table-cell>
          <table:table-cell office:value-type="float" office:value="2765075.7280000001" table:style-name="ce11">
            <text:p>2765075.728</text:p>
          </table:table-cell>
          <table:table-cell office:value-type="string" table:style-name="ce10">
            <text:p>No. 3, Xianfu Rd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桃園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aoyuan Police Police Precinct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力行路258號</text:p>
          </table:table-cell>
          <table:table-cell office:value-type="string" table:style-name="ce10">
            <text:p>03 3323811</text:p>
          </table:table-cell>
          <table:table-cell office:value-type="float" office:value="280176.34700000001" table:style-name="ce11">
            <text:p>280176.347</text:p>
          </table:table-cell>
          <table:table-cell office:value-type="float" office:value="2765836.0890000002" table:style-name="ce11">
            <text:p>2765836.089</text:p>
          </table:table-cell>
          <table:table-cell office:value-type="string" table:style-name="ce10">
            <text:p>No. 258, Lixing Rd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shu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樹仁二街41號</text:p>
          </table:table-cell>
          <table:table-cell office:value-type="string" table:style-name="ce10">
            <text:p>03 3622987</text:p>
          </table:table-cell>
          <table:table-cell office:value-type="float" office:value="282329.56400000001" table:style-name="ce11">
            <text:p>282329.564</text:p>
          </table:table-cell>
          <table:table-cell office:value-type="float" office:value="2763383.1669999999" table:style-name="ce11">
            <text:p>2763383.167</text:p>
          </table:table-cell>
          <table:table-cell office:value-type="string" table:style-name="ce10">
            <text:p>No. 41, Shuren 2nd St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埔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zi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力行路258號</text:p>
          </table:table-cell>
          <table:table-cell office:value-type="string" table:style-name="ce10">
            <text:p>03 3353692</text:p>
          </table:table-cell>
          <table:table-cell office:value-type="float" office:value="280176.34700000001" table:style-name="ce11">
            <text:p>280176.347</text:p>
          </table:table-cell>
          <table:table-cell office:value-type="float" office:value="2765836.0890000002" table:style-name="ce11">
            <text:p>2765836.089</text:p>
          </table:table-cell>
          <table:table-cell office:value-type="string" table:style-name="ce10">
            <text:p>No. 258, Lixing Rd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青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xi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鎮撫街39號</text:p>
          </table:table-cell>
          <table:table-cell office:value-type="string" table:style-name="ce10">
            <text:p>03 3332742</text:p>
          </table:table-cell>
          <table:table-cell office:value-type="float" office:value="281720.08500000002" table:style-name="ce11">
            <text:p>281720.085</text:p>
          </table:table-cell>
          <table:table-cell office:value-type="float" office:value="2765600.1090000002" table:style-name="ce11">
            <text:p>2765600.109</text:p>
          </table:table-cell>
          <table:table-cell office:value-type="string" table:style-name="ce10">
            <text:p>No. 39, Zhenfu St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中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lu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縣府路51號</text:p>
          </table:table-cell>
          <table:table-cell office:value-type="string" table:style-name="ce10">
            <text:p>03 3578385</text:p>
          </table:table-cell>
          <table:table-cell office:value-type="float" office:value="280255.58" table:style-name="ce14">
            <text:p>280255.580</text:p>
          </table:table-cell>
          <table:table-cell office:value-type="float" office:value="2765062.804" table:style-name="ce11">
            <text:p>2765062.804</text:p>
          </table:table-cell>
          <table:table-cell office:value-type="string" table:style-name="ce10">
            <text:p>No. 704, Zhongshan Rd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景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fu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民族路110號</text:p>
          </table:table-cell>
          <table:table-cell office:value-type="string" table:style-name="ce10">
            <text:p>03 3578385</text:p>
          </table:table-cell>
          <table:table-cell office:value-type="float" office:value="281202.10399999999" table:style-name="ce11">
            <text:p>281202.104</text:p>
          </table:table-cell>
          <table:table-cell office:value-type="float" office:value="2764998.2489999998" table:style-name="ce11">
            <text:p>2764998.249</text:p>
          </table:table-cell>
          <table:table-cell office:value-type="string" table:style-name="ce10">
            <text:p>No. 110, Minzu Rd., Taoyuan Dist., Taoyuan City 330, Taiwan (R.O.C.)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9">
            <text:p>桃園市</text:p>
          </table:table-cell>
          <table:table-cell office:value-type="string" table:style-name="ce10">
            <text:p>武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ling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6">
            <text:p>桃園市桃園區復興路137號</text:p>
            <text:p>(臨時駐地：桃園市桃園區朝陽街1段58號)</text:p>
          </table:table-cell>
          <table:table-cell office:value-type="string" table:style-name="ce10">
            <text:p>03 3364224</text:p>
          </table:table-cell>
          <table:table-cell office:value-type="float" office:value="281721.90999999997" table:style-name="ce14">
            <text:p>281721.910</text:p>
          </table:table-cell>
          <table:table-cell office:value-type="float" office:value="2765030.3470000001" table:style-name="ce11">
            <text:p>2765030.347</text:p>
          </table:table-cell>
          <table:table-cell office:value-type="string" table:style-name="ce10">
            <text:p>No. 58, Sec. 1, Chaoyang St., Taoyuan Dist., Taoyuan City <text:s/>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同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an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經國路799號</text:p>
          </table:table-cell>
          <table:table-cell office:value-type="string" table:style-name="ce10">
            <text:p>03 3568289</text:p>
          </table:table-cell>
          <table:table-cell office:value-type="float" office:value="280328.011" table:style-name="ce11">
            <text:p>280328.011</text:p>
          </table:table-cell>
          <table:table-cell office:value-type="float" office:value="2768908.5619999999" table:style-name="ce11">
            <text:p>2768908.562</text:p>
          </table:table-cell>
          <table:table-cell office:value-type="string" table:style-name="ce10">
            <text:p>No. 799, Jingguo Rd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龍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an 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0">
            <text:p>桃園市桃園區國豐一街101號</text:p>
          </table:table-cell>
          <table:table-cell office:value-type="string" table:style-name="ce10">
            <text:p>03 3601975</text:p>
          </table:table-cell>
          <table:table-cell office:value-type="float" office:value="278371.30900000001" table:style-name="ce11">
            <text:p>278371.309</text:p>
          </table:table-cell>
          <table:table-cell office:value-type="float" office:value="2764769.3450000002" table:style-name="ce11">
            <text:p>2764769.345</text:p>
          </table:table-cell>
          <table:table-cell office:value-type="string" table:style-name="ce10">
            <text:p>No. 101, Guofeng 1st St., Taoyuan Dist., Taoyuan City 330, Taiwan (R.O.C.)</text:p>
          </table:table-cell>
          <table:table-cell table:number-columns-repeated="16374" table:style-name="ce4"/>
        </table:table-row>
        <table:table-row table:style-name="ro1">
          <table:table-cell table:style-name="ce9"/>
          <table:table-cell office:value-type="string" table:style-name="ce10">
            <text:p>小檜溪派出所</text:p>
          </table:table-cell>
          <table:table-cell table:style-name="ce10"/>
          <table:table-cell office:value-type="string" table:style-name="ce10">
            <text:p>Xiaokuaixi <text:s/>Police Station</text:p>
          </table:table-cell>
          <table:table-cell office:value-type="float" office:value="330" table:style-name="ce11">
            <text:p>330</text:p>
          </table:table-cell>
          <table:table-cell office:value-type="string" table:style-name="ce16">
            <text:p>桃園市桃園區民光東路286號</text:p>
          </table:table-cell>
          <table:table-cell office:value-type="string" table:style-name="ce10">
            <text:p>03 3580110</text:p>
          </table:table-cell>
          <table:table-cell office:value-type="float" office:value="281598.348" table:style-name="ce11">
            <text:p>281598.348</text:p>
          </table:table-cell>
          <table:table-cell office:value-type="float" office:value="2766561.477" table:style-name="ce11">
            <text:p>2766561.477</text:p>
          </table:table-cell>
          <table:table-cell office:value-type="string" table:style-name="ce10">
            <text:p>No. 286, Minguang E. Rd., Taoyuan Dist., Taoyuan City 330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大園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yuan Police Percinct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中正西路13號</text:p>
          </table:table-cell>
          <table:table-cell office:value-type="string" table:style-name="ce10">
            <text:p>03 3862009</text:p>
          </table:table-cell>
          <table:table-cell office:value-type="float" office:value="269760.47200000001" table:style-name="ce11">
            <text:p>269760.472</text:p>
          </table:table-cell>
          <table:table-cell office:value-type="float" office:value="2772819.517" table:style-name="ce11">
            <text:p>2772819.517</text:p>
          </table:table-cell>
          <table:table-cell office:value-type="string" table:style-name="ce10">
            <text:p>No. 13, Zhongzheng W. Rd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潮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o-Yin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潮音北路473號</text:p>
          </table:table-cell>
          <table:table-cell office:value-type="string" table:style-name="ce10">
            <text:p>03 3862314</text:p>
          </table:table-cell>
          <table:table-cell office:value-type="float" office:value="267279.35999999999" table:style-name="ce14">
            <text:p>267279.360</text:p>
          </table:table-cell>
          <table:table-cell office:value-type="float" office:value="2774777.3259999999" table:style-name="ce11">
            <text:p>2774777.326</text:p>
          </table:table-cell>
          <table:table-cell office:value-type="string" table:style-name="ce10">
            <text:p>No. 473, Chaoyin N. Rd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觀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an-Yin Police Station</text:p>
          </table:table-cell>
          <table:table-cell office:value-type="float" office:value="328" table:style-name="ce11">
            <text:p>328</text:p>
          </table:table-cell>
          <table:table-cell office:value-type="string" table:style-name="ce10">
            <text:p>桃園市觀音區中山路14號</text:p>
          </table:table-cell>
          <table:table-cell office:value-type="string" table:style-name="ce10">
            <text:p>03 4732025</text:p>
          </table:table-cell>
          <table:table-cell office:value-type="float" office:value="258280.48499999999" table:style-name="ce11">
            <text:p>258280.485</text:p>
          </table:table-cell>
          <table:table-cell office:value-type="float" office:value="2769826.3229999999" table:style-name="ce11">
            <text:p>2769826.323</text:p>
          </table:table-cell>
          <table:table-cell office:value-type="string" table:style-name="ce10">
            <text:p>No. 14, Zhongshan Rd., Guanyin Dist., Taoyuan City 32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草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ta Police Station</text:p>
          </table:table-cell>
          <table:table-cell office:value-type="float" office:value="328" table:style-name="ce11">
            <text:p>328</text:p>
          </table:table-cell>
          <table:table-cell office:value-type="string" table:style-name="ce10">
            <text:p>桃園市觀音區大觀路2段77號</text:p>
          </table:table-cell>
          <table:table-cell office:value-type="string" table:style-name="ce10">
            <text:p>03 4830301</text:p>
          </table:table-cell>
          <table:table-cell office:value-type="float" office:value="264431.93300000002" table:style-name="ce11">
            <text:p>264431.933</text:p>
          </table:table-cell>
          <table:table-cell office:value-type="float" office:value="2771017.1510000001" table:style-name="ce11">
            <text:p>2771017.151</text:p>
          </table:table-cell>
          <table:table-cell office:value-type="string" table:style-name="ce10">
            <text:p>No. 77, Sec. 2, Daguan Rd., Guanyin Dist., Taoyuan City 32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新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po Police Station</text:p>
          </table:table-cell>
          <table:table-cell office:value-type="float" office:value="328" table:style-name="ce11">
            <text:p>328</text:p>
          </table:table-cell>
          <table:table-cell office:value-type="string" table:style-name="ce10">
            <text:p>桃園市觀音區中山路2段668號</text:p>
          </table:table-cell>
          <table:table-cell office:value-type="string" table:style-name="ce10">
            <text:p>03 4981001</text:p>
          </table:table-cell>
          <table:table-cell office:value-type="float" office:value="263744.31" table:style-name="ce14">
            <text:p>263744.310</text:p>
          </table:table-cell>
          <table:table-cell office:value-type="float" office:value="2767181.8420000002" table:style-name="ce11">
            <text:p>2767181.842</text:p>
          </table:table-cell>
          <table:table-cell office:value-type="string" table:style-name="ce10">
            <text:p>No. 668, Sec. 2, Zhongshan Rd., Guanyin Dist., Taoyuan City 32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竹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wei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竹圍街10號</text:p>
          </table:table-cell>
          <table:table-cell office:value-type="string" table:style-name="ce10">
            <text:p>03 3835089</text:p>
          </table:table-cell>
          <table:table-cell office:value-type="float" office:value="274585.24400000001" table:style-name="ce11">
            <text:p>274585.244</text:p>
          </table:table-cell>
          <table:table-cell office:value-type="float" office:value="2777314.7409999999" table:style-name="ce11">
            <text:p>2777314.741</text:p>
          </table:table-cell>
          <table:table-cell office:value-type="string" table:style-name="ce10">
            <text:p>No. 10, Zhuwei St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埔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xin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埔心街1號</text:p>
          </table:table-cell>
          <table:table-cell office:value-type="string" table:style-name="ce10">
            <text:p>03 3811684</text:p>
          </table:table-cell>
          <table:table-cell office:value-type="float" office:value="272629.033" table:style-name="ce11">
            <text:p>272629.033</text:p>
          </table:table-cell>
          <table:table-cell office:value-type="float" office:value="2771822.1549999998" table:style-name="ce11">
            <text:p>2771822.155</text:p>
          </table:table-cell>
          <table:table-cell office:value-type="string" table:style-name="ce10">
            <text:p>No. 1, Puxin St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uan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中正西路13號</text:p>
          </table:table-cell>
          <table:table-cell office:value-type="string" table:style-name="ce10">
            <text:p>03 3862804</text:p>
          </table:table-cell>
          <table:table-cell office:value-type="float" office:value="269760.47200000001" table:style-name="ce11">
            <text:p>269760.472</text:p>
          </table:table-cell>
          <table:table-cell office:value-type="float" office:value="2772819.517" table:style-name="ce11">
            <text:p>2772819.517</text:p>
          </table:table-cell>
          <table:table-cell office:value-type="string" table:style-name="ce10">
            <text:p>No. 13, Zhongzheng W. Rd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guo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大園區三和路25號</text:p>
          </table:table-cell>
          <table:table-cell office:value-type="string" table:style-name="ce10">
            <text:p>03 3936118</text:p>
          </table:table-cell>
          <table:table-cell office:value-type="float" office:value="275949.55200000003" table:style-name="ce11">
            <text:p>275949.552</text:p>
          </table:table-cell>
          <table:table-cell office:value-type="float" office:value="2773907.727" table:style-name="ce11">
            <text:p>2773907.727</text:p>
          </table:table-cell>
          <table:table-cell office:value-type="string" table:style-name="ce10">
            <text:p>No. 25, Sanhe Rd., Dayuan Dist., Taoyuan City 33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蘆竹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ujhu <text:s/>Police Precinet</text:p>
          </table:table-cell>
          <table:table-cell office:value-type="float" office:value="338" table:style-name="ce11">
            <text:p>338</text:p>
          </table:table-cell>
          <table:table-cell office:value-type="string" table:style-name="ce10">
            <text:p>桃園市蘆竹區南崁路177號</text:p>
          </table:table-cell>
          <table:table-cell office:value-type="string" table:style-name="ce10">
            <text:p>03 2220307</text:p>
          </table:table-cell>
          <table:table-cell office:value-type="float" office:value="279644.05499999999" table:style-name="ce11">
            <text:p>279644.055</text:p>
          </table:table-cell>
          <table:table-cell office:value-type="float" office:value="2771061.9720000001" table:style-name="ce11">
            <text:p>2771061.972</text:p>
          </table:table-cell>
          <table:table-cell office:value-type="string" table:style-name="ce10">
            <text:p>No. 177, Nankan Rd., Luzhu Dist., Taoyuan City 33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南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Kan Police Station</text:p>
          </table:table-cell>
          <table:table-cell office:value-type="float" office:value="338" table:style-name="ce11">
            <text:p>338</text:p>
          </table:table-cell>
          <table:table-cell office:value-type="string" table:style-name="ce10">
            <text:p>桃園市蘆竹區南崁路177號</text:p>
          </table:table-cell>
          <table:table-cell office:value-type="string" table:style-name="ce10">
            <text:p>03 3223981</text:p>
          </table:table-cell>
          <table:table-cell office:value-type="float" office:value="279644.05499999999" table:style-name="ce11">
            <text:p>279644.055</text:p>
          </table:table-cell>
          <table:table-cell office:value-type="float" office:value="2771061.9720000001" table:style-name="ce11">
            <text:p>2771061.972</text:p>
          </table:table-cell>
          <table:table-cell office:value-type="string" table:style-name="ce10">
            <text:p>No. 177, Nankan Rd., Luzhu Dist., Taoyuan City 33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jhu Police Station</text:p>
          </table:table-cell>
          <table:table-cell office:value-type="float" office:value="338" table:style-name="ce11">
            <text:p>338</text:p>
          </table:table-cell>
          <table:table-cell office:value-type="string" table:style-name="ce10">
            <text:p>桃園市蘆竹區大竹路540號</text:p>
          </table:table-cell>
          <table:table-cell office:value-type="string" table:style-name="ce10">
            <text:p>03 3232704</text:p>
          </table:table-cell>
          <table:table-cell office:value-type="float" office:value="276185.72200000001" table:style-name="ce11">
            <text:p>276185.722</text:p>
          </table:table-cell>
          <table:table-cell office:value-type="float" office:value="2768484.7459999998" table:style-name="ce11">
            <text:p>2768484.746</text:p>
          </table:table-cell>
          <table:table-cell office:value-type="string" table:style-name="ce10">
            <text:p>No. 540, Dazhu Rd., Luzhu Dist., Taoyuan City 33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南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jhu Police Station</text:p>
          </table:table-cell>
          <table:table-cell office:value-type="float" office:value="337" table:style-name="ce11">
            <text:p>337</text:p>
          </table:table-cell>
          <table:table-cell office:value-type="string" table:style-name="ce10">
            <text:p>桃園市蘆竹區南竹路2段99號</text:p>
          </table:table-cell>
          <table:table-cell office:value-type="string" table:style-name="ce10">
            <text:p>03 3121090</text:p>
          </table:table-cell>
          <table:table-cell office:value-type="float" office:value="278737.34600000002" table:style-name="ce11">
            <text:p>278737.346</text:p>
          </table:table-cell>
          <table:table-cell office:value-type="float" office:value="2770390.355" table:style-name="ce11">
            <text:p>2770390.355</text:p>
          </table:table-cell>
          <table:table-cell office:value-type="string" table:style-name="ce10">
            <text:p>No. 99, Sec. 2, Nanzhu Rd., Luzhu Dist., Taoyuan City 33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外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ishe Police Station</text:p>
          </table:table-cell>
          <table:table-cell office:value-type="float" office:value="338" table:style-name="ce11">
            <text:p>338</text:p>
          </table:table-cell>
          <table:table-cell office:value-type="string" table:style-name="ce10">
            <text:p>桃園市蘆竹區山林路2段405號</text:p>
          </table:table-cell>
          <table:table-cell office:value-type="string" table:style-name="ce10">
            <text:p>03 3241749</text:p>
          </table:table-cell>
          <table:table-cell office:value-type="float" office:value="280683.44199999998" table:style-name="ce11">
            <text:p>280683.442</text:p>
          </table:table-cell>
          <table:table-cell office:value-type="float" office:value="2775059.6490000002" table:style-name="ce11">
            <text:p>2775059.649</text:p>
          </table:table-cell>
          <table:table-cell office:value-type="string" table:style-name="ce10">
            <text:p>No. 405, Sec. 2, Shanlin Rd., Luzhu Dist., Taoyuan City 33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大溪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xi Police Police Precinct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復興路一段385號</text:p>
          </table:table-cell>
          <table:table-cell office:value-type="string" table:style-name="ce10">
            <text:p>03 3887643</text:p>
          </table:table-cell>
          <table:table-cell office:value-type="float" office:value="279818.326" table:style-name="ce11">
            <text:p>279818.326</text:p>
          </table:table-cell>
          <table:table-cell office:value-type="float" office:value="2750064.091" table:style-name="ce11">
            <text:p>2750064.091</text:p>
          </table:table-cell>
          <table:table-cell office:value-type="string" table:style-name="ce10">
            <text:p>No.385, Sec. 1, Fuxing Rd., Daxi Dist., Taoyuan City 33559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復興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uxing <text:s/>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中正路2號</text:p>
          </table:table-cell>
          <table:table-cell office:value-type="string" table:style-name="ce10">
            <text:p>03 3822604</text:p>
          </table:table-cell>
          <table:table-cell office:value-type="float" office:value="285481.96999999997" table:style-name="ce14">
            <text:p>285481.970</text:p>
          </table:table-cell>
          <table:table-cell office:value-type="float" office:value="2745241.7820000001" table:style-name="ce11">
            <text:p>2745241.782</text:p>
          </table:table-cell>
          <table:table-cell office:value-type="string" table:style-name="ce10">
            <text:p>No.2, Zhongzheng Rd., Fuxing Dist., Taoyuan City 33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羅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ofu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羅浮里3鄰3號</text:p>
          </table:table-cell>
          <table:table-cell office:value-type="string" table:style-name="ce10">
            <text:p>03 3822606</text:p>
          </table:table-cell>
          <table:table-cell office:value-type="float" office:value="286973.13199999998" table:style-name="ce11">
            <text:p>286973.132</text:p>
          </table:table-cell>
          <table:table-cell office:value-type="float" office:value="2743604.9909999999" table:style-name="ce11">
            <text:p>2743604.991</text:p>
          </table:table-cell>
          <table:table-cell office:value-type="string" table:style-name="ce10">
            <text:p>No.3, 3rd Neighborhood, Luofu, Fuxing Dist., Taoyuan City 33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榮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onghua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高義里11鄰卡義蘭2號</text:p>
          </table:table-cell>
          <table:table-cell office:value-type="string" table:style-name="ce10">
            <text:p>03 3821016</text:p>
          </table:table-cell>
          <table:table-cell office:value-type="float" office:value="285168.68400000001" table:style-name="ce11">
            <text:p>285168.684</text:p>
          </table:table-cell>
          <table:table-cell office:value-type="float" office:value="2736933.0529999998" table:style-name="ce11">
            <text:p>2736933.053</text:p>
          </table:table-cell>
          <table:table-cell office:value-type="string" table:style-name="ce10">
            <text:p>No.2, 11th Neighborhood, Kayilan, Fuxing Dist., Taoyuan City 3364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巴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ling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華陵里9鄰44號</text:p>
          </table:table-cell>
          <table:table-cell office:value-type="string" table:style-name="ce10">
            <text:p>03 3912180</text:p>
          </table:table-cell>
          <table:table-cell office:value-type="float" office:value="290337.01299999998" table:style-name="ce11">
            <text:p>290337.013</text:p>
          </table:table-cell>
          <table:table-cell office:value-type="float" office:value="2731056.14" table:style-name="ce14">
            <text:p>2731056.140</text:p>
          </table:table-cell>
          <table:table-cell office:value-type="string" table:style-name="ce10">
            <text:p>No.44, 9th Neighborhood, Baling, Fuxing Dist., Taoyuan City 3364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奎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ihui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奎輝里4鄰37號</text:p>
          </table:table-cell>
          <table:table-cell office:value-type="string" table:style-name="ce10">
            <text:p>03 3822960</text:p>
          </table:table-cell>
          <table:table-cell office:value-type="float" office:value="283883.92099999997" table:style-name="ce11">
            <text:p>283883.921</text:p>
          </table:table-cell>
          <table:table-cell office:value-type="float" office:value="2743234.9939999999" table:style-name="ce11">
            <text:p>2743234.994</text:p>
          </table:table-cell>
          <table:table-cell office:value-type="string" table:style-name="ce10">
            <text:p>No.37, 4th Neighborhood, Zhongkuihui, Fuxing Dist., Taoyuan City 33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guang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三光里7鄰武道能敢32號</text:p>
          </table:table-cell>
          <table:table-cell office:value-type="string" table:style-name="ce10">
            <text:p>03 3912258</text:p>
          </table:table-cell>
          <table:table-cell office:value-type="float" office:value="287175.158" table:style-name="ce11">
            <text:p>287175.158</text:p>
          </table:table-cell>
          <table:table-cell office:value-type="float" office:value="2729543.6490000002" table:style-name="ce11">
            <text:p>2729543.649</text:p>
          </table:table-cell>
          <table:table-cell office:value-type="string" table:style-name="ce10">
            <text:p>No.32, 7th Neighborhood, Wudaonenggan, Fuxing Dist., Taoyuan City 3364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光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hua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華陵里哈嘎灣10號</text:p>
          </table:table-cell>
          <table:table-cell office:value-type="string" table:style-name="ce10">
            <text:p>03 3912253</text:p>
          </table:table-cell>
          <table:table-cell office:value-type="float" office:value="290408.94099999999" table:style-name="ce11">
            <text:p>290408.941</text:p>
          </table:table-cell>
          <table:table-cell office:value-type="float" office:value="2727669.4279999998" table:style-name="ce11">
            <text:p>2727669.428</text:p>
          </table:table-cell>
          <table:table-cell office:value-type="string" table:style-name="ce10">
            <text:p>No.10, Hagawan, Fuxing Dist., Taoyuan City 3364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霞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yun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霞雲里6鄰21號</text:p>
          </table:table-cell>
          <table:table-cell office:value-type="string" table:style-name="ce10">
            <text:p>03 3822607</text:p>
          </table:table-cell>
          <table:table-cell office:value-type="float" office:value="288805.15899999999" table:style-name="ce11">
            <text:p>288805.159</text:p>
          </table:table-cell>
          <table:table-cell office:value-type="float" office:value="2745519.8659999999" table:style-name="ce11">
            <text:p>2745519.866</text:p>
          </table:table-cell>
          <table:table-cell office:value-type="string" table:style-name="ce10">
            <text:p>No.21, 6th Neighborhood, Xiayun, Fuxing Dist., Taoyuan City 33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長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xing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長興里16鄰29號</text:p>
          </table:table-cell>
          <table:table-cell office:value-type="string" table:style-name="ce10">
            <text:p>03 3822961</text:p>
          </table:table-cell>
          <table:table-cell office:value-type="float" office:value="281046.70299999998" table:style-name="ce11">
            <text:p>281046.703</text:p>
          </table:table-cell>
          <table:table-cell office:value-type="float" office:value="2743619.77" table:style-name="ce14">
            <text:p>2743619.770</text:p>
          </table:table-cell>
          <table:table-cell office:value-type="string" table:style-name="ce10">
            <text:p>No.29, 16th Neighborhood, Toujiao, Fuxing Dist., Taoyuan City 33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溪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ei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羅浮里河流2鄰51之2號</text:p>
          </table:table-cell>
          <table:table-cell office:value-type="string" table:style-name="ce10">
            <text:p>03 3822958</text:p>
          </table:table-cell>
          <table:table-cell office:value-type="float" office:value="287201.63900000002" table:style-name="ce11">
            <text:p>287201.639</text:p>
          </table:table-cell>
          <table:table-cell office:value-type="float" office:value="2744051.1970000002" table:style-name="ce11">
            <text:p>2744051.197</text:p>
          </table:table-cell>
          <table:table-cell office:value-type="string" table:style-name="ce10">
            <text:p>No.51-2, 2nd Neighborhood, Heliu, Fuxing Dist., Taoyuan City 33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yuan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石園路53號</text:p>
          </table:table-cell>
          <table:table-cell office:value-type="string" table:style-name="ce10">
            <text:p>03 3801040</text:p>
          </table:table-cell>
          <table:table-cell office:value-type="float" office:value="276805.75900000002" table:style-name="ce11">
            <text:p>276805.759</text:p>
          </table:table-cell>
          <table:table-cell office:value-type="float" office:value="2752584.47" table:style-name="ce14">
            <text:p>2752584.470</text:p>
          </table:table-cell>
          <table:table-cell office:value-type="string" table:style-name="ce10">
            <text:p>No.53, Shiyuan Rd., Daxi Dist., Taoyuan City 3355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圳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unding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公園路46號</text:p>
          </table:table-cell>
          <table:table-cell office:value-type="string" table:style-name="ce10">
            <text:p>03 3801287</text:p>
          </table:table-cell>
          <table:table-cell office:value-type="float" office:value="278669.43199999997" table:style-name="ce11">
            <text:p>278669.432</text:p>
          </table:table-cell>
          <table:table-cell office:value-type="float" office:value="2755289.3689999999" table:style-name="ce11">
            <text:p>2755289.369</text:p>
          </table:table-cell>
          <table:table-cell office:value-type="string" table:style-name="ce10">
            <text:p>No.46, Gongyuan Rd., Daxi Dist., Taoyuan City 3354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內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zha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內柵路1段56號</text:p>
          </table:table-cell>
          <table:table-cell office:value-type="string" table:style-name="ce10">
            <text:p>03 3883849</text:p>
          </table:table-cell>
          <table:table-cell office:value-type="float" office:value="278420.37099999998" table:style-name="ce11">
            <text:p>278420.371</text:p>
          </table:table-cell>
          <table:table-cell office:value-type="float" office:value="2750226.3909999998" table:style-name="ce11">
            <text:p>2750226.391</text:p>
          </table:table-cell>
          <table:table-cell office:value-type="string" table:style-name="ce10">
            <text:p>No.56, Sec. 1, Neizha Rd., Daxi Dist., Taoyuan City 3355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中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n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大鶯路1479號</text:p>
          </table:table-cell>
          <table:table-cell office:value-type="string" table:style-name="ce10">
            <text:p>03 3801853</text:p>
          </table:table-cell>
          <table:table-cell office:value-type="float" office:value="282154.38299999997" table:style-name="ce11">
            <text:p>282154.383</text:p>
          </table:table-cell>
          <table:table-cell office:value-type="float" office:value="2758093.1639999999" table:style-name="ce11">
            <text:p>2758093.164</text:p>
          </table:table-cell>
          <table:table-cell office:value-type="string" table:style-name="ce10">
            <text:p>No.1479, Daying Rd., Daxi Dist., Taoyuan City 3355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百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ji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復興路二段209號</text:p>
          </table:table-cell>
          <table:table-cell office:value-type="string" table:style-name="ce10">
            <text:p>03 3885884</text:p>
          </table:table-cell>
          <table:table-cell office:value-type="float" office:value="281264.78399999999" table:style-name="ce11">
            <text:p>281264.784</text:p>
          </table:table-cell>
          <table:table-cell office:value-type="float" office:value="2746443.196" table:style-name="ce11">
            <text:p>2746443.196</text:p>
          </table:table-cell>
          <table:table-cell office:value-type="string" table:style-name="ce10">
            <text:p>No.209, Sec. 2, Fuxing Rd., Daxi Dist., Taoyuan City 33558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336" table:style-name="ce11">
            <text:p>336</text:p>
          </table:table-cell>
          <table:table-cell office:value-type="string" table:style-name="ce10">
            <text:p>桃園市復興區三民里水流東路43號</text:p>
          </table:table-cell>
          <table:table-cell office:value-type="string" table:style-name="ce10">
            <text:p>03 3825605</text:p>
          </table:table-cell>
          <table:table-cell office:value-type="float" office:value="283470.18599999999" table:style-name="ce11">
            <text:p>283470.186</text:p>
          </table:table-cell>
          <table:table-cell office:value-type="float" office:value="2747233.9569999999" table:style-name="ce11">
            <text:p>2747233.957</text:p>
          </table:table-cell>
          <table:table-cell office:value-type="string" table:style-name="ce10">
            <text:p>No.43, Shuiliudong, Fuxing Dist., Taoyuan City 336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層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ceng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復興路1段890號</text:p>
          </table:table-cell>
          <table:table-cell office:value-type="string" table:style-name="ce10">
            <text:p>03 3882349</text:p>
          </table:table-cell>
          <table:table-cell office:value-type="float" office:value="278974.19099999999" table:style-name="ce11">
            <text:p>278974.191</text:p>
          </table:table-cell>
          <table:table-cell office:value-type="float" office:value="2749105.4249999998" table:style-name="ce11">
            <text:p>2749105.425</text:p>
          </table:table-cell>
          <table:table-cell office:value-type="string" table:style-name="ce10">
            <text:p>No.890, Sec. 1, Fuxing Rd., Daxi Dist., Taoyuan City 33559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永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fu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信義路1127號</text:p>
          </table:table-cell>
          <table:table-cell office:value-type="string" table:style-name="ce10">
            <text:p>03 3885802</text:p>
          </table:table-cell>
          <table:table-cell office:value-type="float" office:value="282739.39500000002" table:style-name="ce11">
            <text:p>282739.395</text:p>
          </table:table-cell>
          <table:table-cell office:value-type="float" office:value="2754096.0279999999" table:style-name="ce11">
            <text:p>2754096.028</text:p>
          </table:table-cell>
          <table:table-cell office:value-type="string" table:style-name="ce10">
            <text:p>No.1127, Xinyi Rd., Daxi Dist., Taoyuan City 3355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南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ya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復興路66號</text:p>
          </table:table-cell>
          <table:table-cell office:value-type="string" table:style-name="ce10">
            <text:p>03 3883720</text:p>
          </table:table-cell>
          <table:table-cell office:value-type="float" office:value="279330.51799999998" table:style-name="ce11">
            <text:p>279330.518</text:p>
          </table:table-cell>
          <table:table-cell office:value-type="float" office:value="2752485.2829999998" table:style-name="ce11">
            <text:p>2752485.283</text:p>
          </table:table-cell>
          <table:table-cell office:value-type="string" table:style-name="ce10">
            <text:p>No. 66, Fuxing Rd., Daxi Dist., Taoyuan City 33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福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an Police Station</text:p>
          </table:table-cell>
          <table:table-cell office:value-type="float" office:value="335" table:style-name="ce11">
            <text:p>335</text:p>
          </table:table-cell>
          <table:table-cell office:value-type="string" table:style-name="ce10">
            <text:p>桃園市大溪區福安里猴洞坑19之2號</text:p>
          </table:table-cell>
          <table:table-cell office:value-type="string" table:style-name="ce10">
            <text:p>03 3888767</text:p>
          </table:table-cell>
          <table:table-cell office:value-type="float" office:value="278958.60200000001" table:style-name="ce11">
            <text:p>278958.602</text:p>
          </table:table-cell>
          <table:table-cell office:value-type="float" office:value="2749107.2919999999" table:style-name="ce11">
            <text:p>2749107.292</text:p>
          </table:table-cell>
          <table:table-cell office:value-type="string" table:style-name="ce10">
            <text:p>No.19-2, Houdongkeng, Daxi Dist., Taoyuan City 33559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中壢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ongli Police Police Precinct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延平路607號</text:p>
          </table:table-cell>
          <table:table-cell office:value-type="string" table:style-name="ce10">
            <text:p>03 4221460</text:p>
          </table:table-cell>
          <table:table-cell office:value-type="float" office:value="272455.50799999997" table:style-name="ce11">
            <text:p>272455.508</text:p>
          </table:table-cell>
          <table:table-cell office:value-type="float" office:value="2760710.89" table:style-name="ce14">
            <text:p>2760710.890</text:p>
          </table:table-cell>
          <table:table-cell office:value-type="string" table:style-name="ce10">
            <text:p>No. 607, Yanping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文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hua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吉林路60號</text:p>
          </table:table-cell>
          <table:table-cell office:value-type="string" table:style-name="ce10">
            <text:p>03 4528348</text:p>
          </table:table-cell>
          <table:table-cell office:value-type="float" office:value="274767.158" table:style-name="ce11">
            <text:p>274767.158</text:p>
          </table:table-cell>
          <table:table-cell office:value-type="float" office:value="2763474.514" table:style-name="ce11">
            <text:p>2763474.514</text:p>
          </table:table-cell>
          <table:table-cell office:value-type="string" table:style-name="ce10">
            <text:p>No. 60, Jilin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仁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ai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華美一路101號</text:p>
          </table:table-cell>
          <table:table-cell office:value-type="string" table:style-name="ce10">
            <text:p>03 4563524</text:p>
          </table:table-cell>
          <table:table-cell office:value-type="float" office:value="275842.93599999999" table:style-name="ce11">
            <text:p>275842.936</text:p>
          </table:table-cell>
          <table:table-cell office:value-type="float" office:value="2760801.7650000001" table:style-name="ce11">
            <text:p>2760801.765</text:p>
          </table:table-cell>
          <table:table-cell office:value-type="string" table:style-name="ce10">
            <text:p>No. 101, Huamei 1st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興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guo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志廣路38號</text:p>
          </table:table-cell>
          <table:table-cell office:value-type="string" table:style-name="ce10">
            <text:p>03 4258325</text:p>
          </table:table-cell>
          <table:table-cell office:value-type="float" office:value="271073.12300000002" table:style-name="ce11">
            <text:p>271073.123</text:p>
          </table:table-cell>
          <table:table-cell office:value-type="float" office:value="2761428.87" table:style-name="ce14">
            <text:p>2761428.870</text:p>
          </table:table-cell>
          <table:table-cell office:value-type="string" table:style-name="ce10">
            <text:p>No. 38, Zhiguang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龍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xing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龍勇路141號</text:p>
          </table:table-cell>
          <table:table-cell office:value-type="string" table:style-name="ce10">
            <text:p>03 4285776</text:p>
          </table:table-cell>
          <table:table-cell office:value-type="float" office:value="273686.79599999997" table:style-name="ce11">
            <text:p>273686.796</text:p>
          </table:table-cell>
          <table:table-cell office:value-type="float" office:value="2758979.648" table:style-name="ce11">
            <text:p>2758979.648</text:p>
          </table:table-cell>
          <table:table-cell office:value-type="string" table:style-name="ce10">
            <text:p>No. 141, Longyong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un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崇德路137號</text:p>
          </table:table-cell>
          <table:table-cell office:value-type="string" table:style-name="ce10">
            <text:p>03 4982260</text:p>
          </table:table-cell>
          <table:table-cell office:value-type="float" office:value="268274.647" table:style-name="ce11">
            <text:p>268274.647</text:p>
          </table:table-cell>
          <table:table-cell office:value-type="float" office:value="2764696.0989999999" table:style-name="ce11">
            <text:p>2764696.099</text:p>
          </table:table-cell>
          <table:table-cell office:value-type="string" table:style-name="ce10">
            <text:p>No. 137, Chongde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中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fu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南園二路86號</text:p>
          </table:table-cell>
          <table:table-cell office:value-type="string" table:style-name="ce10">
            <text:p>03 4523093</text:p>
          </table:table-cell>
          <table:table-cell office:value-type="float" office:value="273568.14199999999" table:style-name="ce11">
            <text:p>273568.142</text:p>
          </table:table-cell>
          <table:table-cell office:value-type="float" office:value="2762675.02" table:style-name="ce14">
            <text:p>2762675.020</text:p>
          </table:table-cell>
          <table:table-cell office:value-type="string" table:style-name="ce10">
            <text:p>No. 86, Nanyuan 2nd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7">
            <text:p>桃園市</text:p>
          </table:table-cell>
          <table:table-cell office:value-type="string" table:style-name="ce5">
            <text:p>內壢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Neili Police Station</text:p>
          </table:table-cell>
          <table:table-cell office:value-type="float" office:value="320" table:style-name="ce6">
            <text:p>320</text:p>
          </table:table-cell>
          <table:table-cell office:value-type="string" table:style-name="ce5">
            <text:p>桃園市中壢區興農路28號</text:p>
          </table:table-cell>
          <table:table-cell office:value-type="string" table:style-name="ce5">
            <text:p>03 4553845</text:p>
          </table:table-cell>
          <table:table-cell office:value-type="float" office:value="275783.22899999999" table:style-name="ce6">
            <text:p>275783.229</text:p>
          </table:table-cell>
          <table:table-cell office:value-type="float" office:value="2762771.46" table:style-name="ce6">
            <text:p>2762771.46</text:p>
          </table:table-cell>
          <table:table-cell office:value-type="string" table:style-name="ce5">
            <text:p>No. 28, Xingnong Rd., Zhongli Dist., Taoyuan City 320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普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ren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中山東路二段361號</text:p>
          </table:table-cell>
          <table:table-cell office:value-type="string" table:style-name="ce10">
            <text:p>03 4562912</text:p>
          </table:table-cell>
          <table:table-cell office:value-type="float" office:value="274554.98499999999" table:style-name="ce11">
            <text:p>274554.985</text:p>
          </table:table-cell>
          <table:table-cell office:value-type="float" office:value="2760182.4980000001" table:style-name="ce11">
            <text:p>2760182.498</text:p>
          </table:table-cell>
          <table:table-cell office:value-type="string" table:style-name="ce10">
            <text:p>No. 361, Sec. 2, Zhongshan E.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中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li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延平路607號</text:p>
          </table:table-cell>
          <table:table-cell office:value-type="string" table:style-name="ce10">
            <text:p>03 4222030</text:p>
          </table:table-cell>
          <table:table-cell office:value-type="float" office:value="272455.50799999997" table:style-name="ce11">
            <text:p>272455.508</text:p>
          </table:table-cell>
          <table:table-cell office:value-type="float" office:value="2760710.89" table:style-name="ce14">
            <text:p>2760710.890</text:p>
          </table:table-cell>
          <table:table-cell office:value-type="string" table:style-name="ce10">
            <text:p>No. 607, Yanping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自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iqiang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強國路68號</text:p>
          </table:table-cell>
          <table:table-cell office:value-type="string" table:style-name="ce10">
            <text:p>03 2854333</text:p>
          </table:table-cell>
          <table:table-cell office:value-type="float" office:value="276091.83199999999" table:style-name="ce11">
            <text:p>276091.832</text:p>
          </table:table-cell>
          <table:table-cell office:value-type="float" office:value="2762253.9330000002" table:style-name="ce11">
            <text:p>2762253.933</text:p>
          </table:table-cell>
          <table:table-cell office:value-type="string" table:style-name="ce10">
            <text:p>No. 68, Qiangguo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青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pu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中壢區青埔路1段67號</text:p>
          </table:table-cell>
          <table:table-cell office:value-type="string" table:style-name="ce10">
            <text:p>03 4531468</text:p>
          </table:table-cell>
          <table:table-cell office:value-type="float" office:value="271246.81099999999" table:style-name="ce11">
            <text:p>271246.811</text:p>
          </table:table-cell>
          <table:table-cell office:value-type="float" office:value="2767339.9720000001" table:style-name="ce11">
            <text:p>2767339.972</text:p>
          </table:table-cell>
          <table:table-cell office:value-type="string" table:style-name="ce10">
            <text:p>No. 67, Sec. 1, Qingpu Rd., Zhongli Dist., Taoyuan City 32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楊梅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angmei <text:s/>Police Police Precinct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中山路123號</text:p>
          </table:table-cell>
          <table:table-cell office:value-type="string" table:style-name="ce10">
            <text:p>03 4755749</text:p>
          </table:table-cell>
          <table:table-cell office:value-type="float" office:value="264757.33600000001" table:style-name="ce11">
            <text:p>264757.336</text:p>
          </table:table-cell>
          <table:table-cell office:value-type="float" office:value="2755463.659" table:style-name="ce11">
            <text:p>2755463.659</text:p>
          </table:table-cell>
          <table:table-cell office:value-type="string" table:style-name="ce10">
            <text:p>No. 123, Zhongshan Rd., Yangmei Dist., Taoyuan City 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頭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Jhou Police Station</text:p>
          </table:table-cell>
          <table:table-cell office:value-type="float" office:value="327" table:style-name="ce11">
            <text:p>327</text:p>
          </table:table-cell>
          <table:table-cell office:value-type="string" table:style-name="ce10">
            <text:p>桃園市新屋區頭洲里中山東路二段757號</text:p>
          </table:table-cell>
          <table:table-cell office:value-type="string" table:style-name="ce10">
            <text:p>03 4909508</text:p>
          </table:table-cell>
          <table:table-cell office:value-type="float" office:value="264765.685" table:style-name="ce11">
            <text:p>264765.685</text:p>
          </table:table-cell>
          <table:table-cell office:value-type="float" office:value="2761693.0989999999" table:style-name="ce11">
            <text:p>2761693.099</text:p>
          </table:table-cell>
          <table:table-cell office:value-type="string" table:style-name="ce10">
            <text:p>No. 757, Sec. 2, Zhongshan E. Rd., Xinwu Dist., Taoyuan City 32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幼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ushi Police Station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幼獅路1段458號</text:p>
          </table:table-cell>
          <table:table-cell office:value-type="string" table:style-name="ce10">
            <text:p>03 4643521</text:p>
          </table:table-cell>
          <table:table-cell office:value-type="float" office:value="267653.908" table:style-name="ce11">
            <text:p>267653.908</text:p>
          </table:table-cell>
          <table:table-cell office:value-type="float" office:value="2757642.9759999998" table:style-name="ce11">
            <text:p>2757642.976</text:p>
          </table:table-cell>
          <table:table-cell office:value-type="string" table:style-name="ce10">
            <text:p>No. 458, Sec. 1, Youshi Rd., Yangmei Dist., Taoyuan City <text:s/>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上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ghu Police Station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楊湖路3段239號</text:p>
          </table:table-cell>
          <table:table-cell office:value-type="string" table:style-name="ce10">
            <text:p>03 4721721</text:p>
          </table:table-cell>
          <table:table-cell office:value-type="float" office:value="259586.88099999999" table:style-name="ce11">
            <text:p>259586.881</text:p>
          </table:table-cell>
          <table:table-cell office:value-type="float" office:value="2756103.0410000002" table:style-name="ce11">
            <text:p>2756103.041</text:p>
          </table:table-cell>
          <table:table-cell office:value-type="string" table:style-name="ce10">
            <text:p>No. 239, Sec. 3, Yanghu Rd., Yangmei Dist., Taoyuan City 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新屋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nwu Police Station</text:p>
          </table:table-cell>
          <table:table-cell office:value-type="float" office:value="327" table:style-name="ce11">
            <text:p>327</text:p>
          </table:table-cell>
          <table:table-cell office:value-type="string" table:style-name="ce10">
            <text:p>桃園市新屋區中山路241號</text:p>
          </table:table-cell>
          <table:table-cell office:value-type="string" table:style-name="ce10">
            <text:p>03 4772014</text:p>
          </table:table-cell>
          <table:table-cell office:value-type="float" office:value="260762.21" table:style-name="ce14">
            <text:p>260762.210</text:p>
          </table:table-cell>
          <table:table-cell office:value-type="float" office:value="2762720.2289999998" table:style-name="ce11">
            <text:p>2762720.229</text:p>
          </table:table-cell>
          <table:table-cell office:value-type="string" table:style-name="ce10">
            <text:p>No. 241, Zhongshan Rd., Xinwu Dist., Taoyuan City 32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永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an Police Station</text:p>
          </table:table-cell>
          <table:table-cell office:value-type="float" office:value="327" table:style-name="ce11">
            <text:p>327</text:p>
          </table:table-cell>
          <table:table-cell office:value-type="string" table:style-name="ce10">
            <text:p>桃園市新屋區中山西路3段62號</text:p>
          </table:table-cell>
          <table:table-cell office:value-type="string" table:style-name="ce10">
            <text:p>03 4861092</text:p>
          </table:table-cell>
          <table:table-cell office:value-type="float" office:value="254527.61499999999" table:style-name="ce11">
            <text:p>254527.615</text:p>
          </table:table-cell>
          <table:table-cell office:value-type="float" office:value="2764401.1009999998" table:style-name="ce11">
            <text:p>2764401.101</text:p>
          </table:table-cell>
          <table:table-cell office:value-type="string" table:style-name="ce10">
            <text:p>No. 62, Sec. 3, Zhongshan W. Rd., Xinwu Dist., Taoyuan City 32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o Police Station</text:p>
          </table:table-cell>
          <table:table-cell office:value-type="float" office:value="327" table:style-name="ce11">
            <text:p>327</text:p>
          </table:table-cell>
          <table:table-cell office:value-type="string" table:style-name="ce10">
            <text:p>桃園市新屋區三角堀94號</text:p>
          </table:table-cell>
          <table:table-cell office:value-type="string" table:style-name="ce10">
            <text:p>03 4768410</text:p>
          </table:table-cell>
          <table:table-cell office:value-type="float" office:value="253890.54699999999" table:style-name="ce11">
            <text:p>253890.547</text:p>
          </table:table-cell>
          <table:table-cell office:value-type="float" office:value="2761249.6120000002" table:style-name="ce11">
            <text:p>2761249.612</text:p>
          </table:table-cell>
          <table:table-cell office:value-type="string" table:style-name="ce10">
            <text:p>No. 94, Sanjiaoku, Xinwu Dist., Taoyuan City 32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富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gang Police Station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富源街22號</text:p>
          </table:table-cell>
          <table:table-cell office:value-type="string" table:style-name="ce10">
            <text:p>03 4721794</text:p>
          </table:table-cell>
          <table:table-cell office:value-type="float" office:value="258264.024" table:style-name="ce11">
            <text:p>258264.024</text:p>
          </table:table-cell>
          <table:table-cell office:value-type="float" office:value="2758640.4870000002" table:style-name="ce11">
            <text:p>2758640.487</text:p>
          </table:table-cell>
          <table:table-cell office:value-type="string" table:style-name="ce10">
            <text:p>No. 22, Fuyuan St., Yangmei Dist., Taoyuan City 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草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nan Police Station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永美路237號</text:p>
          </table:table-cell>
          <table:table-cell office:value-type="string" table:style-name="ce10">
            <text:p>03 4826278</text:p>
          </table:table-cell>
          <table:table-cell office:value-type="float" office:value="268548.12400000001" table:style-name="ce11">
            <text:p>268548.124</text:p>
          </table:table-cell>
          <table:table-cell office:value-type="float" office:value="2756777.0049999999" table:style-name="ce11">
            <text:p>2756777.005</text:p>
          </table:table-cell>
          <table:table-cell office:value-type="string" table:style-name="ce10">
            <text:p>No. 237, Yongmei Rd., Yangmei Dist., Taoyuan City 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楊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gmei Police Station</text:p>
          </table:table-cell>
          <table:table-cell office:value-type="float" office:value="326" table:style-name="ce11">
            <text:p>326</text:p>
          </table:table-cell>
          <table:table-cell office:value-type="string" table:style-name="ce10">
            <text:p>桃園市楊梅區中山路123號</text:p>
          </table:table-cell>
          <table:table-cell office:value-type="string" table:style-name="ce10">
            <text:p>03 4782007</text:p>
          </table:table-cell>
          <table:table-cell office:value-type="float" office:value="264757.33600000001" table:style-name="ce11">
            <text:p>264757.336</text:p>
          </table:table-cell>
          <table:table-cell office:value-type="float" office:value="2755463.659" table:style-name="ce11">
            <text:p>2755463.659</text:p>
          </table:table-cell>
          <table:table-cell office:value-type="string" table:style-name="ce10">
            <text:p>No. 123, Zhongshan Rd., Yangmei Dist., Taoyuan City 32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平鎮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Pingjhen Police Police Precinct</text:p>
          </table:table-cell>
          <table:table-cell office:value-type="float" office:value="324" table:style-name="ce11">
            <text:p>324</text:p>
          </table:table-cell>
          <table:table-cell office:value-type="string" table:style-name="ce10">
            <text:p>桃園市平鎮區中庸路123號</text:p>
          </table:table-cell>
          <table:table-cell office:value-type="string" table:style-name="ce10">
            <text:p>03 4390218</text:p>
          </table:table-cell>
          <table:table-cell office:value-type="float" office:value="270964.84499999997" table:style-name="ce11">
            <text:p>270964.845</text:p>
          </table:table-cell>
          <table:table-cell office:value-type="float" office:value="2756163.0980000002" table:style-name="ce11">
            <text:p>2756163.098</text:p>
          </table:table-cell>
          <table:table-cell office:value-type="string" table:style-name="ce10">
            <text:p>No. 123, Zhongyong Rd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北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ei-Shih Police Station</text:p>
          </table:table-cell>
          <table:table-cell office:value-type="float" office:value="324" table:style-name="ce11">
            <text:p>324</text:p>
          </table:table-cell>
          <table:table-cell office:value-type="string" table:style-name="ce10">
            <text:p>桃園市平鎮區振平街228號</text:p>
          </table:table-cell>
          <table:table-cell office:value-type="string" table:style-name="ce10">
            <text:p>03 4282206</text:p>
          </table:table-cell>
          <table:table-cell office:value-type="float" office:value="272299.76799999998" table:style-name="ce11">
            <text:p>272299.768</text:p>
          </table:table-cell>
          <table:table-cell office:value-type="float" office:value="2759363.2179999999" table:style-name="ce11">
            <text:p>2759363.218</text:p>
          </table:table-cell>
          <table:table-cell office:value-type="string" table:style-name="ce10">
            <text:p>No. 228, Zhenping St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宋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ungwu Police Station</text:p>
          </table:table-cell>
          <table:table-cell office:value-type="float" office:value="324" table:style-name="ce11">
            <text:p>324</text:p>
          </table:table-cell>
          <table:table-cell office:value-type="string" table:style-name="ce10">
            <text:p>桃園市平鎮區延平路2段412號</text:p>
          </table:table-cell>
          <table:table-cell office:value-type="string" table:style-name="ce10">
            <text:p>03 4938381</text:p>
          </table:table-cell>
          <table:table-cell office:value-type="float" office:value="270831.97499999998" table:style-name="ce11">
            <text:p>270831.975</text:p>
          </table:table-cell>
          <table:table-cell office:value-type="float" office:value="2759450.8489999999" table:style-name="ce11">
            <text:p>2759450.849</text:p>
          </table:table-cell>
          <table:table-cell office:value-type="string" table:style-name="ce10">
            <text:p>No. 412, Sec. 2, Yanping Rd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平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jhen Police Station</text:p>
          </table:table-cell>
          <table:table-cell office:value-type="float" office:value="324" table:style-name="ce11">
            <text:p>324</text:p>
          </table:table-cell>
          <table:table-cell office:value-type="string" table:style-name="ce10">
            <text:p>桃園市平鎮區中庸路123號</text:p>
          </table:table-cell>
          <table:table-cell office:value-type="string" table:style-name="ce10">
            <text:p>03 4391280</text:p>
          </table:table-cell>
          <table:table-cell office:value-type="float" office:value="270964.84499999997" table:style-name="ce11">
            <text:p>270964.845</text:p>
          </table:table-cell>
          <table:table-cell office:value-type="float" office:value="2756163.0980000002" table:style-name="ce11">
            <text:p>2756163.098</text:p>
          </table:table-cell>
          <table:table-cell office:value-type="string" table:style-name="ce10">
            <text:p>No. 123, Zhongyong Rd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建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an Police Station</text:p>
          </table:table-cell>
          <table:table-cell office:value-type="float" office:value="324" table:style-name="ce11">
            <text:p>324</text:p>
          </table:table-cell>
          <table:table-cell office:value-type="string" table:style-name="ce10">
            <text:p>桃園市平鎮區金陵路5段108號</text:p>
          </table:table-cell>
          <table:table-cell office:value-type="string" table:style-name="ce10">
            <text:p>03 4502331</text:p>
          </table:table-cell>
          <table:table-cell office:value-type="float" office:value="273347.01799999998" table:style-name="ce11">
            <text:p>273347.018</text:p>
          </table:table-cell>
          <table:table-cell office:value-type="float" office:value="2755738.182" table:style-name="ce11">
            <text:p>2755738.182</text:p>
          </table:table-cell>
          <table:table-cell office:value-type="string" table:style-name="ce10">
            <text:p>No. 108, Sec. 5, Jinling Rd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龍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ggang Police Station</text:p>
          </table:table-cell>
          <table:table-cell office:value-type="float" office:value="320" table:style-name="ce11">
            <text:p>320</text:p>
          </table:table-cell>
          <table:table-cell office:value-type="string" table:style-name="ce10">
            <text:p>桃園市平鎮區龍南路141號</text:p>
          </table:table-cell>
          <table:table-cell office:value-type="string" table:style-name="ce10">
            <text:p>03 4503245</text:p>
          </table:table-cell>
          <table:table-cell office:value-type="float" office:value="274974.23100000003" table:style-name="ce11">
            <text:p>274974.231</text:p>
          </table:table-cell>
          <table:table-cell office:value-type="float" office:value="2757369.7919999999" table:style-name="ce11">
            <text:p>2757369.792</text:p>
          </table:table-cell>
          <table:table-cell office:value-type="string" table:style-name="ce10">
            <text:p>No. 141, Longnan Rd., Pingzhen Dist., Taoyuan City 32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龜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Guishan Police Police Precinct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自強南路123號</text:p>
          </table:table-cell>
          <table:table-cell office:value-type="string" table:style-name="ce10">
            <text:p>03 3292701</text:p>
          </table:table-cell>
          <table:table-cell office:value-type="float" office:value="284116.973" table:style-name="ce11">
            <text:p>284116.973</text:p>
          </table:table-cell>
          <table:table-cell office:value-type="float" office:value="2764874.6129999999" table:style-name="ce11">
            <text:p>2764874.613</text:p>
          </table:table-cell>
          <table:table-cell office:value-type="string" table:style-name="ce10">
            <text:p>No. 123, Ziqiang S.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龜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ishan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萬壽路2段931號</text:p>
          </table:table-cell>
          <table:table-cell office:value-type="string" table:style-name="ce10">
            <text:p>03 3202554</text:p>
          </table:table-cell>
          <table:table-cell office:value-type="float" office:value="284208.07299999997" table:style-name="ce11">
            <text:p>284208.073</text:p>
          </table:table-cell>
          <table:table-cell office:value-type="float" office:value="2765301.28" table:style-name="ce14">
            <text:p>2765301.280</text:p>
          </table:table-cell>
          <table:table-cell office:value-type="string" table:style-name="ce10">
            <text:p>No. 931, Sec. 2, Wanshou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n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中興路158號</text:p>
          </table:table-cell>
          <table:table-cell office:value-type="string" table:style-name="ce10">
            <text:p>03 3500070</text:p>
          </table:table-cell>
          <table:table-cell office:value-type="float" office:value="283548.90700000001" table:style-name="ce11">
            <text:p>283548.907</text:p>
          </table:table-cell>
          <table:table-cell office:value-type="float" office:value="2764597.6290000002" table:style-name="ce11">
            <text:p>2764597.629</text:p>
          </table:table-cell>
          <table:table-cell office:value-type="string" table:style-name="ce10">
            <text:p>No. 158, Zhongxing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keng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大坑路一段851號</text:p>
          </table:table-cell>
          <table:table-cell office:value-type="string" table:style-name="ce10">
            <text:p>03 3251310</text:p>
          </table:table-cell>
          <table:table-cell office:value-type="float" office:value="281749.52600000001" table:style-name="ce11">
            <text:p>281749.526</text:p>
          </table:table-cell>
          <table:table-cell office:value-type="float" office:value="2770829.78" table:style-name="ce14">
            <text:p>2770829.780</text:p>
          </table:table-cell>
          <table:table-cell office:value-type="string" table:style-name="ce10">
            <text:p>No. 851, Sec. 1, Dakeng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u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文德二路80號</text:p>
          </table:table-cell>
          <table:table-cell office:value-type="string" table:style-name="ce10">
            <text:p>03 3291735</text:p>
          </table:table-cell>
          <table:table-cell office:value-type="float" office:value="288513.94799999997" table:style-name="ce11">
            <text:p>288513.948</text:p>
          </table:table-cell>
          <table:table-cell office:value-type="float" office:value="2771738.7289999998" table:style-name="ce11">
            <text:p>2771738.729</text:p>
          </table:table-cell>
          <table:table-cell office:value-type="string" table:style-name="ce10">
            <text:p>No. 80, Wende 2nd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迴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eilong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龍鳳街32巷6號1樓</text:p>
          </table:table-cell>
          <table:table-cell office:value-type="string" table:style-name="ce10">
            <text:p>02 82006815</text:p>
          </table:table-cell>
          <table:table-cell office:value-type="float" office:value="290917.09000000003" table:style-name="ce14">
            <text:p>290917.090</text:p>
          </table:table-cell>
          <table:table-cell office:value-type="float" office:value="2767953.1230000001" table:style-name="ce11">
            <text:p>2767953.123</text:p>
          </table:table-cell>
          <table:table-cell office:value-type="string" table:style-name="ce10">
            <text:p>No. 117, Sec. 1, Wanshou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坪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ding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文三二街66巷55號</text:p>
          </table:table-cell>
          <table:table-cell office:value-type="string" table:style-name="ce10">
            <text:p>03 3282570</text:p>
          </table:table-cell>
          <table:table-cell office:value-type="float" office:value="286250.3" table:style-name="ce14">
            <text:p>286250.300</text:p>
          </table:table-cell>
          <table:table-cell office:value-type="float" office:value="2772114.8909999998" table:style-name="ce11">
            <text:p>2772114.891</text:p>
          </table:table-cell>
          <table:table-cell office:value-type="string" table:style-name="ce10">
            <text:p>No. 55, Aly. 66, Wen 32nd St., Guishan Dist., Taoyuan City 333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wa Police Station</text:p>
          </table:table-cell>
          <table:table-cell office:value-type="float" office:value="333" table:style-name="ce11">
            <text:p>333</text:p>
          </table:table-cell>
          <table:table-cell office:value-type="string" table:style-name="ce10">
            <text:p>桃園市龜山區文化七路135號</text:p>
          </table:table-cell>
          <table:table-cell office:value-type="string" table:style-name="ce10">
            <text:p>03 3975557</text:p>
          </table:table-cell>
          <table:table-cell office:value-type="float" office:value="286874.70899999997" table:style-name="ce11">
            <text:p>286874.709</text:p>
          </table:table-cell>
          <table:table-cell office:value-type="float" office:value="2771567.28" table:style-name="ce14">
            <text:p>2771567.280</text:p>
          </table:table-cell>
          <table:table-cell office:value-type="string" table:style-name="ce10">
            <text:p>No. 135, Wenhua 7th Rd., Guishan Dist., Taoyuan City 33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八德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ade Police Police Precinct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興豐路1216號</text:p>
          </table:table-cell>
          <table:table-cell office:value-type="string" table:style-name="ce10">
            <text:p>03 3731907</text:p>
          </table:table-cell>
          <table:table-cell office:value-type="float" office:value="281212.89799999999" table:style-name="ce11">
            <text:p>281212.898</text:p>
          </table:table-cell>
          <table:table-cell office:value-type="float" office:value="2758971.7740000002" table:style-name="ce11">
            <text:p>2758971.774</text:p>
          </table:table-cell>
          <table:table-cell office:value-type="string" table:style-name="ce10">
            <text:p>No. 1216, Xingfeng Rd., Bade Dist., 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八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de Police Station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興豐路1216號</text:p>
          </table:table-cell>
          <table:table-cell office:value-type="string" table:style-name="ce10">
            <text:p>03 3682802</text:p>
          </table:table-cell>
          <table:table-cell office:value-type="float" office:value="281212.89799999999" table:style-name="ce11">
            <text:p>281212.898</text:p>
          </table:table-cell>
          <table:table-cell office:value-type="float" office:value="2758971.7740000002" table:style-name="ce11">
            <text:p>2758971.774</text:p>
          </table:table-cell>
          <table:table-cell office:value-type="string" table:style-name="ce10">
            <text:p>No. 1216, Xingfeng Rd., Bade Dist., 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廣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xing Police Station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廣興路829號</text:p>
          </table:table-cell>
          <table:table-cell office:value-type="string" table:style-name="ce10">
            <text:p>03 3775127</text:p>
          </table:table-cell>
          <table:table-cell office:value-type="float" office:value="278655.56" table:style-name="ce14">
            <text:p>278655.560</text:p>
          </table:table-cell>
          <table:table-cell office:value-type="float" office:value="2760289.3629999999" table:style-name="ce11">
            <text:p>2760289.363</text:p>
          </table:table-cell>
          <table:table-cell office:value-type="string" table:style-name="ce10">
            <text:p>No. 829, Guangxing Rd., Bade Dist., 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四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wei Police Station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重慶街148號</text:p>
          </table:table-cell>
          <table:table-cell office:value-type="string" table:style-name="ce10">
            <text:p>03 3662771</text:p>
          </table:table-cell>
          <table:table-cell office:value-type="float" office:value="280575.82199999999" table:style-name="ce11">
            <text:p>280575.822</text:p>
          </table:table-cell>
          <table:table-cell office:value-type="float" office:value="2760928.733" table:style-name="ce11">
            <text:p>2760928.733</text:p>
          </table:table-cell>
          <table:table-cell office:value-type="string" table:style-name="ce10">
            <text:p>No. 148, Chongqing St., Bade Dist., 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高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ming Police Station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永豐路160號</text:p>
          </table:table-cell>
          <table:table-cell office:value-type="string" table:style-name="ce10">
            <text:p>03 3771790</text:p>
          </table:table-cell>
          <table:table-cell office:value-type="float" office:value="278141.87800000003" table:style-name="ce11">
            <text:p>278141.878</text:p>
          </table:table-cell>
          <table:table-cell office:value-type="float" office:value="2761906.5389999999" table:style-name="ce11">
            <text:p>2761906.539</text:p>
          </table:table-cell>
          <table:table-cell office:value-type="string" table:style-name="ce10">
            <text:p>No. 160, Yongfeng Rd., Bade Dist., 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大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an Police Station</text:p>
          </table:table-cell>
          <table:table-cell office:value-type="float" office:value="334" table:style-name="ce11">
            <text:p>334</text:p>
          </table:table-cell>
          <table:table-cell office:value-type="string" table:style-name="ce10">
            <text:p>桃園市八德區和平路頂僑巷25號</text:p>
          </table:table-cell>
          <table:table-cell office:value-type="string" table:style-name="ce10">
            <text:p>03 3644106</text:p>
          </table:table-cell>
          <table:table-cell office:value-type="float" office:value="282796.40000000002" table:style-name="ce14">
            <text:p>282796.400</text:p>
          </table:table-cell>
          <table:table-cell office:value-type="float" office:value="2762560.5780000002" table:style-name="ce11">
            <text:p>2762560.578</text:p>
          </table:table-cell>
          <table:table-cell office:value-type="string" table:style-name="ce10">
            <text:p>No. 25, Dingqiao Ln., Heping Rd.,Bade Dist.,Taoyuan City 33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3">
            <text:p>龍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ongtan Police <text:s/>Police Precinct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干城路21號</text:p>
          </table:table-cell>
          <table:table-cell office:value-type="string" table:style-name="ce10">
            <text:p>03 4890831</text:p>
          </table:table-cell>
          <table:table-cell office:value-type="float" office:value="270973.261" table:style-name="ce11">
            <text:p>270973.261</text:p>
          </table:table-cell>
          <table:table-cell office:value-type="float" office:value="2751240.0090000001" table:style-name="ce11">
            <text:p>2751240.009</text:p>
          </table:table-cell>
          <table:table-cell office:value-type="string" table:style-name="ce10">
            <text:p>No. 21, Gancheng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he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龍新路三和段1050號</text:p>
          </table:table-cell>
          <table:table-cell office:value-type="string" table:style-name="ce10">
            <text:p>03 4794384</text:p>
          </table:table-cell>
          <table:table-cell office:value-type="float" office:value="267694.12599999999" table:style-name="ce11">
            <text:p>267694.126</text:p>
          </table:table-cell>
          <table:table-cell office:value-type="float" office:value="2749224.22" table:style-name="ce14">
            <text:p>2749224.220</text:p>
          </table:table-cell>
          <table:table-cell office:value-type="string" table:style-name="ce10">
            <text:p>No. 1050, Sec. Sanhe, Longxin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高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ping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中豐路高平段281號</text:p>
          </table:table-cell>
          <table:table-cell office:value-type="string" table:style-name="ce10">
            <text:p>03 4717204</text:p>
          </table:table-cell>
          <table:table-cell office:value-type="float" office:value="270920.36900000001" table:style-name="ce11">
            <text:p>270920.369</text:p>
          </table:table-cell>
          <table:table-cell office:value-type="float" office:value="2747608.2080000001" table:style-name="ce11">
            <text:p>2747608.208</text:p>
          </table:table-cell>
          <table:table-cell office:value-type="string" table:style-name="ce10">
            <text:p>No. 281, Sec. Gaoping, Zhongfeng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石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men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文化路230號</text:p>
          </table:table-cell>
          <table:table-cell office:value-type="string" table:style-name="ce10">
            <text:p>03 4712021</text:p>
          </table:table-cell>
          <table:table-cell office:value-type="float" office:value="274384.65100000001" table:style-name="ce11">
            <text:p>274384.651</text:p>
          </table:table-cell>
          <table:table-cell office:value-type="float" office:value="2748377.7030000002" table:style-name="ce11">
            <text:p>2748377.703</text:p>
          </table:table-cell>
          <table:table-cell office:value-type="string" table:style-name="ce10">
            <text:p>No. 230, Wenhua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中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ng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武漢路45號</text:p>
          </table:table-cell>
          <table:table-cell office:value-type="string" table:style-name="ce10">
            <text:p>03 4797497</text:p>
          </table:table-cell>
          <table:table-cell office:value-type="float" office:value="273694.71799999999" table:style-name="ce11">
            <text:p>273694.718</text:p>
          </table:table-cell>
          <table:table-cell office:value-type="float" office:value="2751688.3530000001" table:style-name="ce11">
            <text:p>2751688.353</text:p>
          </table:table-cell>
          <table:table-cell office:value-type="string" table:style-name="ce10">
            <text:p>No. 45, Wuhan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龍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tan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大昌路1段277號</text:p>
          </table:table-cell>
          <table:table-cell office:value-type="string" table:style-name="ce10">
            <text:p>03 4792002</text:p>
          </table:table-cell>
          <table:table-cell office:value-type="float" office:value="272274.95899999997" table:style-name="ce11">
            <text:p>272274.959</text:p>
          </table:table-cell>
          <table:table-cell office:value-type="float" office:value="2751426.9130000002" table:style-name="ce11">
            <text:p>2751426.913</text:p>
          </table:table-cell>
          <table:table-cell office:value-type="string" table:style-name="ce10">
            <text:p>No. 277, Sec. 1, Dachang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桃園市</text:p>
          </table:table-cell>
          <table:table-cell office:value-type="string" table:style-name="ce10">
            <text:p>聖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ngting Police Station</text:p>
          </table:table-cell>
          <table:table-cell office:value-type="float" office:value="325" table:style-name="ce11">
            <text:p>325</text:p>
          </table:table-cell>
          <table:table-cell office:value-type="string" table:style-name="ce10">
            <text:p>桃園市龍潭區干城路21號</text:p>
          </table:table-cell>
          <table:table-cell office:value-type="string" table:style-name="ce10">
            <text:p>03 4891110</text:p>
          </table:table-cell>
          <table:table-cell office:value-type="float" office:value="270973.261" table:style-name="ce11">
            <text:p>270973.261</text:p>
          </table:table-cell>
          <table:table-cell office:value-type="float" office:value="2751240.0090000001" table:style-name="ce11">
            <text:p>2751240.009</text:p>
          </table:table-cell>
          <table:table-cell office:value-type="string" table:style-name="ce10">
            <text:p>No. 21, Gancheng Rd., Longtan Dist., Taoyuan City 32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2">
            <text:p>新竹縣政府警察局</text:p>
          </table:table-cell>
          <table:table-cell table:style-name="ce10"/>
          <table:table-cell office:value-type="string" table:style-name="ce10">
            <text:p>Hsinchu County Police Bureau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光明六路12號</text:p>
          </table:table-cell>
          <table:table-cell office:value-type="string" table:style-name="ce10">
            <text:p>03 5513523</text:p>
          </table:table-cell>
          <table:table-cell office:value-type="float" office:value="251138.47500000001" table:style-name="ce11">
            <text:p>251138.475</text:p>
          </table:table-cell>
          <table:table-cell office:value-type="float" office:value="2746608.73" table:style-name="ce14">
            <text:p>2746608.730</text:p>
          </table:table-cell>
          <table:table-cell office:value-type="string" table:style-name="ce10">
            <text:p>No.12, Guangming 6th Rd., Zhubei City, Hsinchu County 3029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3">
            <text:p>竹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hudong Police Precinct</text:p>
          </table:table-cell>
          <table:table-cell office:value-type="float" office:value="310" table:style-name="ce11">
            <text:p>310</text:p>
          </table:table-cell>
          <table:table-cell office:value-type="string" table:style-name="ce10">
            <text:p>新竹縣竹東鎮康寧街93號</text:p>
          </table:table-cell>
          <table:table-cell office:value-type="string" table:style-name="ce10">
            <text:p>03 5962081</text:p>
          </table:table-cell>
          <table:table-cell office:value-type="float" office:value="258782.864" table:style-name="ce11">
            <text:p>258782.864</text:p>
          </table:table-cell>
          <table:table-cell office:value-type="float" office:value="2736680.5219999999" table:style-name="ce11">
            <text:p>2736680.522</text:p>
          </table:table-cell>
          <table:table-cell office:value-type="string" table:style-name="ce10">
            <text:p>No.93, Kangning St., Zhudong Township, Hsinchu County 310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竹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dong Police Station</text:p>
          </table:table-cell>
          <table:table-cell office:value-type="float" office:value="310" table:style-name="ce11">
            <text:p>310</text:p>
          </table:table-cell>
          <table:table-cell office:value-type="string" table:style-name="ce10">
            <text:p>新竹縣竹東鎮康寧街93號</text:p>
          </table:table-cell>
          <table:table-cell office:value-type="string" table:style-name="ce10">
            <text:p>03 5962057</text:p>
          </table:table-cell>
          <table:table-cell office:value-type="float" office:value="258782.864" table:style-name="ce11">
            <text:p>258782.864</text:p>
          </table:table-cell>
          <table:table-cell office:value-type="float" office:value="2736680.5219999999" table:style-name="ce11">
            <text:p>2736680.522</text:p>
          </table:table-cell>
          <table:table-cell office:value-type="string" table:style-name="ce10">
            <text:p>No.93, Kangning St., Zhudong Township, Hsinchu County 310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五峰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fong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五峰鄉大隘村6鄰96號</text:p>
          </table:table-cell>
          <table:table-cell office:value-type="string" table:style-name="ce10">
            <text:p>03 5851029</text:p>
          </table:table-cell>
          <table:table-cell office:value-type="float" office:value="262130.535" table:style-name="ce11">
            <text:p>262130.535</text:p>
          </table:table-cell>
          <table:table-cell office:value-type="float" office:value="2724997.0380000002" table:style-name="ce11">
            <text:p>2724997.038</text:p>
          </table:table-cell>
          <table:table-cell office:value-type="string" table:style-name="ce10">
            <text:p>No. 96, 6th Neighborhood, Da’ai Vil., 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羅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oshan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五峰鄉竹林村1鄰羅山20號</text:p>
          </table:table-cell>
          <table:table-cell office:value-type="string" table:style-name="ce10">
            <text:p>03 5851214</text:p>
          </table:table-cell>
          <table:table-cell office:value-type="float" office:value="264964.90899999999" table:style-name="ce11">
            <text:p>264964.909</text:p>
          </table:table-cell>
          <table:table-cell office:value-type="float" office:value="2724228.176" table:style-name="ce11">
            <text:p>2724228.176</text:p>
          </table:table-cell>
          <table:table-cell office:value-type="string" table:style-name="ce10">
            <text:p>No. 20, Luoshan, 1st Neighborhood, Zhulin Vil., <text:s/>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茅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opu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五峰鄉大隘村22鄰435號</text:p>
          </table:table-cell>
          <table:table-cell office:value-type="string" table:style-name="ce10">
            <text:p>03 5851149</text:p>
          </table:table-cell>
          <table:table-cell office:value-type="float" office:value="260435.63200000001" table:style-name="ce11">
            <text:p>260435.632</text:p>
          </table:table-cell>
          <table:table-cell office:value-type="float" office:value="2723233.267" table:style-name="ce11">
            <text:p>2723233.267</text:p>
          </table:table-cell>
          <table:table-cell office:value-type="string" table:style-name="ce10">
            <text:p>No. 435, 22th Neighborhood, Da’ai Vil., 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桃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oshan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五峰鄉桃山村2鄰桃山20號</text:p>
          </table:table-cell>
          <table:table-cell office:value-type="string" table:style-name="ce10">
            <text:p>03 5856043</text:p>
          </table:table-cell>
          <table:table-cell office:value-type="float" office:value="261027.402" table:style-name="ce11">
            <text:p>261027.402</text:p>
          </table:table-cell>
          <table:table-cell office:value-type="float" office:value="2721091.8849999998" table:style-name="ce11">
            <text:p>2721091.885</text:p>
          </table:table-cell>
          <table:table-cell office:value-type="string" table:style-name="ce10">
            <text:p>No.20 Taoshan, 2nd Neighborhood, Taoshan Vil., 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花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yuan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五峰鄉花園村5鄰93號</text:p>
          </table:table-cell>
          <table:table-cell office:value-type="string" table:style-name="ce10">
            <text:p>03 5851147</text:p>
          </table:table-cell>
          <table:table-cell office:value-type="float" office:value="265295.24699999997" table:style-name="ce11">
            <text:p>265295.247</text:p>
          </table:table-cell>
          <table:table-cell office:value-type="float" office:value="2726581.321" table:style-name="ce11">
            <text:p>2726581.321</text:p>
          </table:table-cell>
          <table:table-cell office:value-type="string" table:style-name="ce10">
            <text:p>No.93, 5th Neighborhood, Huayuan Vil., 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寶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aoshan Police Station</text:p>
          </table:table-cell>
          <table:table-cell office:value-type="float" office:value="308" table:style-name="ce11">
            <text:p>308</text:p>
          </table:table-cell>
          <table:table-cell office:value-type="string" table:style-name="ce10">
            <text:p>新竹縣寶山鄉雙溪村三峰路2段636號</text:p>
          </table:table-cell>
          <table:table-cell office:value-type="string" table:style-name="ce10">
            <text:p>03 5204139</text:p>
          </table:table-cell>
          <table:table-cell office:value-type="float" office:value="249075.15900000001" table:style-name="ce11">
            <text:p>249075.159</text:p>
          </table:table-cell>
          <table:table-cell office:value-type="float" office:value="2739796.3840000001" table:style-name="ce11">
            <text:p>2739796.384</text:p>
          </table:table-cell>
          <table:table-cell office:value-type="string" table:style-name="ce10">
            <text:p>No.636, Sec. 2, Sanfeng Rd., Baoshan Township, Hsinchu County 308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上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gping Police Station</text:p>
          </table:table-cell>
          <table:table-cell office:value-type="float" office:value="310" table:style-name="ce11">
            <text:p>310</text:p>
          </table:table-cell>
          <table:table-cell office:value-type="string" table:style-name="ce10">
            <text:p>新竹縣竹東鎮上坪里7鄰86號</text:p>
          </table:table-cell>
          <table:table-cell office:value-type="string" table:style-name="ce10">
            <text:p>03 5961744</text:p>
          </table:table-cell>
          <table:table-cell office:value-type="float" office:value="262199.24699999997" table:style-name="ce11">
            <text:p>262199.247</text:p>
          </table:table-cell>
          <table:table-cell office:value-type="float" office:value="2728560.3" table:style-name="ce14">
            <text:p>2728560.300</text:p>
          </table:table-cell>
          <table:table-cell office:value-type="string" table:style-name="ce10">
            <text:p>No.86, 7th Neighborhood, Shangping Vil., Zhudong Township, Hsinchu County 3105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新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cheng Police Station</text:p>
          </table:table-cell>
          <table:table-cell office:value-type="float" office:value="308" table:style-name="ce11">
            <text:p>308</text:p>
          </table:table-cell>
          <table:table-cell office:value-type="string" table:style-name="ce10">
            <text:p>新竹縣寶山鄉新城村寶新路2段658號</text:p>
          </table:table-cell>
          <table:table-cell office:value-type="string" table:style-name="ce10">
            <text:p>03 5762353</text:p>
          </table:table-cell>
          <table:table-cell office:value-type="float" office:value="246588.47399999999" table:style-name="ce11">
            <text:p>246588.474</text:p>
          </table:table-cell>
          <table:table-cell office:value-type="float" office:value="2736186.06" table:style-name="ce14">
            <text:p>2736186.060</text:p>
          </table:table-cell>
          <table:table-cell office:value-type="string" table:style-name="ce10">
            <text:p>No.658, Sec. 2, Baoxin Rd., Baoshan Township, Hsinchu County 308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楓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ciao Police Station</text:p>
          </table:table-cell>
          <table:table-cell office:value-type="float" office:value="308" table:style-name="ce11">
            <text:p>308</text:p>
          </table:table-cell>
          <table:table-cell office:value-type="string" table:style-name="ce10">
            <text:p>新竹縣寶山鄉寶山村新湖路1段415號</text:p>
          </table:table-cell>
          <table:table-cell office:value-type="string" table:style-name="ce10">
            <text:p>03 5761140</text:p>
          </table:table-cell>
          <table:table-cell office:value-type="float" office:value="252828.43700000001" table:style-name="ce11">
            <text:p>252828.437</text:p>
          </table:table-cell>
          <table:table-cell office:value-type="float" office:value="2736276.307" table:style-name="ce11">
            <text:p>2736276.307</text:p>
          </table:table-cell>
          <table:table-cell office:value-type="string" table:style-name="ce10">
            <text:p>No.415, Sec. 1, Xinhu Rd., Baoshan Township, Hsinchu County 3084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富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sing Police Station</text:p>
          </table:table-cell>
          <table:table-cell office:value-type="float" office:value="315" table:style-name="ce11">
            <text:p>315</text:p>
          </table:table-cell>
          <table:table-cell office:value-type="string" table:style-name="ce10">
            <text:p>新竹縣峨眉鄉富興村太平街4號</text:p>
          </table:table-cell>
          <table:table-cell office:value-type="string" table:style-name="ce10">
            <text:p>03 5806584</text:p>
          </table:table-cell>
          <table:table-cell office:value-type="float" office:value="248775.75099999999" table:style-name="ce11">
            <text:p>248775.751</text:p>
          </table:table-cell>
          <table:table-cell office:value-type="float" office:value="2731097.1609999998" table:style-name="ce11">
            <text:p>2731097.161</text:p>
          </table:table-cell>
          <table:table-cell office:value-type="string" table:style-name="ce10">
            <text:p>No.4, Taiping St., Emei Township, Hsinchu County 315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二重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chongpu Police Station</text:p>
          </table:table-cell>
          <table:table-cell office:value-type="float" office:value="310" table:style-name="ce11">
            <text:p>310</text:p>
          </table:table-cell>
          <table:table-cell office:value-type="string" table:style-name="ce10">
            <text:p>新竹縣竹東鎮中興路3段95號</text:p>
          </table:table-cell>
          <table:table-cell office:value-type="string" table:style-name="ce10">
            <text:p>03 5823504</text:p>
          </table:table-cell>
          <table:table-cell office:value-type="float" office:value="255759.97399999999" table:style-name="ce11">
            <text:p>255759.974</text:p>
          </table:table-cell>
          <table:table-cell office:value-type="float" office:value="2739874.3080000002" table:style-name="ce11">
            <text:p>2739874.308</text:p>
          </table:table-cell>
          <table:table-cell office:value-type="string" table:style-name="ce10">
            <text:p>No.95, Sec. 3, Zhongxing Rd., Zhudong Township, Hsinchu County 3105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北埔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eipu Police Station</text:p>
          </table:table-cell>
          <table:table-cell office:value-type="float" office:value="314" table:style-name="ce11">
            <text:p>314</text:p>
          </table:table-cell>
          <table:table-cell office:value-type="string" table:style-name="ce10">
            <text:p>新竹縣北埔鄉南興村南興街70號</text:p>
          </table:table-cell>
          <table:table-cell office:value-type="string" table:style-name="ce10">
            <text:p>03 5802214</text:p>
          </table:table-cell>
          <table:table-cell office:value-type="float" office:value="255775.51300000001" table:style-name="ce11">
            <text:p>255775.513</text:p>
          </table:table-cell>
          <table:table-cell office:value-type="float" office:value="2732436.7" table:style-name="ce14">
            <text:p>2732436.700</text:p>
          </table:table-cell>
          <table:table-cell office:value-type="string" table:style-name="ce10">
            <text:p>No.70, Nanxing St., Beipu Township, Hsinchu County 314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峨眉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Emei Police Station</text:p>
          </table:table-cell>
          <table:table-cell office:value-type="float" office:value="315" table:style-name="ce11">
            <text:p>315</text:p>
          </table:table-cell>
          <table:table-cell office:value-type="string" table:style-name="ce10">
            <text:p>新竹縣峨眉鄉峨眉村峨嵋街1號</text:p>
          </table:table-cell>
          <table:table-cell office:value-type="string" table:style-name="ce10">
            <text:p>03 5800344</text:p>
          </table:table-cell>
          <table:table-cell office:value-type="float" office:value="252188.864" table:style-name="ce11">
            <text:p>252188.864</text:p>
          </table:table-cell>
          <table:table-cell office:value-type="float" office:value="2731237.4730000002" table:style-name="ce11">
            <text:p>2731237.473</text:p>
          </table:table-cell>
          <table:table-cell office:value-type="string" table:style-name="ce10">
            <text:p>No.1, Emei St., Emei Township, Hsinchu County 315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下公館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gongguan Police Station</text:p>
          </table:table-cell>
          <table:table-cell office:value-type="float" office:value="310" table:style-name="ce11">
            <text:p>310</text:p>
          </table:table-cell>
          <table:table-cell office:value-type="string" table:style-name="ce10">
            <text:p>新竹縣竹東鎮中豐路1段88號</text:p>
          </table:table-cell>
          <table:table-cell office:value-type="string" table:style-name="ce10">
            <text:p>03 5948392</text:p>
          </table:table-cell>
          <table:table-cell office:value-type="float" office:value="259979.704" table:style-name="ce11">
            <text:p>259979.704</text:p>
          </table:table-cell>
          <table:table-cell office:value-type="float" office:value="2735150.9890000001" table:style-name="ce11">
            <text:p>2735150.989</text:p>
          </table:table-cell>
          <table:table-cell office:value-type="string" table:style-name="ce10">
            <text:p>No.88, Sec. 1, Zhongfeng Rd., Zhudong Township, Hsinchu County 3106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3">
            <text:p>竹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hubei Police Precinct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博愛街16號</text:p>
          </table:table-cell>
          <table:table-cell office:value-type="string" table:style-name="ce10">
            <text:p>03 5552029</text:p>
          </table:table-cell>
          <table:table-cell office:value-type="float" office:value="250349.1" table:style-name="ce14">
            <text:p>250349.100</text:p>
          </table:table-cell>
          <table:table-cell office:value-type="float" office:value="2746842.5720000002" table:style-name="ce11">
            <text:p>2746842.572</text:p>
          </table:table-cell>
          <table:table-cell office:value-type="string" table:style-name="ce10">
            <text:p>No. 16, Bo'ai St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豐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tian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中正西路1550號</text:p>
          </table:table-cell>
          <table:table-cell office:value-type="string" table:style-name="ce10">
            <text:p>03 5564768</text:p>
          </table:table-cell>
          <table:table-cell office:value-type="float" office:value="246390.85800000001" table:style-name="ce11">
            <text:p>246390.858</text:p>
          </table:table-cell>
          <table:table-cell office:value-type="float" office:value="2748359.264" table:style-name="ce11">
            <text:p>2748359.264</text:p>
          </table:table-cell>
          <table:table-cell office:value-type="string" table:style-name="ce10">
            <text:p>No. 1550, Zhongzheng W.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鳳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gang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鳳岡路3段238號</text:p>
          </table:table-cell>
          <table:table-cell office:value-type="string" table:style-name="ce10">
            <text:p>03 5561769</text:p>
          </table:table-cell>
          <table:table-cell office:value-type="float" office:value="246312.16200000001" table:style-name="ce11">
            <text:p>246312.162</text:p>
          </table:table-cell>
          <table:table-cell office:value-type="float" office:value="2750381.202" table:style-name="ce11">
            <text:p>2750381.202</text:p>
          </table:table-cell>
          <table:table-cell office:value-type="string" table:style-name="ce10">
            <text:p>No. 238, Sec. 3, Fenggang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六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jia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自強北路81號</text:p>
          </table:table-cell>
          <table:table-cell office:value-type="string" table:style-name="ce10">
            <text:p>03 6580308</text:p>
          </table:table-cell>
          <table:table-cell office:value-type="float" office:value="253032.53899999999" table:style-name="ce11">
            <text:p>253032.539</text:p>
          </table:table-cell>
          <table:table-cell office:value-type="float" office:value="2746103.622" table:style-name="ce11">
            <text:p>2746103.622</text:p>
          </table:table-cell>
          <table:table-cell office:value-type="string" table:style-name="ce10">
            <text:p>No. 81, Ziqiang N.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竹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bei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中華路383號</text:p>
          </table:table-cell>
          <table:table-cell office:value-type="string" table:style-name="ce10">
            <text:p>03 5552031</text:p>
          </table:table-cell>
          <table:table-cell office:value-type="float" office:value="250504.954" table:style-name="ce11">
            <text:p>250504.954</text:p>
          </table:table-cell>
          <table:table-cell office:value-type="float" office:value="2747883.7540000002" table:style-name="ce11">
            <text:p>2747883.754</text:p>
          </table:table-cell>
          <table:table-cell office:value-type="string" table:style-name="ce10">
            <text:p>No. 383, Zhonghua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三民路345號</text:p>
          </table:table-cell>
          <table:table-cell office:value-type="string" table:style-name="ce10">
            <text:p>03 5556270</text:p>
          </table:table-cell>
          <table:table-cell office:value-type="float" office:value="251150.54399999999" table:style-name="ce11">
            <text:p>251150.544</text:p>
          </table:table-cell>
          <table:table-cell office:value-type="float" office:value="2747329.8849999998" table:style-name="ce11">
            <text:p>2747329.885</text:p>
          </table:table-cell>
          <table:table-cell office:value-type="string" table:style-name="ce10">
            <text:p>No. 345, Sanmin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高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tie Police Station</text:p>
          </table:table-cell>
          <table:table-cell office:value-type="float" office:value="302" table:style-name="ce11">
            <text:p>302</text:p>
          </table:table-cell>
          <table:table-cell office:value-type="string" table:style-name="ce10">
            <text:p>新竹縣竹北市隘口二路175號</text:p>
          </table:table-cell>
          <table:table-cell office:value-type="string" table:style-name="ce10">
            <text:p>03 6578272</text:p>
          </table:table-cell>
          <table:table-cell office:value-type="float" office:value="253867.02600000001" table:style-name="ce11">
            <text:p>253867.026</text:p>
          </table:table-cell>
          <table:table-cell office:value-type="float" office:value="2744182.4929999998" table:style-name="ce11">
            <text:p>2744182.493</text:p>
          </table:table-cell>
          <table:table-cell office:value-type="string" table:style-name="ce10">
            <text:p>No. 175, Aikou 2nd Rd., Zhubei City, Hsinchu County 3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3">
            <text:p>新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hu Police Precinct</text:p>
          </table:table-cell>
          <table:table-cell office:value-type="float" office:value="303" table:style-name="ce11">
            <text:p>303</text:p>
          </table:table-cell>
          <table:table-cell office:value-type="string" table:style-name="ce10">
            <text:p>新竹縣湖口鄉中正路2段26號</text:p>
          </table:table-cell>
          <table:table-cell office:value-type="string" table:style-name="ce10">
            <text:p>03 5902615</text:p>
          </table:table-cell>
          <table:table-cell office:value-type="float" office:value="254850.49299999999" table:style-name="ce11">
            <text:p>254850.493</text:p>
          </table:table-cell>
          <table:table-cell office:value-type="float" office:value="2754289.398" table:style-name="ce11">
            <text:p>2754289.398</text:p>
          </table:table-cell>
          <table:table-cell office:value-type="string" table:style-name="ce10">
            <text:p>No.26, Sec. 2, Zhongzheng Rd., Hukou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山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ci Police Station</text:p>
          </table:table-cell>
          <table:table-cell office:value-type="float" office:value="304" table:style-name="ce11">
            <text:p>304</text:p>
          </table:table-cell>
          <table:table-cell office:value-type="string" table:style-name="ce10">
            <text:p>新竹縣新豐鄉松林街8號</text:p>
          </table:table-cell>
          <table:table-cell office:value-type="string" table:style-name="ce10">
            <text:p>03 5592736</text:p>
          </table:table-cell>
          <table:table-cell office:value-type="float" office:value="249328.02900000001" table:style-name="ce11">
            <text:p>249328.029</text:p>
          </table:table-cell>
          <table:table-cell office:value-type="float" office:value="2751175.3319999999" table:style-name="ce11">
            <text:p>2751175.332</text:p>
          </table:table-cell>
          <table:table-cell office:value-type="string" table:style-name="ce10">
            <text:p>No.8, Songlin St., Xinfeng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新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nfong Police Station</text:p>
          </table:table-cell>
          <table:table-cell office:value-type="float" office:value="304" table:style-name="ce11">
            <text:p>304</text:p>
          </table:table-cell>
          <table:table-cell office:value-type="string" table:style-name="ce10">
            <text:p>新竹縣新豐鄉重興村建與路2段788號</text:p>
          </table:table-cell>
          <table:table-cell office:value-type="string" table:style-name="ce10">
            <text:p>03 5594052</text:p>
          </table:table-cell>
          <table:table-cell office:value-type="float" office:value="248705.82399999999" table:style-name="ce11">
            <text:p>248705.824</text:p>
          </table:table-cell>
          <table:table-cell office:value-type="float" office:value="2754820.142" table:style-name="ce11">
            <text:p>2754820.142</text:p>
          </table:table-cell>
          <table:table-cell office:value-type="string" table:style-name="ce10">
            <text:p>No.788, Sec. 2, Jianxing Rd., Xinfeng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後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hu Police Station</text:p>
          </table:table-cell>
          <table:table-cell office:value-type="float" office:value="304" table:style-name="ce11">
            <text:p>304</text:p>
          </table:table-cell>
          <table:table-cell office:value-type="string" table:style-name="ce10">
            <text:p>新竹縣新豐鄉後湖村6鄰後湖子115號</text:p>
          </table:table-cell>
          <table:table-cell office:value-type="string" table:style-name="ce10">
            <text:p>03 5680164</text:p>
          </table:table-cell>
          <table:table-cell office:value-type="float" office:value="250941.68299999999" table:style-name="ce11">
            <text:p>250941.683</text:p>
          </table:table-cell>
          <table:table-cell office:value-type="float" office:value="2758234.6409999998" table:style-name="ce11">
            <text:p>2758234.641</text:p>
          </table:table-cell>
          <table:table-cell office:value-type="string" table:style-name="ce10">
            <text:p>No.115, Houhuzi, Xinfeng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湖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kou Police Station</text:p>
          </table:table-cell>
          <table:table-cell office:value-type="float" office:value="303" table:style-name="ce11">
            <text:p>303</text:p>
          </table:table-cell>
          <table:table-cell office:value-type="string" table:style-name="ce10">
            <text:p>新竹縣湖口鄉中正路2段26號</text:p>
          </table:table-cell>
          <table:table-cell office:value-type="string" table:style-name="ce10">
            <text:p>03 5997037</text:p>
          </table:table-cell>
          <table:table-cell office:value-type="float" office:value="254850.49299999999" table:style-name="ce11">
            <text:p>254850.493</text:p>
          </table:table-cell>
          <table:table-cell office:value-type="float" office:value="2754289.398" table:style-name="ce11">
            <text:p>2754289.398</text:p>
          </table:table-cell>
          <table:table-cell office:value-type="string" table:style-name="ce10">
            <text:p>No.26, Sec. 2, Zhongzheng Rd., Hukou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湖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jing Police Station</text:p>
          </table:table-cell>
          <table:table-cell office:value-type="float" office:value="303" table:style-name="ce11">
            <text:p>303</text:p>
          </table:table-cell>
          <table:table-cell office:value-type="string" table:style-name="ce10">
            <text:p>新竹縣湖口鄉湖口村八德路2段142巷11號</text:p>
          </table:table-cell>
          <table:table-cell office:value-type="string" table:style-name="ce10">
            <text:p>03 5690646</text:p>
          </table:table-cell>
          <table:table-cell office:value-type="float" office:value="255940.31099999999" table:style-name="ce11">
            <text:p>255940.311</text:p>
          </table:table-cell>
          <table:table-cell office:value-type="float" office:value="2752266.9019999998" table:style-name="ce11">
            <text:p>2752266.902</text:p>
          </table:table-cell>
          <table:table-cell office:value-type="string" table:style-name="ce10">
            <text:p>No.11, Ln.142, Sec. 2, Bade Rd., Huko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新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gong Police Station</text:p>
          </table:table-cell>
          <table:table-cell office:value-type="float" office:value="303" table:style-name="ce11">
            <text:p>303</text:p>
          </table:table-cell>
          <table:table-cell office:value-type="string" table:style-name="ce10">
            <text:p>新竹縣湖口鄉鳳凰村文化路172號</text:p>
          </table:table-cell>
          <table:table-cell office:value-type="string" table:style-name="ce10">
            <text:p>03 5981561</text:p>
          </table:table-cell>
          <table:table-cell office:value-type="float" office:value="251683.80799999999" table:style-name="ce11">
            <text:p>251683.808</text:p>
          </table:table-cell>
          <table:table-cell office:value-type="float" office:value="2751552.2069999999" table:style-name="ce11">
            <text:p>2751552.207</text:p>
          </table:table-cell>
          <table:table-cell office:value-type="string" table:style-name="ce10">
            <text:p>No.172, Wenhua Rd., Hukou Township, Hsinch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3">
            <text:p>橫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engshan Police Precinct</text:p>
          </table:table-cell>
          <table:table-cell office:value-type="float" office:value="312" table:style-name="ce11">
            <text:p>312</text:p>
          </table:table-cell>
          <table:table-cell office:value-type="string" table:style-name="ce10">
            <text:p>新竹縣橫山鄉新興村新興街103號</text:p>
          </table:table-cell>
          <table:table-cell office:value-type="string" table:style-name="ce10">
            <text:p>03 5931004</text:p>
          </table:table-cell>
          <table:table-cell office:value-type="float" office:value="264319.18400000001" table:style-name="ce11">
            <text:p>264319.184</text:p>
          </table:table-cell>
          <table:table-cell office:value-type="float" office:value="2734360.659" table:style-name="ce11">
            <text:p>2734360.659</text:p>
          </table:table-cell>
          <table:table-cell office:value-type="string" table:style-name="ce10">
            <text:p>No.103, Xinxing St., Hengshan Township, Hsinchu County 312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橫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ngshan Police Station</text:p>
          </table:table-cell>
          <table:table-cell office:value-type="float" office:value="312" table:style-name="ce11">
            <text:p>312</text:p>
          </table:table-cell>
          <table:table-cell office:value-type="string" table:style-name="ce10">
            <text:p>新竹縣橫山鄉新興村新興街103號</text:p>
          </table:table-cell>
          <table:table-cell office:value-type="string" table:style-name="ce10">
            <text:p>03 5931002</text:p>
          </table:table-cell>
          <table:table-cell office:value-type="float" office:value="264319.18400000001" table:style-name="ce11">
            <text:p>264319.184</text:p>
          </table:table-cell>
          <table:table-cell office:value-type="float" office:value="2734360.659" table:style-name="ce11">
            <text:p>2734360.659</text:p>
          </table:table-cell>
          <table:table-cell office:value-type="string" table:style-name="ce10">
            <text:p>No.103, Xinxing St., Hengshan Township, Hsinchu County 312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芎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yonglin Police Station</text:p>
          </table:table-cell>
          <table:table-cell office:value-type="float" office:value="307" table:style-name="ce11">
            <text:p>307</text:p>
          </table:table-cell>
          <table:table-cell office:value-type="string" table:style-name="ce10">
            <text:p>新竹縣芎林鄉文山路349號</text:p>
          </table:table-cell>
          <table:table-cell office:value-type="string" table:style-name="ce10">
            <text:p>03 5924572</text:p>
          </table:table-cell>
          <table:table-cell office:value-type="float" office:value="258191.783" table:style-name="ce11">
            <text:p>258191.783</text:p>
          </table:table-cell>
          <table:table-cell office:value-type="float" office:value="2740848.105" table:style-name="ce11">
            <text:p>2740848.105</text:p>
          </table:table-cell>
          <table:table-cell office:value-type="string" table:style-name="ce10">
            <text:p>No.349, Wenshan Rd., Qionglin Township, Hsinchu County 307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秀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ouhu Police Station</text:p>
          </table:table-cell>
          <table:table-cell office:value-type="float" office:value="307" table:style-name="ce11">
            <text:p>307</text:p>
          </table:table-cell>
          <table:table-cell office:value-type="string" table:style-name="ce10">
            <text:p>新竹縣芎林鄉秀湖村五和街5號</text:p>
          </table:table-cell>
          <table:table-cell office:value-type="string" table:style-name="ce10">
            <text:p>03 5932812</text:p>
          </table:table-cell>
          <table:table-cell office:value-type="float" office:value="261835.98300000001" table:style-name="ce11">
            <text:p>261835.983</text:p>
          </table:table-cell>
          <table:table-cell office:value-type="float" office:value="2736331.1370000001" table:style-name="ce11">
            <text:p>2736331.137</text:p>
          </table:table-cell>
          <table:table-cell office:value-type="string" table:style-name="ce10">
            <text:p>No.5, Wuhe St., Qionglin Township, Hsinchu County 3074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新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le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新樂村1鄰水田30號</text:p>
          </table:table-cell>
          <table:table-cell office:value-type="string" table:style-name="ce10">
            <text:p>03 5841676</text:p>
          </table:table-cell>
          <table:table-cell office:value-type="float" office:value="275420.42200000002" table:style-name="ce11">
            <text:p>275420.422</text:p>
          </table:table-cell>
          <table:table-cell office:value-type="float" office:value="2736167.2069999999" table:style-name="ce11">
            <text:p>2736167.207</text:p>
          </table:table-cell>
          <table:table-cell office:value-type="string" table:style-name="ce10">
            <text:p>No.30, Shuitian, 1st Neighborhood,Xinle Vil., Jianshih Township, Hsinchu County 313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橫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ngcun Police Station</text:p>
          </table:table-cell>
          <table:table-cell office:value-type="float" office:value="312" table:style-name="ce11">
            <text:p>312</text:p>
          </table:table-cell>
          <table:table-cell office:value-type="string" table:style-name="ce10">
            <text:p>新竹縣橫山鄉橫山村1鄰治安街1號</text:p>
          </table:table-cell>
          <table:table-cell office:value-type="string" table:style-name="ce10">
            <text:p>03 5934387</text:p>
          </table:table-cell>
          <table:table-cell office:value-type="float" office:value="261918.576" table:style-name="ce11">
            <text:p>261918.576</text:p>
          </table:table-cell>
          <table:table-cell office:value-type="float" office:value="2734509.9040000001" table:style-name="ce11">
            <text:p>2734509.904</text:p>
          </table:table-cell>
          <table:table-cell office:value-type="string" table:style-name="ce10">
            <text:p>No.1, Zhi’an St., Hengshan Township, Hsinchu County 312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玉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fong Police Station</text:p>
          </table:table-cell>
          <table:table-cell office:value-type="float" office:value="311" table:style-name="ce11">
            <text:p>311</text:p>
          </table:table-cell>
          <table:table-cell office:value-type="string" table:style-name="ce10">
            <text:p>新竹縣尖石鄉玉峰村5鄰玉峰55號</text:p>
          </table:table-cell>
          <table:table-cell office:value-type="string" table:style-name="ce10">
            <text:p>03 5847202</text:p>
          </table:table-cell>
          <table:table-cell office:value-type="float" office:value="280446.73499999999" table:style-name="ce11">
            <text:p>280446.735</text:p>
          </table:table-cell>
          <table:table-cell office:value-type="float" office:value="2728161.179" table:style-name="ce11">
            <text:p>2728161.179</text:p>
          </table:table-cell>
          <table:table-cell office:value-type="string" table:style-name="ce10">
            <text:p>No. 55, Yufeng, 5th Neighborhood, Yufeng Vil., Wufeng Township, Hsinchu County 311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宇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lao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玉峰村1鄰宇老1號</text:p>
          </table:table-cell>
          <table:table-cell office:value-type="string" table:style-name="ce10">
            <text:p>03 5847238</text:p>
          </table:table-cell>
          <table:table-cell office:value-type="float" office:value="278573.408" table:style-name="ce11">
            <text:p>278573.408</text:p>
          </table:table-cell>
          <table:table-cell office:value-type="float" office:value="2729007.1519999998" table:style-name="ce11">
            <text:p>2729007.152</text:p>
          </table:table-cell>
          <table:table-cell office:value-type="string" table:style-name="ce10">
            <text:p>No.1, Yulao, 1st Neighborhood, Yufeng Vil., Jianshih Township, Hsinchu County 313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秀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ouluan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秀巒村4鄰控溪20號</text:p>
          </table:table-cell>
          <table:table-cell office:value-type="string" table:style-name="ce10">
            <text:p>03 5847523</text:p>
          </table:table-cell>
          <table:table-cell office:value-type="float" office:value="278902.163" table:style-name="ce11">
            <text:p>278902.163</text:p>
          </table:table-cell>
          <table:table-cell office:value-type="float" office:value="2723491.4240000001" table:style-name="ce11">
            <text:p>2723491.424</text:p>
          </table:table-cell>
          <table:table-cell office:value-type="string" table:style-name="ce10">
            <text:p>No.20, Kongxi, 4th Neighborhood, Xiuluan Vil., Jianshih Township, Hsinchu County 3134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內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wan Police Station</text:p>
          </table:table-cell>
          <table:table-cell office:value-type="float" office:value="312" table:style-name="ce11">
            <text:p>312</text:p>
          </table:table-cell>
          <table:table-cell office:value-type="string" table:style-name="ce10">
            <text:p>新竹縣橫山鄉內灣村2鄰中山街二段8號</text:p>
          </table:table-cell>
          <table:table-cell office:value-type="string" table:style-name="ce10">
            <text:p>03 5849164</text:p>
          </table:table-cell>
          <table:table-cell office:value-type="float" office:value="267773" table:style-name="ce14">
            <text:p>267773.000</text:p>
          </table:table-cell>
          <table:table-cell office:value-type="float" office:value="2733222.7409999999" table:style-name="ce11">
            <text:p>2733222.741</text:p>
          </table:table-cell>
          <table:table-cell office:value-type="string" table:style-name="ce10">
            <text:p>No.8, Sec. 2, Zhongshan St., 2nd Neighborhood, Neiwan Vil., Hengshan Township, Hsinchu County 312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那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luo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錦屏村8鄰那羅41號</text:p>
          </table:table-cell>
          <table:table-cell office:value-type="string" table:style-name="ce10">
            <text:p>03 5841682</text:p>
          </table:table-cell>
          <table:table-cell office:value-type="float" office:value="274511.93699999998" table:style-name="ce11">
            <text:p>274511.937</text:p>
          </table:table-cell>
          <table:table-cell office:value-type="float" office:value="2730374.3429999999" table:style-name="ce11">
            <text:p>2730374.343</text:p>
          </table:table-cell>
          <table:table-cell office:value-type="string" table:style-name="ce10">
            <text:p>No.41, Naluo, 8th Neighborhood, Jinping Vil., Jianshi Township, Hsinchu County 313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沙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keng Police Station</text:p>
          </table:table-cell>
          <table:table-cell office:value-type="float" office:value="312" table:style-name="ce11">
            <text:p>312</text:p>
          </table:table-cell>
          <table:table-cell office:value-type="string" table:style-name="ce10">
            <text:p>新竹縣橫山鄉沙坑村6鄰中豐路3段10巷1號</text:p>
          </table:table-cell>
          <table:table-cell office:value-type="string" table:style-name="ce10">
            <text:p>03 5811054</text:p>
          </table:table-cell>
          <table:table-cell office:value-type="float" office:value="266469.10399999999" table:style-name="ce11">
            <text:p>266469.104</text:p>
          </table:table-cell>
          <table:table-cell office:value-type="float" office:value="2736626.8330000001" table:style-name="ce11">
            <text:p>2736626.833</text:p>
          </table:table-cell>
          <table:table-cell office:value-type="string" table:style-name="ce10">
            <text:p>No.1, Ln.10, Sec.3, Zhongfeng Rd., Hengshan Township, Hsinchu County 312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梅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hua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梅花村1鄰梅花26號</text:p>
          </table:table-cell>
          <table:table-cell office:value-type="string" table:style-name="ce10">
            <text:p>03 5841681</text:p>
          </table:table-cell>
          <table:table-cell office:value-type="float" office:value="271075.554" table:style-name="ce11">
            <text:p>271075.554</text:p>
          </table:table-cell>
          <table:table-cell office:value-type="float" office:value="2730120.2719999999" table:style-name="ce11">
            <text:p>2730120.272</text:p>
          </table:table-cell>
          <table:table-cell office:value-type="string" table:style-name="ce10">
            <text:p>No.26, Meihua, 1st Neighborhood, Meihua Vil., Jianshi Township, Hsinchu County 31341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尖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anshih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嘉樂村2鄰麥樹仁41號</text:p>
          </table:table-cell>
          <table:table-cell office:value-type="string" table:style-name="ce10">
            <text:p>03 5841144</text:p>
          </table:table-cell>
          <table:table-cell office:value-type="float" office:value="270331.61200000002" table:style-name="ce11">
            <text:p>270331.612</text:p>
          </table:table-cell>
          <table:table-cell office:value-type="float" office:value="2733163.0129999998" table:style-name="ce11">
            <text:p>2733163.013</text:p>
          </table:table-cell>
          <table:table-cell office:value-type="string" table:style-name="ce10">
            <text:p>No.41 Maishuren, 2nd Neighborhood, Jiale Vil., Jianshi Township, Hsinchu County 313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泰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gang Police Station</text:p>
          </table:table-cell>
          <table:table-cell office:value-type="float" office:value="313" table:style-name="ce11">
            <text:p>313</text:p>
          </table:table-cell>
          <table:table-cell office:value-type="string" table:style-name="ce10">
            <text:p>新竹縣尖石鄉秀巒村7鄰泰岡88號</text:p>
          </table:table-cell>
          <table:table-cell office:value-type="string" table:style-name="ce10">
            <text:p>03 5847322</text:p>
          </table:table-cell>
          <table:table-cell office:value-type="float" office:value="279999.90000000002" table:style-name="ce14">
            <text:p>279999.900</text:p>
          </table:table-cell>
          <table:table-cell office:value-type="float" office:value="2722799.7379999999" table:style-name="ce11">
            <text:p>2722799.738</text:p>
          </table:table-cell>
          <table:table-cell office:value-type="string" table:style-name="ce10">
            <text:p>No.88, Taigang, 7th Neighborhood, Xiuluan Vil., Jianshi Township, Hsinchu County 3134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3">
            <text:p>新埔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inpu Police Precinct</text:p>
          </table:table-cell>
          <table:table-cell office:value-type="float" office:value="305" table:style-name="ce11">
            <text:p>305</text:p>
          </table:table-cell>
          <table:table-cell office:value-type="string" table:style-name="ce10">
            <text:p>新竹縣新埔鎮中正路475號</text:p>
          </table:table-cell>
          <table:table-cell office:value-type="string" table:style-name="ce10">
            <text:p>03 5882004</text:p>
          </table:table-cell>
          <table:table-cell office:value-type="float" office:value="257512.49900000001" table:style-name="ce11">
            <text:p>257512.499</text:p>
          </table:table-cell>
          <table:table-cell office:value-type="float" office:value="2746681.8360000001" table:style-name="ce11">
            <text:p>2746681.836</text:p>
          </table:table-cell>
          <table:table-cell office:value-type="string" table:style-name="ce10">
            <text:p>No.475, Zhongzheng Rd., Xinpu Township, Hsinchu County 3059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新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pu Police Station</text:p>
          </table:table-cell>
          <table:table-cell office:value-type="float" office:value="305" table:style-name="ce11">
            <text:p>305</text:p>
          </table:table-cell>
          <table:table-cell office:value-type="string" table:style-name="ce10">
            <text:p>新竹縣新埔鎮中正路475號</text:p>
          </table:table-cell>
          <table:table-cell office:value-type="string" table:style-name="ce10">
            <text:p>03 5882034</text:p>
          </table:table-cell>
          <table:table-cell office:value-type="float" office:value="257512.49900000001" table:style-name="ce11">
            <text:p>257512.499</text:p>
          </table:table-cell>
          <table:table-cell office:value-type="float" office:value="2746681.8360000001" table:style-name="ce11">
            <text:p>2746681.836</text:p>
          </table:table-cell>
          <table:table-cell office:value-type="string" table:style-name="ce10">
            <text:p>No.776, Zhongzheng Rd., Xinmin Vil., Xinpu Township, Hsinchu County 30595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錦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shan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錦山里2鄰21號</text:p>
          </table:table-cell>
          <table:table-cell office:value-type="string" table:style-name="ce10">
            <text:p>03 5478174</text:p>
          </table:table-cell>
          <table:table-cell office:value-type="float" office:value="273440.21399999998" table:style-name="ce11">
            <text:p>273440.214</text:p>
          </table:table-cell>
          <table:table-cell office:value-type="float" office:value="2740546.6719999998" table:style-name="ce11">
            <text:p>2740546.672</text:p>
          </table:table-cell>
          <table:table-cell office:value-type="string" table:style-name="ce10">
            <text:p>No.21, 2nd Neighborhood, Jinshan Vil., Guanxi Township, Hsinchu County 30649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玉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shan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錦山里2鄰21號</text:p>
          </table:table-cell>
          <table:table-cell office:value-type="string" table:style-name="ce10">
            <text:p>03 5478174</text:p>
          </table:table-cell>
          <table:table-cell office:value-type="float" office:value="273440.21399999998" table:style-name="ce11">
            <text:p>273440.214</text:p>
          </table:table-cell>
          <table:table-cell office:value-type="float" office:value="2740546.6719999998" table:style-name="ce11">
            <text:p>2740546.672</text:p>
          </table:table-cell>
          <table:table-cell office:value-type="string" table:style-name="ce10">
            <text:p>No.21, 2nd Neighborhood, Jinshan Vil., Guanxi Township, Hsinchu County 30649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東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-an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中山東路100號</text:p>
          </table:table-cell>
          <table:table-cell office:value-type="string" table:style-name="ce10">
            <text:p>03 5872301</text:p>
          </table:table-cell>
          <table:table-cell office:value-type="float" office:value="268431.90899999999" table:style-name="ce11">
            <text:p>268431.909</text:p>
          </table:table-cell>
          <table:table-cell office:value-type="float" office:value="2742544.605" table:style-name="ce11">
            <text:p>2742544.605</text:p>
          </table:table-cell>
          <table:table-cell office:value-type="string" table:style-name="ce10">
            <text:p>No.100, Zhongshan E. Rd., Guanxi Township, Hsinchu County 30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南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hua <text:s/>police <text:s/>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中山東路100號</text:p>
          </table:table-cell>
          <table:table-cell office:value-type="string" table:style-name="ce10">
            <text:p>03 5872301</text:p>
          </table:table-cell>
          <table:table-cell office:value-type="float" office:value="268431.90899999999" table:style-name="ce11">
            <text:p>268431.909</text:p>
          </table:table-cell>
          <table:table-cell office:value-type="float" office:value="2742544.605" table:style-name="ce11">
            <text:p>2742544.605</text:p>
          </table:table-cell>
          <table:table-cell office:value-type="string" table:style-name="ce10">
            <text:p>No.100, Zhongshan E. Rd., Guanxi Township, Hsinchu County 3064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關西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ansi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中央街2號</text:p>
          </table:table-cell>
          <table:table-cell office:value-type="string" table:style-name="ce10">
            <text:p>03 5872007</text:p>
          </table:table-cell>
          <table:table-cell office:value-type="float" office:value="267454.98100000003" table:style-name="ce11">
            <text:p>267454.981</text:p>
          </table:table-cell>
          <table:table-cell office:value-type="float" office:value="2742777.2590000001" table:style-name="ce11">
            <text:p>2742777.259</text:p>
          </table:table-cell>
          <table:table-cell office:value-type="string" table:style-name="ce10">
            <text:p>No.2, Zhongyang St., Guanxi Township, Hsinchu County 306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褒忠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ojhong Police Station</text:p>
          </table:table-cell>
          <table:table-cell office:value-type="float" office:value="305" table:style-name="ce11">
            <text:p>305</text:p>
          </table:table-cell>
          <table:table-cell office:value-type="string" table:style-name="ce10">
            <text:p>新竹縣新埔鎮下寮里12鄰義民路3段329號</text:p>
          </table:table-cell>
          <table:table-cell office:value-type="string" table:style-name="ce10">
            <text:p>03 5882094</text:p>
          </table:table-cell>
          <table:table-cell office:value-type="float" office:value="253630.96" table:style-name="ce14">
            <text:p>253630.960</text:p>
          </table:table-cell>
          <table:table-cell office:value-type="float" office:value="2748406.3429999999" table:style-name="ce11">
            <text:p>2748406.343</text:p>
          </table:table-cell>
          <table:table-cell office:value-type="string" table:style-name="ce10">
            <text:p>No.329, Sec. 3, Yimin Rd., 12th Neighborhood, Xinpu Township, Hsinchu County 3054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寶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oshih Police Station</text:p>
          </table:table-cell>
          <table:table-cell office:value-type="float" office:value="305" table:style-name="ce11">
            <text:p>305</text:p>
          </table:table-cell>
          <table:table-cell office:value-type="string" table:style-name="ce10">
            <text:p>新竹縣新埔鎮寶石里文德路2段599號</text:p>
          </table:table-cell>
          <table:table-cell office:value-type="string" table:style-name="ce10">
            <text:p>03 5882064</text:p>
          </table:table-cell>
          <table:table-cell office:value-type="float" office:value="257853.84400000001" table:style-name="ce11">
            <text:p>257853.844</text:p>
          </table:table-cell>
          <table:table-cell office:value-type="float" office:value="2745446.2850000001" table:style-name="ce11">
            <text:p>2745446.285</text:p>
          </table:table-cell>
          <table:table-cell office:value-type="string" table:style-name="ce10">
            <text:p>No.599, Sec. 2, Wende Rd., Xinpu Township, Hsinchu County 30544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照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aomen Police Station</text:p>
          </table:table-cell>
          <table:table-cell office:value-type="float" office:value="305" table:style-name="ce11">
            <text:p>305</text:p>
          </table:table-cell>
          <table:table-cell office:value-type="string" table:style-name="ce10">
            <text:p>新竹縣新埔鎮照門里9鄰照鏡20-20號</text:p>
          </table:table-cell>
          <table:table-cell office:value-type="string" table:style-name="ce10">
            <text:p>03 5899194</text:p>
          </table:table-cell>
          <table:table-cell office:value-type="float" office:value="261688.15599999999" table:style-name="ce11">
            <text:p>261688.156</text:p>
          </table:table-cell>
          <table:table-cell office:value-type="float" office:value="2748805.7889999999" table:style-name="ce11">
            <text:p>2748805.789</text:p>
          </table:table-cell>
          <table:table-cell office:value-type="string" table:style-name="ce10">
            <text:p>No.20-20, Zhaojing, 9th Neighborhood, Zhaomen Vil., Xinpu Township, Hsinchu County 3054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石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hguang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石光里9鄰392號</text:p>
          </table:table-cell>
          <table:table-cell office:value-type="string" table:style-name="ce10">
            <text:p>03 5868060</text:p>
          </table:table-cell>
          <table:table-cell office:value-type="float" office:value="262983.68699999998" table:style-name="ce11">
            <text:p>262983.687</text:p>
          </table:table-cell>
          <table:table-cell office:value-type="float" office:value="2745178.909" table:style-name="ce11">
            <text:p>2745178.909</text:p>
          </table:table-cell>
          <table:table-cell office:value-type="string" table:style-name="ce10">
            <text:p>No.392, 9th Neighborhood, Shiguang Vil., Guanxi Township, Hsinchu County 3064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縣</text:p>
          </table:table-cell>
          <table:table-cell office:value-type="string" table:style-name="ce10">
            <text:p>坪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lin Police Station</text:p>
          </table:table-cell>
          <table:table-cell office:value-type="float" office:value="306" table:style-name="ce11">
            <text:p>306</text:p>
          </table:table-cell>
          <table:table-cell office:value-type="string" table:style-name="ce10">
            <text:p>新竹縣關西鎮石光里9鄰392號</text:p>
          </table:table-cell>
          <table:table-cell office:value-type="string" table:style-name="ce10">
            <text:p>03 5868060</text:p>
          </table:table-cell>
          <table:table-cell office:value-type="float" office:value="262983.68699999998" table:style-name="ce11">
            <text:p>262983.687</text:p>
          </table:table-cell>
          <table:table-cell office:value-type="float" office:value="2745178.909" table:style-name="ce11">
            <text:p>2745178.909</text:p>
          </table:table-cell>
          <table:table-cell office:value-type="string" table:style-name="ce10">
            <text:p>No.392, 9th Neighborhood, Shiguang Vil., Guanxi Township, Hsinchu County 30646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2">
            <text:p>新竹市警察局</text:p>
          </table:table-cell>
          <table:table-cell table:style-name="ce10"/>
          <table:table-cell office:value-type="string" table:style-name="ce10">
            <text:p>Hsinchu City Police Bureau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中山路1號</text:p>
          </table:table-cell>
          <table:table-cell office:value-type="string" table:style-name="ce10">
            <text:p>03 5249234</text:p>
          </table:table-cell>
          <table:table-cell office:value-type="float" office:value="246820.076" table:style-name="ce11">
            <text:p>246820.076</text:p>
          </table:table-cell>
          <table:table-cell office:value-type="float" office:value="2744331.8420000002" table:style-name="ce11">
            <text:p>2744331.842</text:p>
          </table:table-cell>
          <table:table-cell office:value-type="string" table:style-name="ce10">
            <text:p>No. 1, Zhongshan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3">
            <text:p>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irst Police Precinct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竹光路290號</text:p>
          </table:table-cell>
          <table:table-cell office:value-type="string" table:style-name="ce10">
            <text:p>03 5222725</text:p>
          </table:table-cell>
          <table:table-cell office:value-type="float" office:value="245500.69099999999" table:style-name="ce11">
            <text:p>245500.691</text:p>
          </table:table-cell>
          <table:table-cell office:value-type="float" office:value="2744767.6030000001" table:style-name="ce11">
            <text:p>2744767.603</text:p>
          </table:table-cell>
          <table:table-cell office:value-type="string" table:style-name="ce10">
            <text:p>No. 290, Zhuguang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湳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ya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湳雅街116號</text:p>
          </table:table-cell>
          <table:table-cell office:value-type="string" table:style-name="ce10">
            <text:p>03 5356710</text:p>
          </table:table-cell>
          <table:table-cell office:value-type="float" office:value="247271.16" table:style-name="ce14">
            <text:p>247271.160</text:p>
          </table:table-cell>
          <table:table-cell office:value-type="float" office:value="2745797.753" table:style-name="ce11">
            <text:p>2745797.753</text:p>
          </table:table-cell>
          <table:table-cell office:value-type="string" table:style-name="ce10">
            <text:p>No. 116, Nanya St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樹林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lintou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竹光路290號</text:p>
          </table:table-cell>
          <table:table-cell office:value-type="string" table:style-name="ce10">
            <text:p>03 5267652</text:p>
          </table:table-cell>
          <table:table-cell office:value-type="float" office:value="245500.69099999999" table:style-name="ce11">
            <text:p>245500.691</text:p>
          </table:table-cell>
          <table:table-cell office:value-type="float" office:value="2744767.6030000001" table:style-name="ce11">
            <text:p>2744767.603</text:p>
          </table:table-cell>
          <table:table-cell office:value-type="string" table:style-name="ce10">
            <text:p>No. 290, Zhuguang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南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liao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東大路3段541號</text:p>
          </table:table-cell>
          <table:table-cell office:value-type="string" table:style-name="ce10">
            <text:p>03 5362334</text:p>
          </table:table-cell>
          <table:table-cell office:value-type="float" office:value="243678.47500000001" table:style-name="ce11">
            <text:p>243678.475</text:p>
          </table:table-cell>
          <table:table-cell office:value-type="float" office:value="2748101.8390000002" table:style-name="ce11">
            <text:p>2748101.839</text:p>
          </table:table-cell>
          <table:table-cell office:value-type="string" table:style-name="ce10">
            <text:p>No. 541, Sec. 3, Dongda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me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北大路218號</text:p>
          </table:table-cell>
          <table:table-cell office:value-type="string" table:style-name="ce10">
            <text:p>03 5222223</text:p>
          </table:table-cell>
          <table:table-cell office:value-type="float" office:value="246467.595" table:style-name="ce11">
            <text:p>246467.595</text:p>
          </table:table-cell>
          <table:table-cell office:value-type="float" office:value="2744514.9019999998" table:style-name="ce11">
            <text:p>2744514.902</text:p>
          </table:table-cell>
          <table:table-cell office:value-type="string" table:style-name="ce10">
            <text:p>No. 218, Beida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西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me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北區中山路300號</text:p>
          </table:table-cell>
          <table:table-cell office:value-type="string" table:style-name="ce10">
            <text:p>03 5222452</text:p>
          </table:table-cell>
          <table:table-cell office:value-type="float" office:value="246078.386" table:style-name="ce11">
            <text:p>246078.386</text:p>
          </table:table-cell>
          <table:table-cell office:value-type="float" office:value="2743844.6940000001" table:style-name="ce11">
            <text:p>2743844.694</text:p>
          </table:table-cell>
          <table:table-cell office:value-type="string" table:style-name="ce10">
            <text:p>No. 300, Zhongshan Rd., North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3">
            <text:p>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econd Police Precinct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光復路2段798號</text:p>
          </table:table-cell>
          <table:table-cell office:value-type="string" table:style-name="ce10">
            <text:p>03 5728750</text:p>
          </table:table-cell>
          <table:table-cell office:value-type="float" office:value="248643.92499999999" table:style-name="ce11">
            <text:p>248643.925</text:p>
          </table:table-cell>
          <table:table-cell office:value-type="float" office:value="2743790.929" table:style-name="ce11">
            <text:p>2743790.929</text:p>
          </table:table-cell>
          <table:table-cell office:value-type="string" table:style-name="ce10">
            <text:p>No. 798, Sec. 2, Guangfu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文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hua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經國路1段488號</text:p>
          </table:table-cell>
          <table:table-cell office:value-type="string" table:style-name="ce10">
            <text:p>03 5332120</text:p>
          </table:table-cell>
          <table:table-cell office:value-type="float" office:value="247686.73800000001" table:style-name="ce11">
            <text:p>247686.738</text:p>
          </table:table-cell>
          <table:table-cell office:value-type="float" office:value="2745252.077" table:style-name="ce11">
            <text:p>2745252.077</text:p>
          </table:table-cell>
          <table:table-cell office:value-type="string" table:style-name="ce10">
            <text:p>No. 488, Sec. 1, Jingguo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關東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dongqiao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介壽路200號</text:p>
          </table:table-cell>
          <table:table-cell office:value-type="string" table:style-name="ce10">
            <text:p>03 5775758</text:p>
          </table:table-cell>
          <table:table-cell office:value-type="float" office:value="251928.04699999999" table:style-name="ce11">
            <text:p>251928.047</text:p>
          </table:table-cell>
          <table:table-cell office:value-type="float" office:value="2741327.28" table:style-name="ce11">
            <text:p>2741327.28</text:p>
          </table:table-cell>
          <table:table-cell office:value-type="string" table:style-name="ce10">
            <text:p>No. 200, Jieshou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埔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ding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光復路1段568號</text:p>
          </table:table-cell>
          <table:table-cell office:value-type="string" table:style-name="ce10">
            <text:p>03 5773999</text:p>
          </table:table-cell>
          <table:table-cell office:value-type="float" office:value="250795.54699999999" table:style-name="ce11">
            <text:p>250795.547</text:p>
          </table:table-cell>
          <table:table-cell office:value-type="float" office:value="2742410.6090000002" table:style-name="ce11">
            <text:p>2742410.609</text:p>
          </table:table-cell>
          <table:table-cell office:value-type="string" table:style-name="ce10">
            <text:p>No. 568, Sec. 1, Guangfu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東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ih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光復路2段798號</text:p>
          </table:table-cell>
          <table:table-cell office:value-type="string" table:style-name="ce10">
            <text:p>03 5728758</text:p>
          </table:table-cell>
          <table:table-cell office:value-type="float" office:value="248643.92499999999" table:style-name="ce11">
            <text:p>248643.925</text:p>
          </table:table-cell>
          <table:table-cell office:value-type="float" office:value="2743790.929" table:style-name="ce11">
            <text:p>2743790.929</text:p>
          </table:table-cell>
          <table:table-cell office:value-type="string" table:style-name="ce10">
            <text:p>No. 798, Sec. 2, Guangfu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東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me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東門街87號</text:p>
          </table:table-cell>
          <table:table-cell office:value-type="string" table:style-name="ce10">
            <text:p>03 5222607</text:p>
          </table:table-cell>
          <table:table-cell office:value-type="float" office:value="246948.81899999999" table:style-name="ce11">
            <text:p>246948.819</text:p>
          </table:table-cell>
          <table:table-cell office:value-type="float" office:value="2744082.3840000001" table:style-name="ce11">
            <text:p>2744082.384</text:p>
          </table:table-cell>
          <table:table-cell office:value-type="string" table:style-name="ce10">
            <text:p>No. 87, Dongmen St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3">
            <text:p>第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hird Police Precinct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香山區牛埔路432號</text:p>
          </table:table-cell>
          <table:table-cell office:value-type="string" table:style-name="ce10">
            <text:p>03 5380040</text:p>
          </table:table-cell>
          <table:table-cell office:value-type="float" office:value="244198.91500000001" table:style-name="ce11">
            <text:p>244198.915</text:p>
          </table:table-cell>
          <table:table-cell office:value-type="float" office:value="2743363.665" table:style-name="ce11">
            <text:p>2743363.665</text:p>
          </table:table-cell>
          <table:table-cell office:value-type="string" table:style-name="ce10">
            <text:p>No. 432, Niupu Rd., Xiangshan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中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hua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香山區大庄路105號</text:p>
          </table:table-cell>
          <table:table-cell office:value-type="string" table:style-name="ce10">
            <text:p>03 5302487</text:p>
          </table:table-cell>
          <table:table-cell office:value-type="float" office:value="242544.179" table:style-name="ce11">
            <text:p>242544.179</text:p>
          </table:table-cell>
          <table:table-cell office:value-type="float" office:value="2742698.909" table:style-name="ce11">
            <text:p>2742698.909</text:p>
          </table:table-cell>
          <table:table-cell office:value-type="string" table:style-name="ce10">
            <text:p>No. 105, Dazhuang Rd., Xiangshan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青草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caohu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明湖路666號</text:p>
          </table:table-cell>
          <table:table-cell office:value-type="string" table:style-name="ce10">
            <text:p>03 5201563</text:p>
          </table:table-cell>
          <table:table-cell office:value-type="float" office:value="246602.34099999999" table:style-name="ce11">
            <text:p>246602.341</text:p>
          </table:table-cell>
          <table:table-cell office:value-type="float" office:value="2740751.9509999999" table:style-name="ce11">
            <text:p>2740751.951</text:p>
          </table:table-cell>
          <table:table-cell office:value-type="string" table:style-name="ce10">
            <text:p>No. 666, Minghu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朝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aosha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香山區中華路5段690號</text:p>
          </table:table-cell>
          <table:table-cell office:value-type="string" table:style-name="ce10">
            <text:p>03 5373165</text:p>
          </table:table-cell>
          <table:table-cell office:value-type="float" office:value="241372.89" table:style-name="ce14">
            <text:p>241372.890</text:p>
          </table:table-cell>
          <table:table-cell office:value-type="float" office:value="2739889.5329999998" table:style-name="ce11">
            <text:p>2739889.533</text:p>
          </table:table-cell>
          <table:table-cell office:value-type="string" table:style-name="ce10">
            <text:p>No. 690, Sec. 5, Zhonghua Rd., Xiangshan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香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ngsha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香山區牛埔路432號</text:p>
          </table:table-cell>
          <table:table-cell office:value-type="string" table:style-name="ce10">
            <text:p>03 5386348</text:p>
          </table:table-cell>
          <table:table-cell office:value-type="float" office:value="244198.91500000001" table:style-name="ce11">
            <text:p>244198.915</text:p>
          </table:table-cell>
          <table:table-cell office:value-type="float" office:value="2743363.665" table:style-name="ce11">
            <text:p>2743363.665</text:p>
          </table:table-cell>
          <table:table-cell office:value-type="string" table:style-name="ce10">
            <text:p>No. 432, Niupu Rd., Xiangshan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新竹市</text:p>
          </table:table-cell>
          <table:table-cell office:value-type="string" table:style-name="ce10">
            <text:p>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men Police Station</text:p>
          </table:table-cell>
          <table:table-cell office:value-type="float" office:value="300" table:style-name="ce11">
            <text:p>300</text:p>
          </table:table-cell>
          <table:table-cell office:value-type="string" table:style-name="ce10">
            <text:p>新竹市東區勝利路85號</text:p>
          </table:table-cell>
          <table:table-cell office:value-type="string" table:style-name="ce10">
            <text:p>03 5222224</text:p>
          </table:table-cell>
          <table:table-cell office:value-type="float" office:value="246723.66899999999" table:style-name="ce11">
            <text:p>246723.669</text:p>
          </table:table-cell>
          <table:table-cell office:value-type="float" office:value="2743650.8080000002" table:style-name="ce11">
            <text:p>2743650.808</text:p>
          </table:table-cell>
          <table:table-cell office:value-type="string" table:style-name="ce10">
            <text:p>No. 85, Shengli Rd., East Dist., Hsinchu City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2">
            <text:p>苗栗縣警察局</text:p>
          </table:table-cell>
          <table:table-cell table:style-name="ce10"/>
          <table:table-cell office:value-type="string" table:style-name="ce10">
            <text:p>Miaoli County Police Bureau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苗栗市府前路2號</text:p>
          </table:table-cell>
          <table:table-cell office:value-type="string" table:style-name="ce10">
            <text:p>037 321303</text:p>
          </table:table-cell>
          <table:table-cell office:value-type="float" office:value="231737.94899999999" table:style-name="ce11">
            <text:p>231737.949</text:p>
          </table:table-cell>
          <table:table-cell office:value-type="float" office:value="2717446.824" table:style-name="ce11">
            <text:p>2717446.824</text:p>
          </table:table-cell>
          <table:table-cell office:value-type="string" table:style-name="ce10">
            <text:p>No. 2, Fuqian Rd., Miaoli City, Miaoli County 36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3">
            <text:p>苗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Miaoli <text:s/>Police Precinct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苗栗市金鳳街109號</text:p>
          </table:table-cell>
          <table:table-cell office:value-type="string" table:style-name="ce10">
            <text:p>037 320059</text:p>
          </table:table-cell>
          <table:table-cell office:value-type="float" office:value="231868.01699999999" table:style-name="ce11">
            <text:p>231868.017</text:p>
          </table:table-cell>
          <table:table-cell office:value-type="float" office:value="2715032.29" table:style-name="ce14">
            <text:p>2715032.290</text:p>
          </table:table-cell>
          <table:table-cell office:value-type="string" table:style-name="ce10">
            <text:p>No. 109, Jinfeng St., Miaoli City, Miaoli County 360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明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gde Police Station</text:p>
          </table:table-cell>
          <table:table-cell office:value-type="float" office:value="362" table:style-name="ce11">
            <text:p>362</text:p>
          </table:table-cell>
          <table:table-cell office:value-type="string" table:style-name="ce10">
            <text:p>苗栗縣頭屋鄉明德路131號</text:p>
          </table:table-cell>
          <table:table-cell office:value-type="string" table:style-name="ce10">
            <text:p>037 252538</text:p>
          </table:table-cell>
          <table:table-cell office:value-type="float" office:value="238305.576" table:style-name="ce11">
            <text:p>238305.576</text:p>
          </table:table-cell>
          <table:table-cell office:value-type="float" office:value="2719778.6060000001" table:style-name="ce11">
            <text:p>2719778.606</text:p>
          </table:table-cell>
          <table:table-cell office:value-type="string" table:style-name="ce10">
            <text:p>No. 131, Mingde Rd., Touwu Township, Miaoli County 36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鯉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yu Police Station</text:p>
          </table:table-cell>
          <table:table-cell office:value-type="float" office:value="367" table:style-name="ce11">
            <text:p>367</text:p>
          </table:table-cell>
          <table:table-cell office:value-type="string" table:style-name="ce10">
            <text:p>苗栗縣三義鄉鯉魚口54-1號</text:p>
          </table:table-cell>
          <table:table-cell office:value-type="string" table:style-name="ce10">
            <text:p>037 881040</text:p>
          </table:table-cell>
          <table:table-cell office:value-type="float" office:value="223939.41800000001" table:style-name="ce11">
            <text:p>223939.418</text:p>
          </table:table-cell>
          <table:table-cell office:value-type="float" office:value="2693773.602" table:style-name="ce11">
            <text:p>2693773.602</text:p>
          </table:table-cell>
          <table:table-cell office:value-type="string" table:style-name="ce10">
            <text:p>No. 54-1, Liyukou, Sanyi Township, Miaoli County 36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福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ji Police Station</text:p>
          </table:table-cell>
          <table:table-cell office:value-type="float" office:value="363" table:style-name="ce11">
            <text:p>363</text:p>
          </table:table-cell>
          <table:table-cell office:value-type="string" table:style-name="ce10">
            <text:p>苗栗縣公館鄉大同路181號</text:p>
          </table:table-cell>
          <table:table-cell office:value-type="string" table:style-name="ce10">
            <text:p>037 225683</text:p>
          </table:table-cell>
          <table:table-cell office:value-type="float" office:value="232484.666" table:style-name="ce11">
            <text:p>232484.666</text:p>
          </table:table-cell>
          <table:table-cell office:value-type="float" office:value="2710796.5550000002" table:style-name="ce11">
            <text:p>2710796.555</text:p>
          </table:table-cell>
          <table:table-cell office:value-type="string" table:style-name="ce10">
            <text:p>No. 181, Datong Rd., Gongguan Township, Miaoli County 363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龍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teng Police Station</text:p>
          </table:table-cell>
          <table:table-cell office:value-type="float" office:value="367" table:style-name="ce11">
            <text:p>367</text:p>
          </table:table-cell>
          <table:table-cell office:value-type="string" table:style-name="ce10">
            <text:p>苗栗縣三義鄉伯公坑41號</text:p>
          </table:table-cell>
          <table:table-cell office:value-type="string" table:style-name="ce10">
            <text:p>037 872396</text:p>
          </table:table-cell>
          <table:table-cell office:value-type="float" office:value="224568.13" table:style-name="ce14">
            <text:p>224568.130</text:p>
          </table:table-cell>
          <table:table-cell office:value-type="float" office:value="2696938.4530000002" table:style-name="ce11">
            <text:p>2696938.453</text:p>
          </table:table-cell>
          <table:table-cell office:value-type="string" table:style-name="ce10">
            <text:p>No. 41, Bogongkeng, Sanyi Township, Miaoli County 367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雞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long Police Station</text:p>
          </table:table-cell>
          <table:table-cell office:value-type="float" office:value="366" table:style-name="ce11">
            <text:p>366</text:p>
          </table:table-cell>
          <table:table-cell office:value-type="string" table:style-name="ce10">
            <text:p>苗栗縣銅鑼鄉新隆村2鄰20號</text:p>
          </table:table-cell>
          <table:table-cell office:value-type="string" table:style-name="ce10">
            <text:p>037 971012</text:p>
          </table:table-cell>
          <table:table-cell office:value-type="float" office:value="230572.04800000001" table:style-name="ce11">
            <text:p>230572.048</text:p>
          </table:table-cell>
          <table:table-cell office:value-type="float" office:value="2702539.5580000002" table:style-name="ce11">
            <text:p>2702539.558</text:p>
          </table:table-cell>
          <table:table-cell office:value-type="string" table:style-name="ce10">
            <text:p>No. 20, Xinlong, Tongluo Township, Miaoli County 3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鶴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gang Police Station</text:p>
          </table:table-cell>
          <table:table-cell office:value-type="float" office:value="363" table:style-name="ce11">
            <text:p>363</text:p>
          </table:table-cell>
          <table:table-cell office:value-type="string" table:style-name="ce10">
            <text:p>苗栗縣公館鄉鶴山村7鄰232號</text:p>
          </table:table-cell>
          <table:table-cell office:value-type="string" table:style-name="ce10">
            <text:p>037 226975</text:p>
          </table:table-cell>
          <table:table-cell office:value-type="float" office:value="232987.103" table:style-name="ce11">
            <text:p>232987.103</text:p>
          </table:table-cell>
          <table:table-cell office:value-type="float" office:value="2713948.47" table:style-name="ce14">
            <text:p>2713948.470</text:p>
          </table:table-cell>
          <table:table-cell office:value-type="string" table:style-name="ce10">
            <text:p>No. 232, Heshan, Gongguan Township, Miaoli County 3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頭屋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ouwu Police Station</text:p>
          </table:table-cell>
          <table:table-cell office:value-type="float" office:value="362" table:style-name="ce11">
            <text:p>362</text:p>
          </table:table-cell>
          <table:table-cell office:value-type="string" table:style-name="ce10">
            <text:p>苗栗縣頭屋鄉象山村象山路82-1號</text:p>
          </table:table-cell>
          <table:table-cell office:value-type="string" table:style-name="ce10">
            <text:p>037 253103</text:p>
          </table:table-cell>
          <table:table-cell office:value-type="float" office:value="236452.62299999999" table:style-name="ce11">
            <text:p>236452.623</text:p>
          </table:table-cell>
          <table:table-cell office:value-type="float" office:value="2719371.483" table:style-name="ce11">
            <text:p>2719371.483</text:p>
          </table:table-cell>
          <table:table-cell office:value-type="string" table:style-name="ce10">
            <text:p>No. 82-1, Xiangshan Rd., Touwu Township, Miaoli County 3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銅鑼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ongluo Police Station</text:p>
          </table:table-cell>
          <table:table-cell office:value-type="float" office:value="366" table:style-name="ce11">
            <text:p>366</text:p>
          </table:table-cell>
          <table:table-cell office:value-type="string" table:style-name="ce10">
            <text:p>苗栗縣銅鑼鄉銅鑼村中正路122號</text:p>
          </table:table-cell>
          <table:table-cell office:value-type="string" table:style-name="ce10">
            <text:p>037 981014</text:p>
          </table:table-cell>
          <table:table-cell office:value-type="float" office:value="228433.64499999999" table:style-name="ce11">
            <text:p>228433.645</text:p>
          </table:table-cell>
          <table:table-cell office:value-type="float" office:value="2708980.841" table:style-name="ce11">
            <text:p>2708980.841</text:p>
          </table:table-cell>
          <table:table-cell office:value-type="string" table:style-name="ce10">
            <text:p>No. 122, Zhongzheng Rd., Tongluo Township, Miaoli County 3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文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shan Police Station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苗栗市至公路557號</text:p>
          </table:table-cell>
          <table:table-cell office:value-type="string" table:style-name="ce10">
            <text:p>037 337127</text:p>
          </table:table-cell>
          <table:table-cell office:value-type="float" office:value="230809.24900000001" table:style-name="ce11">
            <text:p>230809.249</text:p>
          </table:table-cell>
          <table:table-cell office:value-type="float" office:value="2717716.4309999999" table:style-name="ce11">
            <text:p>2717716.431</text:p>
          </table:table-cell>
          <table:table-cell office:value-type="string" table:style-name="ce10">
            <text:p>No. 557, Zhigong Rd., Miaoli City, Miaoli County 36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公館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ongguan Police Station</text:p>
          </table:table-cell>
          <table:table-cell office:value-type="float" office:value="363" table:style-name="ce11">
            <text:p>363</text:p>
          </table:table-cell>
          <table:table-cell office:value-type="string" table:style-name="ce10">
            <text:p>苗栗縣公館鄉大同路181號</text:p>
          </table:table-cell>
          <table:table-cell office:value-type="string" table:style-name="ce10">
            <text:p>037 225683</text:p>
          </table:table-cell>
          <table:table-cell office:value-type="float" office:value="232484.666" table:style-name="ce11">
            <text:p>232484.666</text:p>
          </table:table-cell>
          <table:table-cell office:value-type="float" office:value="2710796.5550000002" table:style-name="ce11">
            <text:p>2710796.555</text:p>
          </table:table-cell>
          <table:table-cell office:value-type="string" table:style-name="ce10">
            <text:p>No. 181, Datong Rd., Gongguan Township, Miaoli County 3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北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miao Police Station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苗栗市為公路227號</text:p>
          </table:table-cell>
          <table:table-cell office:value-type="string" table:style-name="ce10">
            <text:p>037 260344</text:p>
          </table:table-cell>
          <table:table-cell office:value-type="float" office:value="232579.946" table:style-name="ce11">
            <text:p>232579.946</text:p>
          </table:table-cell>
          <table:table-cell office:value-type="float" office:value="2718290.594" table:style-name="ce11">
            <text:p>2718290.594</text:p>
          </table:table-cell>
          <table:table-cell office:value-type="string" table:style-name="ce10">
            <text:p>No. 227, Weigong Rd., Miaoli City, Miaoli County 36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南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miao Police Station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苗栗市信義街60號</text:p>
          </table:table-cell>
          <table:table-cell office:value-type="string" table:style-name="ce10">
            <text:p>037 320367</text:p>
          </table:table-cell>
          <table:table-cell office:value-type="float" office:value="231193.42600000001" table:style-name="ce11">
            <text:p>231193.426</text:p>
          </table:table-cell>
          <table:table-cell office:value-type="float" office:value="2716043.4950000001" table:style-name="ce11">
            <text:p>2716043.495</text:p>
          </table:table-cell>
          <table:table-cell office:value-type="string" table:style-name="ce10">
            <text:p>No. 60, Xinyi St., Miaoli City, Miaoli County 36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三義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anyi Police Station</text:p>
          </table:table-cell>
          <table:table-cell office:value-type="float" office:value="367" table:style-name="ce11">
            <text:p>367</text:p>
          </table:table-cell>
          <table:table-cell office:value-type="string" table:style-name="ce10">
            <text:p>苗栗縣三義鄉廣盛村廣盛90號</text:p>
          </table:table-cell>
          <table:table-cell office:value-type="string" table:style-name="ce10">
            <text:p>037 872003</text:p>
          </table:table-cell>
          <table:table-cell office:value-type="float" office:value="226658.296" table:style-name="ce11">
            <text:p>226658.296</text:p>
          </table:table-cell>
          <table:table-cell office:value-type="float" office:value="2700750.855" table:style-name="ce11">
            <text:p>2700750.855</text:p>
          </table:table-cell>
          <table:table-cell office:value-type="string" table:style-name="ce10">
            <text:p>No. 90, Guangsheng, Sanyi Township, Miaoli County 36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3">
            <text:p>竹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hunan Police Precinct</text:p>
          </table:table-cell>
          <table:table-cell office:value-type="float" office:value="350" table:style-name="ce11">
            <text:p>350</text:p>
          </table:table-cell>
          <table:table-cell office:value-type="string" table:style-name="ce10">
            <text:p>苗栗縣竹南鎮民族街72號</text:p>
          </table:table-cell>
          <table:table-cell office:value-type="string" table:style-name="ce10">
            <text:p>037 478032</text:p>
          </table:table-cell>
          <table:table-cell office:value-type="float" office:value="237708.59969999999" table:style-name="ce11">
            <text:p>237708.5997</text:p>
          </table:table-cell>
          <table:table-cell office:value-type="float" office:value="2730910.1469999999" table:style-name="ce11">
            <text:p>2730910.147</text:p>
          </table:table-cell>
          <table:table-cell office:value-type="string" table:style-name="ce10">
            <text:p>No. 72, Minzu St., Zhunan Township, Miaoli County 3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shan <text:s/>Police Station</text:p>
          </table:table-cell>
          <table:table-cell office:value-type="float" office:value="356" table:style-name="ce11">
            <text:p>356</text:p>
          </table:table-cell>
          <table:table-cell office:value-type="string" table:style-name="ce10">
            <text:p>苗栗縣後龍鎮灣寶里5鄰93號</text:p>
          </table:table-cell>
          <table:table-cell office:value-type="string" table:style-name="ce10">
            <text:p>037 431764</text:p>
          </table:table-cell>
          <table:table-cell office:value-type="float" office:value="230865.89" table:style-name="ce11">
            <text:p>230865.89</text:p>
          </table:table-cell>
          <table:table-cell office:value-type="float" office:value="2726861.92" table:style-name="ce11">
            <text:p>2726861.92</text:p>
          </table:table-cell>
          <table:table-cell office:value-type="string" table:style-name="ce10">
            <text:p>No. 93, Wanbao Vil.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外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ipu <text:s/>Police Station</text:p>
          </table:table-cell>
          <table:table-cell office:value-type="float" office:value="356" table:style-name="ce11">
            <text:p>356</text:p>
          </table:table-cell>
          <table:table-cell office:value-type="string" table:style-name="ce10">
            <text:p>苗栗縣後龍鎮海埔5號</text:p>
          </table:table-cell>
          <table:table-cell office:value-type="string" table:style-name="ce10">
            <text:p>037 431361</text:p>
          </table:table-cell>
          <table:table-cell office:value-type="float" office:value="227258.12" table:style-name="ce11">
            <text:p>227258.12</text:p>
          </table:table-cell>
          <table:table-cell office:value-type="float" office:value="2726883.28" table:style-name="ce11">
            <text:p>2726883.28</text:p>
          </table:table-cell>
          <table:table-cell office:value-type="string" table:style-name="ce10">
            <text:p>No. 5, Haipu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中港海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gan-Haikou Police Station</text:p>
          </table:table-cell>
          <table:table-cell office:value-type="float" office:value="350" table:style-name="ce11">
            <text:p>350</text:p>
          </table:table-cell>
          <table:table-cell office:value-type="string" table:style-name="ce10">
            <text:p>苗栗縣竹南鎮明勝路263號</text:p>
          </table:table-cell>
          <table:table-cell office:value-type="string" table:style-name="ce10">
            <text:p>037 460684</text:p>
          </table:table-cell>
          <table:table-cell office:value-type="float" office:value="236287.56700000001" table:style-name="ce11">
            <text:p>236287.567</text:p>
          </table:table-cell>
          <table:table-cell office:value-type="float" office:value="2729813.4330000002" table:style-name="ce11">
            <text:p>2729813.433</text:p>
          </table:table-cell>
          <table:table-cell office:value-type="string" table:style-name="ce10">
            <text:p>No. 263, Mingsheng Rd., Zhunan Township, Miaoli County 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聯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angang <text:s/>Police Station</text:p>
          </table:table-cell>
          <table:table-cell office:value-type="float" office:value="356" table:style-name="ce11">
            <text:p>356</text:p>
          </table:table-cell>
          <table:table-cell office:value-type="string" table:style-name="ce10">
            <text:p>苗栗縣後龍鎮津龍里5鄰公司寮59號</text:p>
          </table:table-cell>
          <table:table-cell office:value-type="string" table:style-name="ce10">
            <text:p>037 450734</text:p>
          </table:table-cell>
          <table:table-cell office:value-type="float" office:value="225716.73" table:style-name="ce11">
            <text:p>225716.73</text:p>
          </table:table-cell>
          <table:table-cell office:value-type="float" office:value="2722867.1260000002" table:style-name="ce11">
            <text:p>2722867.126</text:p>
          </table:table-cell>
          <table:table-cell office:value-type="string" table:style-name="ce10">
            <text:p>No. 59, Gongsiliao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談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nwen <text:s/>Police Station</text:p>
          </table:table-cell>
          <table:table-cell office:value-type="float" office:value="361" table:style-name="ce11">
            <text:p>361</text:p>
          </table:table-cell>
          <table:table-cell office:value-type="string" table:style-name="ce10">
            <text:p>苗栗縣造橋鄉談文村8鄰51-16號</text:p>
          </table:table-cell>
          <table:table-cell office:value-type="string" table:style-name="ce10">
            <text:p>037 622664</text:p>
          </table:table-cell>
          <table:table-cell office:value-type="float" office:value="235019.86" table:style-name="ce11">
            <text:p>235019.86</text:p>
          </table:table-cell>
          <table:table-cell office:value-type="float" office:value="2727437.28" table:style-name="ce11">
            <text:p>2727437.28</text:p>
          </table:table-cell>
          <table:table-cell office:value-type="string" table:style-name="ce10">
            <text:p>No. 51-16, Danwenhu, Zaoqiao Township, Miaoli County 3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新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ang <text:s/>Police Station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後龍鎮建興路111號</text:p>
          </table:table-cell>
          <table:table-cell office:value-type="string" table:style-name="ce10">
            <text:p>037 722474</text:p>
          </table:table-cell>
          <table:table-cell office:value-type="float" office:value="231098.61" table:style-name="ce11">
            <text:p>231098.61</text:p>
          </table:table-cell>
          <table:table-cell office:value-type="float" office:value="2722737.57" table:style-name="ce11">
            <text:p>2722737.57</text:p>
          </table:table-cell>
          <table:table-cell office:value-type="string" table:style-name="ce10">
            <text:p>No. 111, Jianxing Rd.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南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shi Police Station</text:p>
          </table:table-cell>
          <table:table-cell office:value-type="float" office:value="360" table:style-name="ce11">
            <text:p>360</text:p>
          </table:table-cell>
          <table:table-cell office:value-type="string" table:style-name="ce10">
            <text:p>苗栗縣後龍鎮南勢山1鄰15-10號</text:p>
          </table:table-cell>
          <table:table-cell office:value-type="string" table:style-name="ce10">
            <text:p>037 921445</text:p>
          </table:table-cell>
          <table:table-cell office:value-type="float" office:value="223200.965" table:style-name="ce11">
            <text:p>223200.965</text:p>
          </table:table-cell>
          <table:table-cell office:value-type="float" office:value="2718672.9759999998" table:style-name="ce11">
            <text:p>2718672.976</text:p>
          </table:table-cell>
          <table:table-cell office:value-type="string" table:style-name="ce10">
            <text:p>No. 15-10, Nanshishan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造橋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aoqiao <text:s/>Police Station</text:p>
          </table:table-cell>
          <table:table-cell office:value-type="float" office:value="361" table:style-name="ce11">
            <text:p>361</text:p>
          </table:table-cell>
          <table:table-cell office:value-type="string" table:style-name="ce10">
            <text:p>苗栗縣造橋鄉平仁路51號</text:p>
          </table:table-cell>
          <table:table-cell office:value-type="string" table:style-name="ce10">
            <text:p>037 563224</text:p>
          </table:table-cell>
          <table:table-cell office:value-type="float" office:value="236515.38" table:style-name="ce11">
            <text:p>236515.38</text:p>
          </table:table-cell>
          <table:table-cell office:value-type="float" office:value="2726129.66" table:style-name="ce11">
            <text:p>2726129.66</text:p>
          </table:table-cell>
          <table:table-cell office:value-type="string" table:style-name="ce10">
            <text:p>No. 51, Pingren Rd., Zaoqiao Township, Miaoli County 3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竹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an <text:s/>Police Station</text:p>
          </table:table-cell>
          <table:table-cell office:value-type="float" office:value="350" table:style-name="ce11">
            <text:p>350</text:p>
          </table:table-cell>
          <table:table-cell office:value-type="string" table:style-name="ce10">
            <text:p>苗栗縣竹南鎮民族街72號</text:p>
          </table:table-cell>
          <table:table-cell office:value-type="string" table:style-name="ce10">
            <text:p>037 474796</text:p>
          </table:table-cell>
          <table:table-cell office:value-type="float" office:value="237708.59969999999" table:style-name="ce11">
            <text:p>237708.5997</text:p>
          </table:table-cell>
          <table:table-cell office:value-type="float" office:value="2730910.1469999999" table:style-name="ce11">
            <text:p>2730910.147</text:p>
          </table:table-cell>
          <table:table-cell office:value-type="string" table:style-name="ce10">
            <text:p>No. 72, Minzu St., Zhunan Township, Miaoli County 3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後龍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oulong <text:s/>Police Station</text:p>
          </table:table-cell>
          <table:table-cell office:value-type="float" office:value="356" table:style-name="ce11">
            <text:p>356</text:p>
          </table:table-cell>
          <table:table-cell office:value-type="string" table:style-name="ce10">
            <text:p>苗栗縣後龍鎮三民路107號</text:p>
          </table:table-cell>
          <table:table-cell office:value-type="string" table:style-name="ce10">
            <text:p>037 722520</text:p>
          </table:table-cell>
          <table:table-cell office:value-type="float" office:value="228365.49" table:style-name="ce11">
            <text:p>228365.49</text:p>
          </table:table-cell>
          <table:table-cell office:value-type="float" office:value="2723000.9" table:style-name="ce11">
            <text:p>2723000.9</text:p>
          </table:table-cell>
          <table:table-cell office:value-type="string" table:style-name="ce10">
            <text:p>No. 107, Sanmin Rd., Houlong Township, Miaoli County 3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tong <text:s/>Police Station</text:p>
          </table:table-cell>
          <table:table-cell office:value-type="float" office:value="350" table:style-name="ce11">
            <text:p>350</text:p>
          </table:table-cell>
          <table:table-cell office:value-type="string" table:style-name="ce10">
            <text:p>苗栗縣竹南鎮公義路931號</text:p>
          </table:table-cell>
          <table:table-cell office:value-type="string" table:style-name="ce10">
            <text:p>037 581712</text:p>
          </table:table-cell>
          <table:table-cell office:value-type="float" office:value="239570.18549999999" table:style-name="ce11">
            <text:p>239570.1855</text:p>
          </table:table-cell>
          <table:table-cell office:value-type="float" office:value="2733602.298" table:style-name="ce11">
            <text:p>2733602.298</text:p>
          </table:table-cell>
          <table:table-cell office:value-type="string" table:style-name="ce10">
            <text:p>No. 931, Gongyi Rd., Zhunan Township, Miaoli County 3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3">
            <text:p>大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hu Police Precinct</text:p>
          </table:table-cell>
          <table:table-cell office:value-type="float" office:value="364" table:style-name="ce11">
            <text:p>364</text:p>
          </table:table-cell>
          <table:table-cell office:value-type="string" table:style-name="ce10">
            <text:p>苗栗縣大湖鄉中正路78號</text:p>
          </table:table-cell>
          <table:table-cell office:value-type="string" table:style-name="ce10">
            <text:p>037 991006</text:p>
          </table:table-cell>
          <table:table-cell office:value-type="float" office:value="236439.16" table:style-name="ce11">
            <text:p>236439.16</text:p>
          </table:table-cell>
          <table:table-cell office:value-type="float" office:value="2701863.17" table:style-name="ce11">
            <text:p>2701863.17</text:p>
          </table:table-cell>
          <table:table-cell office:value-type="string" table:style-name="ce10">
            <text:p>No. 78, Zhongzheng Rd., Dahu Township, Miaoli County 3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坪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lin Police Station</text:p>
          </table:table-cell>
          <table:table-cell office:value-type="float" office:value="369" table:style-name="ce11">
            <text:p>369</text:p>
          </table:table-cell>
          <table:table-cell office:value-type="string" table:style-name="ce10">
            <text:p>苗栗縣卓蘭鎮坪林里5鄰坪林50號</text:p>
          </table:table-cell>
          <table:table-cell office:value-type="string" table:style-name="ce10">
            <text:p>04 25921101</text:p>
          </table:table-cell>
          <table:table-cell office:value-type="float" office:value="237297" table:style-name="ce11">
            <text:p>237297</text:p>
          </table:table-cell>
          <table:table-cell office:value-type="float" office:value="2692064" table:style-name="ce11">
            <text:p>2692064</text:p>
          </table:table-cell>
          <table:table-cell office:value-type="string" table:style-name="ce10">
            <text:p>No. 50, Pinglin, Zhuolan Township, Miaoli County 36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百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shou Police Station</text:p>
          </table:table-cell>
          <table:table-cell office:value-type="float" office:value="354" table:style-name="ce11">
            <text:p>354</text:p>
          </table:table-cell>
          <table:table-cell office:value-type="string" table:style-name="ce10">
            <text:p>苗栗縣獅潭鄉百壽村7鄰39-1號</text:p>
          </table:table-cell>
          <table:table-cell office:value-type="string" table:style-name="ce10">
            <text:p>037 931231</text:p>
          </table:table-cell>
          <table:table-cell office:value-type="float" office:value="244024.85" table:style-name="ce11">
            <text:p>244024.85</text:p>
          </table:table-cell>
          <table:table-cell office:value-type="float" office:value="2719202.72" table:style-name="ce11">
            <text:p>2719202.72</text:p>
          </table:table-cell>
          <table:table-cell office:value-type="string" table:style-name="ce10">
            <text:p>No. 39-1, Baishou, Shitan Township, Miaoli County 3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觀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wu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梅園村觀霧1號</text:p>
          </table:table-cell>
          <table:table-cell office:value-type="string" table:style-name="ce10">
            <text:p>037 273038</text:p>
          </table:table-cell>
          <table:table-cell office:value-type="float" office:value="261524" table:style-name="ce11">
            <text:p>261524</text:p>
          </table:table-cell>
          <table:table-cell office:value-type="float" office:value="2711111" table:style-name="ce11">
            <text:p>2711111</text:p>
          </table:table-cell>
          <table:table-cell office:value-type="string" table:style-name="ce10">
            <text:p>No. 1, Guanwua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sing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大興村24號</text:p>
          </table:table-cell>
          <table:table-cell office:value-type="string" table:style-name="ce10">
            <text:p>037 992349</text:p>
          </table:table-cell>
          <table:table-cell office:value-type="float" office:value="240956.715" table:style-name="ce11">
            <text:p>240956.715</text:p>
          </table:table-cell>
          <table:table-cell office:value-type="float" office:value="2701687.18" table:style-name="ce11">
            <text:p>2701687.18</text:p>
          </table:table-cell>
          <table:table-cell office:value-type="string" table:style-name="ce10">
            <text:p>No. 24, Gaoxiongka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泰安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ian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清安村2鄰洗水坑65號</text:p>
          </table:table-cell>
          <table:table-cell office:value-type="string" table:style-name="ce10">
            <text:p>037 941057</text:p>
          </table:table-cell>
          <table:table-cell office:value-type="float" office:value="240661.93900000001" table:style-name="ce11">
            <text:p>240661.939</text:p>
          </table:table-cell>
          <table:table-cell office:value-type="float" office:value="2704649.4010000001" table:style-name="ce11">
            <text:p>2704649.401</text:p>
          </table:table-cell>
          <table:table-cell office:value-type="string" table:style-name="ce10">
            <text:p>No. 65, Xishuikeng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汶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shuei Police Station</text:p>
          </table:table-cell>
          <table:table-cell office:value-type="float" office:value="354" table:style-name="ce11">
            <text:p>354</text:p>
          </table:table-cell>
          <table:table-cell office:value-type="string" table:style-name="ce10">
            <text:p>苗栗縣獅潭鄉竹木村16鄰24號</text:p>
          </table:table-cell>
          <table:table-cell office:value-type="string" table:style-name="ce10">
            <text:p>037 991648</text:p>
          </table:table-cell>
          <table:table-cell office:value-type="float" office:value="237422.22" table:style-name="ce11">
            <text:p>237422.22</text:p>
          </table:table-cell>
          <table:table-cell office:value-type="float" office:value="2705718.23" table:style-name="ce11">
            <text:p>2705718.23</text:p>
          </table:table-cell>
          <table:table-cell office:value-type="string" table:style-name="ce10">
            <text:p>No. 24, Zhumu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獅潭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tan Police Station</text:p>
          </table:table-cell>
          <table:table-cell office:value-type="float" office:value="354" table:style-name="ce11">
            <text:p>354</text:p>
          </table:table-cell>
          <table:table-cell office:value-type="string" table:style-name="ce10">
            <text:p>苗栗縣獅潭鄉新店村7鄰63號</text:p>
          </table:table-cell>
          <table:table-cell office:value-type="string" table:style-name="ce10">
            <text:p>037 931348</text:p>
          </table:table-cell>
          <table:table-cell office:value-type="float" office:value="242105.42" table:style-name="ce11">
            <text:p>242105.42</text:p>
          </table:table-cell>
          <table:table-cell office:value-type="float" office:value="2714998.57" table:style-name="ce11">
            <text:p>2714998.57</text:p>
          </table:table-cell>
          <table:table-cell office:value-type="string" table:style-name="ce10">
            <text:p>No. 63, Xindian, Shitan Township, Miaoli County 3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龍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shan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錦水村10鄰橫龍山52號</text:p>
          </table:table-cell>
          <table:table-cell office:value-type="string" table:style-name="ce10">
            <text:p>037 941136</text:p>
          </table:table-cell>
          <table:table-cell office:value-type="float" office:value="246802" table:style-name="ce11">
            <text:p>246802</text:p>
          </table:table-cell>
          <table:table-cell office:value-type="float" office:value="2707053" table:style-name="ce11">
            <text:p>2707053</text:p>
          </table:table-cell>
          <table:table-cell office:value-type="string" table:style-name="ce10">
            <text:p>No. 52, Henglong Mt.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u Police Station</text:p>
          </table:table-cell>
          <table:table-cell office:value-type="float" office:value="364" table:style-name="ce11">
            <text:p>364</text:p>
          </table:table-cell>
          <table:table-cell office:value-type="string" table:style-name="ce10">
            <text:p>苗栗縣大湖鄉中正路78號</text:p>
          </table:table-cell>
          <table:table-cell office:value-type="string" table:style-name="ce10">
            <text:p>037 991041</text:p>
          </table:table-cell>
          <table:table-cell office:value-type="float" office:value="236439.16" table:style-name="ce11">
            <text:p>236439.16</text:p>
          </table:table-cell>
          <table:table-cell office:value-type="float" office:value="2701863.17" table:style-name="ce11">
            <text:p>2701863.17</text:p>
          </table:table-cell>
          <table:table-cell office:value-type="string" table:style-name="ce10">
            <text:p>No. 78, Zhongzheng Rd., Dahu Township, Miaoli County 3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和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xing Police Station</text:p>
          </table:table-cell>
          <table:table-cell office:value-type="float" office:value="354" table:style-name="ce11">
            <text:p>354</text:p>
          </table:table-cell>
          <table:table-cell office:value-type="string" table:style-name="ce10">
            <text:p>苗栗縣獅潭鄉和興村12鄰27號</text:p>
          </table:table-cell>
          <table:table-cell office:value-type="string" table:style-name="ce10">
            <text:p>037 931230</text:p>
          </table:table-cell>
          <table:table-cell office:value-type="float" office:value="240931.15" table:style-name="ce11">
            <text:p>240931.15</text:p>
          </table:table-cell>
          <table:table-cell office:value-type="float" office:value="2712017.03" table:style-name="ce11">
            <text:p>2712017.03</text:p>
          </table:table-cell>
          <table:table-cell office:value-type="string" table:style-name="ce10">
            <text:p>No. 27, Hexing, Shitan Township, Miaoli County 3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an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象鼻村1鄰22號</text:p>
          </table:table-cell>
          <table:table-cell office:value-type="string" table:style-name="ce10">
            <text:p>037 962241</text:p>
          </table:table-cell>
          <table:table-cell office:value-type="float" office:value="244807.41899999999" table:style-name="ce11">
            <text:p>244807.419</text:p>
          </table:table-cell>
          <table:table-cell office:value-type="float" office:value="2694896.4589999998" table:style-name="ce11">
            <text:p>2694896.459</text:p>
          </table:table-cell>
          <table:table-cell office:value-type="string" table:style-name="ce10">
            <text:p>No. 22, Xiangbi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校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olin Police Station</text:p>
          </table:table-cell>
          <table:table-cell office:value-type="float" office:value="364" table:style-name="ce11">
            <text:p>364</text:p>
          </table:table-cell>
          <table:table-cell office:value-type="string" table:style-name="ce10">
            <text:p>苗栗縣大湖鄉栗林村5鄰四份62-1號</text:p>
          </table:table-cell>
          <table:table-cell office:value-type="string" table:style-name="ce10">
            <text:p>037 951337</text:p>
          </table:table-cell>
          <table:table-cell office:value-type="float" office:value="234023.57500000001" table:style-name="ce11">
            <text:p>234023.575</text:p>
          </table:table-cell>
          <table:table-cell office:value-type="float" office:value="2696371.517" table:style-name="ce11">
            <text:p>2696371.517</text:p>
          </table:table-cell>
          <table:table-cell office:value-type="string" table:style-name="ce10">
            <text:p>No. 62-1, Sifen, Dahu Township, Miaoli County 3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南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hu Police Station</text:p>
          </table:table-cell>
          <table:table-cell office:value-type="float" office:value="364" table:style-name="ce11">
            <text:p>364</text:p>
          </table:table-cell>
          <table:table-cell office:value-type="string" table:style-name="ce10">
            <text:p>苗栗縣大湖鄉南昌路132號</text:p>
          </table:table-cell>
          <table:table-cell office:value-type="string" table:style-name="ce10">
            <text:p>037 991547</text:p>
          </table:table-cell>
          <table:table-cell office:value-type="float" office:value="236542.33" table:style-name="ce11">
            <text:p>236542.33</text:p>
          </table:table-cell>
          <table:table-cell office:value-type="float" office:value="2699490.99" table:style-name="ce11">
            <text:p>2699490.99</text:p>
          </table:table-cell>
          <table:table-cell office:value-type="string" table:style-name="ce10">
            <text:p>No. 132, Nanchang Rd., Dahu Township, Miaoli County 3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梅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yuan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梅園村6鄰天狗32號</text:p>
          </table:table-cell>
          <table:table-cell office:value-type="string" table:style-name="ce10">
            <text:p>037 962131</text:p>
          </table:table-cell>
          <table:table-cell office:value-type="float" office:value="247867.20600000001" table:style-name="ce11">
            <text:p>247867.206</text:p>
          </table:table-cell>
          <table:table-cell office:value-type="float" office:value="2698554.4" table:style-name="ce11">
            <text:p>2698554.4</text:p>
          </table:table-cell>
          <table:table-cell office:value-type="string" table:style-name="ce10">
            <text:p>No. 32, Tiangou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卓蘭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huolan Police Station</text:p>
          </table:table-cell>
          <table:table-cell office:value-type="float" office:value="369" table:style-name="ce11">
            <text:p>369</text:p>
          </table:table-cell>
          <table:table-cell office:value-type="string" table:style-name="ce10">
            <text:p>苗栗縣卓蘭鎮中山路106號</text:p>
          </table:table-cell>
          <table:table-cell office:value-type="string" table:style-name="ce10">
            <text:p>04 25892017</text:p>
          </table:table-cell>
          <table:table-cell office:value-type="float" office:value="232297.64" table:style-name="ce11">
            <text:p>232297.64</text:p>
          </table:table-cell>
          <table:table-cell office:value-type="float" office:value="2689666.7" table:style-name="ce11">
            <text:p>2689666.7</text:p>
          </table:table-cell>
          <table:table-cell office:value-type="string" table:style-name="ce10">
            <text:p>No. 106, Zhongshan Rd., Zhuolan Township, Miaoli County 36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象鼻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ngbi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象鼻村1鄰象鼻12號</text:p>
          </table:table-cell>
          <table:table-cell office:value-type="string" table:style-name="ce10">
            <text:p>037 962243</text:p>
          </table:table-cell>
          <table:table-cell office:value-type="float" office:value="244742.5687" table:style-name="ce11">
            <text:p>244742.5687</text:p>
          </table:table-cell>
          <table:table-cell office:value-type="float" office:value="2694951.2880000002" table:style-name="ce11">
            <text:p>2694951.288</text:p>
          </table:table-cell>
          <table:table-cell office:value-type="string" table:style-name="ce10">
            <text:p>No. 12, Xiangbi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中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sing Police Station</text:p>
          </table:table-cell>
          <table:table-cell office:value-type="float" office:value="365" table:style-name="ce11">
            <text:p>365</text:p>
          </table:table-cell>
          <table:table-cell office:value-type="string" table:style-name="ce10">
            <text:p>苗栗縣泰安鄉中興村1鄰長橋9號</text:p>
          </table:table-cell>
          <table:table-cell office:value-type="string" table:style-name="ce10">
            <text:p>037 992350</text:p>
          </table:table-cell>
          <table:table-cell office:value-type="float" office:value="241917.26459999999" table:style-name="ce11">
            <text:p>241917.2646</text:p>
          </table:table-cell>
          <table:table-cell office:value-type="float" office:value="2698665.3849999998" table:style-name="ce11">
            <text:p>2698665.385</text:p>
          </table:table-cell>
          <table:table-cell office:value-type="string" table:style-name="ce10">
            <text:p>No. 9, Changqiao, Tai’an Township, Miaoli County 3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3">
            <text:p>通霄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ongsiao Police Precinct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中正路16號</text:p>
          </table:table-cell>
          <table:table-cell office:value-type="string" table:style-name="ce10">
            <text:p>037 752464</text:p>
          </table:table-cell>
          <table:table-cell office:value-type="float" office:value="217789.96489999999" table:style-name="ce11">
            <text:p>217789.9649</text:p>
          </table:table-cell>
          <table:table-cell office:value-type="float" office:value="2709413.4530000002" table:style-name="ce11">
            <text:p>2709413.453</text:p>
          </table:table-cell>
          <table:table-cell office:value-type="string" table:style-name="ce10">
            <text:p>No. 16, Zhongzheng Rd.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埔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kou Police Station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中山路260號</text:p>
          </table:table-cell>
          <table:table-cell office:value-type="string" table:style-name="ce10">
            <text:p>037 792143</text:p>
          </table:table-cell>
          <table:table-cell office:value-type="float" office:value="218686.67610000001" table:style-name="ce11">
            <text:p>218686.6761</text:p>
          </table:table-cell>
          <table:table-cell office:value-type="float" office:value="2711835.159" table:style-name="ce11">
            <text:p>2711835.159</text:p>
          </table:table-cell>
          <table:table-cell office:value-type="string" table:style-name="ce10">
            <text:p>No. 260,Zhongshan Rd.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中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he Police Station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南和里9鄰112號</text:p>
          </table:table-cell>
          <table:table-cell office:value-type="string" table:style-name="ce10">
            <text:p>037 782254</text:p>
          </table:table-cell>
          <table:table-cell office:value-type="float" office:value="221768.98439999999" table:style-name="ce11">
            <text:p>221768.9844</text:p>
          </table:table-cell>
          <table:table-cell office:value-type="float" office:value="2704537.6430000002" table:style-name="ce11">
            <text:p>2704537.643</text:p>
          </table:table-cell>
          <table:table-cell office:value-type="string" table:style-name="ce10">
            <text:p>No. 112, Nanhe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白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sha Police Station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白東里17鄰133號</text:p>
          </table:table-cell>
          <table:table-cell office:value-type="string" table:style-name="ce10">
            <text:p>037 792134</text:p>
          </table:table-cell>
          <table:table-cell office:value-type="float" office:value="220694.52100000001" table:style-name="ce11">
            <text:p>220694.521</text:p>
          </table:table-cell>
          <table:table-cell office:value-type="float" office:value="2717562.64" table:style-name="ce11">
            <text:p>2717562.64</text:p>
          </table:table-cell>
          <table:table-cell office:value-type="string" table:style-name="ce10">
            <text:p>No. 133, Baidong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高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hu Police Station</text:p>
          </table:table-cell>
          <table:table-cell office:value-type="float" office:value="368" table:style-name="ce11">
            <text:p>368</text:p>
          </table:table-cell>
          <table:table-cell office:value-type="string" table:style-name="ce10">
            <text:p>苗栗縣西湖鄉五福村6鄰97號</text:p>
          </table:table-cell>
          <table:table-cell office:value-type="string" table:style-name="ce10">
            <text:p>037 911414</text:p>
          </table:table-cell>
          <table:table-cell office:value-type="float" office:value="227303.943" table:style-name="ce11">
            <text:p>227303.943</text:p>
          </table:table-cell>
          <table:table-cell office:value-type="float" office:value="2712920.7740000002" table:style-name="ce11">
            <text:p>2712920.774</text:p>
          </table:table-cell>
          <table:table-cell office:value-type="string" table:style-name="ce10">
            <text:p>No. 97, Wufu, Xihu Township, Miaoli County 36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通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siao Police Station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中正路16號</text:p>
          </table:table-cell>
          <table:table-cell office:value-type="string" table:style-name="ce10">
            <text:p>037 752001</text:p>
          </table:table-cell>
          <table:table-cell office:value-type="float" office:value="217789.96489999999" table:style-name="ce11">
            <text:p>217789.9649</text:p>
          </table:table-cell>
          <table:table-cell office:value-type="float" office:value="2709413.4530000002" table:style-name="ce11">
            <text:p>2709413.453</text:p>
          </table:table-cell>
          <table:table-cell office:value-type="string" table:style-name="ce10">
            <text:p>No. 16, Zhongzheng Rd.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苑裡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uanli Police Station</text:p>
          </table:table-cell>
          <table:table-cell office:value-type="float" office:value="358" table:style-name="ce11">
            <text:p>358</text:p>
          </table:table-cell>
          <table:table-cell office:value-type="string" table:style-name="ce10">
            <text:p>苗栗縣苑裡鎮天下路84號</text:p>
          </table:table-cell>
          <table:table-cell office:value-type="string" table:style-name="ce10">
            <text:p>037 861024</text:p>
          </table:table-cell>
          <table:table-cell office:value-type="float" office:value="214849.37959999999" table:style-name="ce11">
            <text:p>214849.3796</text:p>
          </table:table-cell>
          <table:table-cell office:value-type="float" office:value="2704212.8739999998" table:style-name="ce11">
            <text:p>2704212.874</text:p>
          </table:table-cell>
          <table:table-cell office:value-type="string" table:style-name="ce10">
            <text:p>No. 84, Tianxia Rd., Yuanli Township, Miaoli County 35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西湖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hu Police Station</text:p>
          </table:table-cell>
          <table:table-cell office:value-type="float" office:value="368" table:style-name="ce11">
            <text:p>368</text:p>
          </table:table-cell>
          <table:table-cell office:value-type="string" table:style-name="ce10">
            <text:p>苗栗縣西湖鄉金獅村2鄰金獅26-6號</text:p>
          </table:table-cell>
          <table:table-cell office:value-type="string" table:style-name="ce10">
            <text:p>037 921031</text:p>
          </table:table-cell>
          <table:table-cell office:value-type="float" office:value="225469" table:style-name="ce11">
            <text:p>225469</text:p>
          </table:table-cell>
          <table:table-cell office:value-type="float" office:value="2716912" table:style-name="ce11">
            <text:p>2716912</text:p>
          </table:table-cell>
          <table:table-cell office:value-type="string" table:style-name="ce10">
            <text:p>No. 26-6, Jinshi, Xihu Township, Miaoli County 36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社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ling Police Station</text:p>
          </table:table-cell>
          <table:table-cell office:value-type="float" office:value="358" table:style-name="ce11">
            <text:p>358</text:p>
          </table:table-cell>
          <table:table-cell office:value-type="string" table:style-name="ce10">
            <text:p>苗栗縣苑裡鎮玉田里5鄰62之3號</text:p>
          </table:table-cell>
          <table:table-cell office:value-type="string" table:style-name="ce10">
            <text:p>037 742508</text:p>
          </table:table-cell>
          <table:table-cell office:value-type="float" office:value="218038.5851" table:style-name="ce11">
            <text:p>218038.5851</text:p>
          </table:table-cell>
          <table:table-cell office:value-type="float" office:value="2698186.477" table:style-name="ce11">
            <text:p>2698186.477</text:p>
          </table:table-cell>
          <table:table-cell office:value-type="string" table:style-name="ce10">
            <text:p>No. 62-3, Yutian, Yuanli Township, Miaoli County 35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烏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mei Police Station</text:p>
          </table:table-cell>
          <table:table-cell office:value-type="float" office:value="357" table:style-name="ce11">
            <text:p>357</text:p>
          </table:table-cell>
          <table:table-cell office:value-type="string" table:style-name="ce10">
            <text:p>苗栗縣通霄鎮烏眉里4鄰41號</text:p>
          </table:table-cell>
          <table:table-cell office:value-type="string" table:style-name="ce10">
            <text:p>037 753164</text:p>
          </table:table-cell>
          <table:table-cell office:value-type="float" office:value="221884.041" table:style-name="ce11">
            <text:p>221884.041</text:p>
          </table:table-cell>
          <table:table-cell office:value-type="float" office:value="2711410.2480000001" table:style-name="ce11">
            <text:p>2711410.248</text:p>
          </table:table-cell>
          <table:table-cell office:value-type="string" table:style-name="ce10">
            <text:p>No. 41, Wumei, Tongxiao Township, Miaoli County 3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山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jiao Police Station</text:p>
          </table:table-cell>
          <table:table-cell office:value-type="float" office:value="358" table:style-name="ce11">
            <text:p>358</text:p>
          </table:table-cell>
          <table:table-cell office:value-type="string" table:style-name="ce10">
            <text:p>苗栗縣苑裡鎮山腳里389號</text:p>
          </table:table-cell>
          <table:table-cell office:value-type="string" table:style-name="ce10">
            <text:p>037 740217</text:p>
          </table:table-cell>
          <table:table-cell office:value-type="float" office:value="218180.59899999999" table:style-name="ce11">
            <text:p>218180.599</text:p>
          </table:table-cell>
          <table:table-cell office:value-type="float" office:value="2701267.5359999998" table:style-name="ce11">
            <text:p>2701267.536</text:p>
          </table:table-cell>
          <table:table-cell office:value-type="string" table:style-name="ce10">
            <text:p>No. 389, Shanjiau, Yuanli Township, Miaoli County 35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3">
            <text:p>頭份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oufen <text:s/>Police Precinct</text:p>
          </table:table-cell>
          <table:table-cell office:value-type="float" office:value="351" table:style-name="ce11">
            <text:p>351</text:p>
          </table:table-cell>
          <table:table-cell office:value-type="string" table:style-name="ce10">
            <text:p>苗栗縣頭份市蟠桃里中興路503號</text:p>
          </table:table-cell>
          <table:table-cell office:value-type="string" table:style-name="ce10">
            <text:p>037 663306</text:p>
          </table:table-cell>
          <table:table-cell office:value-type="float" office:value="240482.82800000001" table:style-name="ce11">
            <text:p>240482.828</text:p>
          </table:table-cell>
          <table:table-cell office:value-type="float" office:value="2731884.3480000002" table:style-name="ce11">
            <text:p>2731884.348</text:p>
          </table:table-cell>
          <table:table-cell office:value-type="string" table:style-name="ce10">
            <text:p>No. 503, Zhongxing Rd., Toufen City, Miaoli County 3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頭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fen Police Station</text:p>
          </table:table-cell>
          <table:table-cell office:value-type="float" office:value="351" table:style-name="ce11">
            <text:p>351</text:p>
          </table:table-cell>
          <table:table-cell office:value-type="string" table:style-name="ce10">
            <text:p>苗栗縣頭份市蟠桃里中興路503號</text:p>
          </table:table-cell>
          <table:table-cell office:value-type="string" table:style-name="ce10">
            <text:p>037 663004</text:p>
          </table:table-cell>
          <table:table-cell office:value-type="float" office:value="240482.82800000001" table:style-name="ce11">
            <text:p>240482.828</text:p>
          </table:table-cell>
          <table:table-cell office:value-type="float" office:value="2731884.3480000002" table:style-name="ce11">
            <text:p>2731884.348</text:p>
          </table:table-cell>
          <table:table-cell office:value-type="string" table:style-name="ce10">
            <text:p>No. 503, Zhongxing Rd., Toufen City, Miaoli County 3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大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e Police Station</text:p>
          </table:table-cell>
          <table:table-cell office:value-type="float" office:value="352" table:style-name="ce11">
            <text:p>352</text:p>
          </table:table-cell>
          <table:table-cell office:value-type="string" table:style-name="ce10">
            <text:p>苗栗縣三灣鄉大河村6鄰河底48號</text:p>
          </table:table-cell>
          <table:table-cell office:value-type="string" table:style-name="ce10">
            <text:p>037 831081</text:p>
          </table:table-cell>
          <table:table-cell office:value-type="float" office:value="244817.399" table:style-name="ce11">
            <text:p>244817.399</text:p>
          </table:table-cell>
          <table:table-cell office:value-type="float" office:value="2723471.47" table:style-name="ce11">
            <text:p>2723471.47</text:p>
          </table:table-cell>
          <table:table-cell office:value-type="string" table:style-name="ce10">
            <text:p>No. 48, Hedi, Sanwan Township, Miaoli County 3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蓬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englai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紅毛館90號</text:p>
          </table:table-cell>
          <table:table-cell office:value-type="string" table:style-name="ce10">
            <text:p>037 822040</text:p>
          </table:table-cell>
          <table:table-cell office:value-type="float" office:value="247138.36" table:style-name="ce11">
            <text:p>247138.36</text:p>
          </table:table-cell>
          <table:table-cell office:value-type="float" office:value="2715294.88" table:style-name="ce11">
            <text:p>2715294.88</text:p>
          </table:table-cell>
          <table:table-cell office:value-type="string" table:style-name="ce10">
            <text:p>No. 90, Hongmaoguan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東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he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東河村5鄰50號</text:p>
          </table:table-cell>
          <table:table-cell office:value-type="string" table:style-name="ce10">
            <text:p>037 822094</text:p>
          </table:table-cell>
          <table:table-cell office:value-type="float" office:value="254279.52" table:style-name="ce11">
            <text:p>254279.52</text:p>
          </table:table-cell>
          <table:table-cell office:value-type="float" office:value="2721377.47" table:style-name="ce11">
            <text:p>2721377.47</text:p>
          </table:table-cell>
          <table:table-cell office:value-type="string" table:style-name="ce10">
            <text:p>No. 50, Donghe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田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anmei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獅山村4鄰106號</text:p>
          </table:table-cell>
          <table:table-cell office:value-type="string" table:style-name="ce10">
            <text:p>037 822134</text:p>
          </table:table-cell>
          <table:table-cell office:value-type="float" office:value="251171.34" table:style-name="ce11">
            <text:p>251171.34</text:p>
          </table:table-cell>
          <table:table-cell office:value-type="float" office:value="2724695.88" table:style-name="ce11">
            <text:p>2724695.88</text:p>
          </table:table-cell>
          <table:table-cell office:value-type="string" table:style-name="ce10">
            <text:p>No. 106, Shishan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陸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jia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東河村24鄰鹿場2號</text:p>
          </table:table-cell>
          <table:table-cell office:value-type="string" table:style-name="ce10">
            <text:p>037 821570</text:p>
          </table:table-cell>
          <table:table-cell office:value-type="float" office:value="252780.0968" table:style-name="ce11">
            <text:p>252780.0968</text:p>
          </table:table-cell>
          <table:table-cell office:value-type="float" office:value="2714687.04" table:style-name="ce11">
            <text:p>2714687.04</text:p>
          </table:table-cell>
          <table:table-cell office:value-type="string" table:style-name="ce10">
            <text:p>No. 2, Luchang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南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pu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南富村13鄰14號</text:p>
          </table:table-cell>
          <table:table-cell office:value-type="string" table:style-name="ce10">
            <text:p>037 822752</text:p>
          </table:table-cell>
          <table:table-cell office:value-type="float" office:value="247859.65" table:style-name="ce11">
            <text:p>247859.65</text:p>
          </table:table-cell>
          <table:table-cell office:value-type="float" office:value="2725398.05" table:style-name="ce11">
            <text:p>2725398.05</text:p>
          </table:table-cell>
          <table:table-cell office:value-type="string" table:style-name="ce10">
            <text:p>No. 14, Dananpu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斗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uping Police Station</text:p>
          </table:table-cell>
          <table:table-cell office:value-type="float" office:value="351" table:style-name="ce11">
            <text:p>351</text:p>
          </table:table-cell>
          <table:table-cell office:value-type="string" table:style-name="ce10">
            <text:p>苗栗縣頭份市斗煥里中正二路215號</text:p>
          </table:table-cell>
          <table:table-cell office:value-type="string" table:style-name="ce10">
            <text:p>037 665770</text:p>
          </table:table-cell>
          <table:table-cell office:value-type="float" office:value="244561.42110000001" table:style-name="ce11">
            <text:p>244561.4211</text:p>
          </table:table-cell>
          <table:table-cell office:value-type="float" office:value="2730420.2930000001" table:style-name="ce11">
            <text:p>2730420.293</text:p>
          </table:table-cell>
          <table:table-cell office:value-type="string" table:style-name="ce10">
            <text:p>No. 215, Zhongzheng 2nd Rd., Toufen City, Miaoli County 3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尖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shan Police Station</text:p>
          </table:table-cell>
          <table:table-cell office:value-type="float" office:value="351" table:style-name="ce11">
            <text:p>351</text:p>
          </table:table-cell>
          <table:table-cell office:value-type="string" table:style-name="ce10">
            <text:p>苗栗縣頭份市廣興里中華路160號</text:p>
          </table:table-cell>
          <table:table-cell office:value-type="string" table:style-name="ce10">
            <text:p>037 622763</text:p>
          </table:table-cell>
          <table:table-cell office:value-type="float" office:value="237995.41880000001" table:style-name="ce11">
            <text:p>237995.4188</text:p>
          </table:table-cell>
          <table:table-cell office:value-type="float" office:value="2728629.693" table:style-name="ce11">
            <text:p>2728629.693</text:p>
          </table:table-cell>
          <table:table-cell office:value-type="string" table:style-name="ce10">
            <text:p>No. 160, Zhonghua Rd., Toufen City, Miaoli County 3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南庄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njhuang Police Station</text:p>
          </table:table-cell>
          <table:table-cell office:value-type="float" office:value="353" table:style-name="ce11">
            <text:p>353</text:p>
          </table:table-cell>
          <table:table-cell office:value-type="string" table:style-name="ce10">
            <text:p>苗栗縣南庄鄉大同路27號</text:p>
          </table:table-cell>
          <table:table-cell office:value-type="string" table:style-name="ce10">
            <text:p>037 822004</text:p>
          </table:table-cell>
          <table:table-cell office:value-type="float" office:value="249893.209" table:style-name="ce11">
            <text:p>249893.209</text:p>
          </table:table-cell>
          <table:table-cell office:value-type="float" office:value="2721222.06" table:style-name="ce11">
            <text:p>2721222.06</text:p>
          </table:table-cell>
          <table:table-cell office:value-type="string" table:style-name="ce10">
            <text:p>No. 27, Datong Rd., Nanzhuang Township, Miaoli County 3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苗栗縣</text:p>
          </table:table-cell>
          <table:table-cell office:value-type="string" table:style-name="ce10">
            <text:p>三灣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anwan Police Station</text:p>
          </table:table-cell>
          <table:table-cell office:value-type="float" office:value="352" table:style-name="ce11">
            <text:p>352</text:p>
          </table:table-cell>
          <table:table-cell office:value-type="string" table:style-name="ce10">
            <text:p>苗栗縣三灣鄉中正路254號</text:p>
          </table:table-cell>
          <table:table-cell office:value-type="string" table:style-name="ce10">
            <text:p>037 831071</text:p>
          </table:table-cell>
          <table:table-cell office:value-type="float" office:value="245639.76" table:style-name="ce11">
            <text:p>245639.76</text:p>
          </table:table-cell>
          <table:table-cell office:value-type="float" office:value="2727566.88" table:style-name="ce11">
            <text:p>2727566.88</text:p>
          </table:table-cell>
          <table:table-cell office:value-type="string" table:style-name="ce10">
            <text:p>No. 254, Zhongzheng Rd., Sanwan Township, Miaoli County 3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2">
            <text:p>臺中市政府警察局</text:p>
          </table:table-cell>
          <table:table-cell table:style-name="ce10"/>
          <table:table-cell office:value-type="string" table:style-name="ce10">
            <text:p>Taichung City Police Department</text:p>
          </table:table-cell>
          <table:table-cell office:value-type="float" office:value="427" table:style-name="ce11">
            <text:p>427</text:p>
          </table:table-cell>
          <table:table-cell office:value-type="string" table:style-name="ce10">
            <text:p>臺中市潭子區豐興路1段500號</text:p>
          </table:table-cell>
          <table:table-cell office:value-type="string" table:style-name="ce10">
            <text:p>04 23274440</text:p>
          </table:table-cell>
          <table:table-cell office:value-type="float" office:value="221828.48199999999" table:style-name="ce11">
            <text:p>221828.482</text:p>
          </table:table-cell>
          <table:table-cell office:value-type="float" office:value="2677381.3859999999" table:style-name="ce11">
            <text:p>2677381.386</text:p>
          </table:table-cell>
          <table:table-cell office:value-type="string" table:style-name="ce10">
            <text:p>No. 500, Sec. 1, Fengxing Rd., Tanzi Dist., Taichung City 42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irst Police Precinct</text:p>
          </table:table-cell>
          <table:table-cell office:value-type="float" office:value="403" table:style-name="ce11">
            <text:p>403</text:p>
          </table:table-cell>
          <table:table-cell office:value-type="string" table:style-name="ce10">
            <text:p>臺中市西區三民路1段178號</text:p>
          </table:table-cell>
          <table:table-cell office:value-type="string" table:style-name="ce10">
            <text:p>04 22223725</text:p>
          </table:table-cell>
          <table:table-cell office:value-type="float" office:value="217049.38070000001" table:style-name="ce11">
            <text:p>217049.3807</text:p>
          </table:table-cell>
          <table:table-cell office:value-type="float" office:value="2670374.4619999998" table:style-name="ce11">
            <text:p>2670374.462</text:p>
          </table:table-cell>
          <table:table-cell office:value-type="string" table:style-name="ce10">
            <text:p>No. 178, Sec. 1, Sanmin Rd., West Dist., Taichung City 4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西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st District Police Station</text:p>
          </table:table-cell>
          <table:table-cell office:value-type="float" office:value="403" table:style-name="ce11">
            <text:p>403</text:p>
          </table:table-cell>
          <table:table-cell office:value-type="string" table:style-name="ce10">
            <text:p>臺中市西區三民路1段178號</text:p>
          </table:table-cell>
          <table:table-cell office:value-type="string" table:style-name="ce10">
            <text:p>04 22222632</text:p>
          </table:table-cell>
          <table:table-cell office:value-type="float" office:value="217049.38070000001" table:style-name="ce11">
            <text:p>217049.3807</text:p>
          </table:table-cell>
          <table:table-cell office:value-type="float" office:value="2670374.4619999998" table:style-name="ce11">
            <text:p>2670374.462</text:p>
          </table:table-cell>
          <table:table-cell office:value-type="string" table:style-name="ce10">
            <text:p>No. 178, Sec. 1, Sanmin Rd., West Dist., Taichung City 4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公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yi Police Station</text:p>
          </table:table-cell>
          <table:table-cell office:value-type="float" office:value="403" table:style-name="ce11">
            <text:p>403</text:p>
          </table:table-cell>
          <table:table-cell office:value-type="string" table:style-name="ce10">
            <text:p>臺中市西區精誠二十三街30號</text:p>
          </table:table-cell>
          <table:table-cell office:value-type="string" table:style-name="ce10">
            <text:p>04 24727640</text:p>
          </table:table-cell>
          <table:table-cell office:value-type="float" office:value="215088.9172" table:style-name="ce11">
            <text:p>215088.9172</text:p>
          </table:table-cell>
          <table:table-cell office:value-type="float" office:value="2671215.35" table:style-name="ce11">
            <text:p>2671215.35</text:p>
          </table:table-cell>
          <table:table-cell office:value-type="string" table:style-name="ce10">
            <text:p>No. 30, Jingcheng 23rd St., West Dist., Taichung City 4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民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cyuan Police Station</text:p>
          </table:table-cell>
          <table:table-cell office:value-type="float" office:value="403" table:style-name="ce11">
            <text:p>403</text:p>
          </table:table-cell>
          <table:table-cell office:value-type="string" table:style-name="ce10">
            <text:p>臺中市西區民權路258號</text:p>
          </table:table-cell>
          <table:table-cell office:value-type="string" table:style-name="ce10">
            <text:p>04 22012710</text:p>
          </table:table-cell>
          <table:table-cell office:value-type="float" office:value="221828.48199999999" table:style-name="ce11">
            <text:p>221828.482</text:p>
          </table:table-cell>
          <table:table-cell office:value-type="float" office:value="2677381.3859999999" table:style-name="ce11">
            <text:p>2677381.386</text:p>
          </table:table-cell>
          <table:table-cell office:value-type="string" table:style-name="ce10">
            <text:p>No. 258, Minquan Rd., West Dist., Taichung City 4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誠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cheng Police Station</text:p>
          </table:table-cell>
          <table:table-cell office:value-type="float" office:value="400" table:style-name="ce11">
            <text:p>400</text:p>
          </table:table-cell>
          <table:table-cell office:value-type="string" table:style-name="ce10">
            <text:p>臺中市中區成功路302號</text:p>
          </table:table-cell>
          <table:table-cell office:value-type="string" table:style-name="ce10">
            <text:p>04 22221373</text:p>
          </table:table-cell>
          <table:table-cell office:value-type="float" office:value="217425.65479999999" table:style-name="ce11">
            <text:p>217425.6548</text:p>
          </table:table-cell>
          <table:table-cell office:value-type="float" office:value="2671007.111" table:style-name="ce11">
            <text:p>2671007.111</text:p>
          </table:table-cell>
          <table:table-cell office:value-type="string" table:style-name="ce10">
            <text:p>No. 302, Chenggong Rd., Central Dist., Taichung City 4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繼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jhong Police Station</text:p>
          </table:table-cell>
          <table:table-cell office:value-type="float" office:value="400" table:style-name="ce11">
            <text:p>400</text:p>
          </table:table-cell>
          <table:table-cell office:value-type="string" table:style-name="ce10">
            <text:p>臺中市中區中山路9號</text:p>
          </table:table-cell>
          <table:table-cell office:value-type="string" table:style-name="ce10">
            <text:p>04 22224119</text:p>
          </table:table-cell>
          <table:table-cell office:value-type="float" office:value="217866.67240000001" table:style-name="ce11">
            <text:p>217866.6724</text:p>
          </table:table-cell>
          <table:table-cell office:value-type="float" office:value="2670267.4160000002" table:style-name="ce11">
            <text:p>2670267.416</text:p>
          </table:table-cell>
          <table:table-cell office:value-type="string" table:style-name="ce10">
            <text:p>No. 9, Zhongshan Rd., Central Dist., Taichung City 4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econd Police Precinct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太原路2段228號</text:p>
          </table:table-cell>
          <table:table-cell office:value-type="string" table:style-name="ce10">
            <text:p>04 22351200</text:p>
          </table:table-cell>
          <table:table-cell office:value-type="float" office:value="217710.76379999999" table:style-name="ce11">
            <text:p>217710.7638</text:p>
          </table:table-cell>
          <table:table-cell office:value-type="float" office:value="2673331.1009999998" table:style-name="ce11">
            <text:p>2673331.101</text:p>
          </table:table-cell>
          <table:table-cell office:value-type="string" table:style-name="ce10">
            <text:p>No. 228, Sec. 2, Taiyuan R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永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 Sing Police Station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太原路2段228號</text:p>
          </table:table-cell>
          <table:table-cell office:value-type="string" table:style-name="ce10">
            <text:p>04 22352735</text:p>
          </table:table-cell>
          <table:table-cell office:value-type="float" office:value="217710.76379999999" table:style-name="ce11">
            <text:p>217710.7638</text:p>
          </table:table-cell>
          <table:table-cell office:value-type="float" office:value="2673331.1009999998" table:style-name="ce11">
            <text:p>2673331.101</text:p>
          </table:table-cell>
          <table:table-cell office:value-type="string" table:style-name="ce10">
            <text:p>No. 228, Sec. 2, Taiyuan R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立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ren Police Sation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天津路1段2號</text:p>
          </table:table-cell>
          <table:table-cell office:value-type="string" table:style-name="ce10">
            <text:p>04 22973545</text:p>
          </table:table-cell>
          <table:table-cell office:value-type="float" office:value="216311.02220000001" table:style-name="ce11">
            <text:p>216311.0222</text:p>
          </table:table-cell>
          <table:table-cell office:value-type="float" office:value="2673874.003" table:style-name="ce11">
            <text:p>2673874.003</text:p>
          </table:table-cell>
          <table:table-cell office:value-type="string" table:style-name="ce10">
            <text:p>No. 2, Sec. 1, Tianjin R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育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chai Police Station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三民路3段128號</text:p>
          </table:table-cell>
          <table:table-cell office:value-type="string" table:style-name="ce10">
            <text:p>04 22223695</text:p>
          </table:table-cell>
          <table:table-cell office:value-type="float" office:value="217951.70730000001" table:style-name="ce11">
            <text:p>217951.7073</text:p>
          </table:table-cell>
          <table:table-cell office:value-type="float" office:value="2671722.3390000002" table:style-name="ce11">
            <text:p>2671722.339</text:p>
          </table:table-cell>
          <table:table-cell office:value-type="string" table:style-name="ce10">
            <text:p>No. 128, Sec. 3, Sanmin R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文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jheng Police Station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台灣大道1段700號</text:p>
          </table:table-cell>
          <table:table-cell office:value-type="string" table:style-name="ce10">
            <text:p>04 22011252</text:p>
          </table:table-cell>
          <table:table-cell office:value-type="float" office:value="216936.71900000001" table:style-name="ce11">
            <text:p>216936.719</text:p>
          </table:table-cell>
          <table:table-cell office:value-type="float" office:value="2671340.8220000002" table:style-name="ce11">
            <text:p>2671340.822</text:p>
          </table:table-cell>
          <table:table-cell office:value-type="string" table:style-name="ce10">
            <text:p>No. 700, Sec. 1, Taiwan Blv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公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chung Park Police Station</text:p>
          </table:table-cell>
          <table:table-cell office:value-type="float" office:value="404" table:style-name="ce11">
            <text:p>404</text:p>
          </table:table-cell>
          <table:table-cell office:value-type="string" table:style-name="ce10">
            <text:p>臺中市北區雙十路1段65號</text:p>
          </table:table-cell>
          <table:table-cell office:value-type="string" table:style-name="ce10">
            <text:p>04 22230097</text:p>
          </table:table-cell>
          <table:table-cell office:value-type="float" office:value="218051.46770000001" table:style-name="ce11">
            <text:p>218051.4677</text:p>
          </table:table-cell>
          <table:table-cell office:value-type="float" office:value="2671019.1069999998" table:style-name="ce11">
            <text:p>2671019.107</text:p>
          </table:table-cell>
          <table:table-cell office:value-type="string" table:style-name="ce10">
            <text:p>No. 65, Sec. 1, Shuangshi Rd., North Dist., Taichung City 4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hird Police Precinct</text:p>
          </table:table-cell>
          <table:table-cell office:value-type="float" office:value="402" table:style-name="ce11">
            <text:p>402</text:p>
          </table:table-cell>
          <table:table-cell office:value-type="string" table:style-name="ce10">
            <text:p>臺中市南區復興路3段157號</text:p>
          </table:table-cell>
          <table:table-cell office:value-type="string" table:style-name="ce10">
            <text:p>04 22220498</text:p>
          </table:table-cell>
          <table:table-cell office:value-type="float" office:value="216810.70180000001" table:style-name="ce11">
            <text:p>216810.7018</text:p>
          </table:table-cell>
          <table:table-cell office:value-type="float" office:value="2669535.8259999999" table:style-name="ce11">
            <text:p>2669535.826</text:p>
          </table:table-cell>
          <table:table-cell office:value-type="string" table:style-name="ce10">
            <text:p>No. 157, Sec. 3, Fuxing Rd., South Dist., Taichung City 402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東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East District Police Station</text:p>
          </table:table-cell>
          <table:table-cell office:value-type="float" office:value="401" table:style-name="ce11">
            <text:p>401</text:p>
          </table:table-cell>
          <table:table-cell office:value-type="string" table:style-name="ce10">
            <text:p>臺中市東區進化路16號</text:p>
          </table:table-cell>
          <table:table-cell office:value-type="string" table:style-name="ce10">
            <text:p>04 22124179</text:p>
          </table:table-cell>
          <table:table-cell office:value-type="float" office:value="218947.82430000001" table:style-name="ce11">
            <text:p>218947.8243</text:p>
          </table:table-cell>
          <table:table-cell office:value-type="float" office:value="2670707.0729999999" table:style-name="ce11">
            <text:p>2670707.073</text:p>
          </table:table-cell>
          <table:table-cell office:value-type="string" table:style-name="ce10">
            <text:p>No. 16, Jinhua Rd., East Dist., Taichung City 4014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東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in Police Station</text:p>
          </table:table-cell>
          <table:table-cell office:value-type="float" office:value="401" table:style-name="ce11">
            <text:p>401</text:p>
          </table:table-cell>
          <table:table-cell office:value-type="string" table:style-name="ce10">
            <text:p>臺中市東區東信里東英二街100號</text:p>
          </table:table-cell>
          <table:table-cell office:value-type="string" table:style-name="ce10">
            <text:p>04 22122110</text:p>
          </table:table-cell>
          <table:table-cell office:value-type="float" office:value="219784.663" table:style-name="ce11">
            <text:p>219784.663</text:p>
          </table:table-cell>
          <table:table-cell office:value-type="float" office:value="2669996.2059999998" table:style-name="ce11">
            <text:p>2669996.206</text:p>
          </table:table-cell>
          <table:table-cell office:value-type="string" table:style-name="ce10">
            <text:p>No. 100, Dongying 2nd St., East Dist., Taichung City 4010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立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de Police Station</text:p>
          </table:table-cell>
          <table:table-cell office:value-type="float" office:value="401" table:style-name="ce11">
            <text:p>401</text:p>
          </table:table-cell>
          <table:table-cell office:value-type="string" table:style-name="ce10">
            <text:p>臺中市東區振興路6號</text:p>
          </table:table-cell>
          <table:table-cell office:value-type="string" table:style-name="ce10">
            <text:p>04 22203248</text:p>
          </table:table-cell>
          <table:table-cell office:value-type="float" office:value="218483.86300000001" table:style-name="ce11">
            <text:p>218483.863</text:p>
          </table:table-cell>
          <table:table-cell office:value-type="float" office:value="2670093.5559999999" table:style-name="ce11">
            <text:p>2670093.556</text:p>
          </table:table-cell>
          <table:table-cell office:value-type="string" table:style-name="ce10">
            <text:p>No. 6, Zhenxing Rd., East Dist., Taichung City 401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勤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ingong Police Station</text:p>
          </table:table-cell>
          <table:table-cell office:value-type="float" office:value="402" table:style-name="ce11">
            <text:p>402</text:p>
          </table:table-cell>
          <table:table-cell office:value-type="string" table:style-name="ce10">
            <text:p>臺中市南區復興路1段235號</text:p>
          </table:table-cell>
          <table:table-cell office:value-type="string" table:style-name="ce10">
            <text:p>04 22612716</text:p>
          </table:table-cell>
          <table:table-cell office:value-type="float" office:value="214497.3499" table:style-name="ce11">
            <text:p>214497.3499</text:p>
          </table:table-cell>
          <table:table-cell office:value-type="float" office:value="2667496.65" table:style-name="ce11">
            <text:p>2667496.65</text:p>
          </table:table-cell>
          <table:table-cell office:value-type="string" table:style-name="ce10">
            <text:p>No. 235, Sec. 1, Fuxing Rd., South Dist., Taichung City 402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健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 Kang Police Station</text:p>
          </table:table-cell>
          <table:table-cell office:value-type="float" office:value="402" table:style-name="ce11">
            <text:p>402</text:p>
          </table:table-cell>
          <table:table-cell office:value-type="string" table:style-name="ce10">
            <text:p>臺中市南區美村南路8號</text:p>
          </table:table-cell>
          <table:table-cell office:value-type="string" table:style-name="ce10">
            <text:p>04 22634622</text:p>
          </table:table-cell>
          <table:table-cell office:value-type="float" office:value="216158.10200000001" table:style-name="ce11">
            <text:p>216158.102</text:p>
          </table:table-cell>
          <table:table-cell office:value-type="float" office:value="2668316.6239999998" table:style-name="ce11">
            <text:p>2668316.624</text:p>
          </table:table-cell>
          <table:table-cell office:value-type="string" table:style-name="ce10">
            <text:p>No. 8, Meicun S. Rd., South Dist., Taichung City 402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正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engyi Police Station</text:p>
          </table:table-cell>
          <table:table-cell office:value-type="float" office:value="402" table:style-name="ce11">
            <text:p>402</text:p>
          </table:table-cell>
          <table:table-cell office:value-type="string" table:style-name="ce10">
            <text:p>臺中市南區復興路3段159號</text:p>
          </table:table-cell>
          <table:table-cell office:value-type="string" table:style-name="ce10">
            <text:p>04 22223319</text:p>
          </table:table-cell>
          <table:table-cell office:value-type="float" office:value="216817.3983" table:style-name="ce11">
            <text:p>216817.3983</text:p>
          </table:table-cell>
          <table:table-cell office:value-type="float" office:value="2669539.0449999999" table:style-name="ce11">
            <text:p>2669539.045</text:p>
          </table:table-cell>
          <table:table-cell office:value-type="string" table:style-name="ce10">
            <text:p>No. 159, Sec. 3, Fuxing Rd., South Dist., Taichung City 402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四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ourth Police Precinct</text:p>
          </table:table-cell>
          <table:table-cell office:value-type="float" office:value="408" table:style-name="ce11">
            <text:p>408</text:p>
          </table:table-cell>
          <table:table-cell office:value-type="string" table:style-name="ce10">
            <text:p>臺中市南屯區向心南路811號</text:p>
          </table:table-cell>
          <table:table-cell office:value-type="string" table:style-name="ce10">
            <text:p>04 23892110</text:p>
          </table:table-cell>
          <table:table-cell office:value-type="float" office:value="213760.39199999999" table:style-name="ce11">
            <text:p>213760.392</text:p>
          </table:table-cell>
          <table:table-cell office:value-type="float" office:value="2669933.5950000002" table:style-name="ce11">
            <text:p>2669933.595</text:p>
          </table:table-cell>
          <table:table-cell office:value-type="string" table:style-name="ce10">
            <text:p>No. 811, Xiangxin S. Rd., Nantun Dist., Taichung City 4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黎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ming Police Station</text:p>
          </table:table-cell>
          <table:table-cell office:value-type="float" office:value="408" table:style-name="ce11">
            <text:p>408</text:p>
          </table:table-cell>
          <table:table-cell office:value-type="string" table:style-name="ce10">
            <text:p>臺中市南屯區干城街2號</text:p>
          </table:table-cell>
          <table:table-cell office:value-type="string" table:style-name="ce10">
            <text:p>04 22528219</text:p>
          </table:table-cell>
          <table:table-cell office:value-type="float" office:value="212807.32389999999" table:style-name="ce11">
            <text:p>212807.3239</text:p>
          </table:table-cell>
          <table:table-cell office:value-type="float" office:value="2672336.8969999999" table:style-name="ce11">
            <text:p>2672336.897</text:p>
          </table:table-cell>
          <table:table-cell office:value-type="string" table:style-name="ce10">
            <text:p>No. 2, Gancheng St., Nantun Dist., Taichung City 4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春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she Police Station</text:p>
          </table:table-cell>
          <table:table-cell office:value-type="float" office:value="408" table:style-name="ce11">
            <text:p>408</text:p>
          </table:table-cell>
          <table:table-cell office:value-type="string" table:style-name="ce10">
            <text:p>臺中市南屯區忠勇路23之5號</text:p>
          </table:table-cell>
          <table:table-cell office:value-type="string" table:style-name="ce10">
            <text:p>04 23824719</text:p>
          </table:table-cell>
          <table:table-cell office:value-type="float" office:value="210517.4345" table:style-name="ce11">
            <text:p>210517.4345</text:p>
          </table:table-cell>
          <table:table-cell office:value-type="float" office:value="2670125.5010000002" table:style-name="ce11">
            <text:p>2670125.501</text:p>
          </table:table-cell>
          <table:table-cell office:value-type="string" table:style-name="ce10">
            <text:p>No. 23-5, Zhongyong Rd., Nantun Dist., Taichung City 4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南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tun Police Station</text:p>
          </table:table-cell>
          <table:table-cell office:value-type="float" office:value="408" table:style-name="ce11">
            <text:p>408</text:p>
          </table:table-cell>
          <table:table-cell office:value-type="string" table:style-name="ce10">
            <text:p>臺中市南屯區黎明路1段1056號</text:p>
          </table:table-cell>
          <table:table-cell office:value-type="string" table:style-name="ce10">
            <text:p>04 23824718</text:p>
          </table:table-cell>
          <table:table-cell office:value-type="float" office:value="213240.5232" table:style-name="ce11">
            <text:p>213240.5232</text:p>
          </table:table-cell>
          <table:table-cell office:value-type="float" office:value="2670522.0010000002" table:style-name="ce11">
            <text:p>2670522.001</text:p>
          </table:table-cell>
          <table:table-cell office:value-type="string" table:style-name="ce10">
            <text:p>No. 1056, Sec. 1, Liming Rd., Nantun Dist., Taichung City 4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dun Police Station</text:p>
          </table:table-cell>
          <table:table-cell office:value-type="float" office:value="408" table:style-name="ce11">
            <text:p>408</text:p>
          </table:table-cell>
          <table:table-cell office:value-type="string" table:style-name="ce10">
            <text:p>臺中市南屯區大墩路229號</text:p>
          </table:table-cell>
          <table:table-cell office:value-type="string" table:style-name="ce10">
            <text:p>04 24724871</text:p>
          </table:table-cell>
          <table:table-cell office:value-type="float" office:value="214399.66699999999" table:style-name="ce11">
            <text:p>214399.667</text:p>
          </table:table-cell>
          <table:table-cell office:value-type="float" office:value="2670792.4219999998" table:style-name="ce11">
            <text:p>2670792.422</text:p>
          </table:table-cell>
          <table:table-cell office:value-type="string" table:style-name="ce10">
            <text:p>No. 229, Dadun Rd., Nantun Dist., Taichung City 4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五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ifth Police Precinct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崇德路3段2號</text:p>
          </table:table-cell>
          <table:table-cell office:value-type="string" table:style-name="ce10">
            <text:p>04 22427113</text:p>
          </table:table-cell>
          <table:table-cell office:value-type="float" office:value="218152.0723" table:style-name="ce11">
            <text:p>218152.0723</text:p>
          </table:table-cell>
          <table:table-cell office:value-type="float" office:value="2675216.409" table:style-name="ce11">
            <text:p>2675216.409</text:p>
          </table:table-cell>
          <table:table-cell office:value-type="string" table:style-name="ce10">
            <text:p>No. 2, Sec. 3, Chongde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文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chang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文昌東三街48號</text:p>
          </table:table-cell>
          <table:table-cell office:value-type="string" table:style-name="ce10">
            <text:p>04 22377714</text:p>
          </table:table-cell>
          <table:table-cell office:value-type="float" office:value="217557.47839999999" table:style-name="ce11">
            <text:p>217557.4784</text:p>
          </table:table-cell>
          <table:table-cell office:value-type="float" office:value="2673931.952" table:style-name="ce11">
            <text:p>2673931.952</text:p>
          </table:table-cell>
          <table:table-cell office:value-type="string" table:style-name="ce10">
            <text:p>No. 48, Wenchang E. 3rd St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東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an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東山路2段30號</text:p>
          </table:table-cell>
          <table:table-cell office:value-type="string" table:style-name="ce10">
            <text:p>04 22392713</text:p>
          </table:table-cell>
          <table:table-cell office:value-type="float" office:value="223614.761" table:style-name="ce11">
            <text:p>223614.761</text:p>
          </table:table-cell>
          <table:table-cell office:value-type="float" office:value="2674876.5830000001" table:style-name="ce11">
            <text:p>2674876.583</text:p>
          </table:table-cell>
          <table:table-cell office:value-type="string" table:style-name="ce10">
            <text:p>No. 30, Sec. 2, Dongshan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四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ping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昌平路2段63號</text:p>
          </table:table-cell>
          <table:table-cell office:value-type="string" table:style-name="ce10">
            <text:p>04 24222714</text:p>
          </table:table-cell>
          <table:table-cell office:value-type="float" office:value="217704.49830000001" table:style-name="ce11">
            <text:p>217704.4983</text:p>
          </table:table-cell>
          <table:table-cell office:value-type="float" office:value="2676388.9" table:style-name="ce11">
            <text:p>2676388.9</text:p>
          </table:table-cell>
          <table:table-cell office:value-type="string" table:style-name="ce10">
            <text:p>No. 2, Sec. 3, Chongde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水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inan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中清路299號</text:p>
          </table:table-cell>
          <table:table-cell office:value-type="string" table:style-name="ce10">
            <text:p>04 22979937</text:p>
          </table:table-cell>
          <table:table-cell office:value-type="float" office:value="216285.27100000001" table:style-name="ce11">
            <text:p>216285.271</text:p>
          </table:table-cell>
          <table:table-cell office:value-type="float" office:value="2674827.0070000002" table:style-name="ce11">
            <text:p>2674827.007</text:p>
          </table:table-cell>
          <table:table-cell office:value-type="string" table:style-name="ce10">
            <text:p>No. 299, Sec. 2, Zhongqing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北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tun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北屯路106號</text:p>
          </table:table-cell>
          <table:table-cell office:value-type="string" table:style-name="ce10">
            <text:p>04 22332712</text:p>
          </table:table-cell>
          <table:table-cell office:value-type="float" office:value="218890.01629999999" table:style-name="ce11">
            <text:p>218890.0163</text:p>
          </table:table-cell>
          <table:table-cell office:value-type="float" office:value="2673205.7200000002" table:style-name="ce11">
            <text:p>2673205.72</text:p>
          </table:table-cell>
          <table:table-cell office:value-type="string" table:style-name="ce10">
            <text:p>No. 106, Beitun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松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ong-an Police Station</text:p>
          </table:table-cell>
          <table:table-cell office:value-type="float" office:value="406" table:style-name="ce11">
            <text:p>406</text:p>
          </table:table-cell>
          <table:table-cell office:value-type="string" table:style-name="ce10">
            <text:p>臺中市北屯區松竹路2段5號</text:p>
          </table:table-cell>
          <table:table-cell office:value-type="string" table:style-name="ce10">
            <text:p>04 22461750</text:p>
          </table:table-cell>
          <table:table-cell office:value-type="float" office:value="219507.22010000001" table:style-name="ce11">
            <text:p>219507.2201</text:p>
          </table:table-cell>
          <table:table-cell office:value-type="float" office:value="2675250.9040000001" table:style-name="ce11">
            <text:p>2675250.904</text:p>
          </table:table-cell>
          <table:table-cell office:value-type="string" table:style-name="ce10">
            <text:p>No. 5, Sec. 2, Songzhu Rd., Beitun Dist., Taichung City 4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第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ixth Police Precinct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市政路456號</text:p>
          </table:table-cell>
          <table:table-cell office:value-type="string" table:style-name="ce10">
            <text:p>04 22513284</text:p>
          </table:table-cell>
          <table:table-cell office:value-type="float" office:value="213318.7843" table:style-name="ce11">
            <text:p>213318.7843</text:p>
          </table:table-cell>
          <table:table-cell office:value-type="float" office:value="2672734.8119999999" table:style-name="ce11">
            <text:p>2672734.812</text:p>
          </table:table-cell>
          <table:table-cell office:value-type="string" table:style-name="ce10">
            <text:p>No. 456, Shizheng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市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hjheng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市政路456號</text:p>
          </table:table-cell>
          <table:table-cell office:value-type="string" table:style-name="ce10">
            <text:p>04 22513312</text:p>
          </table:table-cell>
          <table:table-cell office:value-type="float" office:value="213318.7843" table:style-name="ce11">
            <text:p>213318.7843</text:p>
          </table:table-cell>
          <table:table-cell office:value-type="float" office:value="2672734.8119999999" table:style-name="ce11">
            <text:p>2672734.812</text:p>
          </table:table-cell>
          <table:table-cell office:value-type="string" table:style-name="ce10">
            <text:p>No. 456, Shizheng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西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tun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西屯路3段40號</text:p>
          </table:table-cell>
          <table:table-cell office:value-type="string" table:style-name="ce10">
            <text:p>04 27012717</text:p>
          </table:table-cell>
          <table:table-cell office:value-type="float" office:value="213216.5221" table:style-name="ce11">
            <text:p>213216.5221</text:p>
          </table:table-cell>
          <table:table-cell office:value-type="float" office:value="2675122.952" table:style-name="ce11">
            <text:p>2675122.952</text:p>
          </table:table-cell>
          <table:table-cell office:value-type="string" table:style-name="ce10">
            <text:p>No. 40, Sec. 3, Xitun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何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-an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甘肅路106號</text:p>
          </table:table-cell>
          <table:table-cell office:value-type="string" table:style-name="ce10">
            <text:p>04 23149343</text:p>
          </table:table-cell>
          <table:table-cell office:value-type="float" office:value="215362.7162" table:style-name="ce11">
            <text:p>215362.7162</text:p>
          </table:table-cell>
          <table:table-cell office:value-type="float" office:value="2673474.9649999999" table:style-name="ce11">
            <text:p>2673474.965</text:p>
          </table:table-cell>
          <table:table-cell office:value-type="string" table:style-name="ce10">
            <text:p>No. 106, Sec. 1, Gansu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協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ehe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臺灣大道4段1347號</text:p>
          </table:table-cell>
          <table:table-cell office:value-type="string" table:style-name="ce10">
            <text:p>04 23593736</text:p>
          </table:table-cell>
          <table:table-cell office:value-type="float" office:value="210265.40210000001" table:style-name="ce11">
            <text:p>210265.4021</text:p>
          </table:table-cell>
          <table:table-cell office:value-type="float" office:value="2675441.7009999999" table:style-name="ce11">
            <text:p>2675441.701</text:p>
          </table:table-cell>
          <table:table-cell office:value-type="string" table:style-name="ce10">
            <text:p>No. 1347, Sec. 4, Taiwan Blv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工業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Industrial District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工業五路2之1號</text:p>
          </table:table-cell>
          <table:table-cell office:value-type="string" table:style-name="ce10">
            <text:p>04 23596317</text:p>
          </table:table-cell>
          <table:table-cell office:value-type="float" office:value="210156.07260000001" table:style-name="ce11">
            <text:p>210156.0726</text:p>
          </table:table-cell>
          <table:table-cell office:value-type="float" office:value="2673769.943" table:style-name="ce11">
            <text:p>2673769.943</text:p>
          </table:table-cell>
          <table:table-cell office:value-type="string" table:style-name="ce10">
            <text:p>No. 2-1, Gongyequ 5th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永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fu Police Station</text:p>
          </table:table-cell>
          <table:table-cell office:value-type="float" office:value="407" table:style-name="ce11">
            <text:p>407</text:p>
          </table:table-cell>
          <table:table-cell office:value-type="string" table:style-name="ce10">
            <text:p>臺中市西屯區國安二路300號</text:p>
          </table:table-cell>
          <table:table-cell office:value-type="string" table:style-name="ce10">
            <text:p>04 24613009</text:p>
          </table:table-cell>
          <table:table-cell office:value-type="float" office:value="210405.90900000001" table:style-name="ce11">
            <text:p>210405.909</text:p>
          </table:table-cell>
          <table:table-cell office:value-type="float" office:value="2676600.4419999998" table:style-name="ce11">
            <text:p>2676600.442</text:p>
          </table:table-cell>
          <table:table-cell office:value-type="string" table:style-name="ce10">
            <text:p>No. 300, Guo’an 2nd Rd., Xitun Dist., Taichung City 4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大甲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jia Police Precinct</text:p>
          </table:table-cell>
          <table:table-cell office:value-type="float" office:value="437" table:style-name="ce11">
            <text:p>437</text:p>
          </table:table-cell>
          <table:table-cell office:value-type="string" table:style-name="ce10">
            <text:p>臺中市大甲區文武路1號</text:p>
          </table:table-cell>
          <table:table-cell office:value-type="string" table:style-name="ce10">
            <text:p>04 26872039</text:p>
          </table:table-cell>
          <table:table-cell office:value-type="float" office:value="212121.75169999999" table:style-name="ce11">
            <text:p>212121.7517</text:p>
          </table:table-cell>
          <table:table-cell office:value-type="float" office:value="2693325.7280000001" table:style-name="ce11">
            <text:p>2693325.728</text:p>
          </table:table-cell>
          <table:table-cell office:value-type="string" table:style-name="ce10">
            <text:p>No. 1, Wenwu Rd., Dajia Dist., Taichung City 437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jia Police Station</text:p>
          </table:table-cell>
          <table:table-cell office:value-type="float" office:value="437" table:style-name="ce11">
            <text:p>437</text:p>
          </table:table-cell>
          <table:table-cell office:value-type="string" table:style-name="ce10">
            <text:p>臺中市大甲區大甲里文武路1號</text:p>
          </table:table-cell>
          <table:table-cell office:value-type="string" table:style-name="ce10">
            <text:p>04 26872047</text:p>
          </table:table-cell>
          <table:table-cell office:value-type="float" office:value="212121.75169999999" table:style-name="ce11">
            <text:p>212121.7517</text:p>
          </table:table-cell>
          <table:table-cell office:value-type="float" office:value="2693325.7280000001" table:style-name="ce11">
            <text:p>2693325.728</text:p>
          </table:table-cell>
          <table:table-cell office:value-type="string" table:style-name="ce10">
            <text:p>No. 1, Wenwu Rd., Dajia Dist., Taichung City437 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安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-ding Police Station</text:p>
          </table:table-cell>
          <table:table-cell office:value-type="float" office:value="438" table:style-name="ce11">
            <text:p>438</text:p>
          </table:table-cell>
          <table:table-cell office:value-type="string" table:style-name="ce10">
            <text:p>臺中市外埔區土城路110號</text:p>
          </table:table-cell>
          <table:table-cell office:value-type="string" table:style-name="ce10">
            <text:p>04 26831522</text:p>
          </table:table-cell>
          <table:table-cell office:value-type="float" office:value="219984.48" table:style-name="ce11">
            <text:p>219984.48</text:p>
          </table:table-cell>
          <table:table-cell office:value-type="float" office:value="2693291.5210000002" table:style-name="ce11">
            <text:p>2693291.521</text:p>
          </table:table-cell>
          <table:table-cell office:value-type="string" table:style-name="ce10">
            <text:p>No. 110, Tucheng Rd., Waipu Dist., Taichung City438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日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ihnan Police Station</text:p>
          </table:table-cell>
          <table:table-cell office:value-type="float" office:value="437" table:style-name="ce11">
            <text:p>437</text:p>
          </table:table-cell>
          <table:table-cell office:value-type="string" table:style-name="ce10">
            <text:p>臺中市大甲區中山路2段165號</text:p>
          </table:table-cell>
          <table:table-cell office:value-type="string" table:style-name="ce10">
            <text:p>04 26813700</text:p>
          </table:table-cell>
          <table:table-cell office:value-type="float" office:value="214848.7611" table:style-name="ce11">
            <text:p>214848.7611</text:p>
          </table:table-cell>
          <table:table-cell office:value-type="float" office:value="2697071.0690000001" table:style-name="ce11">
            <text:p>2697071.069</text:p>
          </table:table-cell>
          <table:table-cell office:value-type="string" table:style-name="ce10">
            <text:p>No. 165, Sec. 2, Zhongshan Rd., Dajia Dist., Taichung City437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月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emei Police Station</text:p>
          </table:table-cell>
          <table:table-cell office:value-type="float" office:value="421" table:style-name="ce11">
            <text:p>421</text:p>
          </table:table-cell>
          <table:table-cell office:value-type="string" table:style-name="ce10">
            <text:p>臺中市后里區三月路19號</text:p>
          </table:table-cell>
          <table:table-cell office:value-type="string" table:style-name="ce10">
            <text:p>04 25562384</text:p>
          </table:table-cell>
          <table:table-cell office:value-type="float" office:value="218758.3419" table:style-name="ce11">
            <text:p>218758.3419</text:p>
          </table:table-cell>
          <table:table-cell office:value-type="float" office:value="2689767.0989999999" table:style-name="ce11">
            <text:p>2689767.099</text:p>
          </table:table-cell>
          <table:table-cell office:value-type="string" table:style-name="ce10">
            <text:p>No. 19, Sanyue Rd., Houli Dist., Taichung City 421,Taiwan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西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qi Police Station</text:p>
          </table:table-cell>
          <table:table-cell office:value-type="float" office:value="437" table:style-name="ce11">
            <text:p>437</text:p>
          </table:table-cell>
          <table:table-cell office:value-type="string" table:style-name="ce10">
            <text:p>臺中市大甲區順帆路94號</text:p>
          </table:table-cell>
          <table:table-cell office:value-type="string" table:style-name="ce10">
            <text:p>04 26811320</text:p>
          </table:table-cell>
          <table:table-cell office:value-type="float" office:value="212359.87169999999" table:style-name="ce11">
            <text:p>212359.8717</text:p>
          </table:table-cell>
          <table:table-cell office:value-type="float" office:value="2701590.0830000001" table:style-name="ce11">
            <text:p>2701590.083</text:p>
          </table:table-cell>
          <table:table-cell office:value-type="string" table:style-name="ce10">
            <text:p>No. 94, Shunfan Rd., Dajia Dist.,Taichung City137 ,Taiwan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泰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-an Police Station</text:p>
          </table:table-cell>
          <table:table-cell office:value-type="float" office:value="421" table:style-name="ce11">
            <text:p>421</text:p>
          </table:table-cell>
          <table:table-cell office:value-type="string" table:style-name="ce10">
            <text:p>臺中市后里區安眉路1號</text:p>
          </table:table-cell>
          <table:table-cell office:value-type="string" table:style-name="ce10">
            <text:p>04 25562340</text:p>
          </table:table-cell>
          <table:table-cell office:value-type="float" office:value="224808.02249999999" table:style-name="ce11">
            <text:p>224808.0225</text:p>
          </table:table-cell>
          <table:table-cell office:value-type="float" office:value="2690949.0529999998" table:style-name="ce11">
            <text:p>2690949.053</text:p>
          </table:table-cell>
          <table:table-cell office:value-type="string" table:style-name="ce10">
            <text:p>No. 1, Anmei Rd., Houli Dist., Taichung City421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海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qian Police Station</text:p>
          </table:table-cell>
          <table:table-cell office:value-type="float" office:value="439" table:style-name="ce11">
            <text:p>439</text:p>
          </table:table-cell>
          <table:table-cell office:value-type="string" table:style-name="ce10">
            <text:p>臺中市大安區大安港路1160號</text:p>
          </table:table-cell>
          <table:table-cell office:value-type="string" table:style-name="ce10">
            <text:p>04 26875845</text:p>
          </table:table-cell>
          <table:table-cell office:value-type="float" office:value="208074.74729999999" table:style-name="ce11">
            <text:p>208074.7473</text:p>
          </table:table-cell>
          <table:table-cell office:value-type="float" office:value="2697117.929" table:style-name="ce11">
            <text:p>2697117.929</text:p>
          </table:table-cell>
          <table:table-cell office:value-type="string" table:style-name="ce10">
            <text:p>No. 1160, Da’angang Rd., Da’an Dist., Taichung City439 ,Taiwan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義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li Police Station</text:p>
          </table:table-cell>
          <table:table-cell office:value-type="float" office:value="421" table:style-name="ce11">
            <text:p>421</text:p>
          </table:table-cell>
          <table:table-cell office:value-type="string" table:style-name="ce10">
            <text:p>臺中市后里區三豐路839號</text:p>
          </table:table-cell>
          <table:table-cell office:value-type="string" table:style-name="ce10">
            <text:p>04 25562333</text:p>
          </table:table-cell>
          <table:table-cell office:value-type="float" office:value="221756.092" table:style-name="ce11">
            <text:p>221756.092</text:p>
          </table:table-cell>
          <table:table-cell office:value-type="float" office:value="2688811.0440000002" table:style-name="ce11">
            <text:p>2688811.044</text:p>
          </table:table-cell>
          <table:table-cell office:value-type="string" table:style-name="ce10">
            <text:p>No. 839, Sec. 3, Sanfeng Rd., Houli Dist., Taichung City421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后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ouli Police Station</text:p>
          </table:table-cell>
          <table:table-cell office:value-type="float" office:value="421" table:style-name="ce11">
            <text:p>421</text:p>
          </table:table-cell>
          <table:table-cell office:value-type="string" table:style-name="ce10">
            <text:p>臺中市后里區公安路88號</text:p>
          </table:table-cell>
          <table:table-cell office:value-type="string" table:style-name="ce10">
            <text:p>04 25562037</text:p>
          </table:table-cell>
          <table:table-cell office:value-type="float" office:value="220583.07610000001" table:style-name="ce11">
            <text:p>220583.0761</text:p>
          </table:table-cell>
          <table:table-cell office:value-type="float" office:value="2688851.1269999999" table:style-name="ce11">
            <text:p>2688851.127</text:p>
          </table:table-cell>
          <table:table-cell office:value-type="string" table:style-name="ce10">
            <text:p>No. 88, Gong’an Rd., Houli Dist., Taichung City421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外埔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aipu Police Station</text:p>
          </table:table-cell>
          <table:table-cell office:value-type="float" office:value="438" table:style-name="ce11">
            <text:p>438</text:p>
          </table:table-cell>
          <table:table-cell office:value-type="string" table:style-name="ce10">
            <text:p>臺中市外埔區六分路350號</text:p>
          </table:table-cell>
          <table:table-cell office:value-type="string" table:style-name="ce10">
            <text:p>04 26832690</text:p>
          </table:table-cell>
          <table:table-cell office:value-type="float" office:value="215033.25520000001" table:style-name="ce11">
            <text:p>215033.2552</text:p>
          </table:table-cell>
          <table:table-cell office:value-type="float" office:value="2691867.9180000001" table:style-name="ce11">
            <text:p>2691867.918</text:p>
          </table:table-cell>
          <table:table-cell office:value-type="string" table:style-name="ce10">
            <text:p>No. 350, Liufen Rd., Waipu Dist., Taichung City438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安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-an Police Station</text:p>
          </table:table-cell>
          <table:table-cell office:value-type="float" office:value="439" table:style-name="ce11">
            <text:p>439</text:p>
          </table:table-cell>
          <table:table-cell office:value-type="string" table:style-name="ce10">
            <text:p>臺中市大安區中山南路300號</text:p>
          </table:table-cell>
          <table:table-cell office:value-type="string" table:style-name="ce10">
            <text:p>04 26713320</text:p>
          </table:table-cell>
          <table:table-cell office:value-type="float" office:value="208178.0845" table:style-name="ce11">
            <text:p>208178.0845</text:p>
          </table:table-cell>
          <table:table-cell office:value-type="float" office:value="2693434.16" table:style-name="ce11">
            <text:p>2693434.16</text:p>
          </table:table-cell>
          <table:table-cell office:value-type="string" table:style-name="ce10">
            <text:p>No. 300, Zhongshan S. Rd., Da’an Dist., Taichung City439 ,Taiwan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和平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eping Police Precinct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關路3段154號</text:p>
          </table:table-cell>
          <table:table-cell office:value-type="string" table:style-name="ce10">
            <text:p>04 25942560</text:p>
          </table:table-cell>
          <table:table-cell office:value-type="float" office:value="238222.42" table:style-name="ce11">
            <text:p>238222.42</text:p>
          </table:table-cell>
          <table:table-cell office:value-type="float" office:value="2674419.8870000001" table:style-name="ce11">
            <text:p>2674419.887</text:p>
          </table:table-cell>
          <table:table-cell office:value-type="string" table:style-name="ce10">
            <text:p>No. 154, Sec. 3, Donggu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天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anlu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關路2段33號</text:p>
          </table:table-cell>
          <table:table-cell office:value-type="string" table:style-name="ce10">
            <text:p>04 25941193</text:p>
          </table:table-cell>
          <table:table-cell office:value-type="float" office:value="242571.73329999999" table:style-name="ce11">
            <text:p>242571.7333</text:p>
          </table:table-cell>
          <table:table-cell office:value-type="float" office:value="2675145.4810000001" table:style-name="ce11">
            <text:p>2675145.481</text:p>
          </table:table-cell>
          <table:table-cell office:value-type="string" table:style-name="ce10">
            <text:p>No. 33, Sec. 2, Donggu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德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ji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和平路2段16之1號</text:p>
          </table:table-cell>
          <table:table-cell office:value-type="string" table:style-name="ce10">
            <text:p>04 25980439</text:p>
          </table:table-cell>
          <table:table-cell office:value-type="float" office:value="271223.3542" table:style-name="ce11">
            <text:p>271223.3542</text:p>
          </table:table-cell>
          <table:table-cell office:value-type="float" office:value="2683560.202" table:style-name="ce11">
            <text:p>2683560.202</text:p>
          </table:table-cell>
          <table:table-cell office:value-type="string" table:style-name="ce10">
            <text:p>No. 16-1, Sec. 2, Hepi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環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nsha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中興路3段48號</text:p>
          </table:table-cell>
          <table:table-cell office:value-type="string" table:style-name="ce10">
            <text:p>04 25802242</text:p>
          </table:table-cell>
          <table:table-cell office:value-type="float" office:value="279979.59999999998" table:style-name="ce11">
            <text:p>279979.6</text:p>
          </table:table-cell>
          <table:table-cell office:value-type="float" office:value="2689800.0290000001" table:style-name="ce11">
            <text:p>2689800.029</text:p>
          </table:table-cell>
          <table:table-cell office:value-type="string" table:style-name="ce10">
            <text:p>No. 48, Sec. 3, Zhongxi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雙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qi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崎路2段39號</text:p>
          </table:table-cell>
          <table:table-cell office:value-type="string" table:style-name="ce10">
            <text:p>04 25911214</text:p>
          </table:table-cell>
          <table:table-cell office:value-type="float" office:value="240788.57500000001" table:style-name="ce11">
            <text:p>240788.575</text:p>
          </table:table-cell>
          <table:table-cell office:value-type="float" office:value="2687367.9330000002" table:style-name="ce11">
            <text:p>2687367.933</text:p>
          </table:table-cell>
          <table:table-cell office:value-type="string" table:style-name="ce10">
            <text:p>No. 39, Sec. 2, Dongqi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桃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osha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崎路1段桃山巷7之2號</text:p>
          </table:table-cell>
          <table:table-cell office:value-type="string" table:style-name="ce10">
            <text:p>04 25911314</text:p>
          </table:table-cell>
          <table:table-cell office:value-type="float" office:value="243491.2218" table:style-name="ce11">
            <text:p>243491.2218</text:p>
          </table:table-cell>
          <table:table-cell office:value-type="float" office:value="2692665.6009999998" table:style-name="ce11">
            <text:p>2692665.601</text:p>
          </table:table-cell>
          <table:table-cell office:value-type="string" table:style-name="ce10">
            <text:p>No. 7-2, Taoshan Ln., Sec. 1, Dongqi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dong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雪山路2號</text:p>
          </table:table-cell>
          <table:table-cell office:value-type="string" table:style-name="ce10">
            <text:p>04 25971106</text:p>
          </table:table-cell>
          <table:table-cell office:value-type="float" office:value="240577.62049999999" table:style-name="ce11">
            <text:p>240577.6205</text:p>
          </table:table-cell>
          <table:table-cell office:value-type="float" office:value="2681716.2620000001" table:style-name="ce11">
            <text:p>2681716.262</text:p>
          </table:table-cell>
          <table:table-cell office:value-type="string" table:style-name="ce10">
            <text:p>No. 2, Xuesh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勝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ngguang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平等村中興路1段21號</text:p>
          </table:table-cell>
          <table:table-cell office:value-type="string" table:style-name="ce10">
            <text:p>04 25901004</text:p>
          </table:table-cell>
          <table:table-cell office:value-type="float" office:value="284363.38579999999" table:style-name="ce11">
            <text:p>284363.3858</text:p>
          </table:table-cell>
          <table:table-cell office:value-type="float" office:value="2695886.85" table:style-name="ce11">
            <text:p>2695886.85</text:p>
          </table:table-cell>
          <table:table-cell office:value-type="string" table:style-name="ce10">
            <text:p>No. 21, Sec. 1, Zhongxi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志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iliang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中興路2段47號</text:p>
          </table:table-cell>
          <table:table-cell office:value-type="string" table:style-name="ce10">
            <text:p>04 25901040</text:p>
          </table:table-cell>
          <table:table-cell office:value-type="float" office:value="281737.04599999997" table:style-name="ce11">
            <text:p>281737.046</text:p>
          </table:table-cell>
          <table:table-cell office:value-type="float" office:value="2692772.3489999999" table:style-name="ce11">
            <text:p>2692772.349</text:p>
          </table:table-cell>
          <table:table-cell office:value-type="string" table:style-name="ce10">
            <text:p>No. 47, Sec. 2, Zhongxi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竹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li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崎路1段89號</text:p>
          </table:table-cell>
          <table:table-cell office:value-type="string" table:style-name="ce10">
            <text:p>04 25911114</text:p>
          </table:table-cell>
          <table:table-cell office:value-type="float" office:value="242345.226" table:style-name="ce11">
            <text:p>242345.226</text:p>
          </table:table-cell>
          <table:table-cell office:value-type="float" office:value="2688819.071" table:style-name="ce11">
            <text:p>2688819.071</text:p>
          </table:table-cell>
          <table:table-cell office:value-type="string" table:style-name="ce10">
            <text:p>No. 89, Sec. 1, Dongqi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梨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sha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中正路103號</text:p>
          </table:table-cell>
          <table:table-cell office:value-type="string" table:style-name="ce10">
            <text:p>04 25989580</text:p>
          </table:table-cell>
          <table:table-cell office:value-type="float" office:value="275050.82750000001" table:style-name="ce11">
            <text:p>275050.8275</text:p>
          </table:table-cell>
          <table:table-cell office:value-type="float" office:value="2683212.787" table:style-name="ce11">
            <text:p>2683212.787</text:p>
          </table:table-cell>
          <table:table-cell office:value-type="string" table:style-name="ce10">
            <text:p>No. 103, Zhongzhe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松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ongmao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中興路4段54號</text:p>
          </table:table-cell>
          <table:table-cell office:value-type="string" table:style-name="ce10">
            <text:p>04 25989692</text:p>
          </table:table-cell>
          <table:table-cell office:value-type="float" office:value="276879.9081" table:style-name="ce11">
            <text:p>276879.9081</text:p>
          </table:table-cell>
          <table:table-cell office:value-type="float" office:value="2686844.13" table:style-name="ce11">
            <text:p>2686844.13</text:p>
          </table:table-cell>
          <table:table-cell office:value-type="string" table:style-name="ce10">
            <text:p>No. 54, Sec. 4, Zhongxing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和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ping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東關路3段154號</text:p>
          </table:table-cell>
          <table:table-cell office:value-type="string" table:style-name="ce10">
            <text:p>04 25941324</text:p>
          </table:table-cell>
          <table:table-cell office:value-type="float" office:value="24.175097000000001" table:style-name="ce11">
            <text:p>24.175097</text:p>
          </table:table-cell>
          <table:table-cell office:value-type="float" office:value="120.884083" table:style-name="ce11">
            <text:p>120.884083</text:p>
          </table:table-cell>
          <table:table-cell office:value-type="string" table:style-name="ce10">
            <text:p>No. 154, Sec. 3, Donggu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谷關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gua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博愛村東關路1段125號</text:p>
          </table:table-cell>
          <table:table-cell office:value-type="string" table:style-name="ce10">
            <text:p>04 25951114</text:p>
          </table:table-cell>
          <table:table-cell office:value-type="float" office:value="250666.83230000001" table:style-name="ce11">
            <text:p>250666.8323</text:p>
          </table:table-cell>
          <table:table-cell office:value-type="float" office:value="2677501.395" table:style-name="ce11">
            <text:p>2677501.395</text:p>
          </table:table-cell>
          <table:table-cell office:value-type="string" table:style-name="ce10">
            <text:p>No. 125, Sec. 1, Donggu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雪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ueshan Police Station</text:p>
          </table:table-cell>
          <table:table-cell office:value-type="float" office:value="424" table:style-name="ce11">
            <text:p>424</text:p>
          </table:table-cell>
          <table:table-cell office:value-type="string" table:style-name="ce10">
            <text:p>臺中市和平區雪山路10號</text:p>
          </table:table-cell>
          <table:table-cell office:value-type="string" table:style-name="ce10">
            <text:p>04 25883514</text:p>
          </table:table-cell>
          <table:table-cell office:value-type="float" office:value="252052.24960000001" table:style-name="ce11">
            <text:p>252052.2496</text:p>
          </table:table-cell>
          <table:table-cell office:value-type="float" office:value="2684641.1009999998" table:style-name="ce11">
            <text:p>2684641.101</text:p>
          </table:table-cell>
          <table:table-cell office:value-type="string" table:style-name="ce10">
            <text:p>No. 10, Xueshan Rd., Heping Dist., Taichung City 4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烏日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urih Police Precinct</text:p>
          </table:table-cell>
          <table:table-cell office:value-type="float" office:value="414" table:style-name="ce11">
            <text:p>414</text:p>
          </table:table-cell>
          <table:table-cell office:value-type="string" table:style-name="ce10">
            <text:p>臺中市烏日區中山路2段309號</text:p>
          </table:table-cell>
          <table:table-cell office:value-type="string" table:style-name="ce10">
            <text:p>04 23369595</text:p>
          </table:table-cell>
          <table:table-cell office:value-type="float" office:value="211649.848" table:style-name="ce11">
            <text:p>211649.848</text:p>
          </table:table-cell>
          <table:table-cell office:value-type="float" office:value="2666819.46" table:style-name="ce11">
            <text:p>2666819.46</text:p>
          </table:table-cell>
          <table:table-cell office:value-type="string" table:style-name="ce10">
            <text:p>No.309, Sec.2, Zhongshan Rd., Wuri Dist., Taichung City 4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烏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rih Police Station</text:p>
          </table:table-cell>
          <table:table-cell office:value-type="float" office:value="414" table:style-name="ce11">
            <text:p>414</text:p>
          </table:table-cell>
          <table:table-cell office:value-type="string" table:style-name="ce10">
            <text:p>臺中市烏日區中山路2段309號</text:p>
          </table:table-cell>
          <table:table-cell office:value-type="string" table:style-name="ce10">
            <text:p>04 23381448</text:p>
          </table:table-cell>
          <table:table-cell office:value-type="float" office:value="211649.8708" table:style-name="ce11">
            <text:p>211649.8708</text:p>
          </table:table-cell>
          <table:table-cell office:value-type="float" office:value="2666819.5079999999" table:style-name="ce11">
            <text:p>2666819.508</text:p>
          </table:table-cell>
          <table:table-cell office:value-type="string" table:style-name="ce10">
            <text:p>No.309, Sec.2, Zhongshan Rd., Wuri Dist., Taichung City 4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龍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jin Police Station</text:p>
          </table:table-cell>
          <table:table-cell office:value-type="float" office:value="434" table:style-name="ce11">
            <text:p>434</text:p>
          </table:table-cell>
          <table:table-cell office:value-type="string" table:style-name="ce10">
            <text:p>臺中市龍井區中央路1段165巷36號</text:p>
          </table:table-cell>
          <table:table-cell office:value-type="string" table:style-name="ce10">
            <text:p>04 26396084</text:p>
          </table:table-cell>
          <table:table-cell office:value-type="float" office:value="201511.182" table:style-name="ce11">
            <text:p>201511.182</text:p>
          </table:table-cell>
          <table:table-cell office:value-type="float" office:value="2677379.1140000001" table:style-name="ce11">
            <text:p>2677379.114</text:p>
          </table:table-cell>
          <table:table-cell office:value-type="string" table:style-name="ce10">
            <text:p>No. 36, Aly.165, Sec.1, Zhongyang Rd., Longjing Dist., Taichung City 43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五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guang Police Station</text:p>
          </table:table-cell>
          <table:table-cell office:value-type="float" office:value="414" table:style-name="ce11">
            <text:p>414</text:p>
          </table:table-cell>
          <table:table-cell office:value-type="string" table:style-name="ce10">
            <text:p>臺中市烏日區環河路一段1200號</text:p>
          </table:table-cell>
          <table:table-cell office:value-type="string" table:style-name="ce10">
            <text:p>04 23381960</text:p>
          </table:table-cell>
          <table:table-cell office:value-type="float" office:value="214183.11600000001" table:style-name="ce11">
            <text:p>214183.116</text:p>
          </table:table-cell>
          <table:table-cell office:value-type="float" office:value="2665316.912" table:style-name="ce11">
            <text:p>2665316.912</text:p>
          </table:table-cell>
          <table:table-cell office:value-type="string" table:style-name="ce10">
            <text:p>No.1200, Sec.1, Huanhe Rd., Wuri Dist., Taichung City 4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龍井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ngjing Police Station</text:p>
          </table:table-cell>
          <table:table-cell office:value-type="float" office:value="434" table:style-name="ce11">
            <text:p>434</text:p>
          </table:table-cell>
          <table:table-cell office:value-type="string" table:style-name="ce10">
            <text:p>臺中市龍井區沙田路4段245號</text:p>
          </table:table-cell>
          <table:table-cell office:value-type="string" table:style-name="ce10">
            <text:p>04 26353054</text:p>
          </table:table-cell>
          <table:table-cell office:value-type="float" office:value="203844.92249999999" table:style-name="ce11">
            <text:p>203844.9225</text:p>
          </table:table-cell>
          <table:table-cell office:value-type="float" office:value="2676336.352" table:style-name="ce11">
            <text:p>2676336.352</text:p>
          </table:table-cell>
          <table:table-cell office:value-type="string" table:style-name="ce10">
            <text:p>No.245, Ln.165, Sec.4, Shatian Rd., Longjing Dist., Taichung City 43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溪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hinan Police Station</text:p>
          </table:table-cell>
          <table:table-cell office:value-type="float" office:value="414" table:style-name="ce11">
            <text:p>414</text:p>
          </table:table-cell>
          <table:table-cell office:value-type="string" table:style-name="ce10">
            <text:p>臺中市烏日區溪南路2段638號</text:p>
          </table:table-cell>
          <table:table-cell office:value-type="string" table:style-name="ce10">
            <text:p>04 23351676</text:p>
          </table:table-cell>
          <table:table-cell office:value-type="float" office:value="214019.5282" table:style-name="ce11">
            <text:p>214019.5282</text:p>
          </table:table-cell>
          <table:table-cell office:value-type="float" office:value="2661319.7949999999" table:style-name="ce11">
            <text:p>2661319.795</text:p>
          </table:table-cell>
          <table:table-cell office:value-type="string" table:style-name="ce10">
            <text:p>No.638, Sec.2, Xinan Rd., Wuri Dist., Taichung City 4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龍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gdong Police Station</text:p>
          </table:table-cell>
          <table:table-cell office:value-type="float" office:value="434" table:style-name="ce11">
            <text:p>434</text:p>
          </table:table-cell>
          <table:table-cell office:value-type="string" table:style-name="ce10">
            <text:p>臺中市龍井區茄投路67號</text:p>
          </table:table-cell>
          <table:table-cell office:value-type="string" table:style-name="ce10">
            <text:p>04 26397043</text:p>
          </table:table-cell>
          <table:table-cell office:value-type="float" office:value="202290.80979999999" table:style-name="ce11">
            <text:p>202290.8098</text:p>
          </table:table-cell>
          <table:table-cell office:value-type="float" office:value="2674889.46" table:style-name="ce11">
            <text:p>2674889.46</text:p>
          </table:table-cell>
          <table:table-cell office:value-type="string" table:style-name="ce10">
            <text:p>No.67, Jiatou Rd., Longjing Dist., Taichung City 43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麗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shui Police Station</text:p>
          </table:table-cell>
          <table:table-cell office:value-type="float" office:value="434" table:style-name="ce11">
            <text:p>434</text:p>
          </table:table-cell>
          <table:table-cell office:value-type="string" table:style-name="ce10">
            <text:p>臺中市龍井區臨港東路2段317號</text:p>
          </table:table-cell>
          <table:table-cell office:value-type="string" table:style-name="ce10">
            <text:p>04 26395994</text:p>
          </table:table-cell>
          <table:table-cell office:value-type="float" office:value="200693.4374" table:style-name="ce11">
            <text:p>200693.4374</text:p>
          </table:table-cell>
          <table:table-cell office:value-type="float" office:value="2677022.6869999999" table:style-name="ce11">
            <text:p>2677022.687</text:p>
          </table:table-cell>
          <table:table-cell office:value-type="string" table:style-name="ce10">
            <text:p>No.317, Sec.2, Lingang E.Rd., Longjing Dist., Taichung City 43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犁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fen Police Station</text:p>
          </table:table-cell>
          <table:table-cell office:value-type="float" office:value="434" table:style-name="ce11">
            <text:p>434</text:p>
          </table:table-cell>
          <table:table-cell office:value-type="string" table:style-name="ce10">
            <text:p>臺中市龍井區遊園南路194號</text:p>
          </table:table-cell>
          <table:table-cell office:value-type="string" table:style-name="ce10">
            <text:p>04 26312719</text:p>
          </table:table-cell>
          <table:table-cell office:value-type="float" office:value="207737.00599999999" table:style-name="ce11">
            <text:p>207737.006</text:p>
          </table:table-cell>
          <table:table-cell office:value-type="float" office:value="2675311.5049999999" table:style-name="ce11">
            <text:p>2675311.505</text:p>
          </table:table-cell>
          <table:table-cell office:value-type="string" table:style-name="ce10">
            <text:p>No.194, Youyuan S. Rd., Longjing Dist., Taichung City 43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追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ifen Police Station</text:p>
          </table:table-cell>
          <table:table-cell office:value-type="float" office:value="432" table:style-name="ce11">
            <text:p>432</text:p>
          </table:table-cell>
          <table:table-cell office:value-type="string" table:style-name="ce10">
            <text:p>臺中市大肚區沙田路1段290號</text:p>
          </table:table-cell>
          <table:table-cell office:value-type="string" table:style-name="ce10">
            <text:p>04 26932108</text:p>
          </table:table-cell>
          <table:table-cell office:value-type="float" office:value="206326.48120000001" table:style-name="ce11">
            <text:p>206326.4812</text:p>
          </table:table-cell>
          <table:table-cell office:value-type="float" office:value="2668540.338" table:style-name="ce11">
            <text:p>2668540.338</text:p>
          </table:table-cell>
          <table:table-cell office:value-type="string" table:style-name="ce10">
            <text:p>No.290, Sec.1, Shatian Rd., Dadu Dist., Taichung City 4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肚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du Police Station</text:p>
          </table:table-cell>
          <table:table-cell office:value-type="float" office:value="432" table:style-name="ce11">
            <text:p>432</text:p>
          </table:table-cell>
          <table:table-cell office:value-type="string" table:style-name="ce10">
            <text:p>臺中市大肚區沙田路3段38號</text:p>
          </table:table-cell>
          <table:table-cell office:value-type="string" table:style-name="ce10">
            <text:p>04 26992167</text:p>
          </table:table-cell>
          <table:table-cell office:value-type="float" office:value="203704.59109999999" table:style-name="ce11">
            <text:p>203704.5911</text:p>
          </table:table-cell>
          <table:table-cell office:value-type="float" office:value="2672265.264" table:style-name="ce11">
            <text:p>2672265.264</text:p>
          </table:table-cell>
          <table:table-cell office:value-type="string" table:style-name="ce10">
            <text:p>No.38, Sec.3, Shatian Rd., Dadu Dist., Taichung City 4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瑞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eijing Police Station</text:p>
          </table:table-cell>
          <table:table-cell office:value-type="float" office:value="432" table:style-name="ce11">
            <text:p>432</text:p>
          </table:table-cell>
          <table:table-cell office:value-type="string" table:style-name="ce10">
            <text:p>臺中市大肚區遊園路1段1之1號</text:p>
          </table:table-cell>
          <table:table-cell office:value-type="string" table:style-name="ce10">
            <text:p>04 26910205-6</text:p>
          </table:table-cell>
          <table:table-cell office:value-type="float" office:value="206553.06510000001" table:style-name="ce11">
            <text:p>206553.0651</text:p>
          </table:table-cell>
          <table:table-cell office:value-type="float" office:value="2672000.8360000001" table:style-name="ce11">
            <text:p>2672000.836</text:p>
          </table:table-cell>
          <table:table-cell office:value-type="string" table:style-name="ce10">
            <text:p>No. 1-1, Sec.1, Youyuan Rd., Dadu Dist., Taichung City 4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he Police Station</text:p>
          </table:table-cell>
          <table:table-cell office:value-type="float" office:value="414" table:style-name="ce11">
            <text:p>414</text:p>
          </table:table-cell>
          <table:table-cell office:value-type="string" table:style-name="ce10">
            <text:p>臺中市烏日區三榮八路25號</text:p>
          </table:table-cell>
          <table:table-cell office:value-type="string" table:style-name="ce10">
            <text:p>04 23388011</text:p>
          </table:table-cell>
          <table:table-cell office:value-type="float" office:value="209630.44399999999" table:style-name="ce11">
            <text:p>209630.444</text:p>
          </table:table-cell>
          <table:table-cell office:value-type="float" office:value="2667041.3849999998" table:style-name="ce11">
            <text:p>2667041.385</text:p>
          </table:table-cell>
          <table:table-cell office:value-type="string" table:style-name="ce10">
            <text:p>No.25, Sanrong 8th Rd., Wuri Dist., Taichung City 4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東勢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ongshi Police Precinct</text:p>
          </table:table-cell>
          <table:table-cell office:value-type="float" office:value="423" table:style-name="ce11">
            <text:p>423</text:p>
          </table:table-cell>
          <table:table-cell office:value-type="string" table:style-name="ce10">
            <text:p>臺中市東勢區豐勢路512號</text:p>
          </table:table-cell>
          <table:table-cell office:value-type="string" table:style-name="ce10">
            <text:p>04 23302139</text:p>
          </table:table-cell>
          <table:table-cell office:value-type="float" office:value="232528.73929999999" table:style-name="ce11">
            <text:p>232528.7393</text:p>
          </table:table-cell>
          <table:table-cell office:value-type="float" office:value="2683653.1069999998" table:style-name="ce11">
            <text:p>2683653.107</text:p>
          </table:table-cell>
          <table:table-cell office:value-type="string" table:style-name="ce10">
            <text:p>No. 512, Fengshi Rd., Dongshi Dist., Taichung City 4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東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i Police Station</text:p>
          </table:table-cell>
          <table:table-cell office:value-type="float" office:value="423" table:style-name="ce11">
            <text:p>423</text:p>
          </table:table-cell>
          <table:table-cell office:value-type="string" table:style-name="ce10">
            <text:p>臺中市東勢區豐勢路512號</text:p>
          </table:table-cell>
          <table:table-cell office:value-type="string" table:style-name="ce10">
            <text:p>04 25873802</text:p>
          </table:table-cell>
          <table:table-cell office:value-type="float" office:value="232528.73929999999" table:style-name="ce11">
            <text:p>232528.7393</text:p>
          </table:table-cell>
          <table:table-cell office:value-type="float" office:value="2683653.1069999998" table:style-name="ce11">
            <text:p>2683653.107</text:p>
          </table:table-cell>
          <table:table-cell office:value-type="string" table:style-name="ce10">
            <text:p>No. 512, Fengshi Rd., Dongshi Dist., Taichung City 4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茅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opu Police Station</text:p>
          </table:table-cell>
          <table:table-cell office:value-type="float" office:value="423" table:style-name="ce11">
            <text:p>423</text:p>
          </table:table-cell>
          <table:table-cell office:value-type="string" table:style-name="ce10">
            <text:p>臺中市東勢區下城里下城街36號</text:p>
          </table:table-cell>
          <table:table-cell office:value-type="string" table:style-name="ce10">
            <text:p>04 25852472</text:p>
          </table:table-cell>
          <table:table-cell office:value-type="float" office:value="233523.42499999999" table:style-name="ce11">
            <text:p>233523.425</text:p>
          </table:table-cell>
          <table:table-cell office:value-type="float" office:value="2679329.602" table:style-name="ce11">
            <text:p>2679329.602</text:p>
          </table:table-cell>
          <table:table-cell office:value-type="string" table:style-name="ce10">
            <text:p>No. 36, Xiacheng St., Dongshi Dist., Taichung City 4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東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xing Police Station</text:p>
          </table:table-cell>
          <table:table-cell office:value-type="float" office:value="426" table:style-name="ce11">
            <text:p>426</text:p>
          </table:table-cell>
          <table:table-cell office:value-type="string" table:style-name="ce10">
            <text:p>臺中市新社區興社街1段285號</text:p>
          </table:table-cell>
          <table:table-cell office:value-type="string" table:style-name="ce10">
            <text:p>04 25811476</text:p>
          </table:table-cell>
          <table:table-cell office:value-type="float" office:value="231836.97839999999" table:style-name="ce11">
            <text:p>231836.9784</text:p>
          </table:table-cell>
          <table:table-cell office:value-type="float" office:value="2677951.037" table:style-name="ce11">
            <text:p>2677951.037</text:p>
          </table:table-cell>
          <table:table-cell office:value-type="string" table:style-name="ce10">
            <text:p>No. 285, Sec. 1, Xingshe St., Xinshe Dist., Taichung City 42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土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niu Police Station</text:p>
          </table:table-cell>
          <table:table-cell office:value-type="float" office:value="422" table:style-name="ce11">
            <text:p>422</text:p>
          </table:table-cell>
          <table:table-cell office:value-type="string" table:style-name="ce10">
            <text:p>臺中市石岡區豐勢路19號</text:p>
          </table:table-cell>
          <table:table-cell office:value-type="string" table:style-name="ce10">
            <text:p>04 25817493</text:p>
          </table:table-cell>
          <table:table-cell office:value-type="float" office:value="231335.0178" table:style-name="ce11">
            <text:p>231335.0178</text:p>
          </table:table-cell>
          <table:table-cell office:value-type="float" office:value="2683833.9569999999" table:style-name="ce11">
            <text:p>2683833.957</text:p>
          </table:table-cell>
          <table:table-cell office:value-type="string" table:style-name="ce10">
            <text:p>No. 19, Fengshi Rd., Shigang Dist., Taichung City 4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中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keng Police Station</text:p>
          </table:table-cell>
          <table:table-cell office:value-type="float" office:value="423" table:style-name="ce11">
            <text:p>423</text:p>
          </table:table-cell>
          <table:table-cell office:value-type="string" table:style-name="ce10">
            <text:p>臺中市東勢區東坑路665號</text:p>
          </table:table-cell>
          <table:table-cell office:value-type="string" table:style-name="ce10">
            <text:p>04 25874474</text:p>
          </table:table-cell>
          <table:table-cell office:value-type="float" office:value="235202.08749999999" table:style-name="ce11">
            <text:p>235202.0875</text:p>
          </table:table-cell>
          <table:table-cell office:value-type="float" office:value="2681200.2310000001" table:style-name="ce11">
            <text:p>2681200.231</text:p>
          </table:table-cell>
          <table:table-cell office:value-type="string" table:style-name="ce10">
            <text:p>No. 665, Dongkeng Rd., Dongshi Dist., Taichung City 4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永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yuan Police Station</text:p>
          </table:table-cell>
          <table:table-cell office:value-type="float" office:value="426" table:style-name="ce11">
            <text:p>426</text:p>
          </table:table-cell>
          <table:table-cell office:value-type="string" table:style-name="ce10">
            <text:p>臺中市新社區中和街1段20號</text:p>
          </table:table-cell>
          <table:table-cell office:value-type="string" table:style-name="ce10">
            <text:p>04 25811475</text:p>
          </table:table-cell>
          <table:table-cell office:value-type="float" office:value="228894.37100000001" table:style-name="ce11">
            <text:p>228894.371</text:p>
          </table:table-cell>
          <table:table-cell office:value-type="float" office:value="2679332.2549999999" table:style-name="ce11">
            <text:p>2679332.255</text:p>
          </table:table-cell>
          <table:table-cell office:value-type="string" table:style-name="ce10">
            <text:p>No. 20, Sec. 1, Zhonghe St., Xinshe Dist., Taichung City 42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石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cheng Police Station</text:p>
          </table:table-cell>
          <table:table-cell office:value-type="float" office:value="423" table:style-name="ce11">
            <text:p>423</text:p>
          </table:table-cell>
          <table:table-cell office:value-type="string" table:style-name="ce10">
            <text:p>臺中市東勢區石城街297號</text:p>
          </table:table-cell>
          <table:table-cell office:value-type="string" table:style-name="ce10">
            <text:p>04 25874473</text:p>
          </table:table-cell>
          <table:table-cell office:value-type="float" office:value="228596.625" table:style-name="ce11">
            <text:p>228596.625</text:p>
          </table:table-cell>
          <table:table-cell office:value-type="float" office:value="2686613.1039999998" table:style-name="ce11">
            <text:p>2686613.104</text:p>
          </table:table-cell>
          <table:table-cell office:value-type="string" table:style-name="ce10">
            <text:p>No. 297, Shicheng St., Dongshi Dist., Taichung City 4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福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zhong Police Sstation</text:p>
          </table:table-cell>
          <table:table-cell office:value-type="float" office:value="426" table:style-name="ce11">
            <text:p>426</text:p>
          </table:table-cell>
          <table:table-cell office:value-type="string" table:style-name="ce10">
            <text:p>臺中市新社區美林45號</text:p>
          </table:table-cell>
          <table:table-cell office:value-type="string" table:style-name="ce10">
            <text:p>04 25941364</text:p>
          </table:table-cell>
          <table:table-cell office:value-type="float" office:value="236270.5" table:style-name="ce11">
            <text:p>236270.5</text:p>
          </table:table-cell>
          <table:table-cell office:value-type="float" office:value="2672657.9169999999" table:style-name="ce11">
            <text:p>2672657.917</text:p>
          </table:table-cell>
          <table:table-cell office:value-type="string" table:style-name="ce10">
            <text:p>No. 45, Meilin, Xinshe Dist., Taichung City 42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石岡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gang Police Station</text:p>
          </table:table-cell>
          <table:table-cell office:value-type="float" office:value="422" table:style-name="ce11">
            <text:p>422</text:p>
          </table:table-cell>
          <table:table-cell office:value-type="string" table:style-name="ce10">
            <text:p>臺中市石岡區豐勢路1021號</text:p>
          </table:table-cell>
          <table:table-cell office:value-type="string" table:style-name="ce10">
            <text:p>04 25722781</text:p>
          </table:table-cell>
          <table:table-cell office:value-type="float" office:value="227763.07889999999" table:style-name="ce11">
            <text:p>227763.0789</text:p>
          </table:table-cell>
          <table:table-cell office:value-type="float" office:value="2685473.1189999999" table:style-name="ce11">
            <text:p>2685473.119</text:p>
          </table:table-cell>
          <table:table-cell office:value-type="string" table:style-name="ce10">
            <text:p>No. 1021, Fengshi Rd., Shigang Dist., Taichung City 4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新社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nshe Police Station</text:p>
          </table:table-cell>
          <table:table-cell office:value-type="float" office:value="426" table:style-name="ce11">
            <text:p>426</text:p>
          </table:table-cell>
          <table:table-cell office:value-type="string" table:style-name="ce10">
            <text:p>臺中市新社區興社街2段28之3號</text:p>
          </table:table-cell>
          <table:table-cell office:value-type="string" table:style-name="ce10">
            <text:p>04 25811401</text:p>
          </table:table-cell>
          <table:table-cell office:value-type="float" office:value="230699.19500000001" table:style-name="ce11">
            <text:p>230699.195</text:p>
          </table:table-cell>
          <table:table-cell office:value-type="float" office:value="2680960.219" table:style-name="ce11">
            <text:p>2680960.219</text:p>
          </table:table-cell>
          <table:table-cell office:value-type="string" table:style-name="ce10">
            <text:p>No. 28之3, Sec. 2, Xingshe St., Xinshe Dist., Taichung City 42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清水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Qingshui Police Precinct</text:p>
          </table:table-cell>
          <table:table-cell office:value-type="float" office:value="436" table:style-name="ce11">
            <text:p>436</text:p>
          </table:table-cell>
          <table:table-cell office:value-type="string" table:style-name="ce10">
            <text:p>臺中市清水區鰲峰路23號</text:p>
          </table:table-cell>
          <table:table-cell office:value-type="string" table:style-name="ce10">
            <text:p>04 26222022</text:p>
          </table:table-cell>
          <table:table-cell office:value-type="float" office:value="206757.06229999999" table:style-name="ce11">
            <text:p>206757.0623</text:p>
          </table:table-cell>
          <table:table-cell office:value-type="float" office:value="2684909.1469999999" table:style-name="ce11">
            <text:p>2684909.147</text:p>
          </table:table-cell>
          <table:table-cell office:value-type="string" table:style-name="ce10">
            <text:p>No. 23, Aofeng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清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shui Police Station</text:p>
          </table:table-cell>
          <table:table-cell office:value-type="float" office:value="436" table:style-name="ce11">
            <text:p>436</text:p>
          </table:table-cell>
          <table:table-cell office:value-type="string" table:style-name="ce10">
            <text:p>臺中市清水區鰲峰路23號</text:p>
          </table:table-cell>
          <table:table-cell office:value-type="string" table:style-name="ce10">
            <text:p>04 26222054</text:p>
          </table:table-cell>
          <table:table-cell office:value-type="float" office:value="206757.06229999999" table:style-name="ce11">
            <text:p>206757.0623</text:p>
          </table:table-cell>
          <table:table-cell office:value-type="float" office:value="2684909.1469999999" table:style-name="ce11">
            <text:p>2684909.147</text:p>
          </table:table-cell>
          <table:table-cell office:value-type="string" table:style-name="ce10">
            <text:p>No. 23, Aofeng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ang Police Station</text:p>
          </table:table-cell>
          <table:table-cell office:value-type="float" office:value="436" table:style-name="ce11">
            <text:p>436</text:p>
          </table:table-cell>
          <table:table-cell office:value-type="string" table:style-name="ce10">
            <text:p>臺中市清水區神清路46號</text:p>
          </table:table-cell>
          <table:table-cell office:value-type="string" table:style-name="ce10">
            <text:p>04 26202409</text:p>
          </table:table-cell>
          <table:table-cell office:value-type="float" office:value="212566.34349999999" table:style-name="ce11">
            <text:p>212566.3435</text:p>
          </table:table-cell>
          <table:table-cell office:value-type="float" office:value="2685328.2439999999" table:style-name="ce11">
            <text:p>2685328.244</text:p>
          </table:table-cell>
          <table:table-cell office:value-type="string" table:style-name="ce10">
            <text:p>No. 46, Shenqing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xiu Police Station</text:p>
          </table:table-cell>
          <table:table-cell office:value-type="float" office:value="436" table:style-name="ce11">
            <text:p>436</text:p>
          </table:table-cell>
          <table:table-cell office:value-type="string" table:style-name="ce10">
            <text:p>臺中市清水區五權路438號</text:p>
          </table:table-cell>
          <table:table-cell office:value-type="string" table:style-name="ce10">
            <text:p>04 26265404</text:p>
          </table:table-cell>
          <table:table-cell office:value-type="float" office:value="204688.1177" table:style-name="ce11">
            <text:p>204688.1177</text:p>
          </table:table-cell>
          <table:table-cell office:value-type="float" office:value="2686138.8820000002" table:style-name="ce11">
            <text:p>2686138.882</text:p>
          </table:table-cell>
          <table:table-cell office:value-type="string" table:style-name="ce10">
            <text:p>No. 438, Wuquan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安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-ning Police Station</text:p>
          </table:table-cell>
          <table:table-cell office:value-type="float" office:value="435" table:style-name="ce11">
            <text:p>435</text:p>
          </table:table-cell>
          <table:table-cell office:value-type="string" table:style-name="ce10">
            <text:p>臺中市梧棲區中棲路2段18號</text:p>
          </table:table-cell>
          <table:table-cell office:value-type="string" table:style-name="ce10">
            <text:p>04 26560343</text:p>
          </table:table-cell>
          <table:table-cell office:value-type="float" office:value="203127.90700000001" table:style-name="ce11">
            <text:p>203127.907</text:p>
          </table:table-cell>
          <table:table-cell office:value-type="float" office:value="2682742.8679999998" table:style-name="ce11">
            <text:p>2682742.868</text:p>
          </table:table-cell>
          <table:table-cell office:value-type="string" table:style-name="ce10">
            <text:p>No. 18, Sec. 2, Zhongqi Rd., Wuqi Dist., Taichung City 43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高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mei Police Station</text:p>
          </table:table-cell>
          <table:table-cell office:value-type="float" office:value="433" table:style-name="ce11">
            <text:p>433</text:p>
          </table:table-cell>
          <table:table-cell office:value-type="string" table:style-name="ce10">
            <text:p>臺中市清水區護岸路29號</text:p>
          </table:table-cell>
          <table:table-cell office:value-type="string" table:style-name="ce10">
            <text:p>04 26113384</text:p>
          </table:table-cell>
          <table:table-cell office:value-type="float" office:value="205598.60399999999" table:style-name="ce11">
            <text:p>205598.604</text:p>
          </table:table-cell>
          <table:table-cell office:value-type="float" office:value="2689576.4130000002" table:style-name="ce11">
            <text:p>2689576.413</text:p>
          </table:table-cell>
          <table:table-cell office:value-type="string" table:style-name="ce10">
            <text:p>No. 29, Hu’an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明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gxiu Police Station</text:p>
          </table:table-cell>
          <table:table-cell office:value-type="float" office:value="433" table:style-name="ce11">
            <text:p>433</text:p>
          </table:table-cell>
          <table:table-cell office:value-type="string" table:style-name="ce10">
            <text:p>臺中市沙鹿區鎮南路1段450號</text:p>
          </table:table-cell>
          <table:table-cell office:value-type="string" table:style-name="ce10">
            <text:p>04 26314309</text:p>
          </table:table-cell>
          <table:table-cell office:value-type="float" office:value="206459.611" table:style-name="ce11">
            <text:p>206459.611</text:p>
          </table:table-cell>
          <table:table-cell office:value-type="float" office:value="2679009.2209999999" table:style-name="ce11">
            <text:p>2679009.221</text:p>
          </table:table-cell>
          <table:table-cell office:value-type="string" table:style-name="ce10">
            <text:p>No. 450, Sec. 1, Zhennan Rd., Shalu Dist., Taichung City 43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光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hua Police Station</text:p>
          </table:table-cell>
          <table:table-cell office:value-type="float" office:value="433" table:style-name="ce11">
            <text:p>433</text:p>
          </table:table-cell>
          <table:table-cell office:value-type="string" table:style-name="ce10">
            <text:p>臺中市沙鹿區光華路387號</text:p>
          </table:table-cell>
          <table:table-cell office:value-type="string" table:style-name="ce10">
            <text:p>04 26630624</text:p>
          </table:table-cell>
          <table:table-cell office:value-type="float" office:value="206099.5845" table:style-name="ce11">
            <text:p>206099.5845</text:p>
          </table:table-cell>
          <table:table-cell office:value-type="float" office:value="2682136.7769999998" table:style-name="ce11">
            <text:p>2682136.777</text:p>
          </table:table-cell>
          <table:table-cell office:value-type="string" table:style-name="ce10">
            <text:p>No. 387, Guanghua Rd., Shalu Dist., Taichung City 43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清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quan Police Station</text:p>
          </table:table-cell>
          <table:table-cell office:value-type="float" office:value="433" table:style-name="ce11">
            <text:p>433</text:p>
          </table:table-cell>
          <table:table-cell office:value-type="string" table:style-name="ce10">
            <text:p>臺中市沙鹿區中清路2之39號</text:p>
          </table:table-cell>
          <table:table-cell office:value-type="string" table:style-name="ce10">
            <text:p>04 26153884</text:p>
          </table:table-cell>
          <table:table-cell office:value-type="float" office:value="210387.95629999999" table:style-name="ce11">
            <text:p>210387.9563</text:p>
          </table:table-cell>
          <table:table-cell office:value-type="float" office:value="2682326.1609999998" table:style-name="ce11">
            <text:p>2682326.161</text:p>
          </table:table-cell>
          <table:table-cell office:value-type="string" table:style-name="ce10">
            <text:p>No. 2之39, Zhongqing Rd., Shalu Dist., Taichung City 43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梧棲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qi Police Station</text:p>
          </table:table-cell>
          <table:table-cell office:value-type="float" office:value="435" table:style-name="ce11">
            <text:p>435</text:p>
          </table:table-cell>
          <table:table-cell office:value-type="string" table:style-name="ce10">
            <text:p>臺中市梧棲區中興路210號</text:p>
          </table:table-cell>
          <table:table-cell office:value-type="string" table:style-name="ce10">
            <text:p>04 26562860</text:p>
          </table:table-cell>
          <table:table-cell office:value-type="float" office:value="202664.48490000001" table:style-name="ce11">
            <text:p>202664.4849</text:p>
          </table:table-cell>
          <table:table-cell office:value-type="float" office:value="2683328.0729999999" table:style-name="ce11">
            <text:p>2683328.073</text:p>
          </table:table-cell>
          <table:table-cell office:value-type="string" table:style-name="ce10">
            <text:p>No. 210, Zhongxing Rd., Wuqi Dist., Taichung City 43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沙鹿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alu Police Station</text:p>
          </table:table-cell>
          <table:table-cell office:value-type="float" office:value="433" table:style-name="ce11">
            <text:p>433</text:p>
          </table:table-cell>
          <table:table-cell office:value-type="string" table:style-name="ce10">
            <text:p>臺中市沙鹿區鎮政路12號</text:p>
          </table:table-cell>
          <table:table-cell office:value-type="string" table:style-name="ce10">
            <text:p>04 26625032</text:p>
          </table:table-cell>
          <table:table-cell office:value-type="float" office:value="205964.98" table:style-name="ce11">
            <text:p>205964.98</text:p>
          </table:table-cell>
          <table:table-cell office:value-type="float" office:value="2681066.3620000002" table:style-name="ce11">
            <text:p>2681066.362</text:p>
          </table:table-cell>
          <table:table-cell office:value-type="string" table:style-name="ce10">
            <text:p>No. 12, Zhenzheng Rd., Shalu Dist., Taichung City 43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三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tian Police Station</text:p>
          </table:table-cell>
          <table:table-cell office:value-type="float" office:value="436" table:style-name="ce11">
            <text:p>436</text:p>
          </table:table-cell>
          <table:table-cell office:value-type="string" table:style-name="ce10">
            <text:p>臺中市清水區中山路559號</text:p>
          </table:table-cell>
          <table:table-cell office:value-type="string" table:style-name="ce10">
            <text:p>04 26222146</text:p>
          </table:table-cell>
          <table:table-cell office:value-type="float" office:value="208197.1691" table:style-name="ce11">
            <text:p>208197.1691</text:p>
          </table:table-cell>
          <table:table-cell office:value-type="float" office:value="2687533.5639999998" table:style-name="ce11">
            <text:p>2687533.564</text:p>
          </table:table-cell>
          <table:table-cell office:value-type="string" table:style-name="ce10">
            <text:p>No. 559, Zhongshan Rd., Qingshui Dist., Taichung City 43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豐原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engyuan Police Precinct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葫蘆里中山路225號</text:p>
          </table:table-cell>
          <table:table-cell office:value-type="string" table:style-name="ce10">
            <text:p>04 25224684</text:p>
          </table:table-cell>
          <table:table-cell office:value-type="float" office:value="220912.6917" table:style-name="ce11">
            <text:p>220912.6917</text:p>
          </table:table-cell>
          <table:table-cell office:value-type="float" office:value="2682040.7779999999" table:style-name="ce11">
            <text:p>2682040.778</text:p>
          </table:table-cell>
          <table:table-cell office:value-type="string" table:style-name="ce10">
            <text:p>No. 225, Zhongshan Rd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豐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jhou Police Station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豐洲里豐洲路489號</text:p>
          </table:table-cell>
          <table:table-cell office:value-type="string" table:style-name="ce10">
            <text:p>04 25272585</text:p>
          </table:table-cell>
          <table:table-cell office:value-type="float" office:value="219897.4914" table:style-name="ce11">
            <text:p>219897.4914</text:p>
          </table:table-cell>
          <table:table-cell office:value-type="float" office:value="2684068.2710000002" table:style-name="ce11">
            <text:p>2684068.271</text:p>
          </table:table-cell>
          <table:table-cell office:value-type="string" table:style-name="ce10">
            <text:p>No. 489, Fengzhou Rd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合作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zuo Police Station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育英路52號</text:p>
          </table:table-cell>
          <table:table-cell office:value-type="string" table:style-name="ce10">
            <text:p>04 25293134</text:p>
          </table:table-cell>
          <table:table-cell office:value-type="float" office:value="221167.75150000001" table:style-name="ce11">
            <text:p>221167.7515</text:p>
          </table:table-cell>
          <table:table-cell office:value-type="float" office:value="2681960.1979999999" table:style-name="ce11">
            <text:p>2681960.198</text:p>
          </table:table-cell>
          <table:table-cell office:value-type="string" table:style-name="ce10">
            <text:p>No. 52, Yuying Rd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豐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dong Police Station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豐東路162號</text:p>
          </table:table-cell>
          <table:table-cell office:value-type="string" table:style-name="ce10">
            <text:p>04 25286917</text:p>
          </table:table-cell>
          <table:table-cell office:value-type="float" office:value="222630.89170000001" table:style-name="ce11">
            <text:p>222630.8917</text:p>
          </table:table-cell>
          <table:table-cell office:value-type="float" office:value="2682583.5380000002" table:style-name="ce11">
            <text:p>2682583.538</text:p>
          </table:table-cell>
          <table:table-cell office:value-type="string" table:style-name="ce10">
            <text:p>No. 162, Fengdong Rd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社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kou Police Station</text:p>
          </table:table-cell>
          <table:table-cell office:value-type="float" office:value="429" table:style-name="ce11">
            <text:p>429</text:p>
          </table:table-cell>
          <table:table-cell office:value-type="string" table:style-name="ce10">
            <text:p>臺中市神岡區中山路516號</text:p>
          </table:table-cell>
          <table:table-cell office:value-type="string" table:style-name="ce10">
            <text:p>04 25625392</text:p>
          </table:table-cell>
          <table:table-cell office:value-type="float" office:value="218036.70199999999" table:style-name="ce11">
            <text:p>218036.702</text:p>
          </table:table-cell>
          <table:table-cell office:value-type="float" office:value="2682406.193" table:style-name="ce11">
            <text:p>2682406.193</text:p>
          </table:table-cell>
          <table:table-cell office:value-type="string" table:style-name="ce10">
            <text:p>No. 516, Zhongshan Rd., Shengang Dist., Taichung City 42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翁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gzi Police Station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豐勢路2段10號</text:p>
          </table:table-cell>
          <table:table-cell office:value-type="string" table:style-name="ce10">
            <text:p>04 25275594</text:p>
          </table:table-cell>
          <table:table-cell office:value-type="float" office:value="223259.39180000001" table:style-name="ce11">
            <text:p>223259.3918</text:p>
          </table:table-cell>
          <table:table-cell office:value-type="float" office:value="2683919.0980000002" table:style-name="ce11">
            <text:p>2683919.098</text:p>
          </table:table-cell>
          <table:table-cell office:value-type="string" table:style-name="ce10">
            <text:p>No. 10, Sec. 2, Fengshi Rd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神岡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engang Police Station</text:p>
          </table:table-cell>
          <table:table-cell office:value-type="float" office:value="429" table:style-name="ce11">
            <text:p>429</text:p>
          </table:table-cell>
          <table:table-cell office:value-type="string" table:style-name="ce10">
            <text:p>臺中市神岡區神岡路121號</text:p>
          </table:table-cell>
          <table:table-cell office:value-type="string" table:style-name="ce10">
            <text:p>04 25622422</text:p>
          </table:table-cell>
          <table:table-cell office:value-type="float" office:value="215359.82740000001" table:style-name="ce11">
            <text:p>215359.8274</text:p>
          </table:table-cell>
          <table:table-cell office:value-type="float" office:value="2683484.6860000002" table:style-name="ce11">
            <text:p>2683484.686</text:p>
          </table:table-cell>
          <table:table-cell office:value-type="string" table:style-name="ce10">
            <text:p>No. 121, Shengang Rd., Shengang Dist., Taichung City 42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頂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jie Police Station</text:p>
          </table:table-cell>
          <table:table-cell office:value-type="float" office:value="420" table:style-name="ce11">
            <text:p>420</text:p>
          </table:table-cell>
          <table:table-cell office:value-type="string" table:style-name="ce10">
            <text:p>臺中市豐原區東北街1-1號</text:p>
          </table:table-cell>
          <table:table-cell office:value-type="string" table:style-name="ce10">
            <text:p>04 20228150</text:p>
          </table:table-cell>
          <table:table-cell office:value-type="float" office:value="221896.1911" table:style-name="ce11">
            <text:p>221896.1911</text:p>
          </table:table-cell>
          <table:table-cell office:value-type="float" office:value="2683278.1680000001" table:style-name="ce11">
            <text:p>2683278.168</text:p>
          </table:table-cell>
          <table:table-cell office:value-type="string" table:style-name="ce10">
            <text:p>No. 1-1, Dongbei St., Fengyuan Dist., Taichung City 420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臺中市</text:p>
          </table:table-cell>
          <table:table-cell office:value-type="string" table:style-name="ce5">
            <text:p>豐原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Fengyuan Police Station</text:p>
          </table:table-cell>
          <table:table-cell office:value-type="float" office:value="420" table:style-name="ce6">
            <text:p>420</text:p>
          </table:table-cell>
          <table:table-cell office:value-type="string" table:style-name="ce5">
            <text:p>臺中市豐原區中山路508號</text:p>
          </table:table-cell>
          <table:table-cell office:value-type="string" table:style-name="ce5">
            <text:p>04 25250092</text:p>
          </table:table-cell>
          <table:table-cell office:value-type="float" office:value="221019.64" table:style-name="ce6">
            <text:p>221019.64</text:p>
          </table:table-cell>
          <table:table-cell office:value-type="float" office:value="2682837.58" table:style-name="ce6">
            <text:p>2682837.58</text:p>
          </table:table-cell>
          <table:table-cell office:value-type="string" table:style-name="ce5">
            <text:p>No. 508, Zhongshan Rd., Fengyuan Dist., Taichung City 420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霧峰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ufeng Police Precinct</text:p>
          </table:table-cell>
          <table:table-cell office:value-type="float" office:value="413" table:style-name="ce11">
            <text:p>413</text:p>
          </table:table-cell>
          <table:table-cell office:value-type="string" table:style-name="ce10">
            <text:p>臺中市霧峰區中正路1236號</text:p>
          </table:table-cell>
          <table:table-cell office:value-type="string" table:style-name="ce10">
            <text:p>04 23302139</text:p>
          </table:table-cell>
          <table:table-cell office:value-type="float" office:value="219512.83900000001" table:style-name="ce11">
            <text:p>219512.839</text:p>
          </table:table-cell>
          <table:table-cell office:value-type="float" office:value="2663394.5639999998" table:style-name="ce11">
            <text:p>2663394.564</text:p>
          </table:table-cell>
          <table:table-cell office:value-type="string" table:style-name="ce10">
            <text:p>No. 1236, Zhongzheng Rd., Wufeng Dist., Taichung City 4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國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guang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永大街5號</text:p>
          </table:table-cell>
          <table:table-cell office:value-type="string" table:style-name="ce10">
            <text:p>04 24180232</text:p>
          </table:table-cell>
          <table:table-cell office:value-type="float" office:value="217416.75" table:style-name="ce11">
            <text:p>217416.75</text:p>
          </table:table-cell>
          <table:table-cell office:value-type="float" office:value="2666906.199" table:style-name="ce11">
            <text:p>2666906.199</text:p>
          </table:table-cell>
          <table:table-cell office:value-type="string" table:style-name="ce10">
            <text:p>No. 136, Yongda St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十九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jiujia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立元路115號</text:p>
          </table:table-cell>
          <table:table-cell office:value-type="string" table:style-name="ce10">
            <text:p>04 22706613</text:p>
          </table:table-cell>
          <table:table-cell office:value-type="float" office:value="219516.94889999999" table:style-name="ce11">
            <text:p>219516.9489</text:p>
          </table:table-cell>
          <table:table-cell office:value-type="float" office:value="2666387.2999999998" table:style-name="ce11">
            <text:p>2666387.3</text:p>
          </table:table-cell>
          <table:table-cell office:value-type="string" table:style-name="ce10">
            <text:p>No. 115, Liyuan Rd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霧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feng Police Station</text:p>
          </table:table-cell>
          <table:table-cell office:value-type="float" office:value="413" table:style-name="ce11">
            <text:p>413</text:p>
          </table:table-cell>
          <table:table-cell office:value-type="string" table:style-name="ce10">
            <text:p>臺中市霧峰區民權街37號</text:p>
          </table:table-cell>
          <table:table-cell office:value-type="string" table:style-name="ce10">
            <text:p>04 23393013</text:p>
          </table:table-cell>
          <table:table-cell office:value-type="float" office:value="219533.44450000001" table:style-name="ce11">
            <text:p>219533.4445</text:p>
          </table:table-cell>
          <table:table-cell office:value-type="float" office:value="2662461.0219999999" table:style-name="ce11">
            <text:p>2662461.022</text:p>
          </table:table-cell>
          <table:table-cell office:value-type="string" table:style-name="ce10">
            <text:p>No. 37, Minquan St., Wufeng Dist., Taichung City 4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萬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feng Police Station</text:p>
          </table:table-cell>
          <table:table-cell office:value-type="float" office:value="413" table:style-name="ce11">
            <text:p>413</text:p>
          </table:table-cell>
          <table:table-cell office:value-type="string" table:style-name="ce10">
            <text:p>臺中市霧峰區中正路161號</text:p>
          </table:table-cell>
          <table:table-cell office:value-type="string" table:style-name="ce10">
            <text:p>04 23302873</text:p>
          </table:table-cell>
          <table:table-cell office:value-type="float" office:value="219137.682" table:style-name="ce11">
            <text:p>219137.682</text:p>
          </table:table-cell>
          <table:table-cell office:value-type="float" office:value="2657960.8089999999" table:style-name="ce11">
            <text:p>2657960.809</text:p>
          </table:table-cell>
          <table:table-cell office:value-type="string" table:style-name="ce10">
            <text:p>No. 161, Zhongzheng Rd., Wufeng Dist., Taichung City 4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li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新興路5號</text:p>
          </table:table-cell>
          <table:table-cell office:value-type="string" table:style-name="ce10">
            <text:p>04 24060634</text:p>
          </table:table-cell>
          <table:table-cell office:value-type="float" office:value="217151.31159999999" table:style-name="ce11">
            <text:p>217151.3116</text:p>
          </table:table-cell>
          <table:table-cell office:value-type="float" office:value="2665912.6579999998" table:style-name="ce11">
            <text:p>2665912.658</text:p>
          </table:table-cell>
          <table:table-cell office:value-type="string" table:style-name="ce10">
            <text:p>No. 5, Xinxing Rd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吉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feng Police Station</text:p>
          </table:table-cell>
          <table:table-cell office:value-type="float" office:value="413" table:style-name="ce11">
            <text:p>413</text:p>
          </table:table-cell>
          <table:table-cell office:value-type="string" table:style-name="ce10">
            <text:p>臺中市霧峰區中正路1236號</text:p>
          </table:table-cell>
          <table:table-cell office:value-type="string" table:style-name="ce10">
            <text:p>04 23334342</text:p>
          </table:table-cell>
          <table:table-cell office:value-type="float" office:value="219512.83900000001" table:style-name="ce11">
            <text:p>219512.839</text:p>
          </table:table-cell>
          <table:table-cell office:value-type="float" office:value="2663394.5639999998" table:style-name="ce11">
            <text:p>2663394.564</text:p>
          </table:table-cell>
          <table:table-cell office:value-type="string" table:style-name="ce10">
            <text:p>No. 1236, Zhongzheng Rd., Wufeng Dist., Taichung City 4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內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xin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中興路2段598號</text:p>
          </table:table-cell>
          <table:table-cell office:value-type="string" table:style-name="ce10">
            <text:p>04 24875584</text:p>
          </table:table-cell>
          <table:table-cell office:value-type="float" office:value="218469.91639999999" table:style-name="ce11">
            <text:p>218469.9164</text:p>
          </table:table-cell>
          <table:table-cell office:value-type="float" office:value="2667810.5780000002" table:style-name="ce11">
            <text:p>2667810.578</text:p>
          </table:table-cell>
          <table:table-cell office:value-type="string" table:style-name="ce10">
            <text:p>No. 598, Sec. 2, Zhongxing Rd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成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ong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成功路9號</text:p>
          </table:table-cell>
          <table:table-cell office:value-type="string" table:style-name="ce10">
            <text:p>04 24969293</text:p>
          </table:table-cell>
          <table:table-cell office:value-type="float" office:value="219264.7107" table:style-name="ce11">
            <text:p>219264.7107</text:p>
          </table:table-cell>
          <table:table-cell office:value-type="float" office:value="2664451.173" table:style-name="ce11">
            <text:p>2664451.173</text:p>
          </table:table-cell>
          <table:table-cell office:value-type="string" table:style-name="ce10">
            <text:p>No. 9, Chenggong Rd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仁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hua Police Station</text:p>
          </table:table-cell>
          <table:table-cell office:value-type="float" office:value="412" table:style-name="ce11">
            <text:p>412</text:p>
          </table:table-cell>
          <table:table-cell office:value-type="string" table:style-name="ce10">
            <text:p>臺中市大里區仁化路198號</text:p>
          </table:table-cell>
          <table:table-cell office:value-type="string" table:style-name="ce10">
            <text:p>04 24952010</text:p>
          </table:table-cell>
          <table:table-cell office:value-type="float" office:value="221066.46950000001" table:style-name="ce11">
            <text:p>221066.4695</text:p>
          </table:table-cell>
          <table:table-cell office:value-type="float" office:value="2665533.5920000002" table:style-name="ce11">
            <text:p>2665533.592</text:p>
          </table:table-cell>
          <table:table-cell office:value-type="string" table:style-name="ce10">
            <text:p>No. 198, Renhua Rd., Dali Dist., Taichung City 4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四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-de Police Station</text:p>
          </table:table-cell>
          <table:table-cell office:value-type="float" office:value="413" table:style-name="ce11">
            <text:p>413</text:p>
          </table:table-cell>
          <table:table-cell office:value-type="string" table:style-name="ce10">
            <text:p>臺中市霧峰區四德路541號</text:p>
          </table:table-cell>
          <table:table-cell office:value-type="string" table:style-name="ce10">
            <text:p>04 23398281</text:p>
          </table:table-cell>
          <table:table-cell office:value-type="float" office:value="216042.8965" table:style-name="ce11">
            <text:p>216042.8965</text:p>
          </table:table-cell>
          <table:table-cell office:value-type="float" office:value="2661727.3420000002" table:style-name="ce11">
            <text:p>2661727.342</text:p>
          </table:table-cell>
          <table:table-cell office:value-type="string" table:style-name="ce10">
            <text:p>No. 541, Side Rd., Wufeng Dist., Taichung City 4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太平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aiping Police Precinct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中山路1段215號</text:p>
          </table:table-cell>
          <table:table-cell office:value-type="string" table:style-name="ce10">
            <text:p>04 23938100</text:p>
          </table:table-cell>
          <table:table-cell office:value-type="float" office:value="222800.67009999999" table:style-name="ce11">
            <text:p>222800.6701</text:p>
          </table:table-cell>
          <table:table-cell office:value-type="float" office:value="2670800.2570000002" table:style-name="ce11">
            <text:p>2670800.257</text:p>
          </table:table-cell>
          <table:table-cell office:value-type="string" table:style-name="ce10">
            <text:p>No. 215, Sec. 1, Zhongshan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太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ping Police Station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中興東路21號</text:p>
          </table:table-cell>
          <table:table-cell office:value-type="string" table:style-name="ce10">
            <text:p>04 22780418</text:p>
          </table:table-cell>
          <table:table-cell office:value-type="float" office:value="221479.2887" table:style-name="ce11">
            <text:p>221479.2887</text:p>
          </table:table-cell>
          <table:table-cell office:value-type="float" office:value="2669435.0469999998" table:style-name="ce11">
            <text:p>2669435.047</text:p>
          </table:table-cell>
          <table:table-cell office:value-type="string" table:style-name="ce10">
            <text:p>No. 21, Zhongxing E.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新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ping Police Station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新高里中山路4段2號</text:p>
          </table:table-cell>
          <table:table-cell office:value-type="string" table:style-name="ce10">
            <text:p>04 23912446</text:p>
          </table:table-cell>
          <table:table-cell office:value-type="float" office:value="220946.554" table:style-name="ce11">
            <text:p>220946.554</text:p>
          </table:table-cell>
          <table:table-cell office:value-type="float" office:value="2671618.11" table:style-name="ce11">
            <text:p>2671618.11</text:p>
          </table:table-cell>
          <table:table-cell office:value-type="string" table:style-name="ce10">
            <text:p>No. 2, Sec. 4, Zhongshan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宏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long Police Station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光興路900號</text:p>
          </table:table-cell>
          <table:table-cell office:value-type="string" table:style-name="ce10">
            <text:p>04 22702700</text:p>
          </table:table-cell>
          <table:table-cell office:value-type="float" office:value="222568.75210000001" table:style-name="ce11">
            <text:p>222568.7521</text:p>
          </table:table-cell>
          <table:table-cell office:value-type="float" office:value="2667175.838" table:style-name="ce11">
            <text:p>2667175.838</text:p>
          </table:table-cell>
          <table:table-cell office:value-type="string" table:style-name="ce10">
            <text:p>No. 900, Guangxing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頭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bian Police Station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長龍路2段11巷2號</text:p>
          </table:table-cell>
          <table:table-cell office:value-type="string" table:style-name="ce10">
            <text:p>04 22704962</text:p>
          </table:table-cell>
          <table:table-cell office:value-type="float" office:value="224645.11970000001" table:style-name="ce11">
            <text:p>224645.1197</text:p>
          </table:table-cell>
          <table:table-cell office:value-type="float" office:value="2668740.503" table:style-name="ce11">
            <text:p>2668740.503</text:p>
          </table:table-cell>
          <table:table-cell office:value-type="string" table:style-name="ce10">
            <text:p>No. 2, Ln. 11, Sec. 2, Changlong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坪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nglin Police Station</text:p>
          </table:table-cell>
          <table:table-cell office:value-type="float" office:value="411" table:style-name="ce11">
            <text:p>411</text:p>
          </table:table-cell>
          <table:table-cell office:value-type="string" table:style-name="ce10">
            <text:p>臺中市太平區中山路1段215號</text:p>
          </table:table-cell>
          <table:table-cell office:value-type="string" table:style-name="ce10">
            <text:p>04 23937396</text:p>
          </table:table-cell>
          <table:table-cell office:value-type="float" office:value="222800.67009999999" table:style-name="ce11">
            <text:p>222800.6701</text:p>
          </table:table-cell>
          <table:table-cell office:value-type="float" office:value="2670800.2570000002" table:style-name="ce11">
            <text:p>2670800.257</text:p>
          </table:table-cell>
          <table:table-cell office:value-type="string" table:style-name="ce10">
            <text:p>No. 215, Sec. 1, Zhongshan Rd., Taiping Dist., Taichung City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3">
            <text:p>大雅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ya Police Precinct</text:p>
          </table:table-cell>
          <table:table-cell office:value-type="float" office:value="428" table:style-name="ce11">
            <text:p>428</text:p>
          </table:table-cell>
          <table:table-cell office:value-type="string" table:style-name="ce10">
            <text:p>臺中市大雅區中清東路226號</text:p>
          </table:table-cell>
          <table:table-cell office:value-type="string" table:style-name="ce10">
            <text:p>04 25665216</text:p>
          </table:table-cell>
          <table:table-cell office:value-type="float" office:value="214162.94500000001" table:style-name="ce11">
            <text:p>214162.945</text:p>
          </table:table-cell>
          <table:table-cell office:value-type="float" office:value="2679957.8760000002" table:style-name="ce11">
            <text:p>2679957.876</text:p>
          </table:table-cell>
          <table:table-cell office:value-type="string" table:style-name="ce10">
            <text:p>No. 226, Zhongqing E. Rd., Daya Dist., Taichung City 4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大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a Police Station</text:p>
          </table:table-cell>
          <table:table-cell office:value-type="float" office:value="428" table:style-name="ce11">
            <text:p>428</text:p>
          </table:table-cell>
          <table:table-cell office:value-type="string" table:style-name="ce10">
            <text:p>臺中市大雅區中清東路226號</text:p>
          </table:table-cell>
          <table:table-cell office:value-type="string" table:style-name="ce10">
            <text:p>04 25680184</text:p>
          </table:table-cell>
          <table:table-cell office:value-type="float" office:value="214162.22500000001" table:style-name="ce11">
            <text:p>214162.225</text:p>
          </table:table-cell>
          <table:table-cell office:value-type="float" office:value="2679962.2969999998" table:style-name="ce11">
            <text:p>2679962.297</text:p>
          </table:table-cell>
          <table:table-cell office:value-type="string" table:style-name="ce10">
            <text:p>No. 226, Zhongqing E. Rd., Daya Dist., Taichung City 4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馬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gang Police Station</text:p>
          </table:table-cell>
          <table:table-cell office:value-type="float" office:value="428" table:style-name="ce11">
            <text:p>428</text:p>
          </table:table-cell>
          <table:table-cell office:value-type="string" table:style-name="ce10">
            <text:p>臺中市大雅區雅潭路4段20號</text:p>
          </table:table-cell>
          <table:table-cell office:value-type="string" table:style-name="ce10">
            <text:p>04 25662064</text:p>
          </table:table-cell>
          <table:table-cell office:value-type="float" office:value="216208.06400000001" table:style-name="ce11">
            <text:p>216208.064</text:p>
          </table:table-cell>
          <table:table-cell office:value-type="float" office:value="2679002.827" table:style-name="ce11">
            <text:p>2679002.827</text:p>
          </table:table-cell>
          <table:table-cell office:value-type="string" table:style-name="ce10">
            <text:p>No. 20, Sec. 4, Yatan Rd., Daya Dist., Taichung City 4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潭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nzi Police Station</text:p>
          </table:table-cell>
          <table:table-cell office:value-type="float" office:value="427" table:style-name="ce11">
            <text:p>427</text:p>
          </table:table-cell>
          <table:table-cell office:value-type="string" table:style-name="ce10">
            <text:p>臺中市潭子區中山路2段241巷3號</text:p>
          </table:table-cell>
          <table:table-cell office:value-type="string" table:style-name="ce10">
            <text:p>04 25348866</text:p>
          </table:table-cell>
          <table:table-cell office:value-type="float" office:value="219999.88099999999" table:style-name="ce11">
            <text:p>219999.881</text:p>
          </table:table-cell>
          <table:table-cell office:value-type="float" office:value="2678284.7829999998" table:style-name="ce11">
            <text:p>2678284.783</text:p>
          </table:table-cell>
          <table:table-cell office:value-type="string" table:style-name="ce10">
            <text:p>No. 3, Ln. 241, Sec. 2, Zhongshan Rd., Tanzi Dist., Taichung City 42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潭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nbei Police Station</text:p>
          </table:table-cell>
          <table:table-cell office:value-type="float" office:value="427" table:style-name="ce11">
            <text:p>427</text:p>
          </table:table-cell>
          <table:table-cell office:value-type="string" table:style-name="ce10">
            <text:p>臺中市潭子區潭子街3段56號</text:p>
          </table:table-cell>
          <table:table-cell office:value-type="string" table:style-name="ce10">
            <text:p>04 25361651</text:p>
          </table:table-cell>
          <table:table-cell office:value-type="float" office:value="220208" table:style-name="ce11">
            <text:p>220208</text:p>
          </table:table-cell>
          <table:table-cell office:value-type="float" office:value="2678841" table:style-name="ce11">
            <text:p>2678841</text:p>
          </table:table-cell>
          <table:table-cell office:value-type="string" table:style-name="ce10">
            <text:p>No. 56, Sec. 3, Tanzi St., Tanzi Dist., Taichung City 42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中市</text:p>
          </table:table-cell>
          <table:table-cell office:value-type="string" table:style-name="ce10">
            <text:p>頭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jia Police Station</text:p>
          </table:table-cell>
          <table:table-cell office:value-type="float" office:value="427" table:style-name="ce11">
            <text:p>427</text:p>
          </table:table-cell>
          <table:table-cell office:value-type="string" table:style-name="ce10">
            <text:p>臺中市潭子區得天南街37巷57號</text:p>
          </table:table-cell>
          <table:table-cell office:value-type="string" table:style-name="ce10">
            <text:p>04 25353818</text:p>
          </table:table-cell>
          <table:table-cell office:value-type="float" office:value="219542.25930000001" table:style-name="ce11">
            <text:p>219542.2593</text:p>
          </table:table-cell>
          <table:table-cell office:value-type="float" office:value="2676415.7009999999" table:style-name="ce11">
            <text:p>2676415.701</text:p>
          </table:table-cell>
          <table:table-cell office:value-type="string" table:style-name="ce10">
            <text:p>No. 57, Ln. 37, Detian S. St., Tanzi Dist., Taichung City 42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2">
            <text:p>南投縣政府警察局</text:p>
          </table:table-cell>
          <table:table-cell table:style-name="ce10"/>
          <table:table-cell office:value-type="string" table:style-name="ce10">
            <text:p>Nantou County Police Bureau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南崗二路133號</text:p>
          </table:table-cell>
          <table:table-cell office:value-type="string" table:style-name="ce10">
            <text:p>049 2222448</text:p>
          </table:table-cell>
          <table:table-cell office:value-type="float" office:value="217279.8719" table:style-name="ce11">
            <text:p>217279.8719</text:p>
          </table:table-cell>
          <table:table-cell office:value-type="float" office:value="2645067.0589999999" table:style-name="ce11">
            <text:p>2645067.059</text:p>
          </table:table-cell>
          <table:table-cell office:value-type="string" table:style-name="ce10">
            <text:p>No. 133, Nangang 2nd Rd.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南投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Nantou Police Precinct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彰南路2段109號</text:p>
          </table:table-cell>
          <table:table-cell office:value-type="string" table:style-name="ce10">
            <text:p>049 2222923</text:p>
          </table:table-cell>
          <table:table-cell office:value-type="float" office:value="217748.90299999999" table:style-name="ce11">
            <text:p>217748.903</text:p>
          </table:table-cell>
          <table:table-cell office:value-type="float" office:value="2645109.1800000002" table:style-name="ce11">
            <text:p>2645109.18</text:p>
          </table:table-cell>
          <table:table-cell office:value-type="string" table:style-name="ce10">
            <text:p>No.109, Sec.2, Zhangnan Road, Sanmin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南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tou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彰南路2段109號</text:p>
          </table:table-cell>
          <table:table-cell office:value-type="string" table:style-name="ce10">
            <text:p>049 2222336</text:p>
          </table:table-cell>
          <table:table-cell office:value-type="float" office:value="217748.90299999999" table:style-name="ce11">
            <text:p>217748.903</text:p>
          </table:table-cell>
          <table:table-cell office:value-type="float" office:value="2645109.1800000002" table:style-name="ce11">
            <text:p>2645109.18</text:p>
          </table:table-cell>
          <table:table-cell office:value-type="string" table:style-name="ce10">
            <text:p>No.109, Sec.2, Zhangnan Road, Sanmin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永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he Police Station</text:p>
          </table:table-cell>
          <table:table-cell office:value-type="float" office:value="551" table:style-name="ce11">
            <text:p>551</text:p>
          </table:table-cell>
          <table:table-cell office:value-type="string" table:style-name="ce10">
            <text:p>南投縣名間鄉大庄村南田路138號</text:p>
          </table:table-cell>
          <table:table-cell office:value-type="string" table:style-name="ce10">
            <text:p>049 2271002</text:p>
          </table:table-cell>
          <table:table-cell office:value-type="float" office:value="214777.21460000001" table:style-name="ce11">
            <text:p>214777.2146</text:p>
          </table:table-cell>
          <table:table-cell office:value-type="float" office:value="2641143.8029999998" table:style-name="ce11">
            <text:p>2641143.803</text:p>
          </table:table-cell>
          <table:table-cell office:value-type="string" table:style-name="ce10">
            <text:p>No.138, Nantian Road, Dazhuang Village, Mingji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赤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shui Police Station</text:p>
          </table:table-cell>
          <table:table-cell office:value-type="float" office:value="551" table:style-name="ce11">
            <text:p>551</text:p>
          </table:table-cell>
          <table:table-cell office:value-type="string" table:style-name="ce10">
            <text:p>南投縣名間鄉赤水村南田路291號</text:p>
          </table:table-cell>
          <table:table-cell office:value-type="string" table:style-name="ce10">
            <text:p>049 2271159</text:p>
          </table:table-cell>
          <table:table-cell office:value-type="float" office:value="212251.16039999999" table:style-name="ce11">
            <text:p>212251.1604</text:p>
          </table:table-cell>
          <table:table-cell office:value-type="float" office:value="2639262.8110000002" table:style-name="ce11">
            <text:p>2639262.811</text:p>
          </table:table-cell>
          <table:table-cell office:value-type="string" table:style-name="ce10">
            <text:p>No.291, Nantian Road, Chishui Village, Mingji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崁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feng Police Station</text:p>
          </table:table-cell>
          <table:table-cell office:value-type="float" office:value="551" table:style-name="ce11">
            <text:p>551</text:p>
          </table:table-cell>
          <table:table-cell office:value-type="string" table:style-name="ce10">
            <text:p>南投縣名間鄉崁腳村名松路1段309號</text:p>
          </table:table-cell>
          <table:table-cell office:value-type="string" table:style-name="ce10">
            <text:p>049 2582138</text:p>
          </table:table-cell>
          <table:table-cell office:value-type="float" office:value="215488.08" table:style-name="ce11">
            <text:p>215488.08</text:p>
          </table:table-cell>
          <table:table-cell office:value-type="float" office:value="2636827.52" table:style-name="ce11">
            <text:p>2636827.52</text:p>
          </table:table-cell>
          <table:table-cell office:value-type="string" table:style-name="ce10">
            <text:p>No.309, Sec.1 Mingsong Road, Kanjiao Village, Mingji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名間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ingjian Police Station</text:p>
          </table:table-cell>
          <table:table-cell office:value-type="float" office:value="551" table:style-name="ce11">
            <text:p>551</text:p>
          </table:table-cell>
          <table:table-cell office:value-type="string" table:style-name="ce10">
            <text:p>南投縣名間鄉中正村彰南路30號</text:p>
          </table:table-cell>
          <table:table-cell office:value-type="string" table:style-name="ce10">
            <text:p>049 2732149</text:p>
          </table:table-cell>
          <table:table-cell office:value-type="float" office:value="219816.198" table:style-name="ce11">
            <text:p>219816.198</text:p>
          </table:table-cell>
          <table:table-cell office:value-type="float" office:value="2637081.0090000001" table:style-name="ce11">
            <text:p>2637081.009</text:p>
          </table:table-cell>
          <table:table-cell office:value-type="string" table:style-name="ce10">
            <text:p>No.30, Zhangnan Road, Zhongzheng Village, Ming-ji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新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jia Police Station</text:p>
          </table:table-cell>
          <table:table-cell office:value-type="float" office:value="551" table:style-name="ce11">
            <text:p>551</text:p>
          </table:table-cell>
          <table:table-cell office:value-type="string" table:style-name="ce10">
            <text:p>南投縣名間鄉新街村彰南路422號</text:p>
          </table:table-cell>
          <table:table-cell office:value-type="string" table:style-name="ce10">
            <text:p>049 2225160</text:p>
          </table:table-cell>
          <table:table-cell office:value-type="float" office:value="218799.19" table:style-name="ce11">
            <text:p>218799.19</text:p>
          </table:table-cell>
          <table:table-cell office:value-type="float" office:value="2641604.2599999998" table:style-name="ce11">
            <text:p>2641604.26</text:p>
          </table:table-cell>
          <table:table-cell office:value-type="string" table:style-name="ce10">
            <text:p>No.422, Zhangnan Road, Xinjie Village, Mingji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鳳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ming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八卦路837號</text:p>
          </table:table-cell>
          <table:table-cell office:value-type="string" table:style-name="ce10">
            <text:p>049 2291939</text:p>
          </table:table-cell>
          <table:table-cell office:value-type="float" office:value="213147.5209" table:style-name="ce11">
            <text:p>213147.5209</text:p>
          </table:table-cell>
          <table:table-cell office:value-type="float" office:value="2646881.9219999998" table:style-name="ce11">
            <text:p>2646881.922</text:p>
          </table:table-cell>
          <table:table-cell office:value-type="string" table:style-name="ce10">
            <text:p>No.837, Bagua Road, Fengming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半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nshan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平山里新市路51號</text:p>
          </table:table-cell>
          <table:table-cell office:value-type="string" table:style-name="ce10">
            <text:p>049 2251264</text:p>
          </table:table-cell>
          <table:table-cell office:value-type="float" office:value="217031.02" table:style-name="ce11">
            <text:p>217031.02</text:p>
          </table:table-cell>
          <table:table-cell office:value-type="float" office:value="2646377.6" table:style-name="ce11">
            <text:p>2646377.6</text:p>
          </table:table-cell>
          <table:table-cell office:value-type="string" table:style-name="ce10">
            <text:p>No. 51, Xinshi Road, Pingsan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中興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hunghsing Police Precinct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光華路115號</text:p>
          </table:table-cell>
          <table:table-cell office:value-type="string" table:style-name="ce10">
            <text:p>049 2332585</text:p>
          </table:table-cell>
          <table:table-cell office:value-type="float" office:value="218816" table:style-name="ce11">
            <text:p>218816</text:p>
          </table:table-cell>
          <table:table-cell office:value-type="float" office:value="2649564" table:style-name="ce11">
            <text:p>2649564</text:p>
          </table:table-cell>
          <table:table-cell office:value-type="string" table:style-name="ce10">
            <text:p>No.115, Guanghua Road, Guanghua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中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ghsing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光華路115號</text:p>
          </table:table-cell>
          <table:table-cell office:value-type="string" table:style-name="ce10">
            <text:p>049 2332544</text:p>
          </table:table-cell>
          <table:table-cell office:value-type="float" office:value="218816" table:style-name="ce11">
            <text:p>218816</text:p>
          </table:table-cell>
          <table:table-cell office:value-type="float" office:value="2649564" table:style-name="ce11">
            <text:p>2649564</text:p>
          </table:table-cell>
          <table:table-cell office:value-type="string" table:style-name="ce10">
            <text:p>No.115, Guanghua Road, Guanghua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永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qing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南營路745號</text:p>
          </table:table-cell>
          <table:table-cell office:value-type="string" table:style-name="ce10">
            <text:p>049 2325314</text:p>
          </table:table-cell>
          <table:table-cell office:value-type="float" office:value="217297" table:style-name="ce11">
            <text:p>217297</text:p>
          </table:table-cell>
          <table:table-cell office:value-type="float" office:value="2648573" table:style-name="ce11">
            <text:p>2648573</text:p>
          </table:table-cell>
          <table:table-cell office:value-type="string" table:style-name="ce10">
            <text:p>No.745, Nanying Road, Yingnan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光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ming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光明路35號</text:p>
          </table:table-cell>
          <table:table-cell office:value-type="string" table:style-name="ce10">
            <text:p>049 2332586</text:p>
          </table:table-cell>
          <table:table-cell office:value-type="float" office:value="219211.13010000001" table:style-name="ce11">
            <text:p>219211.1301</text:p>
          </table:table-cell>
          <table:table-cell office:value-type="float" office:value="2648284.5290000001" table:style-name="ce11">
            <text:p>2648284.529</text:p>
          </table:table-cell>
          <table:table-cell office:value-type="string" table:style-name="ce10">
            <text:p>No.35, Guangming Road, Guangming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府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-xi Police Station</text:p>
          </table:table-cell>
          <table:table-cell office:value-type="float" office:value="540" table:style-name="ce11">
            <text:p>540</text:p>
          </table:table-cell>
          <table:table-cell office:value-type="string" table:style-name="ce10">
            <text:p>南投縣南投市虎山路15號</text:p>
          </table:table-cell>
          <table:table-cell office:value-type="string" table:style-name="ce10">
            <text:p>049 2332557</text:p>
          </table:table-cell>
          <table:table-cell office:value-type="float" office:value="217954" table:style-name="ce11">
            <text:p>217954</text:p>
          </table:table-cell>
          <table:table-cell office:value-type="float" office:value="2650393" table:style-name="ce11">
            <text:p>2650393</text:p>
          </table:table-cell>
          <table:table-cell office:value-type="string" table:style-name="ce10">
            <text:p>No.3, Hushan Road, Guangming Village, Nantou City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仁愛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Renai Police Precinct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大同村仁和路87號</text:p>
          </table:table-cell>
          <table:table-cell office:value-type="string" table:style-name="ce10">
            <text:p>049 2802204</text:p>
          </table:table-cell>
          <table:table-cell office:value-type="float" office:value="263469.44709999999" table:style-name="ce11">
            <text:p>263469.4471</text:p>
          </table:table-cell>
          <table:table-cell office:value-type="float" office:value="2657612.8790000002" table:style-name="ce11">
            <text:p>2657612.879</text:p>
          </table:table-cell>
          <table:table-cell office:value-type="string" table:style-name="ce10">
            <text:p>No.87, Renhe Road, Dato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霧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she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大同村仁和路87號</text:p>
          </table:table-cell>
          <table:table-cell office:value-type="string" table:style-name="ce10">
            <text:p>049 2802520</text:p>
          </table:table-cell>
          <table:table-cell office:value-type="float" office:value="263469.44709999999" table:style-name="ce11">
            <text:p>263469.4471</text:p>
          </table:table-cell>
          <table:table-cell office:value-type="float" office:value="2657612.8790000002" table:style-name="ce11">
            <text:p>2657612.879</text:p>
          </table:table-cell>
          <table:table-cell office:value-type="string" table:style-name="ce10">
            <text:p>No.87, Renhe Road, Dato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翠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uiluan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力行村翠巒路23號</text:p>
          </table:table-cell>
          <table:table-cell office:value-type="string" table:style-name="ce10">
            <text:p>049 2960040</text:p>
          </table:table-cell>
          <table:table-cell office:value-type="float" office:value="270680.56650000002" table:style-name="ce11">
            <text:p>270680.5665</text:p>
          </table:table-cell>
          <table:table-cell office:value-type="float" office:value="2675273.3059999999" table:style-name="ce11">
            <text:p>2675273.306</text:p>
          </table:table-cell>
          <table:table-cell office:value-type="string" table:style-name="ce10">
            <text:p>No.23, Cuiluan Road, Lixi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親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-ai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親愛村高平路4號</text:p>
          </table:table-cell>
          <table:table-cell office:value-type="string" table:style-name="ce10">
            <text:p>049 2974245</text:p>
          </table:table-cell>
          <table:table-cell office:value-type="float" office:value="261023.1734" table:style-name="ce11">
            <text:p>261023.1734</text:p>
          </table:table-cell>
          <table:table-cell office:value-type="float" office:value="2651515.33" table:style-name="ce11">
            <text:p>2651515.33</text:p>
          </table:table-cell>
          <table:table-cell office:value-type="string" table:style-name="ce10">
            <text:p>No.4, Gaobing Road, Qin-ai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春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ya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春陽村永樂巷57號</text:p>
          </table:table-cell>
          <table:table-cell office:value-type="string" table:style-name="ce10">
            <text:p>049 2802396</text:p>
          </table:table-cell>
          <table:table-cell office:value-type="float" office:value="265168.35960000003" table:style-name="ce11">
            <text:p>265168.3596</text:p>
          </table:table-cell>
          <table:table-cell office:value-type="float" office:value="2658112.7089999998" table:style-name="ce11">
            <text:p>2658112.709</text:p>
          </table:table-cell>
          <table:table-cell office:value-type="string" table:style-name="ce10">
            <text:p>No.57, Yongle Lane, Chunya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中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yuan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互助村中華路76號</text:p>
          </table:table-cell>
          <table:table-cell office:value-type="string" table:style-name="ce10">
            <text:p>049 2941073</text:p>
          </table:table-cell>
          <table:table-cell office:value-type="float" office:value="246823.42869999999" table:style-name="ce11">
            <text:p>246823.4287</text:p>
          </table:table-cell>
          <table:table-cell office:value-type="float" office:value="2662021.2400000002" table:style-name="ce11">
            <text:p>2662021.24</text:p>
          </table:table-cell>
          <table:table-cell office:value-type="string" table:style-name="ce10">
            <text:p>No. 76, Zhonghua Road, Huzhu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瑞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iyan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發祥村光復巷21號</text:p>
          </table:table-cell>
          <table:table-cell office:value-type="string" table:style-name="ce10">
            <text:p>049 2955185</text:p>
          </table:table-cell>
          <table:table-cell office:value-type="float" office:value="266397.01199999999" table:style-name="ce11">
            <text:p>266397.012</text:p>
          </table:table-cell>
          <table:table-cell office:value-type="float" office:value="2667855.04" table:style-name="ce11">
            <text:p>2667855.04</text:p>
          </table:table-cell>
          <table:table-cell office:value-type="string" table:style-name="ce10">
            <text:p>No. 21, Guangfu Lane, Faxia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南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fe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南豐村中正路119之1號</text:p>
          </table:table-cell>
          <table:table-cell office:value-type="string" table:style-name="ce10">
            <text:p>049 2920085</text:p>
          </table:table-cell>
          <table:table-cell office:value-type="float" office:value="256671.5925" table:style-name="ce11">
            <text:p>256671.5925</text:p>
          </table:table-cell>
          <table:table-cell office:value-type="float" office:value="2655399.3119999999" table:style-name="ce11">
            <text:p>2655399.312</text:p>
          </table:table-cell>
          <table:table-cell office:value-type="string" table:style-name="ce10">
            <text:p>No.119-1, Zhongzheng Road, Nanfe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榮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ongxi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榮興村碧綠巷24號</text:p>
          </table:table-cell>
          <table:table-cell office:value-type="string" table:style-name="ce10">
            <text:p>04 25991064</text:p>
          </table:table-cell>
          <table:table-cell office:value-type="float" office:value="279402.98139999999" table:style-name="ce11">
            <text:p>279402.9814</text:p>
          </table:table-cell>
          <table:table-cell office:value-type="float" office:value="2679772.1469999999" table:style-name="ce11">
            <text:p>2679772.147</text:p>
          </table:table-cell>
          <table:table-cell office:value-type="string" table:style-name="ce10">
            <text:p>No.24, Bilu Lane, Rongxi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過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ke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中正村平等巷118號</text:p>
          </table:table-cell>
          <table:table-cell office:value-type="string" table:style-name="ce10">
            <text:p>049 2925753</text:p>
          </table:table-cell>
          <table:table-cell office:value-type="float" office:value="249170.02100000001" table:style-name="ce11">
            <text:p>249170.021</text:p>
          </table:table-cell>
          <table:table-cell office:value-type="float" office:value="2644512.7250000001" table:style-name="ce11">
            <text:p>2644512.725</text:p>
          </table:table-cell>
          <table:table-cell office:value-type="string" table:style-name="ce10">
            <text:p>No.118, Pingdeng Lane, Zhongzhe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南投縣</text:p>
          </table:table-cell>
          <table:table-cell office:value-type="string" table:style-name="ce5">
            <text:p>平靜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Pingjing Police Station</text:p>
          </table:table-cell>
          <table:table-cell office:value-type="float" office:value="546" table:style-name="ce6">
            <text:p>546</text:p>
          </table:table-cell>
          <table:table-cell office:value-type="string" table:style-name="ce5">
            <text:p>南投縣仁愛鄉中興巷18號</text:p>
          </table:table-cell>
          <table:table-cell office:value-type="string" table:style-name="ce5">
            <text:p>049 2970196</text:p>
          </table:table-cell>
          <table:table-cell office:value-type="float" office:value="268826.52" table:style-name="ce6">
            <text:p>268826.52</text:p>
          </table:table-cell>
          <table:table-cell office:value-type="float" office:value="2658805.3509999998" table:style-name="ce6">
            <text:p>2658805.351</text:p>
          </table:table-cell>
          <table:table-cell office:value-type="string" table:style-name="ce5">
            <text:p>No. 18, Zhongxing Ln., Ren'ai Township, Nantou County 546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紅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xia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發祥村仁盛路22號</text:p>
          </table:table-cell>
          <table:table-cell office:value-type="string" table:style-name="ce10">
            <text:p>049 2955187</text:p>
          </table:table-cell>
          <table:table-cell office:value-type="float" office:value="267946.09850000002" table:style-name="ce11">
            <text:p>267946.0985</text:p>
          </table:table-cell>
          <table:table-cell office:value-type="float" office:value="2672794.4879999999" table:style-name="ce11">
            <text:p>2672794.488</text:p>
          </table:table-cell>
          <table:table-cell office:value-type="string" table:style-name="ce10">
            <text:p>No.22, Rensheng Road, Faxia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松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ongga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大同村仁和路135號</text:p>
          </table:table-cell>
          <table:table-cell office:value-type="string" table:style-name="ce10">
            <text:p>049 2802395</text:p>
          </table:table-cell>
          <table:table-cell office:value-type="float" office:value="263511.66220000002" table:style-name="ce11">
            <text:p>263511.6622</text:p>
          </table:table-cell>
          <table:table-cell office:value-type="float" office:value="2657598.017" table:style-name="ce11">
            <text:p>2657598.017</text:p>
          </table:table-cell>
          <table:table-cell office:value-type="string" table:style-name="ce10">
            <text:p>No.135, Renhe Road, Dato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華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ga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翠華村華崗119之2號</text:p>
          </table:table-cell>
          <table:table-cell office:value-type="string" table:style-name="ce10">
            <text:p>049 2960200</text:p>
          </table:table-cell>
          <table:table-cell office:value-type="float" office:value="273366.027" table:style-name="ce11">
            <text:p>273366.027</text:p>
          </table:table-cell>
          <table:table-cell office:value-type="float" office:value="2676879.3309999998" table:style-name="ce11">
            <text:p>2676879.331</text:p>
          </table:table-cell>
          <table:table-cell office:value-type="string" table:style-name="ce10">
            <text:p>No.119-2, Huagang Lane, Lixi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望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gya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力行村新望洋68號</text:p>
          </table:table-cell>
          <table:table-cell office:value-type="string" table:style-name="ce10">
            <text:p>049 2955210</text:p>
          </table:table-cell>
          <table:table-cell office:value-type="float" office:value="269235.25770000002" table:style-name="ce11">
            <text:p>269235.2577</text:p>
          </table:table-cell>
          <table:table-cell office:value-type="float" office:value="2671411.14" table:style-name="ce11">
            <text:p>2671411.14</text:p>
          </table:table-cell>
          <table:table-cell office:value-type="string" table:style-name="ce10">
            <text:p>No.68, Wangyang Lane, Lixi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武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jie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法治村界山巷4號</text:p>
          </table:table-cell>
          <table:table-cell office:value-type="string" table:style-name="ce10">
            <text:p>049 2977001</text:p>
          </table:table-cell>
          <table:table-cell office:value-type="float" office:value="254682.35699999999" table:style-name="ce11">
            <text:p>254682.357</text:p>
          </table:table-cell>
          <table:table-cell office:value-type="float" office:value="2645825.398" table:style-name="ce11">
            <text:p>2645825.398</text:p>
          </table:table-cell>
          <table:table-cell office:value-type="string" table:style-name="ce10">
            <text:p>No.4, Jieshan Lane, Fazhi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翠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uifeng Police Station</text:p>
          </table:table-cell>
          <table:table-cell office:value-type="float" office:value="546" table:style-name="ce11">
            <text:p>546</text:p>
          </table:table-cell>
          <table:table-cell office:value-type="string" table:style-name="ce10">
            <text:p>南投縣仁愛鄉大同村仁和路220號</text:p>
          </table:table-cell>
          <table:table-cell office:value-type="string" table:style-name="ce10">
            <text:p>049 2802603</text:p>
          </table:table-cell>
          <table:table-cell office:value-type="float" office:value="270039.34039999999" table:style-name="ce11">
            <text:p>270039.3404</text:p>
          </table:table-cell>
          <table:table-cell office:value-type="float" office:value="2666709.824" table:style-name="ce11">
            <text:p>2666709.824</text:p>
          </table:table-cell>
          <table:table-cell office:value-type="string" table:style-name="ce10">
            <text:p>No.220, Renhe Road, Datong Village, Ren-a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信義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yi Police Precinct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明德村玉山路49號</text:p>
          </table:table-cell>
          <table:table-cell office:value-type="string" table:style-name="ce10">
            <text:p>049 2791260</text:p>
          </table:table-cell>
          <table:table-cell office:value-type="float" office:value="235144.53320000001" table:style-name="ce11">
            <text:p>235144.5332</text:p>
          </table:table-cell>
          <table:table-cell office:value-type="float" office:value="2621494.2540000002" table:style-name="ce11">
            <text:p>2621494.254</text:p>
          </table:table-cell>
          <table:table-cell office:value-type="string" table:style-name="ce10">
            <text:p>No.49, Yushan Road, Mingde Village, Xinyi Township, Nantou County, Taiwan (R.O.C.)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南投縣</text:p>
          </table:table-cell>
          <table:table-cell office:value-type="string" table:style-name="ce10">
            <text:p>信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yi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6">
            <text:p>南投縣信義鄉明德村玉山路49號</text:p>
            <text:p>(臨時駐地：南投縣信義鄉信筆巷65號)</text:p>
          </table:table-cell>
          <table:table-cell office:value-type="string" table:style-name="ce10">
            <text:p>049 2791261</text:p>
          </table:table-cell>
          <table:table-cell office:value-type="float" office:value="235144.53320000001" table:style-name="ce11">
            <text:p>235144.5332</text:p>
          </table:table-cell>
          <table:table-cell office:value-type="float" office:value="2621494.2540000002" table:style-name="ce11">
            <text:p>2621494.254</text:p>
          </table:table-cell>
          <table:table-cell office:value-type="string" table:style-name="ce10">
            <text:p>No.49, Yushan Road, Mingde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久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-mei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望美村美信巷55號</text:p>
          </table:table-cell>
          <table:table-cell office:value-type="string" table:style-name="ce10">
            <text:p>049 2831472</text:p>
          </table:table-cell>
          <table:table-cell office:value-type="float" office:value="238174.84479999999" table:style-name="ce11">
            <text:p>238174.8448</text:p>
          </table:table-cell>
          <table:table-cell office:value-type="float" office:value="2612838.5070000002" table:style-name="ce11">
            <text:p>2612838.507</text:p>
          </table:table-cell>
          <table:table-cell office:value-type="string" table:style-name="ce10">
            <text:p>No.55, Meixin Lane, Wangmei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潭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nnan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潭南村和平巷47號</text:p>
          </table:table-cell>
          <table:table-cell office:value-type="string" table:style-name="ce10">
            <text:p>049 2741264</text:p>
          </table:table-cell>
          <table:table-cell office:value-type="float" office:value="243859.18640000001" table:style-name="ce11">
            <text:p>243859.1864</text:p>
          </table:table-cell>
          <table:table-cell office:value-type="float" office:value="2635268.642" table:style-name="ce11">
            <text:p>2635268.642</text:p>
          </table:table-cell>
          <table:table-cell office:value-type="string" table:style-name="ce10">
            <text:p>No.47, Heping Lane, Tannan Village, Xinyi Township, Nantou County, Taiwan (R.O.C.)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9">
            <text:p>南投縣</text:p>
          </table:table-cell>
          <table:table-cell office:value-type="string" table:style-name="ce10">
            <text:p>豐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Qiu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6">
            <text:p>南投縣信義鄉豐丘村高平巷8號</text:p>
            <text:p>(臨時駐地：南投縣信義鄉玉山路49號)</text:p>
          </table:table-cell>
          <table:table-cell office:value-type="string" table:style-name="ce10">
            <text:p>049 2791583</text:p>
          </table:table-cell>
          <table:table-cell office:value-type="float" office:value="237271.4031" table:style-name="ce11">
            <text:p>237271.4031</text:p>
          </table:table-cell>
          <table:table-cell office:value-type="float" office:value="2618551.0789999999" table:style-name="ce11">
            <text:p>2618551.079</text:p>
          </table:table-cell>
          <table:table-cell office:value-type="string" table:style-name="ce10">
            <text:p>No.8, Gaoping Lane, FengQiu Village ,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新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xiang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新鄉村新鄉路105號</text:p>
          </table:table-cell>
          <table:table-cell office:value-type="string" table:style-name="ce10">
            <text:p>049 2831595</text:p>
          </table:table-cell>
          <table:table-cell office:value-type="float" office:value="236634.37599999999" table:style-name="ce11">
            <text:p>236634.376</text:p>
          </table:table-cell>
          <table:table-cell office:value-type="float" office:value="2615191.909" table:style-name="ce11">
            <text:p>2615191.909</text:p>
          </table:table-cell>
          <table:table-cell office:value-type="string" table:style-name="ce10">
            <text:p>No.105, Xinxiang Road, Xing-xiang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東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pu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東埔村開高巷56號</text:p>
          </table:table-cell>
          <table:table-cell office:value-type="string" table:style-name="ce10">
            <text:p>049 2701321</text:p>
          </table:table-cell>
          <table:table-cell office:value-type="float" office:value="242656.06570000001" table:style-name="ce11">
            <text:p>242656.0657</text:p>
          </table:table-cell>
          <table:table-cell office:value-type="float" office:value="2606504.2030000002" table:style-name="ce11">
            <text:p>2606504.203</text:p>
          </table:table-cell>
          <table:table-cell office:value-type="string" table:style-name="ce10">
            <text:p>No.56, Kaigao Lane, Tongfu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雙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long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雙龍村光復巷33號</text:p>
          </table:table-cell>
          <table:table-cell office:value-type="string" table:style-name="ce10">
            <text:p>049 2741321</text:p>
          </table:table-cell>
          <table:table-cell office:value-type="float" office:value="244643.43950000001" table:style-name="ce11">
            <text:p>244643.4395</text:p>
          </table:table-cell>
          <table:table-cell office:value-type="float" office:value="2631043.409" table:style-name="ce11">
            <text:p>2631043.409</text:p>
          </table:table-cell>
          <table:table-cell office:value-type="string" table:style-name="ce10">
            <text:p>No.33, Guangfu Lane, Shuang-long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羅娜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ona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羅娜村信筆巷66號</text:p>
          </table:table-cell>
          <table:table-cell office:value-type="string" table:style-name="ce10">
            <text:p>049 2831471</text:p>
          </table:table-cell>
          <table:table-cell office:value-type="float" office:value="236693.47899999999" table:style-name="ce11">
            <text:p>236693.479</text:p>
          </table:table-cell>
          <table:table-cell office:value-type="float" office:value="2613842.1469999999" table:style-name="ce11">
            <text:p>2613842.147</text:p>
          </table:table-cell>
          <table:table-cell office:value-type="string" table:style-name="ce10">
            <text:p>No.66, Xinbe Lane, Luona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人倫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lun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人和村民生巷9號</text:p>
          </table:table-cell>
          <table:table-cell office:value-type="string" table:style-name="ce10">
            <text:p>049 2770310</text:p>
          </table:table-cell>
          <table:table-cell office:value-type="float" office:value="239463.02050000001" table:style-name="ce11">
            <text:p>239463.0205</text:p>
          </table:table-cell>
          <table:table-cell office:value-type="float" office:value="2630608.1809999999" table:style-name="ce11">
            <text:p>2630608.181</text:p>
          </table:table-cell>
          <table:table-cell office:value-type="string" table:style-name="ce10">
            <text:p>No.9, Minsheng Lane, Renhe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青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yun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地利村開信巷14號</text:p>
          </table:table-cell>
          <table:table-cell office:value-type="string" table:style-name="ce10">
            <text:p>049 2741142</text:p>
          </table:table-cell>
          <table:table-cell office:value-type="float" office:value="244154.766" table:style-name="ce11">
            <text:p>244154.766</text:p>
          </table:table-cell>
          <table:table-cell office:value-type="float" office:value="2632257.1209999998" table:style-name="ce11">
            <text:p>2632257.121</text:p>
          </table:table-cell>
          <table:table-cell office:value-type="string" table:style-name="ce10">
            <text:p>No.14, Kaixing Lane, Dili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和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she Police Station</text:p>
          </table:table-cell>
          <table:table-cell office:value-type="float" office:value="556" table:style-name="ce11">
            <text:p>556</text:p>
          </table:table-cell>
          <table:table-cell office:value-type="string" table:style-name="ce10">
            <text:p>南投縣信義鄉同富村同和巷6號</text:p>
          </table:table-cell>
          <table:table-cell office:value-type="string" table:style-name="ce10">
            <text:p>049 2701304</text:p>
          </table:table-cell>
          <table:table-cell office:value-type="float" office:value="238635.68830000001" table:style-name="ce11">
            <text:p>238635.6883</text:p>
          </table:table-cell>
          <table:table-cell office:value-type="float" office:value="2610278.6009999998" table:style-name="ce11">
            <text:p>2610278.601</text:p>
          </table:table-cell>
          <table:table-cell office:value-type="string" table:style-name="ce10">
            <text:p>No.6, Tonghe Lane, Tongfu Village, Xinyi Township, Nantou County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埔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Puli Police Precinct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中山路2段235號</text:p>
          </table:table-cell>
          <table:table-cell office:value-type="string" table:style-name="ce10">
            <text:p>049 2982429</text:p>
          </table:table-cell>
          <table:table-cell office:value-type="float" office:value="246903.06649999999" table:style-name="ce11">
            <text:p>246903.0665</text:p>
          </table:table-cell>
          <table:table-cell office:value-type="float" office:value="2651328.7000000002" table:style-name="ce11">
            <text:p>2651328.7</text:p>
          </table:table-cell>
          <table:table-cell office:value-type="string" table:style-name="ce10">
            <text:p>No.235, Sec. 2, Zhongshan Road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埔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li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中山路2段235號</text:p>
          </table:table-cell>
          <table:table-cell office:value-type="string" table:style-name="ce10">
            <text:p>049 2998439</text:p>
          </table:table-cell>
          <table:table-cell office:value-type="float" office:value="246903.06649999999" table:style-name="ce11">
            <text:p>246903.0665</text:p>
          </table:table-cell>
          <table:table-cell office:value-type="float" office:value="2651328.7000000002" table:style-name="ce11">
            <text:p>2651328.7</text:p>
          </table:table-cell>
          <table:table-cell office:value-type="string" table:style-name="ce10">
            <text:p>No.235, Sec. 2, Zhongshan Road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鯉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tan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中山路1段319號</text:p>
          </table:table-cell>
          <table:table-cell office:value-type="string" table:style-name="ce10">
            <text:p>049 2987829</text:p>
          </table:table-cell>
          <table:table-cell office:value-type="float" office:value="248653.19" table:style-name="ce11">
            <text:p>248653.19</text:p>
          </table:table-cell>
          <table:table-cell office:value-type="float" office:value="2652394.56" table:style-name="ce11">
            <text:p>2652394.56</text:p>
          </table:table-cell>
          <table:table-cell office:value-type="string" table:style-name="ce10">
            <text:p>No.319, Sec. 1, Zhongshan Road, Wu-gong residential area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桃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omi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桃米里桃米巷48號</text:p>
          </table:table-cell>
          <table:table-cell office:value-type="string" table:style-name="ce10">
            <text:p>049 2913832</text:p>
          </table:table-cell>
          <table:table-cell office:value-type="float" office:value="242845.68539999999" table:style-name="ce11">
            <text:p>242845.6854</text:p>
          </table:table-cell>
          <table:table-cell office:value-type="float" office:value="2648662.9190000002" table:style-name="ce11">
            <text:p>2648662.919</text:p>
          </table:table-cell>
          <table:table-cell office:value-type="string" table:style-name="ce10">
            <text:p>No.48, Tao-mi Lane, Tao-mi residential area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合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cheng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合成里西安路3段225號</text:p>
          </table:table-cell>
          <table:table-cell office:value-type="string" table:style-name="ce10">
            <text:p>049 2931587</text:p>
          </table:table-cell>
          <table:table-cell office:value-type="float" office:value="242351.9326" table:style-name="ce11">
            <text:p>242351.9326</text:p>
          </table:table-cell>
          <table:table-cell office:value-type="float" office:value="2659088.517" table:style-name="ce11">
            <text:p>2659088.517</text:p>
          </table:table-cell>
          <table:table-cell office:value-type="string" table:style-name="ce10">
            <text:p>No.255, Sec. 3, Xi-an Road, He-cheng residential area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梅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lin Police Station</text:p>
          </table:table-cell>
          <table:table-cell office:value-type="float" office:value="544" table:style-name="ce11">
            <text:p>544</text:p>
          </table:table-cell>
          <table:table-cell office:value-type="string" table:style-name="ce10">
            <text:p>南投縣國姓鄉北港村國姓路48號</text:p>
          </table:table-cell>
          <table:table-cell office:value-type="string" table:style-name="ce10">
            <text:p>049 2461041</text:p>
          </table:table-cell>
          <table:table-cell office:value-type="float" office:value="241067.59039999999" table:style-name="ce11">
            <text:p>241067.5904</text:p>
          </table:table-cell>
          <table:table-cell office:value-type="float" office:value="2661443.852" table:style-name="ce11">
            <text:p>2661443.852</text:p>
          </table:table-cell>
          <table:table-cell office:value-type="string" table:style-name="ce10">
            <text:p>No.48, Guoxing Road, Bei-gang Village, Guoxing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長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liu Police Station</text:p>
          </table:table-cell>
          <table:table-cell office:value-type="float" office:value="544" table:style-name="ce11">
            <text:p>544</text:p>
          </table:table-cell>
          <table:table-cell office:value-type="string" table:style-name="ce10">
            <text:p>南投縣國姓鄉長流村大長路351號</text:p>
          </table:table-cell>
          <table:table-cell office:value-type="string" table:style-name="ce10">
            <text:p>049 2431040</text:p>
          </table:table-cell>
          <table:table-cell office:value-type="float" office:value="237460.72750000001" table:style-name="ce11">
            <text:p>237460.7275</text:p>
          </table:table-cell>
          <table:table-cell office:value-type="float" office:value="2663059.0240000002" table:style-name="ce11">
            <text:p>2663059.024</text:p>
          </table:table-cell>
          <table:table-cell office:value-type="string" table:style-name="ce10">
            <text:p>No.351, Da-Chang Road, Changliu Village, Guo-xing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長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shou Police Station</text:p>
          </table:table-cell>
          <table:table-cell office:value-type="float" office:value="544" table:style-name="ce11">
            <text:p>544</text:p>
          </table:table-cell>
          <table:table-cell office:value-type="string" table:style-name="ce10">
            <text:p>南投縣國姓鄉福龜村中正路1段157號</text:p>
          </table:table-cell>
          <table:table-cell office:value-type="string" table:style-name="ce10">
            <text:p>049 2721130</text:p>
          </table:table-cell>
          <table:table-cell office:value-type="float" office:value="231635.5865" table:style-name="ce11">
            <text:p>231635.5865</text:p>
          </table:table-cell>
          <table:table-cell office:value-type="float" office:value="2656419.6090000002" table:style-name="ce11">
            <text:p>2656419.609</text:p>
          </table:table-cell>
          <table:table-cell office:value-type="string" table:style-name="ce10">
            <text:p>No.157, Sec. 1, Zhongzheng Road, Fu-gui Village, Guoxing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北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shan Police Station</text:p>
          </table:table-cell>
          <table:table-cell office:value-type="float" office:value="544" table:style-name="ce11">
            <text:p>544</text:p>
          </table:table-cell>
          <table:table-cell office:value-type="string" table:style-name="ce10">
            <text:p>南投縣國姓鄉中正路4段153-1號</text:p>
          </table:table-cell>
          <table:table-cell office:value-type="string" table:style-name="ce10">
            <text:p>049 2451181</text:p>
          </table:table-cell>
          <table:table-cell office:value-type="float" office:value="237066.93" table:style-name="ce11">
            <text:p>237066.93</text:p>
          </table:table-cell>
          <table:table-cell office:value-type="float" office:value="2652982.66" table:style-name="ce11">
            <text:p>2652982.66</text:p>
          </table:table-cell>
          <table:table-cell office:value-type="string" table:style-name="ce10">
            <text:p>No.153-1, Sec. 4, Zhongzheng Road, Beishan Village, Guoxing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國姓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oxing Police Station</text:p>
          </table:table-cell>
          <table:table-cell office:value-type="float" office:value="544" table:style-name="ce11">
            <text:p>544</text:p>
          </table:table-cell>
          <table:table-cell office:value-type="string" table:style-name="ce10">
            <text:p>南投縣國姓鄉石門里國姓路265號</text:p>
          </table:table-cell>
          <table:table-cell office:value-type="string" table:style-name="ce10">
            <text:p>049 2721232</text:p>
          </table:table-cell>
          <table:table-cell office:value-type="float" office:value="235519.07430000001" table:style-name="ce11">
            <text:p>235519.0743</text:p>
          </table:table-cell>
          <table:table-cell office:value-type="float" office:value="2659480.2459999998" table:style-name="ce11">
            <text:p>2659480.246</text:p>
          </table:table-cell>
          <table:table-cell office:value-type="string" table:style-name="ce10">
            <text:p>No.265, Guoxing Road, Guoxing Village, Guoxing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史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gang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史港里西安路2段355號</text:p>
          </table:table-cell>
          <table:table-cell office:value-type="string" table:style-name="ce10">
            <text:p>049 2931692</text:p>
          </table:table-cell>
          <table:table-cell office:value-type="float" office:value="246273" table:style-name="ce11">
            <text:p>246273</text:p>
          </table:table-cell>
          <table:table-cell office:value-type="float" office:value="2655108" table:style-name="ce11">
            <text:p>2655108</text:p>
          </table:table-cell>
          <table:table-cell office:value-type="string" table:style-name="ce10">
            <text:p>No.355, 2nd Xi-an Road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愛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ilan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鐵山路118號</text:p>
          </table:table-cell>
          <table:table-cell office:value-type="string" table:style-name="ce10">
            <text:p>049 2912334</text:p>
          </table:table-cell>
          <table:table-cell office:value-type="float" office:value="244247.91" table:style-name="ce11">
            <text:p>244247.91</text:p>
          </table:table-cell>
          <table:table-cell office:value-type="float" office:value="2652203.81" table:style-name="ce11">
            <text:p>2652203.81</text:p>
          </table:table-cell>
          <table:table-cell office:value-type="string" table:style-name="ce10">
            <text:p>No.118, Tia-Shan Road, Tia-Shan residential area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隆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shen Police Station</text:p>
          </table:table-cell>
          <table:table-cell office:value-type="float" office:value="545" table:style-name="ce11">
            <text:p>545</text:p>
          </table:table-cell>
          <table:table-cell office:value-type="string" table:style-name="ce10">
            <text:p>南投縣埔里鎮南環路400號</text:p>
          </table:table-cell>
          <table:table-cell office:value-type="string" table:style-name="ce10">
            <text:p>049 2904298</text:p>
          </table:table-cell>
          <table:table-cell office:value-type="float" office:value="246096.4687" table:style-name="ce11">
            <text:p>246096.4687</text:p>
          </table:table-cell>
          <table:table-cell office:value-type="float" office:value="2649653.5819999999" table:style-name="ce11">
            <text:p>2649653.582</text:p>
          </table:table-cell>
          <table:table-cell office:value-type="string" table:style-name="ce10">
            <text:p>No.400, Nanhuan Rd., Pu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草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aotun Police Precinct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中正路571號</text:p>
          </table:table-cell>
          <table:table-cell office:value-type="string" table:style-name="ce10">
            <text:p>049 2362002</text:p>
          </table:table-cell>
          <table:table-cell office:value-type="float" office:value="218882.54629999999" table:style-name="ce11">
            <text:p>218882.5463</text:p>
          </table:table-cell>
          <table:table-cell office:value-type="float" office:value="2652726.023" table:style-name="ce11">
            <text:p>2652726.023</text:p>
          </table:table-cell>
          <table:table-cell office:value-type="string" table:style-name="ce10">
            <text:p>No.571, Zhong-zheng Road, Fuliao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上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glin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草溪路136之2號</text:p>
          </table:table-cell>
          <table:table-cell office:value-type="string" table:style-name="ce10">
            <text:p>049 2329309</text:p>
          </table:table-cell>
          <table:table-cell office:value-type="float" office:value="216603.8799" table:style-name="ce11">
            <text:p>216603.8799</text:p>
          </table:table-cell>
          <table:table-cell office:value-type="float" office:value="2650424.66" table:style-name="ce11">
            <text:p>2650424.66</text:p>
          </table:table-cell>
          <table:table-cell office:value-type="string" table:style-name="ce10">
            <text:p>No.136-2, Caoxi Road, Shanglin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雙冬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dong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中正路46號</text:p>
          </table:table-cell>
          <table:table-cell office:value-type="string" table:style-name="ce10">
            <text:p>049 2571222</text:p>
          </table:table-cell>
          <table:table-cell office:value-type="float" office:value="228779.69" table:style-name="ce11">
            <text:p>228779.69</text:p>
          </table:table-cell>
          <table:table-cell office:value-type="float" office:value="2653232.8369999998" table:style-name="ce11">
            <text:p>2653232.837</text:p>
          </table:table-cell>
          <table:table-cell office:value-type="string" table:style-name="ce10">
            <text:p>No.46, Zhongzheng Road, Shuangdong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復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xing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碧山路755號</text:p>
          </table:table-cell>
          <table:table-cell office:value-type="string" table:style-name="ce10">
            <text:p>049 2334783</text:p>
          </table:table-cell>
          <table:table-cell office:value-type="float" office:value="216183.94099999999" table:style-name="ce11">
            <text:p>216183.941</text:p>
          </table:table-cell>
          <table:table-cell office:value-type="float" office:value="2652391.3820000002" table:style-name="ce11">
            <text:p>2652391.382</text:p>
          </table:table-cell>
          <table:table-cell office:value-type="string" table:style-name="ce10">
            <text:p>No.755, Bishang Road, Fuxing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爽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wen Police Station</text:p>
          </table:table-cell>
          <table:table-cell office:value-type="float" office:value="541" table:style-name="ce11">
            <text:p>541</text:p>
          </table:table-cell>
          <table:table-cell office:value-type="string" table:style-name="ce10">
            <text:p>南投縣中寮鄉爽文村龍南路189號</text:p>
          </table:table-cell>
          <table:table-cell office:value-type="string" table:style-name="ce10">
            <text:p>049 2601049</text:p>
          </table:table-cell>
          <table:table-cell office:value-type="float" office:value="225604.75" table:style-name="ce11">
            <text:p>225604.75</text:p>
          </table:table-cell>
          <table:table-cell office:value-type="float" office:value="2647844.39" table:style-name="ce11">
            <text:p>2647844.39</text:p>
          </table:table-cell>
          <table:table-cell office:value-type="string" table:style-name="ce10">
            <text:p>No.189-1, Longnan Road, Shuangen Village, Zhongliao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中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hongliao Police Station</text:p>
          </table:table-cell>
          <table:table-cell office:value-type="float" office:value="541" table:style-name="ce11">
            <text:p>541</text:p>
          </table:table-cell>
          <table:table-cell office:value-type="string" table:style-name="ce10">
            <text:p>南投縣中寮鄉永平村永平路278號</text:p>
          </table:table-cell>
          <table:table-cell office:value-type="string" table:style-name="ce10">
            <text:p>049 2691330</text:p>
          </table:table-cell>
          <table:table-cell office:value-type="float" office:value="226140.14" table:style-name="ce11">
            <text:p>226140.14</text:p>
          </table:table-cell>
          <table:table-cell office:value-type="float" office:value="2641675.86" table:style-name="ce11">
            <text:p>2641675.86</text:p>
          </table:table-cell>
          <table:table-cell office:value-type="string" table:style-name="ce10">
            <text:p>No.278, Yongping Road, Yongping Village, Zhongliao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豐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cheng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中正路216號</text:p>
          </table:table-cell>
          <table:table-cell office:value-type="string" table:style-name="ce10">
            <text:p>049 2552223</text:p>
          </table:table-cell>
          <table:table-cell office:value-type="float" office:value="223736.71090000001" table:style-name="ce11">
            <text:p>223736.7109</text:p>
          </table:table-cell>
          <table:table-cell office:value-type="float" office:value="2653336.8820000002" table:style-name="ce11">
            <text:p>2653336.882</text:p>
          </table:table-cell>
          <table:table-cell office:value-type="string" table:style-name="ce10">
            <text:p>No.216, Zhongzheng Road, Tucheng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新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guang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芬草路2段412號</text:p>
          </table:table-cell>
          <table:table-cell office:value-type="string" table:style-name="ce10">
            <text:p>049 2321224</text:p>
          </table:table-cell>
          <table:table-cell office:value-type="float" office:value="216526.6347" table:style-name="ce11">
            <text:p>216526.6347</text:p>
          </table:table-cell>
          <table:table-cell office:value-type="float" office:value="2654230.79" table:style-name="ce11">
            <text:p>2654230.79</text:p>
          </table:table-cell>
          <table:table-cell office:value-type="string" table:style-name="ce10">
            <text:p>No.412, Sec. 2, Fencao Road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草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tun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中山里草鞋墩一街10號</text:p>
          </table:table-cell>
          <table:table-cell office:value-type="string" table:style-name="ce10">
            <text:p>049 2362066</text:p>
          </table:table-cell>
          <table:table-cell office:value-type="float" office:value="217551.09849999999" table:style-name="ce11">
            <text:p>217551.0985</text:p>
          </table:table-cell>
          <table:table-cell office:value-type="float" office:value="2652124.7379999999" table:style-name="ce11">
            <text:p>2652124.738</text:p>
          </table:table-cell>
          <table:table-cell office:value-type="string" table:style-name="ce10">
            <text:p>No.10, Caoxiedun 1st Road, Zhongshan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中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eng Police Station</text:p>
          </table:table-cell>
          <table:table-cell office:value-type="float" office:value="542" table:style-name="ce11">
            <text:p>542</text:p>
          </table:table-cell>
          <table:table-cell office:value-type="string" table:style-name="ce10">
            <text:p>南投縣草屯鎮中正路571號</text:p>
          </table:table-cell>
          <table:table-cell office:value-type="string" table:style-name="ce10">
            <text:p>049 2306200</text:p>
          </table:table-cell>
          <table:table-cell office:value-type="float" office:value="218096.731" table:style-name="ce11">
            <text:p>218096.731</text:p>
          </table:table-cell>
          <table:table-cell office:value-type="float" office:value="2652718.83" table:style-name="ce11">
            <text:p>2652718.83</text:p>
          </table:table-cell>
          <table:table-cell office:value-type="string" table:style-name="ce10">
            <text:p>No.571, Zhongzheng Road, Fuliao Village, Caotu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竹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hushan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集山路3段968號</text:p>
          </table:table-cell>
          <table:table-cell office:value-type="string" table:style-name="ce10">
            <text:p>049 2642040</text:p>
          </table:table-cell>
          <table:table-cell office:value-type="float" office:value="217651.94" table:style-name="ce11">
            <text:p>217651.94</text:p>
          </table:table-cell>
          <table:table-cell office:value-type="float" office:value="2628146.83" table:style-name="ce11">
            <text:p>2628146.83</text:p>
          </table:table-cell>
          <table:table-cell office:value-type="string" table:style-name="ce10">
            <text:p>No.968, Sec. 3 Jishan Road, Zhushan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竹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shan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集山路3段968號</text:p>
          </table:table-cell>
          <table:table-cell office:value-type="string" table:style-name="ce10">
            <text:p>049 2642012</text:p>
          </table:table-cell>
          <table:table-cell office:value-type="float" office:value="217651.94" table:style-name="ce11">
            <text:p>217651.94</text:p>
          </table:table-cell>
          <table:table-cell office:value-type="float" office:value="2628146.83" table:style-name="ce11">
            <text:p>2628146.83</text:p>
          </table:table-cell>
          <table:table-cell office:value-type="string" table:style-name="ce10">
            <text:p>No.968, Sec. 3 Jishan Road, Zhushan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溪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tou Police Station</text:p>
          </table:table-cell>
          <table:table-cell office:value-type="float" office:value="558" table:style-name="ce11">
            <text:p>558</text:p>
          </table:table-cell>
          <table:table-cell office:value-type="string" table:style-name="ce10">
            <text:p>南投縣鹿谷鄉內湖村與產路1之20號</text:p>
          </table:table-cell>
          <table:table-cell office:value-type="string" table:style-name="ce10">
            <text:p>049 2612173</text:p>
          </table:table-cell>
          <table:table-cell office:value-type="float" office:value="229125.85399999999" table:style-name="ce11">
            <text:p>229125.854</text:p>
          </table:table-cell>
          <table:table-cell office:value-type="float" office:value="2618858.9470000002" table:style-name="ce11">
            <text:p>2618858.947</text:p>
          </table:table-cell>
          <table:table-cell office:value-type="string" table:style-name="ce10">
            <text:p>No.1-20, Xingchan Road, Neihu Village, Lugu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中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he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前山路2段119號</text:p>
          </table:table-cell>
          <table:table-cell office:value-type="string" table:style-name="ce10">
            <text:p>049 2648620</text:p>
          </table:table-cell>
          <table:table-cell office:value-type="float" office:value="215648.71" table:style-name="ce11">
            <text:p>215648.71</text:p>
          </table:table-cell>
          <table:table-cell office:value-type="float" office:value="2628863.87" table:style-name="ce11">
            <text:p>2628863.87</text:p>
          </table:table-cell>
          <table:table-cell office:value-type="string" table:style-name="ce10">
            <text:p>No.119, Sec. 2 Qianshan Road, Zhonghe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過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xi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鯉南路172號</text:p>
          </table:table-cell>
          <table:table-cell office:value-type="string" table:style-name="ce10">
            <text:p>049 2648927</text:p>
          </table:table-cell>
          <table:table-cell office:value-type="float" office:value="216098.45" table:style-name="ce11">
            <text:p>216098.45</text:p>
          </table:table-cell>
          <table:table-cell office:value-type="float" office:value="2624822.48" table:style-name="ce11">
            <text:p>2624822.48</text:p>
          </table:table-cell>
          <table:table-cell office:value-type="string" table:style-name="ce10">
            <text:p>No.172, Linan Road, Fuxing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桶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tou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鯉南路319號</text:p>
          </table:table-cell>
          <table:table-cell office:value-type="string" table:style-name="ce10">
            <text:p>049 2711044</text:p>
          </table:table-cell>
          <table:table-cell office:value-type="float" office:value="214828.85" table:style-name="ce11">
            <text:p>214828.85</text:p>
          </table:table-cell>
          <table:table-cell office:value-type="float" office:value="2615994.5699999998" table:style-name="ce11">
            <text:p>2615994.57</text:p>
          </table:table-cell>
          <table:table-cell office:value-type="string" table:style-name="ce10">
            <text:p>No.319, Linan Road, Tongtou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秀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uphon Police Station</text:p>
          </table:table-cell>
          <table:table-cell office:value-type="float" office:value="558" table:style-name="ce11">
            <text:p>558</text:p>
          </table:table-cell>
          <table:table-cell office:value-type="string" table:style-name="ce10">
            <text:p>南投縣鹿谷鄉秀峰村仁愛路174號</text:p>
          </table:table-cell>
          <table:table-cell office:value-type="string" table:style-name="ce10">
            <text:p>049 2671930</text:p>
          </table:table-cell>
          <table:table-cell office:value-type="float" office:value="227165.22" table:style-name="ce11">
            <text:p>227165.22</text:p>
          </table:table-cell>
          <table:table-cell office:value-type="float" office:value="2630691.02" table:style-name="ce11">
            <text:p>2630691.02</text:p>
          </table:table-cell>
          <table:table-cell office:value-type="string" table:style-name="ce10">
            <text:p>No.174, Ren-ai Road, Xiuphon Village, Lu-gu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竹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lin Police Station</text:p>
          </table:table-cell>
          <table:table-cell office:value-type="float" office:value="558" table:style-name="ce11">
            <text:p>558</text:p>
          </table:table-cell>
          <table:table-cell office:value-type="string" table:style-name="ce10">
            <text:p>南投縣鹿谷鄉光復路106號</text:p>
          </table:table-cell>
          <table:table-cell office:value-type="string" table:style-name="ce10">
            <text:p>049 2676142</text:p>
          </table:table-cell>
          <table:table-cell office:value-type="float" office:value="225078.88" table:style-name="ce11">
            <text:p>225078.88</text:p>
          </table:table-cell>
          <table:table-cell office:value-type="float" office:value="2624795.9900000002" table:style-name="ce11">
            <text:p>2624795.99</text:p>
          </table:table-cell>
          <table:table-cell office:value-type="string" table:style-name="ce10">
            <text:p>No.106, Guangfu Road, Zhulin Village, Lugu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鳳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huang Police Station</text:p>
          </table:table-cell>
          <table:table-cell office:value-type="float" office:value="558" table:style-name="ce11">
            <text:p>558</text:p>
          </table:table-cell>
          <table:table-cell office:value-type="string" table:style-name="ce10">
            <text:p>南投縣鹿谷鄉鳳凰村新進巷1號</text:p>
          </table:table-cell>
          <table:table-cell office:value-type="string" table:style-name="ce10">
            <text:p>049 2751102</text:p>
          </table:table-cell>
          <table:table-cell office:value-type="float" office:value="227970.9" table:style-name="ce11">
            <text:p>227970.9</text:p>
          </table:table-cell>
          <table:table-cell office:value-type="float" office:value="2625679.9900000002" table:style-name="ce11">
            <text:p>2625679.99</text:p>
          </table:table-cell>
          <table:table-cell office:value-type="string" table:style-name="ce10">
            <text:p>No.1, Xinjin Lane, Fenghuang Village ,Lugu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鹿谷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gu Police Station</text:p>
          </table:table-cell>
          <table:table-cell office:value-type="float" office:value="558" table:style-name="ce11">
            <text:p>558</text:p>
          </table:table-cell>
          <table:table-cell office:value-type="string" table:style-name="ce10">
            <text:p>南投縣鹿谷鎮鹿谷村中正路2段76號</text:p>
          </table:table-cell>
          <table:table-cell office:value-type="string" table:style-name="ce10">
            <text:p>049 2752040</text:p>
          </table:table-cell>
          <table:table-cell office:value-type="float" office:value="224919.73" table:style-name="ce11">
            <text:p>224919.73</text:p>
          </table:table-cell>
          <table:table-cell office:value-type="float" office:value="2626937.58" table:style-name="ce11">
            <text:p>2626937.58</text:p>
          </table:table-cell>
          <table:table-cell office:value-type="string" table:style-name="ce10">
            <text:p>No.76, Sec. 2 Zhongzheng Road, Lugu, Village, Lugu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社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liao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社寮里集山路1段1694號</text:p>
          </table:table-cell>
          <table:table-cell office:value-type="string" table:style-name="ce10">
            <text:p>049 2622002</text:p>
          </table:table-cell>
          <table:table-cell office:value-type="float" office:value="221761.33" table:style-name="ce11">
            <text:p>221761.33</text:p>
          </table:table-cell>
          <table:table-cell office:value-type="float" office:value="2634589.52" table:style-name="ce11">
            <text:p>2634589.52</text:p>
          </table:table-cell>
          <table:table-cell office:value-type="string" table:style-name="ce10">
            <text:p>No.1694, Sec. 1, Ji-shan Road, Sheliao Village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延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延和里集山路3段22號</text:p>
          </table:table-cell>
          <table:table-cell office:value-type="string" table:style-name="ce10">
            <text:p>049 2644365</text:p>
          </table:table-cell>
          <table:table-cell office:value-type="float" office:value="220022.05" table:style-name="ce11">
            <text:p>220022.05</text:p>
          </table:table-cell>
          <table:table-cell office:value-type="float" office:value="2629220.16" table:style-name="ce11">
            <text:p>2629220.16</text:p>
          </table:table-cell>
          <table:table-cell office:value-type="string" table:style-name="ce10">
            <text:p>No.22, Sec. 3, Ji-shan Road, Yanping Village, 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杉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lin Police Station</text:p>
          </table:table-cell>
          <table:table-cell office:value-type="float" office:value="557" table:style-name="ce11">
            <text:p>557</text:p>
          </table:table-cell>
          <table:table-cell office:value-type="string" table:style-name="ce10">
            <text:p>南投縣竹山鎮大鞍里溪山路5號</text:p>
          </table:table-cell>
          <table:table-cell office:value-type="string" table:style-name="ce10">
            <text:p>049 2611307</text:p>
          </table:table-cell>
          <table:table-cell office:value-type="float" office:value="228700.34700000001" table:style-name="ce11">
            <text:p>228700.347</text:p>
          </table:table-cell>
          <table:table-cell office:value-type="float" office:value="2615161.514" table:style-name="ce11">
            <text:p>2615161.514</text:p>
          </table:table-cell>
          <table:table-cell office:value-type="string" table:style-name="ce10">
            <text:p>No. 5, Xishan Road, Zhushan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3">
            <text:p>集集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ji Police Precinct</text:p>
          </table:table-cell>
          <table:table-cell office:value-type="float" office:value="552" table:style-name="ce11">
            <text:p>552</text:p>
          </table:table-cell>
          <table:table-cell office:value-type="string" table:style-name="ce10">
            <text:p>南投縣集集鎮民生路63號</text:p>
          </table:table-cell>
          <table:table-cell office:value-type="string" table:style-name="ce10">
            <text:p>049 2762702</text:p>
          </table:table-cell>
          <table:table-cell office:value-type="float" office:value="228207.96599999999" table:style-name="ce11">
            <text:p>228207.966</text:p>
          </table:table-cell>
          <table:table-cell office:value-type="float" office:value="2636029.81" table:style-name="ce11">
            <text:p>2636029.81</text:p>
          </table:table-cell>
          <table:table-cell office:value-type="string" table:style-name="ce10">
            <text:p>No. 63, Minsheng Road, Jij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集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ji Police Station</text:p>
          </table:table-cell>
          <table:table-cell office:value-type="float" office:value="552" table:style-name="ce11">
            <text:p>552</text:p>
          </table:table-cell>
          <table:table-cell office:value-type="string" table:style-name="ce10">
            <text:p>南投縣集集鎮民生路63號</text:p>
          </table:table-cell>
          <table:table-cell office:value-type="string" table:style-name="ce10">
            <text:p>049 2760828</text:p>
          </table:table-cell>
          <table:table-cell office:value-type="float" office:value="228207.96599999999" table:style-name="ce11">
            <text:p>228207.966</text:p>
          </table:table-cell>
          <table:table-cell office:value-type="float" office:value="2636029.81" table:style-name="ce11">
            <text:p>2636029.81</text:p>
          </table:table-cell>
          <table:table-cell office:value-type="string" table:style-name="ce10">
            <text:p>No. 63, Minsheng Road, Jij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郡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nkeng Police Station</text:p>
          </table:table-cell>
          <table:table-cell office:value-type="float" office:value="553" table:style-name="ce11">
            <text:p>553</text:p>
          </table:table-cell>
          <table:table-cell office:value-type="string" table:style-name="ce10">
            <text:p>南投縣水里鄉郡坑村1鄰水信路二段80號</text:p>
          </table:table-cell>
          <table:table-cell office:value-type="string" table:style-name="ce10">
            <text:p>049 2821481</text:p>
          </table:table-cell>
          <table:table-cell office:value-type="float" office:value="235639.7034" table:style-name="ce11">
            <text:p>235639.7034</text:p>
          </table:table-cell>
          <table:table-cell office:value-type="float" office:value="2626700.5" table:style-name="ce11">
            <text:p>2626700.5</text:p>
          </table:table-cell>
          <table:table-cell office:value-type="string" table:style-name="ce10">
            <text:p>No. 80, Sec. 2, Shuixin Road, Qun-keng Village, Shui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東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guang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東光村慶隆巷32號</text:p>
          </table:table-cell>
          <table:table-cell office:value-type="string" table:style-name="ce10">
            <text:p>049 2880126</text:p>
          </table:table-cell>
          <table:table-cell office:value-type="float" office:value="246549.35" table:style-name="ce11">
            <text:p>246549.35</text:p>
          </table:table-cell>
          <table:table-cell office:value-type="float" office:value="2642832.9500000002" table:style-name="ce11">
            <text:p>2642832.95</text:p>
          </table:table-cell>
          <table:table-cell office:value-type="string" table:style-name="ce10">
            <text:p>No. 32, Qinglong Lane, Dongguang Village, Yu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五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cheng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五城村五城巷24號</text:p>
          </table:table-cell>
          <table:table-cell office:value-type="string" table:style-name="ce10">
            <text:p>049 2895114</text:p>
          </table:table-cell>
          <table:table-cell office:value-type="float" office:value="238600.57" table:style-name="ce11">
            <text:p>238600.57</text:p>
          </table:table-cell>
          <table:table-cell office:value-type="float" office:value="2642606.5499999998" table:style-name="ce11">
            <text:p>2642606.55</text:p>
          </table:table-cell>
          <table:table-cell office:value-type="string" table:style-name="ce10">
            <text:p>No. 24, Wucheng Lane, Wucheng Village, Yu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車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cheng Police Station</text:p>
          </table:table-cell>
          <table:table-cell office:value-type="float" office:value="553" table:style-name="ce11">
            <text:p>553</text:p>
          </table:table-cell>
          <table:table-cell office:value-type="string" table:style-name="ce10">
            <text:p>南投縣水里鄉車埕村民權巷108號</text:p>
          </table:table-cell>
          <table:table-cell office:value-type="string" table:style-name="ce10">
            <text:p>049 2771154</text:p>
          </table:table-cell>
          <table:table-cell office:value-type="float" office:value="236392.35" table:style-name="ce11">
            <text:p>236392.35</text:p>
          </table:table-cell>
          <table:table-cell office:value-type="float" office:value="2636646.59" table:style-name="ce11">
            <text:p>2636646.59</text:p>
          </table:table-cell>
          <table:table-cell office:value-type="string" table:style-name="ce10">
            <text:p>No. 108, Minquan Lane, Checheng Village, Shui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頭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she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頭社村平和巷145號</text:p>
          </table:table-cell>
          <table:table-cell office:value-type="string" table:style-name="ce10">
            <text:p>049 2861013</text:p>
          </table:table-cell>
          <table:table-cell office:value-type="float" office:value="239412.68" table:style-name="ce11">
            <text:p>239412.68</text:p>
          </table:table-cell>
          <table:table-cell office:value-type="float" office:value="2636628.58" table:style-name="ce11">
            <text:p>2636628.58</text:p>
          </table:table-cell>
          <table:table-cell office:value-type="string" table:style-name="ce10">
            <text:p>No.145, Pinghe Lane, Tou-she Village, Yu-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伊達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Ita Thao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日月村中正路288號</text:p>
          </table:table-cell>
          <table:table-cell office:value-type="string" table:style-name="ce10">
            <text:p>049 2850119</text:p>
          </table:table-cell>
          <table:table-cell office:value-type="float" office:value="243098.23" table:style-name="ce11">
            <text:p>243098.23</text:p>
          </table:table-cell>
          <table:table-cell office:value-type="float" office:value="2638110.7999999998" table:style-name="ce11">
            <text:p>2638110.8</text:p>
          </table:table-cell>
          <table:table-cell office:value-type="string" table:style-name="ce10">
            <text:p>No. 228, Zhongzheng Road, Ri-yue Village, Yu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日月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iyuetan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水社村中山路144號</text:p>
          </table:table-cell>
          <table:table-cell office:value-type="string" table:style-name="ce10">
            <text:p>049 2855121</text:p>
          </table:table-cell>
          <table:table-cell office:value-type="float" office:value="240977.73060000001" table:style-name="ce11">
            <text:p>240977.7306</text:p>
          </table:table-cell>
          <table:table-cell office:value-type="float" office:value="2640266.8229999999" table:style-name="ce11">
            <text:p>2640266.823</text:p>
          </table:table-cell>
          <table:table-cell office:value-type="string" table:style-name="ce10">
            <text:p>No. 144, Zhongshan Road, Shuishe Village, Yu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魚池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uchi Police Station</text:p>
          </table:table-cell>
          <table:table-cell office:value-type="float" office:value="555" table:style-name="ce11">
            <text:p>555</text:p>
          </table:table-cell>
          <table:table-cell office:value-type="string" table:style-name="ce10">
            <text:p>南投縣魚池鄉魚池村魚池街358號</text:p>
          </table:table-cell>
          <table:table-cell office:value-type="string" table:style-name="ce10">
            <text:p>049 2895501</text:p>
          </table:table-cell>
          <table:table-cell office:value-type="float" office:value="243585.09400000001" table:style-name="ce11">
            <text:p>243585.094</text:p>
          </table:table-cell>
          <table:table-cell office:value-type="float" office:value="2643620.6949999998" table:style-name="ce11">
            <text:p>2643620.695</text:p>
          </table:table-cell>
          <table:table-cell office:value-type="string" table:style-name="ce10">
            <text:p>No. 358, Yuchi Street, Yu-chi Village, Yuch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水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uili <text:s/>Police Station</text:p>
          </table:table-cell>
          <table:table-cell office:value-type="float" office:value="553" table:style-name="ce11">
            <text:p>553</text:p>
          </table:table-cell>
          <table:table-cell office:value-type="string" table:style-name="ce10">
            <text:p>南投縣水里鄉北埔村博愛街260號</text:p>
          </table:table-cell>
          <table:table-cell office:value-type="string" table:style-name="ce10">
            <text:p>049 2770117</text:p>
          </table:table-cell>
          <table:table-cell office:value-type="float" office:value="234632.93" table:style-name="ce11">
            <text:p>234632.93</text:p>
          </table:table-cell>
          <table:table-cell office:value-type="float" office:value="2634118.31" table:style-name="ce11">
            <text:p>2634118.31</text:p>
          </table:table-cell>
          <table:table-cell office:value-type="string" table:style-name="ce10">
            <text:p>No. 260, Bo’ai Road, Shuili Village, Shuil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南投縣</text:p>
          </table:table-cell>
          <table:table-cell office:value-type="string" table:style-name="ce10">
            <text:p>隘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iliao Police Station</text:p>
          </table:table-cell>
          <table:table-cell office:value-type="float" office:value="552" table:style-name="ce11">
            <text:p>552</text:p>
          </table:table-cell>
          <table:table-cell office:value-type="string" table:style-name="ce10">
            <text:p>南投縣集集鎮田寮里龍泉巷25號</text:p>
          </table:table-cell>
          <table:table-cell office:value-type="string" table:style-name="ce10">
            <text:p>049 781064</text:p>
          </table:table-cell>
          <table:table-cell office:value-type="float" office:value="224404.53899999999" table:style-name="ce11">
            <text:p>224404.539</text:p>
          </table:table-cell>
          <table:table-cell office:value-type="float" office:value="2636880.585" table:style-name="ce11">
            <text:p>2636880.585</text:p>
          </table:table-cell>
          <table:table-cell office:value-type="string" table:style-name="ce10">
            <text:p>No. 25, Longquan Lane, Tianliao Village, Jiji Township, Nanto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2">
            <text:p>彰化縣警察局</text:p>
          </table:table-cell>
          <table:table-cell table:style-name="ce10"/>
          <table:table-cell office:value-type="string" table:style-name="ce10">
            <text:p>Changhua County Police Department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中正路2段778號</text:p>
          </table:table-cell>
          <table:table-cell office:value-type="string" table:style-name="ce10">
            <text:p>04 7619881</text:p>
          </table:table-cell>
          <table:table-cell office:value-type="float" office:value="202646.46" table:style-name="ce11">
            <text:p>202646.46</text:p>
          </table:table-cell>
          <table:table-cell office:value-type="float" office:value="2662400.5099999998" table:style-name="ce11">
            <text:p>2662400.51</text:p>
          </table:table-cell>
          <table:table-cell office:value-type="string" table:style-name="ce10">
            <text:p>No. 778, Sec. 2, Zhongzheng Rd., Changhua City, Changhua County 5000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彰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hanghua Police Precinct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民生路234號</text:p>
          </table:table-cell>
          <table:table-cell office:value-type="string" table:style-name="ce10">
            <text:p>04 7222439</text:p>
          </table:table-cell>
          <table:table-cell office:value-type="float" office:value="203518.62" table:style-name="ce11">
            <text:p>203518.62</text:p>
          </table:table-cell>
          <table:table-cell office:value-type="float" office:value="2664014.88" table:style-name="ce11">
            <text:p>2664014.88</text:p>
          </table:table-cell>
          <table:table-cell office:value-type="string" table:style-name="ce10">
            <text:p>No. 234, Minsheng Rd., Changhua City, Changhua County 5000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縣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nzhuang Police Station</text:p>
          </table:table-cell>
          <table:table-cell office:value-type="float" office:value="502" table:style-name="ce11">
            <text:p>502</text:p>
          </table:table-cell>
          <table:table-cell office:value-type="string" table:style-name="ce10">
            <text:p>彰化縣芬園鄉圳墘村彰南路2段131號</text:p>
          </table:table-cell>
          <table:table-cell office:value-type="string" table:style-name="ce10">
            <text:p>049 2525151</text:p>
          </table:table-cell>
          <table:table-cell office:value-type="float" office:value="213116.09" table:style-name="ce11">
            <text:p>213116.09</text:p>
          </table:table-cell>
          <table:table-cell office:value-type="float" office:value="2653711.7000000002" table:style-name="ce11">
            <text:p>2653711.7</text:p>
          </table:table-cell>
          <table:table-cell office:value-type="string" table:style-name="ce10">
            <text:p>No. 131, Sec. 2, Zhangnan Rd., Zunqian Vil., Fenyuan Township, Changhua County 502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安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shan Police Station</text:p>
          </table:table-cell>
          <table:table-cell office:value-type="float" office:value="502" table:style-name="ce11">
            <text:p>502</text:p>
          </table:table-cell>
          <table:table-cell office:value-type="string" table:style-name="ce10">
            <text:p>彰化縣芬園鄉大彰路3段194號</text:p>
          </table:table-cell>
          <table:table-cell office:value-type="string" table:style-name="ce10">
            <text:p>04 8590056</text:p>
          </table:table-cell>
          <table:table-cell office:value-type="float" office:value="210531.93" table:style-name="ce11">
            <text:p>210531.93</text:p>
          </table:table-cell>
          <table:table-cell office:value-type="float" office:value="2654343.08" table:style-name="ce11">
            <text:p>2654343.08</text:p>
          </table:table-cell>
          <table:table-cell office:value-type="string" table:style-name="ce10">
            <text:p>No. 194, Sec. 3, Dazhang Rd., Fenyuan Township, Changhua County 5020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中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eng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西勢街150號</text:p>
          </table:table-cell>
          <table:table-cell office:value-type="string" table:style-name="ce10">
            <text:p>04 7636696</text:p>
          </table:table-cell>
          <table:table-cell office:value-type="float" office:value="202452.7" table:style-name="ce11">
            <text:p>202452.7</text:p>
          </table:table-cell>
          <table:table-cell office:value-type="float" office:value="2664288.9900000002" table:style-name="ce11">
            <text:p>2664288.99</text:p>
          </table:table-cell>
          <table:table-cell office:value-type="string" table:style-name="ce10">
            <text:p>No. 150, Xishi St., Changhua City, Changhua County 5000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大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u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仁愛東街51號</text:p>
          </table:table-cell>
          <table:table-cell office:value-type="string" table:style-name="ce10">
            <text:p>04 7113043</text:p>
          </table:table-cell>
          <table:table-cell office:value-type="float" office:value="203363.3" table:style-name="ce11">
            <text:p>203363.3</text:p>
          </table:table-cell>
          <table:table-cell office:value-type="float" office:value="2662595.89" table:style-name="ce11">
            <text:p>2662595.89</text:p>
          </table:table-cell>
          <table:table-cell office:value-type="string" table:style-name="ce10">
            <text:p>No.51, Ren'ai E. St., Changhua City, Changhua County 5000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民生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sheng Rd.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民生路322號</text:p>
          </table:table-cell>
          <table:table-cell office:value-type="string" table:style-name="ce10">
            <text:p>04 7228644</text:p>
          </table:table-cell>
          <table:table-cell office:value-type="float" office:value="203481.86" table:style-name="ce11">
            <text:p>203481.86</text:p>
          </table:table-cell>
          <table:table-cell office:value-type="float" office:value="2664340.2799999998" table:style-name="ce11">
            <text:p>2664340.28</text:p>
          </table:table-cell>
          <table:table-cell office:value-type="string" table:style-name="ce10">
            <text:p>No. 322, Minsheng Rd., Changhua City, Changhua County 5000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民族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u Rd.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西安里民族路326號</text:p>
          </table:table-cell>
          <table:table-cell office:value-type="string" table:style-name="ce10">
            <text:p>04 7228433</text:p>
          </table:table-cell>
          <table:table-cell office:value-type="float" office:value="203212.62" table:style-name="ce11">
            <text:p>203212.62</text:p>
          </table:table-cell>
          <table:table-cell office:value-type="float" office:value="2663243.83" table:style-name="ce11">
            <text:p>2663243.83</text:p>
          </table:table-cell>
          <table:table-cell office:value-type="string" table:style-name="ce10">
            <text:p>No. 326, Minzu Rd., Xi'an Vil., Changhua City, Changhua County 5000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莿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itong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彰鹿路6號</text:p>
          </table:table-cell>
          <table:table-cell office:value-type="string" table:style-name="ce10">
            <text:p>04 7523151</text:p>
          </table:table-cell>
          <table:table-cell office:value-type="float" office:value="201179.19" table:style-name="ce11">
            <text:p>201179.19</text:p>
          </table:table-cell>
          <table:table-cell office:value-type="float" office:value="2662185.42" table:style-name="ce11">
            <text:p>2662185.42</text:p>
          </table:table-cell>
          <table:table-cell office:value-type="string" table:style-name="ce10">
            <text:p>No. 6, Zhanglu Rd., Changhua City, Changhua County 50004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泰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he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泰和路2段399號</text:p>
          </table:table-cell>
          <table:table-cell office:value-type="string" table:style-name="ce10">
            <text:p>04 7237560</text:p>
          </table:table-cell>
          <table:table-cell office:value-type="float" office:value="204866.19" table:style-name="ce11">
            <text:p>204866.19</text:p>
          </table:table-cell>
          <table:table-cell office:value-type="float" office:value="2665696.61" table:style-name="ce11">
            <text:p>2665696.61</text:p>
          </table:table-cell>
          <table:table-cell office:value-type="string" table:style-name="ce10">
            <text:p>No. 399, Sec. 2, Taihe Rd., Changhua City, Changhua County 50004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大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zhu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彰南路2段160號</text:p>
          </table:table-cell>
          <table:table-cell office:value-type="string" table:style-name="ce10">
            <text:p>04 7381107</text:p>
          </table:table-cell>
          <table:table-cell office:value-type="float" office:value="207355.54" table:style-name="ce11">
            <text:p>207355.54</text:p>
          </table:table-cell>
          <table:table-cell office:value-type="float" office:value="2664483.2999999998" table:style-name="ce11">
            <text:p>2664483.3</text:p>
          </table:table-cell>
          <table:table-cell office:value-type="string" table:style-name="ce10">
            <text:p>No. 160, Sec. 2, Zhangnan Rd., Changhua City, Changhua County 50003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快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aiguan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彰南路5段26號</text:p>
          </table:table-cell>
          <table:table-cell office:value-type="string" table:style-name="ce10">
            <text:p>04 7381006</text:p>
          </table:table-cell>
          <table:table-cell office:value-type="float" office:value="210680.68799999999" table:style-name="ce11">
            <text:p>210680.688</text:p>
          </table:table-cell>
          <table:table-cell office:value-type="float" office:value="2662636.077" table:style-name="ce11">
            <text:p>2662636.077</text:p>
          </table:table-cell>
          <table:table-cell office:value-type="string" table:style-name="ce10">
            <text:p>No. 26, Sec. 5, Zhangnan Rd., Changhua City, Changhua County 50004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三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jia Police Station</text:p>
          </table:table-cell>
          <table:table-cell office:value-type="float" office:value="503" table:style-name="ce11">
            <text:p>503</text:p>
          </table:table-cell>
          <table:table-cell office:value-type="string" table:style-name="ce10">
            <text:p>彰化縣花壇鄉三春村彰員路1段565號</text:p>
          </table:table-cell>
          <table:table-cell office:value-type="string" table:style-name="ce10">
            <text:p>04 7862454</text:p>
          </table:table-cell>
          <table:table-cell office:value-type="float" office:value="205899.09" table:style-name="ce11">
            <text:p>205899.09</text:p>
          </table:table-cell>
          <table:table-cell office:value-type="float" office:value="2656650.89" table:style-name="ce11">
            <text:p>2656650.89</text:p>
          </table:table-cell>
          <table:table-cell office:value-type="string" table:style-name="ce10">
            <text:p>No. 565, Sec. 1, Zhangyuan Rd., Sanchun Vil., Huatan Township, Changhua County 503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花壇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uatan Police Station</text:p>
          </table:table-cell>
          <table:table-cell office:value-type="float" office:value="503" table:style-name="ce11">
            <text:p>503</text:p>
          </table:table-cell>
          <table:table-cell office:value-type="string" table:style-name="ce10">
            <text:p>彰化縣花壇鄉長沙村中正路1號</text:p>
          </table:table-cell>
          <table:table-cell office:value-type="string" table:style-name="ce10">
            <text:p>04 7862014</text:p>
          </table:table-cell>
          <table:table-cell office:value-type="float" office:value="204122.76" table:style-name="ce11">
            <text:p>204122.76</text:p>
          </table:table-cell>
          <table:table-cell office:value-type="float" office:value="2658230.6" table:style-name="ce11">
            <text:p>2658230.6</text:p>
          </table:table-cell>
          <table:table-cell office:value-type="string" table:style-name="ce10">
            <text:p>No. 1, Zhongzheng Rd., Changsha Vil., Huatan Township, Changhua County 5030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芬園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enyuan Police Station</text:p>
          </table:table-cell>
          <table:table-cell office:value-type="float" office:value="502" table:style-name="ce11">
            <text:p>502</text:p>
          </table:table-cell>
          <table:table-cell office:value-type="string" table:style-name="ce10">
            <text:p>彰化縣芬園鄉社口村彰南路4段175號</text:p>
          </table:table-cell>
          <table:table-cell office:value-type="string" table:style-name="ce10">
            <text:p>049 2522419</text:p>
          </table:table-cell>
          <table:table-cell office:value-type="float" office:value="212188.11" table:style-name="ce11">
            <text:p>212188.11</text:p>
          </table:table-cell>
          <table:table-cell office:value-type="float" office:value="2656756.5099999998" table:style-name="ce11">
            <text:p>2656756.51</text:p>
          </table:table-cell>
          <table:table-cell office:value-type="string" table:style-name="ce10">
            <text:p>No. 175, Sec. 4, Zhangnan Rd., Shekou Vil., Fenyuan Township, Changhua County 5020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八卦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guashan Police Station</text:p>
          </table:table-cell>
          <table:table-cell office:value-type="float" office:value="500" table:style-name="ce11">
            <text:p>500</text:p>
          </table:table-cell>
          <table:table-cell office:value-type="string" table:style-name="ce10">
            <text:p>彰化縣彰化市中山路2段456號</text:p>
          </table:table-cell>
          <table:table-cell office:value-type="string" table:style-name="ce10">
            <text:p>04 7284292</text:p>
          </table:table-cell>
          <table:table-cell office:value-type="float" office:value="203688.84" table:style-name="ce11">
            <text:p>203688.84</text:p>
          </table:table-cell>
          <table:table-cell office:value-type="float" office:value="2663684.2000000002" table:style-name="ce11">
            <text:p>2663684.2</text:p>
          </table:table-cell>
          <table:table-cell office:value-type="string" table:style-name="ce10">
            <text:p>No. 456, Sec. 2, Zhongshan Rd., Changhua City, Changhua County 50001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芳苑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angyuan Police Precinct</text:p>
          </table:table-cell>
          <table:table-cell office:value-type="float" office:value="526" table:style-name="ce11">
            <text:p>526</text:p>
          </table:table-cell>
          <table:table-cell office:value-type="string" table:style-name="ce10">
            <text:p>彰化縣芳苑鄉三合村斗苑路三合段522號</text:p>
          </table:table-cell>
          <table:table-cell office:value-type="string" table:style-name="ce10">
            <text:p>04 8960013</text:p>
          </table:table-cell>
          <table:table-cell office:value-type="float" office:value="183593.682" table:style-name="ce11">
            <text:p>183593.682</text:p>
          </table:table-cell>
          <table:table-cell office:value-type="float" office:value="2644840.7390000001" table:style-name="ce11">
            <text:p>2644840.739</text:p>
          </table:table-cell>
          <table:table-cell office:value-type="string" table:style-name="ce10">
            <text:p>No. 522, Sec. Sanhe, Douyuan Rd., Sanhe Vil., Fangyuan Township, Changhua County 5280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漢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nbao Police Station</text:p>
          </table:table-cell>
          <table:table-cell office:value-type="float" office:value="528" table:style-name="ce11">
            <text:p>528</text:p>
          </table:table-cell>
          <table:table-cell office:value-type="string" table:style-name="ce10">
            <text:p>彰化縣芳苑鄉漢寶村草漢路漢寶段495號</text:p>
          </table:table-cell>
          <table:table-cell office:value-type="string" table:style-name="ce10">
            <text:p>04 8991219</text:p>
          </table:table-cell>
          <table:table-cell office:value-type="float" office:value="187411.299" table:style-name="ce11">
            <text:p>187411.299</text:p>
          </table:table-cell>
          <table:table-cell office:value-type="float" office:value="2655715.0890000002" table:style-name="ce11">
            <text:p>2655715.089</text:p>
          </table:table-cell>
          <table:table-cell office:value-type="string" table:style-name="ce10">
            <text:p>No. 495, Sec. Hanbau, Caohan Rd., Hanbao Vil., Fangyuan Township, Changhua County 5280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二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Erlin Poice Station</text:p>
          </table:table-cell>
          <table:table-cell office:value-type="float" office:value="526" table:style-name="ce11">
            <text:p>526</text:p>
          </table:table-cell>
          <table:table-cell office:value-type="string" table:style-name="ce10">
            <text:p>彰化縣二林鎮斗苑路5段110號</text:p>
          </table:table-cell>
          <table:table-cell office:value-type="string" table:style-name="ce10">
            <text:p>04 8961072</text:p>
          </table:table-cell>
          <table:table-cell office:value-type="float" office:value="185835.31200000001" table:style-name="ce11">
            <text:p>185835.312</text:p>
          </table:table-cell>
          <table:table-cell office:value-type="float" office:value="2644043.574" table:style-name="ce11">
            <text:p>2644043.574</text:p>
          </table:table-cell>
          <table:table-cell office:value-type="string" table:style-name="ce10">
            <text:p>No. 110, Sec. 5, Douyuan Rd., Erlin Township, Changhua County 5260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萬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xing Police Station</text:p>
          </table:table-cell>
          <table:table-cell office:value-type="float" office:value="526" table:style-name="ce11">
            <text:p>526</text:p>
          </table:table-cell>
          <table:table-cell office:value-type="string" table:style-name="ce10">
            <text:p>彰化縣二林鎮二溪路6段395號</text:p>
          </table:table-cell>
          <table:table-cell office:value-type="string" table:style-name="ce10">
            <text:p>04 8682039</text:p>
          </table:table-cell>
          <table:table-cell office:value-type="float" office:value="191048.36" table:style-name="ce11">
            <text:p>191048.36</text:p>
          </table:table-cell>
          <table:table-cell office:value-type="float" office:value="2650053.27" table:style-name="ce11">
            <text:p>2650053.27</text:p>
          </table:table-cell>
          <table:table-cell office:value-type="string" table:style-name="ce10">
            <text:p>No. 395, Sec. 6, Erxi Rd., Erlin Township, Changhua County 526007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彰化縣</text:p>
          </table:table-cell>
          <table:table-cell office:value-type="string" table:style-name="ce5">
            <text:p>原斗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Yuandou Police Station</text:p>
          </table:table-cell>
          <table:table-cell office:value-type="float" office:value="526" table:style-name="ce6">
            <text:p>526</text:p>
          </table:table-cell>
          <table:table-cell office:value-type="string" table:style-name="ce19">
            <text:p>彰化縣二林鎮原斗里萬原路1段71號</text:p>
          </table:table-cell>
          <table:table-cell office:value-type="string" table:style-name="ce5">
            <text:p>04 8902041</text:p>
          </table:table-cell>
          <table:table-cell office:value-type="float" office:value="191502.443" table:style-name="ce6">
            <text:p>191502.443</text:p>
          </table:table-cell>
          <table:table-cell office:value-type="float" office:value="2643905.7200000002" table:style-name="ce6">
            <text:p>2643905.72</text:p>
          </table:table-cell>
          <table:table-cell office:value-type="string" table:style-name="ce5">
            <text:p>No. 71, Sec. 1, Wanyuan Rd., Erlin Township, Changhua County 526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竹塘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hutang Police Station</text:p>
          </table:table-cell>
          <table:table-cell office:value-type="float" office:value="525" table:style-name="ce11">
            <text:p>525</text:p>
          </table:table-cell>
          <table:table-cell office:value-type="string" table:style-name="ce10">
            <text:p>彰化縣竹塘鄉竹塘村竹林路1段255號</text:p>
          </table:table-cell>
          <table:table-cell office:value-type="string" table:style-name="ce10">
            <text:p>04 8972014</text:p>
          </table:table-cell>
          <table:table-cell office:value-type="float" office:value="191710.603" table:style-name="ce11">
            <text:p>191710.603</text:p>
          </table:table-cell>
          <table:table-cell office:value-type="float" office:value="2639593.0210000002" table:style-name="ce11">
            <text:p>2639593.021</text:p>
          </table:table-cell>
          <table:table-cell office:value-type="string" table:style-name="ce10">
            <text:p>No. 255, Sec. 1, Zhulin Rd., Zhutang Vil, Zhutang Township, Changhua County 5250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永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an Police Station</text:p>
          </table:table-cell>
          <table:table-cell office:value-type="float" office:value="525" table:style-name="ce11">
            <text:p>525</text:p>
          </table:table-cell>
          <table:table-cell office:value-type="string" table:style-name="ce10">
            <text:p>彰化縣竹塘鄉永安村東陽路2段221號</text:p>
          </table:table-cell>
          <table:table-cell office:value-type="string" table:style-name="ce10">
            <text:p>04 8972684</text:p>
          </table:table-cell>
          <table:table-cell office:value-type="float" office:value="187101.883" table:style-name="ce11">
            <text:p>187101.883</text:p>
          </table:table-cell>
          <table:table-cell office:value-type="float" office:value="2638168.3879999998" table:style-name="ce11">
            <text:p>2638168.388</text:p>
          </table:table-cell>
          <table:table-cell office:value-type="string" table:style-name="ce10">
            <text:p>No. 221, Sec. 2, Dongyang Rd., Yongan Vil., Zhutang Township, Changhua County 525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大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cheng Police Station</text:p>
          </table:table-cell>
          <table:table-cell office:value-type="float" office:value="527" table:style-name="ce11">
            <text:p>527</text:p>
          </table:table-cell>
          <table:table-cell office:value-type="string" table:style-name="ce10">
            <text:p>彰化縣大城鄉東城村東平路114號</text:p>
          </table:table-cell>
          <table:table-cell office:value-type="string" table:style-name="ce10">
            <text:p>04 8941012</text:p>
          </table:table-cell>
          <table:table-cell office:value-type="float" office:value="181009.31700000001" table:style-name="ce11">
            <text:p>181009.317</text:p>
          </table:table-cell>
          <table:table-cell office:value-type="float" office:value="2639175.656" table:style-name="ce11">
            <text:p>2639175.656</text:p>
          </table:table-cell>
          <table:table-cell office:value-type="string" table:style-name="ce10">
            <text:p>No. 114, Dongping Rd., Dongcheng Vil., Dacheng Township, Changhua County 5270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西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gang Police Station</text:p>
          </table:table-cell>
          <table:table-cell office:value-type="float" office:value="527" table:style-name="ce11">
            <text:p>527</text:p>
          </table:table-cell>
          <table:table-cell office:value-type="string" table:style-name="ce10">
            <text:p>彰化縣大城鄉東港村中央路10號</text:p>
          </table:table-cell>
          <table:table-cell office:value-type="string" table:style-name="ce10">
            <text:p>04 8941334</text:p>
          </table:table-cell>
          <table:table-cell office:value-type="float" office:value="177651.97399999999" table:style-name="ce11">
            <text:p>177651.974</text:p>
          </table:table-cell>
          <table:table-cell office:value-type="float" office:value="2640043.6490000002" table:style-name="ce11">
            <text:p>2640043.649</text:p>
          </table:table-cell>
          <table:table-cell office:value-type="string" table:style-name="ce10">
            <text:p>No. 10, Zhongyang Rd., Donggang Vil., Dacheng Township, Changhua County 5270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芳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angyuan Police Station</text:p>
          </table:table-cell>
          <table:table-cell office:value-type="float" office:value="528" table:style-name="ce11">
            <text:p>528</text:p>
          </table:table-cell>
          <table:table-cell office:value-type="string" table:style-name="ce10">
            <text:p>彰化縣芳苑鄉仁愛村芳新路20號</text:p>
          </table:table-cell>
          <table:table-cell office:value-type="string" table:style-name="ce10">
            <text:p>04 8983432</text:p>
          </table:table-cell>
          <table:table-cell office:value-type="float" office:value="180337.87100000001" table:style-name="ce11">
            <text:p>180337.871</text:p>
          </table:table-cell>
          <table:table-cell office:value-type="float" office:value="2646898.8390000002" table:style-name="ce11">
            <text:p>2646898.839</text:p>
          </table:table-cell>
          <table:table-cell office:value-type="string" table:style-name="ce10">
            <text:p>No. 20, Fangxin Rd., Renai Vil., Fangyuan Township, Changhua County 5280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路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shang Police Station</text:p>
          </table:table-cell>
          <table:table-cell office:value-type="float" office:value="528" table:style-name="ce11">
            <text:p>528</text:p>
          </table:table-cell>
          <table:table-cell office:value-type="string" table:style-name="ce10">
            <text:p>彰化縣芳苑鄉路平村上林路路上段338號</text:p>
          </table:table-cell>
          <table:table-cell office:value-type="string" table:style-name="ce10">
            <text:p>04 8983844</text:p>
          </table:table-cell>
          <table:table-cell office:value-type="float" office:value="182461.32800000001" table:style-name="ce11">
            <text:p>182461.328</text:p>
          </table:table-cell>
          <table:table-cell office:value-type="float" office:value="2643283.693" table:style-name="ce11">
            <text:p>2643283.693</text:p>
          </table:table-cell>
          <table:table-cell office:value-type="string" table:style-name="ce10">
            <text:p>No. 338, Sec. Lushang, Shanglin Rd., Luping Vil., Fangyuan Township, Changhua County 5280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草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hu Polilce Staion</text:p>
          </table:table-cell>
          <table:table-cell office:value-type="float" office:value="528" table:style-name="ce11">
            <text:p>528</text:p>
          </table:table-cell>
          <table:table-cell office:value-type="string" table:style-name="ce10">
            <text:p>彰化縣芳苑鄉建平村二溪路草2段272號</text:p>
          </table:table-cell>
          <table:table-cell office:value-type="string" table:style-name="ce10">
            <text:p>04 8862438</text:p>
          </table:table-cell>
          <table:table-cell office:value-type="float" office:value="187168.83600000001" table:style-name="ce11">
            <text:p>187168.836</text:p>
          </table:table-cell>
          <table:table-cell office:value-type="float" office:value="2650004.2680000002" table:style-name="ce11">
            <text:p>2650004.268</text:p>
          </table:table-cell>
          <table:table-cell office:value-type="string" table:style-name="ce10">
            <text:p>No. 272, Sec. Cao 2, Erxi Rd., Jianping Vil., Fangyuan Township, Changhua County 5280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王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ggong Police Station</text:p>
          </table:table-cell>
          <table:table-cell office:value-type="float" office:value="528" table:style-name="ce11">
            <text:p>528</text:p>
          </table:table-cell>
          <table:table-cell office:value-type="string" table:style-name="ce10">
            <text:p>彰化縣芳苑鄉王功村芳漢路王功段600號</text:p>
          </table:table-cell>
          <table:table-cell office:value-type="string" table:style-name="ce10">
            <text:p>04 8932151</text:p>
          </table:table-cell>
          <table:table-cell office:value-type="float" office:value="182983.04000000001" table:style-name="ce11">
            <text:p>182983.04</text:p>
          </table:table-cell>
          <table:table-cell office:value-type="float" office:value="2651403.2599999998" table:style-name="ce11">
            <text:p>2651403.26</text:p>
          </table:table-cell>
          <table:table-cell office:value-type="string" table:style-name="ce10">
            <text:p>No. 600, Sec. Wanggong, Fanghan Rd., Wanggong Vil., Fangyuan Township, Changhua County 52801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北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eidou Police Precinct</text:p>
          </table:table-cell>
          <table:table-cell office:value-type="float" office:value="521" table:style-name="ce11">
            <text:p>521</text:p>
          </table:table-cell>
          <table:table-cell office:value-type="string" table:style-name="ce10">
            <text:p>彰化縣北斗鎮光復路215號</text:p>
          </table:table-cell>
          <table:table-cell office:value-type="string" table:style-name="ce10">
            <text:p>04 8882010</text:p>
          </table:table-cell>
          <table:table-cell office:value-type="float" office:value="201512.52100000001" table:style-name="ce11">
            <text:p>201512.521</text:p>
          </table:table-cell>
          <table:table-cell office:value-type="float" office:value="2641236.577" table:style-name="ce11">
            <text:p>2641236.577</text:p>
          </table:table-cell>
          <table:table-cell office:value-type="string" table:style-name="ce10">
            <text:p>No. 215, Guangfu Rd., Beidou Township, Changhua County 5210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北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dou Police Station</text:p>
          </table:table-cell>
          <table:table-cell office:value-type="float" office:value="521" table:style-name="ce11">
            <text:p>521</text:p>
          </table:table-cell>
          <table:table-cell office:value-type="string" table:style-name="ce10">
            <text:p>彰化縣北斗鎮光復路215號</text:p>
          </table:table-cell>
          <table:table-cell office:value-type="string" table:style-name="ce10">
            <text:p>04 8882604</text:p>
          </table:table-cell>
          <table:table-cell office:value-type="float" office:value="201512.52100000001" table:style-name="ce11">
            <text:p>201512.521</text:p>
          </table:table-cell>
          <table:table-cell office:value-type="float" office:value="2641236.577" table:style-name="ce11">
            <text:p>2641236.577</text:p>
          </table:table-cell>
          <table:table-cell office:value-type="string" table:style-name="ce10">
            <text:p>No. 215, Guangfu Rd., Beidou Township, Changhua County 521032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彰化縣</text:p>
          </table:table-cell>
          <table:table-cell office:value-type="string" table:style-name="ce5">
            <text:p>田尾分駐所</text:p>
          </table:table-cell>
          <table:table-cell office:value-type="string" table:style-name="ce5">
            <text:p>分駐所</text:p>
          </table:table-cell>
          <table:table-cell office:value-type="string" table:style-name="ce5">
            <text:p>Tianwei Police Station</text:p>
          </table:table-cell>
          <table:table-cell office:value-type="float" office:value="522" table:style-name="ce6">
            <text:p>522</text:p>
          </table:table-cell>
          <table:table-cell office:value-type="string" table:style-name="ce5">
            <text:p>彰化縣田尾鄉田尾村光復路3段138號</text:p>
          </table:table-cell>
          <table:table-cell office:value-type="string" table:style-name="ce5">
            <text:p>04 8832854</text:p>
          </table:table-cell>
          <table:table-cell office:value-type="float" office:value="201755.84" table:style-name="ce6">
            <text:p>201755.84</text:p>
          </table:table-cell>
          <table:table-cell office:value-type="float" office:value="2643198.4900000002" table:style-name="ce6">
            <text:p>2643198.49</text:p>
          </table:table-cell>
          <table:table-cell office:value-type="string" table:style-name="ce5">
            <text:p>No. 138, Sec. 3, Guangfu Rd., Tianwei Vil, Tianwei Township, Changhua County 522053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海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feng Police Station</text:p>
          </table:table-cell>
          <table:table-cell office:value-type="float" office:value="522" table:style-name="ce11">
            <text:p>522</text:p>
          </table:table-cell>
          <table:table-cell office:value-type="string" table:style-name="ce10">
            <text:p>彰化縣田尾鄉陸豐村民生路3段280號</text:p>
          </table:table-cell>
          <table:table-cell office:value-type="string" table:style-name="ce10">
            <text:p>04 8222160</text:p>
          </table:table-cell>
          <table:table-cell office:value-type="float" office:value="199370.38500000001" table:style-name="ce11">
            <text:p>199370.385</text:p>
          </table:table-cell>
          <table:table-cell office:value-type="float" office:value="2645994.2149999999" table:style-name="ce11">
            <text:p>2645994.215</text:p>
          </table:table-cell>
          <table:table-cell office:value-type="string" table:style-name="ce10">
            <text:p>No. 280, Sec. 3, Minsheng Rd., Lufeng Vil., Tianwei Township, Changhua County 5220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埤頭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Pitou Police Station</text:p>
          </table:table-cell>
          <table:table-cell office:value-type="float" office:value="523" table:style-name="ce11">
            <text:p>523</text:p>
          </table:table-cell>
          <table:table-cell office:value-type="string" table:style-name="ce10">
            <text:p>彰化縣埤頭鄉合興村斗苑西路305號</text:p>
          </table:table-cell>
          <table:table-cell office:value-type="string" table:style-name="ce10">
            <text:p>04 8922041</text:p>
          </table:table-cell>
          <table:table-cell office:value-type="float" office:value="194820.223" table:style-name="ce11">
            <text:p>194820.223</text:p>
          </table:table-cell>
          <table:table-cell office:value-type="float" office:value="2643149.2319999998" table:style-name="ce11">
            <text:p>2643149.232</text:p>
          </table:table-cell>
          <table:table-cell office:value-type="string" table:style-name="ce10">
            <text:p>No. 305, Douyuan W. Rd., Hexing Vil., Pitou Township, Changhua County 52303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中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he Police Station</text:p>
          </table:table-cell>
          <table:table-cell office:value-type="float" office:value="523" table:style-name="ce11">
            <text:p>523</text:p>
          </table:table-cell>
          <table:table-cell office:value-type="string" table:style-name="ce10">
            <text:p>彰化縣埤頭鄉中和村溪林路337號</text:p>
          </table:table-cell>
          <table:table-cell office:value-type="string" table:style-name="ce10">
            <text:p>04 8896155</text:p>
          </table:table-cell>
          <table:table-cell office:value-type="float" office:value="194901.65900000001" table:style-name="ce11">
            <text:p>194901.659</text:p>
          </table:table-cell>
          <table:table-cell office:value-type="float" office:value="2638138.1719999998" table:style-name="ce11">
            <text:p>2638138.172</text:p>
          </table:table-cell>
          <table:table-cell office:value-type="string" table:style-name="ce10">
            <text:p>No. 337, Xilin Rd., Zhonghe Vil., Pitou Township, Changhua County 5230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溪州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zhou Police Station</text:p>
          </table:table-cell>
          <table:table-cell office:value-type="float" office:value="524" table:style-name="ce11">
            <text:p>524</text:p>
          </table:table-cell>
          <table:table-cell office:value-type="string" table:style-name="ce10">
            <text:p>彰化縣溪州鄉溪州村中山路3段292號</text:p>
          </table:table-cell>
          <table:table-cell office:value-type="string" table:style-name="ce10">
            <text:p>04 8895029</text:p>
          </table:table-cell>
          <table:table-cell office:value-type="float" office:value="198406.57800000001" table:style-name="ce11">
            <text:p>198406.578</text:p>
          </table:table-cell>
          <table:table-cell office:value-type="float" office:value="2638824.0809999998" table:style-name="ce11">
            <text:p>2638824.081</text:p>
          </table:table-cell>
          <table:table-cell office:value-type="string" table:style-name="ce10">
            <text:p>No. 292, Sec. 3, Zhongshan Rd., Xizhou Vil., Xizhou Township, Changhua County 5240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三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tiao Police Station</text:p>
          </table:table-cell>
          <table:table-cell office:value-type="float" office:value="524" table:style-name="ce11">
            <text:p>524</text:p>
          </table:table-cell>
          <table:table-cell office:value-type="string" table:style-name="ce10">
            <text:p>彰化縣溪州鄉三條村南九甲巷5號</text:p>
          </table:table-cell>
          <table:table-cell office:value-type="string" table:style-name="ce10">
            <text:p>04 8895432</text:p>
          </table:table-cell>
          <table:table-cell office:value-type="float" office:value="198581.31200000001" table:style-name="ce11">
            <text:p>198581.312</text:p>
          </table:table-cell>
          <table:table-cell office:value-type="float" office:value="2636003.3879999998" table:style-name="ce11">
            <text:p>2636003.388</text:p>
          </table:table-cell>
          <table:table-cell office:value-type="string" table:style-name="ce10">
            <text:p>No. 5, South Jiujia Ln., Santiao Vil., Xizhou Township, Changhua County 5240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成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ong Police Station</text:p>
          </table:table-cell>
          <table:table-cell office:value-type="float" office:value="524" table:style-name="ce11">
            <text:p>524</text:p>
          </table:table-cell>
          <table:table-cell office:value-type="string" table:style-name="ce10">
            <text:p>彰化縣溪州鄉成功村庄中路20號</text:p>
          </table:table-cell>
          <table:table-cell office:value-type="string" table:style-name="ce10">
            <text:p>04 8802163</text:p>
          </table:table-cell>
          <table:table-cell office:value-type="float" office:value="203853.454" table:style-name="ce11">
            <text:p>203853.454</text:p>
          </table:table-cell>
          <table:table-cell office:value-type="float" office:value="2635844.4509999999" table:style-name="ce11">
            <text:p>2635844.451</text:p>
          </table:table-cell>
          <table:table-cell office:value-type="string" table:style-name="ce10">
            <text:p>No. 20, Zhuangzhong Rd., Chenggong Vil., Xizhou Township, Changhua County 5240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和美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emei Police Precinct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彰美路5段328號</text:p>
          </table:table-cell>
          <table:table-cell office:value-type="string" table:style-name="ce10">
            <text:p>04 7552031</text:p>
          </table:table-cell>
          <table:table-cell office:value-type="float" office:value="199134.43" table:style-name="ce11">
            <text:p>199134.43</text:p>
          </table:table-cell>
          <table:table-cell office:value-type="float" office:value="2667409.56" table:style-name="ce11">
            <text:p>2667409.56</text:p>
          </table:table-cell>
          <table:table-cell office:value-type="string" table:style-name="ce10">
            <text:p>No. 328, Sec. 5, Zhangmei Rd., Hemei Township, Changhua County 50801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和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mei Police Station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彰美路5段328號</text:p>
          </table:table-cell>
          <table:table-cell office:value-type="string" table:style-name="ce10">
            <text:p>04 7554005</text:p>
          </table:table-cell>
          <table:table-cell office:value-type="float" office:value="199134.43" table:style-name="ce11">
            <text:p>199134.43</text:p>
          </table:table-cell>
          <table:table-cell office:value-type="float" office:value="2667409.56" table:style-name="ce11">
            <text:p>2667409.56</text:p>
          </table:table-cell>
          <table:table-cell office:value-type="string" table:style-name="ce10">
            <text:p>No. 328, Sec. 5, Zhangmei Rd., Hemei Township, Changhua County 50801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大霞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xia Police Station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彰和路3段420號</text:p>
          </table:table-cell>
          <table:table-cell office:value-type="string" table:style-name="ce10">
            <text:p>04 7555564</text:p>
          </table:table-cell>
          <table:table-cell office:value-type="float" office:value="199566.83" table:style-name="ce11">
            <text:p>199566.83</text:p>
          </table:table-cell>
          <table:table-cell office:value-type="float" office:value="2666364.5" table:style-name="ce11">
            <text:p>2666364.5</text:p>
          </table:table-cell>
          <table:table-cell office:value-type="string" table:style-name="ce10">
            <text:p>No. 420, Sec. 3, Zhanghe Rd., Hemei Township, Changhua County 5080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嘉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li Police Station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彰美路3段418號</text:p>
          </table:table-cell>
          <table:table-cell office:value-type="string" table:style-name="ce10">
            <text:p>04 7555574</text:p>
          </table:table-cell>
          <table:table-cell office:value-type="float" office:value="200844.6" table:style-name="ce11">
            <text:p>200844.6</text:p>
          </table:table-cell>
          <table:table-cell office:value-type="float" office:value="2666537.44" table:style-name="ce11">
            <text:p>2666537.44</text:p>
          </table:table-cell>
          <table:table-cell office:value-type="string" table:style-name="ce10">
            <text:p>No. 418, Sec. 3, Zhangmei Rd., Hemei Township, Changhua County 5080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中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liao Police Station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彰新路3段10號</text:p>
          </table:table-cell>
          <table:table-cell office:value-type="string" table:style-name="ce10">
            <text:p>04 7355184</text:p>
          </table:table-cell>
          <table:table-cell office:value-type="float" office:value="202543.39" table:style-name="ce11">
            <text:p>202543.39</text:p>
          </table:table-cell>
          <table:table-cell office:value-type="float" office:value="2666773.27" table:style-name="ce11">
            <text:p>2666773.27</text:p>
          </table:table-cell>
          <table:table-cell office:value-type="string" table:style-name="ce10">
            <text:p>No. 10, Sec. 3, Zhangxin Rd., Hemei Township, Changhua County 5080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塗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cuo Police Station</text:p>
          </table:table-cell>
          <table:table-cell office:value-type="float" office:value="508" table:style-name="ce11">
            <text:p>508</text:p>
          </table:table-cell>
          <table:table-cell office:value-type="string" table:style-name="ce10">
            <text:p>彰化縣和美鎮塗厝里和厝路2段341號</text:p>
          </table:table-cell>
          <table:table-cell office:value-type="string" table:style-name="ce10">
            <text:p>04 7555584</text:p>
          </table:table-cell>
          <table:table-cell office:value-type="float" office:value="199776.15" table:style-name="ce11">
            <text:p>199776.15</text:p>
          </table:table-cell>
          <table:table-cell office:value-type="float" office:value="2669972.84" table:style-name="ce11">
            <text:p>2669972.84</text:p>
          </table:table-cell>
          <table:table-cell office:value-type="string" table:style-name="ce10">
            <text:p>No. 341, Sec. 2, Hecuo Rd., Tucuo Vil., Hemei Township, Changhua County 508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伸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engang Police Station</text:p>
          </table:table-cell>
          <table:table-cell office:value-type="float" office:value="509" table:style-name="ce11">
            <text:p>509</text:p>
          </table:table-cell>
          <table:table-cell office:value-type="string" table:style-name="ce10">
            <text:p>彰化縣伸港鄉大同村中興路2段197號</text:p>
          </table:table-cell>
          <table:table-cell office:value-type="string" table:style-name="ce10">
            <text:p>04 7982044</text:p>
          </table:table-cell>
          <table:table-cell office:value-type="float" office:value="197746.497" table:style-name="ce11">
            <text:p>197746.497</text:p>
          </table:table-cell>
          <table:table-cell office:value-type="float" office:value="2672765.3790000002" table:style-name="ce11">
            <text:p>2672765.379</text:p>
          </table:table-cell>
          <table:table-cell office:value-type="string" table:style-name="ce10">
            <text:p>No. 197, Sec. 2, Zhongxing Rd., Datong Vil., Shengang Township, Changhua County 509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線西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anxi Police Station</text:p>
          </table:table-cell>
          <table:table-cell office:value-type="float" office:value="507" table:style-name="ce11">
            <text:p>507</text:p>
          </table:table-cell>
          <table:table-cell office:value-type="string" table:style-name="ce10">
            <text:p>彰化縣線西鄉寓埔村中央路2段65號</text:p>
          </table:table-cell>
          <table:table-cell office:value-type="string" table:style-name="ce10">
            <text:p>04 7582247</text:p>
          </table:table-cell>
          <table:table-cell office:value-type="float" office:value="196185.59" table:style-name="ce11">
            <text:p>196185.59</text:p>
          </table:table-cell>
          <table:table-cell office:value-type="float" office:value="2669638.9500000002" table:style-name="ce11">
            <text:p>2669638.95</text:p>
          </table:table-cell>
          <table:table-cell office:value-type="string" table:style-name="ce10">
            <text:p>No. 65, Sec. 2, Zhongyang Rd., Yupu Vil., Xianxi Township, Changhua County 507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鹿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ukang Police Precinct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東興路300號</text:p>
          </table:table-cell>
          <table:table-cell office:value-type="string" table:style-name="ce10">
            <text:p>04 7772001</text:p>
          </table:table-cell>
          <table:table-cell office:value-type="float" office:value="192860.53090000001" table:style-name="ce11">
            <text:p>192860.5309</text:p>
          </table:table-cell>
          <table:table-cell office:value-type="float" office:value="2661710.2859999998" table:style-name="ce11">
            <text:p>2661710.286</text:p>
          </table:table-cell>
          <table:table-cell office:value-type="string" table:style-name="ce10">
            <text:p>No. 300, Dongxing Rd., Lukang Township, Changhua County 5050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馬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ming Police Station</text:p>
          </table:table-cell>
          <table:table-cell office:value-type="float" office:value="504" table:style-name="ce11">
            <text:p>504</text:p>
          </table:table-cell>
          <table:table-cell office:value-type="string" table:style-name="ce10">
            <text:p>彰化縣秀水鄉鶴鳴村彰鹿路98號</text:p>
          </table:table-cell>
          <table:table-cell office:value-type="string" table:style-name="ce10">
            <text:p>04 7692082</text:p>
          </table:table-cell>
          <table:table-cell office:value-type="float" office:value="199695.283" table:style-name="ce11">
            <text:p>199695.283</text:p>
          </table:table-cell>
          <table:table-cell office:value-type="float" office:value="2660775.7200000002" table:style-name="ce11">
            <text:p>2660775.72</text:p>
          </table:table-cell>
          <table:table-cell office:value-type="string" table:style-name="ce10">
            <text:p>No. 98, Zhanglu Rd., Heming Vil., Xiushui Township, Changhua County 5040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鹿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kang Police Station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中山路300號</text:p>
          </table:table-cell>
          <table:table-cell office:value-type="string" table:style-name="ce10">
            <text:p>04 7772118</text:p>
          </table:table-cell>
          <table:table-cell office:value-type="float" office:value="192371.15" table:style-name="ce11">
            <text:p>192371.15</text:p>
          </table:table-cell>
          <table:table-cell office:value-type="float" office:value="2661464.71" table:style-name="ce11">
            <text:p>2661464.71</text:p>
          </table:table-cell>
          <table:table-cell office:value-type="string" table:style-name="ce10">
            <text:p>No. 300, Zhongshan Rd., Lukang Township, Changhua County 5050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和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xing Police Station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中山路108號</text:p>
          </table:table-cell>
          <table:table-cell office:value-type="string" table:style-name="ce10">
            <text:p>04 7772119</text:p>
          </table:table-cell>
          <table:table-cell office:value-type="float" office:value="192641.144" table:style-name="ce11">
            <text:p>192641.144</text:p>
          </table:table-cell>
          <table:table-cell office:value-type="float" office:value="2660990.8530000001" table:style-name="ce11">
            <text:p>2660990.853</text:p>
          </table:table-cell>
          <table:table-cell office:value-type="string" table:style-name="ce10">
            <text:p>No. 108, Zhongshan Rd., Lukang Township, Changhua County 5050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海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pu Police Station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鹿草路2段909號</text:p>
          </table:table-cell>
          <table:table-cell office:value-type="string" table:style-name="ce10">
            <text:p>04 7775565</text:p>
          </table:table-cell>
          <table:table-cell office:value-type="float" office:value="193493.17" table:style-name="ce11">
            <text:p>193493.17</text:p>
          </table:table-cell>
          <table:table-cell office:value-type="float" office:value="2664493.5" table:style-name="ce11">
            <text:p>2664493.5</text:p>
          </table:table-cell>
          <table:table-cell office:value-type="string" table:style-name="ce10">
            <text:p>No. 909, Sec. 2, Lucao Rd., Lukang Township, Changhua County 50503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草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gang Police Station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草中里草港巷125號</text:p>
          </table:table-cell>
          <table:table-cell office:value-type="string" table:style-name="ce10">
            <text:p>04 7713404</text:p>
          </table:table-cell>
          <table:table-cell office:value-type="float" office:value="194880.02290000001" table:style-name="ce11">
            <text:p>194880.0229</text:p>
          </table:table-cell>
          <table:table-cell office:value-type="float" office:value="2666917.3029999998" table:style-name="ce11">
            <text:p>2666917.303</text:p>
          </table:table-cell>
          <table:table-cell office:value-type="string" table:style-name="ce10">
            <text:p>No. 125, Caogang Ln., Caozhong Vil., Lukang Township, Changhua County 50501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頂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fan Police Station</text:p>
          </table:table-cell>
          <table:table-cell office:value-type="float" office:value="505" table:style-name="ce11">
            <text:p>505</text:p>
          </table:table-cell>
          <table:table-cell office:value-type="string" table:style-name="ce10">
            <text:p>彰化縣鹿港鎮鹿和路4段25號</text:p>
          </table:table-cell>
          <table:table-cell office:value-type="string" table:style-name="ce10">
            <text:p>04 7711934</text:p>
          </table:table-cell>
          <table:table-cell office:value-type="float" office:value="197266.63" table:style-name="ce11">
            <text:p>197266.63</text:p>
          </table:table-cell>
          <table:table-cell office:value-type="float" office:value="2664666.62" table:style-name="ce11">
            <text:p>2664666.62</text:p>
          </table:table-cell>
          <table:table-cell office:value-type="string" table:style-name="ce10">
            <text:p>No. 25, Sec. 4, Luhe Rd., Lukang Township, Changhua County 5050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福興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uxing Police Station</text:p>
          </table:table-cell>
          <table:table-cell office:value-type="float" office:value="506" table:style-name="ce11">
            <text:p>506</text:p>
          </table:table-cell>
          <table:table-cell office:value-type="string" table:style-name="ce10">
            <text:p>彰化縣福興鄉橋頭村彰鹿路7段245號</text:p>
          </table:table-cell>
          <table:table-cell office:value-type="string" table:style-name="ce10">
            <text:p>04 7775405</text:p>
          </table:table-cell>
          <table:table-cell office:value-type="float" office:value="194080.038" table:style-name="ce11">
            <text:p>194080.038</text:p>
          </table:table-cell>
          <table:table-cell office:value-type="float" office:value="2660324.96" table:style-name="ce11">
            <text:p>2660324.96</text:p>
          </table:table-cell>
          <table:table-cell office:value-type="string" table:style-name="ce10">
            <text:p>No. 245, Sec. 7, Zhanglu Rd., Qiaotou Vil., Fuxing Township, Changhua County 5060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洪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jue Police Station</text:p>
          </table:table-cell>
          <table:table-cell office:value-type="float" office:value="506" table:style-name="ce11">
            <text:p>506</text:p>
          </table:table-cell>
          <table:table-cell office:value-type="string" table:style-name="ce10">
            <text:p>彰化縣福興鄉秀厝村福三路3段468號</text:p>
          </table:table-cell>
          <table:table-cell office:value-type="string" table:style-name="ce10">
            <text:p>04 7704441</text:p>
          </table:table-cell>
          <table:table-cell office:value-type="float" office:value="191683.10500000001" table:style-name="ce11">
            <text:p>191683.105</text:p>
          </table:table-cell>
          <table:table-cell office:value-type="float" office:value="2658462.5959999999" table:style-name="ce11">
            <text:p>2658462.596</text:p>
          </table:table-cell>
          <table:table-cell office:value-type="string" table:style-name="ce10">
            <text:p>No. 468, Sec. 3, Fusan Rd., Xiucuo Vil., Fuxing Township, Changhua County 5060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外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izhong <text:s/>Police Station</text:p>
          </table:table-cell>
          <table:table-cell office:value-type="float" office:value="506" table:style-name="ce11">
            <text:p>506</text:p>
          </table:table-cell>
          <table:table-cell office:value-type="string" table:style-name="ce10">
            <text:p>彰化縣福興鄉外中村外中街237號</text:p>
          </table:table-cell>
          <table:table-cell office:value-type="string" table:style-name="ce10">
            <text:p>04 7792048</text:p>
          </table:table-cell>
          <table:table-cell office:value-type="float" office:value="196292.883" table:style-name="ce11">
            <text:p>196292.883</text:p>
          </table:table-cell>
          <table:table-cell office:value-type="float" office:value="2657074.4210000001" table:style-name="ce11">
            <text:p>2657074.421</text:p>
          </table:table-cell>
          <table:table-cell office:value-type="string" table:style-name="ce10">
            <text:p>No. 237, Waizhong St., Waizhong Vil., Fuxing Township, Changhua County 50601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秀水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ushui Police Station</text:p>
          </table:table-cell>
          <table:table-cell office:value-type="float" office:value="504" table:style-name="ce11">
            <text:p>504</text:p>
          </table:table-cell>
          <table:table-cell office:value-type="string" table:style-name="ce10">
            <text:p>彰化縣秀水鄉福安村復新街9號</text:p>
          </table:table-cell>
          <table:table-cell office:value-type="string" table:style-name="ce10">
            <text:p>04 7692964</text:p>
          </table:table-cell>
          <table:table-cell office:value-type="float" office:value="199072.56" table:style-name="ce11">
            <text:p>199072.56</text:p>
          </table:table-cell>
          <table:table-cell office:value-type="float" office:value="2658368.7999999998" table:style-name="ce11">
            <text:p>2658368.8</text:p>
          </table:table-cell>
          <table:table-cell office:value-type="string" table:style-name="ce10">
            <text:p>No. 9, Fuxin St., Fu'an Vil., Xiushui Township, Changhua County 50401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秀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u'an Police Station</text:p>
          </table:table-cell>
          <table:table-cell office:value-type="float" office:value="504" table:style-name="ce11">
            <text:p>504</text:p>
          </table:table-cell>
          <table:table-cell office:value-type="string" table:style-name="ce10">
            <text:p>彰化縣秀水鄉安溪村安溪街57號</text:p>
          </table:table-cell>
          <table:table-cell office:value-type="string" table:style-name="ce10">
            <text:p>04 7692304</text:p>
          </table:table-cell>
          <table:table-cell office:value-type="float" office:value="200069.3634" table:style-name="ce11">
            <text:p>200069.3634</text:p>
          </table:table-cell>
          <table:table-cell office:value-type="float" office:value="2659727.4750000001" table:style-name="ce11">
            <text:p>2659727.475</text:p>
          </table:table-cell>
          <table:table-cell office:value-type="string" table:style-name="ce10">
            <text:p>No. 57, Anxi St., Anxi Vil., Xiushui Township, Changhua County 5040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溪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hu Police Precinct</text:p>
          </table:table-cell>
          <table:table-cell office:value-type="float" office:value="514" table:style-name="ce11">
            <text:p>514</text:p>
          </table:table-cell>
          <table:table-cell office:value-type="string" table:style-name="ce10">
            <text:p>彰化縣溪湖鎮青雅路88號</text:p>
          </table:table-cell>
          <table:table-cell office:value-type="string" table:style-name="ce10">
            <text:p>04 8852026</text:p>
          </table:table-cell>
          <table:table-cell office:value-type="float" office:value="197432.56" table:style-name="ce11">
            <text:p>197432.56</text:p>
          </table:table-cell>
          <table:table-cell office:value-type="float" office:value="2651464.91" table:style-name="ce11">
            <text:p>2651464.91</text:p>
          </table:table-cell>
          <table:table-cell office:value-type="string" table:style-name="ce10">
            <text:p>No. 88, Qingya Rd., Xihu Township, Changhua County 5140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溪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hu Police Station</text:p>
          </table:table-cell>
          <table:table-cell office:value-type="float" office:value="514" table:style-name="ce11">
            <text:p>514</text:p>
          </table:table-cell>
          <table:table-cell office:value-type="string" table:style-name="ce10">
            <text:p>彰化縣溪湖鎮員鹿路3段262號</text:p>
          </table:table-cell>
          <table:table-cell office:value-type="string" table:style-name="ce10">
            <text:p>04 8852404</text:p>
          </table:table-cell>
          <table:table-cell office:value-type="float" office:value="197029.16200000001" table:style-name="ce11">
            <text:p>197029.162</text:p>
          </table:table-cell>
          <table:table-cell office:value-type="float" office:value="2650980.5" table:style-name="ce11">
            <text:p>2650980.5</text:p>
          </table:table-cell>
          <table:table-cell office:value-type="string" table:style-name="ce10">
            <text:p>No. 262, Sec. 3, Yuanlu Rd., Xihu Township, Changhua County 5140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媽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cuo Police Station</text:p>
          </table:table-cell>
          <table:table-cell office:value-type="float" office:value="514" table:style-name="ce11">
            <text:p>514</text:p>
          </table:table-cell>
          <table:table-cell office:value-type="string" table:style-name="ce10">
            <text:p>彰化縣溪湖鎮媽厝里湳底路60號</text:p>
          </table:table-cell>
          <table:table-cell office:value-type="string" table:style-name="ce10">
            <text:p>04 8852814</text:p>
          </table:table-cell>
          <table:table-cell office:value-type="float" office:value="199002.53" table:style-name="ce11">
            <text:p>199002.53</text:p>
          </table:table-cell>
          <table:table-cell office:value-type="float" office:value="2648474.69" table:style-name="ce11">
            <text:p>2648474.69</text:p>
          </table:table-cell>
          <table:table-cell office:value-type="string" table:style-name="ce10">
            <text:p>No. 60, Nandi Rd., Macuo Vil., Xihu Township, Changhua County 5140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埔心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Puxin Police Station</text:p>
          </table:table-cell>
          <table:table-cell office:value-type="float" office:value="513" table:style-name="ce11">
            <text:p>513</text:p>
          </table:table-cell>
          <table:table-cell office:value-type="string" table:style-name="ce10">
            <text:p>彰化縣埔心鄉義民村員鹿路2段424號</text:p>
          </table:table-cell>
          <table:table-cell office:value-type="string" table:style-name="ce10">
            <text:p>04 8291545</text:p>
          </table:table-cell>
          <table:table-cell office:value-type="float" office:value="203373.046" table:style-name="ce11">
            <text:p>203373.046</text:p>
          </table:table-cell>
          <table:table-cell office:value-type="float" office:value="2649895.0430000001" table:style-name="ce11">
            <text:p>2649895.043</text:p>
          </table:table-cell>
          <table:table-cell office:value-type="string" table:style-name="ce10">
            <text:p>No. 424, Sec. 2, Yuanlu Rd., Yimin Vil., Puxin Township, Changhua County 5130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舊館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guan Police Station</text:p>
          </table:table-cell>
          <table:table-cell office:value-type="float" office:value="513" table:style-name="ce11">
            <text:p>513</text:p>
          </table:table-cell>
          <table:table-cell office:value-type="string" table:style-name="ce10">
            <text:p>彰化縣埔心鄉舊館村員鹿路4段182號</text:p>
          </table:table-cell>
          <table:table-cell office:value-type="string" table:style-name="ce10">
            <text:p>04 8292854</text:p>
          </table:table-cell>
          <table:table-cell office:value-type="float" office:value="201743.701" table:style-name="ce11">
            <text:p>201743.701</text:p>
          </table:table-cell>
          <table:table-cell office:value-type="float" office:value="2649390.13" table:style-name="ce11">
            <text:p>2649390.13</text:p>
          </table:table-cell>
          <table:table-cell office:value-type="string" table:style-name="ce10">
            <text:p>No. 182, Sec. 4, Yuanlu Rd., Jiuguan Vil., Puxin Township, Changhua County 513008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彰化縣</text:p>
          </table:table-cell>
          <table:table-cell office:value-type="string" table:style-name="ce5">
            <text:p>埔鹽分駐所</text:p>
          </table:table-cell>
          <table:table-cell office:value-type="string" table:style-name="ce5">
            <text:p>分駐所</text:p>
          </table:table-cell>
          <table:table-cell office:value-type="string" table:style-name="ce5">
            <text:p>Puyan Police Station</text:p>
          </table:table-cell>
          <table:table-cell office:value-type="float" office:value="516" table:style-name="ce6">
            <text:p>516</text:p>
          </table:table-cell>
          <table:table-cell office:value-type="string" table:style-name="ce5">
            <text:p>彰化縣埔鹽鄉好修村員鹿路2段158號</text:p>
          </table:table-cell>
          <table:table-cell office:value-type="string" table:style-name="ce5">
            <text:p>04 8653553</text:p>
          </table:table-cell>
          <table:table-cell office:value-type="float" office:value="201755.84" table:style-name="ce6">
            <text:p>201755.84</text:p>
          </table:table-cell>
          <table:table-cell office:value-type="float" office:value="2643198.4900000002" table:style-name="ce6">
            <text:p>2643198.49</text:p>
          </table:table-cell>
          <table:table-cell office:value-type="string" table:style-name="ce5">
            <text:p>No. 158, Sec. 2, Yuanlu Rd., Haoxiu Vil., Puyan Township, Changhua County 516019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埔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dong Police Station</text:p>
          </table:table-cell>
          <table:table-cell office:value-type="float" office:value="516" table:style-name="ce11">
            <text:p>516</text:p>
          </table:table-cell>
          <table:table-cell office:value-type="string" table:style-name="ce10">
            <text:p>彰化縣埔鹽鄉埔鹽村中正路48號</text:p>
          </table:table-cell>
          <table:table-cell office:value-type="string" table:style-name="ce10">
            <text:p>04 8653784</text:p>
          </table:table-cell>
          <table:table-cell office:value-type="float" office:value="196626.609" table:style-name="ce11">
            <text:p>196626.609</text:p>
          </table:table-cell>
          <table:table-cell office:value-type="float" office:value="2654773.5520000001" table:style-name="ce11">
            <text:p>2654773.552</text:p>
          </table:table-cell>
          <table:table-cell office:value-type="string" table:style-name="ce10">
            <text:p>No. 48, Zhongzheng Rd., Puyan Vil., Puyan Township, Changhua County 51601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員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uanlin Police Precinct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大同路1段319號</text:p>
          </table:table-cell>
          <table:table-cell office:value-type="string" table:style-name="ce10">
            <text:p>04 8320114</text:p>
          </table:table-cell>
          <table:table-cell office:value-type="float" office:value="207207.32" table:style-name="ce11">
            <text:p>207207.32</text:p>
          </table:table-cell>
          <table:table-cell office:value-type="float" office:value="2650934.2599999998" table:style-name="ce11">
            <text:p>2650934.26</text:p>
          </table:table-cell>
          <table:table-cell office:value-type="string" table:style-name="ce10">
            <text:p>No. 319, Sec. 1, Datong Rd., Yuanlin City, Changhua County 51001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員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anlin Police Station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大同路1段319號</text:p>
          </table:table-cell>
          <table:table-cell office:value-type="string" table:style-name="ce10">
            <text:p>04 8320767</text:p>
          </table:table-cell>
          <table:table-cell office:value-type="float" office:value="207207.32" table:style-name="ce11">
            <text:p>207207.32</text:p>
          </table:table-cell>
          <table:table-cell office:value-type="float" office:value="2650934.2599999998" table:style-name="ce11">
            <text:p>2650934.26</text:p>
          </table:table-cell>
          <table:table-cell office:value-type="string" table:style-name="ce10">
            <text:p>No. 319, Sec. 1, Datong Rd., Yuanlin City, Changhua County 51001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莒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guang Police Station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員大路一段17號</text:p>
          </table:table-cell>
          <table:table-cell office:value-type="string" table:style-name="ce10">
            <text:p>04 8357857</text:p>
          </table:table-cell>
          <table:table-cell office:value-type="float" office:value="205414.46100000001" table:style-name="ce11">
            <text:p>205414.461</text:p>
          </table:table-cell>
          <table:table-cell office:value-type="float" office:value="2650938.352" table:style-name="ce11">
            <text:p>2650938.352</text:p>
          </table:table-cell>
          <table:table-cell office:value-type="string" table:style-name="ce10">
            <text:p>No. 17, Sec. 1, Yuanda Rd., Yuanlin City, Changhua County 5100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永靖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ongjing Police Station</text:p>
          </table:table-cell>
          <table:table-cell office:value-type="float" office:value="512" table:style-name="ce11">
            <text:p>512</text:p>
          </table:table-cell>
          <table:table-cell office:value-type="string" table:style-name="ce10">
            <text:p>彰化縣永靖鄉永東村中山路2段17號</text:p>
          </table:table-cell>
          <table:table-cell office:value-type="string" table:style-name="ce10">
            <text:p>04 8221813</text:p>
          </table:table-cell>
          <table:table-cell office:value-type="float" office:value="203919.27900000001" table:style-name="ce11">
            <text:p>203919.279</text:p>
          </table:table-cell>
          <table:table-cell office:value-type="float" office:value="2646271.3810000001" table:style-name="ce11">
            <text:p>2646271.381</text:p>
          </table:table-cell>
          <table:table-cell office:value-type="string" table:style-name="ce10">
            <text:p>No. 17, Sec. 2, Zhongshan Rd., Yongdong Vil., Yongjing Township, Changhua County 5120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大村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cun Police Station</text:p>
          </table:table-cell>
          <table:table-cell office:value-type="float" office:value="515" table:style-name="ce11">
            <text:p>515</text:p>
          </table:table-cell>
          <table:table-cell office:value-type="string" table:style-name="ce10">
            <text:p>彰化縣大村鄉大村村茄苳路1段50號</text:p>
          </table:table-cell>
          <table:table-cell office:value-type="string" table:style-name="ce10">
            <text:p>04 8522014</text:p>
          </table:table-cell>
          <table:table-cell office:value-type="float" office:value="203676.97500000001" table:style-name="ce11">
            <text:p>203676.975</text:p>
          </table:table-cell>
          <table:table-cell office:value-type="float" office:value="2654543.9539999999" table:style-name="ce11">
            <text:p>2654543.954</text:p>
          </table:table-cell>
          <table:table-cell office:value-type="string" table:style-name="ce10">
            <text:p>No. 50, Sec. 1, Jiadong Rd., Dacun Vil., Dacun Township, Changhua County 5150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林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ncuo Police Station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山腳路1段462號</text:p>
          </table:table-cell>
          <table:table-cell office:value-type="string" table:style-name="ce10">
            <text:p>04 8313012</text:p>
          </table:table-cell>
          <table:table-cell office:value-type="float" office:value="209376.28" table:style-name="ce11">
            <text:p>209376.28</text:p>
          </table:table-cell>
          <table:table-cell office:value-type="float" office:value="2648831.63" table:style-name="ce11">
            <text:p>2648831.63</text:p>
          </table:table-cell>
          <table:table-cell office:value-type="string" table:style-name="ce10">
            <text:p>No. 462, Sec. 1, Shanjiao Rd., Yuanlin City, Changhua County 51003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東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shan Police Station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山腳路4段2號</text:p>
          </table:table-cell>
          <table:table-cell office:value-type="string" table:style-name="ce10">
            <text:p>04 8313374</text:p>
          </table:table-cell>
          <table:table-cell office:value-type="float" office:value="209358.56" table:style-name="ce11">
            <text:p>209358.56</text:p>
          </table:table-cell>
          <table:table-cell office:value-type="float" office:value="2651046.9500000002" table:style-name="ce11">
            <text:p>2651046.95</text:p>
          </table:table-cell>
          <table:table-cell office:value-type="string" table:style-name="ce10">
            <text:p>No. 2, Sec. 4, Shanjiao Rd., Yuanlin City, Changhua County 5100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村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unshang Police Station</text:p>
          </table:table-cell>
          <table:table-cell office:value-type="float" office:value="515" table:style-name="ce11">
            <text:p>515</text:p>
          </table:table-cell>
          <table:table-cell office:value-type="string" table:style-name="ce10">
            <text:p>彰化縣大村鄉村上村中山路2段246號</text:p>
          </table:table-cell>
          <table:table-cell office:value-type="string" table:style-name="ce10">
            <text:p>04 8525474</text:p>
          </table:table-cell>
          <table:table-cell office:value-type="float" office:value="205675.08499999999" table:style-name="ce11">
            <text:p>205675.085</text:p>
          </table:table-cell>
          <table:table-cell office:value-type="float" office:value="2653895.6290000002" table:style-name="ce11">
            <text:p>2653895.629</text:p>
          </table:table-cell>
          <table:table-cell office:value-type="string" table:style-name="ce10">
            <text:p>No. 246, Sec. 2, Zhongshan Rd., Cunshang Vil., Dacun Township, Changhua County 5150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同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'an Police Station</text:p>
          </table:table-cell>
          <table:table-cell office:value-type="float" office:value="512" table:style-name="ce11">
            <text:p>512</text:p>
          </table:table-cell>
          <table:table-cell office:value-type="string" table:style-name="ce10">
            <text:p>彰化縣永靖鄉同安村永福路1段692號</text:p>
          </table:table-cell>
          <table:table-cell office:value-type="string" table:style-name="ce10">
            <text:p>04 8222159</text:p>
          </table:table-cell>
          <table:table-cell office:value-type="float" office:value="201922.08" table:style-name="ce11">
            <text:p>201922.08</text:p>
          </table:table-cell>
          <table:table-cell office:value-type="float" office:value="2646706.5290000001" table:style-name="ce11">
            <text:p>2646706.529</text:p>
          </table:table-cell>
          <table:table-cell office:value-type="string" table:style-name="ce10">
            <text:p>No. 692, Sec. 1, Yongfu Rd., Tong'an Vil., Yongjing Township, Changhua County 512004, Taiwan (R.O.C.)</text:p>
          </table:table-cell>
          <table:table-cell table:number-columns-repeated="16374"/>
        </table:table-row>
        <table:table-row table:style-name="ro1">
          <table:table-cell table:style-name="ce9"/>
          <table:table-cell office:value-type="string" table:style-name="ce10">
            <text:p>萬年派出所</text:p>
          </table:table-cell>
          <table:table-cell table:style-name="ce10"/>
          <table:table-cell office:value-type="string" table:style-name="ce10">
            <text:p>Wannian Police Station</text:p>
          </table:table-cell>
          <table:table-cell office:value-type="float" office:value="510" table:style-name="ce11">
            <text:p>510</text:p>
          </table:table-cell>
          <table:table-cell office:value-type="string" table:style-name="ce10">
            <text:p>彰化縣員林市萬年里5鄰員林大道2段276號</text:p>
          </table:table-cell>
          <table:table-cell office:value-type="string" table:style-name="ce10">
            <text:p>04 8333225</text:p>
          </table:table-cell>
          <table:table-cell office:value-type="float" office:value="2649427.196" table:style-name="ce11">
            <text:p>2649427.196</text:p>
          </table:table-cell>
          <table:table-cell office:value-type="float" office:value="207600.43100000001" table:style-name="ce11">
            <text:p>207600.431</text:p>
          </table:table-cell>
          <table:table-cell office:value-type="string" table:style-name="ce10">
            <text:p>No. 276, Sec. 2, Yuanlin Blvd., Yuanlin City, Changhua County 510011, Taiwan (R.O.C.)<text:s/>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3">
            <text:p>田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ianzhong Police Precinct</text:p>
          </table:table-cell>
          <table:table-cell office:value-type="float" office:value="520" table:style-name="ce11">
            <text:p>520</text:p>
          </table:table-cell>
          <table:table-cell office:value-type="string" table:style-name="ce10">
            <text:p>彰化縣田中鎮興酪路1段299號</text:p>
          </table:table-cell>
          <table:table-cell office:value-type="string" table:style-name="ce10">
            <text:p>04 8756910</text:p>
          </table:table-cell>
          <table:table-cell office:value-type="float" office:value="206679.98499999999" table:style-name="ce11">
            <text:p>206679.985</text:p>
          </table:table-cell>
          <table:table-cell office:value-type="float" office:value="2638198.85" table:style-name="ce11">
            <text:p>2638198.85</text:p>
          </table:table-cell>
          <table:table-cell office:value-type="string" table:style-name="ce10">
            <text:p>No. 299, Sec. 1, Xinglao Rd., Tianzhong Township, Changhua County 5200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田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anzhong Police Station</text:p>
          </table:table-cell>
          <table:table-cell office:value-type="float" office:value="520" table:style-name="ce11">
            <text:p>520</text:p>
          </table:table-cell>
          <table:table-cell office:value-type="string" table:style-name="ce10">
            <text:p>彰化縣田中鎮斗中路1段6號</text:p>
          </table:table-cell>
          <table:table-cell office:value-type="string" table:style-name="ce10">
            <text:p>04 8742051</text:p>
          </table:table-cell>
          <table:table-cell office:value-type="float" office:value="207699.64" table:style-name="ce11">
            <text:p>207699.64</text:p>
          </table:table-cell>
          <table:table-cell office:value-type="float" office:value="2639605.84" table:style-name="ce11">
            <text:p>2639605.84</text:p>
          </table:table-cell>
          <table:table-cell office:value-type="string" table:style-name="ce10">
            <text:p>No. 6, Sec. 1, Douzhong Rd., Tianzhong Township, Changhua County 5200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二水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Ershui Police Station</text:p>
          </table:table-cell>
          <table:table-cell office:value-type="float" office:value="530" table:style-name="ce11">
            <text:p>530</text:p>
          </table:table-cell>
          <table:table-cell office:value-type="string" table:style-name="ce10">
            <text:p>彰化縣二水鄉惠民路221號</text:p>
          </table:table-cell>
          <table:table-cell office:value-type="string" table:style-name="ce10">
            <text:p>04 8790015</text:p>
          </table:table-cell>
          <table:table-cell office:value-type="float" office:value="211128.29" table:style-name="ce11">
            <text:p>211128.29</text:p>
          </table:table-cell>
          <table:table-cell office:value-type="float" office:value="2634314.94" table:style-name="ce11">
            <text:p>2634314.94</text:p>
          </table:table-cell>
          <table:table-cell office:value-type="string" table:style-name="ce10">
            <text:p>No. 221, Huimin Rd., Ershui Township, Changhua County 53001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社頭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etou Police Station</text:p>
          </table:table-cell>
          <table:table-cell office:value-type="float" office:value="511" table:style-name="ce11">
            <text:p>511</text:p>
          </table:table-cell>
          <table:table-cell office:value-type="string" table:style-name="ce10">
            <text:p>彰化縣社頭鄉社頭村員集路2段210號</text:p>
          </table:table-cell>
          <table:table-cell office:value-type="string" table:style-name="ce10">
            <text:p>04 8732036</text:p>
          </table:table-cell>
          <table:table-cell office:value-type="float" office:value="208055.62419999999" table:style-name="ce11">
            <text:p>208055.6242</text:p>
          </table:table-cell>
          <table:table-cell office:value-type="float" office:value="2643852.1949999998" table:style-name="ce11">
            <text:p>2643852.195</text:p>
          </table:table-cell>
          <table:table-cell office:value-type="string" table:style-name="ce10">
            <text:p>No. 210, Sec. 2, Yuanji Rd., Shetou Vil., Shetou Township, Changhua County 5110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朝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oxing Police Station</text:p>
          </table:table-cell>
          <table:table-cell office:value-type="float" office:value="511" table:style-name="ce11">
            <text:p>511</text:p>
          </table:table-cell>
          <table:table-cell office:value-type="string" table:style-name="ce10">
            <text:p>彰化縣社頭鄉朝興村水源路12號</text:p>
          </table:table-cell>
          <table:table-cell office:value-type="string" table:style-name="ce10">
            <text:p>04 8732174</text:p>
          </table:table-cell>
          <table:table-cell office:value-type="float" office:value="210294.65299999999" table:style-name="ce11">
            <text:p>210294.653</text:p>
          </table:table-cell>
          <table:table-cell office:value-type="float" office:value="2644387.2489999998" table:style-name="ce11">
            <text:p>2644387.249</text:p>
          </table:table-cell>
          <table:table-cell office:value-type="string" table:style-name="ce10">
            <text:p>No. 12, Shuiyuan Rd., Zhaoxing Vil., Shetou Township, Changhua County 5110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內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'an Police Station</text:p>
          </table:table-cell>
          <table:table-cell office:value-type="float" office:value="520" table:style-name="ce11">
            <text:p>520</text:p>
          </table:table-cell>
          <table:table-cell office:value-type="string" table:style-name="ce10">
            <text:p>彰化縣田中鎮中南路2段601號</text:p>
          </table:table-cell>
          <table:table-cell office:value-type="string" table:style-name="ce10">
            <text:p>04 8742008</text:p>
          </table:table-cell>
          <table:table-cell office:value-type="float" office:value="209434.89199999999" table:style-name="ce11">
            <text:p>209434.892</text:p>
          </table:table-cell>
          <table:table-cell office:value-type="float" office:value="2638789.8360000001" table:style-name="ce11">
            <text:p>2638789.836</text:p>
          </table:table-cell>
          <table:table-cell office:value-type="string" table:style-name="ce10">
            <text:p>No. 601, Sec. 2, Zhongnan Rd., Tianzhong Township, Changhua County 5200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彰化縣</text:p>
          </table:table-cell>
          <table:table-cell office:value-type="string" table:style-name="ce10">
            <text:p>源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anquan Police Station</text:p>
          </table:table-cell>
          <table:table-cell office:value-type="float" office:value="530" table:style-name="ce11">
            <text:p>530</text:p>
          </table:table-cell>
          <table:table-cell office:value-type="string" table:style-name="ce10">
            <text:p>彰化縣二水鄉倡和村員集路1段410之1號</text:p>
          </table:table-cell>
          <table:table-cell office:value-type="string" table:style-name="ce10">
            <text:p>04 8792374</text:p>
          </table:table-cell>
          <table:table-cell office:value-type="float" office:value="214899.12" table:style-name="ce11">
            <text:p>214899.12</text:p>
          </table:table-cell>
          <table:table-cell office:value-type="float" office:value="2632975.7200000002" table:style-name="ce11">
            <text:p>2632975.72</text:p>
          </table:table-cell>
          <table:table-cell office:value-type="string" table:style-name="ce10">
            <text:p>No. 410-1, Sec. 1, Yuanji Rd., Changhe Vil., Ershui Township, Changhua County 53001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2">
            <text:p>雲林縣警察局</text:p>
          </table:table-cell>
          <table:table-cell table:style-name="ce10"/>
          <table:table-cell office:value-type="string" table:style-name="ce10">
            <text:p>Yunlin County Police Bureau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大學路3段100號</text:p>
          </table:table-cell>
          <table:table-cell office:value-type="string" table:style-name="ce10">
            <text:p>05 5338502</text:p>
          </table:table-cell>
          <table:table-cell office:value-type="float" office:value="202675.33100000001" table:style-name="ce11">
            <text:p>202675.331</text:p>
          </table:table-cell>
          <table:table-cell office:value-type="float" office:value="2621572.23" table:style-name="ce11">
            <text:p>2621572.23</text:p>
          </table:table-cell>
          <table:table-cell office:value-type="string" table:style-name="ce10">
            <text:p>No. 100, Sec. 3, University Road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北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eigang Police Precinct</text:p>
          </table:table-cell>
          <table:table-cell office:value-type="float" office:value="651" table:style-name="ce11">
            <text:p>651</text:p>
          </table:table-cell>
          <table:table-cell office:value-type="string" table:style-name="ce10">
            <text:p>雲林縣北港鎮文仁路12號</text:p>
          </table:table-cell>
          <table:table-cell office:value-type="string" table:style-name="ce10">
            <text:p>05 7832015</text:p>
          </table:table-cell>
          <table:table-cell office:value-type="float" office:value="179001.78400000001" table:style-name="ce11">
            <text:p>179001.784</text:p>
          </table:table-cell>
          <table:table-cell office:value-type="float" office:value="2608693.4700000002" table:style-name="ce11">
            <text:p>2608693.47</text:p>
          </table:table-cell>
          <table:table-cell office:value-type="string" table:style-name="ce10">
            <text:p>No. 12, Wenren Rd., Beig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金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hu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口湖鄉三民路1號</text:p>
          </table:table-cell>
          <table:table-cell office:value-type="string" table:style-name="ce10">
            <text:p>05 7971081</text:p>
          </table:table-cell>
          <table:table-cell office:value-type="float" office:value="162979.55600000001" table:style-name="ce11">
            <text:p>162979.556</text:p>
          </table:table-cell>
          <table:table-cell office:value-type="float" office:value="2608233.3259999999" table:style-name="ce11">
            <text:p>2608233.326</text:p>
          </table:table-cell>
          <table:table-cell office:value-type="string" table:style-name="ce10">
            <text:p>No. 1, Sanmin Rd., Kou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宏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ren Police Station</text:p>
          </table:table-cell>
          <table:table-cell office:value-type="float" office:value="652" table:style-name="ce11">
            <text:p>652</text:p>
          </table:table-cell>
          <table:table-cell office:value-type="string" table:style-name="ce10">
            <text:p>雲林縣水林鄉宏仁路77號</text:p>
          </table:table-cell>
          <table:table-cell office:value-type="string" table:style-name="ce10">
            <text:p>05 7851885</text:p>
          </table:table-cell>
          <table:table-cell office:value-type="float" office:value="172264.94829999999" table:style-name="ce11">
            <text:p>172264.9483</text:p>
          </table:table-cell>
          <table:table-cell office:value-type="float" office:value="2611667.1549999998" table:style-name="ce11">
            <text:p>2611667.155</text:p>
          </table:table-cell>
          <table:table-cell office:value-type="string" table:style-name="ce10">
            <text:p>No. 77, Hongren Rd., Shuili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蔦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iaosong Police Station</text:p>
          </table:table-cell>
          <table:table-cell office:value-type="float" office:value="652" table:style-name="ce11">
            <text:p>652</text:p>
          </table:table-cell>
          <table:table-cell office:value-type="string" table:style-name="ce10">
            <text:p>雲林縣水林鄉蔦松路200-1號</text:p>
          </table:table-cell>
          <table:table-cell office:value-type="string" table:style-name="ce10">
            <text:p>05 7841891</text:p>
          </table:table-cell>
          <table:table-cell office:value-type="float" office:value="171154.25200000001" table:style-name="ce11">
            <text:p>171154.252</text:p>
          </table:table-cell>
          <table:table-cell office:value-type="float" office:value="2601277.4569999999" table:style-name="ce11">
            <text:p>2601277.457</text:p>
          </table:table-cell>
          <table:table-cell office:value-type="string" table:style-name="ce10">
            <text:p>No. 200-1, Niaosong Rd., Shuili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土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cuo Police Station</text:p>
          </table:table-cell>
          <table:table-cell office:value-type="float" office:value="652" table:style-name="ce11">
            <text:p>652</text:p>
          </table:table-cell>
          <table:table-cell office:value-type="string" table:style-name="ce10">
            <text:p>雲林縣水林鄉土厝村17鄰大庄46號</text:p>
          </table:table-cell>
          <table:table-cell office:value-type="string" table:style-name="ce10">
            <text:p>05 7852884</text:p>
          </table:table-cell>
          <table:table-cell office:value-type="float" office:value="175319.56599999999" table:style-name="ce11">
            <text:p>175319.566</text:p>
          </table:table-cell>
          <table:table-cell office:value-type="float" office:value="2607501.611" table:style-name="ce11">
            <text:p>2607501.611</text:p>
          </table:table-cell>
          <table:table-cell office:value-type="string" table:style-name="ce10">
            <text:p>No. 46, Dazhuang, Shuili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下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lun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口湖鄉中山路59號</text:p>
          </table:table-cell>
          <table:table-cell office:value-type="string" table:style-name="ce10">
            <text:p>05 7991084</text:p>
          </table:table-cell>
          <table:table-cell office:value-type="float" office:value="164738.318" table:style-name="ce11">
            <text:p>164738.318</text:p>
          </table:table-cell>
          <table:table-cell office:value-type="float" office:value="2612928.0060000001" table:style-name="ce11">
            <text:p>2612928.006</text:p>
          </table:table-cell>
          <table:table-cell office:value-type="string" table:style-name="ce10">
            <text:p>No. 59, Zhongshan Rd., Kou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宜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wu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口湖鄉光明路124號</text:p>
          </table:table-cell>
          <table:table-cell office:value-type="string" table:style-name="ce10">
            <text:p>05 7907180</text:p>
          </table:table-cell>
          <table:table-cell office:value-type="float" office:value="167196.27299999999" table:style-name="ce11">
            <text:p>167196.273</text:p>
          </table:table-cell>
          <table:table-cell office:value-type="float" office:value="2604990.8939999999" table:style-name="ce11">
            <text:p>2604990.894</text:p>
          </table:table-cell>
          <table:table-cell office:value-type="string" table:style-name="ce10">
            <text:p>No. 124, Guangming Rd., Kou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水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ueilin Police Station</text:p>
          </table:table-cell>
          <table:table-cell office:value-type="float" office:value="652" table:style-name="ce11">
            <text:p>652</text:p>
          </table:table-cell>
          <table:table-cell office:value-type="string" table:style-name="ce10">
            <text:p>雲林縣水林鄉水林路60號</text:p>
          </table:table-cell>
          <table:table-cell office:value-type="string" table:style-name="ce10">
            <text:p>05 7853541</text:p>
          </table:table-cell>
          <table:table-cell office:value-type="float" office:value="172808.5564" table:style-name="ce11">
            <text:p>172808.5564</text:p>
          </table:table-cell>
          <table:table-cell office:value-type="float" office:value="2607887.9939999999" table:style-name="ce11">
            <text:p>2607887.994</text:p>
          </table:table-cell>
          <table:table-cell office:value-type="string" table:style-name="ce10">
            <text:p>No. 60, Shuilin Rd., Shuili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口湖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Kouhu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口湖鄉中正路1段280號</text:p>
          </table:table-cell>
          <table:table-cell office:value-type="string" table:style-name="ce10">
            <text:p>05 7892014</text:p>
          </table:table-cell>
          <table:table-cell office:value-type="float" office:value="166382.53599999999" table:style-name="ce11">
            <text:p>166382.536</text:p>
          </table:table-cell>
          <table:table-cell office:value-type="float" office:value="2609339.4539999999" table:style-name="ce11">
            <text:p>2609339.454</text:p>
          </table:table-cell>
          <table:table-cell office:value-type="string" table:style-name="ce10">
            <text:p>No. 280, Sec. 1, Zhongzheng Rd., Kou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好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oshou Police Station</text:p>
          </table:table-cell>
          <table:table-cell office:value-type="float" office:value="651" table:style-name="ce11">
            <text:p>651</text:p>
          </table:table-cell>
          <table:table-cell office:value-type="string" table:style-name="ce10">
            <text:p>雲林縣北港鎮好收路23號</text:p>
          </table:table-cell>
          <table:table-cell office:value-type="string" table:style-name="ce10">
            <text:p>05 7922194</text:p>
          </table:table-cell>
          <table:table-cell office:value-type="float" office:value="176444.2965" table:style-name="ce11">
            <text:p>176444.2965</text:p>
          </table:table-cell>
          <table:table-cell office:value-type="float" office:value="2610879.7680000002" table:style-name="ce11">
            <text:p>2610879.768</text:p>
          </table:table-cell>
          <table:table-cell office:value-type="string" table:style-name="ce10">
            <text:p>No. 23, Haoshou Rd., Beig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北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chen Police Station</text:p>
          </table:table-cell>
          <table:table-cell office:value-type="float" office:value="651" table:style-name="ce11">
            <text:p>651</text:p>
          </table:table-cell>
          <table:table-cell office:value-type="string" table:style-name="ce10">
            <text:p>雲林縣北港鎮華勝路399號</text:p>
          </table:table-cell>
          <table:table-cell office:value-type="string" table:style-name="ce10">
            <text:p>05 7834082</text:p>
          </table:table-cell>
          <table:table-cell office:value-type="float" office:value="178457.62700000001" table:style-name="ce11">
            <text:p>178457.627</text:p>
          </table:table-cell>
          <table:table-cell office:value-type="float" office:value="2609104.2220000001" table:style-name="ce11">
            <text:p>2609104.222</text:p>
          </table:table-cell>
          <table:table-cell office:value-type="string" table:style-name="ce10">
            <text:p>No. 399, Huasheng Rd., Beig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北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gang Police Station</text:p>
          </table:table-cell>
          <table:table-cell office:value-type="float" office:value="651" table:style-name="ce11">
            <text:p>651</text:p>
          </table:table-cell>
          <table:table-cell office:value-type="string" table:style-name="ce10">
            <text:p>雲林縣北港鎮義民路49號</text:p>
          </table:table-cell>
          <table:table-cell office:value-type="string" table:style-name="ce10">
            <text:p>05 7832064</text:p>
          </table:table-cell>
          <table:table-cell office:value-type="float" office:value="178760.443" table:style-name="ce11">
            <text:p>178760.443</text:p>
          </table:table-cell>
          <table:table-cell office:value-type="float" office:value="2607352.2340000002" table:style-name="ce11">
            <text:p>2607352.234</text:p>
          </table:table-cell>
          <table:table-cell office:value-type="string" table:style-name="ce10">
            <text:p>No. 49, Yimin Rd., Beig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臺西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aisi Police Precinct</text:p>
          </table:table-cell>
          <table:table-cell office:value-type="float" office:value="636" table:style-name="ce11">
            <text:p>636</text:p>
          </table:table-cell>
          <table:table-cell office:value-type="string" table:style-name="ce10">
            <text:p>雲林縣台西鄉中山路108號</text:p>
          </table:table-cell>
          <table:table-cell office:value-type="string" table:style-name="ce10">
            <text:p>05 6982041</text:p>
          </table:table-cell>
          <table:table-cell office:value-type="float" office:value="168370.636" table:style-name="ce11">
            <text:p>168370.636</text:p>
          </table:table-cell>
          <table:table-cell office:value-type="float" office:value="2622105.4879999999" table:style-name="ce11">
            <text:p>2622105.488</text:p>
          </table:table-cell>
          <table:table-cell office:value-type="string" table:style-name="ce10">
            <text:p>No. 108, Zhongshan Rd., Taix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臺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si Police Station</text:p>
          </table:table-cell>
          <table:table-cell office:value-type="float" office:value="636" table:style-name="ce11">
            <text:p>636</text:p>
          </table:table-cell>
          <table:table-cell office:value-type="string" table:style-name="ce10">
            <text:p>雲林縣台西鄉中山路108號</text:p>
          </table:table-cell>
          <table:table-cell office:value-type="string" table:style-name="ce10">
            <text:p>05 6982244</text:p>
          </table:table-cell>
          <table:table-cell office:value-type="float" office:value="168364.16940000001" table:style-name="ce11">
            <text:p>168364.1694</text:p>
          </table:table-cell>
          <table:table-cell office:value-type="float" office:value="2622099.0219999999" table:style-name="ce11">
            <text:p>2622099.022</text:p>
          </table:table-cell>
          <table:table-cell office:value-type="string" table:style-name="ce10">
            <text:p>No. 108, Zhongshan Rd., Taix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崙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feng Police Station</text:p>
          </table:table-cell>
          <table:table-cell office:value-type="float" office:value="636" table:style-name="ce11">
            <text:p>636</text:p>
          </table:table-cell>
          <table:table-cell office:value-type="string" table:style-name="ce10">
            <text:p>雲林縣台西鄉崙豐路194號</text:p>
          </table:table-cell>
          <table:table-cell office:value-type="string" table:style-name="ce10">
            <text:p>05 6901560</text:p>
          </table:table-cell>
          <table:table-cell office:value-type="float" office:value="169781.15" table:style-name="ce11">
            <text:p>169781.15</text:p>
          </table:table-cell>
          <table:table-cell office:value-type="float" office:value="2624537.5789999999" table:style-name="ce11">
            <text:p>2624537.579</text:p>
          </table:table-cell>
          <table:table-cell office:value-type="string" table:style-name="ce10">
            <text:p>No. 194, Lunfeng Rd., Taix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安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nan <text:s/>Police Station</text:p>
          </table:table-cell>
          <table:table-cell office:value-type="float" office:value="635" table:style-name="ce11">
            <text:p>635</text:p>
          </table:table-cell>
          <table:table-cell office:value-type="string" table:style-name="ce10">
            <text:p>雲林縣東勢鄉安南路106號</text:p>
          </table:table-cell>
          <table:table-cell office:value-type="string" table:style-name="ce10">
            <text:p>05 6991514</text:p>
          </table:table-cell>
          <table:table-cell office:value-type="float" office:value="173496.704" table:style-name="ce11">
            <text:p>173496.704</text:p>
          </table:table-cell>
          <table:table-cell office:value-type="float" office:value="2622467.3160000001" table:style-name="ce11">
            <text:p>2622467.316</text:p>
          </table:table-cell>
          <table:table-cell office:value-type="string" table:style-name="ce10">
            <text:p>No. 106, Annan Rd., Dongsh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飛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isha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四湖鄉內湖村11鄰頂桂山110號</text:p>
          </table:table-cell>
          <table:table-cell office:value-type="string" table:style-name="ce10">
            <text:p>05 7723235</text:p>
          </table:table-cell>
          <table:table-cell office:value-type="float" office:value="166429.64129999999" table:style-name="ce11">
            <text:p>166429.6413</text:p>
          </table:table-cell>
          <table:table-cell office:value-type="float" office:value="2615129.5049999999" table:style-name="ce11">
            <text:p>2615129.505</text:p>
          </table:table-cell>
          <table:table-cell office:value-type="string" table:style-name="ce10">
            <text:p>No. 110, Dingguishan, Si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林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ncuo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四湖鄉中華路25號</text:p>
          </table:table-cell>
          <table:table-cell office:value-type="string" table:style-name="ce10">
            <text:p>05 7721265</text:p>
          </table:table-cell>
          <table:table-cell office:value-type="float" office:value="166177.226" table:style-name="ce11">
            <text:p>166177.226</text:p>
          </table:table-cell>
          <table:table-cell office:value-type="float" office:value="2618913.111" table:style-name="ce11">
            <text:p>2618913.111</text:p>
          </table:table-cell>
          <table:table-cell office:value-type="string" table:style-name="ce10">
            <text:p>No. 25, Zhonghua Rd., Si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三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lun Police Station</text:p>
          </table:table-cell>
          <table:table-cell office:value-type="float" office:value="653" table:style-name="ce11">
            <text:p>653</text:p>
          </table:table-cell>
          <table:table-cell office:value-type="string" table:style-name="ce10">
            <text:p>雲林縣四湖鄉中山路54號</text:p>
          </table:table-cell>
          <table:table-cell office:value-type="string" table:style-name="ce10">
            <text:p>05 7721270</text:p>
          </table:table-cell>
          <table:table-cell office:value-type="float" office:value="164031.08199999999" table:style-name="ce11">
            <text:p>164031.082</text:p>
          </table:table-cell>
          <table:table-cell office:value-type="float" office:value="2616797.784" table:style-name="ce11">
            <text:p>2616797.784</text:p>
          </table:table-cell>
          <table:table-cell office:value-type="string" table:style-name="ce10">
            <text:p>No. 54, Zhongshan Rd., Si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東勢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ongshih Police Station</text:p>
          </table:table-cell>
          <table:table-cell office:value-type="float" office:value="635" table:style-name="ce11">
            <text:p>635</text:p>
          </table:table-cell>
          <table:table-cell office:value-type="string" table:style-name="ce10">
            <text:p>雲林縣東勢鄉東勢東路83號</text:p>
          </table:table-cell>
          <table:table-cell office:value-type="string" table:style-name="ce10">
            <text:p>05 6991032</text:p>
          </table:table-cell>
          <table:table-cell office:value-type="float" office:value="174045.13699999999" table:style-name="ce11">
            <text:p>174045.137</text:p>
          </table:table-cell>
          <table:table-cell office:value-type="float" office:value="2619260.6630000002" table:style-name="ce11">
            <text:p>2619260.663</text:p>
          </table:table-cell>
          <table:table-cell office:value-type="string" table:style-name="ce10">
            <text:p>No. 83, Dongshi E. Rd., Dongsh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麥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ailiao Police Station</text:p>
          </table:table-cell>
          <table:table-cell office:value-type="float" office:value="638" table:style-name="ce11">
            <text:p>638</text:p>
          </table:table-cell>
          <table:table-cell office:value-type="string" table:style-name="ce10">
            <text:p>雲林縣麥寮鄉中山路208號</text:p>
          </table:table-cell>
          <table:table-cell office:value-type="string" table:style-name="ce10">
            <text:p>05 6932030</text:p>
          </table:table-cell>
          <table:table-cell office:value-type="float" office:value="174137.76300000001" table:style-name="ce11">
            <text:p>174137.763</text:p>
          </table:table-cell>
          <table:table-cell office:value-type="float" office:value="2627395.3289999999" table:style-name="ce11">
            <text:p>2627395.329</text:p>
          </table:table-cell>
          <table:table-cell office:value-type="string" table:style-name="ce10">
            <text:p>No. 208, Zhongshan Rd., Mailia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四湖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hhu Police Station</text:p>
          </table:table-cell>
          <table:table-cell office:value-type="float" office:value="654" table:style-name="ce11">
            <text:p>654</text:p>
          </table:table-cell>
          <table:table-cell office:value-type="string" table:style-name="ce10">
            <text:p>雲林縣四湖鄉中山西路205號</text:p>
          </table:table-cell>
          <table:table-cell office:value-type="string" table:style-name="ce10">
            <text:p>05 7872031</text:p>
          </table:table-cell>
          <table:table-cell office:value-type="float" office:value="170405.84" table:style-name="ce11">
            <text:p>170405.84</text:p>
          </table:table-cell>
          <table:table-cell office:value-type="float" office:value="2615075.4789999998" table:style-name="ce11">
            <text:p>2615075.479</text:p>
          </table:table-cell>
          <table:table-cell office:value-type="string" table:style-name="ce10">
            <text:p>No. 205, Zhongshan W. Rd., Sih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橋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iaotou Police Station</text:p>
          </table:table-cell>
          <table:table-cell office:value-type="float" office:value="638" table:style-name="ce11">
            <text:p>638</text:p>
          </table:table-cell>
          <table:table-cell office:value-type="string" table:style-name="ce10">
            <text:p>雲林縣麥寮鄉仁德路234號</text:p>
          </table:table-cell>
          <table:table-cell office:value-type="string" table:style-name="ce10">
            <text:p>05 6911007</text:p>
          </table:table-cell>
          <table:table-cell office:value-type="float" office:value="176069.098" table:style-name="ce11">
            <text:p>176069.098</text:p>
          </table:table-cell>
          <table:table-cell office:value-type="float" office:value="2632739.807" table:style-name="ce11">
            <text:p>2632739.807</text:p>
          </table:table-cell>
          <table:table-cell office:value-type="string" table:style-name="ce10">
            <text:p>No. 234, Rende Rd., Mailia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斗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ounan Police Precinct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文昌路500號</text:p>
          </table:table-cell>
          <table:table-cell office:value-type="string" table:style-name="ce10">
            <text:p>05 5972005</text:p>
          </table:table-cell>
          <table:table-cell office:value-type="float" office:value="196151.13" table:style-name="ce11">
            <text:p>196151.13</text:p>
          </table:table-cell>
          <table:table-cell office:value-type="float" office:value="2619629.92" table:style-name="ce11">
            <text:p>2619629.92</text:p>
          </table:table-cell>
          <table:table-cell office:value-type="string" table:style-name="ce10">
            <text:p>No. 500, Wenchang Rd.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四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wei Police Station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中和路77號</text:p>
          </table:table-cell>
          <table:table-cell office:value-type="string" table:style-name="ce10">
            <text:p>05 5973554</text:p>
          </table:table-cell>
          <table:table-cell office:value-type="float" office:value="197136.58" table:style-name="ce11">
            <text:p>197136.58</text:p>
          </table:table-cell>
          <table:table-cell office:value-type="float" office:value="2615428.5499999998" table:style-name="ce11">
            <text:p>2615428.55</text:p>
          </table:table-cell>
          <table:table-cell office:value-type="string" table:style-name="ce10">
            <text:p>No. 77, Zhonghe Rd.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新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lun Police Station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埤麻里6鄰新厝67號</text:p>
          </table:table-cell>
          <table:table-cell office:value-type="string" table:style-name="ce10">
            <text:p>05 5973524</text:p>
          </table:table-cell>
          <table:table-cell office:value-type="float" office:value="193876.63" table:style-name="ce11">
            <text:p>193876.63</text:p>
          </table:table-cell>
          <table:table-cell office:value-type="float" office:value="2619545.86" table:style-name="ce11">
            <text:p>2619545.86</text:p>
          </table:table-cell>
          <table:table-cell office:value-type="string" table:style-name="ce10">
            <text:p>No. 67, Xincuo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東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he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文化路137號</text:p>
          </table:table-cell>
          <table:table-cell office:value-type="string" table:style-name="ce10">
            <text:p>05 5260642</text:p>
          </table:table-cell>
          <table:table-cell office:value-type="float" office:value="205917.51" table:style-name="ce11">
            <text:p>205917.51</text:p>
          </table:table-cell>
          <table:table-cell office:value-type="float" office:value="2620138.39" table:style-name="ce11">
            <text:p>2620138.39</text:p>
          </table:table-cell>
          <table:table-cell office:value-type="string" table:style-name="ce10">
            <text:p>No. 137, Wenhua Rd.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華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shan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華山路50號</text:p>
          </table:table-cell>
          <table:table-cell office:value-type="string" table:style-name="ce10">
            <text:p>05 5901317</text:p>
          </table:table-cell>
          <table:table-cell office:value-type="float" office:value="208641.6096" table:style-name="ce11">
            <text:p>208641.6096</text:p>
          </table:table-cell>
          <table:table-cell office:value-type="float" office:value="2610285.85" table:style-name="ce11">
            <text:p>2610285.85</text:p>
          </table:table-cell>
          <table:table-cell office:value-type="string" table:style-name="ce10">
            <text:p>No. 50, Huashan Rd.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樟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anghu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樟湖村2鄰樟湖14號</text:p>
          </table:table-cell>
          <table:table-cell office:value-type="string" table:style-name="ce10">
            <text:p>05 5811151</text:p>
          </table:table-cell>
          <table:table-cell office:value-type="float" office:value="213487.35759999999" table:style-name="ce11">
            <text:p>213487.3576</text:p>
          </table:table-cell>
          <table:table-cell office:value-type="float" office:value="2612647.0329999998" table:style-name="ce11">
            <text:p>2612647.033</text:p>
          </table:table-cell>
          <table:table-cell office:value-type="string" table:style-name="ce10">
            <text:p>No. 14, Zhanghu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怡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mei Police Station</text:p>
          </table:table-cell>
          <table:table-cell office:value-type="float" office:value="631" table:style-name="ce11">
            <text:p>631</text:p>
          </table:table-cell>
          <table:table-cell office:value-type="string" table:style-name="ce10">
            <text:p>雲林縣大埤鄉怡美路56號</text:p>
          </table:table-cell>
          <table:table-cell office:value-type="string" table:style-name="ce10">
            <text:p>05 5912060</text:p>
          </table:table-cell>
          <table:table-cell office:value-type="float" office:value="189248.24" table:style-name="ce11">
            <text:p>189248.24</text:p>
          </table:table-cell>
          <table:table-cell office:value-type="float" office:value="2615028.2400000002" table:style-name="ce11">
            <text:p>2615028.24</text:p>
          </table:table-cell>
          <table:table-cell office:value-type="string" table:style-name="ce10">
            <text:p>No. 56, Yimei Rd., Dap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建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guo Police Station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阿丹里6鄰阿丹1號</text:p>
          </table:table-cell>
          <table:table-cell office:value-type="string" table:style-name="ce10">
            <text:p>05 5973724</text:p>
          </table:table-cell>
          <table:table-cell office:value-type="float" office:value="199769.2708" table:style-name="ce11">
            <text:p>199769.2708</text:p>
          </table:table-cell>
          <table:table-cell office:value-type="float" office:value="2616715.6129999999" table:style-name="ce11">
            <text:p>2616715.613</text:p>
          </table:table-cell>
          <table:table-cell office:value-type="string" table:style-name="ce10">
            <text:p>No. 1, Adan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新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guang Police Station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延平路1段222號</text:p>
          </table:table-cell>
          <table:table-cell office:value-type="string" table:style-name="ce10">
            <text:p>05 5972540</text:p>
          </table:table-cell>
          <table:table-cell office:value-type="float" office:value="196933.91" table:style-name="ce11">
            <text:p>196933.91</text:p>
          </table:table-cell>
          <table:table-cell office:value-type="float" office:value="2620886.4300000002" table:style-name="ce11">
            <text:p>2620886.43</text:p>
          </table:table-cell>
          <table:table-cell office:value-type="string" table:style-name="ce10">
            <text:p>No. 222, Sec. 1, Yanping Rd.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草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ling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草嶺村7鄰草嶺38號</text:p>
          </table:table-cell>
          <table:table-cell office:value-type="string" table:style-name="ce10">
            <text:p>05 5831009</text:p>
          </table:table-cell>
          <table:table-cell office:value-type="float" office:value="218735.12" table:style-name="ce11">
            <text:p>218735.12</text:p>
          </table:table-cell>
          <table:table-cell office:value-type="float" office:value="2609013.9500000002" table:style-name="ce11">
            <text:p>2609013.95</text:p>
          </table:table-cell>
          <table:table-cell office:value-type="string" table:style-name="ce10">
            <text:p>No. 38, Caoling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永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guang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光昌路58號</text:p>
          </table:table-cell>
          <table:table-cell office:value-type="string" table:style-name="ce10">
            <text:p>05 5821354</text:p>
          </table:table-cell>
          <table:table-cell office:value-type="float" office:value="204488.21" table:style-name="ce11">
            <text:p>204488.21</text:p>
          </table:table-cell>
          <table:table-cell office:value-type="float" office:value="2613494.88" table:style-name="ce11">
            <text:p>2613494.88</text:p>
          </table:table-cell>
          <table:table-cell office:value-type="string" table:style-name="ce10">
            <text:p>No. 58, Guangchang Rd.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大埤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pi Police Station</text:p>
          </table:table-cell>
          <table:table-cell office:value-type="float" office:value="631" table:style-name="ce11">
            <text:p>631</text:p>
          </table:table-cell>
          <table:table-cell office:value-type="string" table:style-name="ce10">
            <text:p>雲林縣大埤鄉中山路102號</text:p>
          </table:table-cell>
          <table:table-cell office:value-type="string" table:style-name="ce10">
            <text:p>05 5912040</text:p>
          </table:table-cell>
          <table:table-cell office:value-type="float" office:value="191716.18" table:style-name="ce11">
            <text:p>191716.18</text:p>
          </table:table-cell>
          <table:table-cell office:value-type="float" office:value="2615950.88" table:style-name="ce11">
            <text:p>2615950.88</text:p>
          </table:table-cell>
          <table:table-cell office:value-type="string" table:style-name="ce10">
            <text:p>No. 102, Zhongshan Rd., Dap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古坑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keng Police Station</text:p>
          </table:table-cell>
          <table:table-cell office:value-type="float" office:value="646" table:style-name="ce11">
            <text:p>646</text:p>
          </table:table-cell>
          <table:table-cell office:value-type="string" table:style-name="ce10">
            <text:p>雲林縣古坑鄉中山路393之1號</text:p>
          </table:table-cell>
          <table:table-cell office:value-type="string" table:style-name="ce10">
            <text:p>05 5821324</text:p>
          </table:table-cell>
          <table:table-cell office:value-type="float" office:value="205085.25" table:style-name="ce11">
            <text:p>205085.25</text:p>
          </table:table-cell>
          <table:table-cell office:value-type="float" office:value="2616823.5" table:style-name="ce11">
            <text:p>2616823.5</text:p>
          </table:table-cell>
          <table:table-cell office:value-type="string" table:style-name="ce10">
            <text:p>No. 393-1, Zhongshan Rd., Guke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斗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unan Police Station</text:p>
          </table:table-cell>
          <table:table-cell office:value-type="float" office:value="630" table:style-name="ce11">
            <text:p>630</text:p>
          </table:table-cell>
          <table:table-cell office:value-type="string" table:style-name="ce10">
            <text:p>雲林縣斗南鎮文昌路500號</text:p>
          </table:table-cell>
          <table:table-cell office:value-type="string" table:style-name="ce10">
            <text:p>05 5972047</text:p>
          </table:table-cell>
          <table:table-cell office:value-type="float" office:value="196151.13" table:style-name="ce11">
            <text:p>196151.13</text:p>
          </table:table-cell>
          <table:table-cell office:value-type="float" office:value="2619629.92" table:style-name="ce11">
            <text:p>2619629.92</text:p>
          </table:table-cell>
          <table:table-cell office:value-type="string" table:style-name="ce10">
            <text:p>No. 500, Wenchang Rd., Douna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斗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ouliou Police Precinct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中山路88號</text:p>
          </table:table-cell>
          <table:table-cell office:value-type="string" table:style-name="ce10">
            <text:p>05 5322598</text:p>
          </table:table-cell>
          <table:table-cell office:value-type="float" office:value="203131.93" table:style-name="ce11">
            <text:p>203131.93</text:p>
          </table:table-cell>
          <table:table-cell office:value-type="float" office:value="2622737.87" table:style-name="ce11">
            <text:p>2622737.87</text:p>
          </table:table-cell>
          <table:table-cell office:value-type="string" table:style-name="ce10">
            <text:p>No. 88, Zhongshan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溝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uba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仁義路89之16號</text:p>
          </table:table-cell>
          <table:table-cell office:value-type="string" table:style-name="ce10">
            <text:p>05 5220334</text:p>
          </table:table-cell>
          <table:table-cell office:value-type="float" office:value="202866.66409999999" table:style-name="ce11">
            <text:p>202866.6641</text:p>
          </table:table-cell>
          <table:table-cell office:value-type="float" office:value="2619155.6060000001" table:style-name="ce11">
            <text:p>2619155.606</text:p>
          </table:table-cell>
          <table:table-cell office:value-type="string" table:style-name="ce10">
            <text:p>No. 89-16, Renyi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梅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lim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梅林路392號</text:p>
          </table:table-cell>
          <table:table-cell office:value-type="string" table:style-name="ce10">
            <text:p>05 5572493</text:p>
          </table:table-cell>
          <table:table-cell office:value-type="float" office:value="209010.82" table:style-name="ce11">
            <text:p>209010.82</text:p>
          </table:table-cell>
          <table:table-cell office:value-type="float" office:value="2622180.73" table:style-name="ce11">
            <text:p>2622180.73</text:p>
          </table:table-cell>
          <table:table-cell office:value-type="string" table:style-name="ce10">
            <text:p>No. 392, Meilin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an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長安西路2號</text:p>
          </table:table-cell>
          <table:table-cell office:value-type="string" table:style-name="ce10">
            <text:p>05 5517650</text:p>
          </table:table-cell>
          <table:table-cell office:value-type="float" office:value="202472.7" table:style-name="ce11">
            <text:p>202472.7</text:p>
          </table:table-cell>
          <table:table-cell office:value-type="float" office:value="2625650.02" table:style-name="ce11">
            <text:p>2625650.02</text:p>
          </table:table-cell>
          <table:table-cell office:value-type="string" table:style-name="ce10">
            <text:p>No. 2, Chang’an W.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饒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aoping Police Station</text:p>
          </table:table-cell>
          <table:table-cell office:value-type="float" office:value="647" table:style-name="ce11">
            <text:p>647</text:p>
          </table:table-cell>
          <table:table-cell office:value-type="string" table:style-name="ce10">
            <text:p>雲林縣莿桐鄉饒平路179號</text:p>
          </table:table-cell>
          <table:table-cell office:value-type="string" table:style-name="ce10">
            <text:p>05 5842034</text:p>
          </table:table-cell>
          <table:table-cell office:value-type="float" office:value="200986.99" table:style-name="ce11">
            <text:p>200986.99</text:p>
          </table:table-cell>
          <table:table-cell office:value-type="float" office:value="2630699.62" table:style-name="ce11">
            <text:p>2630699.62</text:p>
          </table:table-cell>
          <table:table-cell office:value-type="string" table:style-name="ce10">
            <text:p>No. 179, Raoping Rd., Cito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重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sing Police Station</text:p>
          </table:table-cell>
          <table:table-cell office:value-type="float" office:value="643" table:style-name="ce11">
            <text:p>643</text:p>
          </table:table-cell>
          <table:table-cell office:value-type="string" table:style-name="ce10">
            <text:p>雲林縣林內鄉重興村16鄰重興70號</text:p>
          </table:table-cell>
          <table:table-cell office:value-type="string" table:style-name="ce10">
            <text:p>05 5892514</text:p>
          </table:table-cell>
          <table:table-cell office:value-type="float" office:value="206946.61" table:style-name="ce11">
            <text:p>206946.61</text:p>
          </table:table-cell>
          <table:table-cell office:value-type="float" office:value="2629397.2999999998" table:style-name="ce11">
            <text:p>2629397.3</text:p>
          </table:table-cell>
          <table:table-cell office:value-type="string" table:style-name="ce10">
            <text:p>No. 70, Chongxing, Linn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長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ping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長平路17號</text:p>
          </table:table-cell>
          <table:table-cell office:value-type="string" table:style-name="ce10">
            <text:p>05 5327649</text:p>
          </table:table-cell>
          <table:table-cell office:value-type="float" office:value="199478.3" table:style-name="ce11">
            <text:p>199478.3</text:p>
          </table:table-cell>
          <table:table-cell office:value-type="float" office:value="2622200.08" table:style-name="ce11">
            <text:p>2622200.08</text:p>
          </table:table-cell>
          <table:table-cell office:value-type="string" table:style-name="ce10">
            <text:p>No. 17, Changping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莿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ihtong Police Station</text:p>
          </table:table-cell>
          <table:table-cell office:value-type="float" office:value="647" table:style-name="ce11">
            <text:p>647</text:p>
          </table:table-cell>
          <table:table-cell office:value-type="string" table:style-name="ce10">
            <text:p>雲林縣莿桐鄉中山路170號</text:p>
          </table:table-cell>
          <table:table-cell office:value-type="string" table:style-name="ce10">
            <text:p>05 5842025</text:p>
          </table:table-cell>
          <table:table-cell office:value-type="float" office:value="199036.67" table:style-name="ce11">
            <text:p>199036.67</text:p>
          </table:table-cell>
          <table:table-cell office:value-type="float" office:value="2628455.19" table:style-name="ce11">
            <text:p>2628455.19</text:p>
          </table:table-cell>
          <table:table-cell office:value-type="string" table:style-name="ce10">
            <text:p>No. 170, Zhongshan Rd., Cito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林內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nnei Police Station</text:p>
          </table:table-cell>
          <table:table-cell office:value-type="float" office:value="643" table:style-name="ce11">
            <text:p>643</text:p>
          </table:table-cell>
          <table:table-cell office:value-type="string" table:style-name="ce10">
            <text:p>雲林縣林內鄉中山路1號</text:p>
          </table:table-cell>
          <table:table-cell office:value-type="string" table:style-name="ce10">
            <text:p>05 5892404</text:p>
          </table:table-cell>
          <table:table-cell office:value-type="float" office:value="210908.9792" table:style-name="ce11">
            <text:p>210908.9792</text:p>
          </table:table-cell>
          <table:table-cell office:value-type="float" office:value="2628307.0180000002" table:style-name="ce11">
            <text:p>2628307.018</text:p>
          </table:table-cell>
          <table:table-cell office:value-type="string" table:style-name="ce10">
            <text:p>No. 1, Zhongshan Rd., Linn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榴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jhong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石榴路81號</text:p>
          </table:table-cell>
          <table:table-cell office:value-type="string" table:style-name="ce10">
            <text:p>05 5573651</text:p>
          </table:table-cell>
          <table:table-cell office:value-type="float" office:value="207499.1" table:style-name="ce11">
            <text:p>207499.1</text:p>
          </table:table-cell>
          <table:table-cell office:value-type="float" office:value="2624380.59" table:style-name="ce11">
            <text:p>2624380.59</text:p>
          </table:table-cell>
          <table:table-cell office:value-type="string" table:style-name="ce10">
            <text:p>No. 81, Shiliu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公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jheng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大學路1段637號</text:p>
          </table:table-cell>
          <table:table-cell office:value-type="string" table:style-name="ce10">
            <text:p>05 5323180</text:p>
          </table:table-cell>
          <table:table-cell office:value-type="float" office:value="204529.59" table:style-name="ce11">
            <text:p>204529.59</text:p>
          </table:table-cell>
          <table:table-cell office:value-type="float" office:value="2622199.14" table:style-name="ce11">
            <text:p>2622199.14</text:p>
          </table:table-cell>
          <table:table-cell office:value-type="string" table:style-name="ce10">
            <text:p>No. 637, Sec. 1, University Road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斗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uliou Police Station</text:p>
          </table:table-cell>
          <table:table-cell office:value-type="float" office:value="640" table:style-name="ce11">
            <text:p>640</text:p>
          </table:table-cell>
          <table:table-cell office:value-type="string" table:style-name="ce10">
            <text:p>雲林縣斗六市中正路9號</text:p>
          </table:table-cell>
          <table:table-cell office:value-type="string" table:style-name="ce10">
            <text:p>05 5322130</text:p>
          </table:table-cell>
          <table:table-cell office:value-type="float" office:value="203546.85" table:style-name="ce11">
            <text:p>203546.85</text:p>
          </table:table-cell>
          <table:table-cell office:value-type="float" office:value="2623040.87" table:style-name="ce11">
            <text:p>2623040.87</text:p>
          </table:table-cell>
          <table:table-cell office:value-type="string" table:style-name="ce10">
            <text:p>No. 9, Zhongzheng Rd., Douliu City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西螺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iluo Police Precinct</text:p>
          </table:table-cell>
          <table:table-cell office:value-type="float" office:value="648" table:style-name="ce11">
            <text:p>648</text:p>
          </table:table-cell>
          <table:table-cell office:value-type="string" table:style-name="ce10">
            <text:p>雲林縣西螺鎮公正路213號</text:p>
          </table:table-cell>
          <table:table-cell office:value-type="string" table:style-name="ce10">
            <text:p>05 5862301</text:p>
          </table:table-cell>
          <table:table-cell office:value-type="float" office:value="195148.78" table:style-name="ce11">
            <text:p>195148.78</text:p>
          </table:table-cell>
          <table:table-cell office:value-type="float" office:value="2633070.39" table:style-name="ce11">
            <text:p>2633070.39</text:p>
          </table:table-cell>
          <table:table-cell office:value-type="string" table:style-name="ce10">
            <text:p>No. 213, Gongzheng Rd., Xilu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和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sin Police Station</text:p>
          </table:table-cell>
          <table:table-cell office:value-type="float" office:value="648" table:style-name="ce11">
            <text:p>648</text:p>
          </table:table-cell>
          <table:table-cell office:value-type="string" table:style-name="ce10">
            <text:p>雲林縣西螺鎮埔心路146號</text:p>
          </table:table-cell>
          <table:table-cell office:value-type="string" table:style-name="ce10">
            <text:p>05 5862544</text:p>
          </table:table-cell>
          <table:table-cell office:value-type="float" office:value="193144.03" table:style-name="ce11">
            <text:p>193144.03</text:p>
          </table:table-cell>
          <table:table-cell office:value-type="float" office:value="2632839.67" table:style-name="ce11">
            <text:p>2632839.67</text:p>
          </table:table-cell>
          <table:table-cell office:value-type="string" table:style-name="ce10">
            <text:p>No. 146, Puxin Rd., Xilu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吳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tso Police Station</text:p>
          </table:table-cell>
          <table:table-cell office:value-type="float" office:value="648" table:style-name="ce11">
            <text:p>648</text:p>
          </table:table-cell>
          <table:table-cell office:value-type="string" table:style-name="ce10">
            <text:p>雲林縣西螺鎮吳厝里3鄰吳庴51號</text:p>
          </table:table-cell>
          <table:table-cell office:value-type="string" table:style-name="ce10">
            <text:p>05 5862484</text:p>
          </table:table-cell>
          <table:table-cell office:value-type="float" office:value="191163.0037" table:style-name="ce11">
            <text:p>191163.0037</text:p>
          </table:table-cell>
          <table:table-cell office:value-type="float" office:value="2626871.8810000001" table:style-name="ce11">
            <text:p>2626871.881</text:p>
          </table:table-cell>
          <table:table-cell office:value-type="string" table:style-name="ce10">
            <text:p>No. 51, Wucuo, Xilu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永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ding Police Station</text:p>
          </table:table-cell>
          <table:table-cell office:value-type="float" office:value="649" table:style-name="ce11">
            <text:p>649</text:p>
          </table:table-cell>
          <table:table-cell office:value-type="string" table:style-name="ce10">
            <text:p>雲林縣二崙鄉永定路372號</text:p>
          </table:table-cell>
          <table:table-cell office:value-type="string" table:style-name="ce10">
            <text:p>05 5982604</text:p>
          </table:table-cell>
          <table:table-cell office:value-type="float" office:value="190564.41" table:style-name="ce11">
            <text:p>190564.41</text:p>
          </table:table-cell>
          <table:table-cell office:value-type="float" office:value="2632642.63" table:style-name="ce11">
            <text:p>2632642.63</text:p>
          </table:table-cell>
          <table:table-cell office:value-type="string" table:style-name="ce10">
            <text:p>No. 372, Yongding Rd., Erlu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豐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rong Police Station</text:p>
          </table:table-cell>
          <table:table-cell office:value-type="float" office:value="637" table:style-name="ce11">
            <text:p>637</text:p>
          </table:table-cell>
          <table:table-cell office:value-type="string" table:style-name="ce10">
            <text:p>雲林縣崙背鄉豐榮村1鄰豐榮2號</text:p>
          </table:table-cell>
          <table:table-cell office:value-type="string" table:style-name="ce10">
            <text:p>05 6552159</text:p>
          </table:table-cell>
          <table:table-cell office:value-type="float" office:value="179959.74419999999" table:style-name="ce11">
            <text:p>179959.7442</text:p>
          </table:table-cell>
          <table:table-cell office:value-type="float" office:value="2632249.719" table:style-name="ce11">
            <text:p>2632249.719</text:p>
          </table:table-cell>
          <table:table-cell office:value-type="string" table:style-name="ce10">
            <text:p>No. 2, Fengrong, Lunb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埤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yuan Police Station</text:p>
          </table:table-cell>
          <table:table-cell office:value-type="float" office:value="648" table:style-name="ce11">
            <text:p>648</text:p>
          </table:table-cell>
          <table:table-cell office:value-type="string" table:style-name="ce10">
            <text:p>雲林縣西螺鎮埤頭里10鄰埤頭75號</text:p>
          </table:table-cell>
          <table:table-cell office:value-type="string" table:style-name="ce10">
            <text:p>05 5862384</text:p>
          </table:table-cell>
          <table:table-cell office:value-type="float" office:value="196704.71" table:style-name="ce11">
            <text:p>196704.71</text:p>
          </table:table-cell>
          <table:table-cell office:value-type="float" office:value="2630165.9300000002" table:style-name="ce11">
            <text:p>2630165.93</text:p>
          </table:table-cell>
          <table:table-cell office:value-type="string" table:style-name="ce10">
            <text:p>No. 75, Pitou, Xilu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崙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nbei Police Station</text:p>
          </table:table-cell>
          <table:table-cell office:value-type="float" office:value="637" table:style-name="ce11">
            <text:p>637</text:p>
          </table:table-cell>
          <table:table-cell office:value-type="string" table:style-name="ce10">
            <text:p>雲林縣崙背鄉民權路114號</text:p>
          </table:table-cell>
          <table:table-cell office:value-type="string" table:style-name="ce10">
            <text:p>05 6962016</text:p>
          </table:table-cell>
          <table:table-cell office:value-type="float" office:value="184276.77100000001" table:style-name="ce11">
            <text:p>184276.771</text:p>
          </table:table-cell>
          <table:table-cell office:value-type="float" office:value="2628847.2689999999" table:style-name="ce11">
            <text:p>2628847.269</text:p>
          </table:table-cell>
          <table:table-cell office:value-type="string" table:style-name="ce10">
            <text:p>No. 114, Minquan Rd., Lunb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二崙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Erlun Police Station</text:p>
          </table:table-cell>
          <table:table-cell office:value-type="float" office:value="649" table:style-name="ce11">
            <text:p>649</text:p>
          </table:table-cell>
          <table:table-cell office:value-type="string" table:style-name="ce10">
            <text:p>雲林縣二崙鄉中興路3號</text:p>
          </table:table-cell>
          <table:table-cell office:value-type="string" table:style-name="ce10">
            <text:p>05 5982595</text:p>
          </table:table-cell>
          <table:table-cell office:value-type="float" office:value="190183.69219999999" table:style-name="ce11">
            <text:p>190183.6922</text:p>
          </table:table-cell>
          <table:table-cell office:value-type="float" office:value="2629748.9219999998" table:style-name="ce11">
            <text:p>2629748.922</text:p>
          </table:table-cell>
          <table:table-cell office:value-type="string" table:style-name="ce10">
            <text:p>No. 3, Zhongxing Rd., Erlu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油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uche Police Station</text:p>
          </table:table-cell>
          <table:table-cell office:value-type="float" office:value="649" table:style-name="ce11">
            <text:p>649</text:p>
          </table:table-cell>
          <table:table-cell office:value-type="string" table:style-name="ce10">
            <text:p>雲林縣二崙鄉文化路8號</text:p>
          </table:table-cell>
          <table:table-cell office:value-type="string" table:style-name="ce10">
            <text:p>05 5982334</text:p>
          </table:table-cell>
          <table:table-cell office:value-type="float" office:value="187857.96" table:style-name="ce11">
            <text:p>187857.96</text:p>
          </table:table-cell>
          <table:table-cell office:value-type="float" office:value="2632479.9700000002" table:style-name="ce11">
            <text:p>2632479.97</text:p>
          </table:table-cell>
          <table:table-cell office:value-type="string" table:style-name="ce10">
            <text:p>No. 8, Wenhua Rd., Erlun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西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luo Police Station</text:p>
          </table:table-cell>
          <table:table-cell office:value-type="float" office:value="648" table:style-name="ce11">
            <text:p>648</text:p>
          </table:table-cell>
          <table:table-cell office:value-type="string" table:style-name="ce10">
            <text:p>雲林縣西螺鎮公正路213號</text:p>
          </table:table-cell>
          <table:table-cell office:value-type="string" table:style-name="ce10">
            <text:p>05 5862014</text:p>
          </table:table-cell>
          <table:table-cell office:value-type="float" office:value="195148.78" table:style-name="ce11">
            <text:p>195148.78</text:p>
          </table:table-cell>
          <table:table-cell office:value-type="float" office:value="2633070.39" table:style-name="ce11">
            <text:p>2633070.39</text:p>
          </table:table-cell>
          <table:table-cell office:value-type="string" table:style-name="ce10">
            <text:p>No. 213, Gongzheng Rd., Xiluo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3">
            <text:p>虎尾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uwei Police Precinct</text:p>
          </table:table-cell>
          <table:table-cell office:value-type="float" office:value="632" table:style-name="ce11">
            <text:p>632</text:p>
          </table:table-cell>
          <table:table-cell office:value-type="string" table:style-name="ce10">
            <text:p>雲林縣虎尾鎮光復路151號</text:p>
          </table:table-cell>
          <table:table-cell office:value-type="string" table:style-name="ce10">
            <text:p>05 6331771</text:p>
          </table:table-cell>
          <table:table-cell office:value-type="float" office:value="193445.46" table:style-name="ce11">
            <text:p>193445.46</text:p>
          </table:table-cell>
          <table:table-cell office:value-type="float" office:value="2622914.1800000002" table:style-name="ce11">
            <text:p>2622914.18</text:p>
          </table:table-cell>
          <table:table-cell office:value-type="string" table:style-name="ce10">
            <text:p>No. 151, Guangfu Rd., Huw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惠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eilai Police Station</text:p>
          </table:table-cell>
          <table:table-cell office:value-type="float" office:value="632" table:style-name="ce11">
            <text:p>632</text:p>
          </table:table-cell>
          <table:table-cell office:value-type="string" table:style-name="ce10">
            <text:p>雲林縣虎尾鎮惠來路100號</text:p>
          </table:table-cell>
          <table:table-cell office:value-type="string" table:style-name="ce10">
            <text:p>05 6222065</text:p>
          </table:table-cell>
          <table:table-cell office:value-type="float" office:value="197851.25" table:style-name="ce11">
            <text:p>197851.25</text:p>
          </table:table-cell>
          <table:table-cell office:value-type="float" office:value="2624972.2400000002" table:style-name="ce11">
            <text:p>2624972.24</text:p>
          </table:table-cell>
          <table:table-cell office:value-type="string" table:style-name="ce10">
            <text:p>No. 100, Huilai Rd., Huw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埒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enei Police Station</text:p>
          </table:table-cell>
          <table:table-cell office:value-type="float" office:value="632" table:style-name="ce11">
            <text:p>632</text:p>
          </table:table-cell>
          <table:table-cell office:value-type="string" table:style-name="ce10">
            <text:p>雲林縣虎尾鎮埒內里5鄰埒內45號</text:p>
          </table:table-cell>
          <table:table-cell office:value-type="string" table:style-name="ce10">
            <text:p>05 6221995</text:p>
          </table:table-cell>
          <table:table-cell office:value-type="float" office:value="193553.85089999999" table:style-name="ce11">
            <text:p>193553.8509</text:p>
          </table:table-cell>
          <table:table-cell office:value-type="float" office:value="2624381.1230000001" table:style-name="ce11">
            <text:p>2624381.123</text:p>
          </table:table-cell>
          <table:table-cell office:value-type="string" table:style-name="ce10">
            <text:p>No. 45, Lenei, Huw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大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tun Police Station</text:p>
          </table:table-cell>
          <table:table-cell office:value-type="float" office:value="632" table:style-name="ce11">
            <text:p>632</text:p>
          </table:table-cell>
          <table:table-cell office:value-type="string" table:style-name="ce10">
            <text:p>雲林縣虎尾鎮大屯路143號</text:p>
          </table:table-cell>
          <table:table-cell office:value-type="string" table:style-name="ce10">
            <text:p>05 6651474</text:p>
          </table:table-cell>
          <table:table-cell office:value-type="float" office:value="187569.56340000001" table:style-name="ce11">
            <text:p>187569.5634</text:p>
          </table:table-cell>
          <table:table-cell office:value-type="float" office:value="2622232.3020000001" table:style-name="ce11">
            <text:p>2622232.302</text:p>
          </table:table-cell>
          <table:table-cell office:value-type="string" table:style-name="ce10">
            <text:p>No. 143, Datun Rd., Huw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鹿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liao Police Station</text:p>
          </table:table-cell>
          <table:table-cell office:value-type="float" office:value="655" table:style-name="ce11">
            <text:p>655</text:p>
          </table:table-cell>
          <table:table-cell office:value-type="string" table:style-name="ce10">
            <text:p>雲林縣元長鄉中央路19號</text:p>
          </table:table-cell>
          <table:table-cell office:value-type="string" table:style-name="ce10">
            <text:p>05 7983725</text:p>
          </table:table-cell>
          <table:table-cell office:value-type="float" office:value="184736.99299999999" table:style-name="ce11">
            <text:p>184736.993</text:p>
          </table:table-cell>
          <table:table-cell office:value-type="float" office:value="2615257.8259999999" table:style-name="ce11">
            <text:p>2615257.826</text:p>
          </table:table-cell>
          <table:table-cell office:value-type="string" table:style-name="ce10">
            <text:p>No. 19, Zhongyang Rd., Yuanzh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龍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yan Police Station</text:p>
          </table:table-cell>
          <table:table-cell office:value-type="float" office:value="634" table:style-name="ce11">
            <text:p>634</text:p>
          </table:table-cell>
          <table:table-cell office:value-type="string" table:style-name="ce10">
            <text:p>雲林縣褒忠鄉中新路1號</text:p>
          </table:table-cell>
          <table:table-cell office:value-type="string" table:style-name="ce10">
            <text:p>05 6972544</text:p>
          </table:table-cell>
          <table:table-cell office:value-type="float" office:value="179654.603" table:style-name="ce11">
            <text:p>179654.603</text:p>
          </table:table-cell>
          <table:table-cell office:value-type="float" office:value="2624166.0929999999" table:style-name="ce11">
            <text:p>2624166.093</text:p>
          </table:table-cell>
          <table:table-cell office:value-type="string" table:style-name="ce10">
            <text:p>No. 1, Zhongxin Rd., Baozho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客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ecuo Police Station</text:p>
          </table:table-cell>
          <table:table-cell office:value-type="float" office:value="655" table:style-name="ce11">
            <text:p>655</text:p>
          </table:table-cell>
          <table:table-cell office:value-type="string" table:style-name="ce10">
            <text:p>雲林縣元長鄉客厝村7鄰客庴63號</text:p>
          </table:table-cell>
          <table:table-cell office:value-type="string" table:style-name="ce10">
            <text:p>05 7882764</text:p>
          </table:table-cell>
          <table:table-cell office:value-type="float" office:value="182375" table:style-name="ce11">
            <text:p>182375</text:p>
          </table:table-cell>
          <table:table-cell office:value-type="float" office:value="2614107" table:style-name="ce11">
            <text:p>2614107</text:p>
          </table:table-cell>
          <table:table-cell office:value-type="string" table:style-name="ce10">
            <text:p>No. 63, Kecuo, Yuanzh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褒忠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aojhong Police Station</text:p>
          </table:table-cell>
          <table:table-cell office:value-type="float" office:value="634" table:style-name="ce11">
            <text:p>634</text:p>
          </table:table-cell>
          <table:table-cell office:value-type="string" table:style-name="ce10">
            <text:p>雲林縣褒忠鄉中正路274號</text:p>
          </table:table-cell>
          <table:table-cell office:value-type="string" table:style-name="ce10">
            <text:p>05 6972040</text:p>
          </table:table-cell>
          <table:table-cell office:value-type="float" office:value="179688.837" table:style-name="ce11">
            <text:p>179688.837</text:p>
          </table:table-cell>
          <table:table-cell office:value-type="float" office:value="2621380.7250000001" table:style-name="ce11">
            <text:p>2621380.725</text:p>
          </table:table-cell>
          <table:table-cell office:value-type="string" table:style-name="ce10">
            <text:p>No. 274, Zhongzheng Rd., Baozho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土庫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uku Police Station</text:p>
          </table:table-cell>
          <table:table-cell office:value-type="float" office:value="633" table:style-name="ce11">
            <text:p>633</text:p>
          </table:table-cell>
          <table:table-cell office:value-type="string" table:style-name="ce10">
            <text:p>雲林縣土庫鎮中山路245號</text:p>
          </table:table-cell>
          <table:table-cell office:value-type="string" table:style-name="ce10">
            <text:p>05 6622514</text:p>
          </table:table-cell>
          <table:table-cell office:value-type="float" office:value="187983.15100000001" table:style-name="ce11">
            <text:p>187983.151</text:p>
          </table:table-cell>
          <table:table-cell office:value-type="float" office:value="2619434.81" table:style-name="ce11">
            <text:p>2619434.81</text:p>
          </table:table-cell>
          <table:table-cell office:value-type="string" table:style-name="ce10">
            <text:p>No. 245, Zhongshan Rd., Tuk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元長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uanchang Police Station</text:p>
          </table:table-cell>
          <table:table-cell office:value-type="float" office:value="655" table:style-name="ce11">
            <text:p>655</text:p>
          </table:table-cell>
          <table:table-cell office:value-type="string" table:style-name="ce10">
            <text:p>雲林縣元長鄉中山路124之2號</text:p>
          </table:table-cell>
          <table:table-cell office:value-type="string" table:style-name="ce10">
            <text:p>05 7882009</text:p>
          </table:table-cell>
          <table:table-cell office:value-type="float" office:value="179917.196" table:style-name="ce11">
            <text:p>179917.196</text:p>
          </table:table-cell>
          <table:table-cell office:value-type="float" office:value="2616907.753" table:style-name="ce11">
            <text:p>2616907.753</text:p>
          </table:table-cell>
          <table:table-cell office:value-type="string" table:style-name="ce10">
            <text:p>No. 124-2, Zhongshan Rd., Yuanzhang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馬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guang <text:s/>Police Station</text:p>
          </table:table-cell>
          <table:table-cell office:value-type="float" office:value="633" table:style-name="ce11">
            <text:p>633</text:p>
          </table:table-cell>
          <table:table-cell office:value-type="string" table:style-name="ce10">
            <text:p>雲林縣土庫鎮馬光路64號</text:p>
          </table:table-cell>
          <table:table-cell office:value-type="string" table:style-name="ce10">
            <text:p>05 6652364</text:p>
          </table:table-cell>
          <table:table-cell office:value-type="float" office:value="184404.685" table:style-name="ce11">
            <text:p>184404.685</text:p>
          </table:table-cell>
          <table:table-cell office:value-type="float" office:value="2622596.0019999999" table:style-name="ce11">
            <text:p>2622596.002</text:p>
          </table:table-cell>
          <table:table-cell office:value-type="string" table:style-name="ce10">
            <text:p>No. 64, Maguang Rd., Tuku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雲林縣</text:p>
          </table:table-cell>
          <table:table-cell office:value-type="string" table:style-name="ce10">
            <text:p>虎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wei Police Station</text:p>
          </table:table-cell>
          <table:table-cell office:value-type="float" office:value="632" table:style-name="ce11">
            <text:p>632</text:p>
          </table:table-cell>
          <table:table-cell office:value-type="string" table:style-name="ce10">
            <text:p>雲林縣虎尾鎮光復路151號</text:p>
          </table:table-cell>
          <table:table-cell office:value-type="string" table:style-name="ce10">
            <text:p>05 6322118</text:p>
          </table:table-cell>
          <table:table-cell office:value-type="float" office:value="193445.46" table:style-name="ce11">
            <text:p>193445.46</text:p>
          </table:table-cell>
          <table:table-cell office:value-type="float" office:value="2622914.1800000002" table:style-name="ce11">
            <text:p>2622914.18</text:p>
          </table:table-cell>
          <table:table-cell office:value-type="string" table:style-name="ce10">
            <text:p>No. 151, Guangfu Rd., Huwei Township, Yunli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2">
            <text:p>嘉義縣警察局</text:p>
          </table:table-cell>
          <table:table-cell table:style-name="ce10"/>
          <table:table-cell office:value-type="string" table:style-name="ce10">
            <text:p>Chiayi County Police Bureau</text:p>
          </table:table-cell>
          <table:table-cell office:value-type="float" office:value="612" table:style-name="ce11">
            <text:p>612</text:p>
          </table:table-cell>
          <table:table-cell office:value-type="string" table:style-name="ce10">
            <text:p>嘉義縣太保市祥和一路東段3號</text:p>
          </table:table-cell>
          <table:table-cell office:value-type="string" table:style-name="ce10">
            <text:p>05 3620237</text:p>
          </table:table-cell>
          <table:table-cell office:value-type="float" office:value="177963.63" table:style-name="ce11">
            <text:p>177963.63</text:p>
          </table:table-cell>
          <table:table-cell office:value-type="float" office:value="2595243.19" table:style-name="ce11">
            <text:p>2595243.19</text:p>
          </table:table-cell>
          <table:table-cell office:value-type="string" table:style-name="ce10">
            <text:p>No. 3, Sec. E., Xianghe 1st Rd., Taibao City, Chiayi County 6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中埔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hongpu Police Precinct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中埔村中正路66號</text:p>
          </table:table-cell>
          <table:table-cell office:value-type="string" table:style-name="ce10">
            <text:p>05 2531013</text:p>
          </table:table-cell>
          <table:table-cell office:value-type="float" office:value="201337.12" table:style-name="ce11">
            <text:p>201337.12</text:p>
          </table:table-cell>
          <table:table-cell office:value-type="float" office:value="2591393.5" table:style-name="ce11">
            <text:p>2591393.5</text:p>
          </table:table-cell>
          <table:table-cell office:value-type="string" table:style-name="ce10">
            <text:p>No. 66, Zhongzheng Rd., Zhongpu Township, Chiayi County 6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中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pu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中埔村中正路66號</text:p>
          </table:table-cell>
          <table:table-cell office:value-type="string" table:style-name="ce10">
            <text:p>05 2531203</text:p>
          </table:table-cell>
          <table:table-cell office:value-type="float" office:value="201337.12" table:style-name="ce11">
            <text:p>201337.12</text:p>
          </table:table-cell>
          <table:table-cell office:value-type="float" office:value="2591393.5" table:style-name="ce11">
            <text:p>2591393.5</text:p>
          </table:table-cell>
          <table:table-cell office:value-type="string" table:style-name="ce10">
            <text:p>No. 66, Zhongzheng Rd., Zhongpu Township, Chiayi County 6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東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ngsing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東興村凍子腳17號</text:p>
          </table:table-cell>
          <table:table-cell office:value-type="string" table:style-name="ce10">
            <text:p>05 2532050</text:p>
          </table:table-cell>
          <table:table-cell office:value-type="float" office:value="203459.0318" table:style-name="ce11">
            <text:p>203459.0318</text:p>
          </table:table-cell>
          <table:table-cell office:value-type="float" office:value="2584229.415" table:style-name="ce11">
            <text:p>2584229.415</text:p>
          </table:table-cell>
          <table:table-cell office:value-type="string" table:style-name="ce10">
            <text:p>No. 17, Dongzijiao, Zhongpu Township, Chiayi County 6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觸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kou Police Station</text:p>
          </table:table-cell>
          <table:table-cell office:value-type="float" office:value="602" table:style-name="ce11">
            <text:p>602</text:p>
          </table:table-cell>
          <table:table-cell office:value-type="string" table:style-name="ce10">
            <text:p>嘉義縣番路鄉觸口村觸口147號</text:p>
          </table:table-cell>
          <table:table-cell office:value-type="string" table:style-name="ce10">
            <text:p>05 2591358</text:p>
          </table:table-cell>
          <table:table-cell office:value-type="float" office:value="209247.91" table:style-name="ce11">
            <text:p>209247.91</text:p>
          </table:table-cell>
          <table:table-cell office:value-type="float" office:value="2593028.1800000002" table:style-name="ce11">
            <text:p>2593028.18</text:p>
          </table:table-cell>
          <table:table-cell office:value-type="string" table:style-name="ce10">
            <text:p>No. 147, Chukou, Fanlu Township, Chiayi County 602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公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tian Police Station</text:p>
          </table:table-cell>
          <table:table-cell office:value-type="float" office:value="602" table:style-name="ce11">
            <text:p>602</text:p>
          </table:table-cell>
          <table:table-cell office:value-type="string" table:style-name="ce10">
            <text:p>嘉義縣番路鄉公田村隙頂100號</text:p>
          </table:table-cell>
          <table:table-cell office:value-type="string" table:style-name="ce10">
            <text:p>05 2586114</text:p>
          </table:table-cell>
          <table:table-cell office:value-type="float" office:value="214436" table:style-name="ce11">
            <text:p>214436</text:p>
          </table:table-cell>
          <table:table-cell office:value-type="float" office:value="2590647" table:style-name="ce11">
            <text:p>2590647</text:p>
          </table:table-cell>
          <table:table-cell office:value-type="string" table:style-name="ce10">
            <text:p>No. 100, Xiding, Fanlu Township, Chiayi County 6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頂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liu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富收村頂中下街60號</text:p>
          </table:table-cell>
          <table:table-cell office:value-type="string" table:style-name="ce10">
            <text:p>05 2393984</text:p>
          </table:table-cell>
          <table:table-cell office:value-type="float" office:value="198012.66" table:style-name="ce11">
            <text:p>198012.66</text:p>
          </table:table-cell>
          <table:table-cell office:value-type="float" office:value="2594015.87" table:style-name="ce11">
            <text:p>2594015.87</text:p>
          </table:table-cell>
          <table:table-cell office:value-type="string" table:style-name="ce10">
            <text:p>No. 60, Dingzhongxia St., Zhongpu Township, Chiayi County 6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同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ren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同仁村同仁99號</text:p>
          </table:table-cell>
          <table:table-cell office:value-type="string" table:style-name="ce10">
            <text:p>05 2531201</text:p>
          </table:table-cell>
          <table:table-cell office:value-type="float" office:value="200194.58" table:style-name="ce11">
            <text:p>200194.58</text:p>
          </table:table-cell>
          <table:table-cell office:value-type="float" office:value="2589267.7400000002" table:style-name="ce11">
            <text:p>2589267.74</text:p>
          </table:table-cell>
          <table:table-cell office:value-type="string" table:style-name="ce10">
            <text:p>No. 99, Tongren, Zhongpu Township, Chiayi County 6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義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ren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隆興村汴頭11號</text:p>
          </table:table-cell>
          <table:table-cell office:value-type="string" table:style-name="ce10">
            <text:p>05 2531202</text:p>
          </table:table-cell>
          <table:table-cell office:value-type="float" office:value="202294.91" table:style-name="ce11">
            <text:p>202294.91</text:p>
          </table:table-cell>
          <table:table-cell office:value-type="float" office:value="2593172.0099999998" table:style-name="ce11">
            <text:p>2593172.01</text:p>
          </table:table-cell>
          <table:table-cell office:value-type="string" table:style-name="ce10">
            <text:p>No. 11, Biantou, Zhongpu Township, Chiayi County 606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大埔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pu Police Station</text:p>
          </table:table-cell>
          <table:table-cell office:value-type="float" office:value="607" table:style-name="ce11">
            <text:p>607</text:p>
          </table:table-cell>
          <table:table-cell office:value-type="string" table:style-name="ce10">
            <text:p>嘉義縣大埔鄉大埔村大埔134號</text:p>
          </table:table-cell>
          <table:table-cell office:value-type="string" table:style-name="ce10">
            <text:p>05 2521034</text:p>
          </table:table-cell>
          <table:table-cell office:value-type="float" office:value="208530.6575" table:style-name="ce11">
            <text:p>208530.6575</text:p>
          </table:table-cell>
          <table:table-cell office:value-type="float" office:value="2577476.1850000001" table:style-name="ce11">
            <text:p>2577476.185</text:p>
          </table:table-cell>
          <table:table-cell office:value-type="string" table:style-name="ce10">
            <text:p>No. 134, Dapu, Dapu Township, Chiayi County 6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番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anlu Police Station</text:p>
          </table:table-cell>
          <table:table-cell office:value-type="float" office:value="602" table:style-name="ce11">
            <text:p>602</text:p>
          </table:table-cell>
          <table:table-cell office:value-type="string" table:style-name="ce10">
            <text:p>嘉義縣番路鄉下坑村菜公店27號</text:p>
          </table:table-cell>
          <table:table-cell office:value-type="string" table:style-name="ce10">
            <text:p>05 2591212</text:p>
          </table:table-cell>
          <table:table-cell office:value-type="float" office:value="204512.7" table:style-name="ce11">
            <text:p>204512.7</text:p>
          </table:table-cell>
          <table:table-cell office:value-type="float" office:value="2595775.63" table:style-name="ce11">
            <text:p>2595775.63</text:p>
          </table:table-cell>
          <table:table-cell office:value-type="string" table:style-name="ce10">
            <text:p>No. 27, Caigongdian, Fanlu Township, Chiayi County 6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he Police Station</text:p>
          </table:table-cell>
          <table:table-cell office:value-type="float" office:value="606" table:style-name="ce11">
            <text:p>606</text:p>
          </table:table-cell>
          <table:table-cell office:value-type="string" table:style-name="ce10">
            <text:p>嘉義縣中埔鄉和興村中華路827號</text:p>
          </table:table-cell>
          <table:table-cell office:value-type="string" table:style-name="ce10">
            <text:p>05 2309091</text:p>
          </table:table-cell>
          <table:table-cell office:value-type="float" office:value="194734.31" table:style-name="ce11">
            <text:p>194734.31</text:p>
          </table:table-cell>
          <table:table-cell office:value-type="float" office:value="2594135.02" table:style-name="ce11">
            <text:p>2594135.02</text:p>
          </table:table-cell>
          <table:table-cell office:value-type="string" table:style-name="ce10">
            <text:p>No. 827, Zhonghua Rd., Zhongpu Township, Chiayi County 606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布袋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udai Precint</text:p>
          </table:table-cell>
          <table:table-cell office:value-type="float" office:value="625" table:style-name="ce11">
            <text:p>625</text:p>
          </table:table-cell>
          <table:table-cell office:value-type="string" table:style-name="ce10">
            <text:p>嘉義縣布袋鎮光復里自由路3號</text:p>
          </table:table-cell>
          <table:table-cell office:value-type="string" table:style-name="ce10">
            <text:p>05 3472574</text:p>
          </table:table-cell>
          <table:table-cell office:value-type="float" office:value="164790.927" table:style-name="ce11">
            <text:p>164790.927</text:p>
          </table:table-cell>
          <table:table-cell office:value-type="float" office:value="2586436.2960000001" table:style-name="ce11">
            <text:p>2586436.296</text:p>
          </table:table-cell>
          <table:table-cell office:value-type="string" table:style-name="ce10">
            <text:p>No. 3, Ziyou Rd., Budai Township, Chiayi County 6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新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dian Police Station</text:p>
          </table:table-cell>
          <table:table-cell office:value-type="float" office:value="624" table:style-name="ce11">
            <text:p>624</text:p>
          </table:table-cell>
          <table:table-cell office:value-type="string" table:style-name="ce10">
            <text:p>嘉義縣義竹鄉新店村1號</text:p>
          </table:table-cell>
          <table:table-cell office:value-type="string" table:style-name="ce10">
            <text:p>05 3426104</text:p>
          </table:table-cell>
          <table:table-cell office:value-type="float" office:value="167959.7678" table:style-name="ce11">
            <text:p>167959.7678</text:p>
          </table:table-cell>
          <table:table-cell office:value-type="float" office:value="2581856.38" table:style-name="ce11">
            <text:p>2581856.38</text:p>
          </table:table-cell>
          <table:table-cell office:value-type="string" table:style-name="ce10">
            <text:p>No. 1, Xindian Village, Yizhu Township, Chiayi County 6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過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lu Police Station</text:p>
          </table:table-cell>
          <table:table-cell office:value-type="float" office:value="624" table:style-name="ce11">
            <text:p>624</text:p>
          </table:table-cell>
          <table:table-cell office:value-type="string" table:style-name="ce10">
            <text:p>嘉義縣義竹鄉西過村過路子301號</text:p>
          </table:table-cell>
          <table:table-cell office:value-type="string" table:style-name="ce10">
            <text:p>05 3436575</text:p>
          </table:table-cell>
          <table:table-cell office:value-type="float" office:value="168860.19" table:style-name="ce11">
            <text:p>168860.19</text:p>
          </table:table-cell>
          <table:table-cell office:value-type="float" office:value="2578334.16" table:style-name="ce11">
            <text:p>2578334.16</text:p>
          </table:table-cell>
          <table:table-cell office:value-type="string" table:style-name="ce10">
            <text:p>No. 301, Guoluzi, Xiguo Village, Yizhu Township, Chiayi County 6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光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rong Police Station</text:p>
          </table:table-cell>
          <table:table-cell office:value-type="float" office:value="624" table:style-name="ce11">
            <text:p>624</text:p>
          </table:table-cell>
          <table:table-cell office:value-type="string" table:style-name="ce10">
            <text:p>嘉義縣義竹鄉東光村東後寮7號</text:p>
          </table:table-cell>
          <table:table-cell office:value-type="string" table:style-name="ce10">
            <text:p>05 3411223</text:p>
          </table:table-cell>
          <table:table-cell office:value-type="float" office:value="173039" table:style-name="ce11">
            <text:p>173039</text:p>
          </table:table-cell>
          <table:table-cell office:value-type="float" office:value="2586277.5" table:style-name="ce11">
            <text:p>2586277.5</text:p>
          </table:table-cell>
          <table:table-cell office:value-type="string" table:style-name="ce10">
            <text:p>No. 7, Dongguang Village, Yizhu Township, Chiayi County 6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義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ijhu Police Station</text:p>
          </table:table-cell>
          <table:table-cell office:value-type="float" office:value="624" table:style-name="ce11">
            <text:p>624</text:p>
          </table:table-cell>
          <table:table-cell office:value-type="string" table:style-name="ce10">
            <text:p>嘉義縣義竹鄉仁里村義竹359之5號</text:p>
          </table:table-cell>
          <table:table-cell office:value-type="string" table:style-name="ce10">
            <text:p>05 3412009</text:p>
          </table:table-cell>
          <table:table-cell office:value-type="float" office:value="172217.989" table:style-name="ce11">
            <text:p>172217.989</text:p>
          </table:table-cell>
          <table:table-cell office:value-type="float" office:value="2581660.0690000001" table:style-name="ce11">
            <text:p>2581660.069</text:p>
          </table:table-cell>
          <table:table-cell office:value-type="string" table:style-name="ce10">
            <text:p>No. 359-5,Renli Village, Yizhu Township, Chiayi County 6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新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wun <text:s/>Police <text:s/>Station</text:p>
          </table:table-cell>
          <table:table-cell office:value-type="float" office:value="625" table:style-name="ce11">
            <text:p>625</text:p>
          </table:table-cell>
          <table:table-cell office:value-type="string" table:style-name="ce10">
            <text:p>嘉義縣布袋鎮新塭293號</text:p>
          </table:table-cell>
          <table:table-cell office:value-type="string" table:style-name="ce10">
            <text:p>05 3431154</text:p>
          </table:table-cell>
          <table:table-cell office:value-type="float" office:value="164042.269" table:style-name="ce11">
            <text:p>164042.269</text:p>
          </table:table-cell>
          <table:table-cell office:value-type="float" office:value="2580857.4389999998" table:style-name="ce11">
            <text:p>2580857.439</text:p>
          </table:table-cell>
          <table:table-cell office:value-type="string" table:style-name="ce10">
            <text:p>No. 293, Xinwen, Budai Township, Chiayi County 6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景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shan Police Station</text:p>
          </table:table-cell>
          <table:table-cell office:value-type="float" office:value="625" table:style-name="ce11">
            <text:p>625</text:p>
          </table:table-cell>
          <table:table-cell office:value-type="string" table:style-name="ce16">
            <text:p>嘉義縣布袋鎮自由路3號</text:p>
          </table:table-cell>
          <table:table-cell office:value-type="string" table:style-name="ce10">
            <text:p>05 3472607</text:p>
          </table:table-cell>
          <table:table-cell office:value-type="float" office:value="164790.927" table:style-name="ce11">
            <text:p>164790.927</text:p>
          </table:table-cell>
          <table:table-cell office:value-type="float" office:value="2586436.2960000001" table:style-name="ce11">
            <text:p>2586436.296</text:p>
          </table:table-cell>
          <table:table-cell office:value-type="string" table:style-name="ce10">
            <text:p>No. 3, Ziyou Rd., Budai Township, Chiayi County 625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過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gou Police Station</text:p>
          </table:table-cell>
          <table:table-cell office:value-type="float" office:value="625" table:style-name="ce11">
            <text:p>625</text:p>
          </table:table-cell>
          <table:table-cell office:value-type="string" table:style-name="ce10">
            <text:p>嘉義縣布袋鎮中安里過溝中厝110號</text:p>
          </table:table-cell>
          <table:table-cell office:value-type="string" table:style-name="ce10">
            <text:p>05 3451064</text:p>
          </table:table-cell>
          <table:table-cell office:value-type="float" office:value="165968.37" table:style-name="ce11">
            <text:p>165968.37</text:p>
          </table:table-cell>
          <table:table-cell office:value-type="float" office:value="2590546.7990000001" table:style-name="ce11">
            <text:p>2590546.799</text:p>
          </table:table-cell>
          <table:table-cell office:value-type="string" table:style-name="ce10">
            <text:p>No. 110, Guogouzhongcuo, Zhong'an Village, Budai Township, Chiayi County 6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布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udai Police Station</text:p>
          </table:table-cell>
          <table:table-cell office:value-type="float" office:value="625" table:style-name="ce11">
            <text:p>625</text:p>
          </table:table-cell>
          <table:table-cell office:value-type="string" table:style-name="ce10">
            <text:p>嘉義縣布袋鎮光復里自由路3號1樓</text:p>
          </table:table-cell>
          <table:table-cell office:value-type="string" table:style-name="ce10">
            <text:p>05 3472047</text:p>
          </table:table-cell>
          <table:table-cell office:value-type="float" office:value="164796.30480000001" table:style-name="ce11">
            <text:p>164796.3048</text:p>
          </table:table-cell>
          <table:table-cell office:value-type="float" office:value="2586445.946" table:style-name="ce11">
            <text:p>2586445.946</text:p>
          </table:table-cell>
          <table:table-cell office:value-type="string" table:style-name="ce10">
            <text:p>1F., No. 3, Ziyou Rd., Budai Township, Chiayi County 6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朴子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Puzih Precinet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四維路一段545號</text:p>
          </table:table-cell>
          <table:table-cell office:value-type="string" table:style-name="ce10">
            <text:p>05 3793584</text:p>
          </table:table-cell>
          <table:table-cell office:value-type="float" office:value="23.458106000000001" table:style-name="ce11">
            <text:p>23.458106</text:p>
          </table:table-cell>
          <table:table-cell office:value-type="float" office:value="120.246675" table:style-name="ce11">
            <text:p>120.246675</text:p>
          </table:table-cell>
          <table:table-cell office:value-type="string" table:style-name="ce10">
            <text:p>No. 545, Sec. 1, Siwei Rd., Puzi City, Chiayi County 6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朴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uzih Police Station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四維路一段545號</text:p>
          </table:table-cell>
          <table:table-cell office:value-type="string" table:style-name="ce10">
            <text:p>05 3792014</text:p>
          </table:table-cell>
          <table:table-cell office:value-type="float" office:value="23.458106000000001" table:style-name="ce11">
            <text:p>23.458106</text:p>
          </table:table-cell>
          <table:table-cell office:value-type="float" office:value="120.246675" table:style-name="ce11">
            <text:p>120.246675</text:p>
          </table:table-cell>
          <table:table-cell office:value-type="string" table:style-name="ce10">
            <text:p>No. 545, Sec. 1, Siwei Rd., Puzi City, Chiayi County 6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雙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si Police Station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雙溪口145號</text:p>
          </table:table-cell>
          <table:table-cell office:value-type="string" table:style-name="ce10">
            <text:p>05 3794553</text:p>
          </table:table-cell>
          <table:table-cell office:value-type="float" office:value="176299.47" table:style-name="ce11">
            <text:p>176299.47</text:p>
          </table:table-cell>
          <table:table-cell office:value-type="float" office:value="2597974.0699999998" table:style-name="ce11">
            <text:p>2597974.07</text:p>
          </table:table-cell>
          <table:table-cell office:value-type="string" table:style-name="ce10">
            <text:p>No. 145, Shuangxikou, Puzi City, Chiayi County 6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松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ongmei Police Station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梅華里牛挑灣108號</text:p>
          </table:table-cell>
          <table:table-cell office:value-type="string" table:style-name="ce10">
            <text:p>05 3691572</text:p>
          </table:table-cell>
          <table:table-cell office:value-type="float" office:value="173918.77" table:style-name="ce11">
            <text:p>173918.77</text:p>
          </table:table-cell>
          <table:table-cell office:value-type="float" office:value="2589863.36" table:style-name="ce11">
            <text:p>2589863.36</text:p>
          </table:table-cell>
          <table:table-cell office:value-type="string" table:style-name="ce10">
            <text:p>No. 108, Niutiaowan, Puzi City, Chiayi County 6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六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mei Police Station</text:p>
          </table:table-cell>
          <table:table-cell office:value-type="float" office:value="615" table:style-name="ce11">
            <text:p>615</text:p>
          </table:table-cell>
          <table:table-cell office:value-type="string" table:style-name="ce10">
            <text:p>嘉義縣六腳鄉港尾寮28號</text:p>
          </table:table-cell>
          <table:table-cell office:value-type="string" table:style-name="ce10">
            <text:p>05 3802244</text:p>
          </table:table-cell>
          <table:table-cell office:value-type="float" office:value="177389.31" table:style-name="ce11">
            <text:p>177389.31</text:p>
          </table:table-cell>
          <table:table-cell office:value-type="float" office:value="2603218.48" table:style-name="ce11">
            <text:p>2603218.48</text:p>
          </table:table-cell>
          <table:table-cell office:value-type="string" table:style-name="ce10">
            <text:p>No. 28, Gangweiliao, Liujiao Township, Chiayi County 6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北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mei Police Station</text:p>
          </table:table-cell>
          <table:table-cell office:value-type="float" office:value="615" table:style-name="ce11">
            <text:p>615</text:p>
          </table:table-cell>
          <table:table-cell office:value-type="string" table:style-name="ce10">
            <text:p>嘉義縣六腳鄉崙陽村崙子183號</text:p>
          </table:table-cell>
          <table:table-cell office:value-type="string" table:style-name="ce10">
            <text:p>05 7811105</text:p>
          </table:table-cell>
          <table:table-cell office:value-type="float" office:value="178869.32" table:style-name="ce11">
            <text:p>178869.32</text:p>
          </table:table-cell>
          <table:table-cell office:value-type="float" office:value="2606416.16" table:style-name="ce11">
            <text:p>2606416.16</text:p>
          </table:table-cell>
          <table:table-cell office:value-type="string" table:style-name="ce10">
            <text:p>No. 183, Lunzi, Liujiao Township, Chiayi County 6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永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jhu Police Station</text:p>
          </table:table-cell>
          <table:table-cell office:value-type="float" office:value="615" table:style-name="ce11">
            <text:p>615</text:p>
          </table:table-cell>
          <table:table-cell office:value-type="string" table:style-name="ce10">
            <text:p>嘉義縣六腳鄉竹子腳9之26號</text:p>
          </table:table-cell>
          <table:table-cell office:value-type="string" table:style-name="ce10">
            <text:p>05 3780845</text:p>
          </table:table-cell>
          <table:table-cell office:value-type="float" office:value="174975.54" table:style-name="ce11">
            <text:p>174975.54</text:p>
          </table:table-cell>
          <table:table-cell office:value-type="float" office:value="2602929.1800000002" table:style-name="ce11">
            <text:p>2602929.18</text:p>
          </table:table-cell>
          <table:table-cell office:value-type="string" table:style-name="ce10">
            <text:p>No. 9-26, Zhuzijiao, Liujiao Township, Chiayi County 6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六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jia Police Station</text:p>
          </table:table-cell>
          <table:table-cell office:value-type="float" office:value="615" table:style-name="ce11">
            <text:p>615</text:p>
          </table:table-cell>
          <table:table-cell office:value-type="string" table:style-name="ce10">
            <text:p>嘉義縣六腳鄉六腳村5號</text:p>
          </table:table-cell>
          <table:table-cell office:value-type="string" table:style-name="ce10">
            <text:p>05 3780843</text:p>
          </table:table-cell>
          <table:table-cell office:value-type="float" office:value="173825.22" table:style-name="ce11">
            <text:p>173825.22</text:p>
          </table:table-cell>
          <table:table-cell office:value-type="float" office:value="2600508.23" table:style-name="ce11">
            <text:p>2600508.23</text:p>
          </table:table-cell>
          <table:table-cell office:value-type="string" table:style-name="ce10">
            <text:p>No. 5, Liujiao Village, Liujiao Township, Chiayi County 6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六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oujiao Police Station</text:p>
          </table:table-cell>
          <table:table-cell office:value-type="float" office:value="615" table:style-name="ce11">
            <text:p>615</text:p>
          </table:table-cell>
          <table:table-cell office:value-type="string" table:style-name="ce10">
            <text:p>嘉義縣六腳鄉蒜頭村75號</text:p>
          </table:table-cell>
          <table:table-cell office:value-type="string" table:style-name="ce10">
            <text:p>05 3802008</text:p>
          </table:table-cell>
          <table:table-cell office:value-type="float" office:value="177650.5" table:style-name="ce11">
            <text:p>177650.5</text:p>
          </table:table-cell>
          <table:table-cell office:value-type="float" office:value="2599046.2599999998" table:style-name="ce11">
            <text:p>2599046.26</text:p>
          </table:table-cell>
          <table:table-cell office:value-type="string" table:style-name="ce10">
            <text:p>No. 75, Suantou Village, Liujiao Township, Chiayi County 61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龍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gang Police Station</text:p>
          </table:table-cell>
          <table:table-cell office:value-type="float" office:value="614" table:style-name="ce11">
            <text:p>614</text:p>
          </table:table-cell>
          <table:table-cell office:value-type="string" table:style-name="ce10">
            <text:p>嘉義縣東石鄉栗子崙62號</text:p>
          </table:table-cell>
          <table:table-cell office:value-type="string" table:style-name="ce10">
            <text:p>05 3451740</text:p>
          </table:table-cell>
          <table:table-cell office:value-type="float" office:value="167320.95000000001" table:style-name="ce11">
            <text:p>167320.95</text:p>
          </table:table-cell>
          <table:table-cell office:value-type="float" office:value="2592372.2990000001" table:style-name="ce11">
            <text:p>2592372.299</text:p>
          </table:table-cell>
          <table:table-cell office:value-type="string" table:style-name="ce10">
            <text:p>No. 62, <text:s/>Lizilun, Dongshi Township, Chiayi County 6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下楫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yi Police Station</text:p>
          </table:table-cell>
          <table:table-cell office:value-type="float" office:value="614" table:style-name="ce11">
            <text:p>614</text:p>
          </table:table-cell>
          <table:table-cell office:value-type="string" table:style-name="ce10">
            <text:p>嘉義縣東石鄉下楫子寮137號</text:p>
          </table:table-cell>
          <table:table-cell office:value-type="string" table:style-name="ce10">
            <text:p>05 3601849</text:p>
          </table:table-cell>
          <table:table-cell office:value-type="float" office:value="163355.769" table:style-name="ce11">
            <text:p>163355.769</text:p>
          </table:table-cell>
          <table:table-cell office:value-type="float" office:value="2595363.35" table:style-name="ce11">
            <text:p>2595363.35</text:p>
          </table:table-cell>
          <table:table-cell office:value-type="string" table:style-name="ce10">
            <text:p>No. 137, Xiayiziliao, Dongshi Township, Chiayi County 6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三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si Police Station</text:p>
          </table:table-cell>
          <table:table-cell office:value-type="float" office:value="614" table:style-name="ce11">
            <text:p>614</text:p>
          </table:table-cell>
          <table:table-cell office:value-type="string" table:style-name="ce10">
            <text:p>嘉義縣東石鄉三塊厝1號</text:p>
          </table:table-cell>
          <table:table-cell office:value-type="string" table:style-name="ce10">
            <text:p>05 3732501</text:p>
          </table:table-cell>
          <table:table-cell office:value-type="float" office:value="165513.91" table:style-name="ce11">
            <text:p>165513.91</text:p>
          </table:table-cell>
          <table:table-cell office:value-type="float" office:value="2596887.9389999998" table:style-name="ce11">
            <text:p>2596887.939</text:p>
          </table:table-cell>
          <table:table-cell office:value-type="string" table:style-name="ce10">
            <text:p>No. 1, Sankuaicuo, Dongshi Township, Chiayi County 6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東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ongshih Police Station</text:p>
          </table:table-cell>
          <table:table-cell office:value-type="float" office:value="614" table:style-name="ce11">
            <text:p>614</text:p>
          </table:table-cell>
          <table:table-cell office:value-type="string" table:style-name="ce10">
            <text:p>嘉義縣東石鄉東石村36號</text:p>
          </table:table-cell>
          <table:table-cell office:value-type="string" table:style-name="ce10">
            <text:p>05 3732240</text:p>
          </table:table-cell>
          <table:table-cell office:value-type="float" office:value="163175.679" table:style-name="ce11">
            <text:p>163175.679</text:p>
          </table:table-cell>
          <table:table-cell office:value-type="float" office:value="2594976.8790000002" table:style-name="ce11">
            <text:p>2594976.879</text:p>
          </table:table-cell>
          <table:table-cell office:value-type="string" table:style-name="ce10">
            <text:p>No. 36, Dongshi Village, Dongshi Township, Chiayi County 614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竹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cun Police Station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竹村里鴨母寮14之6號</text:p>
          </table:table-cell>
          <table:table-cell office:value-type="string" table:style-name="ce10">
            <text:p>05 3693219</text:p>
          </table:table-cell>
          <table:table-cell office:value-type="float" office:value="173051.709" table:style-name="ce11">
            <text:p>173051.709</text:p>
          </table:table-cell>
          <table:table-cell office:value-type="float" office:value="2592450.7590000001" table:style-name="ce11">
            <text:p>2592450.759</text:p>
          </table:table-cell>
          <table:table-cell office:value-type="string" table:style-name="ce10">
            <text:p>No. 14-6, Yamuliao, Zhucun Village, Puzi City, Chiayi County 613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大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siang Police Station</text:p>
          </table:table-cell>
          <table:table-cell office:value-type="float" office:value="613" table:style-name="ce11">
            <text:p>613</text:p>
          </table:table-cell>
          <table:table-cell office:value-type="string" table:style-name="ce10">
            <text:p>嘉義縣朴子市大鄉里大槺榔223號</text:p>
          </table:table-cell>
          <table:table-cell office:value-type="string" table:style-name="ce10">
            <text:p>05 3792091</text:p>
          </table:table-cell>
          <table:table-cell office:value-type="float" office:value="174646.1" table:style-name="ce11">
            <text:p>174646.1</text:p>
          </table:table-cell>
          <table:table-cell office:value-type="float" office:value="2595363.9500000002" table:style-name="ce11">
            <text:p>2595363.95</text:p>
          </table:table-cell>
          <table:table-cell office:value-type="string" table:style-name="ce10">
            <text:p>No. 223, Dakanglang, Dasiang Village, Puzi City, Chiayi County 6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港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cian Police Station</text:p>
          </table:table-cell>
          <table:table-cell office:value-type="float" office:value="614" table:style-name="ce11">
            <text:p>614</text:p>
          </table:table-cell>
          <table:table-cell office:value-type="string" table:style-name="ce10">
            <text:p>嘉義縣東石鄉港墘厝91號</text:p>
          </table:table-cell>
          <table:table-cell office:value-type="string" table:style-name="ce10">
            <text:p>05 3793564</text:p>
          </table:table-cell>
          <table:table-cell office:value-type="float" office:value="166310.959" table:style-name="ce11">
            <text:p>166310.959</text:p>
          </table:table-cell>
          <table:table-cell office:value-type="float" office:value="2598311.0290000001" table:style-name="ce11">
            <text:p>2598311.029</text:p>
          </table:table-cell>
          <table:table-cell office:value-type="string" table:style-name="ce10">
            <text:p>No. 91, Gangqiancuo, Dongshi Township, Chiayi County 61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水上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hueishang Police Precinct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水頭村中興路528號</text:p>
          </table:table-cell>
          <table:table-cell office:value-type="string" table:style-name="ce10">
            <text:p>05 2682025</text:p>
          </table:table-cell>
          <table:table-cell office:value-type="float" office:value="188606.31" table:style-name="ce11">
            <text:p>188606.31</text:p>
          </table:table-cell>
          <table:table-cell office:value-type="float" office:value="2592285.5099999998" table:style-name="ce11">
            <text:p>2592285.51</text:p>
          </table:table-cell>
          <table:table-cell office:value-type="string" table:style-name="ce10">
            <text:p>No. 528, Zhongxing Rd., Shuishang Township, Chiayi County 6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成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ong Police Station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三界埔156號</text:p>
          </table:table-cell>
          <table:table-cell office:value-type="string" table:style-name="ce10">
            <text:p>05 2392064</text:p>
          </table:table-cell>
          <table:table-cell office:value-type="float" office:value="196366.39" table:style-name="ce11">
            <text:p>196366.39</text:p>
          </table:table-cell>
          <table:table-cell office:value-type="float" office:value="2592280.7990000001" table:style-name="ce11">
            <text:p>2592280.799</text:p>
          </table:table-cell>
          <table:table-cell office:value-type="string" table:style-name="ce10">
            <text:p>No. 156, Sanjiepu, Shuishang Township, Chiayi County 6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新埤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Pi Police Station</text:p>
          </table:table-cell>
          <table:table-cell office:value-type="float" office:value="612" table:style-name="ce11">
            <text:p>612</text:p>
          </table:table-cell>
          <table:table-cell office:value-type="string" table:style-name="ce10">
            <text:p>嘉義縣太保市舊埤里新埤9號</text:p>
          </table:table-cell>
          <table:table-cell office:value-type="string" table:style-name="ce10">
            <text:p>05 3612280</text:p>
          </table:table-cell>
          <table:table-cell office:value-type="float" office:value="181857.77" table:style-name="ce11">
            <text:p>181857.77</text:p>
          </table:table-cell>
          <table:table-cell office:value-type="float" office:value="2598798.88" table:style-name="ce11">
            <text:p>2598798.88</text:p>
          </table:table-cell>
          <table:table-cell office:value-type="string" table:style-name="ce10">
            <text:p>No. 9, Xinpi, Taibao City, Chiayi County 6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後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jyue Police Station</text:p>
          </table:table-cell>
          <table:table-cell office:value-type="float" office:value="611" table:style-name="ce11">
            <text:p>611</text:p>
          </table:table-cell>
          <table:table-cell office:value-type="string" table:style-name="ce10">
            <text:p>嘉義縣鹿草鄉後堀61號</text:p>
          </table:table-cell>
          <table:table-cell office:value-type="string" table:style-name="ce10">
            <text:p>05 3752444</text:p>
          </table:table-cell>
          <table:table-cell office:value-type="float" office:value="182790.95" table:style-name="ce11">
            <text:p>182790.95</text:p>
          </table:table-cell>
          <table:table-cell office:value-type="float" office:value="2589275.16" table:style-name="ce11">
            <text:p>2589275.16</text:p>
          </table:table-cell>
          <table:table-cell office:value-type="string" table:style-name="ce10">
            <text:p>No. 61, Houku, Lucao Township, Chiayi County 6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下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tan Police Station</text:p>
          </table:table-cell>
          <table:table-cell office:value-type="float" office:value="611" table:style-name="ce11">
            <text:p>611</text:p>
          </table:table-cell>
          <table:table-cell office:value-type="string" table:style-name="ce10">
            <text:p>嘉義縣鹿草鄉下潭152號</text:p>
          </table:table-cell>
          <table:table-cell office:value-type="string" table:style-name="ce10">
            <text:p>05 3651303</text:p>
          </table:table-cell>
          <table:table-cell office:value-type="float" office:value="177122.98" table:style-name="ce11">
            <text:p>177122.98</text:p>
          </table:table-cell>
          <table:table-cell office:value-type="float" office:value="2586082.79" table:style-name="ce11">
            <text:p>2586082.79</text:p>
          </table:table-cell>
          <table:table-cell office:value-type="string" table:style-name="ce10">
            <text:p>No. 152, Xiatan, Lucao Township, Chiayi County 6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中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jhuang Police Station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中庄村66號</text:p>
          </table:table-cell>
          <table:table-cell office:value-type="string" table:style-name="ce10">
            <text:p>05 2890654</text:p>
          </table:table-cell>
          <table:table-cell office:value-type="float" office:value="192562.72" table:style-name="ce11">
            <text:p>192562.72</text:p>
          </table:table-cell>
          <table:table-cell office:value-type="float" office:value="2591036.7590000001" table:style-name="ce11">
            <text:p>2591036.759</text:p>
          </table:table-cell>
          <table:table-cell office:value-type="string" table:style-name="ce10">
            <text:p>No. 66, Zhongzhuang, Shuishang Township, Chiayi County 608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南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sin Police Station</text:p>
          </table:table-cell>
          <table:table-cell office:value-type="float" office:value="612" table:style-name="ce11">
            <text:p>612</text:p>
          </table:table-cell>
          <table:table-cell office:value-type="string" table:style-name="ce10">
            <text:p>嘉義縣太保市北港路2段50號</text:p>
          </table:table-cell>
          <table:table-cell office:value-type="string" table:style-name="ce10">
            <text:p>05 2373022</text:p>
          </table:table-cell>
          <table:table-cell office:value-type="float" office:value="187003.17" table:style-name="ce11">
            <text:p>187003.17</text:p>
          </table:table-cell>
          <table:table-cell office:value-type="float" office:value="2599412.4700000002" table:style-name="ce11">
            <text:p>2599412.47</text:p>
          </table:table-cell>
          <table:table-cell office:value-type="string" table:style-name="ce10">
            <text:p>No. 50, Sec. 2, Beigang Rd., Taibao City, Chiayi County 6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柳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lin Police.station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柳鄉村柳子林119號</text:p>
          </table:table-cell>
          <table:table-cell office:value-type="string" table:style-name="ce10">
            <text:p>05 2682515</text:p>
          </table:table-cell>
          <table:table-cell office:value-type="float" office:value="190495.82" table:style-name="ce11">
            <text:p>190495.82</text:p>
          </table:table-cell>
          <table:table-cell office:value-type="float" office:value="2592928.92" table:style-name="ce11">
            <text:p>2592928.92</text:p>
          </table:table-cell>
          <table:table-cell office:value-type="string" table:style-name="ce10">
            <text:p>No. 119, Liuzilin, Shuishang Township, Chiayi County 6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南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jing Police Station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三鎮村三鎮路51號</text:p>
          </table:table-cell>
          <table:table-cell office:value-type="string" table:style-name="ce10">
            <text:p>05 2682364</text:p>
          </table:table-cell>
          <table:table-cell office:value-type="float" office:value="187287.01" table:style-name="ce11">
            <text:p>187287.01</text:p>
          </table:table-cell>
          <table:table-cell office:value-type="float" office:value="2590330.65" table:style-name="ce11">
            <text:p>2590330.65</text:p>
          </table:table-cell>
          <table:table-cell office:value-type="string" table:style-name="ce10">
            <text:p>No. 51, Sanzhen Rd., Shuishang Township, Chiayi County 6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水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ishang Police Station</text:p>
          </table:table-cell>
          <table:table-cell office:value-type="float" office:value="608" table:style-name="ce11">
            <text:p>608</text:p>
          </table:table-cell>
          <table:table-cell office:value-type="string" table:style-name="ce10">
            <text:p>嘉義縣水上鄉水上村中山路2段291號</text:p>
          </table:table-cell>
          <table:table-cell office:value-type="string" table:style-name="ce10">
            <text:p>05 2682264</text:p>
          </table:table-cell>
          <table:table-cell office:value-type="float" office:value="188419.12" table:style-name="ce11">
            <text:p>188419.12</text:p>
          </table:table-cell>
          <table:table-cell office:value-type="float" office:value="2592315.96" table:style-name="ce11">
            <text:p>2592315.96</text:p>
          </table:table-cell>
          <table:table-cell office:value-type="string" table:style-name="ce10">
            <text:p>No. 291, Sec. 2, Zhongshan Rd., Shuishang Township, Chiayi County 6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太保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ibao Police Station</text:p>
          </table:table-cell>
          <table:table-cell office:value-type="float" office:value="612" table:style-name="ce11">
            <text:p>612</text:p>
          </table:table-cell>
          <table:table-cell office:value-type="string" table:style-name="ce10">
            <text:p>嘉義縣太保市太保里23號</text:p>
          </table:table-cell>
          <table:table-cell office:value-type="string" table:style-name="ce10">
            <text:p>05 3711555</text:p>
          </table:table-cell>
          <table:table-cell office:value-type="float" office:value="181739.03" table:style-name="ce11">
            <text:p>181739.03</text:p>
          </table:table-cell>
          <table:table-cell office:value-type="float" office:value="2594741.1" table:style-name="ce11">
            <text:p>2594741.1</text:p>
          </table:table-cell>
          <table:table-cell office:value-type="string" table:style-name="ce10">
            <text:p>No. 23, Taibao Village, Taibao City, Chiayi County 6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鹿草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cao Police Station</text:p>
          </table:table-cell>
          <table:table-cell office:value-type="float" office:value="611" table:style-name="ce11">
            <text:p>611</text:p>
          </table:table-cell>
          <table:table-cell office:value-type="string" table:style-name="ce10">
            <text:p>嘉義縣鹿草鄉長壽路242號</text:p>
          </table:table-cell>
          <table:table-cell office:value-type="string" table:style-name="ce10">
            <text:p>05 3752302</text:p>
          </table:table-cell>
          <table:table-cell office:value-type="float" office:value="179306.69" table:style-name="ce11">
            <text:p>179306.69</text:p>
          </table:table-cell>
          <table:table-cell office:value-type="float" office:value="2590071.0490000001" table:style-name="ce11">
            <text:p>2590071.049</text:p>
          </table:table-cell>
          <table:table-cell office:value-type="string" table:style-name="ce10">
            <text:p>No. 242, Changshou Rd., Lucao Township, Chiayi County 6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民雄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Minsyong <text:s/>Police Precinct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東榮村民族路21號</text:p>
          </table:table-cell>
          <table:table-cell office:value-type="string" table:style-name="ce10">
            <text:p>05 2262014</text:p>
          </table:table-cell>
          <table:table-cell office:value-type="float" office:value="191844.01" table:style-name="ce11">
            <text:p>191844.01</text:p>
          </table:table-cell>
          <table:table-cell office:value-type="float" office:value="2605866.2400000002" table:style-name="ce11">
            <text:p>2605866.24</text:p>
          </table:table-cell>
          <table:table-cell office:value-type="string" table:style-name="ce10">
            <text:p>No. 21, Minzu Rd., Minxiong Township, Chiayi County 6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民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syong Police Station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東榮村民族路21號</text:p>
          </table:table-cell>
          <table:table-cell office:value-type="string" table:style-name="ce10">
            <text:p>05 2262192</text:p>
          </table:table-cell>
          <table:table-cell office:value-type="float" office:value="191844.01" table:style-name="ce11">
            <text:p>191844.01</text:p>
          </table:table-cell>
          <table:table-cell office:value-type="float" office:value="2605866.2400000002" table:style-name="ce11">
            <text:p>2605866.24</text:p>
          </table:table-cell>
          <table:table-cell office:value-type="string" table:style-name="ce10">
            <text:p>No. 21, Minzu Rd., Minxiong Township, Chiayi County 6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豐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shou Police Station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豐收村好收路48號</text:p>
          </table:table-cell>
          <table:table-cell office:value-type="string" table:style-name="ce10">
            <text:p>05 2262732</text:p>
          </table:table-cell>
          <table:table-cell office:value-type="float" office:value="193828" table:style-name="ce11">
            <text:p>193828</text:p>
          </table:table-cell>
          <table:table-cell office:value-type="float" office:value="2606690" table:style-name="ce11">
            <text:p>2606690</text:p>
          </table:table-cell>
          <table:table-cell office:value-type="string" table:style-name="ce10">
            <text:p>No. 48, Haoshou, Minxiong Township, Chiayi County 6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菁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pu Police Stationt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菁埔村菁埔138號</text:p>
          </table:table-cell>
          <table:table-cell office:value-type="string" table:style-name="ce10">
            <text:p>05 2263510</text:p>
          </table:table-cell>
          <table:table-cell office:value-type="float" office:value="188607.87" table:style-name="ce11">
            <text:p>188607.87</text:p>
          </table:table-cell>
          <table:table-cell office:value-type="float" office:value="2606041.6" table:style-name="ce11">
            <text:p>2606041.6</text:p>
          </table:table-cell>
          <table:table-cell office:value-type="string" table:style-name="ce10">
            <text:p>No. 138, Jingpu, Minxiong Township, Chiayi County 6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溝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ubei Police Station</text:p>
          </table:table-cell>
          <table:table-cell office:value-type="float" office:value="622" table:style-name="ce11">
            <text:p>622</text:p>
          </table:table-cell>
          <table:table-cell office:value-type="string" table:style-name="ce10">
            <text:p>嘉義縣大林鎮義和里三塊厝2號</text:p>
          </table:table-cell>
          <table:table-cell office:value-type="string" table:style-name="ce10">
            <text:p>05 2952902</text:p>
          </table:table-cell>
          <table:table-cell office:value-type="float" office:value="197700.7" table:style-name="ce11">
            <text:p>197700.7</text:p>
          </table:table-cell>
          <table:table-cell office:value-type="float" office:value="2612362.4" table:style-name="ce11">
            <text:p>2612362.4</text:p>
          </table:table-cell>
          <table:table-cell office:value-type="string" table:style-name="ce10">
            <text:p>No. 2, Sankuaicuo, Dalin Township, Chiayi County 6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柳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ougou Police Station</text:p>
          </table:table-cell>
          <table:table-cell office:value-type="float" office:value="623" table:style-name="ce11">
            <text:p>623</text:p>
          </table:table-cell>
          <table:table-cell office:value-type="string" table:style-name="ce10">
            <text:p>嘉義縣溪口鄉柳溝村阿連庄7號</text:p>
          </table:table-cell>
          <table:table-cell office:value-type="string" table:style-name="ce10">
            <text:p>05 2691182</text:p>
          </table:table-cell>
          <table:table-cell office:value-type="float" office:value="191190.39999999999" table:style-name="ce11">
            <text:p>191190.4</text:p>
          </table:table-cell>
          <table:table-cell office:value-type="float" office:value="2609721.06" table:style-name="ce11">
            <text:p>2609721.06</text:p>
          </table:table-cell>
          <table:table-cell office:value-type="string" table:style-name="ce10">
            <text:p>No. 7, Alianzhuang, Xikou Township, Chiayi County 623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he Police Station</text:p>
          </table:table-cell>
          <table:table-cell office:value-type="float" office:value="616" table:style-name="ce11">
            <text:p>616</text:p>
          </table:table-cell>
          <table:table-cell office:value-type="string" table:style-name="ce10">
            <text:p>嘉義縣新港鄉安和村16鄰番婆16號</text:p>
          </table:table-cell>
          <table:table-cell office:value-type="string" table:style-name="ce10">
            <text:p>05 3772104</text:p>
          </table:table-cell>
          <table:table-cell office:value-type="float" office:value="180032.57" table:style-name="ce11">
            <text:p>180032.57</text:p>
          </table:table-cell>
          <table:table-cell office:value-type="float" office:value="2601374.6" table:style-name="ce11">
            <text:p>2601374.6</text:p>
          </table:table-cell>
          <table:table-cell office:value-type="string" table:style-name="ce10">
            <text:p>No. 16, Fanpo, Xingang Township, Chiayi County 6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南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gang Police Station</text:p>
          </table:table-cell>
          <table:table-cell office:value-type="float" office:value="616" table:style-name="ce11">
            <text:p>616</text:p>
          </table:table-cell>
          <table:table-cell office:value-type="string" table:style-name="ce10">
            <text:p>嘉義縣新港鄉南港村南港1號</text:p>
          </table:table-cell>
          <table:table-cell office:value-type="string" table:style-name="ce10">
            <text:p>05 7811618</text:p>
          </table:table-cell>
          <table:table-cell office:value-type="float" office:value="180358.3" table:style-name="ce11">
            <text:p>180358.3</text:p>
          </table:table-cell>
          <table:table-cell office:value-type="float" office:value="2606559.84" table:style-name="ce11">
            <text:p>2606559.84</text:p>
          </table:table-cell>
          <table:table-cell office:value-type="string" table:style-name="ce10">
            <text:p>No. 1, Nangang, Xingang Township, Chiayi County 6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月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emei Police Station</text:p>
          </table:table-cell>
          <table:table-cell office:value-type="float" office:value="616" table:style-name="ce11">
            <text:p>616</text:p>
          </table:table-cell>
          <table:table-cell office:value-type="string" table:style-name="ce10">
            <text:p>嘉義縣新港鄉月潭村月眉潭204號</text:p>
          </table:table-cell>
          <table:table-cell office:value-type="string" table:style-name="ce10">
            <text:p>05 3772524</text:p>
          </table:table-cell>
          <table:table-cell office:value-type="float" office:value="183815.55" table:style-name="ce11">
            <text:p>183815.55</text:p>
          </table:table-cell>
          <table:table-cell office:value-type="float" office:value="2602302.6" table:style-name="ce11">
            <text:p>2602302.6</text:p>
          </table:table-cell>
          <table:table-cell office:value-type="string" table:style-name="ce10">
            <text:p>No. 204, Yuemeitan, Xingang Township, Chiayi County 6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北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dou Police Station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北斗村北勢子17號</text:p>
          </table:table-cell>
          <table:table-cell office:value-type="string" table:style-name="ce10">
            <text:p>05 2213731</text:p>
          </table:table-cell>
          <table:table-cell office:value-type="float" office:value="194562.99" table:style-name="ce11">
            <text:p>194562.99</text:p>
          </table:table-cell>
          <table:table-cell office:value-type="float" office:value="2603527.37" table:style-name="ce11">
            <text:p>2603527.37</text:p>
          </table:table-cell>
          <table:table-cell office:value-type="string" table:style-name="ce10">
            <text:p>No. 17, Beishizi, Minxiong Township, Chiayi County 621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民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sing Police Station</text:p>
          </table:table-cell>
          <table:table-cell office:value-type="float" office:value="621" table:style-name="ce11">
            <text:p>621</text:p>
          </table:table-cell>
          <table:table-cell office:value-type="string" table:style-name="ce10">
            <text:p>嘉義縣民雄鄉興中村江厝店10號</text:p>
          </table:table-cell>
          <table:table-cell office:value-type="string" table:style-name="ce10">
            <text:p>05 2213735</text:p>
          </table:table-cell>
          <table:table-cell office:value-type="float" office:value="190841.88" table:style-name="ce11">
            <text:p>190841.88</text:p>
          </table:table-cell>
          <table:table-cell office:value-type="float" office:value="2602634.15" table:style-name="ce11">
            <text:p>2602634.15</text:p>
          </table:table-cell>
          <table:table-cell office:value-type="string" table:style-name="ce10">
            <text:p>No. 10, Jiangcuodian, Minxiong Township, Chiayi County 6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大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mei Police Station</text:p>
          </table:table-cell>
          <table:table-cell office:value-type="float" office:value="622" table:style-name="ce11">
            <text:p>622</text:p>
          </table:table-cell>
          <table:table-cell office:value-type="string" table:style-name="ce10">
            <text:p>嘉義縣大林鎮大美里大埔美1號</text:p>
          </table:table-cell>
          <table:table-cell office:value-type="string" table:style-name="ce10">
            <text:p>05 2952905</text:p>
          </table:table-cell>
          <table:table-cell office:value-type="float" office:value="199470.27" table:style-name="ce11">
            <text:p>199470.27</text:p>
          </table:table-cell>
          <table:table-cell office:value-type="float" office:value="2611073.41" table:style-name="ce11">
            <text:p>2611073.41</text:p>
          </table:table-cell>
          <table:table-cell office:value-type="string" table:style-name="ce10">
            <text:p>No. 1, Dapumei, Dalin Township, Chiayi County 6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新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ngang Police Station</text:p>
          </table:table-cell>
          <table:table-cell office:value-type="float" office:value="616" table:style-name="ce11">
            <text:p>616</text:p>
          </table:table-cell>
          <table:table-cell office:value-type="string" table:style-name="ce10">
            <text:p>嘉義縣新港鄉大興村中正路47號</text:p>
          </table:table-cell>
          <table:table-cell office:value-type="string" table:style-name="ce10">
            <text:p>05 3742009</text:p>
          </table:table-cell>
          <table:table-cell office:value-type="float" office:value="183272.81" table:style-name="ce11">
            <text:p>183272.81</text:p>
          </table:table-cell>
          <table:table-cell office:value-type="float" office:value="2606074.25" table:style-name="ce11">
            <text:p>2606074.25</text:p>
          </table:table-cell>
          <table:table-cell office:value-type="string" table:style-name="ce10">
            <text:p>No. 47, Zhongzheng Rd., Xingang Township, Chiayi County 6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溪口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Pitou Police Station</text:p>
          </table:table-cell>
          <table:table-cell office:value-type="float" office:value="623" table:style-name="ce11">
            <text:p>623</text:p>
          </table:table-cell>
          <table:table-cell office:value-type="string" table:style-name="ce10">
            <text:p>嘉義縣溪口鄉溪東村中正路142號</text:p>
          </table:table-cell>
          <table:table-cell office:value-type="string" table:style-name="ce10">
            <text:p>05 2691009</text:p>
          </table:table-cell>
          <table:table-cell office:value-type="float" office:value="188368.54" table:style-name="ce11">
            <text:p>188368.54</text:p>
          </table:table-cell>
          <table:table-cell office:value-type="float" office:value="2611337.65" table:style-name="ce11">
            <text:p>2611337.65</text:p>
          </table:table-cell>
          <table:table-cell office:value-type="string" table:style-name="ce10">
            <text:p>No. 142, Zhongzheng Rd., Xikou Township, Chiayi County 6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大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lin Police Station</text:p>
          </table:table-cell>
          <table:table-cell office:value-type="float" office:value="622" table:style-name="ce11">
            <text:p>622</text:p>
          </table:table-cell>
          <table:table-cell office:value-type="string" table:style-name="ce10">
            <text:p>嘉義縣大林鎮中山路86之2號</text:p>
          </table:table-cell>
          <table:table-cell office:value-type="string" table:style-name="ce10">
            <text:p>05 2652850</text:p>
          </table:table-cell>
          <table:table-cell office:value-type="float" office:value="194400.17" table:style-name="ce11">
            <text:p>194400.17</text:p>
          </table:table-cell>
          <table:table-cell office:value-type="float" office:value="2611165.92" table:style-name="ce11">
            <text:p>2611165.92</text:p>
          </table:table-cell>
          <table:table-cell office:value-type="string" table:style-name="ce10">
            <text:p>No. 86-2, Zhongshan Rd., Dalin Township, Chiayi County 6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埤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tou Police Station</text:p>
          </table:table-cell>
          <table:table-cell office:value-type="float" office:value="616" table:style-name="ce11">
            <text:p>616</text:p>
          </table:table-cell>
          <table:table-cell office:value-type="string" table:style-name="ce10">
            <text:p>嘉義縣新港鄉埤子村埤仔頭32號</text:p>
          </table:table-cell>
          <table:table-cell office:value-type="string" table:style-name="ce10">
            <text:p>05 3760853</text:p>
          </table:table-cell>
          <table:table-cell office:value-type="float" office:value="185235.3" table:style-name="ce11">
            <text:p>185235.3</text:p>
          </table:table-cell>
          <table:table-cell office:value-type="float" office:value="2609405.9" table:style-name="ce11">
            <text:p>2609405.9</text:p>
          </table:table-cell>
          <table:table-cell office:value-type="string" table:style-name="ce10">
            <text:p>No. 32, Pizitou, Xingang Township, Chiayi County 61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3">
            <text:p>竹崎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huci Police Precinct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竹崎村中山路72號</text:p>
          </table:table-cell>
          <table:table-cell office:value-type="string" table:style-name="ce10">
            <text:p>05 2611089</text:p>
          </table:table-cell>
          <table:table-cell office:value-type="float" office:value="204134.17" table:style-name="ce11">
            <text:p>204134.17</text:p>
          </table:table-cell>
          <table:table-cell office:value-type="float" office:value="2602274.11" table:style-name="ce11">
            <text:p>2602274.11</text:p>
          </table:table-cell>
          <table:table-cell office:value-type="string" table:style-name="ce10">
            <text:p>No. 72, Zhongshan Rd.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竹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ci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竹崎村中山路72號</text:p>
          </table:table-cell>
          <table:table-cell office:value-type="string" table:style-name="ce10">
            <text:p>05 2611336</text:p>
          </table:table-cell>
          <table:table-cell office:value-type="float" office:value="204134.17" table:style-name="ce11">
            <text:p>204134.17</text:p>
          </table:table-cell>
          <table:table-cell office:value-type="float" office:value="2602274.11" table:style-name="ce11">
            <text:p>2602274.11</text:p>
          </table:table-cell>
          <table:table-cell office:value-type="string" table:style-name="ce10">
            <text:p>No. 72, Zhongshan Rd.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仁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enhe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獅埜村1鄰東義8號</text:p>
          </table:table-cell>
          <table:table-cell office:value-type="string" table:style-name="ce10">
            <text:p>05 2110056</text:p>
          </table:table-cell>
          <table:table-cell office:value-type="float" office:value="198021.72" table:style-name="ce11">
            <text:p>198021.72</text:p>
          </table:table-cell>
          <table:table-cell office:value-type="float" office:value="2601080.42" table:style-name="ce11">
            <text:p>2601080.42</text:p>
          </table:table-cell>
          <table:table-cell office:value-type="string" table:style-name="ce10">
            <text:p>No. 8, Dongyi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龍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shan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龍山村瓦厝埔5號</text:p>
          </table:table-cell>
          <table:table-cell office:value-type="string" table:style-name="ce10">
            <text:p>05 2611256</text:p>
          </table:table-cell>
          <table:table-cell office:value-type="float" office:value="206711.37" table:style-name="ce11">
            <text:p>206711.37</text:p>
          </table:table-cell>
          <table:table-cell office:value-type="float" office:value="2601721.2000000002" table:style-name="ce11">
            <text:p>2601721.2</text:p>
          </table:table-cell>
          <table:table-cell office:value-type="string" table:style-name="ce10">
            <text:p>No. 5, Wacuopu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復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jin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復鐤金52號</text:p>
          </table:table-cell>
          <table:table-cell office:value-type="string" table:style-name="ce10">
            <text:p>05 2611254</text:p>
          </table:table-cell>
          <table:table-cell office:value-type="float" office:value="218250.06" table:style-name="ce11">
            <text:p>218250.06</text:p>
          </table:table-cell>
          <table:table-cell office:value-type="float" office:value="2595717.4190000002" table:style-name="ce11">
            <text:p>2595717.419</text:p>
          </table:table-cell>
          <table:table-cell office:value-type="string" table:style-name="ce10">
            <text:p>No. 52 , Fudingjin, Zhuqi Township, Chiayi County 604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仁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enshou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仁壽村2鄰交力坪30號</text:p>
          </table:table-cell>
          <table:table-cell office:value-type="string" table:style-name="ce10">
            <text:p>05 2501454</text:p>
          </table:table-cell>
          <table:table-cell office:value-type="float" office:value="213606.65" table:style-name="ce11">
            <text:p>213606.65</text:p>
          </table:table-cell>
          <table:table-cell office:value-type="float" office:value="2603198.37" table:style-name="ce11">
            <text:p>2603198.37</text:p>
          </table:table-cell>
          <table:table-cell office:value-type="string" table:style-name="ce10">
            <text:p>No. 30, Jiaoliping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中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he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中和村奮起湖2鄰24號</text:p>
          </table:table-cell>
          <table:table-cell office:value-type="string" table:style-name="ce10">
            <text:p>05 2561054</text:p>
          </table:table-cell>
          <table:table-cell office:value-type="float" office:value="219037.8" table:style-name="ce11">
            <text:p>219037.8</text:p>
          </table:table-cell>
          <table:table-cell office:value-type="float" office:value="2599916.9" table:style-name="ce11">
            <text:p>2599916.9</text:p>
          </table:table-cell>
          <table:table-cell office:value-type="string" table:style-name="ce10">
            <text:p>No. 24, Fenqihu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太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ping Police Station</text:p>
          </table:table-cell>
          <table:table-cell office:value-type="float" office:value="603" table:style-name="ce11">
            <text:p>603</text:p>
          </table:table-cell>
          <table:table-cell office:value-type="string" table:style-name="ce10">
            <text:p>嘉義縣梅山鄉太平村大坪42號</text:p>
          </table:table-cell>
          <table:table-cell office:value-type="string" table:style-name="ce10">
            <text:p>05 2571202</text:p>
          </table:table-cell>
          <table:table-cell office:value-type="float" office:value="209468.36429999999" table:style-name="ce11">
            <text:p>209468.3643</text:p>
          </table:table-cell>
          <table:table-cell office:value-type="float" office:value="2606452.889" table:style-name="ce11">
            <text:p>2606452.889</text:p>
          </table:table-cell>
          <table:table-cell office:value-type="string" table:style-name="ce10">
            <text:p>No. 42, Daping, Meishan Township, Chiayi County 603, Taiwan <text:s/>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瑞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eili Police Station</text:p>
          </table:table-cell>
          <table:table-cell office:value-type="float" office:value="603" table:style-name="ce11">
            <text:p>603</text:p>
          </table:table-cell>
          <table:table-cell office:value-type="string" table:style-name="ce10">
            <text:p>嘉義縣梅山鄉瑞里村幼葉林120號</text:p>
          </table:table-cell>
          <table:table-cell office:value-type="string" table:style-name="ce10">
            <text:p>05 2501041</text:p>
          </table:table-cell>
          <table:table-cell office:value-type="float" office:value="215773.03" table:style-name="ce11">
            <text:p>215773.03</text:p>
          </table:table-cell>
          <table:table-cell office:value-type="float" office:value="2604136.0099999998" table:style-name="ce11">
            <text:p>2604136.01</text:p>
          </table:table-cell>
          <table:table-cell office:value-type="string" table:style-name="ce10">
            <text:p>No. 120, Youyelin, Meishan Township, Chiayi County 6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新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mei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新美村新美56號</text:p>
          </table:table-cell>
          <table:table-cell office:value-type="string" table:style-name="ce10">
            <text:p>05 2513079</text:p>
          </table:table-cell>
          <table:table-cell office:value-type="float" office:value="217670.47" table:style-name="ce11">
            <text:p>217670.47</text:p>
          </table:table-cell>
          <table:table-cell office:value-type="float" office:value="2581663.83" table:style-name="ce11">
            <text:p>2581663.83</text:p>
          </table:table-cell>
          <table:table-cell office:value-type="string" table:style-name="ce10">
            <text:p>No. 56, Xinmei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太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he Police Station</text:p>
          </table:table-cell>
          <table:table-cell office:value-type="float" office:value="603" table:style-name="ce11">
            <text:p>603</text:p>
          </table:table-cell>
          <table:table-cell office:value-type="string" table:style-name="ce10">
            <text:p>嘉義縣梅山鄉太和村蛤里味24號</text:p>
          </table:table-cell>
          <table:table-cell office:value-type="string" table:style-name="ce10">
            <text:p>05 2661055</text:p>
          </table:table-cell>
          <table:table-cell office:value-type="float" office:value="221544.3" table:style-name="ce11">
            <text:p>221544.3</text:p>
          </table:table-cell>
          <table:table-cell office:value-type="float" office:value="2603395.75" table:style-name="ce11">
            <text:p>2603395.75</text:p>
          </table:table-cell>
          <table:table-cell office:value-type="string" table:style-name="ce10">
            <text:p>No. 24, Geliwei, Meishan Township, Chiayi County 6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山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mei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山美村山美57號</text:p>
          </table:table-cell>
          <table:table-cell office:value-type="string" table:style-name="ce10">
            <text:p>05 2586154</text:p>
          </table:table-cell>
          <table:table-cell office:value-type="float" office:value="216089.73" table:style-name="ce11">
            <text:p>216089.73</text:p>
          </table:table-cell>
          <table:table-cell office:value-type="float" office:value="2586808.36" table:style-name="ce11">
            <text:p>2586808.36</text:p>
          </table:table-cell>
          <table:table-cell office:value-type="string" table:style-name="ce10">
            <text:p>No. 57, Shanmei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大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nan Police Station</text:p>
          </table:table-cell>
          <table:table-cell office:value-type="float" office:value="603" table:style-name="ce11">
            <text:p>603</text:p>
          </table:table-cell>
          <table:table-cell office:value-type="string" table:style-name="ce10">
            <text:p>嘉義縣梅山鄉大南村南勢坑48號</text:p>
          </table:table-cell>
          <table:table-cell office:value-type="string" table:style-name="ce10">
            <text:p>05 2621412</text:p>
          </table:table-cell>
          <table:table-cell office:value-type="float" office:value="204231.05" table:style-name="ce11">
            <text:p>204231.05</text:p>
          </table:table-cell>
          <table:table-cell office:value-type="float" office:value="2605599.7799999998" table:style-name="ce11">
            <text:p>2605599.78</text:p>
          </table:table-cell>
          <table:table-cell office:value-type="string" table:style-name="ce10">
            <text:p>No. 48, Nanshikeng, Meishan Township, Chiayi County 6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里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jia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里佳村里佳50號</text:p>
          </table:table-cell>
          <table:table-cell office:value-type="string" table:style-name="ce10">
            <text:p>05 2511124</text:p>
          </table:table-cell>
          <table:table-cell office:value-type="float" office:value="221466.77369999999" table:style-name="ce11">
            <text:p>221466.7737</text:p>
          </table:table-cell>
          <table:table-cell office:value-type="float" office:value="2589215.9049999998" table:style-name="ce11">
            <text:p>2589215.905</text:p>
          </table:table-cell>
          <table:table-cell office:value-type="string" table:style-name="ce10">
            <text:p>No. 50, Lijia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阿里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lishan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中正村東阿里山62號</text:p>
          </table:table-cell>
          <table:table-cell office:value-type="string" table:style-name="ce10">
            <text:p>05 2679975</text:p>
          </table:table-cell>
          <table:table-cell office:value-type="float" office:value="230774.32" table:style-name="ce11">
            <text:p>230774.32</text:p>
          </table:table-cell>
          <table:table-cell office:value-type="float" office:value="2601127.85" table:style-name="ce11">
            <text:p>2601127.85</text:p>
          </table:table-cell>
          <table:table-cell office:value-type="string" table:style-name="ce10">
            <text:p>No. 62, Dong'alishan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來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eye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來吉村來吉4鄰95號</text:p>
          </table:table-cell>
          <table:table-cell office:value-type="string" table:style-name="ce10">
            <text:p>05 2661185</text:p>
          </table:table-cell>
          <table:table-cell office:value-type="float" office:value="223458.06" table:style-name="ce11">
            <text:p>223458.06</text:p>
          </table:table-cell>
          <table:table-cell office:value-type="float" office:value="2602941.23" table:style-name="ce11">
            <text:p>2602941.23</text:p>
          </table:table-cell>
          <table:table-cell office:value-type="string" table:style-name="ce10">
            <text:p>No. 95, Laiji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內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pu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內埔村元興路112號</text:p>
          </table:table-cell>
          <table:table-cell office:value-type="string" table:style-name="ce10">
            <text:p>05 2541040</text:p>
          </table:table-cell>
          <table:table-cell office:value-type="float" office:value="204991.67" table:style-name="ce11">
            <text:p>204991.67</text:p>
          </table:table-cell>
          <table:table-cell office:value-type="float" office:value="2598057.56" table:style-name="ce11">
            <text:p>2598057.56</text:p>
          </table:table-cell>
          <table:table-cell office:value-type="string" table:style-name="ce10">
            <text:p>No. 112, Yuanxing Rd.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樂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aiji <text:s/>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竹崎鄉石棹22之6號</text:p>
          </table:table-cell>
          <table:table-cell office:value-type="string" table:style-name="ce10">
            <text:p>05 2561325</text:p>
          </table:table-cell>
          <table:table-cell office:value-type="float" office:value="219186.799" table:style-name="ce11">
            <text:p>219186.799</text:p>
          </table:table-cell>
          <table:table-cell office:value-type="float" office:value="2596705.79" table:style-name="ce11">
            <text:p>2596705.79</text:p>
          </table:table-cell>
          <table:table-cell office:value-type="string" table:style-name="ce10">
            <text:p>No. 22-6, <text:s/>Shizhuo, Jhonghe Village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鹿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man Police Station</text:p>
          </table:table-cell>
          <table:table-cell office:value-type="float" office:value="604" table:style-name="ce11">
            <text:p>604</text:p>
          </table:table-cell>
          <table:table-cell office:value-type="string" table:style-name="ce10">
            <text:p>嘉義縣竹崎鄉鹿滿村鹿鳴路56號</text:p>
          </table:table-cell>
          <table:table-cell office:value-type="string" table:style-name="ce10">
            <text:p>05 2611255</text:p>
          </table:table-cell>
          <table:table-cell office:value-type="float" office:value="202228.91" table:style-name="ce11">
            <text:p>202228.91</text:p>
          </table:table-cell>
          <table:table-cell office:value-type="float" office:value="2599492.12" table:style-name="ce11">
            <text:p>2599492.12</text:p>
          </table:table-cell>
          <table:table-cell office:value-type="string" table:style-name="ce10">
            <text:p>No. 56, Luming Rd., Zhuqi Township, Chiayi County 6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達邦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bun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達邦村達邦25號</text:p>
          </table:table-cell>
          <table:table-cell office:value-type="string" table:style-name="ce10">
            <text:p>05 2511006</text:p>
          </table:table-cell>
          <table:table-cell office:value-type="float" office:value="224352.97" table:style-name="ce11">
            <text:p>224352.97</text:p>
          </table:table-cell>
          <table:table-cell office:value-type="float" office:value="2594592.64" table:style-name="ce11">
            <text:p>2594592.64</text:p>
          </table:table-cell>
          <table:table-cell office:value-type="string" table:style-name="ce10">
            <text:p>No. 25, Dabang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十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jhou Police Station</text:p>
          </table:table-cell>
          <table:table-cell office:value-type="float" office:value="605" table:style-name="ce11">
            <text:p>605</text:p>
          </table:table-cell>
          <table:table-cell office:value-type="string" table:style-name="ce10">
            <text:p>嘉義縣阿里山鄉十字村1鄰28號</text:p>
          </table:table-cell>
          <table:table-cell office:value-type="string" table:style-name="ce10">
            <text:p>05 2511223</text:p>
          </table:table-cell>
          <table:table-cell office:value-type="float" office:value="224847.35" table:style-name="ce11">
            <text:p>224847.35</text:p>
          </table:table-cell>
          <table:table-cell office:value-type="float" office:value="2598707.58" table:style-name="ce11">
            <text:p>2598707.58</text:p>
          </table:table-cell>
          <table:table-cell office:value-type="string" table:style-name="ce10">
            <text:p>No. 28, Shizi Village, Alishan Township, Chiayi County 6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縣</text:p>
          </table:table-cell>
          <table:table-cell office:value-type="string" table:style-name="ce10">
            <text:p>梅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eishan Police Station</text:p>
          </table:table-cell>
          <table:table-cell office:value-type="float" office:value="603" table:style-name="ce11">
            <text:p>603</text:p>
          </table:table-cell>
          <table:table-cell office:value-type="string" table:style-name="ce10">
            <text:p>嘉義縣梅山鄉梅東村中山路68號</text:p>
          </table:table-cell>
          <table:table-cell office:value-type="string" table:style-name="ce10">
            <text:p>05 2621003</text:p>
          </table:table-cell>
          <table:table-cell office:value-type="float" office:value="204989.49" table:style-name="ce11">
            <text:p>204989.49</text:p>
          </table:table-cell>
          <table:table-cell office:value-type="float" office:value="2608747.5499999998" table:style-name="ce11">
            <text:p>2608747.55</text:p>
          </table:table-cell>
          <table:table-cell office:value-type="string" table:style-name="ce10">
            <text:p>No. 68, Zhongshan Rd., Meishan Township, Chiayi County 6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2">
            <text:p>嘉義市政府警察局</text:p>
          </table:table-cell>
          <table:table-cell table:style-name="ce10"/>
          <table:table-cell office:value-type="string" table:style-name="ce10">
            <text:p>Chiayi City Police Bureau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中山路195號</text:p>
          </table:table-cell>
          <table:table-cell office:value-type="string" table:style-name="ce10">
            <text:p>05 2220671</text:p>
          </table:table-cell>
          <table:table-cell office:value-type="float" office:value="194287.4179" table:style-name="ce11">
            <text:p>194287.4179</text:p>
          </table:table-cell>
          <table:table-cell office:value-type="float" office:value="2597698.3569999998" table:style-name="ce11">
            <text:p>2597698.357</text:p>
          </table:table-cell>
          <table:table-cell office:value-type="string" table:style-name="ce10">
            <text:p>No. 195, Zhongshan Rd., East Dist.,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3">
            <text:p>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irst Police Precinct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北港路280號</text:p>
          </table:table-cell>
          <table:table-cell office:value-type="string" table:style-name="ce10">
            <text:p>05 2348006</text:p>
          </table:table-cell>
          <table:table-cell office:value-type="float" office:value="191944.3046" table:style-name="ce11">
            <text:p>191944.3046</text:p>
          </table:table-cell>
          <table:table-cell office:value-type="float" office:value="2597492.5860000001" table:style-name="ce11">
            <text:p>2597492.586</text:p>
          </table:table-cell>
          <table:table-cell office:value-type="string" table:style-name="ce10">
            <text:p>No. 280, Beigang Rd., We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北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jhe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北港路280號</text:p>
          </table:table-cell>
          <table:table-cell office:value-type="string" table:style-name="ce10">
            <text:p>05 2322732</text:p>
          </table:table-cell>
          <table:table-cell office:value-type="float" office:value="191944.3046" table:style-name="ce11">
            <text:p>191944.3046</text:p>
          </table:table-cell>
          <table:table-cell office:value-type="float" office:value="2597492.5860000001" table:style-name="ce11">
            <text:p>2597492.586</text:p>
          </table:table-cell>
          <table:table-cell office:value-type="string" table:style-name="ce10">
            <text:p>No. 280, Beigang Rd., We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長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rong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中山路567號</text:p>
          </table:table-cell>
          <table:table-cell office:value-type="string" table:style-name="ce10">
            <text:p>05 2222206</text:p>
          </table:table-cell>
          <table:table-cell office:value-type="float" office:value="193113.79370000001" table:style-name="ce11">
            <text:p>193113.7937</text:p>
          </table:table-cell>
          <table:table-cell office:value-type="float" office:value="2597454.787" table:style-name="ce11">
            <text:p>2597454.787</text:p>
          </table:table-cell>
          <table:table-cell office:value-type="string" table:style-name="ce10">
            <text:p>No. 567, Zhongshan Rd., We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嘉義市</text:p>
          </table:table-cell>
          <table:table-cell office:value-type="string" table:style-name="ce5">
            <text:p>竹園派出所</text:p>
          </table:table-cell>
          <table:table-cell office:value-type="string" table:style-name="ce5">
            <text:p>派出所</text:p>
          </table:table-cell>
          <table:table-cell office:value-type="string" table:style-name="ce5">
            <text:p>Jhuyuan Police Station</text:p>
          </table:table-cell>
          <table:table-cell office:value-type="float" office:value="600" table:style-name="ce6">
            <text:p>600</text:p>
          </table:table-cell>
          <table:table-cell office:value-type="string" table:style-name="ce5">
            <text:p>嘉義市西區大賢路2號</text:p>
          </table:table-cell>
          <table:table-cell office:value-type="string" table:style-name="ce5">
            <text:p>05 2356144</text:p>
          </table:table-cell>
          <table:table-cell office:value-type="float" office:value="190414.92" table:style-name="ce6">
            <text:p>190414.92</text:p>
          </table:table-cell>
          <table:table-cell office:value-type="float" office:value="2595649.0890000002" table:style-name="ce6">
            <text:p>2595649.089</text:p>
          </table:table-cell>
          <table:table-cell office:value-type="string" table:style-name="ce5">
            <text:p>No. 2, Daxian Rd., West Dist., Chiayi City 600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八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jhang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世賢路3段451號</text:p>
          </table:table-cell>
          <table:table-cell office:value-type="string" table:style-name="ce10">
            <text:p>05 2867110</text:p>
          </table:table-cell>
          <table:table-cell office:value-type="float" office:value="192556.5986" table:style-name="ce11">
            <text:p>192556.5986</text:p>
          </table:table-cell>
          <table:table-cell office:value-type="float" office:value="2595535.8930000002" table:style-name="ce11">
            <text:p>2595535.893</text:p>
          </table:table-cell>
          <table:table-cell office:value-type="string" table:style-name="ce10">
            <text:p>No. 451, Sec. 3, Shixian Rd., We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北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sing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博愛路1段506號</text:p>
          </table:table-cell>
          <table:table-cell office:value-type="string" table:style-name="ce10">
            <text:p>05 2321294</text:p>
          </table:table-cell>
          <table:table-cell office:value-type="float" office:value="193029.49189999999" table:style-name="ce11">
            <text:p>193029.4919</text:p>
          </table:table-cell>
          <table:table-cell office:value-type="float" office:value="2598106.2940000002" table:style-name="ce11">
            <text:p>2598106.294</text:p>
          </table:table-cell>
          <table:table-cell office:value-type="string" table:style-name="ce10">
            <text:p>No. 506, Sec. 1, Bo’ai Rd., We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3">
            <text:p>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econd Police Precinct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東區吳鳳南路367號</text:p>
          </table:table-cell>
          <table:table-cell office:value-type="string" table:style-name="ce10">
            <text:p>05 2254393</text:p>
          </table:table-cell>
          <table:table-cell office:value-type="float" office:value="194399.59030000001" table:style-name="ce11">
            <text:p>194399.5903</text:p>
          </table:table-cell>
          <table:table-cell office:value-type="float" office:value="2595757.6860000002" table:style-name="ce11">
            <text:p>2595757.686</text:p>
          </table:table-cell>
          <table:table-cell office:value-type="string" table:style-name="ce10">
            <text:p>No. 367, Wufeng S.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興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g-a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吳鳳南路367號</text:p>
          </table:table-cell>
          <table:table-cell office:value-type="string" table:style-name="ce10">
            <text:p>05 2224593</text:p>
          </table:table-cell>
          <table:table-cell office:value-type="float" office:value="194399.59030000001" table:style-name="ce11">
            <text:p>194399.5903</text:p>
          </table:table-cell>
          <table:table-cell office:value-type="float" office:value="2595757.6860000002" table:style-name="ce11">
            <text:p>2595757.686</text:p>
          </table:table-cell>
          <table:table-cell office:value-type="string" table:style-name="ce10">
            <text:p>No. 367, Wufeng S.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長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jhu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民權東路34號</text:p>
          </table:table-cell>
          <table:table-cell office:value-type="string" table:style-name="ce10">
            <text:p>05 2770641</text:p>
          </table:table-cell>
          <table:table-cell office:value-type="float" office:value="196954.98670000001" table:style-name="ce11">
            <text:p>196954.9867</text:p>
          </table:table-cell>
          <table:table-cell office:value-type="float" office:value="2597821.3739999998" table:style-name="ce11">
            <text:p>2597821.374</text:p>
          </table:table-cell>
          <table:table-cell office:value-type="string" table:style-name="ce10">
            <text:p>No. 34, Minquan E.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新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na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吳鳳南路75號</text:p>
          </table:table-cell>
          <table:table-cell office:value-type="string" table:style-name="ce10">
            <text:p>05 2222731</text:p>
          </table:table-cell>
          <table:table-cell office:value-type="float" office:value="194257.88080000001" table:style-name="ce11">
            <text:p>194257.8808</text:p>
          </table:table-cell>
          <table:table-cell office:value-type="float" office:value="2596644.179" table:style-name="ce11">
            <text:p>2596644.179</text:p>
          </table:table-cell>
          <table:table-cell office:value-type="string" table:style-name="ce10">
            <text:p>No. 75, Wufeng S.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後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hu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忠孝路537號</text:p>
          </table:table-cell>
          <table:table-cell office:value-type="string" table:style-name="ce10">
            <text:p>05 2762726</text:p>
          </table:table-cell>
          <table:table-cell office:value-type="float" office:value="193877.90040000001" table:style-name="ce11">
            <text:p>193877.9004</text:p>
          </table:table-cell>
          <table:table-cell office:value-type="float" office:value="2599595.8689999999" table:style-name="ce11">
            <text:p>2599595.869</text:p>
          </table:table-cell>
          <table:table-cell office:value-type="string" table:style-name="ce10">
            <text:p>No. 537, Zhongxiao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公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yua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中山路2號</text:p>
          </table:table-cell>
          <table:table-cell office:value-type="string" table:style-name="ce10">
            <text:p>05 2783141</text:p>
          </table:table-cell>
          <table:table-cell office:value-type="float" office:value="195156.26130000001" table:style-name="ce11">
            <text:p>195156.2613</text:p>
          </table:table-cell>
          <table:table-cell office:value-type="float" office:value="2597851.2370000002" table:style-name="ce11">
            <text:p>2597851.237</text:p>
          </table:table-cell>
          <table:table-cell office:value-type="string" table:style-name="ce10">
            <text:p>No. 2, Zhongshan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me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民權路268號</text:p>
          </table:table-cell>
          <table:table-cell office:value-type="string" table:style-name="ce10">
            <text:p>05 2782727</text:p>
          </table:table-cell>
          <table:table-cell office:value-type="float" office:value="194031.62059999999" table:style-name="ce11">
            <text:p>194031.6206</text:p>
          </table:table-cell>
          <table:table-cell office:value-type="float" office:value="2597855.4789999998" table:style-name="ce11">
            <text:p>2597855.479</text:p>
          </table:table-cell>
          <table:table-cell office:value-type="string" table:style-name="ce10">
            <text:p>No. 268, Minquan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嘉義市</text:p>
          </table:table-cell>
          <table:table-cell office:value-type="string" table:style-name="ce10">
            <text:p>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men Police Station</text:p>
          </table:table-cell>
          <table:table-cell office:value-type="float" office:value="600" table:style-name="ce11">
            <text:p>600</text:p>
          </table:table-cell>
          <table:table-cell office:value-type="string" table:style-name="ce10">
            <text:p>嘉義市民族路230號</text:p>
          </table:table-cell>
          <table:table-cell office:value-type="string" table:style-name="ce10">
            <text:p>05 2222725</text:p>
          </table:table-cell>
          <table:table-cell office:value-type="float" office:value="194371.2556" table:style-name="ce11">
            <text:p>194371.2556</text:p>
          </table:table-cell>
          <table:table-cell office:value-type="float" office:value="2597178.6460000002" table:style-name="ce11">
            <text:p>2597178.646</text:p>
          </table:table-cell>
          <table:table-cell office:value-type="string" table:style-name="ce10">
            <text:p>No. 230, Minzu Rd., East Dist., Chiayi City 600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2">
            <text:p>臺南市政府警察局</text:p>
          </table:table-cell>
          <table:table-cell table:style-name="ce10"/>
          <table:table-cell office:value-type="string" table:style-name="ce10">
            <text:p>Tainan City Police Department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中正路3號</text:p>
          </table:table-cell>
          <table:table-cell office:value-type="string" table:style-name="ce10">
            <text:p>06 6322210</text:p>
          </table:table-cell>
          <table:table-cell office:value-type="float" office:value="180046.28700000001" table:style-name="ce11">
            <text:p>180046.287</text:p>
          </table:table-cell>
          <table:table-cell office:value-type="float" office:value="2578268.162" table:style-name="ce11">
            <text:p>2578268.162</text:p>
          </table:table-cell>
          <table:table-cell office:value-type="string" table:style-name="ce10">
            <text:p>No. 3, Zuojhen Rd., Sin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1st Police Precinct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崇善路740號</text:p>
          </table:table-cell>
          <table:table-cell office:value-type="string" table:style-name="ce10">
            <text:p>06 2684867</text:p>
          </table:table-cell>
          <table:table-cell office:value-type="float" office:value="171271.02119999999" table:style-name="ce11">
            <text:p>171271.0212</text:p>
          </table:table-cell>
          <table:table-cell office:value-type="float" office:value="2540784.659" table:style-name="ce11">
            <text:p>2540784.659</text:p>
          </table:table-cell>
          <table:table-cell office:value-type="string" table:style-name="ce10">
            <text:p>No.740, Chongshan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德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-Gau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崇善路740號</text:p>
          </table:table-cell>
          <table:table-cell office:value-type="string" table:style-name="ce10">
            <text:p>06 2693405</text:p>
          </table:table-cell>
          <table:table-cell office:value-type="float" office:value="171271.02119999999" table:style-name="ce11">
            <text:p>171271.0212</text:p>
          </table:table-cell>
          <table:table-cell office:value-type="float" office:value="2540784.659" table:style-name="ce11">
            <text:p>2540784.659</text:p>
          </table:table-cell>
          <table:table-cell office:value-type="string" table:style-name="ce10">
            <text:p>No.740, Chongshan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文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-Hua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崇明路384號</text:p>
          </table:table-cell>
          <table:table-cell office:value-type="string" table:style-name="ce10">
            <text:p>06 2907243</text:p>
          </table:table-cell>
          <table:table-cell office:value-type="float" office:value="170142.01269999999" table:style-name="ce11">
            <text:p>170142.0127</text:p>
          </table:table-cell>
          <table:table-cell office:value-type="float" office:value="2541839.7960000001" table:style-name="ce11">
            <text:p>2541839.796</text:p>
          </table:table-cell>
          <table:table-cell office:value-type="string" table:style-name="ce10">
            <text:p>No.384, Chongming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莊敬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ang-Jing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東光路2段66號</text:p>
          </table:table-cell>
          <table:table-cell office:value-type="string" table:style-name="ce10">
            <text:p>06 2385398</text:p>
          </table:table-cell>
          <table:table-cell office:value-type="float" office:value="171234.63219999999" table:style-name="ce11">
            <text:p>171234.6322</text:p>
          </table:table-cell>
          <table:table-cell office:value-type="float" office:value="2544148.861" table:style-name="ce11">
            <text:p>2544148.861</text:p>
          </table:table-cell>
          <table:table-cell office:value-type="string" table:style-name="ce10">
            <text:p>No. 66, Section 2, Dongguang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ng-Men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崇善路55號</text:p>
          </table:table-cell>
          <table:table-cell office:value-type="string" table:style-name="ce10">
            <text:p>06 2690098</text:p>
          </table:table-cell>
          <table:table-cell office:value-type="float" office:value="170194.9013" table:style-name="ce11">
            <text:p>170194.9013</text:p>
          </table:table-cell>
          <table:table-cell office:value-type="float" office:value="2542514.2850000001" table:style-name="ce11">
            <text:p>2542514.285</text:p>
          </table:table-cell>
          <table:table-cell office:value-type="string" table:style-name="ce10">
            <text:p>No.55, Chongshan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ng-Ning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林森路2段250號</text:p>
          </table:table-cell>
          <table:table-cell office:value-type="string" table:style-name="ce10">
            <text:p>06 2375433</text:p>
          </table:table-cell>
          <table:table-cell office:value-type="float" office:value="170458.63630000001" table:style-name="ce11">
            <text:p>170458.6363</text:p>
          </table:table-cell>
          <table:table-cell office:value-type="float" office:value="2543579.406" table:style-name="ce11">
            <text:p>2543579.406</text:p>
          </table:table-cell>
          <table:table-cell office:value-type="string" table:style-name="ce10">
            <text:p>No. 250, Section 2, Linsen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府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-Dung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裕孝路136號</text:p>
          </table:table-cell>
          <table:table-cell office:value-type="string" table:style-name="ce10">
            <text:p>06 3316119</text:p>
          </table:table-cell>
          <table:table-cell office:value-type="float" office:value="172396.0613" table:style-name="ce11">
            <text:p>172396.0613</text:p>
          </table:table-cell>
          <table:table-cell office:value-type="float" office:value="2542903.7209999999" table:style-name="ce11">
            <text:p>2542903.721</text:p>
          </table:table-cell>
          <table:table-cell office:value-type="string" table:style-name="ce10">
            <text:p>No. 136, Yuxiao Rd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後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-Jia Police Station</text:p>
          </table:table-cell>
          <table:table-cell office:value-type="float" office:value="701" table:style-name="ce11">
            <text:p>701</text:p>
          </table:table-cell>
          <table:table-cell office:value-type="string" table:style-name="ce10">
            <text:p>臺南市東區富農街1段267號</text:p>
          </table:table-cell>
          <table:table-cell office:value-type="string" table:style-name="ce10">
            <text:p>06-2676364</text:p>
          </table:table-cell>
          <table:table-cell office:value-type="float" office:value="171620.8792" table:style-name="ce11">
            <text:p>171620.8792</text:p>
          </table:table-cell>
          <table:table-cell office:value-type="float" office:value="2542802.665" table:style-name="ce11">
            <text:p>2542802.665</text:p>
          </table:table-cell>
          <table:table-cell office:value-type="string" table:style-name="ce10">
            <text:p>No. 267, Section 1, Funong St., East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2nd Police Precinct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南寧街144號</text:p>
          </table:table-cell>
          <table:table-cell office:value-type="string" table:style-name="ce10">
            <text:p>06 2139070</text:p>
          </table:table-cell>
          <table:table-cell office:value-type="float" office:value="168031.41829999999" table:style-name="ce11">
            <text:p>168031.4183</text:p>
          </table:table-cell>
          <table:table-cell office:value-type="float" office:value="2542884.1639999999" table:style-name="ce11">
            <text:p>2542884.164</text:p>
          </table:table-cell>
          <table:table-cell office:value-type="string" table:style-name="ce10">
            <text:p>No.144, Nanning St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mem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南寧街144號</text:p>
          </table:table-cell>
          <table:table-cell office:value-type="string" table:style-name="ce10">
            <text:p>06 2148283</text:p>
          </table:table-cell>
          <table:table-cell office:value-type="float" office:value="168031.41829999999" table:style-name="ce11">
            <text:p>168031.4183</text:p>
          </table:table-cell>
          <table:table-cell office:value-type="float" office:value="2542884.1639999999" table:style-name="ce11">
            <text:p>2542884.164</text:p>
          </table:table-cell>
          <table:table-cell office:value-type="string" table:style-name="ce10">
            <text:p>No.144, Nanning St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民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quan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民權路2段202號</text:p>
          </table:table-cell>
          <table:table-cell office:value-type="string" table:style-name="ce10">
            <text:p>06 2223002</text:p>
          </table:table-cell>
          <table:table-cell office:value-type="float" office:value="168158.4056" table:style-name="ce11">
            <text:p>168158.4056</text:p>
          </table:table-cell>
          <table:table-cell office:value-type="float" office:value="2544017.3429999999" table:style-name="ce11">
            <text:p>2544017.343</text:p>
          </table:table-cell>
          <table:table-cell office:value-type="string" table:style-name="ce10">
            <text:p>No.202, Sec. 2, Mincyuan Rd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博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oai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北門路1段103號</text:p>
          </table:table-cell>
          <table:table-cell office:value-type="string" table:style-name="ce10">
            <text:p>06 2287553</text:p>
          </table:table-cell>
          <table:table-cell office:value-type="float" office:value="169166.48910000001" table:style-name="ce11">
            <text:p>169166.4891</text:p>
          </table:table-cell>
          <table:table-cell office:value-type="float" office:value="2543677.3620000002" table:style-name="ce11">
            <text:p>2543677.362</text:p>
          </table:table-cell>
          <table:table-cell office:value-type="string" table:style-name="ce10">
            <text:p>No.103, Sec. 1, Beimen Rd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an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民生路二段273號</text:p>
          </table:table-cell>
          <table:table-cell office:value-type="string" table:style-name="ce10">
            <text:p>06 2290153</text:p>
          </table:table-cell>
          <table:table-cell office:value-type="float" office:value="167193.81" table:style-name="ce11">
            <text:p>167193.81</text:p>
          </table:table-cell>
          <table:table-cell office:value-type="float" office:value="2544123.65" table:style-name="ce11">
            <text:p>2544123.65</text:p>
          </table:table-cell>
          <table:table-cell office:value-type="string" table:style-name="ce10">
            <text:p>No.273, Sec. 2, Minsheng Rd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長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le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藥王里民權路3段230號</text:p>
          </table:table-cell>
          <table:table-cell office:value-type="string" table:style-name="ce10">
            <text:p>06 2222422</text:p>
          </table:table-cell>
          <table:table-cell office:value-type="float" office:value="167366.54" table:style-name="ce11">
            <text:p>167366.54</text:p>
          </table:table-cell>
          <table:table-cell office:value-type="float" office:value="2544299.6090000002" table:style-name="ce11">
            <text:p>2544299.609</text:p>
          </table:table-cell>
          <table:table-cell office:value-type="string" table:style-name="ce10">
            <text:p>No.230, Sec. 3, Mincyuan Rd., Yaowang Village.,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中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uojhen Police Station</text:p>
          </table:table-cell>
          <table:table-cell office:value-type="float" office:value="700" table:style-name="ce11">
            <text:p>700</text:p>
          </table:table-cell>
          <table:table-cell office:value-type="string" table:style-name="ce10">
            <text:p>臺南市中西區中正路347號</text:p>
          </table:table-cell>
          <table:table-cell office:value-type="string" table:style-name="ce10">
            <text:p>06 2410135</text:p>
          </table:table-cell>
          <table:table-cell office:value-type="float" office:value="167369.3854" table:style-name="ce11">
            <text:p>167369.3854</text:p>
          </table:table-cell>
          <table:table-cell office:value-type="float" office:value="2543776.392" table:style-name="ce11">
            <text:p>2543776.392</text:p>
          </table:table-cell>
          <table:table-cell office:value-type="string" table:style-name="ce10">
            <text:p>No.347, Zuojhen Rd., West Central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3rd Police Precinct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安中路3段396號</text:p>
          </table:table-cell>
          <table:table-cell office:value-type="string" table:style-name="ce10">
            <text:p>06 2567666</text:p>
          </table:table-cell>
          <table:table-cell office:value-type="float" office:value="165445.87059999999" table:style-name="ce11">
            <text:p>165445.8706</text:p>
          </table:table-cell>
          <table:table-cell office:value-type="float" office:value="2550032.1710000001" table:style-name="ce11">
            <text:p>2550032.171</text:p>
          </table:table-cell>
          <table:table-cell office:value-type="string" table:style-name="ce10">
            <text:p>No. 396, Sec. 3, Anzhong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nan Police <text:s/>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安中路3段396號</text:p>
          </table:table-cell>
          <table:table-cell office:value-type="string" table:style-name="ce10">
            <text:p>06 2567910</text:p>
          </table:table-cell>
          <table:table-cell office:value-type="float" office:value="165445.87059999999" table:style-name="ce11">
            <text:p>165445.8706</text:p>
          </table:table-cell>
          <table:table-cell office:value-type="float" office:value="2550032.1710000001" table:style-name="ce11">
            <text:p>2550032.171</text:p>
          </table:table-cell>
          <table:table-cell office:value-type="string" table:style-name="ce10">
            <text:p>No. 396, Sec. 3, Anzhong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zhong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安中路1段788號</text:p>
          </table:table-cell>
          <table:table-cell office:value-type="string" table:style-name="ce10">
            <text:p>06 2467808</text:p>
          </table:table-cell>
          <table:table-cell office:value-type="float" office:value="167552.23680000001" table:style-name="ce11">
            <text:p>167552.2368</text:p>
          </table:table-cell>
          <table:table-cell office:value-type="float" office:value="2549309.818" table:style-name="ce11">
            <text:p>2549309.818</text:p>
          </table:table-cell>
          <table:table-cell office:value-type="string" table:style-name="ce10">
            <text:p>No. 788, Sec. 1, Anzhong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顯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ngong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媽祖宮路50號</text:p>
          </table:table-cell>
          <table:table-cell office:value-type="string" table:style-name="ce10">
            <text:p>06 2841320</text:p>
          </table:table-cell>
          <table:table-cell office:value-type="float" office:value="160823.62409999999" table:style-name="ce11">
            <text:p>160823.6241</text:p>
          </table:table-cell>
          <table:table-cell office:value-type="float" office:value="2548982.7039999999" table:style-name="ce11">
            <text:p>2548982.704</text:p>
          </table:table-cell>
          <table:table-cell office:value-type="string" table:style-name="ce10">
            <text:p>No. 50, Mazugong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dian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海佃路4段496號</text:p>
          </table:table-cell>
          <table:table-cell office:value-type="string" table:style-name="ce10">
            <text:p>06 2872960</text:p>
          </table:table-cell>
          <table:table-cell office:value-type="float" office:value="165337.57" table:style-name="ce11">
            <text:p>165337.57</text:p>
          </table:table-cell>
          <table:table-cell office:value-type="float" office:value="2551657.13" table:style-name="ce11">
            <text:p>2551657.13</text:p>
          </table:table-cell>
          <table:table-cell office:value-type="string" table:style-name="ce10">
            <text:p>No. 496, Sec. 4, Haidian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an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長溪路3段313號</text:p>
          </table:table-cell>
          <table:table-cell office:value-type="string" table:style-name="ce10">
            <text:p>06 2569531</text:p>
          </table:table-cell>
          <table:table-cell office:value-type="float" office:value="167736.05900000001" table:style-name="ce11">
            <text:p>167736.059</text:p>
          </table:table-cell>
          <table:table-cell office:value-type="float" office:value="2551885.5750000002" table:style-name="ce11">
            <text:p>2551885.575</text:p>
          </table:table-cell>
          <table:table-cell office:value-type="string" table:style-name="ce10">
            <text:p>No. 313, Sec. 3, Changxi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土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cheng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城西街1段40號</text:p>
          </table:table-cell>
          <table:table-cell office:value-type="string" table:style-name="ce10">
            <text:p>06 2577403</text:p>
          </table:table-cell>
          <table:table-cell office:value-type="float" office:value="160758.89110000001" table:style-name="ce11">
            <text:p>160758.8911</text:p>
          </table:table-cell>
          <table:table-cell office:value-type="float" office:value="2551459.7069999999" table:style-name="ce11">
            <text:p>2551459.707</text:p>
          </table:table-cell>
          <table:table-cell office:value-type="string" table:style-name="ce10">
            <text:p>No. 40, Sec. 1, Chengxi St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海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nan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郡安路6段135號</text:p>
          </table:table-cell>
          <table:table-cell office:value-type="string" table:style-name="ce10">
            <text:p>06 2588946</text:p>
          </table:table-cell>
          <table:table-cell office:value-type="float" office:value="166366.25" table:style-name="ce11">
            <text:p>166366.25</text:p>
          </table:table-cell>
          <table:table-cell office:value-type="float" office:value="2547484.6090000002" table:style-name="ce11">
            <text:p>2547484.609</text:p>
          </table:table-cell>
          <table:table-cell office:value-type="string" table:style-name="ce10">
            <text:p>No. 135, Sec. 6, Junan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shun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安西一街17號</text:p>
          </table:table-cell>
          <table:table-cell office:value-type="string" table:style-name="ce10">
            <text:p>06 2562405</text:p>
          </table:table-cell>
          <table:table-cell office:value-type="float" office:value="169078.64" table:style-name="ce11">
            <text:p>169078.64</text:p>
          </table:table-cell>
          <table:table-cell office:value-type="float" office:value="2547990.87" table:style-name="ce11">
            <text:p>2547990.87</text:p>
          </table:table-cell>
          <table:table-cell office:value-type="string" table:style-name="ce10">
            <text:p>No. 17, Anxi 1st St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和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shun Police Station</text:p>
          </table:table-cell>
          <table:table-cell office:value-type="float" office:value="709" table:style-name="ce11">
            <text:p>709</text:p>
          </table:table-cell>
          <table:table-cell office:value-type="string" table:style-name="ce10">
            <text:p>臺南市安南區安和路4段569號</text:p>
          </table:table-cell>
          <table:table-cell office:value-type="string" table:style-name="ce10">
            <text:p>06 3554134</text:p>
          </table:table-cell>
          <table:table-cell office:value-type="float" office:value="169923.85759999999" table:style-name="ce11">
            <text:p>169923.8576</text:p>
          </table:table-cell>
          <table:table-cell office:value-type="float" office:value="2551422.3790000002" table:style-name="ce11">
            <text:p>2551422.379</text:p>
          </table:table-cell>
          <table:table-cell office:value-type="string" table:style-name="ce10">
            <text:p>No. 569, Sec. 1, Anhe Rd., Ann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四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4th Police Precinct</text:p>
          </table:table-cell>
          <table:table-cell office:value-type="float" office:value="708" table:style-name="ce11">
            <text:p>708</text:p>
          </table:table-cell>
          <table:table-cell office:value-type="string" table:style-name="ce10">
            <text:p>臺南市安平區育平路312號</text:p>
          </table:table-cell>
          <table:table-cell office:value-type="string" table:style-name="ce10">
            <text:p>06 2954116</text:p>
          </table:table-cell>
          <table:table-cell office:value-type="float" office:value="164772.98000000001" table:style-name="ce11">
            <text:p>164772.98</text:p>
          </table:table-cell>
          <table:table-cell office:value-type="float" office:value="2543895.3590000002" table:style-name="ce11">
            <text:p>2543895.359</text:p>
          </table:table-cell>
          <table:table-cell office:value-type="string" table:style-name="ce10">
            <text:p>No. 312, Yuping Rd., Anp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華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Ping Police Station</text:p>
          </table:table-cell>
          <table:table-cell office:value-type="float" office:value="708" table:style-name="ce11">
            <text:p>708</text:p>
          </table:table-cell>
          <table:table-cell office:value-type="string" table:style-name="ce10">
            <text:p>臺南市安平區建平八街2號</text:p>
          </table:table-cell>
          <table:table-cell office:value-type="string" table:style-name="ce10">
            <text:p>06 2951720</text:p>
          </table:table-cell>
          <table:table-cell office:value-type="float" office:value="166129.87100000001" table:style-name="ce11">
            <text:p>166129.871</text:p>
          </table:table-cell>
          <table:table-cell office:value-type="float" office:value="2543470.9750000001" table:style-name="ce11">
            <text:p>2543470.975</text:p>
          </table:table-cell>
          <table:table-cell office:value-type="string" table:style-name="ce10">
            <text:p>No. 2, Jianping 8th St., Anp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ping Police Station</text:p>
          </table:table-cell>
          <table:table-cell office:value-type="float" office:value="708" table:style-name="ce11">
            <text:p>708</text:p>
          </table:table-cell>
          <table:table-cell office:value-type="string" table:style-name="ce10">
            <text:p>臺南市安平區安平路27號</text:p>
          </table:table-cell>
          <table:table-cell office:value-type="string" table:style-name="ce10">
            <text:p>06 2252598</text:p>
          </table:table-cell>
          <table:table-cell office:value-type="float" office:value="164672.30780000001" table:style-name="ce11">
            <text:p>164672.3078</text:p>
          </table:table-cell>
          <table:table-cell office:value-type="float" office:value="2544407.6290000002" table:style-name="ce11">
            <text:p>2544407.629</text:p>
          </table:table-cell>
          <table:table-cell office:value-type="string" table:style-name="ce10">
            <text:p>No. 27, Anping Rd., Anp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育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ping Police Station</text:p>
          </table:table-cell>
          <table:table-cell office:value-type="float" office:value="708" table:style-name="ce11">
            <text:p>708</text:p>
          </table:table-cell>
          <table:table-cell office:value-type="string" table:style-name="ce10">
            <text:p>臺南市安平區育平路321號</text:p>
          </table:table-cell>
          <table:table-cell office:value-type="string" table:style-name="ce10">
            <text:p>06 2982674</text:p>
          </table:table-cell>
          <table:table-cell office:value-type="float" office:value="164616.05170000001" table:style-name="ce11">
            <text:p>164616.0517</text:p>
          </table:table-cell>
          <table:table-cell office:value-type="float" office:value="2543677.0759999999" table:style-name="ce11">
            <text:p>2543677.076</text:p>
          </table:table-cell>
          <table:table-cell office:value-type="string" table:style-name="ce10">
            <text:p>No. 321, Yuping Rd., Anp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五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5th Police Precinct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文賢路650號</text:p>
          </table:table-cell>
          <table:table-cell office:value-type="string" table:style-name="ce10">
            <text:p>06 2598595</text:p>
          </table:table-cell>
          <table:table-cell office:value-type="float" office:value="167385.36629999999" table:style-name="ce11">
            <text:p>167385.3663</text:p>
          </table:table-cell>
          <table:table-cell office:value-type="float" office:value="2545617.0019999999" table:style-name="ce11">
            <text:p>2545617.002</text:p>
          </table:table-cell>
          <table:table-cell office:value-type="string" table:style-name="ce10">
            <text:p>No. 650, Wenxia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立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ren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西門路3段43號</text:p>
          </table:table-cell>
          <table:table-cell office:value-type="string" table:style-name="ce10">
            <text:p>06 2224227</text:p>
          </table:table-cell>
          <table:table-cell office:value-type="float" office:value="168256.05929999999" table:style-name="ce11">
            <text:p>168256.0593</text:p>
          </table:table-cell>
          <table:table-cell office:value-type="float" office:value="2544692.3199999998" table:style-name="ce11">
            <text:p>2544692.32</text:p>
          </table:table-cell>
          <table:table-cell office:value-type="string" table:style-name="ce10">
            <text:p>No. 43, Sec. 3, Xime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北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men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北門路2段3號</text:p>
          </table:table-cell>
          <table:table-cell office:value-type="string" table:style-name="ce10">
            <text:p>06 2224230</text:p>
          </table:table-cell>
          <table:table-cell office:value-type="float" office:value="169183.43580000001" table:style-name="ce11">
            <text:p>169183.4358</text:p>
          </table:table-cell>
          <table:table-cell office:value-type="float" office:value="2544260.6290000002" table:style-name="ce11">
            <text:p>2544260.629</text:p>
          </table:table-cell>
          <table:table-cell office:value-type="string" table:style-name="ce10">
            <text:p>No. 3, Sec. 2, Beime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公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yuan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文成三路550號</text:p>
          </table:table-cell>
          <table:table-cell office:value-type="string" table:style-name="ce10">
            <text:p>06 2520392</text:p>
          </table:table-cell>
          <table:table-cell office:value-type="float" office:value="168123.98190000001" table:style-name="ce11">
            <text:p>168123.9819</text:p>
          </table:table-cell>
          <table:table-cell office:value-type="float" office:value="2546301.5320000001" table:style-name="ce11">
            <text:p>2546301.532</text:p>
          </table:table-cell>
          <table:table-cell office:value-type="string" table:style-name="ce10">
            <text:p>No. 550, Wencheng 3rd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實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jian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北門路二段628號</text:p>
          </table:table-cell>
          <table:table-cell office:value-type="string" table:style-name="ce10">
            <text:p>06 2827973</text:p>
          </table:table-cell>
          <table:table-cell office:value-type="float" office:value="169708.13" table:style-name="ce11">
            <text:p>169708.13</text:p>
          </table:table-cell>
          <table:table-cell office:value-type="float" office:value="2545787.41" table:style-name="ce11">
            <text:p>2545787.41</text:p>
          </table:table-cell>
          <table:table-cell office:value-type="string" table:style-name="ce10">
            <text:p>No. 628, Sec. 2, Beime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開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iyuan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開元路145號</text:p>
          </table:table-cell>
          <table:table-cell office:value-type="string" table:style-name="ce10">
            <text:p>06 2345461</text:p>
          </table:table-cell>
          <table:table-cell office:value-type="float" office:value="169987.31" table:style-name="ce11">
            <text:p>169987.31</text:p>
          </table:table-cell>
          <table:table-cell office:value-type="float" office:value="2545252.0299999998" table:style-name="ce11">
            <text:p>2545252.03</text:p>
          </table:table-cell>
          <table:table-cell office:value-type="string" table:style-name="ce10">
            <text:p>No. 145, Kaiyua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和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wei Police Station</text:p>
          </table:table-cell>
          <table:table-cell office:value-type="float" office:value="704" table:style-name="ce11">
            <text:p>704</text:p>
          </table:table-cell>
          <table:table-cell office:value-type="string" table:style-name="ce10">
            <text:p>臺南市北區文賢路650號</text:p>
          </table:table-cell>
          <table:table-cell office:value-type="string" table:style-name="ce10">
            <text:p>06 2597695</text:p>
          </table:table-cell>
          <table:table-cell office:value-type="float" office:value="167385.36629999999" table:style-name="ce11">
            <text:p>167385.3663</text:p>
          </table:table-cell>
          <table:table-cell office:value-type="float" office:value="2545617.0019999999" table:style-name="ce11">
            <text:p>2545617.002</text:p>
          </table:table-cell>
          <table:table-cell office:value-type="string" table:style-name="ce10">
            <text:p>No. 650, Wenxian Rd., Nor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第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6th Police Precinct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中華南路2段241號</text:p>
          </table:table-cell>
          <table:table-cell office:value-type="string" table:style-name="ce10">
            <text:p>06 2640556</text:p>
          </table:table-cell>
          <table:table-cell office:value-type="float" office:value="166723.85680000001" table:style-name="ce11">
            <text:p>166723.8568</text:p>
          </table:table-cell>
          <table:table-cell office:value-type="float" office:value="2540235.1749999998" table:style-name="ce11">
            <text:p>2540235.175</text:p>
          </table:table-cell>
          <table:table-cell office:value-type="string" table:style-name="ce10">
            <text:p>No. 241, Sec. 2, Zhonghua S. Rd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喜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sishu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喜東里7鄰萬皇路686號</text:p>
          </table:table-cell>
          <table:table-cell office:value-type="string" table:style-name="ce10">
            <text:p>06 2622407</text:p>
          </table:table-cell>
          <table:table-cell office:value-type="float" office:value="165813.57699999999" table:style-name="ce11">
            <text:p>165813.577</text:p>
          </table:table-cell>
          <table:table-cell office:value-type="float" office:value="2537993.8369999998" table:style-name="ce11">
            <text:p>2537993.837</text:p>
          </table:table-cell>
          <table:table-cell office:value-type="string" table:style-name="ce10">
            <text:p>No. 686, Wanhuang Rd., South Dist., Tainan City, 702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鯤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nshen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鯤鯓里鯤鯓路161號</text:p>
          </table:table-cell>
          <table:table-cell office:value-type="string" table:style-name="ce10">
            <text:p>06 2627306</text:p>
          </table:table-cell>
          <table:table-cell office:value-type="float" office:value="164798.6" table:style-name="ce11">
            <text:p>164798.6</text:p>
          </table:table-cell>
          <table:table-cell office:value-type="float" office:value="2540312.87" table:style-name="ce11">
            <text:p>2540312.87</text:p>
          </table:table-cell>
          <table:table-cell office:value-type="string" table:style-name="ce10">
            <text:p>No. 161, Kunshen Rd.,Kunshen Vil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新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sinhsin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中華西路1段67之1號</text:p>
          </table:table-cell>
          <table:table-cell office:value-type="string" table:style-name="ce10">
            <text:p>06 2611428</text:p>
          </table:table-cell>
          <table:table-cell office:value-type="float" office:value="166300.96049999999" table:style-name="ce11">
            <text:p>166300.9605</text:p>
          </table:table-cell>
          <table:table-cell office:value-type="float" office:value="2541647.1320000002" table:style-name="ce11">
            <text:p>2541647.132</text:p>
          </table:table-cell>
          <table:table-cell office:value-type="string" table:style-name="ce10">
            <text:p>No. 67-1, Sec. 1, Zhonghua W. Rd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金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hua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金華路2段250號</text:p>
          </table:table-cell>
          <table:table-cell office:value-type="string" table:style-name="ce10">
            <text:p>06 2640007</text:p>
          </table:table-cell>
          <table:table-cell office:value-type="float" office:value="167116.72" table:style-name="ce11">
            <text:p>167116.72</text:p>
          </table:table-cell>
          <table:table-cell office:value-type="float" office:value="2542448.9190000002" table:style-name="ce11">
            <text:p>2542448.919</text:p>
          </table:table-cell>
          <table:table-cell office:value-type="string" table:style-name="ce10">
            <text:p>No. 250, Sec. 2, Jinhua Rd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灣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li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省躬里灣裡路61巷2號</text:p>
          </table:table-cell>
          <table:table-cell office:value-type="string" table:style-name="ce10">
            <text:p>06 2622819</text:p>
          </table:table-cell>
          <table:table-cell office:value-type="float" office:value="166016.16" table:style-name="ce11">
            <text:p>166016.16</text:p>
          </table:table-cell>
          <table:table-cell office:value-type="float" office:value="2537077.73" table:style-name="ce11">
            <text:p>2537077.73</text:p>
          </table:table-cell>
          <table:table-cell office:value-type="string" table:style-name="ce10">
            <text:p>No. 2, Ln. 61, Wanli Rd.,Shenggong Vil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鹽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cheng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中華南路2段241號</text:p>
          </table:table-cell>
          <table:table-cell office:value-type="string" table:style-name="ce10">
            <text:p>06 2651592</text:p>
          </table:table-cell>
          <table:table-cell office:value-type="float" office:value="166723.85680000001" table:style-name="ce11">
            <text:p>166723.8568</text:p>
          </table:table-cell>
          <table:table-cell office:value-type="float" office:value="2540235.1749999998" table:style-name="ce11">
            <text:p>2540235.175</text:p>
          </table:table-cell>
          <table:table-cell office:value-type="string" table:style-name="ce10">
            <text:p>No. 241, Sec. 2, Zhonghua S. Rd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n Police Station</text:p>
          </table:table-cell>
          <table:table-cell office:value-type="float" office:value="702" table:style-name="ce11">
            <text:p>702</text:p>
          </table:table-cell>
          <table:table-cell office:value-type="string" table:style-name="ce10">
            <text:p>臺南市南區大林里大同路2段456號</text:p>
          </table:table-cell>
          <table:table-cell office:value-type="string" table:style-name="ce10">
            <text:p>06 2150209</text:p>
          </table:table-cell>
          <table:table-cell office:value-type="float" office:value="169430.1" table:style-name="ce11">
            <text:p>169430.1</text:p>
          </table:table-cell>
          <table:table-cell office:value-type="float" office:value="2541573.52" table:style-name="ce11">
            <text:p>2541573.52</text:p>
          </table:table-cell>
          <table:table-cell office:value-type="string" table:style-name="ce10">
            <text:p>No. 456, Sec. 2, Dacheng Rd.,Dalin Vil., Sout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新營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ingying Police Precinct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中山路119號</text:p>
          </table:table-cell>
          <table:table-cell office:value-type="string" table:style-name="ce10">
            <text:p>06 6323297</text:p>
          </table:table-cell>
          <table:table-cell office:value-type="float" office:value="180213.94560000001" table:style-name="ce11">
            <text:p>180213.9456</text:p>
          </table:table-cell>
          <table:table-cell office:value-type="float" office:value="2578179.6830000002" table:style-name="ce11">
            <text:p>2578179.683</text:p>
          </table:table-cell>
          <table:table-cell office:value-type="string" table:style-name="ce10">
            <text:p>No. 119, Zhongshan Rd., Sing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柳營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ouying Police Station</text:p>
          </table:table-cell>
          <table:table-cell office:value-type="float" office:value="736" table:style-name="ce11">
            <text:p>736</text:p>
          </table:table-cell>
          <table:table-cell office:value-type="string" table:style-name="ce10">
            <text:p>臺南市柳營區柳營路1段785號</text:p>
          </table:table-cell>
          <table:table-cell office:value-type="string" table:style-name="ce10">
            <text:p>06 6223424</text:p>
          </table:table-cell>
          <table:table-cell office:value-type="float" office:value="179649.6207" table:style-name="ce11">
            <text:p>179649.6207</text:p>
          </table:table-cell>
          <table:table-cell office:value-type="float" office:value="2575063.1090000002" table:style-name="ce11">
            <text:p>2575063.109</text:p>
          </table:table-cell>
          <table:table-cell office:value-type="string" table:style-name="ce10">
            <text:p>No. 785, Sec. 1, Liouying Rd., Liou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鹽水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anshuei Police Station</text:p>
          </table:table-cell>
          <table:table-cell office:value-type="float" office:value="737" table:style-name="ce11">
            <text:p>737</text:p>
          </table:table-cell>
          <table:table-cell office:value-type="string" table:style-name="ce10">
            <text:p>臺南市鹽水區武廟路23號</text:p>
          </table:table-cell>
          <table:table-cell office:value-type="string" table:style-name="ce10">
            <text:p>06 6521032</text:p>
          </table:table-cell>
          <table:table-cell office:value-type="float" office:value="174890.9846" table:style-name="ce11">
            <text:p>174890.9846</text:p>
          </table:table-cell>
          <table:table-cell office:value-type="float" office:value="2580007.9959999998" table:style-name="ce11">
            <text:p>2580007.996</text:p>
          </table:table-cell>
          <table:table-cell office:value-type="string" table:style-name="ce10">
            <text:p>No. 23, Wumiao Rd., Yanshu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中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Rd.Police Station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中山路119號</text:p>
          </table:table-cell>
          <table:table-cell office:value-type="string" table:style-name="ce10">
            <text:p>06 6322306</text:p>
          </table:table-cell>
          <table:table-cell office:value-type="float" office:value="180226.5215" table:style-name="ce11">
            <text:p>180226.5215</text:p>
          </table:table-cell>
          <table:table-cell office:value-type="float" office:value="2578187.4" table:style-name="ce11">
            <text:p>2578187.4</text:p>
          </table:table-cell>
          <table:table-cell office:value-type="string" table:style-name="ce10">
            <text:p>No. 119, Zhongshan Rd., Sing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民治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hi Police Station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民治路49號</text:p>
          </table:table-cell>
          <table:table-cell office:value-type="string" table:style-name="ce10">
            <text:p>06 6322164</text:p>
          </table:table-cell>
          <table:table-cell office:value-type="float" office:value="179753.38699999999" table:style-name="ce11">
            <text:p>179753.387</text:p>
          </table:table-cell>
          <table:table-cell office:value-type="float" office:value="2578824.2689999999" table:style-name="ce11">
            <text:p>2578824.269</text:p>
          </table:table-cell>
          <table:table-cell office:value-type="string" table:style-name="ce10">
            <text:p>No. 49, Minzhi Rd., Sing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後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zhen Police Station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建國路110號</text:p>
          </table:table-cell>
          <table:table-cell office:value-type="string" table:style-name="ce10">
            <text:p>06 6328752</text:p>
          </table:table-cell>
          <table:table-cell office:value-type="float" office:value="179718.64360000001" table:style-name="ce11">
            <text:p>179718.6436</text:p>
          </table:table-cell>
          <table:table-cell office:value-type="float" office:value="2581057.13" table:style-name="ce11">
            <text:p>2581057.13</text:p>
          </table:table-cell>
          <table:table-cell office:value-type="string" table:style-name="ce10">
            <text:p>No. 110, Jianguo Rd., Sing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華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ya Police Station</text:p>
          </table:table-cell>
          <table:table-cell office:value-type="float" office:value="737" table:style-name="ce11">
            <text:p>737</text:p>
          </table:table-cell>
          <table:table-cell office:value-type="string" table:style-name="ce10">
            <text:p>臺南市鹽水區歡雅里歡雅25號</text:p>
          </table:table-cell>
          <table:table-cell office:value-type="string" table:style-name="ce10">
            <text:p>06 6552307</text:p>
          </table:table-cell>
          <table:table-cell office:value-type="float" office:value="172453.45790000001" table:style-name="ce11">
            <text:p>172453.4579</text:p>
          </table:table-cell>
          <table:table-cell office:value-type="float" office:value="2576882.0819999999" table:style-name="ce11">
            <text:p>2576882.082</text:p>
          </table:table-cell>
          <table:table-cell office:value-type="string" table:style-name="ce10">
            <text:p>No. 25, Huanya, Yanshu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竹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pu Police Station</text:p>
          </table:table-cell>
          <table:table-cell office:value-type="float" office:value="737" table:style-name="ce11">
            <text:p>737</text:p>
          </table:table-cell>
          <table:table-cell office:value-type="string" table:style-name="ce10">
            <text:p>臺南市鹽水區竹埔里竹子腳1號</text:p>
          </table:table-cell>
          <table:table-cell office:value-type="string" table:style-name="ce10">
            <text:p>06 6551960</text:p>
          </table:table-cell>
          <table:table-cell office:value-type="float" office:value="173026.37" table:style-name="ce11">
            <text:p>173026.37</text:p>
          </table:table-cell>
          <table:table-cell office:value-type="float" office:value="2574666.34" table:style-name="ce11">
            <text:p>2574666.34</text:p>
          </table:table-cell>
          <table:table-cell office:value-type="string" table:style-name="ce10">
            <text:p>No. 1, Zhuzijiao, Yanshu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太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gong Police Station</text:p>
          </table:table-cell>
          <table:table-cell office:value-type="float" office:value="730" table:style-name="ce11">
            <text:p>730</text:p>
          </table:table-cell>
          <table:table-cell office:value-type="string" table:style-name="ce10">
            <text:p>臺南市新營區太南里太子宮201號</text:p>
          </table:table-cell>
          <table:table-cell office:value-type="string" table:style-name="ce10">
            <text:p>06 6524753</text:p>
          </table:table-cell>
          <table:table-cell office:value-type="float" office:value="176089.76120000001" table:style-name="ce11">
            <text:p>176089.7612</text:p>
          </table:table-cell>
          <table:table-cell office:value-type="float" office:value="2576981.5180000002" table:style-name="ce11">
            <text:p>2576981.518</text:p>
          </table:table-cell>
          <table:table-cell office:value-type="string" table:style-name="ce10">
            <text:p>No. 121, Taizigong, Sing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重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xi Police Station</text:p>
          </table:table-cell>
          <table:table-cell office:value-type="float" office:value="736" table:style-name="ce11">
            <text:p>736</text:p>
          </table:table-cell>
          <table:table-cell office:value-type="string" table:style-name="ce10">
            <text:p>臺南市柳營區篤農里小腳腿229號</text:p>
          </table:table-cell>
          <table:table-cell office:value-type="string" table:style-name="ce10">
            <text:p>06 6231664</text:p>
          </table:table-cell>
          <table:table-cell office:value-type="float" office:value="185261.69" table:style-name="ce11">
            <text:p>185261.69</text:p>
          </table:table-cell>
          <table:table-cell office:value-type="float" office:value="2576554.7799999998" table:style-name="ce11">
            <text:p>2576554.78</text:p>
          </table:table-cell>
          <table:table-cell office:value-type="string" table:style-name="ce10">
            <text:p>No. 229, Xiaojiaotui, Liou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果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uoyi Police Station</text:p>
          </table:table-cell>
          <table:table-cell office:value-type="float" office:value="736" table:style-name="ce11">
            <text:p>736</text:p>
          </table:table-cell>
          <table:table-cell office:value-type="string" table:style-name="ce10">
            <text:p>臺南市柳營區神農里果毅後296號</text:p>
          </table:table-cell>
          <table:table-cell office:value-type="string" table:style-name="ce10">
            <text:p>06 6231514</text:p>
          </table:table-cell>
          <table:table-cell office:value-type="float" office:value="185385.35" table:style-name="ce11">
            <text:p>185385.35</text:p>
          </table:table-cell>
          <table:table-cell office:value-type="float" office:value="2572891.31" table:style-name="ce11">
            <text:p>2572891.31</text:p>
          </table:table-cell>
          <table:table-cell office:value-type="string" table:style-name="ce10">
            <text:p>No. 296, Guoyihou, Liou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白河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aihe Police Precinct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中山路128號</text:p>
          </table:table-cell>
          <table:table-cell office:value-type="string" table:style-name="ce10">
            <text:p>06 6852006</text:p>
          </table:table-cell>
          <table:table-cell office:value-type="float" office:value="190352.26" table:style-name="ce11">
            <text:p>190352.26</text:p>
          </table:table-cell>
          <table:table-cell office:value-type="float" office:value="2583252.29" table:style-name="ce11">
            <text:p>2583252.29</text:p>
          </table:table-cell>
          <table:table-cell office:value-type="string" table:style-name="ce10">
            <text:p>No. 128, Zhongshan Rd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白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he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中山路128號</text:p>
          </table:table-cell>
          <table:table-cell office:value-type="string" table:style-name="ce10">
            <text:p>06 6852018</text:p>
          </table:table-cell>
          <table:table-cell office:value-type="float" office:value="190352.26" table:style-name="ce11">
            <text:p>190352.26</text:p>
          </table:table-cell>
          <table:table-cell office:value-type="float" office:value="2583252.29" table:style-name="ce11">
            <text:p>2583252.29</text:p>
          </table:table-cell>
          <table:table-cell office:value-type="string" table:style-name="ce10">
            <text:p>No. 128, Zhongshan Rd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後壁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oubi Police Station</text:p>
          </table:table-cell>
          <table:table-cell office:value-type="float" office:value="731" table:style-name="ce11">
            <text:p>731</text:p>
          </table:table-cell>
          <table:table-cell office:value-type="string" table:style-name="ce10">
            <text:p>臺南市後壁區後壁里後壁4號</text:p>
          </table:table-cell>
          <table:table-cell office:value-type="string" table:style-name="ce10">
            <text:p>06 6872744</text:p>
          </table:table-cell>
          <table:table-cell office:value-type="float" office:value="184777.54449999999" table:style-name="ce11">
            <text:p>184777.5445</text:p>
          </table:table-cell>
          <table:table-cell office:value-type="float" office:value="2584909.9720000001" table:style-name="ce11">
            <text:p>2584909.972</text:p>
          </table:table-cell>
          <table:table-cell office:value-type="string" table:style-name="ce10">
            <text:p>No. 4, Houbi,Houbi Vil., Houb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ongshan Police Station</text:p>
          </table:table-cell>
          <table:table-cell office:value-type="float" office:value="733" table:style-name="ce11">
            <text:p>733</text:p>
          </table:table-cell>
          <table:table-cell office:value-type="string" table:style-name="ce10">
            <text:p>臺南市東山區青葉路二段49號</text:p>
          </table:table-cell>
          <table:table-cell office:value-type="string" table:style-name="ce10">
            <text:p>06 6800024</text:p>
          </table:table-cell>
          <table:table-cell office:value-type="float" office:value="189126.37" table:style-name="ce11">
            <text:p>189126.37</text:p>
          </table:table-cell>
          <table:table-cell office:value-type="float" office:value="2580253.71" table:style-name="ce11">
            <text:p>2580253.71</text:p>
          </table:table-cell>
          <table:table-cell office:value-type="string" table:style-name="ce10">
            <text:p>No. 49, Sec. 2, Qingye Rd., Dongsh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菁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gliao Police Station</text:p>
          </table:table-cell>
          <table:table-cell office:value-type="float" office:value="731" table:style-name="ce11">
            <text:p>731</text:p>
          </table:table-cell>
          <table:table-cell office:value-type="string" table:style-name="ce10">
            <text:p>臺南市後壁區菁寮里菁寮77號</text:p>
          </table:table-cell>
          <table:table-cell office:value-type="string" table:style-name="ce10">
            <text:p>06 6621401</text:p>
          </table:table-cell>
          <table:table-cell office:value-type="float" office:value="182027.6722" table:style-name="ce11">
            <text:p>182027.6722</text:p>
          </table:table-cell>
          <table:table-cell office:value-type="float" office:value="2586386.858" table:style-name="ce11">
            <text:p>2586386.858</text:p>
          </table:table-cell>
          <table:table-cell office:value-type="string" table:style-name="ce10">
            <text:p>No. 77, Jingliao,Jingliao Vil., Houb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長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engan Police Station</text:p>
          </table:table-cell>
          <table:table-cell office:value-type="float" office:value="731" table:style-name="ce11">
            <text:p>731</text:p>
          </table:table-cell>
          <table:table-cell office:value-type="string" table:style-name="ce10">
            <text:p>臺南市後壁區頂長里長短樹4號</text:p>
          </table:table-cell>
          <table:table-cell office:value-type="string" table:style-name="ce10">
            <text:p>06 6622664</text:p>
          </table:table-cell>
          <table:table-cell office:value-type="float" office:value="181557.06299999999" table:style-name="ce11">
            <text:p>181557.063</text:p>
          </table:table-cell>
          <table:table-cell office:value-type="float" office:value="2585087.0759999999" table:style-name="ce11">
            <text:p>2585087.076</text:p>
          </table:table-cell>
          <table:table-cell office:value-type="string" table:style-name="ce10">
            <text:p>No. 4, Changduanshu, Dingchang Vil., Houb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si Police Station</text:p>
          </table:table-cell>
          <table:table-cell office:value-type="float" office:value="731" table:style-name="ce11">
            <text:p>731</text:p>
          </table:table-cell>
          <table:table-cell office:value-type="string" table:style-name="ce10">
            <text:p>臺南市後壁區長安里中寮59號</text:p>
          </table:table-cell>
          <table:table-cell office:value-type="string" table:style-name="ce10">
            <text:p>06 6361302</text:p>
          </table:table-cell>
          <table:table-cell office:value-type="float" office:value="184331.7231" table:style-name="ce11">
            <text:p>184331.7231</text:p>
          </table:table-cell>
          <table:table-cell office:value-type="float" office:value="2581212.3739999998" table:style-name="ce11">
            <text:p>2581212.374</text:p>
          </table:table-cell>
          <table:table-cell office:value-type="string" table:style-name="ce10">
            <text:p>No. 59, Zhongliao, Chang'an Vil., Houb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玉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fong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玉豐里海豐厝87號</text:p>
          </table:table-cell>
          <table:table-cell office:value-type="string" table:style-name="ce10">
            <text:p>06 6854887</text:p>
          </table:table-cell>
          <table:table-cell office:value-type="float" office:value="190359.4742" table:style-name="ce11">
            <text:p>190359.4742</text:p>
          </table:table-cell>
          <table:table-cell office:value-type="float" office:value="2586352.1949999998" table:style-name="ce11">
            <text:p>2586352.195</text:p>
          </table:table-cell>
          <table:table-cell office:value-type="string" table:style-name="ce10">
            <text:p>No. 87, Haifengcuo, Yufong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竹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men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竹門里竹子門125號</text:p>
          </table:table-cell>
          <table:table-cell office:value-type="string" table:style-name="ce10">
            <text:p>06 6854324</text:p>
          </table:table-cell>
          <table:table-cell office:value-type="float" office:value="193251.57800000001" table:style-name="ce11">
            <text:p>193251.578</text:p>
          </table:table-cell>
          <table:table-cell office:value-type="float" office:value="2586055.7000000002" table:style-name="ce11">
            <text:p>2586055.7</text:p>
          </table:table-cell>
          <table:table-cell office:value-type="string" table:style-name="ce10">
            <text:p>No. 125, Jhuzimen, Jhumen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內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jiao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內角里內角30號</text:p>
          </table:table-cell>
          <table:table-cell office:value-type="string" table:style-name="ce10">
            <text:p>06 6816374</text:p>
          </table:table-cell>
          <table:table-cell office:value-type="float" office:value="192669.40289999999" table:style-name="ce11">
            <text:p>192669.4029</text:p>
          </table:table-cell>
          <table:table-cell office:value-type="float" office:value="2588412.9929999998" table:style-name="ce11">
            <text:p>2588412.993</text:p>
          </table:table-cell>
          <table:table-cell office:value-type="string" table:style-name="ce10">
            <text:p>No. 30, Neijiao, Neijiao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河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dong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仙草里仙草7之1號</text:p>
          </table:table-cell>
          <table:table-cell office:value-type="string" table:style-name="ce10">
            <text:p>06 6854044</text:p>
          </table:table-cell>
          <table:table-cell office:value-type="float" office:value="196141.8" table:style-name="ce11">
            <text:p>196141.8</text:p>
          </table:table-cell>
          <table:table-cell office:value-type="float" office:value="2582626.19" table:style-name="ce11">
            <text:p>2582626.19</text:p>
          </table:table-cell>
          <table:table-cell office:value-type="string" table:style-name="ce10">
            <text:p>No. 7-1, Siancao, Siancao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仙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ncao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仙草里仙草7之1號</text:p>
          </table:table-cell>
          <table:table-cell office:value-type="string" table:style-name="ce10">
            <text:p>06 6854044</text:p>
          </table:table-cell>
          <table:table-cell office:value-type="float" office:value="196141.8" table:style-name="ce11">
            <text:p>196141.8</text:p>
          </table:table-cell>
          <table:table-cell office:value-type="float" office:value="2582626.19" table:style-name="ce11">
            <text:p>2582626.19</text:p>
          </table:table-cell>
          <table:table-cell office:value-type="string" table:style-name="ce10">
            <text:p>No. 7-1, Siancao, Siancao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關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ling Police Station</text:p>
          </table:table-cell>
          <table:table-cell office:value-type="float" office:value="732" table:style-name="ce11">
            <text:p>732</text:p>
          </table:table-cell>
          <table:table-cell office:value-type="string" table:style-name="ce10">
            <text:p>臺南市白河區關嶺里關子嶺14號</text:p>
          </table:table-cell>
          <table:table-cell office:value-type="string" table:style-name="ce10">
            <text:p>06 6822629</text:p>
          </table:table-cell>
          <table:table-cell office:value-type="float" office:value="199354.51" table:style-name="ce11">
            <text:p>199354.51</text:p>
          </table:table-cell>
          <table:table-cell office:value-type="float" office:value="2581977.9190000002" table:style-name="ce11">
            <text:p>2581977.919</text:p>
          </table:table-cell>
          <table:table-cell office:value-type="string" table:style-name="ce10">
            <text:p>No. 14, Guanziling, Guanling Vil., Baih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he Police Station</text:p>
          </table:table-cell>
          <table:table-cell office:value-type="float" office:value="733" table:style-name="ce11">
            <text:p>733</text:p>
          </table:table-cell>
          <table:table-cell office:value-type="string" table:style-name="ce10">
            <text:p>臺南市東山區東河里吉貝耍16號</text:p>
          </table:table-cell>
          <table:table-cell office:value-type="string" table:style-name="ce10">
            <text:p>06 6231630</text:p>
          </table:table-cell>
          <table:table-cell office:value-type="float" office:value="187154.59" table:style-name="ce11">
            <text:p>187154.59</text:p>
          </table:table-cell>
          <table:table-cell office:value-type="float" office:value="2577045.52" table:style-name="ce11">
            <text:p>2577045.52</text:p>
          </table:table-cell>
          <table:table-cell office:value-type="string" table:style-name="ce10">
            <text:p>No. 16, Jibeishua, Donghe Vil., Dongsh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yuan Police Station</text:p>
          </table:table-cell>
          <table:table-cell office:value-type="float" office:value="733" table:style-name="ce11">
            <text:p>733</text:p>
          </table:table-cell>
          <table:table-cell office:value-type="string" table:style-name="ce10">
            <text:p>臺南市東山區東原里前大埔10號</text:p>
          </table:table-cell>
          <table:table-cell office:value-type="string" table:style-name="ce10">
            <text:p>06 6861051</text:p>
          </table:table-cell>
          <table:table-cell office:value-type="float" office:value="193311.56039999999" table:style-name="ce11">
            <text:p>193311.5604</text:p>
          </table:table-cell>
          <table:table-cell office:value-type="float" office:value="2573754.3739999998" table:style-name="ce11">
            <text:p>2573754.374</text:p>
          </table:table-cell>
          <table:table-cell office:value-type="string" table:style-name="ce10">
            <text:p>No. 10, Qiandapu, Dongyuan Vil., Dongsh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學甲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yuejia Police Precinct</text:p>
          </table:table-cell>
          <table:table-cell office:value-type="float" office:value="726" table:style-name="ce11">
            <text:p>726</text:p>
          </table:table-cell>
          <table:table-cell office:value-type="string" table:style-name="ce10">
            <text:p>臺南市學甲區華宗路294號</text:p>
          </table:table-cell>
          <table:table-cell office:value-type="string" table:style-name="ce10">
            <text:p>06 7832710</text:p>
          </table:table-cell>
          <table:table-cell office:value-type="float" office:value="166382.46429999999" table:style-name="ce11">
            <text:p>166382.4643</text:p>
          </table:table-cell>
          <table:table-cell office:value-type="float" office:value="2570009.0869999998" table:style-name="ce11">
            <text:p>2570009.087</text:p>
          </table:table-cell>
          <table:table-cell office:value-type="string" table:style-name="ce10">
            <text:p>No. 294, Huazong Road, Syuejia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學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yuejia Police Station</text:p>
          </table:table-cell>
          <table:table-cell office:value-type="float" office:value="726" table:style-name="ce11">
            <text:p>726</text:p>
          </table:table-cell>
          <table:table-cell office:value-type="string" table:style-name="ce10">
            <text:p>臺南市學甲區華宗路294號</text:p>
          </table:table-cell>
          <table:table-cell office:value-type="string" table:style-name="ce10">
            <text:p>06 7833208</text:p>
          </table:table-cell>
          <table:table-cell office:value-type="float" office:value="166378.9915" table:style-name="ce11">
            <text:p>166378.9915</text:p>
          </table:table-cell>
          <table:table-cell office:value-type="float" office:value="2570010.9810000001" table:style-name="ce11">
            <text:p>2570010.981</text:p>
          </table:table-cell>
          <table:table-cell office:value-type="string" table:style-name="ce10">
            <text:p>No. 294, Huazong Road, Syuejia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將軍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angjyun Police Station</text:p>
          </table:table-cell>
          <table:table-cell office:value-type="float" office:value="725" table:style-name="ce11">
            <text:p>725</text:p>
          </table:table-cell>
          <table:table-cell office:value-type="string" table:style-name="ce10">
            <text:p>臺南市將軍區忠嘉里忠興190-2號</text:p>
          </table:table-cell>
          <table:table-cell office:value-type="string" table:style-name="ce10">
            <text:p>06 7942182</text:p>
          </table:table-cell>
          <table:table-cell office:value-type="float" office:value="163891.95000000001" table:style-name="ce11">
            <text:p>163891.95</text:p>
          </table:table-cell>
          <table:table-cell office:value-type="float" office:value="2566579.48" table:style-name="ce11">
            <text:p>2566579.48</text:p>
          </table:table-cell>
          <table:table-cell office:value-type="string" table:style-name="ce10">
            <text:p>No. 190-2, Zhongxing, Zhongjia, Jiangjyu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北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eimen Police Station</text:p>
          </table:table-cell>
          <table:table-cell office:value-type="float" office:value="727" table:style-name="ce11">
            <text:p>727</text:p>
          </table:table-cell>
          <table:table-cell office:value-type="string" table:style-name="ce10">
            <text:p>臺南市北門區北門里舊埕22號</text:p>
          </table:table-cell>
          <table:table-cell office:value-type="string" table:style-name="ce10">
            <text:p>06 7862041</text:p>
          </table:table-cell>
          <table:table-cell office:value-type="float" office:value="160429.15" table:style-name="ce11">
            <text:p>160429.15</text:p>
          </table:table-cell>
          <table:table-cell office:value-type="float" office:value="2573985.5299999998" table:style-name="ce11">
            <text:p>2573985.53</text:p>
          </table:table-cell>
          <table:table-cell office:value-type="string" table:style-name="ce10">
            <text:p>No. 22, Jiucheng, Beimen, Beime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苓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nghe Police Station</text:p>
          </table:table-cell>
          <table:table-cell office:value-type="float" office:value="725" table:style-name="ce11">
            <text:p>725</text:p>
          </table:table-cell>
          <table:table-cell office:value-type="string" table:style-name="ce10">
            <text:p>臺南市將軍區苓仔寮里苓和100號</text:p>
          </table:table-cell>
          <table:table-cell office:value-type="string" table:style-name="ce10">
            <text:p>06 7942855</text:p>
          </table:table-cell>
          <table:table-cell office:value-type="float" office:value="164457.429" table:style-name="ce11">
            <text:p>164457.429</text:p>
          </table:table-cell>
          <table:table-cell office:value-type="float" office:value="2568776.7990000001" table:style-name="ce11">
            <text:p>2568776.799</text:p>
          </table:table-cell>
          <table:table-cell office:value-type="string" table:style-name="ce10">
            <text:p>No.100, Linghe, Lingziliao, Jiangjyu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將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fu Police Station</text:p>
          </table:table-cell>
          <table:table-cell office:value-type="float" office:value="725" table:style-name="ce11">
            <text:p>725</text:p>
          </table:table-cell>
          <table:table-cell office:value-type="string" table:style-name="ce10">
            <text:p>臺南市將軍區將富里將富50號</text:p>
          </table:table-cell>
          <table:table-cell office:value-type="string" table:style-name="ce10">
            <text:p>06 7942664</text:p>
          </table:table-cell>
          <table:table-cell office:value-type="float" office:value="161601.6575" table:style-name="ce11">
            <text:p>161601.6575</text:p>
          </table:table-cell>
          <table:table-cell office:value-type="float" office:value="2568432.051" table:style-name="ce11">
            <text:p>2568432.051</text:p>
          </table:table-cell>
          <table:table-cell office:value-type="string" table:style-name="ce10">
            <text:p>No. 50, Jiangfu, Jiangjyu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青鯤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nshen Police Station</text:p>
          </table:table-cell>
          <table:table-cell office:value-type="float" office:value="725" table:style-name="ce11">
            <text:p>725</text:p>
          </table:table-cell>
          <table:table-cell office:value-type="string" table:style-name="ce10">
            <text:p>臺南市將軍區鯤鯓里鯤鯓95號</text:p>
          </table:table-cell>
          <table:table-cell office:value-type="string" table:style-name="ce10">
            <text:p>06 7920204</text:p>
          </table:table-cell>
          <table:table-cell office:value-type="float" office:value="156663.89000000001" table:style-name="ce11">
            <text:p>156663.89</text:p>
          </table:table-cell>
          <table:table-cell office:value-type="float" office:value="2565577.85" table:style-name="ce11">
            <text:p>2565577.85</text:p>
          </table:table-cell>
          <table:table-cell office:value-type="string" table:style-name="ce10">
            <text:p>No. 95, Kunshan, Jiangjyu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中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wu Police Station</text:p>
          </table:table-cell>
          <table:table-cell office:value-type="float" office:value="726" table:style-name="ce11">
            <text:p>726</text:p>
          </table:table-cell>
          <table:table-cell office:value-type="string" table:style-name="ce10">
            <text:p>臺南市學甲區中洲里中洲287號</text:p>
          </table:table-cell>
          <table:table-cell office:value-type="string" table:style-name="ce10">
            <text:p>06 7833907</text:p>
          </table:table-cell>
          <table:table-cell office:value-type="float" office:value="163673.9166" table:style-name="ce11">
            <text:p>163673.9166</text:p>
          </table:table-cell>
          <table:table-cell office:value-type="float" office:value="2571634.5389999999" table:style-name="ce11">
            <text:p>2571634.539</text:p>
          </table:table-cell>
          <table:table-cell office:value-type="string" table:style-name="ce10">
            <text:p>No. 287, Zhongzhou, Syuejia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文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shan Police Station</text:p>
          </table:table-cell>
          <table:table-cell office:value-type="float" office:value="727" table:style-name="ce11">
            <text:p>727</text:p>
          </table:table-cell>
          <table:table-cell office:value-type="string" table:style-name="ce10">
            <text:p>臺南市北門區文山里溪底寮56號</text:p>
          </table:table-cell>
          <table:table-cell office:value-type="string" table:style-name="ce10">
            <text:p>06 7862324</text:p>
          </table:table-cell>
          <table:table-cell office:value-type="float" office:value="161081.56" table:style-name="ce11">
            <text:p>161081.56</text:p>
          </table:table-cell>
          <table:table-cell office:value-type="float" office:value="2571834.7200000002" table:style-name="ce11">
            <text:p>2571834.72</text:p>
          </table:table-cell>
          <table:table-cell office:value-type="string" table:style-name="ce10">
            <text:p>No. 56, Xidiliao, Wenshan, Beime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蚵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eliao Police Station</text:p>
          </table:table-cell>
          <table:table-cell office:value-type="float" office:value="727" table:style-name="ce11">
            <text:p>727</text:p>
          </table:table-cell>
          <table:table-cell office:value-type="string" table:style-name="ce10">
            <text:p>臺南市北門區蚵寮里蚵寮62之9號</text:p>
          </table:table-cell>
          <table:table-cell office:value-type="string" table:style-name="ce10">
            <text:p>06 7860121</text:p>
          </table:table-cell>
          <table:table-cell office:value-type="float" office:value="161696.95000000001" table:style-name="ce11">
            <text:p>161696.95</text:p>
          </table:table-cell>
          <table:table-cell office:value-type="float" office:value="2576583.2000000002" table:style-name="ce11">
            <text:p>2576583.2</text:p>
          </table:table-cell>
          <table:table-cell office:value-type="string" table:style-name="ce10">
            <text:p>No. 62-9, Omiao, Beimen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宅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aigang Police Station</text:p>
          </table:table-cell>
          <table:table-cell office:value-type="float" office:value="726" table:style-name="ce11">
            <text:p>726</text:p>
          </table:table-cell>
          <table:table-cell office:value-type="string" table:style-name="ce10">
            <text:p>臺南市學甲區宅港里宅子港52號</text:p>
          </table:table-cell>
          <table:table-cell office:value-type="string" table:style-name="ce10">
            <text:p>06 7833904</text:p>
          </table:table-cell>
          <table:table-cell office:value-type="float" office:value="168485.17060000001" table:style-name="ce11">
            <text:p>168485.1706</text:p>
          </table:table-cell>
          <table:table-cell office:value-type="float" office:value="2573099.9580000001" table:style-name="ce11">
            <text:p>2573099.958</text:p>
          </table:table-cell>
          <table:table-cell office:value-type="string" table:style-name="ce10">
            <text:p>No. 52, Zhaizigang, Zhaigang, Syuejia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頂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zhou Police Station</text:p>
          </table:table-cell>
          <table:table-cell office:value-type="float" office:value="726" table:style-name="ce11">
            <text:p>726</text:p>
          </table:table-cell>
          <table:table-cell office:value-type="string" table:style-name="ce10">
            <text:p>臺南市學甲區三慶里頂洲110之1號</text:p>
          </table:table-cell>
          <table:table-cell office:value-type="string" table:style-name="ce10">
            <text:p>06 7810040</text:p>
          </table:table-cell>
          <table:table-cell office:value-type="float" office:value="168348.07199999999" table:style-name="ce11">
            <text:p>168348.072</text:p>
          </table:table-cell>
          <table:table-cell office:value-type="float" office:value="2576319.1460000002" table:style-name="ce11">
            <text:p>2576319.146</text:p>
          </table:table-cell>
          <table:table-cell office:value-type="string" table:style-name="ce10">
            <text:p>No. 110-1, Ding Chau, Sanqing, Syuejia District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佳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ali Police Precinct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忠孝路7號</text:p>
          </table:table-cell>
          <table:table-cell office:value-type="string" table:style-name="ce10">
            <text:p>06 7222012</text:p>
          </table:table-cell>
          <table:table-cell office:value-type="float" office:value="165691.63" table:style-name="ce11">
            <text:p>165691.63</text:p>
          </table:table-cell>
          <table:table-cell office:value-type="float" office:value="2562818.2400000002" table:style-name="ce11">
            <text:p>2562818.24</text:p>
          </table:table-cell>
          <table:table-cell office:value-type="string" table:style-name="ce10">
            <text:p>No. 337, Zhongshan Rd., Sig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佳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li Police Station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忠孝路7號</text:p>
          </table:table-cell>
          <table:table-cell office:value-type="string" table:style-name="ce10">
            <text:p>06 7224145</text:p>
          </table:table-cell>
          <table:table-cell office:value-type="float" office:value="165691.63" table:style-name="ce11">
            <text:p>165691.63</text:p>
          </table:table-cell>
          <table:table-cell office:value-type="float" office:value="2562818.2400000002" table:style-name="ce11">
            <text:p>2562818.24</text:p>
          </table:table-cell>
          <table:table-cell office:value-type="string" table:style-name="ce10">
            <text:p>No. 6, Zhongxiao Rd., Jial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西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gang Police Station</text:p>
          </table:table-cell>
          <table:table-cell office:value-type="float" office:value="723" table:style-name="ce11">
            <text:p>723</text:p>
          </table:table-cell>
          <table:table-cell office:value-type="string" table:style-name="ce10">
            <text:p>臺南市西港區中山路337號</text:p>
          </table:table-cell>
          <table:table-cell office:value-type="string" table:style-name="ce10">
            <text:p>06 7952045</text:p>
          </table:table-cell>
          <table:table-cell office:value-type="float" office:value="168363.47" table:style-name="ce11">
            <text:p>168363.47</text:p>
          </table:table-cell>
          <table:table-cell office:value-type="float" office:value="2558093.77" table:style-name="ce11">
            <text:p>2558093.77</text:p>
          </table:table-cell>
          <table:table-cell office:value-type="string" table:style-name="ce10">
            <text:p>No. 337, Zhongshan Rd., Sig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七股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igu Police Station</text:p>
          </table:table-cell>
          <table:table-cell office:value-type="float" office:value="724" table:style-name="ce11">
            <text:p>724</text:p>
          </table:table-cell>
          <table:table-cell office:value-type="string" table:style-name="ce10">
            <text:p>臺南市七股區玉城里玉城24號</text:p>
          </table:table-cell>
          <table:table-cell office:value-type="string" table:style-name="ce10">
            <text:p>06 7872154</text:p>
          </table:table-cell>
          <table:table-cell office:value-type="float" office:value="161376.04139999999" table:style-name="ce11">
            <text:p>161376.0414</text:p>
          </table:table-cell>
          <table:table-cell office:value-type="float" office:value="2559601.59" table:style-name="ce11">
            <text:p>2559601.59</text:p>
          </table:table-cell>
          <table:table-cell office:value-type="string" table:style-name="ce10">
            <text:p>No. 24, Yucheng, Cig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子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ihlong Police Station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子龍里5鄰96號</text:p>
          </table:table-cell>
          <table:table-cell office:value-type="string" table:style-name="ce10">
            <text:p>06 7262290</text:p>
          </table:table-cell>
          <table:table-cell office:value-type="float" office:value="168909.08609999999" table:style-name="ce11">
            <text:p>168909.0861</text:p>
          </table:table-cell>
          <table:table-cell office:value-type="float" office:value="2563857.5120000001" table:style-name="ce11">
            <text:p>2563857.512</text:p>
          </table:table-cell>
          <table:table-cell office:value-type="string" table:style-name="ce10">
            <text:p>No. 96, Ziliangmiao, Jial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後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ying Police Station</text:p>
          </table:table-cell>
          <table:table-cell office:value-type="float" office:value="723" table:style-name="ce11">
            <text:p>723</text:p>
          </table:table-cell>
          <table:table-cell office:value-type="string" table:style-name="ce10">
            <text:p>臺南市佳里區子龍里96號</text:p>
          </table:table-cell>
          <table:table-cell office:value-type="string" table:style-name="ce10">
            <text:p>06 7952644</text:p>
          </table:table-cell>
          <table:table-cell office:value-type="float" office:value="168906.65" table:style-name="ce11">
            <text:p>168906.65</text:p>
          </table:table-cell>
          <table:table-cell office:value-type="float" office:value="2563858.1" table:style-name="ce11">
            <text:p>2563858.1</text:p>
          </table:table-cell>
          <table:table-cell office:value-type="string" table:style-name="ce10">
            <text:p>No. 281, Houying, Sig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塭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nei Police Station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塭仔內84號</text:p>
          </table:table-cell>
          <table:table-cell office:value-type="string" table:style-name="ce10">
            <text:p>06 7891415</text:p>
          </table:table-cell>
          <table:table-cell office:value-type="float" office:value="164434.63" table:style-name="ce11">
            <text:p>164434.63</text:p>
          </table:table-cell>
          <table:table-cell office:value-type="float" office:value="2558264.9" table:style-name="ce11">
            <text:p>2558264.9</text:p>
          </table:table-cell>
          <table:table-cell office:value-type="string" table:style-name="ce10">
            <text:p>No. 84, Wenzinei, Jial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竹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ciao Police Station</text:p>
          </table:table-cell>
          <table:table-cell office:value-type="float" office:value="724" table:style-name="ce11">
            <text:p>724</text:p>
          </table:table-cell>
          <table:table-cell office:value-type="string" table:style-name="ce10">
            <text:p>臺南市七股區竹橋里11鄰125號</text:p>
          </table:table-cell>
          <table:table-cell office:value-type="string" table:style-name="ce10">
            <text:p>06 7891002</text:p>
          </table:table-cell>
          <table:table-cell office:value-type="float" office:value="163925.62839999999" table:style-name="ce11">
            <text:p>163925.6284</text:p>
          </table:table-cell>
          <table:table-cell office:value-type="float" office:value="2555764.9580000001" table:style-name="ce11">
            <text:p>2555764.958</text:p>
          </table:table-cell>
          <table:table-cell office:value-type="string" table:style-name="ce10">
            <text:p>No. 125, Zhugang, Cig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三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gu Police Station</text:p>
          </table:table-cell>
          <table:table-cell office:value-type="float" office:value="724" table:style-name="ce11">
            <text:p>724</text:p>
          </table:table-cell>
          <table:table-cell office:value-type="string" table:style-name="ce10">
            <text:p>臺南市七股區三股里7鄰72號</text:p>
          </table:table-cell>
          <table:table-cell office:value-type="string" table:style-name="ce10">
            <text:p>06 7881404</text:p>
          </table:table-cell>
          <table:table-cell office:value-type="float" office:value="159848.3688" table:style-name="ce11">
            <text:p>159848.3688</text:p>
          </table:table-cell>
          <table:table-cell office:value-type="float" office:value="2555843.2570000002" table:style-name="ce11">
            <text:p>2555843.257</text:p>
          </table:table-cell>
          <table:table-cell office:value-type="string" table:style-name="ce10">
            <text:p>No. 72, Sangu, Cig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中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yan Police Station</text:p>
          </table:table-cell>
          <table:table-cell office:value-type="float" office:value="724" table:style-name="ce11">
            <text:p>724</text:p>
          </table:table-cell>
          <table:table-cell office:value-type="string" table:style-name="ce10">
            <text:p>臺南市七股區中寮里23之65號</text:p>
          </table:table-cell>
          <table:table-cell office:value-type="string" table:style-name="ce10">
            <text:p>06 7800213</text:p>
          </table:table-cell>
          <table:table-cell office:value-type="float" office:value="158548.6269" table:style-name="ce11">
            <text:p>158548.6269</text:p>
          </table:table-cell>
          <table:table-cell office:value-type="float" office:value="2561530.6469999999" table:style-name="ce11">
            <text:p>2561530.647</text:p>
          </table:table-cell>
          <table:table-cell office:value-type="string" table:style-name="ce10">
            <text:p>No. 23-65, Zhongliao, Cig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延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Police Station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頂廍118號</text:p>
          </table:table-cell>
          <table:table-cell office:value-type="string" table:style-name="ce10">
            <text:p>06 7223094</text:p>
          </table:table-cell>
          <table:table-cell office:value-type="float" office:value="162906.28" table:style-name="ce11">
            <text:p>162906.28</text:p>
          </table:table-cell>
          <table:table-cell office:value-type="float" office:value="2563709.81" table:style-name="ce11">
            <text:p>2563709.81</text:p>
          </table:table-cell>
          <table:table-cell office:value-type="string" table:style-name="ce10">
            <text:p>No. 118, Dingbu, Jial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佳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sing Police Station</text:p>
          </table:table-cell>
          <table:table-cell office:value-type="float" office:value="722" table:style-name="ce11">
            <text:p>722</text:p>
          </table:table-cell>
          <table:table-cell office:value-type="string" table:style-name="ce10">
            <text:p>臺南市佳里區興化里6鄰441號</text:p>
          </table:table-cell>
          <table:table-cell office:value-type="string" table:style-name="ce10">
            <text:p>06 7261404</text:p>
          </table:table-cell>
          <table:table-cell office:value-type="float" office:value="166895.58470000001" table:style-name="ce11">
            <text:p>166895.5847</text:p>
          </table:table-cell>
          <table:table-cell office:value-type="float" office:value="2565575.64" table:style-name="ce11">
            <text:p>2565575.64</text:p>
          </table:table-cell>
          <table:table-cell office:value-type="string" table:style-name="ce10">
            <text:p>No. 441, Jialixing, Jial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後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gang Police Station</text:p>
          </table:table-cell>
          <table:table-cell office:value-type="float" office:value="724" table:style-name="ce11">
            <text:p>724</text:p>
          </table:table-cell>
          <table:table-cell office:value-type="string" table:style-name="ce10">
            <text:p>臺南市七股區大潭里2鄰28號</text:p>
          </table:table-cell>
          <table:table-cell office:value-type="string" table:style-name="ce10">
            <text:p>06 7941924</text:p>
          </table:table-cell>
          <table:table-cell office:value-type="float" office:value="161216.29519999999" table:style-name="ce11">
            <text:p>161216.2952</text:p>
          </table:table-cell>
          <table:table-cell office:value-type="float" office:value="2565373.0109999999" table:style-name="ce11">
            <text:p>2565373.011</text:p>
          </table:table-cell>
          <table:table-cell office:value-type="string" table:style-name="ce10">
            <text:p>No. 28, Taitan, Cig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麻豆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Madou Police Precinct</text:p>
          </table:table-cell>
          <table:table-cell office:value-type="float" office:value="721" table:style-name="ce11">
            <text:p>721</text:p>
          </table:table-cell>
          <table:table-cell office:value-type="string" table:style-name="ce10">
            <text:p>臺南市麻豆區興國路6號</text:p>
          </table:table-cell>
          <table:table-cell office:value-type="string" table:style-name="ce10">
            <text:p>06 5722031</text:p>
          </table:table-cell>
          <table:table-cell office:value-type="float" office:value="172976.89" table:style-name="ce11">
            <text:p>172976.89</text:p>
          </table:table-cell>
          <table:table-cell office:value-type="float" office:value="2564719.19" table:style-name="ce11">
            <text:p>2564719.19</text:p>
          </table:table-cell>
          <table:table-cell office:value-type="string" table:style-name="ce10">
            <text:p>No. 6, Xingguo Rd., Mado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麻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dou Police Station</text:p>
          </table:table-cell>
          <table:table-cell office:value-type="float" office:value="721" table:style-name="ce11">
            <text:p>721</text:p>
          </table:table-cell>
          <table:table-cell office:value-type="string" table:style-name="ce10">
            <text:p>臺南市麻豆區興國路6號</text:p>
          </table:table-cell>
          <table:table-cell office:value-type="string" table:style-name="ce10">
            <text:p>06 5722104</text:p>
          </table:table-cell>
          <table:table-cell office:value-type="float" office:value="172976.89" table:style-name="ce11">
            <text:p>172976.89</text:p>
          </table:table-cell>
          <table:table-cell office:value-type="float" office:value="2564719.19" table:style-name="ce11">
            <text:p>2564719.19</text:p>
          </table:table-cell>
          <table:table-cell office:value-type="string" table:style-name="ce10">
            <text:p>No. 6, Xingguo Rd., Mado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下營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aying Police Station</text:p>
          </table:table-cell>
          <table:table-cell office:value-type="float" office:value="735" table:style-name="ce11">
            <text:p>735</text:p>
          </table:table-cell>
          <table:table-cell office:value-type="string" table:style-name="ce10">
            <text:p>臺南市下營區中山路1段226號</text:p>
          </table:table-cell>
          <table:table-cell office:value-type="string" table:style-name="ce10">
            <text:p>06 6892032</text:p>
          </table:table-cell>
          <table:table-cell office:value-type="float" office:value="174877.3469" table:style-name="ce11">
            <text:p>174877.3469</text:p>
          </table:table-cell>
          <table:table-cell office:value-type="float" office:value="2570594.173" table:style-name="ce11">
            <text:p>2570594.173</text:p>
          </table:table-cell>
          <table:table-cell office:value-type="string" table:style-name="ce10">
            <text:p>No. 226, Sec. 1, Zhongshan Rd., Xia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官田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antian Police Station</text:p>
          </table:table-cell>
          <table:table-cell office:value-type="float" office:value="720" table:style-name="ce11">
            <text:p>720</text:p>
          </table:table-cell>
          <table:table-cell office:value-type="string" table:style-name="ce10">
            <text:p>臺南市官田區中山路1段131號</text:p>
          </table:table-cell>
          <table:table-cell office:value-type="string" table:style-name="ce10">
            <text:p>06 5791800</text:p>
          </table:table-cell>
          <table:table-cell office:value-type="float" office:value="179726.01490000001" table:style-name="ce11">
            <text:p>179726.0149</text:p>
          </table:table-cell>
          <table:table-cell office:value-type="float" office:value="2565792.1540000001" table:style-name="ce11">
            <text:p>2565792.154</text:p>
          </table:table-cell>
          <table:table-cell office:value-type="string" table:style-name="ce10">
            <text:p>No. 131, Sec. 1, Zhongshan Rd., Guanti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茅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ugang Police Station</text:p>
          </table:table-cell>
          <table:table-cell office:value-type="float" office:value="735" table:style-name="ce11">
            <text:p>735</text:p>
          </table:table-cell>
          <table:table-cell office:value-type="string" table:style-name="ce10">
            <text:p>臺南市下營區茅港里茅港尾298號</text:p>
          </table:table-cell>
          <table:table-cell office:value-type="string" table:style-name="ce10">
            <text:p>06 6892454</text:p>
          </table:table-cell>
          <table:table-cell office:value-type="float" office:value="176492.31469999999" table:style-name="ce11">
            <text:p>176492.3147</text:p>
          </table:table-cell>
          <table:table-cell office:value-type="float" office:value="2568465.665" table:style-name="ce11">
            <text:p>2568465.665</text:p>
          </table:table-cell>
          <table:table-cell office:value-type="string" table:style-name="ce10">
            <text:p>No. 298, Maogangwei, Xiay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鳳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lin Police Station</text:p>
          </table:table-cell>
          <table:table-cell office:value-type="float" office:value="734" table:style-name="ce11">
            <text:p>734</text:p>
          </table:table-cell>
          <table:table-cell office:value-type="string" table:style-name="ce10">
            <text:p>臺南市六甲區中社里林鳳營154號</text:p>
          </table:table-cell>
          <table:table-cell office:value-type="string" table:style-name="ce10">
            <text:p>06 6982390</text:p>
          </table:table-cell>
          <table:table-cell office:value-type="float" office:value="180421.62239999999" table:style-name="ce11">
            <text:p>180421.6224</text:p>
          </table:table-cell>
          <table:table-cell office:value-type="float" office:value="2571235.997" table:style-name="ce11">
            <text:p>2571235.997</text:p>
          </table:table-cell>
          <table:table-cell office:value-type="string" table:style-name="ce10">
            <text:p>No. 154, Linfengying, Liouji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總爺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zungya Police Station</text:p>
          </table:table-cell>
          <table:table-cell office:value-type="float" office:value="721" table:style-name="ce11">
            <text:p>721</text:p>
          </table:table-cell>
          <table:table-cell office:value-type="string" table:style-name="ce10">
            <text:p>臺南市麻豆區南勢里南勢93號</text:p>
          </table:table-cell>
          <table:table-cell office:value-type="string" table:style-name="ce10">
            <text:p>06 5724310</text:p>
          </table:table-cell>
          <table:table-cell office:value-type="float" office:value="174965.13190000001" table:style-name="ce11">
            <text:p>174965.1319</text:p>
          </table:table-cell>
          <table:table-cell office:value-type="float" office:value="2564846.977" table:style-name="ce11">
            <text:p>2564846.977</text:p>
          </table:table-cell>
          <table:table-cell office:value-type="string" table:style-name="ce10">
            <text:p>No. 93, Nanshi, Mado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ya Police Station</text:p>
          </table:table-cell>
          <table:table-cell office:value-type="float" office:value="721" table:style-name="ce11">
            <text:p>721</text:p>
          </table:table-cell>
          <table:table-cell office:value-type="string" table:style-name="ce10">
            <text:p>臺南市麻豆區安業里安業112號</text:p>
          </table:table-cell>
          <table:table-cell office:value-type="string" table:style-name="ce10">
            <text:p>06 5722804</text:p>
          </table:table-cell>
          <table:table-cell office:value-type="float" office:value="172825.2703" table:style-name="ce11">
            <text:p>172825.2703</text:p>
          </table:table-cell>
          <table:table-cell office:value-type="float" office:value="2562127.9980000001" table:style-name="ce11">
            <text:p>2562127.998</text:p>
          </table:table-cell>
          <table:table-cell office:value-type="string" table:style-name="ce10">
            <text:p>No. 112, Anye, Mado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埤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tou Police Station</text:p>
          </table:table-cell>
          <table:table-cell office:value-type="float" office:value="721" table:style-name="ce11">
            <text:p>721</text:p>
          </table:table-cell>
          <table:table-cell office:value-type="string" table:style-name="ce10">
            <text:p>臺南市麻豆區小埤里埤頭5號</text:p>
          </table:table-cell>
          <table:table-cell office:value-type="string" table:style-name="ce10">
            <text:p>06 5701654</text:p>
          </table:table-cell>
          <table:table-cell office:value-type="float" office:value="170938.01079999999" table:style-name="ce11">
            <text:p>170938.0108</text:p>
          </table:table-cell>
          <table:table-cell office:value-type="float" office:value="2565704.2560000001" table:style-name="ce11">
            <text:p>2565704.256</text:p>
          </table:table-cell>
          <table:table-cell office:value-type="string" table:style-name="ce10">
            <text:p>No. 5, Pitou, Madou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拔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lin Police Station</text:p>
          </table:table-cell>
          <table:table-cell office:value-type="float" office:value="720" table:style-name="ce11">
            <text:p>720</text:p>
          </table:table-cell>
          <table:table-cell office:value-type="string" table:style-name="ce10">
            <text:p>臺南市官田區拔林里拔子林74號</text:p>
          </table:table-cell>
          <table:table-cell office:value-type="string" table:style-name="ce10">
            <text:p>06 6901362</text:p>
          </table:table-cell>
          <table:table-cell office:value-type="float" office:value="180759.62100000001" table:style-name="ce11">
            <text:p>180759.621</text:p>
          </table:table-cell>
          <table:table-cell office:value-type="float" office:value="2563475.9380000001" table:style-name="ce11">
            <text:p>2563475.938</text:p>
          </table:table-cell>
          <table:table-cell office:value-type="string" table:style-name="ce10">
            <text:p>No. 74, Bazilin, Guanti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六甲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oujia Police Station</text:p>
          </table:table-cell>
          <table:table-cell office:value-type="float" office:value="734" table:style-name="ce11">
            <text:p>734</text:p>
          </table:table-cell>
          <table:table-cell office:value-type="string" table:style-name="ce10">
            <text:p>臺南市六甲區中山路210號</text:p>
          </table:table-cell>
          <table:table-cell office:value-type="string" table:style-name="ce10">
            <text:p>06 6982139</text:p>
          </table:table-cell>
          <table:table-cell office:value-type="float" office:value="183174.00959999999" table:style-name="ce11">
            <text:p>183174.0096</text:p>
          </table:table-cell>
          <table:table-cell office:value-type="float" office:value="2570118.804" table:style-name="ce11">
            <text:p>2570118.804</text:p>
          </table:table-cell>
          <table:table-cell office:value-type="string" table:style-name="ce10">
            <text:p>No. 210, Zhongshan Rd., Liouji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湖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ushan Police Station</text:p>
          </table:table-cell>
          <table:table-cell office:value-type="float" office:value="720" table:style-name="ce11">
            <text:p>720</text:p>
          </table:table-cell>
          <table:table-cell office:value-type="string" table:style-name="ce10">
            <text:p>臺南市官田區嘉南里嘉南41號</text:p>
          </table:table-cell>
          <table:table-cell office:value-type="string" table:style-name="ce10">
            <text:p>06 6982533</text:p>
          </table:table-cell>
          <table:table-cell office:value-type="float" office:value="184883.8572" table:style-name="ce11">
            <text:p>184883.8572</text:p>
          </table:table-cell>
          <table:table-cell office:value-type="float" office:value="2568103.0299999998" table:style-name="ce11">
            <text:p>2568103.03</text:p>
          </table:table-cell>
          <table:table-cell office:value-type="string" table:style-name="ce10">
            <text:p>No. 41, Jianan, Guanti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chiou Police Station</text:p>
          </table:table-cell>
          <table:table-cell office:value-type="float" office:value="734" table:style-name="ce11">
            <text:p>734</text:p>
          </table:table-cell>
          <table:table-cell office:value-type="string" table:style-name="ce10">
            <text:p>臺南市六甲區大丘里大丘園5號</text:p>
          </table:table-cell>
          <table:table-cell office:value-type="string" table:style-name="ce10">
            <text:p>06 6981835</text:p>
          </table:table-cell>
          <table:table-cell office:value-type="float" office:value="192364.44899999999" table:style-name="ce11">
            <text:p>192364.449</text:p>
          </table:table-cell>
          <table:table-cell office:value-type="float" office:value="2568685.7009999999" table:style-name="ce11">
            <text:p>2568685.701</text:p>
          </table:table-cell>
          <table:table-cell office:value-type="string" table:style-name="ce10">
            <text:p>No. 5, Daqiuyuan, Liouji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官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jen Police Station</text:p>
          </table:table-cell>
          <table:table-cell office:value-type="float" office:value="720" table:style-name="ce11">
            <text:p>720</text:p>
          </table:table-cell>
          <table:table-cell office:value-type="string" table:style-name="ce10">
            <text:p>臺南市官田區官田里官田383號</text:p>
          </table:table-cell>
          <table:table-cell office:value-type="string" table:style-name="ce10">
            <text:p>06 6901160</text:p>
          </table:table-cell>
          <table:table-cell office:value-type="float" office:value="182381.53" table:style-name="ce11">
            <text:p>182381.53</text:p>
          </table:table-cell>
          <table:table-cell office:value-type="float" office:value="2565242.91" table:style-name="ce11">
            <text:p>2565242.91</text:p>
          </table:table-cell>
          <table:table-cell office:value-type="string" table:style-name="ce10">
            <text:p>No. 383, Guantian, Guantia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善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hanhua Police Precinct</text:p>
          </table:table-cell>
          <table:table-cell office:value-type="float" office:value="741" table:style-name="ce11">
            <text:p>741</text:p>
          </table:table-cell>
          <table:table-cell office:value-type="string" table:style-name="ce10">
            <text:p>臺南市善化區興農路461號</text:p>
          </table:table-cell>
          <table:table-cell office:value-type="string" table:style-name="ce10">
            <text:p>06 5817434</text:p>
          </table:table-cell>
          <table:table-cell office:value-type="float" office:value="175078.2323" table:style-name="ce11">
            <text:p>175078.2323</text:p>
          </table:table-cell>
          <table:table-cell office:value-type="float" office:value="2558845.9040000001" table:style-name="ce11">
            <text:p>2558845.904</text:p>
          </table:table-cell>
          <table:table-cell office:value-type="string" table:style-name="ce10">
            <text:p>No. 461, Xinghua Rd., Sh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內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nei Police Station</text:p>
          </table:table-cell>
          <table:table-cell office:value-type="float" office:value="742" table:style-name="ce11">
            <text:p>742</text:p>
          </table:table-cell>
          <table:table-cell office:value-type="string" table:style-name="ce10">
            <text:p>臺南市大內區石城里石仔瀨74號</text:p>
          </table:table-cell>
          <table:table-cell office:value-type="string" table:style-name="ce10">
            <text:p>06 5761039</text:p>
          </table:table-cell>
          <table:table-cell office:value-type="float" office:value="184252.8751" table:style-name="ce11">
            <text:p>184252.8751</text:p>
          </table:table-cell>
          <table:table-cell office:value-type="float" office:value="2557814.1889999998" table:style-name="ce11">
            <text:p>2557814.189</text:p>
          </table:table-cell>
          <table:table-cell office:value-type="string" table:style-name="ce10">
            <text:p>No. 74, Shizilai, Dan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二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xi Police Station</text:p>
          </table:table-cell>
          <table:table-cell office:value-type="float" office:value="742" table:style-name="ce11">
            <text:p>742</text:p>
          </table:table-cell>
          <table:table-cell office:value-type="string" table:style-name="ce10">
            <text:p>臺南市大內區石城里石仔瀨74號</text:p>
          </table:table-cell>
          <table:table-cell office:value-type="string" table:style-name="ce10">
            <text:p>06 5761039</text:p>
          </table:table-cell>
          <table:table-cell office:value-type="float" office:value="184252.8751" table:style-name="ce11">
            <text:p>184252.8751</text:p>
          </table:table-cell>
          <table:table-cell office:value-type="float" office:value="2557814.1889999998" table:style-name="ce11">
            <text:p>2557814.189</text:p>
          </table:table-cell>
          <table:table-cell office:value-type="string" table:style-name="ce10">
            <text:p>No. 74, Shizilai, Dan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安定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Anding Police Station</text:p>
          </table:table-cell>
          <table:table-cell office:value-type="float" office:value="745" table:style-name="ce11">
            <text:p>745</text:p>
          </table:table-cell>
          <table:table-cell office:value-type="string" table:style-name="ce10">
            <text:p>臺南市安定區保西里安定443號</text:p>
          </table:table-cell>
          <table:table-cell office:value-type="string" table:style-name="ce10">
            <text:p>06 5922277</text:p>
          </table:table-cell>
          <table:table-cell office:value-type="float" office:value="171761.95629999999" table:style-name="ce11">
            <text:p>171761.9563</text:p>
          </table:table-cell>
          <table:table-cell office:value-type="float" office:value="2557906.3289999999" table:style-name="ce11">
            <text:p>2557906.329</text:p>
          </table:table-cell>
          <table:table-cell office:value-type="string" table:style-name="ce10">
            <text:p>No. 43, Anding, And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善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hua Police Station</text:p>
          </table:table-cell>
          <table:table-cell office:value-type="float" office:value="741" table:style-name="ce11">
            <text:p>741</text:p>
          </table:table-cell>
          <table:table-cell office:value-type="string" table:style-name="ce10">
            <text:p>臺南市善化區中山路353之1號</text:p>
          </table:table-cell>
          <table:table-cell office:value-type="string" table:style-name="ce10">
            <text:p>06 5817007</text:p>
          </table:table-cell>
          <table:table-cell office:value-type="float" office:value="177587.27420000001" table:style-name="ce11">
            <text:p>177587.2742</text:p>
          </table:table-cell>
          <table:table-cell office:value-type="float" office:value="2559046.0630000001" table:style-name="ce11">
            <text:p>2559046.063</text:p>
          </table:table-cell>
          <table:table-cell office:value-type="string" table:style-name="ce10">
            <text:p>No. 353-1, Zhongshan Rd., Sh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茄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ba Police Station</text:p>
          </table:table-cell>
          <table:table-cell office:value-type="float" office:value="741" table:style-name="ce11">
            <text:p>741</text:p>
          </table:table-cell>
          <table:table-cell office:value-type="string" table:style-name="ce10">
            <text:p>臺南市善化區嘉南里茄拔350號</text:p>
          </table:table-cell>
          <table:table-cell office:value-type="string" table:style-name="ce10">
            <text:p>06 5837379</text:p>
          </table:table-cell>
          <table:table-cell office:value-type="float" office:value="180589.7824" table:style-name="ce11">
            <text:p>180589.7824</text:p>
          </table:table-cell>
          <table:table-cell office:value-type="float" office:value="2559605.3229999999" table:style-name="ce11">
            <text:p>2559605.323</text:p>
          </table:table-cell>
          <table:table-cell office:value-type="string" table:style-name="ce10">
            <text:p>No. 350, Jiaba, Sh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東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chang Police Station</text:p>
          </table:table-cell>
          <table:table-cell office:value-type="float" office:value="741" table:style-name="ce11">
            <text:p>741</text:p>
          </table:table-cell>
          <table:table-cell office:value-type="string" table:style-name="ce10">
            <text:p>臺南市善化區嘉南里茄拔350號</text:p>
          </table:table-cell>
          <table:table-cell office:value-type="string" table:style-name="ce10">
            <text:p>06 5837379</text:p>
          </table:table-cell>
          <table:table-cell office:value-type="float" office:value="180589.7824" table:style-name="ce11">
            <text:p>180589.7824</text:p>
          </table:table-cell>
          <table:table-cell office:value-type="float" office:value="2559605.3229999999" table:style-name="ce11">
            <text:p>2559605.323</text:p>
          </table:table-cell>
          <table:table-cell office:value-type="string" table:style-name="ce10">
            <text:p>No. 350, Jiaba, Sh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溪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mei Police Station</text:p>
          </table:table-cell>
          <table:table-cell office:value-type="float" office:value="741" table:style-name="ce11">
            <text:p>741</text:p>
          </table:table-cell>
          <table:table-cell office:value-type="string" table:style-name="ce10">
            <text:p>臺南市善化區溪美里溪尾115號</text:p>
          </table:table-cell>
          <table:table-cell office:value-type="string" table:style-name="ce10">
            <text:p>06 5817981</text:p>
          </table:table-cell>
          <table:table-cell office:value-type="float" office:value="176981.96830000001" table:style-name="ce11">
            <text:p>176981.9683</text:p>
          </table:table-cell>
          <table:table-cell office:value-type="float" office:value="2561530.8739999998" table:style-name="ce11">
            <text:p>2561530.874</text:p>
          </table:table-cell>
          <table:table-cell office:value-type="string" table:style-name="ce10">
            <text:p>No. 115, Xiwei, Sh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蘇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ucuo Police Station</text:p>
          </table:table-cell>
          <table:table-cell office:value-type="float" office:value="745" table:style-name="ce11">
            <text:p>745</text:p>
          </table:table-cell>
          <table:table-cell office:value-type="string" table:style-name="ce10">
            <text:p>臺南市安定區蘇林里蘇厝70號</text:p>
          </table:table-cell>
          <table:table-cell office:value-type="string" table:style-name="ce10">
            <text:p>06 5921514</text:p>
          </table:table-cell>
          <table:table-cell office:value-type="float" office:value="173698.14660000001" table:style-name="ce11">
            <text:p>173698.1466</text:p>
          </table:table-cell>
          <table:table-cell office:value-type="float" office:value="2558629.2259999998" table:style-name="ce11">
            <text:p>2558629.226</text:p>
          </table:table-cell>
          <table:table-cell office:value-type="string" table:style-name="ce10">
            <text:p>No. 70, Sucuo, And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港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kou Police Station</text:p>
          </table:table-cell>
          <table:table-cell office:value-type="float" office:value="745" table:style-name="ce11">
            <text:p>745</text:p>
          </table:table-cell>
          <table:table-cell office:value-type="string" table:style-name="ce10">
            <text:p>臺南市安定區港南里港口1之13號</text:p>
          </table:table-cell>
          <table:table-cell office:value-type="string" table:style-name="ce10">
            <text:p>06 5932235</text:p>
          </table:table-cell>
          <table:table-cell office:value-type="float" office:value="170980.54" table:style-name="ce11">
            <text:p>170980.54</text:p>
          </table:table-cell>
          <table:table-cell office:value-type="float" office:value="2554220.2990000001" table:style-name="ce11">
            <text:p>2554220.299</text:p>
          </table:table-cell>
          <table:table-cell office:value-type="string" table:style-name="ce10">
            <text:p>No. 1-13, Gangkou, And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海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liao Police Station</text:p>
          </table:table-cell>
          <table:table-cell office:value-type="float" office:value="745" table:style-name="ce11">
            <text:p>745</text:p>
          </table:table-cell>
          <table:table-cell office:value-type="string" table:style-name="ce10">
            <text:p>臺南市安定區海寮里海寮126號</text:p>
          </table:table-cell>
          <table:table-cell office:value-type="string" table:style-name="ce10">
            <text:p>06 5931251</text:p>
          </table:table-cell>
          <table:table-cell office:value-type="float" office:value="169040.9209" table:style-name="ce11">
            <text:p>169040.9209</text:p>
          </table:table-cell>
          <table:table-cell office:value-type="float" office:value="2555226.5159999998" table:style-name="ce11">
            <text:p>2555226.516</text:p>
          </table:table-cell>
          <table:table-cell office:value-type="string" table:style-name="ce10">
            <text:p>No. 162, Hailiao, And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頭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ushe Police Station</text:p>
          </table:table-cell>
          <table:table-cell office:value-type="float" office:value="742" table:style-name="ce11">
            <text:p>742</text:p>
          </table:table-cell>
          <table:table-cell office:value-type="string" table:style-name="ce10">
            <text:p>臺南市大內區二溪里150號</text:p>
          </table:table-cell>
          <table:table-cell office:value-type="string" table:style-name="ce10">
            <text:p>06 5761564</text:p>
          </table:table-cell>
          <table:table-cell office:value-type="float" office:value="187703.34" table:style-name="ce11">
            <text:p>187703.34</text:p>
          </table:table-cell>
          <table:table-cell office:value-type="float" office:value="2557990.31" table:style-name="ce11">
            <text:p>2557990.31</text:p>
          </table:table-cell>
          <table:table-cell office:value-type="string" table:style-name="ce10">
            <text:p>No. 60, Toushe, Dane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潭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nding Police Station</text:p>
          </table:table-cell>
          <table:table-cell office:value-type="float" office:value="744" table:style-name="ce11">
            <text:p>744</text:p>
          </table:table-cell>
          <table:table-cell office:value-type="string" table:style-name="ce10">
            <text:p>臺南市新市區潭頂里398號</text:p>
          </table:table-cell>
          <table:table-cell office:value-type="string" table:style-name="ce10">
            <text:p>06 5991934</text:p>
          </table:table-cell>
          <table:table-cell office:value-type="float" office:value="180516.0987" table:style-name="ce11">
            <text:p>180516.0987</text:p>
          </table:table-cell>
          <table:table-cell office:value-type="float" office:value="2552972.4759999998" table:style-name="ce11">
            <text:p>2552972.476</text:p>
          </table:table-cell>
          <table:table-cell office:value-type="string" table:style-name="ce10">
            <text:p>No. 398, Tanding, Sinshi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新市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nshih Police Station</text:p>
          </table:table-cell>
          <table:table-cell office:value-type="float" office:value="744" table:style-name="ce11">
            <text:p>744</text:p>
          </table:table-cell>
          <table:table-cell office:value-type="string" table:style-name="ce10">
            <text:p>臺南市新市區新市里復興路2號</text:p>
          </table:table-cell>
          <table:table-cell office:value-type="string" table:style-name="ce10">
            <text:p>06 5993019</text:p>
          </table:table-cell>
          <table:table-cell office:value-type="float" office:value="177844.95389999999" table:style-name="ce11">
            <text:p>177844.9539</text:p>
          </table:table-cell>
          <table:table-cell office:value-type="float" office:value="2553276.2710000002" table:style-name="ce11">
            <text:p>2553276.271</text:p>
          </table:table-cell>
          <table:table-cell office:value-type="string" table:style-name="ce10">
            <text:p>No. 2, Fuxing Rd., Sinshih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玉井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ujing Police Precinct</text:p>
          </table:table-cell>
          <table:table-cell office:value-type="float" office:value="714" table:style-name="ce11">
            <text:p>714</text:p>
          </table:table-cell>
          <table:table-cell office:value-type="string" table:style-name="ce10">
            <text:p>臺南市玉井區玉田里中山路2號</text:p>
          </table:table-cell>
          <table:table-cell office:value-type="string" table:style-name="ce10">
            <text:p>06 5742007</text:p>
          </table:table-cell>
          <table:table-cell office:value-type="float" office:value="194568.83100000001" table:style-name="ce11">
            <text:p>194568.831</text:p>
          </table:table-cell>
          <table:table-cell office:value-type="float" office:value="2557610.1" table:style-name="ce11">
            <text:p>2557610.1</text:p>
          </table:table-cell>
          <table:table-cell office:value-type="string" table:style-name="ce10">
            <text:p>No. 2, Zhongshan Rd., Yuj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玉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jing Police Station</text:p>
          </table:table-cell>
          <table:table-cell office:value-type="float" office:value="714" table:style-name="ce11">
            <text:p>714</text:p>
          </table:table-cell>
          <table:table-cell office:value-type="string" table:style-name="ce10">
            <text:p>臺南市玉井區玉田里中山路2號</text:p>
          </table:table-cell>
          <table:table-cell office:value-type="string" table:style-name="ce10">
            <text:p>06 5742479</text:p>
          </table:table-cell>
          <table:table-cell office:value-type="float" office:value="194568.83100000001" table:style-name="ce11">
            <text:p>194568.831</text:p>
          </table:table-cell>
          <table:table-cell office:value-type="float" office:value="2557610.1" table:style-name="ce11">
            <text:p>2557610.1</text:p>
          </table:table-cell>
          <table:table-cell office:value-type="string" table:style-name="ce10">
            <text:p>No. 2, Zhongshan Rd., Yuj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望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gming Police Station</text:p>
          </table:table-cell>
          <table:table-cell office:value-type="float" office:value="714" table:style-name="ce11">
            <text:p>714</text:p>
          </table:table-cell>
          <table:table-cell office:value-type="string" table:style-name="ce10">
            <text:p>臺南市玉井區玉田里中山路2號</text:p>
          </table:table-cell>
          <table:table-cell office:value-type="string" table:style-name="ce10">
            <text:p>06 5742445</text:p>
          </table:table-cell>
          <table:table-cell office:value-type="float" office:value="194568.83100000001" table:style-name="ce11">
            <text:p>194568.831</text:p>
          </table:table-cell>
          <table:table-cell office:value-type="float" office:value="2557610.1" table:style-name="ce11">
            <text:p>2557610.1</text:p>
          </table:table-cell>
          <table:table-cell office:value-type="string" table:style-name="ce10">
            <text:p>No. 2, Zhongshan Rd., Yuji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楠西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nsi Police Station</text:p>
          </table:table-cell>
          <table:table-cell office:value-type="float" office:value="715" table:style-name="ce11">
            <text:p>715</text:p>
          </table:table-cell>
          <table:table-cell office:value-type="string" table:style-name="ce10">
            <text:p>臺南市楠西區中正路224號</text:p>
          </table:table-cell>
          <table:table-cell office:value-type="string" table:style-name="ce10">
            <text:p>06 5751252</text:p>
          </table:table-cell>
          <table:table-cell office:value-type="float" office:value="197374.12760000001" table:style-name="ce11">
            <text:p>197374.1276</text:p>
          </table:table-cell>
          <table:table-cell office:value-type="float" office:value="2563715.3160000001" table:style-name="ce11">
            <text:p>2563715.316</text:p>
          </table:table-cell>
          <table:table-cell office:value-type="string" table:style-name="ce10">
            <text:p>No. 224, Zhongzheng Rd., Nans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鹿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tian Police Station</text:p>
          </table:table-cell>
          <table:table-cell office:value-type="float" office:value="715" table:style-name="ce11">
            <text:p>715</text:p>
          </table:table-cell>
          <table:table-cell office:value-type="string" table:style-name="ce10">
            <text:p>臺南市楠西區中正路224號</text:p>
          </table:table-cell>
          <table:table-cell office:value-type="string" table:style-name="ce10">
            <text:p>06 5751183</text:p>
          </table:table-cell>
          <table:table-cell office:value-type="float" office:value="197374.12760000001" table:style-name="ce11">
            <text:p>197374.1276</text:p>
          </table:table-cell>
          <table:table-cell office:value-type="float" office:value="2563715.3160000001" table:style-name="ce11">
            <text:p>2563715.316</text:p>
          </table:table-cell>
          <table:table-cell office:value-type="string" table:style-name="ce10">
            <text:p>No. 224, Zhongzheng Rd., Nans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南化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nhua Police Station</text:p>
          </table:table-cell>
          <table:table-cell office:value-type="float" office:value="716" table:style-name="ce11">
            <text:p>716</text:p>
          </table:table-cell>
          <table:table-cell office:value-type="string" table:style-name="ce10">
            <text:p>臺南市南化區南化里170號</text:p>
          </table:table-cell>
          <table:table-cell office:value-type="string" table:style-name="ce10">
            <text:p>06 5771179</text:p>
          </table:table-cell>
          <table:table-cell office:value-type="float" office:value="196426.46549999999" table:style-name="ce11">
            <text:p>196426.4655</text:p>
          </table:table-cell>
          <table:table-cell office:value-type="float" office:value="2549050.3319999999" table:style-name="ce11">
            <text:p>2549050.332</text:p>
          </table:table-cell>
          <table:table-cell office:value-type="string" table:style-name="ce10">
            <text:p>No. 170, Nanhua, N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玉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shan Police Station</text:p>
          </table:table-cell>
          <table:table-cell office:value-type="float" office:value="716" table:style-name="ce11">
            <text:p>716</text:p>
          </table:table-cell>
          <table:table-cell office:value-type="string" table:style-name="ce10">
            <text:p>臺南市南化區玉山里54號</text:p>
          </table:table-cell>
          <table:table-cell office:value-type="string" table:style-name="ce10">
            <text:p>06 5772058</text:p>
          </table:table-cell>
          <table:table-cell office:value-type="float" office:value="200795.9253" table:style-name="ce11">
            <text:p>200795.9253</text:p>
          </table:table-cell>
          <table:table-cell office:value-type="float" office:value="2552666.5120000001" table:style-name="ce11">
            <text:p>2552666.512</text:p>
          </table:table-cell>
          <table:table-cell office:value-type="string" table:style-name="ce10">
            <text:p>No. 54, Yushan, N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北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liao Police Station</text:p>
          </table:table-cell>
          <table:table-cell office:value-type="float" office:value="716" table:style-name="ce11">
            <text:p>716</text:p>
          </table:table-cell>
          <table:table-cell office:value-type="string" table:style-name="ce10">
            <text:p>臺南市南化區玉山里54號</text:p>
          </table:table-cell>
          <table:table-cell office:value-type="string" table:style-name="ce10">
            <text:p>06 5772057</text:p>
          </table:table-cell>
          <table:table-cell office:value-type="float" office:value="200795.9253" table:style-name="ce11">
            <text:p>200795.9253</text:p>
          </table:table-cell>
          <table:table-cell office:value-type="float" office:value="2552666.5120000001" table:style-name="ce11">
            <text:p>2552666.512</text:p>
          </table:table-cell>
          <table:table-cell office:value-type="string" table:style-name="ce10">
            <text:p>No. 54, Yushan, Na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新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inhua Police Precinct</text:p>
          </table:table-cell>
          <table:table-cell office:value-type="float" office:value="712" table:style-name="ce11">
            <text:p>712</text:p>
          </table:table-cell>
          <table:table-cell office:value-type="string" table:style-name="ce10">
            <text:p>臺南市新化區中山路91號</text:p>
          </table:table-cell>
          <table:table-cell office:value-type="string" table:style-name="ce10">
            <text:p>06-5902003</text:p>
          </table:table-cell>
          <table:table-cell office:value-type="float" office:value="179858.90299999999" table:style-name="ce11">
            <text:p>179858.903</text:p>
          </table:table-cell>
          <table:table-cell office:value-type="float" office:value="2549323.4309999999" table:style-name="ce11">
            <text:p>2549323.431</text:p>
          </table:table-cell>
          <table:table-cell office:value-type="string" table:style-name="ce10">
            <text:p>No. 91, Zhongshan Rd., Si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新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hua Police Station</text:p>
          </table:table-cell>
          <table:table-cell office:value-type="float" office:value="712" table:style-name="ce11">
            <text:p>712</text:p>
          </table:table-cell>
          <table:table-cell office:value-type="string" table:style-name="ce10">
            <text:p>臺南市新化區中山路91號</text:p>
          </table:table-cell>
          <table:table-cell office:value-type="string" table:style-name="ce10">
            <text:p>06 5901022</text:p>
          </table:table-cell>
          <table:table-cell office:value-type="float" office:value="179858.90299999999" table:style-name="ce11">
            <text:p>179858.903</text:p>
          </table:table-cell>
          <table:table-cell office:value-type="float" office:value="2549323.4309999999" table:style-name="ce11">
            <text:p>2549323.431</text:p>
          </table:table-cell>
          <table:table-cell office:value-type="string" table:style-name="ce10">
            <text:p>No. 91, Zhongshan Rd., Si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左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uojhen Police Station</text:p>
          </table:table-cell>
          <table:table-cell office:value-type="float" office:value="713" table:style-name="ce11">
            <text:p>713</text:p>
          </table:table-cell>
          <table:table-cell office:value-type="string" table:style-name="ce10">
            <text:p>臺南市左鎮區左鎮里122號</text:p>
          </table:table-cell>
          <table:table-cell office:value-type="string" table:style-name="ce10">
            <text:p>06 5731017</text:p>
          </table:table-cell>
          <table:table-cell office:value-type="float" office:value="189030.37" table:style-name="ce11">
            <text:p>189030.37</text:p>
          </table:table-cell>
          <table:table-cell office:value-type="float" office:value="2550542.0099999998" table:style-name="ce11">
            <text:p>2550542.01</text:p>
          </table:table-cell>
          <table:table-cell office:value-type="string" table:style-name="ce10">
            <text:p>No. 122, Zuojhen., Zuojh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岡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lin Police Station</text:p>
          </table:table-cell>
          <table:table-cell office:value-type="float" office:value="713" table:style-name="ce11">
            <text:p>713</text:p>
          </table:table-cell>
          <table:table-cell office:value-type="string" table:style-name="ce10">
            <text:p>臺南市左鎮區左鎮里122號</text:p>
          </table:table-cell>
          <table:table-cell office:value-type="string" table:style-name="ce10">
            <text:p>06 5731017</text:p>
          </table:table-cell>
          <table:table-cell office:value-type="float" office:value="189030.37" table:style-name="ce11">
            <text:p>189030.37</text:p>
          </table:table-cell>
          <table:table-cell office:value-type="float" office:value="2550542.0099999998" table:style-name="ce11">
            <text:p>2550542.01</text:p>
          </table:table-cell>
          <table:table-cell office:value-type="string" table:style-name="ce10">
            <text:p>No. 122, Zuojhen., Zuojh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山上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anshang Police Station</text:p>
          </table:table-cell>
          <table:table-cell office:value-type="float" office:value="743" table:style-name="ce11">
            <text:p>743</text:p>
          </table:table-cell>
          <table:table-cell office:value-type="string" table:style-name="ce10">
            <text:p>臺南市山上區山上里山上35號</text:p>
          </table:table-cell>
          <table:table-cell office:value-type="string" table:style-name="ce10">
            <text:p>06 5781019</text:p>
          </table:table-cell>
          <table:table-cell office:value-type="float" office:value="184252.14449999999" table:style-name="ce11">
            <text:p>184252.1445</text:p>
          </table:table-cell>
          <table:table-cell office:value-type="float" office:value="2555381.037" table:style-name="ce11">
            <text:p>2555381.037</text:p>
          </table:table-cell>
          <table:table-cell office:value-type="string" table:style-name="ce10">
            <text:p>No.35, Shanshang., Shansh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唪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kou Police Station</text:p>
          </table:table-cell>
          <table:table-cell office:value-type="float" office:value="712" table:style-name="ce11">
            <text:p>712</text:p>
          </table:table-cell>
          <table:table-cell office:value-type="string" table:style-name="ce10">
            <text:p>臺南市新化區中山路660巷50號</text:p>
          </table:table-cell>
          <table:table-cell office:value-type="string" table:style-name="ce10">
            <text:p>06 5982924</text:p>
          </table:table-cell>
          <table:table-cell office:value-type="float" office:value="178049.09150000001" table:style-name="ce11">
            <text:p>178049.0915</text:p>
          </table:table-cell>
          <table:table-cell office:value-type="float" office:value="2548670.5419999999" table:style-name="ce11">
            <text:p>2548670.542</text:p>
          </table:table-cell>
          <table:table-cell office:value-type="string" table:style-name="ce10">
            <text:p>No. 50, Ln. 61, Zhongshan Rd., Si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知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ihyi Police Station</text:p>
          </table:table-cell>
          <table:table-cell office:value-type="float" office:value="712" table:style-name="ce11">
            <text:p>712</text:p>
          </table:table-cell>
          <table:table-cell office:value-type="string" table:style-name="ce10">
            <text:p>臺南市新化區山腳里頂山腳182之1號</text:p>
          </table:table-cell>
          <table:table-cell office:value-type="string" table:style-name="ce10">
            <text:p>06 5902949</text:p>
          </table:table-cell>
          <table:table-cell office:value-type="float" office:value="179744.2714" table:style-name="ce11">
            <text:p>179744.2714</text:p>
          </table:table-cell>
          <table:table-cell office:value-type="float" office:value="2546830.8539999998" table:style-name="ce11">
            <text:p>2546830.854</text:p>
          </table:table-cell>
          <table:table-cell office:value-type="string" table:style-name="ce10">
            <text:p>No. 182-1, Dingshanjiao., Shanjiao Vil., Si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那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ba Police Station</text:p>
          </table:table-cell>
          <table:table-cell office:value-type="float" office:value="712" table:style-name="ce11">
            <text:p>712</text:p>
          </table:table-cell>
          <table:table-cell office:value-type="string" table:style-name="ce10">
            <text:p>臺南市新化區那拔里那拔林75號</text:p>
          </table:table-cell>
          <table:table-cell office:value-type="string" table:style-name="ce10">
            <text:p>06 5911051</text:p>
          </table:table-cell>
          <table:table-cell office:value-type="float" office:value="183509.12169999999" table:style-name="ce11">
            <text:p>183509.1217</text:p>
          </table:table-cell>
          <table:table-cell office:value-type="float" office:value="2551997.3319999999" table:style-name="ce11">
            <text:p>2551997.332</text:p>
          </table:table-cell>
          <table:table-cell office:value-type="string" table:style-name="ce10">
            <text:p>No.75, Nabalin.,Naba Vil., Sinhua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歸仁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Gueiren Police Police Precinct</text:p>
          </table:table-cell>
          <table:table-cell office:value-type="float" office:value="711" table:style-name="ce11">
            <text:p>711</text:p>
          </table:table-cell>
          <table:table-cell office:value-type="string" table:style-name="ce10">
            <text:p>臺南市歸仁區六甲村中正南路1段1209號</text:p>
          </table:table-cell>
          <table:table-cell office:value-type="string" table:style-name="ce10">
            <text:p>06 2304964</text:p>
          </table:table-cell>
          <table:table-cell office:value-type="float" office:value="175962.69820000001" table:style-name="ce11">
            <text:p>175962.6982</text:p>
          </table:table-cell>
          <table:table-cell office:value-type="float" office:value="2538593.3190000001" table:style-name="ce11">
            <text:p>2538593.319</text:p>
          </table:table-cell>
          <table:table-cell office:value-type="string" table:style-name="ce10">
            <text:p>No. 1209, Sec. 1, Zhongzheng S. Rd., Gueir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歸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eiren Police Station</text:p>
          </table:table-cell>
          <table:table-cell office:value-type="float" office:value="711" table:style-name="ce11">
            <text:p>711</text:p>
          </table:table-cell>
          <table:table-cell office:value-type="string" table:style-name="ce10">
            <text:p>臺南市歸仁區忠孝路160號</text:p>
          </table:table-cell>
          <table:table-cell office:value-type="string" table:style-name="ce10">
            <text:p>06 2304028</text:p>
          </table:table-cell>
          <table:table-cell office:value-type="float" office:value="178208.2157" table:style-name="ce11">
            <text:p>178208.2157</text:p>
          </table:table-cell>
          <table:table-cell office:value-type="float" office:value="2541130.8229999999" table:style-name="ce11">
            <text:p>2541130.823</text:p>
          </table:table-cell>
          <table:table-cell office:value-type="string" table:style-name="ce10">
            <text:p>No. 160, Zhongxiao N. Rd., Gueir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仁德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Rende Police Station</text:p>
          </table:table-cell>
          <table:table-cell office:value-type="float" office:value="717" table:style-name="ce11">
            <text:p>717</text:p>
          </table:table-cell>
          <table:table-cell office:value-type="string" table:style-name="ce10">
            <text:p>臺南市仁德區中山路624號</text:p>
          </table:table-cell>
          <table:table-cell office:value-type="string" table:style-name="ce10">
            <text:p>06 2702664</text:p>
          </table:table-cell>
          <table:table-cell office:value-type="float" office:value="173181.83180000001" table:style-name="ce11">
            <text:p>173181.8318</text:p>
          </table:table-cell>
          <table:table-cell office:value-type="float" office:value="2541377.9419999998" table:style-name="ce11">
            <text:p>2541377.942</text:p>
          </table:table-cell>
          <table:table-cell office:value-type="string" table:style-name="ce10">
            <text:p>No. 624, Zhongshan Rd., Rend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tan Police Station</text:p>
          </table:table-cell>
          <table:table-cell office:value-type="float" office:value="711" table:style-name="ce11">
            <text:p>711</text:p>
          </table:table-cell>
          <table:table-cell office:value-type="string" table:style-name="ce10">
            <text:p>臺南市歸仁區長榮路1段295號</text:p>
          </table:table-cell>
          <table:table-cell office:value-type="string" table:style-name="ce10">
            <text:p>06 2781450</text:p>
          </table:table-cell>
          <table:table-cell office:value-type="float" office:value="175271.0215" table:style-name="ce11">
            <text:p>175271.0215</text:p>
          </table:table-cell>
          <table:table-cell office:value-type="float" office:value="2534526.3990000002" table:style-name="ce11">
            <text:p>2534526.399</text:p>
          </table:table-cell>
          <table:table-cell office:value-type="string" table:style-name="ce10">
            <text:p>No. 295, Sec. 1, Changrong Rd., Gueir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文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nsian Police Station</text:p>
          </table:table-cell>
          <table:table-cell office:value-type="float" office:value="717" table:style-name="ce11">
            <text:p>717</text:p>
          </table:table-cell>
          <table:table-cell office:value-type="string" table:style-name="ce10">
            <text:p>臺南市仁德區二行路2段600號</text:p>
          </table:table-cell>
          <table:table-cell office:value-type="string" table:style-name="ce10">
            <text:p>06 2661788</text:p>
          </table:table-cell>
          <table:table-cell office:value-type="float" office:value="170101.492" table:style-name="ce11">
            <text:p>170101.492</text:p>
          </table:table-cell>
          <table:table-cell office:value-type="float" office:value="2538217.179" table:style-name="ce11">
            <text:p>2538217.179</text:p>
          </table:table-cell>
          <table:table-cell office:value-type="string" table:style-name="ce10">
            <text:p>No. 600, Sec. 2, Erren Rd., Rend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太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miao Police Station</text:p>
          </table:table-cell>
          <table:table-cell office:value-type="float" office:value="717" table:style-name="ce11">
            <text:p>717</text:p>
          </table:table-cell>
          <table:table-cell office:value-type="string" table:style-name="ce10">
            <text:p>臺南市仁德區太子路461號</text:p>
          </table:table-cell>
          <table:table-cell office:value-type="string" table:style-name="ce10">
            <text:p>06 2726472</text:p>
          </table:table-cell>
          <table:table-cell office:value-type="float" office:value="174133.7788" table:style-name="ce11">
            <text:p>174133.7788</text:p>
          </table:table-cell>
          <table:table-cell office:value-type="float" office:value="2543475.7740000002" table:style-name="ce11">
            <text:p>2543475.774</text:p>
          </table:table-cell>
          <table:table-cell office:value-type="string" table:style-name="ce10">
            <text:p>No. 461, Taizi Rd., Rende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德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nan Police Station</text:p>
          </table:table-cell>
          <table:table-cell office:value-type="float" office:value="717" table:style-name="ce11">
            <text:p>717</text:p>
          </table:table-cell>
          <table:table-cell office:value-type="string" table:style-name="ce10">
            <text:p>臺南市仁德區中正路2段271號</text:p>
          </table:table-cell>
          <table:table-cell office:value-type="string" table:style-name="ce10">
            <text:p>06 2791341</text:p>
          </table:table-cell>
          <table:table-cell office:value-type="float" office:value="173226.83809999999" table:style-name="ce11">
            <text:p>173226.8381</text:p>
          </table:table-cell>
          <table:table-cell office:value-type="float" office:value="2538998.4849999999" table:style-name="ce11">
            <text:p>2538998.485</text:p>
          </table:table-cell>
          <table:table-cell office:value-type="string" table:style-name="ce10">
            <text:p>No. 271, Sec. 2, Zhongzheng Rd., Rende Dist., Tainan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媽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miao Police Station</text:p>
          </table:table-cell>
          <table:table-cell office:value-type="float" office:value="711" table:style-name="ce11">
            <text:p>711</text:p>
          </table:table-cell>
          <table:table-cell office:value-type="string" table:style-name="ce10">
            <text:p>臺南市歸仁區中正北路3段100號</text:p>
          </table:table-cell>
          <table:table-cell office:value-type="string" table:style-name="ce10">
            <text:p>06 2309731</text:p>
          </table:table-cell>
          <table:table-cell office:value-type="float" office:value="177621.56820000001" table:style-name="ce11">
            <text:p>177621.5682</text:p>
          </table:table-cell>
          <table:table-cell office:value-type="float" office:value="2543751.7650000001" table:style-name="ce11">
            <text:p>2543751.765</text:p>
          </table:table-cell>
          <table:table-cell office:value-type="string" table:style-name="ce10">
            <text:p>No. 100, Sec. 3, Zhongzheng N. Rd., Gueir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歸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einan Police Station</text:p>
          </table:table-cell>
          <table:table-cell office:value-type="float" office:value="711" table:style-name="ce11">
            <text:p>711</text:p>
          </table:table-cell>
          <table:table-cell office:value-type="string" table:style-name="ce10">
            <text:p>臺南市歸仁區中正南路1段1209號</text:p>
          </table:table-cell>
          <table:table-cell office:value-type="string" table:style-name="ce10">
            <text:p>06 2307887</text:p>
          </table:table-cell>
          <table:table-cell office:value-type="float" office:value="175960.83119999999" table:style-name="ce11">
            <text:p>175960.8312</text:p>
          </table:table-cell>
          <table:table-cell office:value-type="float" office:value="2538593.0520000001" table:style-name="ce11">
            <text:p>2538593.052</text:p>
          </table:table-cell>
          <table:table-cell office:value-type="string" table:style-name="ce10">
            <text:p>No. 1209, Sec. 1, Zhongzheng S. Rd., Gueiren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關廟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anmiao Police Station</text:p>
          </table:table-cell>
          <table:table-cell office:value-type="float" office:value="718" table:style-name="ce11">
            <text:p>718</text:p>
          </table:table-cell>
          <table:table-cell office:value-type="string" table:style-name="ce10">
            <text:p>臺南市關廟區文衡路19號</text:p>
          </table:table-cell>
          <table:table-cell office:value-type="string" table:style-name="ce10">
            <text:p>06 5952013</text:p>
          </table:table-cell>
          <table:table-cell office:value-type="float" office:value="180880.4706" table:style-name="ce11">
            <text:p>180880.4706</text:p>
          </table:table-cell>
          <table:table-cell office:value-type="float" office:value="2540105.2629999998" table:style-name="ce11">
            <text:p>2540105.263</text:p>
          </table:table-cell>
          <table:table-cell office:value-type="string" table:style-name="ce10">
            <text:p>No. 19, Wenheng Rd., Guanmiao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龍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ongci Police Station</text:p>
          </table:table-cell>
          <table:table-cell office:value-type="float" office:value="719" table:style-name="ce11">
            <text:p>719</text:p>
          </table:table-cell>
          <table:table-cell office:value-type="string" table:style-name="ce10">
            <text:p>臺南市龍崎區崎頂里新市子37號</text:p>
          </table:table-cell>
          <table:table-cell office:value-type="string" table:style-name="ce10">
            <text:p>06 5941010</text:p>
          </table:table-cell>
          <table:table-cell office:value-type="float" office:value="184294.6636" table:style-name="ce11">
            <text:p>184294.6636</text:p>
          </table:table-cell>
          <table:table-cell office:value-type="float" office:value="2540602.8650000002" table:style-name="ce11">
            <text:p>2540602.865</text:p>
          </table:table-cell>
          <table:table-cell office:value-type="string" table:style-name="ce10">
            <text:p>No. 37, Sinshihzi, Qiding Vil., Longc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龍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chuan Police Station</text:p>
          </table:table-cell>
          <table:table-cell office:value-type="float" office:value="719" table:style-name="ce11">
            <text:p>719</text:p>
          </table:table-cell>
          <table:table-cell office:value-type="string" table:style-name="ce10">
            <text:p>臺南市龍崎區石糟里米市園1號</text:p>
          </table:table-cell>
          <table:table-cell office:value-type="string" table:style-name="ce10">
            <text:p>06 5941099</text:p>
          </table:table-cell>
          <table:table-cell office:value-type="float" office:value="187666.12479999999" table:style-name="ce11">
            <text:p>187666.1248</text:p>
          </table:table-cell>
          <table:table-cell office:value-type="float" office:value="2538692.0529999998" table:style-name="ce11">
            <text:p>2538692.053</text:p>
          </table:table-cell>
          <table:table-cell office:value-type="string" table:style-name="ce10">
            <text:p>No. 1, Mishiyuan, Shicao Vil., Longci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南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syong Police Station</text:p>
          </table:table-cell>
          <table:table-cell office:value-type="float" office:value="718" table:style-name="ce11">
            <text:p>718</text:p>
          </table:table-cell>
          <table:table-cell office:value-type="string" table:style-name="ce10">
            <text:p>臺南市關廟區田大路1號</text:p>
          </table:table-cell>
          <table:table-cell office:value-type="string" table:style-name="ce10">
            <text:p>06 5551907</text:p>
          </table:table-cell>
          <table:table-cell office:value-type="float" office:value="184035.334" table:style-name="ce11">
            <text:p>184035.334</text:p>
          </table:table-cell>
          <table:table-cell office:value-type="float" office:value="2533996.611" table:style-name="ce11">
            <text:p>2533996.611</text:p>
          </table:table-cell>
          <table:table-cell office:value-type="string" table:style-name="ce10">
            <text:p>No. 1, Tianda Rd., Guanmiao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3">
            <text:p>永康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ongkang Police Police Precinct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東橋七路320號</text:p>
          </table:table-cell>
          <table:table-cell office:value-type="string" table:style-name="ce10">
            <text:p>06 2333324</text:p>
          </table:table-cell>
          <table:table-cell office:value-type="float" office:value="171709.66" table:style-name="ce11">
            <text:p>171709.66</text:p>
          </table:table-cell>
          <table:table-cell office:value-type="float" office:value="2547127.73" table:style-name="ce11">
            <text:p>2547127.73</text:p>
          </table:table-cell>
          <table:table-cell office:value-type="string" table:style-name="ce10">
            <text:p>No. 320, Dongqiao 7th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龍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gtan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龍埔街137號</text:p>
          </table:table-cell>
          <table:table-cell office:value-type="string" table:style-name="ce10">
            <text:p>06 2327954</text:p>
          </table:table-cell>
          <table:table-cell office:value-type="float" office:value="174558.3763" table:style-name="ce11">
            <text:p>174558.3763</text:p>
          </table:table-cell>
          <table:table-cell office:value-type="float" office:value="2548216.5210000002" table:style-name="ce11">
            <text:p>2548216.521</text:p>
          </table:table-cell>
          <table:table-cell office:value-type="string" table:style-name="ce10">
            <text:p>No.137, Longpu St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永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kang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中山北路2號</text:p>
          </table:table-cell>
          <table:table-cell office:value-type="string" table:style-name="ce10">
            <text:p>06 2326081</text:p>
          </table:table-cell>
          <table:table-cell office:value-type="float" office:value="173883.75469999999" table:style-name="ce11">
            <text:p>173883.7547</text:p>
          </table:table-cell>
          <table:table-cell office:value-type="float" office:value="2547335.6269999999" table:style-name="ce11">
            <text:p>2547335.627</text:p>
          </table:table-cell>
          <table:table-cell office:value-type="string" table:style-name="ce10">
            <text:p>No.2, Zhongshan N.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鹽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nhang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中正北路65號</text:p>
          </table:table-cell>
          <table:table-cell office:value-type="string" table:style-name="ce10">
            <text:p>06 2531444</text:p>
          </table:table-cell>
          <table:table-cell office:value-type="float" office:value="172067.51930000001" table:style-name="ce11">
            <text:p>172067.5193</text:p>
          </table:table-cell>
          <table:table-cell office:value-type="float" office:value="2549109.2570000002" table:style-name="ce11">
            <text:p>2549109.257</text:p>
          </table:table-cell>
          <table:table-cell office:value-type="string" table:style-name="ce10">
            <text:p>No.65, Zhongzheng N.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wan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民族路478號</text:p>
          </table:table-cell>
          <table:table-cell office:value-type="string" table:style-name="ce10">
            <text:p>06 2712274</text:p>
          </table:table-cell>
          <table:table-cell office:value-type="float" office:value="175074.45800000001" table:style-name="ce11">
            <text:p>175074.458</text:p>
          </table:table-cell>
          <table:table-cell office:value-type="float" office:value="2545083.52" table:style-name="ce11">
            <text:p>2545083.52</text:p>
          </table:table-cell>
          <table:table-cell office:value-type="string" table:style-name="ce10">
            <text:p>No.295, Minzu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復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shin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中華路34號</text:p>
          </table:table-cell>
          <table:table-cell office:value-type="string" table:style-name="ce10">
            <text:p>06 3115874</text:p>
          </table:table-cell>
          <table:table-cell office:value-type="float" office:value="171606.18100000001" table:style-name="ce11">
            <text:p>171606.181</text:p>
          </table:table-cell>
          <table:table-cell office:value-type="float" office:value="2544561.8530000001" table:style-name="ce11">
            <text:p>2544561.853</text:p>
          </table:table-cell>
          <table:table-cell office:value-type="string" table:style-name="ce10">
            <text:p>No.34, Zhonghua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永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xin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國華街102巷110號</text:p>
          </table:table-cell>
          <table:table-cell office:value-type="string" table:style-name="ce10">
            <text:p>06 2014059</text:p>
          </table:table-cell>
          <table:table-cell office:value-type="float" office:value="172971.51149999999" table:style-name="ce11">
            <text:p>172971.5115</text:p>
          </table:table-cell>
          <table:table-cell office:value-type="float" office:value="2546210.3360000001" table:style-name="ce11">
            <text:p>2546210.336</text:p>
          </table:table-cell>
          <table:table-cell office:value-type="string" table:style-name="ce10">
            <text:p>No.110, Lane 102, Guohua St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南市</text:p>
          </table:table-cell>
          <table:table-cell office:value-type="string" table:style-name="ce10">
            <text:p>大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chia Police Station</text:p>
          </table:table-cell>
          <table:table-cell office:value-type="float" office:value="710" table:style-name="ce11">
            <text:p>710</text:p>
          </table:table-cell>
          <table:table-cell office:value-type="string" table:style-name="ce10">
            <text:p>臺南市永康區東橋七路320號</text:p>
          </table:table-cell>
          <table:table-cell office:value-type="string" table:style-name="ce10">
            <text:p>06 2044835</text:p>
          </table:table-cell>
          <table:table-cell office:value-type="float" office:value="171709.66" table:style-name="ce11">
            <text:p>171709.66</text:p>
          </table:table-cell>
          <table:table-cell office:value-type="float" office:value="2547127.73" table:style-name="ce11">
            <text:p>2547127.73</text:p>
          </table:table-cell>
          <table:table-cell office:value-type="string" table:style-name="ce10">
            <text:p>No. 320, Dongqiao 7th Rd., Yongkang Dist., Tainan City, Taiwan (R.O.C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2">
            <text:p>高雄市政府警察局</text:p>
          </table:table-cell>
          <table:table-cell table:style-name="ce10"/>
          <table:table-cell office:value-type="string" table:style-name="ce10">
            <text:p>Kaohsiung City Police Department</text:p>
          </table:table-cell>
          <table:table-cell office:value-type="float" office:value="801" table:style-name="ce11">
            <text:p>801</text:p>
          </table:table-cell>
          <table:table-cell office:value-type="string" table:style-name="ce10">
            <text:p>高雄市前金區中正四路260號</text:p>
          </table:table-cell>
          <table:table-cell office:value-type="string" table:style-name="ce10">
            <text:p>07 2155555</text:p>
          </table:table-cell>
          <table:table-cell office:value-type="float" office:value="177081.76879999999" table:style-name="ce11">
            <text:p>177081.7688</text:p>
          </table:table-cell>
          <table:table-cell office:value-type="float" office:value="2503261.088" table:style-name="ce11">
            <text:p>2503261.088</text:p>
          </table:table-cell>
          <table:table-cell office:value-type="string" table:style-name="ce10">
            <text:p>No. 260, Zhongzheng 4th Rd., Qianj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三民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anmin First Police Precinct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同盟一路367號</text:p>
          </table:table-cell>
          <table:table-cell office:value-type="string" table:style-name="ce10">
            <text:p>07 3118675</text:p>
          </table:table-cell>
          <table:table-cell office:value-type="float" office:value="178551.01329999999" table:style-name="ce11">
            <text:p>178551.0133</text:p>
          </table:table-cell>
          <table:table-cell office:value-type="float" office:value="2505893.0219999999" table:style-name="ce11">
            <text:p>2505893.022</text:p>
          </table:table-cell>
          <table:table-cell office:value-type="string" table:style-name="ce10">
            <text:p>No. 367, Tongmeng 1st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哈爾濱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erbin St.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哈爾濱街118號</text:p>
          </table:table-cell>
          <table:table-cell office:value-type="string" table:style-name="ce10">
            <text:p>07 3110785</text:p>
          </table:table-cell>
          <table:table-cell office:value-type="float" office:value="178037.11929999999" table:style-name="ce11">
            <text:p>178037.1193</text:p>
          </table:table-cell>
          <table:table-cell office:value-type="float" office:value="2505071.486" table:style-name="ce11">
            <text:p>2505071.486</text:p>
          </table:table-cell>
          <table:table-cell office:value-type="string" table:style-name="ce10">
            <text:p>No. 118, Ha'erbin St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十全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quan Rd.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十全一路86號</text:p>
          </table:table-cell>
          <table:table-cell office:value-type="string" table:style-name="ce10">
            <text:p>07 3115807</text:p>
          </table:table-cell>
          <table:table-cell office:value-type="float" office:value="179232.92509999999" table:style-name="ce11">
            <text:p>179232.9251</text:p>
          </table:table-cell>
          <table:table-cell office:value-type="float" office:value="2505145.949" table:style-name="ce11">
            <text:p>2505145.949</text:p>
          </table:table-cell>
          <table:table-cell office:value-type="string" table:style-name="ce10">
            <text:p>No. 86, Shiquan 1st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建國三路188號</text:p>
          </table:table-cell>
          <table:table-cell office:value-type="string" table:style-name="ce10">
            <text:p>07 2211460</text:p>
          </table:table-cell>
          <table:table-cell office:value-type="float" office:value="177295.77230000001" table:style-name="ce11">
            <text:p>177295.7723</text:p>
          </table:table-cell>
          <table:table-cell office:value-type="float" office:value="2504260.94" table:style-name="ce11">
            <text:p>2504260.94</text:p>
          </table:table-cell>
          <table:table-cell office:value-type="string" table:style-name="ce10">
            <text:p>No. 188, Jianguo 3rd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長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ming st.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南華路253號</text:p>
          </table:table-cell>
          <table:table-cell office:value-type="string" table:style-name="ce10">
            <text:p>07 2355098</text:p>
          </table:table-cell>
          <table:table-cell office:value-type="float" office:value="178438.39019999999" table:style-name="ce11">
            <text:p>178438.3902</text:p>
          </table:table-cell>
          <table:table-cell office:value-type="float" office:value="2504410.7230000002" table:style-name="ce11">
            <text:p>2504410.723</text:p>
          </table:table-cell>
          <table:table-cell office:value-type="string" table:style-name="ce10">
            <text:p>No. 253, Nanhua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前鎮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Qianzhen Police Precinct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一心一路286號</text:p>
          </table:table-cell>
          <table:table-cell office:value-type="string" table:style-name="ce10">
            <text:p>07 7242372</text:p>
          </table:table-cell>
          <table:table-cell office:value-type="float" office:value="179917.1421" table:style-name="ce11">
            <text:p>179917.1421</text:p>
          </table:table-cell>
          <table:table-cell office:value-type="float" office:value="2501053.8569999998" table:style-name="ce11">
            <text:p>2501053.857</text:p>
          </table:table-cell>
          <table:table-cell office:value-type="string" table:style-name="ce10">
            <text:p>No.286, Yixin 1st Rd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瑞隆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ueilong Police Station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班超路49號</text:p>
          </table:table-cell>
          <table:table-cell office:value-type="string" table:style-name="ce10">
            <text:p>07 8221183</text:p>
          </table:table-cell>
          <table:table-cell office:value-type="float" office:value="180690.2439" table:style-name="ce11">
            <text:p>180690.2439</text:p>
          </table:table-cell>
          <table:table-cell office:value-type="float" office:value="2500125.5970000001" table:style-name="ce11">
            <text:p>2500125.597</text:p>
          </table:table-cell>
          <table:table-cell office:value-type="string" table:style-name="ce10">
            <text:p>No.49, Banchao Rd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草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ya Police Station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鎮中路150號</text:p>
          </table:table-cell>
          <table:table-cell office:value-type="string" table:style-name="ce10">
            <text:p>07 8213705</text:p>
          </table:table-cell>
          <table:table-cell office:value-type="float" office:value="179996.91219999999" table:style-name="ce11">
            <text:p>179996.9122</text:p>
          </table:table-cell>
          <table:table-cell office:value-type="float" office:value="2498635.7609999999" table:style-name="ce11">
            <text:p>2498635.761</text:p>
          </table:table-cell>
          <table:table-cell office:value-type="string" table:style-name="ce10">
            <text:p>No.150, Zhenzhong Rd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前鎮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anzhen St. Police Station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前鎮街260號</text:p>
          </table:table-cell>
          <table:table-cell office:value-type="string" table:style-name="ce10">
            <text:p>07 8310309</text:p>
          </table:table-cell>
          <table:table-cell office:value-type="float" office:value="178877.83549999999" table:style-name="ce11">
            <text:p>178877.8355</text:p>
          </table:table-cell>
          <table:table-cell office:value-type="float" office:value="2499212.7859999998" table:style-name="ce11">
            <text:p>2499212.786</text:p>
          </table:table-cell>
          <table:table-cell office:value-type="string" table:style-name="ce10">
            <text:p>No.260, Qianzhen St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一心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xin Rd. Police Station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一心一路286號</text:p>
          </table:table-cell>
          <table:table-cell office:value-type="string" table:style-name="ce10">
            <text:p>07 7264661</text:p>
          </table:table-cell>
          <table:table-cell office:value-type="float" office:value="179917.35380000001" table:style-name="ce11">
            <text:p>179917.3538</text:p>
          </table:table-cell>
          <table:table-cell office:value-type="float" office:value="2501054.1209999998" table:style-name="ce11">
            <text:p>2501054.121</text:p>
          </table:table-cell>
          <table:table-cell office:value-type="string" table:style-name="ce10">
            <text:p>No.286, Yixin 1st Rd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復興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xing Rd. Police Station</text:p>
          </table:table-cell>
          <table:table-cell office:value-type="float" office:value="806" table:style-name="ce11">
            <text:p>806</text:p>
          </table:table-cell>
          <table:table-cell office:value-type="string" table:style-name="ce10">
            <text:p>高雄市前鎮區復興三路96號</text:p>
          </table:table-cell>
          <table:table-cell office:value-type="string" table:style-name="ce10">
            <text:p>07 3342434</text:p>
          </table:table-cell>
          <table:table-cell office:value-type="float" office:value="179083.8106" table:style-name="ce11">
            <text:p>179083.8106</text:p>
          </table:table-cell>
          <table:table-cell office:value-type="float" office:value="2501266.7570000002" table:style-name="ce11">
            <text:p>2501266.757</text:p>
          </table:table-cell>
          <table:table-cell office:value-type="string" table:style-name="ce10">
            <text:p>No.96, Fuxing 3rd Rd., Qianzh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左營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Zuoying Police Precinct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博愛三路268號</text:p>
          </table:table-cell>
          <table:table-cell office:value-type="string" table:style-name="ce10">
            <text:p>07 3461122</text:p>
          </table:table-cell>
          <table:table-cell office:value-type="float" office:value="178701.62" table:style-name="ce11">
            <text:p>178701.62</text:p>
          </table:table-cell>
          <table:table-cell office:value-type="float" office:value="2508522.5559999999" table:style-name="ce11">
            <text:p>2508522.556</text:p>
          </table:table-cell>
          <table:table-cell office:value-type="string" table:style-name="ce10">
            <text:p>No.268, Bo'ai 3rd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博愛四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oai 4th Rd.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博愛四路437號</text:p>
          </table:table-cell>
          <table:table-cell office:value-type="string" table:style-name="ce10">
            <text:p>07 3487976</text:p>
          </table:table-cell>
          <table:table-cell office:value-type="float" office:value="179858.12450000001" table:style-name="ce11">
            <text:p>179858.1245</text:p>
          </table:table-cell>
          <table:table-cell office:value-type="float" office:value="2509960.04" table:style-name="ce11">
            <text:p>2509960.04</text:p>
          </table:table-cell>
          <table:table-cell office:value-type="string" table:style-name="ce10">
            <text:p>No.437, Bo'ai 4th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四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hai 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明建里自治新村221之3號</text:p>
          </table:table-cell>
          <table:table-cell office:value-type="string" table:style-name="ce10">
            <text:p>07 5811544</text:p>
          </table:table-cell>
          <table:table-cell office:value-type="float" office:value="176747.6686" table:style-name="ce11">
            <text:p>176747.6686</text:p>
          </table:table-cell>
          <table:table-cell office:value-type="float" office:value="2510573.4190000002" table:style-name="ce11">
            <text:p>2510573.419</text:p>
          </table:table-cell>
          <table:table-cell office:value-type="string" table:style-name="ce10">
            <text:p>No.221-3, Zizhi New Residential Quarter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新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zhuang 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新庄仔路772號</text:p>
          </table:table-cell>
          <table:table-cell office:value-type="string" table:style-name="ce10">
            <text:p>07 5562630</text:p>
          </table:table-cell>
          <table:table-cell office:value-type="float" office:value="179272.655" table:style-name="ce11">
            <text:p>179272.655</text:p>
          </table:table-cell>
          <table:table-cell office:value-type="float" office:value="2507699.497" table:style-name="ce11">
            <text:p>2507699.497</text:p>
          </table:table-cell>
          <table:table-cell office:value-type="string" table:style-name="ce10">
            <text:p>No.772, Xinzhuangzai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啟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wen 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中華一路2之12號</text:p>
          </table:table-cell>
          <table:table-cell office:value-type="string" table:style-name="ce10">
            <text:p>07 5882999</text:p>
          </table:table-cell>
          <table:table-cell office:value-type="float" office:value="176652.739" table:style-name="ce11">
            <text:p>176652.739</text:p>
          </table:table-cell>
          <table:table-cell office:value-type="float" office:value="2508088.7850000001" table:style-name="ce11">
            <text:p>2508088.785</text:p>
          </table:table-cell>
          <table:table-cell office:value-type="string" table:style-name="ce10">
            <text:p>No.2-12, Zhonghua 1st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舊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cheng 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左營大路101號</text:p>
          </table:table-cell>
          <table:table-cell office:value-type="string" table:style-name="ce10">
            <text:p>07 5853036</text:p>
          </table:table-cell>
          <table:table-cell office:value-type="float" office:value="176878.99950000001" table:style-name="ce11">
            <text:p>176878.9995</text:p>
          </table:table-cell>
          <table:table-cell office:value-type="float" office:value="2509349.1179999998" table:style-name="ce11">
            <text:p>2509349.118</text:p>
          </table:table-cell>
          <table:table-cell office:value-type="string" table:style-name="ce10">
            <text:p>No.101, Zuoying Avenue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左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uoying <text:s/>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進學路1號</text:p>
          </table:table-cell>
          <table:table-cell office:value-type="string" table:style-name="ce10">
            <text:p>07 5813019</text:p>
          </table:table-cell>
          <table:table-cell office:value-type="float" office:value="177619.53419999999" table:style-name="ce11">
            <text:p>177619.5342</text:p>
          </table:table-cell>
          <table:table-cell office:value-type="float" office:value="2510194.1039999998" table:style-name="ce11">
            <text:p>2510194.104</text:p>
          </table:table-cell>
          <table:table-cell office:value-type="string" table:style-name="ce10">
            <text:p>No.1, Jinxue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文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zi Police Station</text:p>
          </table:table-cell>
          <table:table-cell office:value-type="float" office:value="813" table:style-name="ce11">
            <text:p>813</text:p>
          </table:table-cell>
          <table:table-cell office:value-type="string" table:style-name="ce10">
            <text:p>高雄市左營區博愛三路268號</text:p>
          </table:table-cell>
          <table:table-cell office:value-type="string" table:style-name="ce10">
            <text:p>07 3501311</text:p>
          </table:table-cell>
          <table:table-cell office:value-type="float" office:value="178701.62" table:style-name="ce11">
            <text:p>178701.62</text:p>
          </table:table-cell>
          <table:table-cell office:value-type="float" office:value="2508522.5559999999" table:style-name="ce11">
            <text:p>2508522.556</text:p>
          </table:table-cell>
          <table:table-cell office:value-type="string" table:style-name="ce10">
            <text:p>No.268, Bo'ai 3rd Rd., Zuoy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小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aogang Police Precinct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小港路20號</text:p>
          </table:table-cell>
          <table:table-cell office:value-type="string" table:style-name="ce10">
            <text:p>07 8019207</text:p>
          </table:table-cell>
          <table:table-cell office:value-type="float" office:value="182643.6758" table:style-name="ce11">
            <text:p>182643.6758</text:p>
          </table:table-cell>
          <table:table-cell office:value-type="float" office:value="2496363.9210000001" table:style-name="ce11">
            <text:p>2496363.921</text:p>
          </table:table-cell>
          <table:table-cell office:value-type="string" table:style-name="ce10">
            <text:p>No.20, Xiaogang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漢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nmin Police Station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大鵬路10號</text:p>
          </table:table-cell>
          <table:table-cell office:value-type="string" table:style-name="ce10">
            <text:p>07 8064590</text:p>
          </table:table-cell>
          <table:table-cell office:value-type="float" office:value="184042.46" table:style-name="ce11">
            <text:p>184042.46</text:p>
          </table:table-cell>
          <table:table-cell office:value-type="float" office:value="2496117.9739999999" table:style-name="ce11">
            <text:p>2496117.974</text:p>
          </table:table-cell>
          <table:table-cell office:value-type="string" table:style-name="ce10">
            <text:p>No. 10, Dapeng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n Police Station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鳳林路116號</text:p>
          </table:table-cell>
          <table:table-cell office:value-type="string" table:style-name="ce10">
            <text:p>07 8712237</text:p>
          </table:table-cell>
          <table:table-cell office:value-type="float" office:value="182732.46729999999" table:style-name="ce11">
            <text:p>182732.4673</text:p>
          </table:table-cell>
          <table:table-cell office:value-type="float" office:value="2492058.469" table:style-name="ce11">
            <text:p>2492058.469</text:p>
          </table:table-cell>
          <table:table-cell office:value-type="string" table:style-name="ce10">
            <text:p>No.116, Fenglin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高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song Police Station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高松路25號</text:p>
          </table:table-cell>
          <table:table-cell office:value-type="string" table:style-name="ce10">
            <text:p>07 8010795</text:p>
          </table:table-cell>
          <table:table-cell office:value-type="float" office:value="185470.33189999999" table:style-name="ce11">
            <text:p>185470.3319</text:p>
          </table:table-cell>
          <table:table-cell office:value-type="float" office:value="2497072.6510000001" table:style-name="ce11">
            <text:p>2497072.651</text:p>
          </table:table-cell>
          <table:table-cell office:value-type="string" table:style-name="ce10">
            <text:p>No.25, Gaosong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小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aogang Police Station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平和南路119號</text:p>
          </table:table-cell>
          <table:table-cell office:value-type="string" table:style-name="ce10">
            <text:p>07 8215913</text:p>
          </table:table-cell>
          <table:table-cell office:value-type="float" office:value="181727.0986" table:style-name="ce11">
            <text:p>181727.0986</text:p>
          </table:table-cell>
          <table:table-cell office:value-type="float" office:value="2496046.6120000002" table:style-name="ce11">
            <text:p>2496046.612</text:p>
          </table:table-cell>
          <table:table-cell office:value-type="string" table:style-name="ce10">
            <text:p>No.119, Pinghe S.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桂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iyang Rd. Police Station</text:p>
          </table:table-cell>
          <table:table-cell office:value-type="float" office:value="812" table:style-name="ce11">
            <text:p>812</text:p>
          </table:table-cell>
          <table:table-cell office:value-type="string" table:style-name="ce10">
            <text:p>高雄市小港區桂陽路338號</text:p>
          </table:table-cell>
          <table:table-cell office:value-type="string" table:style-name="ce10">
            <text:p>07 7912688</text:p>
          </table:table-cell>
          <table:table-cell office:value-type="float" office:value="183298.57430000001" table:style-name="ce11">
            <text:p>183298.5743</text:p>
          </table:table-cell>
          <table:table-cell office:value-type="float" office:value="2498166.2719999999" table:style-name="ce11">
            <text:p>2498166.272</text:p>
          </table:table-cell>
          <table:table-cell office:value-type="string" table:style-name="ce10">
            <text:p>No.338, Guiyang Rd., Xiaoga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新興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xing Police Precinct</text:p>
          </table:table-cell>
          <table:table-cell office:value-type="float" office:value="801" table:style-name="ce11">
            <text:p>801</text:p>
          </table:table-cell>
          <table:table-cell office:value-type="string" table:style-name="ce10">
            <text:p>高雄市新興區中山一路100號</text:p>
          </table:table-cell>
          <table:table-cell office:value-type="string" table:style-name="ce10">
            <text:p>07 2212057</text:p>
          </table:table-cell>
          <table:table-cell office:value-type="float" office:value="178273.3371" table:style-name="ce11">
            <text:p>178273.3371</text:p>
          </table:table-cell>
          <table:table-cell office:value-type="float" office:value="2503553.9130000002" table:style-name="ce11">
            <text:p>2503553.913</text:p>
          </table:table-cell>
          <table:table-cell office:value-type="string" table:style-name="ce10">
            <text:p>No. 100, Zhongshan 1st Rd., Xinx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五福二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fu 2nd Rd.Police Station</text:p>
          </table:table-cell>
          <table:table-cell office:value-type="float" office:value="800" table:style-name="ce11">
            <text:p>800</text:p>
          </table:table-cell>
          <table:table-cell office:value-type="string" table:style-name="ce10">
            <text:p>高雄市新興區五福二路222號</text:p>
          </table:table-cell>
          <table:table-cell office:value-type="string" table:style-name="ce10">
            <text:p>07 2316481</text:p>
          </table:table-cell>
          <table:table-cell office:value-type="float" office:value="178347.35829999999" table:style-name="ce11">
            <text:p>178347.3583</text:p>
          </table:table-cell>
          <table:table-cell office:value-type="float" office:value="2502811.2609999999" table:style-name="ce11">
            <text:p>2502811.261</text:p>
          </table:table-cell>
          <table:table-cell office:value-type="string" table:style-name="ce10">
            <text:p>No. 222, Wufu 2nd Rd., Xinx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正三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eng 3rd Rd. Police Station</text:p>
          </table:table-cell>
          <table:table-cell office:value-type="float" office:value="800" table:style-name="ce11">
            <text:p>800</text:p>
          </table:table-cell>
          <table:table-cell office:value-type="string" table:style-name="ce10">
            <text:p>高雄市新興區中正三路3號</text:p>
          </table:table-cell>
          <table:table-cell office:value-type="string" table:style-name="ce10">
            <text:p>07 2270189</text:p>
          </table:table-cell>
          <table:table-cell office:value-type="float" office:value="179226.6844" table:style-name="ce11">
            <text:p>179226.6844</text:p>
          </table:table-cell>
          <table:table-cell office:value-type="float" office:value="2503530.2859999998" table:style-name="ce11">
            <text:p>2503530.286</text:p>
          </table:table-cell>
          <table:table-cell office:value-type="string" table:style-name="ce10">
            <text:p>No. 3, Zhongzheng 3rd Rd., Xinx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Police Station</text:p>
          </table:table-cell>
          <table:table-cell office:value-type="float" office:value="800" table:style-name="ce11">
            <text:p>800</text:p>
          </table:table-cell>
          <table:table-cell office:value-type="string" table:style-name="ce10">
            <text:p>高雄市新興區中山一路100號</text:p>
          </table:table-cell>
          <table:table-cell office:value-type="string" table:style-name="ce10">
            <text:p>07 2211209</text:p>
          </table:table-cell>
          <table:table-cell office:value-type="float" office:value="178273.3371" table:style-name="ce11">
            <text:p>178273.3371</text:p>
          </table:table-cell>
          <table:table-cell office:value-type="float" office:value="2503553.9130000002" table:style-name="ce11">
            <text:p>2503553.913</text:p>
          </table:table-cell>
          <table:table-cell office:value-type="string" table:style-name="ce10">
            <text:p>No. 100, Zhongshan 1st Rd., Xinx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自強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ihciang <text:s/>Rd.Police Station</text:p>
          </table:table-cell>
          <table:table-cell office:value-type="float" office:value="801" table:style-name="ce11">
            <text:p>801</text:p>
          </table:table-cell>
          <table:table-cell office:value-type="string" table:style-name="ce10">
            <text:p>高雄市前金區自強二路63號</text:p>
          </table:table-cell>
          <table:table-cell office:value-type="string" table:style-name="ce10">
            <text:p>07 2910188</text:p>
          </table:table-cell>
          <table:table-cell office:value-type="float" office:value="177598.9792" table:style-name="ce11">
            <text:p>177598.9792</text:p>
          </table:table-cell>
          <table:table-cell office:value-type="float" office:value="2502807.8969999999" table:style-name="ce11">
            <text:p>2502807.897</text:p>
          </table:table-cell>
          <table:table-cell office:value-type="string" table:style-name="ce10">
            <text:p>No. 63, Ziqiang 2nd Rd., Qianj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前金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ianjin <text:s/>Police Station</text:p>
          </table:table-cell>
          <table:table-cell office:value-type="float" office:value="801" table:style-name="ce11">
            <text:p>801</text:p>
          </table:table-cell>
          <table:table-cell office:value-type="string" table:style-name="ce10">
            <text:p>高雄市前金區中正四路174號</text:p>
          </table:table-cell>
          <table:table-cell office:value-type="string" table:style-name="ce10">
            <text:p>07 2212901</text:p>
          </table:table-cell>
          <table:table-cell office:value-type="float" office:value="177487.9069" table:style-name="ce11">
            <text:p>177487.9069</text:p>
          </table:table-cell>
          <table:table-cell office:value-type="float" office:value="2503394.1469999999" table:style-name="ce11">
            <text:p>2503394.147</text:p>
          </table:table-cell>
          <table:table-cell office:value-type="string" table:style-name="ce10">
            <text:p>No. 174, Zhongzheng 4th Rd., Qianj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苓雅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ingya Police Precinct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苓雅一路367號</text:p>
          </table:table-cell>
          <table:table-cell office:value-type="string" table:style-name="ce10">
            <text:p>07 3353760</text:p>
          </table:table-cell>
          <table:table-cell office:value-type="float" office:value="178406.75510000001" table:style-name="ce11">
            <text:p>178406.7551</text:p>
          </table:table-cell>
          <table:table-cell office:value-type="float" office:value="2502196.5819999999" table:style-name="ce11">
            <text:p>2502196.582</text:p>
          </table:table-cell>
          <table:table-cell office:value-type="string" table:style-name="ce10">
            <text:p>No.367, Lingya 1st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福德二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de 2nd Rd. Police Station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福德二路77號</text:p>
          </table:table-cell>
          <table:table-cell office:value-type="string" table:style-name="ce10">
            <text:p>07 7233343</text:p>
          </table:table-cell>
          <table:table-cell office:value-type="float" office:value="180918.57870000001" table:style-name="ce11">
            <text:p>180918.5787</text:p>
          </table:table-cell>
          <table:table-cell office:value-type="float" office:value="2503734.9730000002" table:style-name="ce11">
            <text:p>2503734.973</text:p>
          </table:table-cell>
          <table:table-cell office:value-type="string" table:style-name="ce10">
            <text:p>No.77, Fude 2nd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凱旋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ixuan Rd. Police Station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凱旋二路145號</text:p>
          </table:table-cell>
          <table:table-cell office:value-type="string" table:style-name="ce10">
            <text:p>07 2236222</text:p>
          </table:table-cell>
          <table:table-cell office:value-type="float" office:value="180270.17939999999" table:style-name="ce11">
            <text:p>180270.1794</text:p>
          </table:table-cell>
          <table:table-cell office:value-type="float" office:value="2503414.5070000002" table:style-name="ce11">
            <text:p>2503414.507</text:p>
          </table:table-cell>
          <table:table-cell office:value-type="string" table:style-name="ce10">
            <text:p>No.145, Kaixuan 2nd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三多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duo Rd. Police Station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三多一路168號</text:p>
          </table:table-cell>
          <table:table-cell office:value-type="string" table:style-name="ce10">
            <text:p>07 7615655</text:p>
          </table:table-cell>
          <table:table-cell office:value-type="float" office:value="181145.27600000001" table:style-name="ce11">
            <text:p>181145.276</text:p>
          </table:table-cell>
          <table:table-cell office:value-type="float" office:value="2502637.423" table:style-name="ce11">
            <text:p>2502637.423</text:p>
          </table:table-cell>
          <table:table-cell office:value-type="string" table:style-name="ce10">
            <text:p>No.168, Sanduo 1st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民權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quan Rd. Police Station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四維二路369號</text:p>
          </table:table-cell>
          <table:table-cell office:value-type="string" table:style-name="ce10">
            <text:p>07 3333631</text:p>
          </table:table-cell>
          <table:table-cell office:value-type="float" office:value="179454.2268" table:style-name="ce11">
            <text:p>179454.2268</text:p>
          </table:table-cell>
          <table:table-cell office:value-type="float" office:value="2502377.193" table:style-name="ce11">
            <text:p>2502377.193</text:p>
          </table:table-cell>
          <table:table-cell office:value-type="string" table:style-name="ce10">
            <text:p>No.369, Siwei 2nd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成功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ong Rd. Police Station</text:p>
          </table:table-cell>
          <table:table-cell office:value-type="float" office:value="802" table:style-name="ce11">
            <text:p>802</text:p>
          </table:table-cell>
          <table:table-cell office:value-type="string" table:style-name="ce10">
            <text:p>高雄市苓雅區成功一路136號</text:p>
          </table:table-cell>
          <table:table-cell office:value-type="string" table:style-name="ce10">
            <text:p>07 3334793</text:p>
          </table:table-cell>
          <table:table-cell office:value-type="float" office:value="177799.09039999999" table:style-name="ce11">
            <text:p>177799.0904</text:p>
          </table:table-cell>
          <table:table-cell office:value-type="float" office:value="2501803.875" table:style-name="ce11">
            <text:p>2501803.875</text:p>
          </table:table-cell>
          <table:table-cell office:value-type="string" table:style-name="ce10">
            <text:p>No.136, Chenggong 1st Rd., Lingy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鹽埕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ancheng Police Precinct</text:p>
          </table:table-cell>
          <table:table-cell office:value-type="float" office:value="803" table:style-name="ce11">
            <text:p>803</text:p>
          </table:table-cell>
          <table:table-cell office:value-type="string" table:style-name="ce10">
            <text:p>高雄市鹽埕區建國四路337號</text:p>
          </table:table-cell>
          <table:table-cell office:value-type="string" table:style-name="ce10">
            <text:p>07 5513424</text:p>
          </table:table-cell>
          <table:table-cell office:value-type="float" office:value="176316.08420000001" table:style-name="ce11">
            <text:p>176316.0842</text:p>
          </table:table-cell>
          <table:table-cell office:value-type="float" office:value="2503619.5920000002" table:style-name="ce11">
            <text:p>2503619.592</text:p>
          </table:table-cell>
          <table:table-cell office:value-type="string" table:style-name="ce10">
            <text:p>No.337, Jianguo 4th Rd., Yanche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建國四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uo 4th Rd. Police Station</text:p>
          </table:table-cell>
          <table:table-cell office:value-type="float" office:value="803" table:style-name="ce11">
            <text:p>803</text:p>
          </table:table-cell>
          <table:table-cell office:value-type="string" table:style-name="ce10">
            <text:p>高雄市鹽埕區建國四路337號</text:p>
          </table:table-cell>
          <table:table-cell office:value-type="string" table:style-name="ce10">
            <text:p>07 5512832</text:p>
          </table:table-cell>
          <table:table-cell office:value-type="float" office:value="176316.08420000001" table:style-name="ce11">
            <text:p>176316.0842</text:p>
          </table:table-cell>
          <table:table-cell office:value-type="float" office:value="2503619.5920000002" table:style-name="ce11">
            <text:p>2503619.592</text:p>
          </table:table-cell>
          <table:table-cell office:value-type="string" table:style-name="ce10">
            <text:p>No.257, Jianguo 4th Rd., Yanche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五福四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fu 4th Rd.Police Station</text:p>
          </table:table-cell>
          <table:table-cell office:value-type="float" office:value="803" table:style-name="ce11">
            <text:p>803</text:p>
          </table:table-cell>
          <table:table-cell office:value-type="string" table:style-name="ce10">
            <text:p>高雄市鹽埕區五福四路107號</text:p>
          </table:table-cell>
          <table:table-cell office:value-type="string" table:style-name="ce10">
            <text:p>07 5512968</text:p>
          </table:table-cell>
          <table:table-cell office:value-type="float" office:value="176521.7058" table:style-name="ce11">
            <text:p>176521.7058</text:p>
          </table:table-cell>
          <table:table-cell office:value-type="float" office:value="2502671.1540000001" table:style-name="ce11">
            <text:p>2502671.154</text:p>
          </table:table-cell>
          <table:table-cell office:value-type="string" table:style-name="ce10">
            <text:p>No.107, Wufu 4th Rd., Yanche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七賢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xian Rd. Police Station</text:p>
          </table:table-cell>
          <table:table-cell office:value-type="float" office:value="803" table:style-name="ce11">
            <text:p>803</text:p>
          </table:table-cell>
          <table:table-cell office:value-type="string" table:style-name="ce10">
            <text:p>高雄市鹽埕區七賢三路170號</text:p>
          </table:table-cell>
          <table:table-cell office:value-type="string" table:style-name="ce10">
            <text:p>07 5513534</text:p>
          </table:table-cell>
          <table:table-cell office:value-type="float" office:value="176296.25459999999" table:style-name="ce11">
            <text:p>176296.2546</text:p>
          </table:table-cell>
          <table:table-cell office:value-type="float" office:value="2503198.2209999999" table:style-name="ce11">
            <text:p>2503198.221</text:p>
          </table:table-cell>
          <table:table-cell office:value-type="string" table:style-name="ce10">
            <text:p>No.170, Cisian 3rd Rd., Yanche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鼓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Gushan Police Precinct</text:p>
          </table:table-cell>
          <table:table-cell office:value-type="float" office:value="804" table:style-name="ce11">
            <text:p>804</text:p>
          </table:table-cell>
          <table:table-cell office:value-type="string" table:style-name="ce10">
            <text:p>高雄市鼓山區雄峰路18號</text:p>
          </table:table-cell>
          <table:table-cell office:value-type="string" table:style-name="ce10">
            <text:p>07 5514005</text:p>
          </table:table-cell>
          <table:table-cell office:value-type="float" office:value="176507.152" table:style-name="ce11">
            <text:p>176507.152</text:p>
          </table:table-cell>
          <table:table-cell office:value-type="float" office:value="2507820.0460000001" table:style-name="ce11">
            <text:p>2507820.046</text:p>
          </table:table-cell>
          <table:table-cell office:value-type="string" table:style-name="ce10">
            <text:p>No.18, Xiongfeng Rd., Gu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ou Police Station</text:p>
          </table:table-cell>
          <table:table-cell office:value-type="float" office:value="805" table:style-name="ce11">
            <text:p>805</text:p>
          </table:table-cell>
          <table:table-cell office:value-type="string" table:style-name="ce10">
            <text:p>高雄市旗津區中洲二路66號</text:p>
          </table:table-cell>
          <table:table-cell office:value-type="string" table:style-name="ce10">
            <text:p>07 5712328</text:p>
          </table:table-cell>
          <table:table-cell office:value-type="float" office:value="177780.31200000001" table:style-name="ce11">
            <text:p>177780.312</text:p>
          </table:table-cell>
          <table:table-cell office:value-type="float" office:value="2497369.156" table:style-name="ce11">
            <text:p>2497369.156</text:p>
          </table:table-cell>
          <table:table-cell office:value-type="string" table:style-name="ce10">
            <text:p>No.66, Zhongzhou 2nd Rd., Qij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旗津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Qijin Police Station</text:p>
          </table:table-cell>
          <table:table-cell office:value-type="float" office:value="805" table:style-name="ce11">
            <text:p>805</text:p>
          </table:table-cell>
          <table:table-cell office:value-type="string" table:style-name="ce10">
            <text:p>高雄市旗津區廟前路137號</text:p>
          </table:table-cell>
          <table:table-cell office:value-type="string" table:style-name="ce10">
            <text:p>07 5715492</text:p>
          </table:table-cell>
          <table:table-cell office:value-type="float" office:value="174858.7586" table:style-name="ce11">
            <text:p>174858.7586</text:p>
          </table:table-cell>
          <table:table-cell office:value-type="float" office:value="2501732.9160000002" table:style-name="ce11">
            <text:p>2501732.916</text:p>
          </table:table-cell>
          <table:table-cell office:value-type="string" table:style-name="ce10">
            <text:p>No.137, Miaoqian Rd., Qij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新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bin Police Station</text:p>
          </table:table-cell>
          <table:table-cell office:value-type="float" office:value="804" table:style-name="ce11">
            <text:p>804</text:p>
          </table:table-cell>
          <table:table-cell office:value-type="string" table:style-name="ce10">
            <text:p>高雄市鼓山區臨海三路2號</text:p>
          </table:table-cell>
          <table:table-cell office:value-type="string" table:style-name="ce10">
            <text:p>07 5514863</text:p>
          </table:table-cell>
          <table:table-cell office:value-type="float" office:value="175498.86249999999" table:style-name="ce11">
            <text:p>175498.8625</text:p>
          </table:table-cell>
          <table:table-cell office:value-type="float" office:value="2502644.844" table:style-name="ce11">
            <text:p>2502644.844</text:p>
          </table:table-cell>
          <table:table-cell office:value-type="string" table:style-name="ce10">
            <text:p>No.2, Linhai 3rd Rd., Gu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鼓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shan Police Station</text:p>
          </table:table-cell>
          <table:table-cell office:value-type="float" office:value="804" table:style-name="ce11">
            <text:p>804</text:p>
          </table:table-cell>
          <table:table-cell office:value-type="string" table:style-name="ce10">
            <text:p>高雄市鼓山區鼓山二路81號</text:p>
          </table:table-cell>
          <table:table-cell office:value-type="string" table:style-name="ce10">
            <text:p>07 5512673</text:p>
          </table:table-cell>
          <table:table-cell office:value-type="float" office:value="176238.93119999999" table:style-name="ce11">
            <text:p>176238.9312</text:p>
          </table:table-cell>
          <table:table-cell office:value-type="float" office:value="2504006.9249999998" table:style-name="ce11">
            <text:p>2504006.925</text:p>
          </table:table-cell>
          <table:table-cell office:value-type="string" table:style-name="ce10">
            <text:p>No.81, Gushan 2nd Rd., Gu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內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wei Police Station</text:p>
          </table:table-cell>
          <table:table-cell office:value-type="float" office:value="804" table:style-name="ce11">
            <text:p>804</text:p>
          </table:table-cell>
          <table:table-cell office:value-type="string" table:style-name="ce10">
            <text:p>高雄市鼓山區九如四路1139號</text:p>
          </table:table-cell>
          <table:table-cell office:value-type="string" table:style-name="ce10">
            <text:p>07 5826970</text:p>
          </table:table-cell>
          <table:table-cell office:value-type="float" office:value="175927.58100000001" table:style-name="ce11">
            <text:p>175927.581</text:p>
          </table:table-cell>
          <table:table-cell office:value-type="float" office:value="2506758.7059999998" table:style-name="ce11">
            <text:p>2506758.706</text:p>
          </table:table-cell>
          <table:table-cell office:value-type="string" table:style-name="ce10">
            <text:p>No.1139, Jiuru 4th Rd., Gu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龍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hua Police Station</text:p>
          </table:table-cell>
          <table:table-cell office:value-type="float" office:value="804" table:style-name="ce11">
            <text:p>804</text:p>
          </table:table-cell>
          <table:table-cell office:value-type="string" table:style-name="ce10">
            <text:p>高雄市鼓山區中華一路301號</text:p>
          </table:table-cell>
          <table:table-cell office:value-type="string" table:style-name="ce10">
            <text:p>07 5551802</text:p>
          </table:table-cell>
          <table:table-cell office:value-type="float" office:value="177330.82689999999" table:style-name="ce11">
            <text:p>177330.8269</text:p>
          </table:table-cell>
          <table:table-cell office:value-type="float" office:value="2506863.9550000001" table:style-name="ce11">
            <text:p>2506863.955</text:p>
          </table:table-cell>
          <table:table-cell office:value-type="string" table:style-name="ce10">
            <text:p>No.301, Zhonghua 1st Rd., Gu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楠梓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Nanzih Police Precinct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外環西路119號</text:p>
          </table:table-cell>
          <table:table-cell office:value-type="string" table:style-name="ce10">
            <text:p>07 3653190</text:p>
          </table:table-cell>
          <table:table-cell office:value-type="float" office:value="178078.37229999999" table:style-name="ce11">
            <text:p>178078.3723</text:p>
          </table:table-cell>
          <table:table-cell office:value-type="float" office:value="2513219.804" table:style-name="ce11">
            <text:p>2513219.804</text:p>
          </table:table-cell>
          <table:table-cell office:value-type="string" table:style-name="ce10">
            <text:p>No.119, Waihuan West Road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翠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uiping Police Station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德祥路147號</text:p>
          </table:table-cell>
          <table:table-cell office:value-type="string" table:style-name="ce10">
            <text:p>07 3649783</text:p>
          </table:table-cell>
          <table:table-cell office:value-type="float" office:value="179068.07120000001" table:style-name="ce11">
            <text:p>179068.0712</text:p>
          </table:table-cell>
          <table:table-cell office:value-type="float" office:value="2514176.8020000001" table:style-name="ce11">
            <text:p>2514176.802</text:p>
          </table:table-cell>
          <table:table-cell office:value-type="string" table:style-name="ce10">
            <text:p>No.147, Desiang Road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楠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zih Police Station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旗楠路160號</text:p>
          </table:table-cell>
          <table:table-cell office:value-type="string" table:style-name="ce10">
            <text:p>07 3511145</text:p>
          </table:table-cell>
          <table:table-cell office:value-type="float" office:value="181044.74340000001" table:style-name="ce11">
            <text:p>181044.7434</text:p>
          </table:table-cell>
          <table:table-cell office:value-type="float" office:value="2514700.1809999999" table:style-name="ce11">
            <text:p>2514700.181</text:p>
          </table:table-cell>
          <table:table-cell office:value-type="string" table:style-name="ce10">
            <text:p>No.160, Cinan Road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後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ujin Police Station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後昌路214號</text:p>
          </table:table-cell>
          <table:table-cell office:value-type="string" table:style-name="ce10">
            <text:p>07 3612554</text:p>
          </table:table-cell>
          <table:table-cell office:value-type="float" office:value="179043.86319999999" table:style-name="ce11">
            <text:p>179043.8632</text:p>
          </table:table-cell>
          <table:table-cell office:value-type="float" office:value="2512946.1409999998" table:style-name="ce11">
            <text:p>2512946.141</text:p>
          </table:table-cell>
          <table:table-cell office:value-type="string" table:style-name="ce10">
            <text:p>No.214,houchang Road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右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uchang Police Station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右昌街250號</text:p>
          </table:table-cell>
          <table:table-cell office:value-type="string" table:style-name="ce10">
            <text:p>07 3612977</text:p>
          </table:table-cell>
          <table:table-cell office:value-type="float" office:value="177019.31409999999" table:style-name="ce11">
            <text:p>177019.3141</text:p>
          </table:table-cell>
          <table:table-cell office:value-type="float" office:value="2512605.0120000001" table:style-name="ce11">
            <text:p>2512605.012</text:p>
          </table:table-cell>
          <table:table-cell office:value-type="string" table:style-name="ce10">
            <text:p>No.250, Youchang Street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加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chang Police Station</text:p>
          </table:table-cell>
          <table:table-cell office:value-type="float" office:value="811" table:style-name="ce11">
            <text:p>811</text:p>
          </table:table-cell>
          <table:table-cell office:value-type="string" table:style-name="ce10">
            <text:p>高雄市楠梓區外環西路119號</text:p>
          </table:table-cell>
          <table:table-cell office:value-type="string" table:style-name="ce10">
            <text:p>07 3655961</text:p>
          </table:table-cell>
          <table:table-cell office:value-type="float" office:value="178078.37229999999" table:style-name="ce11">
            <text:p>178078.3723</text:p>
          </table:table-cell>
          <table:table-cell office:value-type="float" office:value="2513219.804" table:style-name="ce11">
            <text:p>2513219.804</text:p>
          </table:table-cell>
          <table:table-cell office:value-type="string" table:style-name="ce10">
            <text:p>No.119, Waihuan West Road, Nanzi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三民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anmin Second Police Precinct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覺民路366號</text:p>
          </table:table-cell>
          <table:table-cell office:value-type="string" table:style-name="ce10">
            <text:p>07 3814093</text:p>
          </table:table-cell>
          <table:table-cell office:value-type="float" office:value="181518.69149999999" table:style-name="ce11">
            <text:p>181518.6915</text:p>
          </table:table-cell>
          <table:table-cell office:value-type="float" office:value="2504660.6260000002" table:style-name="ce11">
            <text:p>2504660.626</text:p>
          </table:table-cell>
          <table:table-cell office:value-type="string" table:style-name="ce10">
            <text:p>No.366, Jyuemin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鼎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shan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鼎山街260號</text:p>
          </table:table-cell>
          <table:table-cell office:value-type="string" table:style-name="ce10">
            <text:p>07 3907880</text:p>
          </table:table-cell>
          <table:table-cell office:value-type="float" office:value="180292.52729999999" table:style-name="ce11">
            <text:p>180292.5273</text:p>
          </table:table-cell>
          <table:table-cell office:value-type="float" office:value="2506707.9950000001" table:style-name="ce11">
            <text:p>2506707.995</text:p>
          </table:table-cell>
          <table:table-cell office:value-type="string" table:style-name="ce10">
            <text:p>No.260, Dingshan St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陽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gming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義華路272號</text:p>
          </table:table-cell>
          <table:table-cell office:value-type="string" table:style-name="ce10">
            <text:p>07 3922032</text:p>
          </table:table-cell>
          <table:table-cell office:value-type="float" office:value="181932.5117" table:style-name="ce11">
            <text:p>181932.5117</text:p>
          </table:table-cell>
          <table:table-cell office:value-type="float" office:value="2504966.1120000002" table:style-name="ce11">
            <text:p>2504966.112</text:p>
          </table:table-cell>
          <table:table-cell office:value-type="string" table:style-name="ce10">
            <text:p>No.272, Yihua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鼎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jin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鼎力路125號</text:p>
          </table:table-cell>
          <table:table-cell office:value-type="string" table:style-name="ce10">
            <text:p>07 3426730</text:p>
          </table:table-cell>
          <table:table-cell office:value-type="float" office:value="180312.92259999999" table:style-name="ce11">
            <text:p>180312.9226</text:p>
          </table:table-cell>
          <table:table-cell office:value-type="float" office:value="2507541.3029999998" table:style-name="ce11">
            <text:p>2507541.303</text:p>
          </table:table-cell>
          <table:table-cell office:value-type="string" table:style-name="ce10">
            <text:p>No.125, Dingli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民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u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民族一路208號</text:p>
          </table:table-cell>
          <table:table-cell office:value-type="string" table:style-name="ce10">
            <text:p>07 3822653</text:p>
          </table:table-cell>
          <table:table-cell office:value-type="float" office:value="179614.6531" table:style-name="ce11">
            <text:p>179614.6531</text:p>
          </table:table-cell>
          <table:table-cell office:value-type="float" office:value="2505451.6749999998" table:style-name="ce11">
            <text:p>2505451.675</text:p>
          </table:table-cell>
          <table:table-cell office:value-type="string" table:style-name="ce10">
            <text:p>No.208, Minzu 1st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覺民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emin Rd. Police Station</text:p>
          </table:table-cell>
          <table:table-cell office:value-type="float" office:value="807" table:style-name="ce11">
            <text:p>807</text:p>
          </table:table-cell>
          <table:table-cell office:value-type="string" table:style-name="ce10">
            <text:p>高雄市三民區覺民路366號</text:p>
          </table:table-cell>
          <table:table-cell office:value-type="string" table:style-name="ce10">
            <text:p>07 3842108</text:p>
          </table:table-cell>
          <table:table-cell office:value-type="float" office:value="181518.69149999999" table:style-name="ce11">
            <text:p>181518.6915</text:p>
          </table:table-cell>
          <table:table-cell office:value-type="float" office:value="2504660.6260000002" table:style-name="ce11">
            <text:p>2504660.626</text:p>
          </table:table-cell>
          <table:table-cell office:value-type="string" table:style-name="ce10">
            <text:p>No.366, Jyuemin Rd., Sanm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六龜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iugui Police Precinct<text:s text:c="3"/></text:p>
          </table:table-cell>
          <table:table-cell office:value-type="float" office:value="844" table:style-name="ce11">
            <text:p>844</text:p>
          </table:table-cell>
          <table:table-cell office:value-type="string" table:style-name="ce10">
            <text:p>高雄市六龜區民生路1號</text:p>
          </table:table-cell>
          <table:table-cell office:value-type="string" table:style-name="ce10">
            <text:p>07 6891119</text:p>
          </table:table-cell>
          <table:table-cell office:value-type="float" office:value="212465.57500000001" table:style-name="ce11">
            <text:p>212465.575</text:p>
          </table:table-cell>
          <table:table-cell office:value-type="float" office:value="2544082.0290000001" table:style-name="ce11">
            <text:p>2544082.029</text:p>
          </table:table-cell>
          <table:table-cell office:value-type="string" table:style-name="ce10">
            <text:p>No.1, Minsheng Rd., Liugu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高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ojhong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興中巷90號</text:p>
          </table:table-cell>
          <table:table-cell office:value-type="string" table:style-name="ce10">
            <text:p>07 6881385</text:p>
          </table:table-cell>
          <table:table-cell office:value-type="float" office:value="221208.674" table:style-name="ce11">
            <text:p>221208.674</text:p>
          </table:table-cell>
          <table:table-cell office:value-type="float" office:value="2558750.06" table:style-name="ce11">
            <text:p>2558750.06</text:p>
          </table:table-cell>
          <table:table-cell office:value-type="string" table:style-name="ce10">
            <text:p>No.90, Xingzhong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拉芙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a Fulan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梅蘭里113號</text:p>
          </table:table-cell>
          <table:table-cell office:value-type="string" table:style-name="ce10">
            <text:p>07 6866087</text:p>
          </table:table-cell>
          <table:table-cell office:value-type="float" office:value="230850.717" table:style-name="ce11">
            <text:p>230850.717</text:p>
          </table:table-cell>
          <table:table-cell office:value-type="float" office:value="2570886.7089999998" table:style-name="ce11">
            <text:p>2570886.709</text:p>
          </table:table-cell>
          <table:table-cell office:value-type="string" table:style-name="ce10">
            <text:p>No.113, Lafulan Rd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梅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shan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梅山里52號</text:p>
          </table:table-cell>
          <table:table-cell office:value-type="string" table:style-name="ce10">
            <text:p>07 6866170</text:p>
          </table:table-cell>
          <table:table-cell office:value-type="float" office:value="232199.96" table:style-name="ce11">
            <text:p>232199.96</text:p>
          </table:table-cell>
          <table:table-cell office:value-type="float" office:value="2573561.3659999999" table:style-name="ce11">
            <text:p>2573561.366</text:p>
          </table:table-cell>
          <table:table-cell office:value-type="string" table:style-name="ce10">
            <text:p>No.52, Meishan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茂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aolin Police Station</text:p>
          </table:table-cell>
          <table:table-cell office:value-type="float" office:value="851" table:style-name="ce11">
            <text:p>851</text:p>
          </table:table-cell>
          <table:table-cell office:value-type="string" table:style-name="ce10">
            <text:p>高雄市茂林區茂林里茂林巷13號</text:p>
          </table:table-cell>
          <table:table-cell office:value-type="string" table:style-name="ce10">
            <text:p>07 6801200</text:p>
          </table:table-cell>
          <table:table-cell office:value-type="float" office:value="215546.40429999999" table:style-name="ce11">
            <text:p>215546.4043</text:p>
          </table:table-cell>
          <table:table-cell office:value-type="float" office:value="2531769.5260000001" table:style-name="ce11">
            <text:p>2531769.526</text:p>
          </table:table-cell>
          <table:table-cell office:value-type="string" table:style-name="ce10">
            <text:p>No.13, Maolin Ln., Maol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萬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nshan Police Station</text:p>
          </table:table-cell>
          <table:table-cell office:value-type="float" office:value="851" table:style-name="ce11">
            <text:p>851</text:p>
          </table:table-cell>
          <table:table-cell office:value-type="string" table:style-name="ce10">
            <text:p>高雄市茂林區萬山里1號</text:p>
          </table:table-cell>
          <table:table-cell office:value-type="string" table:style-name="ce10">
            <text:p>07 6801203</text:p>
          </table:table-cell>
          <table:table-cell office:value-type="float" office:value="217226.60490000001" table:style-name="ce11">
            <text:p>217226.6049</text:p>
          </table:table-cell>
          <table:table-cell office:value-type="float" office:value="2534307.6460000002" table:style-name="ce11">
            <text:p>2534307.646</text:p>
          </table:table-cell>
          <table:table-cell office:value-type="string" table:style-name="ce10">
            <text:p>No.1, Wanshan Ln., Maol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多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ona Police Station</text:p>
          </table:table-cell>
          <table:table-cell office:value-type="float" office:value="851" table:style-name="ce11">
            <text:p>851</text:p>
          </table:table-cell>
          <table:table-cell office:value-type="string" table:style-name="ce10">
            <text:p>高雄市茂林區多納里1號</text:p>
          </table:table-cell>
          <table:table-cell office:value-type="string" table:style-name="ce10">
            <text:p>07 6801208</text:p>
          </table:table-cell>
          <table:table-cell office:value-type="float" office:value="220854.45069999999" table:style-name="ce11">
            <text:p>220854.4507</text:p>
          </table:table-cell>
          <table:table-cell office:value-type="float" office:value="2534361.9369999999" table:style-name="ce11">
            <text:p>2534361.937</text:p>
          </table:table-cell>
          <table:table-cell office:value-type="string" table:style-name="ce10">
            <text:p>No.1, Duona Ln., Maol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那瑪夏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maxia Police Station</text:p>
          </table:table-cell>
          <table:table-cell office:value-type="float" office:value="849" table:style-name="ce11">
            <text:p>849</text:p>
          </table:table-cell>
          <table:table-cell office:value-type="string" table:style-name="ce10">
            <text:p>高雄市那瑪夏區瑪雅里平和巷89號</text:p>
          </table:table-cell>
          <table:table-cell office:value-type="string" table:style-name="ce10">
            <text:p>07 6701168</text:p>
          </table:table-cell>
          <table:table-cell office:value-type="float" office:value="218956.00109999999" table:style-name="ce11">
            <text:p>218956.0011</text:p>
          </table:table-cell>
          <table:table-cell office:value-type="float" office:value="2570604.0279999999" table:style-name="ce11">
            <text:p>2570604.028</text:p>
          </table:table-cell>
          <table:table-cell office:value-type="string" table:style-name="ce10">
            <text:p>No.89, Pinghe Ln., Namaxi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達卡努瓦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kanuwa Police Station</text:p>
          </table:table-cell>
          <table:table-cell office:value-type="float" office:value="849" table:style-name="ce11">
            <text:p>849</text:p>
          </table:table-cell>
          <table:table-cell office:value-type="string" table:style-name="ce10">
            <text:p>高雄市那瑪夏區民生里秀嶺巷87號</text:p>
          </table:table-cell>
          <table:table-cell office:value-type="string" table:style-name="ce10">
            <text:p>07 6701118</text:p>
          </table:table-cell>
          <table:table-cell office:value-type="float" office:value="221306.5932" table:style-name="ce11">
            <text:p>221306.5932</text:p>
          </table:table-cell>
          <table:table-cell office:value-type="float" office:value="2573957.8319999999" table:style-name="ce11">
            <text:p>2573957.832</text:p>
          </table:table-cell>
          <table:table-cell office:value-type="string" table:style-name="ce10">
            <text:p>No.87, Xiuling Ln., Namaxia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森濤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entao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寶山里藤枝78號</text:p>
          </table:table-cell>
          <table:table-cell office:value-type="string" table:style-name="ce10">
            <text:p>07 6892474</text:p>
          </table:table-cell>
          <table:table-cell office:value-type="float" office:value="224898.1753" table:style-name="ce11">
            <text:p>224898.1753</text:p>
          </table:table-cell>
          <table:table-cell office:value-type="float" office:value="2551783.662" table:style-name="ce11">
            <text:p>2551783.662</text:p>
          </table:table-cell>
          <table:table-cell office:value-type="string" table:style-name="ce10">
            <text:p>No.78, Baoshan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寶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oshan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寶山里16號</text:p>
          </table:table-cell>
          <table:table-cell office:value-type="string" table:style-name="ce10">
            <text:p>07 6892464</text:p>
          </table:table-cell>
          <table:table-cell office:value-type="float" office:value="220177.8498" table:style-name="ce11">
            <text:p>220177.8498</text:p>
          </table:table-cell>
          <table:table-cell office:value-type="float" office:value="2548356.2069999999" table:style-name="ce11">
            <text:p>2548356.207</text:p>
          </table:table-cell>
          <table:table-cell office:value-type="string" table:style-name="ce10">
            <text:p>No.16, Baoshan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義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bao Police Station</text:p>
          </table:table-cell>
          <table:table-cell office:value-type="float" office:value="844" table:style-name="ce11">
            <text:p>844</text:p>
          </table:table-cell>
          <table:table-cell office:value-type="string" table:style-name="ce10">
            <text:p>高雄市六龜區民生路1號</text:p>
          </table:table-cell>
          <table:table-cell office:value-type="string" table:style-name="ce10">
            <text:p>07 6891049</text:p>
          </table:table-cell>
          <table:table-cell office:value-type="float" office:value="212462.6378" table:style-name="ce11">
            <text:p>212462.6378</text:p>
          </table:table-cell>
          <table:table-cell office:value-type="float" office:value="2544068.622" table:style-name="ce11">
            <text:p>2544068.622</text:p>
          </table:table-cell>
          <table:table-cell office:value-type="string" table:style-name="ce10">
            <text:p>No.1, Minsheng Rd., Liugu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桃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oyuan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桃源里南進巷183號</text:p>
          </table:table-cell>
          <table:table-cell office:value-type="string" table:style-name="ce10">
            <text:p>07 6861176</text:p>
          </table:table-cell>
          <table:table-cell office:value-type="float" office:value="225811.99400000001" table:style-name="ce11">
            <text:p>225811.994</text:p>
          </table:table-cell>
          <table:table-cell office:value-type="float" office:value="2561855.9929999998" table:style-name="ce11">
            <text:p>2561855.993</text:p>
          </table:table-cell>
          <table:table-cell office:value-type="string" table:style-name="ce10">
            <text:p>No.183, Nanjin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新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wei Police Station</text:p>
          </table:table-cell>
          <table:table-cell office:value-type="float" office:value="844" table:style-name="ce11">
            <text:p>844</text:p>
          </table:table-cell>
          <table:table-cell office:value-type="string" table:style-name="ce10">
            <text:p>高雄市六龜區新威路127號</text:p>
          </table:table-cell>
          <table:table-cell office:value-type="string" table:style-name="ce10">
            <text:p>07 6871176</text:p>
          </table:table-cell>
          <table:table-cell office:value-type="float" office:value="211911.67970000001" table:style-name="ce11">
            <text:p>211911.6797</text:p>
          </table:table-cell>
          <table:table-cell office:value-type="float" office:value="2533553.1809999999" table:style-name="ce11">
            <text:p>2533553.181</text:p>
          </table:table-cell>
          <table:table-cell office:value-type="string" table:style-name="ce10">
            <text:p>No.127, Xinwei, Liugu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荖濃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aonong Police Station</text:p>
          </table:table-cell>
          <table:table-cell office:value-type="float" office:value="844" table:style-name="ce11">
            <text:p>844</text:p>
          </table:table-cell>
          <table:table-cell office:value-type="string" table:style-name="ce10">
            <text:p>高雄市六龜區裕濃路18號</text:p>
          </table:table-cell>
          <table:table-cell office:value-type="string" table:style-name="ce10">
            <text:p>07 6881014</text:p>
          </table:table-cell>
          <table:table-cell office:value-type="float" office:value="216445.69" table:style-name="ce11">
            <text:p>216445.69</text:p>
          </table:table-cell>
          <table:table-cell office:value-type="float" office:value="2552203.8289999999" table:style-name="ce11">
            <text:p>2552203.829</text:p>
          </table:table-cell>
          <table:table-cell office:value-type="string" table:style-name="ce10">
            <text:p>No.18, Yunong Rd., Liugu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寶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olai Police Station</text:p>
          </table:table-cell>
          <table:table-cell office:value-type="float" office:value="844" table:style-name="ce11">
            <text:p>844</text:p>
          </table:table-cell>
          <table:table-cell office:value-type="string" table:style-name="ce10">
            <text:p>高雄市六龜區中正路21號</text:p>
          </table:table-cell>
          <table:table-cell office:value-type="string" table:style-name="ce10">
            <text:p>07 6881170</text:p>
          </table:table-cell>
          <table:table-cell office:value-type="float" office:value="219138.29300000001" table:style-name="ce11">
            <text:p>219138.293</text:p>
          </table:table-cell>
          <table:table-cell office:value-type="float" office:value="2556222.682" table:style-name="ce11">
            <text:p>2556222.682</text:p>
          </table:table-cell>
          <table:table-cell office:value-type="string" table:style-name="ce10">
            <text:p>No.21, Zhongzheng Rd., Liugu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建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shan Police Station</text:p>
          </table:table-cell>
          <table:table-cell office:value-type="float" office:value="848" table:style-name="ce11">
            <text:p>848</text:p>
          </table:table-cell>
          <table:table-cell office:value-type="string" table:style-name="ce10">
            <text:p>高雄市桃源區建山巷61號</text:p>
          </table:table-cell>
          <table:table-cell office:value-type="string" table:style-name="ce10">
            <text:p>07 6881170</text:p>
          </table:table-cell>
          <table:table-cell office:value-type="float" office:value="217582.96" table:style-name="ce11">
            <text:p>217582.96</text:p>
          </table:table-cell>
          <table:table-cell office:value-type="float" office:value="2556228.04" table:style-name="ce11">
            <text:p>2556228.04</text:p>
          </table:table-cell>
          <table:table-cell office:value-type="string" table:style-name="ce10">
            <text:p>No.61, Jianshan Ln., Tao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岡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Gangshan Precince</text:p>
          </table:table-cell>
          <table:table-cell office:value-type="float" office:value="820" table:style-name="ce11">
            <text:p>820</text:p>
          </table:table-cell>
          <table:table-cell office:value-type="string" table:style-name="ce10">
            <text:p>高雄市岡山區壽天路10號</text:p>
          </table:table-cell>
          <table:table-cell office:value-type="string" table:style-name="ce10">
            <text:p>07 6212025</text:p>
          </table:table-cell>
          <table:table-cell office:value-type="float" office:value="177649.7194" table:style-name="ce11">
            <text:p>177649.7194</text:p>
          </table:table-cell>
          <table:table-cell office:value-type="float" office:value="2521932.6540000001" table:style-name="ce11">
            <text:p>2521932.654</text:p>
          </table:table-cell>
          <table:table-cell office:value-type="string" table:style-name="ce10">
            <text:p>No.10, Shoutian Road, Gangsh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深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nshui Police Station</text:p>
          </table:table-cell>
          <table:table-cell office:value-type="float" office:value="824" table:style-name="ce11">
            <text:p>824</text:p>
          </table:table-cell>
          <table:table-cell office:value-type="string" table:style-name="ce10">
            <text:p>高雄市燕巢區深興路88號</text:p>
          </table:table-cell>
          <table:table-cell office:value-type="string" table:style-name="ce10">
            <text:p>07 6152054</text:p>
          </table:table-cell>
          <table:table-cell office:value-type="float" office:value="187361.02" table:style-name="ce11">
            <text:p>187361.02</text:p>
          </table:table-cell>
          <table:table-cell office:value-type="float" office:value="2519218.34" table:style-name="ce11">
            <text:p>2519218.34</text:p>
          </table:table-cell>
          <table:table-cell office:value-type="string" table:style-name="ce10">
            <text:p>No.88, Shenxing Road, Yanchao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舊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gang Police Station</text:p>
          </table:table-cell>
          <table:table-cell office:value-type="float" office:value="827" table:style-name="ce11">
            <text:p>827</text:p>
          </table:table-cell>
          <table:table-cell office:value-type="string" table:style-name="ce10">
            <text:p>高雄市彌陀區舊港橫路1號</text:p>
          </table:table-cell>
          <table:table-cell office:value-type="string" table:style-name="ce10">
            <text:p>07 6196994</text:p>
          </table:table-cell>
          <table:table-cell office:value-type="float" office:value="171072.04550000001" table:style-name="ce11">
            <text:p>171072.0455</text:p>
          </table:table-cell>
          <table:table-cell office:value-type="float" office:value="2522266.5630000001" table:style-name="ce11">
            <text:p>2522266.563</text:p>
          </table:table-cell>
          <table:table-cell office:value-type="string" table:style-name="ce10">
            <text:p>No.1, Jiugangheng Road, Mituo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甲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wei Police Station</text:p>
          </table:table-cell>
          <table:table-cell office:value-type="float" office:value="825" table:style-name="ce11">
            <text:p>825</text:p>
          </table:table-cell>
          <table:table-cell office:value-type="string" table:style-name="ce10">
            <text:p>高雄市橋頭區甲樹路1170號</text:p>
          </table:table-cell>
          <table:table-cell office:value-type="string" table:style-name="ce10">
            <text:p>07 6110384</text:p>
          </table:table-cell>
          <table:table-cell office:value-type="float" office:value="177776.8279" table:style-name="ce11">
            <text:p>177776.8279</text:p>
          </table:table-cell>
          <table:table-cell office:value-type="float" office:value="2515794.2200000002" table:style-name="ce11">
            <text:p>2515794.22</text:p>
          </table:table-cell>
          <table:table-cell office:value-type="string" table:style-name="ce10">
            <text:p>No.1170, Jiashu Road, Qiaotou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鳳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xiong Police Station</text:p>
          </table:table-cell>
          <table:table-cell office:value-type="float" office:value="824" table:style-name="ce11">
            <text:p>824</text:p>
          </table:table-cell>
          <table:table-cell office:value-type="string" table:style-name="ce10">
            <text:p>高雄市燕巢區鳳旗路171號</text:p>
          </table:table-cell>
          <table:table-cell office:value-type="string" table:style-name="ce10">
            <text:p>07 6153054</text:p>
          </table:table-cell>
          <table:table-cell office:value-type="float" office:value="183835.7175" table:style-name="ce11">
            <text:p>183835.7175</text:p>
          </table:table-cell>
          <table:table-cell office:value-type="float" office:value="2517165.6979999999" table:style-name="ce11">
            <text:p>2517165.698</text:p>
          </table:table-cell>
          <table:table-cell office:value-type="string" table:style-name="ce10">
            <text:p>No.171, Fengqi Road, Yanchao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永安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ongan Police Station</text:p>
          </table:table-cell>
          <table:table-cell office:value-type="float" office:value="828" table:style-name="ce11">
            <text:p>828</text:p>
          </table:table-cell>
          <table:table-cell office:value-type="string" table:style-name="ce10">
            <text:p>高雄市永安區永安路22號</text:p>
          </table:table-cell>
          <table:table-cell office:value-type="string" table:style-name="ce10">
            <text:p>07 6912044</text:p>
          </table:table-cell>
          <table:table-cell office:value-type="float" office:value="170505.7549" table:style-name="ce11">
            <text:p>170505.7549</text:p>
          </table:table-cell>
          <table:table-cell office:value-type="float" office:value="2524426.702" table:style-name="ce11">
            <text:p>2524426.702</text:p>
          </table:table-cell>
          <table:table-cell office:value-type="string" table:style-name="ce10">
            <text:p>No.22, Yong'an Road, Yong'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燕巢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anchao Police Station</text:p>
          </table:table-cell>
          <table:table-cell office:value-type="float" office:value="824" table:style-name="ce11">
            <text:p>824</text:p>
          </table:table-cell>
          <table:table-cell office:value-type="string" table:style-name="ce10">
            <text:p>高雄市燕巢區中民路585號</text:p>
          </table:table-cell>
          <table:table-cell office:value-type="string" table:style-name="ce10">
            <text:p>07 6161402</text:p>
          </table:table-cell>
          <table:table-cell office:value-type="float" office:value="184509.08" table:style-name="ce11">
            <text:p>184509.08</text:p>
          </table:table-cell>
          <table:table-cell office:value-type="float" office:value="2521507.3199999998" table:style-name="ce11">
            <text:p>2521507.32</text:p>
          </table:table-cell>
          <table:table-cell office:value-type="string" table:style-name="ce10">
            <text:p>No.585, Zhongmin Road, Yanchao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橋頭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Qiaotou Police Station</text:p>
          </table:table-cell>
          <table:table-cell office:value-type="float" office:value="825" table:style-name="ce11">
            <text:p>825</text:p>
          </table:table-cell>
          <table:table-cell office:value-type="string" table:style-name="ce10">
            <text:p>高雄市橋頭區成功路156號</text:p>
          </table:table-cell>
          <table:table-cell office:value-type="string" table:style-name="ce10">
            <text:p>07 6113555</text:p>
          </table:table-cell>
          <table:table-cell office:value-type="float" office:value="179194.14" table:style-name="ce11">
            <text:p>179194.14</text:p>
          </table:table-cell>
          <table:table-cell office:value-type="float" office:value="2517633.92" table:style-name="ce11">
            <text:p>2517633.92</text:p>
          </table:table-cell>
          <table:table-cell office:value-type="string" table:style-name="ce10">
            <text:p>No.156, Chenggong Road, Qiaotou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梓官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iguan Police Station</text:p>
          </table:table-cell>
          <table:table-cell office:value-type="float" office:value="826" table:style-name="ce11">
            <text:p>826</text:p>
          </table:table-cell>
          <table:table-cell office:value-type="string" table:style-name="ce10">
            <text:p>高雄市梓官區梓官路267號</text:p>
          </table:table-cell>
          <table:table-cell office:value-type="string" table:style-name="ce10">
            <text:p>07 6171403</text:p>
          </table:table-cell>
          <table:table-cell office:value-type="float" office:value="174704.94349999999" table:style-name="ce11">
            <text:p>174704.9435</text:p>
          </table:table-cell>
          <table:table-cell office:value-type="float" office:value="2517954.16" table:style-name="ce11">
            <text:p>2517954.16</text:p>
          </table:table-cell>
          <table:table-cell office:value-type="string" table:style-name="ce10">
            <text:p>No.267, Ziguan Road, Zigu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彌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ituo <text:s/>Police Station</text:p>
          </table:table-cell>
          <table:table-cell office:value-type="float" office:value="827" table:style-name="ce11">
            <text:p>827</text:p>
          </table:table-cell>
          <table:table-cell office:value-type="string" table:style-name="ce10">
            <text:p>高雄市彌陀區中華路16號</text:p>
          </table:table-cell>
          <table:table-cell office:value-type="string" table:style-name="ce10">
            <text:p>07 6176405</text:p>
          </table:table-cell>
          <table:table-cell office:value-type="float" office:value="172969.93" table:style-name="ce11">
            <text:p>172969.93</text:p>
          </table:table-cell>
          <table:table-cell office:value-type="float" office:value="2520261.71" table:style-name="ce11">
            <text:p>2520261.71</text:p>
          </table:table-cell>
          <table:table-cell office:value-type="string" table:style-name="ce10">
            <text:p>No.16, Zhonghua Road, Mituo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赤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kan Police Station</text:p>
          </table:table-cell>
          <table:table-cell office:value-type="float" office:value="826" table:style-name="ce11">
            <text:p>826</text:p>
          </table:table-cell>
          <table:table-cell office:value-type="string" table:style-name="ce10">
            <text:p>高雄市梓官區赤崁西路12號</text:p>
          </table:table-cell>
          <table:table-cell office:value-type="string" table:style-name="ce10">
            <text:p>07 6101404</text:p>
          </table:table-cell>
          <table:table-cell office:value-type="float" office:value="172674.49739999999" table:style-name="ce11">
            <text:p>172674.4974</text:p>
          </table:table-cell>
          <table:table-cell office:value-type="float" office:value="2515489.8820000002" table:style-name="ce11">
            <text:p>2515489.882</text:p>
          </table:table-cell>
          <table:table-cell office:value-type="string" table:style-name="ce10">
            <text:p>No.12, Chikan West Road, Zigu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嘉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xing Police Station</text:p>
          </table:table-cell>
          <table:table-cell office:value-type="float" office:value="820" table:style-name="ce11">
            <text:p>820</text:p>
          </table:table-cell>
          <table:table-cell office:value-type="string" table:style-name="ce10">
            <text:p>高雄市岡山區嘉興路251號</text:p>
          </table:table-cell>
          <table:table-cell office:value-type="string" table:style-name="ce10">
            <text:p>07 6216401</text:p>
          </table:table-cell>
          <table:table-cell office:value-type="float" office:value="178492.59" table:style-name="ce11">
            <text:p>178492.59</text:p>
          </table:table-cell>
          <table:table-cell office:value-type="float" office:value="2524714.08" table:style-name="ce11">
            <text:p>2524714.08</text:p>
          </table:table-cell>
          <table:table-cell office:value-type="string" table:style-name="ce10">
            <text:p>No.251, Jiaxing Road, Gangsh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前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anfeng Police Station</text:p>
          </table:table-cell>
          <table:table-cell office:value-type="float" office:value="820" table:style-name="ce11">
            <text:p>820</text:p>
          </table:table-cell>
          <table:table-cell office:value-type="string" table:style-name="ce10">
            <text:p>高雄市岡山區中華路53號</text:p>
          </table:table-cell>
          <table:table-cell office:value-type="string" table:style-name="ce10">
            <text:p>07 6265134</text:p>
          </table:table-cell>
          <table:table-cell office:value-type="float" office:value="176883.11" table:style-name="ce11">
            <text:p>176883.11</text:p>
          </table:table-cell>
          <table:table-cell office:value-type="float" office:value="2521613.6800000002" table:style-name="ce11">
            <text:p>2521613.68</text:p>
          </table:table-cell>
          <table:table-cell office:value-type="string" table:style-name="ce10">
            <text:p>No.53, Zhonghua Road, Gangsh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壽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outian Police Station</text:p>
          </table:table-cell>
          <table:table-cell office:value-type="float" office:value="820" table:style-name="ce11">
            <text:p>820</text:p>
          </table:table-cell>
          <table:table-cell office:value-type="string" table:style-name="ce10">
            <text:p>高雄市岡山區大仁北路5號</text:p>
          </table:table-cell>
          <table:table-cell office:value-type="string" table:style-name="ce10">
            <text:p>07 6216400</text:p>
          </table:table-cell>
          <table:table-cell office:value-type="float" office:value="178343.34529999999" table:style-name="ce11">
            <text:p>178343.3453</text:p>
          </table:table-cell>
          <table:table-cell office:value-type="float" office:value="2522523.5499999998" table:style-name="ce11">
            <text:p>2522523.55</text:p>
          </table:table-cell>
          <table:table-cell office:value-type="string" table:style-name="ce10">
            <text:p>No.5, Daren North Road, Gangshan District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旗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Qishan Police Precinct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華中街1號</text:p>
          </table:table-cell>
          <table:table-cell office:value-type="string" table:style-name="ce10">
            <text:p>07 6612001</text:p>
          </table:table-cell>
          <table:table-cell office:value-type="float" office:value="196958.81940000001" table:style-name="ce11">
            <text:p>196958.8194</text:p>
          </table:table-cell>
          <table:table-cell office:value-type="float" office:value="2531968.3059999999" table:style-name="ce11">
            <text:p>2531968.306</text:p>
          </table:table-cell>
          <table:table-cell office:value-type="string" table:style-name="ce10">
            <text:p>No. 1, Huazhong St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旗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wei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延平二路21號</text:p>
          </table:table-cell>
          <table:table-cell office:value-type="string" table:style-name="ce10">
            <text:p>07 6614306</text:p>
          </table:table-cell>
          <table:table-cell office:value-type="float" office:value="197978.29699999999" table:style-name="ce11">
            <text:p>197978.297</text:p>
          </table:table-cell>
          <table:table-cell office:value-type="float" office:value="2531308.3990000002" table:style-name="ce11">
            <text:p>2531308.399</text:p>
          </table:table-cell>
          <table:table-cell office:value-type="string" table:style-name="ce10">
            <text:p>No. 21, Yanping 2nd Rd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廣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xing Police Station</text:p>
          </table:table-cell>
          <table:table-cell office:value-type="float" office:value="843" table:style-name="ce11">
            <text:p>843</text:p>
          </table:table-cell>
          <table:table-cell office:value-type="string" table:style-name="ce10">
            <text:p>高雄市美濃區民族路100號</text:p>
          </table:table-cell>
          <table:table-cell office:value-type="string" table:style-name="ce10">
            <text:p>07 6812794</text:p>
          </table:table-cell>
          <table:table-cell office:value-type="float" office:value="205334.196" table:style-name="ce11">
            <text:p>205334.196</text:p>
          </table:table-cell>
          <table:table-cell office:value-type="float" office:value="2534803.9139999999" table:style-name="ce11">
            <text:p>2534803.914</text:p>
          </table:table-cell>
          <table:table-cell office:value-type="string" table:style-name="ce10">
            <text:p>No. 100, Minzu Rd., Mein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廣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fu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旗屏二路18號</text:p>
          </table:table-cell>
          <table:table-cell office:value-type="string" table:style-name="ce10">
            <text:p>07 6613260</text:p>
          </table:table-cell>
          <table:table-cell office:value-type="float" office:value="199145.3027" table:style-name="ce11">
            <text:p>199145.3027</text:p>
          </table:table-cell>
          <table:table-cell office:value-type="float" office:value="2528564.5819999999" table:style-name="ce11">
            <text:p>2528564.582</text:p>
          </table:table-cell>
          <table:table-cell office:value-type="string" table:style-name="ce10">
            <text:p>No. 18, Qiping 2nd Rd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里關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guan Police Station</text:p>
          </table:table-cell>
          <table:table-cell office:value-type="float" office:value="847" table:style-name="ce11">
            <text:p>847</text:p>
          </table:table-cell>
          <table:table-cell office:value-type="string" table:style-name="ce10">
            <text:p>高雄市甲仙區中興路44巷10號</text:p>
          </table:table-cell>
          <table:table-cell office:value-type="string" table:style-name="ce10">
            <text:p>07 6752006</text:p>
          </table:table-cell>
          <table:table-cell office:value-type="float" office:value="209685.47080000001" table:style-name="ce11">
            <text:p>209685.4708</text:p>
          </table:table-cell>
          <table:table-cell office:value-type="float" office:value="2556694.327" table:style-name="ce11">
            <text:p>2556694.327</text:p>
          </table:table-cell>
          <table:table-cell office:value-type="string" table:style-name="ce10">
            <text:p>No. 10, Ln. 44, Zhongxing Rd., Jiaxi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杉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anlin Police Station</text:p>
          </table:table-cell>
          <table:table-cell office:value-type="float" office:value="846" table:style-name="ce11">
            <text:p>846</text:p>
          </table:table-cell>
          <table:table-cell office:value-type="string" table:style-name="ce10">
            <text:p>高雄市杉林區上平里山仙路87之1號</text:p>
          </table:table-cell>
          <table:table-cell office:value-type="string" table:style-name="ce10">
            <text:p>07 6771154</text:p>
          </table:table-cell>
          <table:table-cell office:value-type="float" office:value="202984" table:style-name="ce11">
            <text:p>202984</text:p>
          </table:table-cell>
          <table:table-cell office:value-type="float" office:value="2541542" table:style-name="ce11">
            <text:p>2541542</text:p>
          </table:table-cell>
          <table:table-cell office:value-type="string" table:style-name="ce10">
            <text:p>No. 87-1, Shanxian Rd., Shanl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pu Police Station</text:p>
          </table:table-cell>
          <table:table-cell office:value-type="float" office:value="845" table:style-name="ce11">
            <text:p>845</text:p>
          </table:table-cell>
          <table:table-cell office:value-type="string" table:style-name="ce10">
            <text:p>高雄市內門區中埔里中埔36號</text:p>
          </table:table-cell>
          <table:table-cell office:value-type="string" table:style-name="ce10">
            <text:p>07 6673308</text:p>
          </table:table-cell>
          <table:table-cell office:value-type="float" office:value="193674.6942" table:style-name="ce11">
            <text:p>193674.6942</text:p>
          </table:table-cell>
          <table:table-cell office:value-type="float" office:value="2535510.1349999998" table:style-name="ce11">
            <text:p>2535510.135</text:p>
          </table:table-cell>
          <table:table-cell office:value-type="string" table:style-name="ce10">
            <text:p>No. 36, Zhongpu, Neim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嶺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ngkou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旗南三路212號</text:p>
          </table:table-cell>
          <table:table-cell office:value-type="string" table:style-name="ce10">
            <text:p>07 6651021</text:p>
          </table:table-cell>
          <table:table-cell office:value-type="float" office:value="193485.23699999999" table:style-name="ce11">
            <text:p>193485.237</text:p>
          </table:table-cell>
          <table:table-cell office:value-type="float" office:value="2519323.7740000002" table:style-name="ce11">
            <text:p>2519323.774</text:p>
          </table:table-cell>
          <table:table-cell office:value-type="string" table:style-name="ce10">
            <text:p>No. 212, Qinan 3rd Rd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圓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antan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旗甲路3段165號</text:p>
          </table:table-cell>
          <table:table-cell office:value-type="string" table:style-name="ce10">
            <text:p>07 6691307</text:p>
          </table:table-cell>
          <table:table-cell office:value-type="float" office:value="199048.74" table:style-name="ce11">
            <text:p>199048.74</text:p>
          </table:table-cell>
          <table:table-cell office:value-type="float" office:value="2536918.8220000002" table:style-name="ce11">
            <text:p>2536918.822</text:p>
          </table:table-cell>
          <table:table-cell office:value-type="string" table:style-name="ce10">
            <text:p>No. 165, Sec. 3, Qijia Rd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茄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sing Police Station</text:p>
          </table:table-cell>
          <table:table-cell office:value-type="float" office:value="846" table:style-name="ce11">
            <text:p>846</text:p>
          </table:table-cell>
          <table:table-cell office:value-type="string" table:style-name="ce10">
            <text:p>高雄市杉林區木梓里茄苳巷144號</text:p>
          </table:table-cell>
          <table:table-cell office:value-type="string" table:style-name="ce10">
            <text:p>07 6779274</text:p>
          </table:table-cell>
          <table:table-cell office:value-type="float" office:value="203298.326" table:style-name="ce11">
            <text:p>203298.326</text:p>
          </table:table-cell>
          <table:table-cell office:value-type="float" office:value="2546726.298" table:style-name="ce11">
            <text:p>2546726.298</text:p>
          </table:table-cell>
          <table:table-cell office:value-type="string" table:style-name="ce10">
            <text:p>No. 144, Jiadong Ln., Shanli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甲仙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axian Police Station</text:p>
          </table:table-cell>
          <table:table-cell office:value-type="float" office:value="847" table:style-name="ce11">
            <text:p>847</text:p>
          </table:table-cell>
          <table:table-cell office:value-type="string" table:style-name="ce10">
            <text:p>高雄市甲仙區和安街42號</text:p>
          </table:table-cell>
          <table:table-cell office:value-type="string" table:style-name="ce10">
            <text:p>07 6751204</text:p>
          </table:table-cell>
          <table:table-cell office:value-type="float" office:value="207950.28" table:style-name="ce11">
            <text:p>207950.28</text:p>
          </table:table-cell>
          <table:table-cell office:value-type="float" office:value="2553551.7319999998" table:style-name="ce11">
            <text:p>2553551.732</text:p>
          </table:table-cell>
          <table:table-cell office:value-type="string" table:style-name="ce10">
            <text:p>No. 42, He'an St., Jiaxi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溝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uping Police Station</text:p>
          </table:table-cell>
          <table:table-cell office:value-type="float" office:value="845" table:style-name="ce11">
            <text:p>845</text:p>
          </table:table-cell>
          <table:table-cell office:value-type="string" table:style-name="ce10">
            <text:p>高雄市內門區永興里頂庄9號</text:p>
          </table:table-cell>
          <table:table-cell office:value-type="string" table:style-name="ce10">
            <text:p>07 6601670</text:p>
          </table:table-cell>
          <table:table-cell office:value-type="float" office:value="198728.51199999999" table:style-name="ce11">
            <text:p>198728.512</text:p>
          </table:table-cell>
          <table:table-cell office:value-type="float" office:value="2542375.4040000001" table:style-name="ce11">
            <text:p>2542375.404</text:p>
          </table:table-cell>
          <table:table-cell office:value-type="string" table:style-name="ce10">
            <text:p>No. 9, Dingzhuang, Neim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內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eimen Police Station</text:p>
          </table:table-cell>
          <table:table-cell office:value-type="float" office:value="845" table:style-name="ce11">
            <text:p>845</text:p>
          </table:table-cell>
          <table:table-cell office:value-type="string" table:style-name="ce10">
            <text:p>高雄市內門區內門里內門114號</text:p>
          </table:table-cell>
          <table:table-cell office:value-type="string" table:style-name="ce10">
            <text:p>07 6671309</text:p>
          </table:table-cell>
          <table:table-cell office:value-type="float" office:value="194868.83040000001" table:style-name="ce11">
            <text:p>194868.8304</text:p>
          </table:table-cell>
          <table:table-cell office:value-type="float" office:value="2537889.7220000001" table:style-name="ce11">
            <text:p>2537889.722</text:p>
          </table:table-cell>
          <table:table-cell office:value-type="string" table:style-name="ce10">
            <text:p>No. 114, Neimen, Neime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吉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dong Police Station</text:p>
          </table:table-cell>
          <table:table-cell office:value-type="float" office:value="843" table:style-name="ce11">
            <text:p>843</text:p>
          </table:table-cell>
          <table:table-cell office:value-type="string" table:style-name="ce10">
            <text:p>高雄市美濃區中正路3段416號</text:p>
          </table:table-cell>
          <table:table-cell office:value-type="string" table:style-name="ce10">
            <text:p>07 6831744</text:p>
          </table:table-cell>
          <table:table-cell office:value-type="float" office:value="202179.98929999999" table:style-name="ce11">
            <text:p>202179.9893</text:p>
          </table:table-cell>
          <table:table-cell office:value-type="float" office:value="2528266.1359999999" table:style-name="ce11">
            <text:p>2528266.136</text:p>
          </table:table-cell>
          <table:table-cell office:value-type="string" table:style-name="ce10">
            <text:p>No. 416, Sec. 3, Zhongzheng Rd., Mein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美濃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einong Police Station</text:p>
          </table:table-cell>
          <table:table-cell office:value-type="float" office:value="843" table:style-name="ce11">
            <text:p>843</text:p>
          </table:table-cell>
          <table:table-cell office:value-type="string" table:style-name="ce10">
            <text:p>高雄市美濃區美中路262號</text:p>
          </table:table-cell>
          <table:table-cell office:value-type="string" table:style-name="ce10">
            <text:p>07 6812029</text:p>
          </table:table-cell>
          <table:table-cell office:value-type="float" office:value="203006.69320000001" table:style-name="ce11">
            <text:p>203006.6932</text:p>
          </table:table-cell>
          <table:table-cell office:value-type="float" office:value="2532675.02" table:style-name="ce11">
            <text:p>2532675.02</text:p>
          </table:table-cell>
          <table:table-cell office:value-type="string" table:style-name="ce10">
            <text:p>No. 262, Meizhong Rd., Mein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tan Police Station</text:p>
          </table:table-cell>
          <table:table-cell office:value-type="float" office:value="843" table:style-name="ce11">
            <text:p>843</text:p>
          </table:table-cell>
          <table:table-cell office:value-type="string" table:style-name="ce10">
            <text:p>高雄市美濃區中興路1段636號</text:p>
          </table:table-cell>
          <table:table-cell office:value-type="string" table:style-name="ce10">
            <text:p>07 6812789</text:p>
          </table:table-cell>
          <table:table-cell office:value-type="float" office:value="202183.53099999999" table:style-name="ce11">
            <text:p>202183.531</text:p>
          </table:table-cell>
          <table:table-cell office:value-type="float" office:value="2531749.2829999998" table:style-name="ce11">
            <text:p>2531749.283</text:p>
          </table:table-cell>
          <table:table-cell office:value-type="string" table:style-name="ce10">
            <text:p>No. 636, Sec. 1, Zhongxing Rd., Mein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zhou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旗南二路39號</text:p>
          </table:table-cell>
          <table:table-cell office:value-type="string" table:style-name="ce10">
            <text:p>07 6661305</text:p>
          </table:table-cell>
          <table:table-cell office:value-type="float" office:value="195205.45699999999" table:style-name="ce11">
            <text:p>195205.457</text:p>
          </table:table-cell>
          <table:table-cell office:value-type="float" office:value="2527514.0839999998" table:style-name="ce11">
            <text:p>2527514.084</text:p>
          </table:table-cell>
          <table:table-cell office:value-type="string" table:style-name="ce10">
            <text:p>No. 39, Qinan 2nd Rd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龍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du Police Station</text:p>
          </table:table-cell>
          <table:table-cell office:value-type="float" office:value="843" table:style-name="ce11">
            <text:p>843</text:p>
          </table:table-cell>
          <table:table-cell office:value-type="string" table:style-name="ce10">
            <text:p>高雄市美濃區龍肚街63號</text:p>
          </table:table-cell>
          <table:table-cell office:value-type="string" table:style-name="ce10">
            <text:p>07 6851797</text:p>
          </table:table-cell>
          <table:table-cell office:value-type="float" office:value="206129.0123" table:style-name="ce11">
            <text:p>206129.0123</text:p>
          </table:table-cell>
          <table:table-cell office:value-type="float" office:value="2531225.7650000001" table:style-name="ce11">
            <text:p>2531225.765</text:p>
          </table:table-cell>
          <table:table-cell office:value-type="string" table:style-name="ce10">
            <text:p>No. 63, Longdu St., Mein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建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uo Police Station</text:p>
          </table:table-cell>
          <table:table-cell office:value-type="float" office:value="842" table:style-name="ce11">
            <text:p>842</text:p>
          </table:table-cell>
          <table:table-cell office:value-type="string" table:style-name="ce10">
            <text:p>高雄市旗山區華中街1號</text:p>
          </table:table-cell>
          <table:table-cell office:value-type="string" table:style-name="ce10">
            <text:p>07 6612045</text:p>
          </table:table-cell>
          <table:table-cell office:value-type="float" office:value="196958.81940000001" table:style-name="ce11">
            <text:p>196958.8194</text:p>
          </table:table-cell>
          <table:table-cell office:value-type="float" office:value="2531968.3059999999" table:style-name="ce11">
            <text:p>2531968.306</text:p>
          </table:table-cell>
          <table:table-cell office:value-type="string" table:style-name="ce10">
            <text:p>No. 1, Huazhong St., Ci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鳳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engshan Police Precinct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文龍東路566號</text:p>
          </table:table-cell>
          <table:table-cell office:value-type="string" table:style-name="ce10">
            <text:p>07 7779299</text:p>
          </table:table-cell>
          <table:table-cell office:value-type="float" office:value="184003.807" table:style-name="ce11">
            <text:p>184003.807</text:p>
          </table:table-cell>
          <table:table-cell office:value-type="float" office:value="2504741.36" table:style-name="ce11">
            <text:p>2504741.36</text:p>
          </table:table-cell>
          <table:table-cell office:value-type="string" table:style-name="ce10">
            <text:p>No. 566, Wenlong E.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文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shan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鳳松路127號</text:p>
          </table:table-cell>
          <table:table-cell office:value-type="string" table:style-name="ce10">
            <text:p>07 7324340</text:p>
          </table:table-cell>
          <table:table-cell office:value-type="float" office:value="184588.75" table:style-name="ce11">
            <text:p>184588.75</text:p>
          </table:table-cell>
          <table:table-cell office:value-type="float" office:value="2504695.96" table:style-name="ce11">
            <text:p>2504695.96</text:p>
          </table:table-cell>
          <table:table-cell office:value-type="string" table:style-name="ce10">
            <text:p>No. 127, Fengsong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新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jia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新富路383號</text:p>
          </table:table-cell>
          <table:table-cell office:value-type="string" table:style-name="ce10">
            <text:p>07 7636944</text:p>
          </table:table-cell>
          <table:table-cell office:value-type="float" office:value="182996.38829999999" table:style-name="ce11">
            <text:p>182996.3883</text:p>
          </table:table-cell>
          <table:table-cell office:value-type="float" office:value="2501892.361" table:style-name="ce11">
            <text:p>2501892.361</text:p>
          </table:table-cell>
          <table:table-cell office:value-type="string" table:style-name="ce10">
            <text:p>No. 383, Xinfu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埤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Piding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中山東路497號</text:p>
          </table:table-cell>
          <table:table-cell office:value-type="string" table:style-name="ce10">
            <text:p>07 7013272</text:p>
          </table:table-cell>
          <table:table-cell office:value-type="float" office:value="186330.97" table:style-name="ce11">
            <text:p>186330.97</text:p>
          </table:table-cell>
          <table:table-cell office:value-type="float" office:value="2503300.36" table:style-name="ce11">
            <text:p>2503300.36</text:p>
          </table:table-cell>
          <table:table-cell office:value-type="string" table:style-name="ce10">
            <text:p>No. 497, Zhongshan E.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忠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xiao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光復路2段188號</text:p>
          </table:table-cell>
          <table:table-cell office:value-type="string" table:style-name="ce10">
            <text:p>07 7402658</text:p>
          </table:table-cell>
          <table:table-cell office:value-type="float" office:value="182348.79" table:style-name="ce11">
            <text:p>182348.79</text:p>
          </table:table-cell>
          <table:table-cell office:value-type="float" office:value="2503429.46" table:style-name="ce11">
            <text:p>2503429.46</text:p>
          </table:table-cell>
          <table:table-cell office:value-type="string" table:style-name="ce10">
            <text:p>No. 188, Sec. 2, Guangfu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五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jia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五甲二路472號</text:p>
          </table:table-cell>
          <table:table-cell office:value-type="string" table:style-name="ce10">
            <text:p>07 7615839</text:p>
          </table:table-cell>
          <table:table-cell office:value-type="float" office:value="181616.28080000001" table:style-name="ce11">
            <text:p>181616.2808</text:p>
          </table:table-cell>
          <table:table-cell office:value-type="float" office:value="2499871.4350000001" table:style-name="ce11">
            <text:p>2499871.435</text:p>
          </table:table-cell>
          <table:table-cell office:value-type="string" table:style-name="ce10">
            <text:p>No. 472, Wujia 2nd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鳳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gang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曹公路23號</text:p>
          </table:table-cell>
          <table:table-cell office:value-type="string" table:style-name="ce10">
            <text:p>07 7412244</text:p>
          </table:table-cell>
          <table:table-cell office:value-type="float" office:value="183922.18979999999" table:style-name="ce11">
            <text:p>183922.1898</text:p>
          </table:table-cell>
          <table:table-cell office:value-type="float" office:value="2503120.6009999998" table:style-name="ce11">
            <text:p>2503120.601</text:p>
          </table:table-cell>
          <table:table-cell office:value-type="string" table:style-name="ce10">
            <text:p>No. 23, Caogong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成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ong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中山東路16號</text:p>
          </table:table-cell>
          <table:table-cell office:value-type="string" table:style-name="ce10">
            <text:p>07 7462453</text:p>
          </table:table-cell>
          <table:table-cell office:value-type="float" office:value="184704.9094" table:style-name="ce11">
            <text:p>184704.9094</text:p>
          </table:table-cell>
          <table:table-cell office:value-type="float" office:value="2502367.5359999998" table:style-name="ce11">
            <text:p>2502367.536</text:p>
          </table:table-cell>
          <table:table-cell office:value-type="string" table:style-name="ce10">
            <text:p>No. 16, Zhongshan E.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過埤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opi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保生路69號</text:p>
          </table:table-cell>
          <table:table-cell office:value-type="string" table:style-name="ce10">
            <text:p>07 7923028</text:p>
          </table:table-cell>
          <table:table-cell office:value-type="float" office:value="184191.87" table:style-name="ce11">
            <text:p>184191.87</text:p>
          </table:table-cell>
          <table:table-cell office:value-type="float" office:value="2499306.0499999998" table:style-name="ce11">
            <text:p>2499306.05</text:p>
          </table:table-cell>
          <table:table-cell office:value-type="string" table:style-name="ce10">
            <text:p>No. 69, Baosheng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南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cheng Police Station</text:p>
          </table:table-cell>
          <table:table-cell office:value-type="float" office:value="830" table:style-name="ce11">
            <text:p>830</text:p>
          </table:table-cell>
          <table:table-cell office:value-type="string" table:style-name="ce10">
            <text:p>高雄市鳳山區和成路37、39號</text:p>
          </table:table-cell>
          <table:table-cell office:value-type="string" table:style-name="ce10">
            <text:p>07 7928393</text:p>
          </table:table-cell>
          <table:table-cell office:value-type="float" office:value="181904.25899999999" table:style-name="ce11">
            <text:p>181904.259</text:p>
          </table:table-cell>
          <table:table-cell office:value-type="float" office:value="2498956.7599999998" table:style-name="ce11">
            <text:p>2498956.76</text:p>
          </table:table-cell>
          <table:table-cell office:value-type="string" table:style-name="ce10">
            <text:p>No. 37-39, Hecheng Rd., Fengsh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林園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inyuan Police Precinct</text:p>
          </table:table-cell>
          <table:table-cell office:value-type="float" office:value="832" table:style-name="ce11">
            <text:p>832</text:p>
          </table:table-cell>
          <table:table-cell office:value-type="string" table:style-name="ce10">
            <text:p>高雄市林園區林園北路201號</text:p>
          </table:table-cell>
          <table:table-cell office:value-type="string" table:style-name="ce10">
            <text:p>07 6412004</text:p>
          </table:table-cell>
          <table:table-cell office:value-type="float" office:value="187682.13130000001" table:style-name="ce11">
            <text:p>187682.1313</text:p>
          </table:table-cell>
          <table:table-cell office:value-type="float" office:value="2490050.4330000002" table:style-name="ce11">
            <text:p>2490050.433</text:p>
          </table:table-cell>
          <table:table-cell office:value-type="string" table:style-name="ce10">
            <text:p>No. 201, Linyuan N. Rd., Lin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昭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aoming Police Station</text:p>
          </table:table-cell>
          <table:table-cell office:value-type="float" office:value="831" table:style-name="ce11">
            <text:p>831</text:p>
          </table:table-cell>
          <table:table-cell office:value-type="string" table:style-name="ce10">
            <text:p>高雄市大寮區鳳林一路287號</text:p>
          </table:table-cell>
          <table:table-cell office:value-type="string" table:style-name="ce10">
            <text:p>07 6411903</text:p>
          </table:table-cell>
          <table:table-cell office:value-type="float" office:value="188910.79" table:style-name="ce11">
            <text:p>188910.79</text:p>
          </table:table-cell>
          <table:table-cell office:value-type="float" office:value="2494015.48" table:style-name="ce11">
            <text:p>2494015.48</text:p>
          </table:table-cell>
          <table:table-cell office:value-type="string" table:style-name="ce10">
            <text:p>No. 287, Fenglin 1st Rd., Da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liao Police Station</text:p>
          </table:table-cell>
          <table:table-cell office:value-type="float" office:value="831" table:style-name="ce11">
            <text:p>831</text:p>
          </table:table-cell>
          <table:table-cell office:value-type="string" table:style-name="ce10">
            <text:p>高雄市大寮區鳳林三路377號</text:p>
          </table:table-cell>
          <table:table-cell office:value-type="string" table:style-name="ce10">
            <text:p>07 7816335</text:p>
          </table:table-cell>
          <table:table-cell office:value-type="float" office:value="188009.31" table:style-name="ce11">
            <text:p>188009.31</text:p>
          </table:table-cell>
          <table:table-cell office:value-type="float" office:value="2500368.19" table:style-name="ce11">
            <text:p>2500368.19</text:p>
          </table:table-cell>
          <table:table-cell office:value-type="string" table:style-name="ce10">
            <text:p>No. 377, Fenglin 3rd Rd., Da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忠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yi Police Station</text:p>
          </table:table-cell>
          <table:table-cell office:value-type="float" office:value="831" table:style-name="ce11">
            <text:p>831</text:p>
          </table:table-cell>
          <table:table-cell office:value-type="string" table:style-name="ce10">
            <text:p>高雄市大寮區鳳林四路353號</text:p>
          </table:table-cell>
          <table:table-cell office:value-type="string" table:style-name="ce10">
            <text:p>07 7817429</text:p>
          </table:table-cell>
          <table:table-cell office:value-type="float" office:value="186517.4467" table:style-name="ce11">
            <text:p>186517.4467</text:p>
          </table:table-cell>
          <table:table-cell office:value-type="float" office:value="2502269.2110000001" table:style-name="ce11">
            <text:p>2502269.211</text:p>
          </table:table-cell>
          <table:table-cell office:value-type="string" table:style-name="ce10">
            <text:p>No. 353, Fenglin 4th Rd., Da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庄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Zhuang Police Station</text:p>
          </table:table-cell>
          <table:table-cell office:value-type="float" office:value="831" table:style-name="ce11">
            <text:p>831</text:p>
          </table:table-cell>
          <table:table-cell office:value-type="string" table:style-name="ce10">
            <text:p>高雄市大寮區仁愛路101號</text:p>
          </table:table-cell>
          <table:table-cell office:value-type="string" table:style-name="ce10">
            <text:p>07 7016714</text:p>
          </table:table-cell>
          <table:table-cell office:value-type="float" office:value="187877.14309999999" table:style-name="ce11">
            <text:p>187877.1431</text:p>
          </table:table-cell>
          <table:table-cell office:value-type="float" office:value="2503973.179" table:style-name="ce11">
            <text:p>2503973.179</text:p>
          </table:table-cell>
          <table:table-cell office:value-type="string" table:style-name="ce10">
            <text:p>No. 101, Ren'ai Rd., Da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中芸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yun Police Station</text:p>
          </table:table-cell>
          <table:table-cell office:value-type="float" office:value="832" table:style-name="ce11">
            <text:p>832</text:p>
          </table:table-cell>
          <table:table-cell office:value-type="string" table:style-name="ce10">
            <text:p>高雄市林園區力行路250號</text:p>
          </table:table-cell>
          <table:table-cell office:value-type="string" table:style-name="ce10">
            <text:p>07 6412792</text:p>
          </table:table-cell>
          <table:table-cell office:value-type="float" office:value="188306.09599999999" table:style-name="ce11">
            <text:p>188306.096</text:p>
          </table:table-cell>
          <table:table-cell office:value-type="float" office:value="2487475.196" table:style-name="ce11">
            <text:p>2487475.196</text:p>
          </table:table-cell>
          <table:table-cell office:value-type="string" table:style-name="ce10">
            <text:p>No. 250, Lixing Rd., Lin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港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pu Police Station</text:p>
          </table:table-cell>
          <table:table-cell office:value-type="float" office:value="832" table:style-name="ce11">
            <text:p>832</text:p>
          </table:table-cell>
          <table:table-cell office:value-type="string" table:style-name="ce10">
            <text:p>高雄市林園區沿海路4段326號</text:p>
          </table:table-cell>
          <table:table-cell office:value-type="string" table:style-name="ce10">
            <text:p>07 6413695</text:p>
          </table:table-cell>
          <table:table-cell office:value-type="float" office:value="185900.236" table:style-name="ce11">
            <text:p>185900.236</text:p>
          </table:table-cell>
          <table:table-cell office:value-type="float" office:value="2489563.7319999998" table:style-name="ce11">
            <text:p>2489563.732</text:p>
          </table:table-cell>
          <table:table-cell office:value-type="string" table:style-name="ce10">
            <text:p>No. 326, Sec. 4, Yanhai Rd., Lin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林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nyuan Police Station</text:p>
          </table:table-cell>
          <table:table-cell office:value-type="float" office:value="832" table:style-name="ce11">
            <text:p>832</text:p>
          </table:table-cell>
          <table:table-cell office:value-type="string" table:style-name="ce10">
            <text:p>高雄市林園區林園北路201號</text:p>
          </table:table-cell>
          <table:table-cell office:value-type="string" table:style-name="ce10">
            <text:p>07 6412013</text:p>
          </table:table-cell>
          <table:table-cell office:value-type="float" office:value="187682.13130000001" table:style-name="ce11">
            <text:p>187682.1313</text:p>
          </table:table-cell>
          <table:table-cell office:value-type="float" office:value="2490050.4330000002" table:style-name="ce11">
            <text:p>2490050.433</text:p>
          </table:table-cell>
          <table:table-cell office:value-type="string" table:style-name="ce10">
            <text:p>No. 201, Linyuan N. Rd., Linyu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湖內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uNei Police Precinct</text:p>
          </table:table-cell>
          <table:table-cell office:value-type="float" office:value="829" table:style-name="ce11">
            <text:p>829</text:p>
          </table:table-cell>
          <table:table-cell office:value-type="string" table:style-name="ce10">
            <text:p>高雄市湖內區中山路1段290號</text:p>
          </table:table-cell>
          <table:table-cell office:value-type="string" table:style-name="ce10">
            <text:p>07 6932155</text:p>
          </table:table-cell>
          <table:table-cell office:value-type="float" office:value="172505.679" table:style-name="ce11">
            <text:p>172505.679</text:p>
          </table:table-cell>
          <table:table-cell office:value-type="float" office:value="2531958.9900000002" table:style-name="ce11">
            <text:p>2531958.99</text:p>
          </table:table-cell>
          <table:table-cell office:value-type="string" table:style-name="ce10">
            <text:p>No.290, Sec. 1, Jhongshan Rd., Hune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竹滬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hu Police Station</text:p>
          </table:table-cell>
          <table:table-cell office:value-type="float" office:value="821" table:style-name="ce11">
            <text:p>821</text:p>
          </table:table-cell>
          <table:table-cell office:value-type="string" table:style-name="ce10">
            <text:p>高雄市路竹區華山路31號</text:p>
          </table:table-cell>
          <table:table-cell office:value-type="string" table:style-name="ce10">
            <text:p>07 6981824</text:p>
          </table:table-cell>
          <table:table-cell office:value-type="float" office:value="170893.9442" table:style-name="ce11">
            <text:p>170893.9442</text:p>
          </table:table-cell>
          <table:table-cell office:value-type="float" office:value="2529171.068" table:style-name="ce11">
            <text:p>2529171.068</text:p>
          </table:table-cell>
          <table:table-cell office:value-type="string" table:style-name="ce10">
            <text:p>No.31, Huashan Rd., Luz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崇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de Police Station</text:p>
          </table:table-cell>
          <table:table-cell office:value-type="float" office:value="823" table:style-name="ce11">
            <text:p>823</text:p>
          </table:table-cell>
          <table:table-cell office:value-type="string" table:style-name="ce10">
            <text:p>高雄市田寮區崇德路49號</text:p>
          </table:table-cell>
          <table:table-cell office:value-type="string" table:style-name="ce10">
            <text:p>07 6366774</text:p>
          </table:table-cell>
          <table:table-cell office:value-type="float" office:value="186425.28200000001" table:style-name="ce11">
            <text:p>186425.282</text:p>
          </table:table-cell>
          <table:table-cell office:value-type="float" office:value="2530856.3909999998" table:style-name="ce11">
            <text:p>2530856.391</text:p>
          </table:table-cell>
          <table:table-cell office:value-type="string" table:style-name="ce10">
            <text:p>No.49, Chongde Rd., Tian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砂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lun Police Station</text:p>
          </table:table-cell>
          <table:table-cell office:value-type="float" office:value="852" table:style-name="ce11">
            <text:p>852</text:p>
          </table:table-cell>
          <table:table-cell office:value-type="string" table:style-name="ce10">
            <text:p>高雄市茄萣區白砂路239巷2弄9號</text:p>
          </table:table-cell>
          <table:table-cell office:value-type="string" table:style-name="ce10">
            <text:p>07 6900055</text:p>
          </table:table-cell>
          <table:table-cell office:value-type="float" office:value="166348.88699999999" table:style-name="ce11">
            <text:p>166348.887</text:p>
          </table:table-cell>
          <table:table-cell office:value-type="float" office:value="2534937.7519999999" table:style-name="ce11">
            <text:p>2534937.752</text:p>
          </table:table-cell>
          <table:table-cell office:value-type="string" table:style-name="ce10">
            <text:p>No.9, Aly. 2, Ln. 239, Baisha Rd., Qied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蛙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tan Police Station</text:p>
          </table:table-cell>
          <table:table-cell office:value-type="float" office:value="823" table:style-name="ce11">
            <text:p>823</text:p>
          </table:table-cell>
          <table:table-cell office:value-type="string" table:style-name="ce10">
            <text:p>高雄市田寮區七星路11號</text:p>
          </table:table-cell>
          <table:table-cell office:value-type="string" table:style-name="ce10">
            <text:p>07 6361192</text:p>
          </table:table-cell>
          <table:table-cell office:value-type="float" office:value="189094.54199999999" table:style-name="ce11">
            <text:p>189094.542</text:p>
          </table:table-cell>
          <table:table-cell office:value-type="float" office:value="2525650.2059999998" table:style-name="ce11">
            <text:p>2525650.206</text:p>
          </table:table-cell>
          <table:table-cell office:value-type="string" table:style-name="ce10">
            <text:p>No.11, Cising Rd., Tian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古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ting Police Station</text:p>
          </table:table-cell>
          <table:table-cell office:value-type="float" office:value="823" table:style-name="ce11">
            <text:p>823</text:p>
          </table:table-cell>
          <table:table-cell office:value-type="string" table:style-name="ce10">
            <text:p>高雄市田寮區古亭路39號</text:p>
          </table:table-cell>
          <table:table-cell office:value-type="string" table:style-name="ce10">
            <text:p>07 6367058</text:p>
          </table:table-cell>
          <table:table-cell office:value-type="float" office:value="188661.978" table:style-name="ce11">
            <text:p>188661.978</text:p>
          </table:table-cell>
          <table:table-cell office:value-type="float" office:value="2532577.4410000001" table:style-name="ce11">
            <text:p>2532577.441</text:p>
          </table:table-cell>
          <table:table-cell office:value-type="string" table:style-name="ce10">
            <text:p>No.39, Guting Rd., Tian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湖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jie Police Station</text:p>
          </table:table-cell>
          <table:table-cell office:value-type="float" office:value="829" table:style-name="ce11">
            <text:p>829</text:p>
          </table:table-cell>
          <table:table-cell office:value-type="string" table:style-name="ce10">
            <text:p>高雄市湖內區中山路1段290之1號</text:p>
          </table:table-cell>
          <table:table-cell office:value-type="string" table:style-name="ce10">
            <text:p>07 6934784</text:p>
          </table:table-cell>
          <table:table-cell office:value-type="float" office:value="172477.07269999999" table:style-name="ce11">
            <text:p>172477.0727</text:p>
          </table:table-cell>
          <table:table-cell office:value-type="float" office:value="2531972.25" table:style-name="ce11">
            <text:p>2531972.25</text:p>
          </table:table-cell>
          <table:table-cell office:value-type="string" table:style-name="ce10">
            <text:p>No.290-1, Sec. 1, Jhongshan Rd., Hune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阿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Alian Police Station</text:p>
          </table:table-cell>
          <table:table-cell office:value-type="float" office:value="822" table:style-name="ce11">
            <text:p>822</text:p>
          </table:table-cell>
          <table:table-cell office:value-type="string" table:style-name="ce10">
            <text:p>高雄市阿蓮區忠孝路226號</text:p>
          </table:table-cell>
          <table:table-cell office:value-type="string" table:style-name="ce10">
            <text:p>07 6312029</text:p>
          </table:table-cell>
          <table:table-cell office:value-type="float" office:value="181145.24669999999" table:style-name="ce11">
            <text:p>181145.2467</text:p>
          </table:table-cell>
          <table:table-cell office:value-type="float" office:value="2531049.0789999999" table:style-name="ce11">
            <text:p>2531049.079</text:p>
          </table:table-cell>
          <table:table-cell office:value-type="string" table:style-name="ce10">
            <text:p>No.226, Jhongsiao Rd., Alian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田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ianliao Police Station</text:p>
          </table:table-cell>
          <table:table-cell office:value-type="float" office:value="823" table:style-name="ce11">
            <text:p>823</text:p>
          </table:table-cell>
          <table:table-cell office:value-type="string" table:style-name="ce10">
            <text:p>高雄市田寮區崗安路71-2號</text:p>
          </table:table-cell>
          <table:table-cell office:value-type="string" table:style-name="ce10">
            <text:p>07 6361878</text:p>
          </table:table-cell>
          <table:table-cell office:value-type="float" office:value="184274.14" table:style-name="ce11">
            <text:p>184274.14</text:p>
          </table:table-cell>
          <table:table-cell office:value-type="float" office:value="2530095.1" table:style-name="ce11">
            <text:p>2530095.1</text:p>
          </table:table-cell>
          <table:table-cell office:value-type="string" table:style-name="ce10">
            <text:p>No.71-2, Gang’an Rd., Tianliao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茄萣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Qieding Police Station</text:p>
          </table:table-cell>
          <table:table-cell office:value-type="float" office:value="852" table:style-name="ce11">
            <text:p>852</text:p>
          </table:table-cell>
          <table:table-cell office:value-type="string" table:style-name="ce10">
            <text:p>高雄市茄萣區茄萣路2段1號</text:p>
          </table:table-cell>
          <table:table-cell office:value-type="string" table:style-name="ce10">
            <text:p>07 6902272</text:p>
          </table:table-cell>
          <table:table-cell office:value-type="float" office:value="166211.07800000001" table:style-name="ce11">
            <text:p>166211.078</text:p>
          </table:table-cell>
          <table:table-cell office:value-type="float" office:value="2533149.9950000001" table:style-name="ce11">
            <text:p>2533149.995</text:p>
          </table:table-cell>
          <table:table-cell office:value-type="string" table:style-name="ce10">
            <text:p>No.1, Sec. 2, Jiading Rd., Qiedi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路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zhu Police Station</text:p>
          </table:table-cell>
          <table:table-cell office:value-type="float" office:value="821" table:style-name="ce11">
            <text:p>821</text:p>
          </table:table-cell>
          <table:table-cell office:value-type="string" table:style-name="ce10">
            <text:p>高雄市路竹區國昌路86巷24號</text:p>
          </table:table-cell>
          <table:table-cell office:value-type="string" table:style-name="ce10">
            <text:p>07 6962615</text:p>
          </table:table-cell>
          <table:table-cell office:value-type="float" office:value="173986.65239999999" table:style-name="ce11">
            <text:p>173986.6524</text:p>
          </table:table-cell>
          <table:table-cell office:value-type="float" office:value="2528453.7140000002" table:style-name="ce11">
            <text:p>2528453.714</text:p>
          </table:table-cell>
          <table:table-cell office:value-type="string" table:style-name="ce10">
            <text:p>No.24, Ln. 86, Guochang Rd., Luz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湖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nei Police Station</text:p>
          </table:table-cell>
          <table:table-cell office:value-type="float" office:value="829" table:style-name="ce11">
            <text:p>829</text:p>
          </table:table-cell>
          <table:table-cell office:value-type="string" table:style-name="ce10">
            <text:p>高雄市湖內區中正路2段95號</text:p>
          </table:table-cell>
          <table:table-cell office:value-type="string" table:style-name="ce10">
            <text:p>07 6993229</text:p>
          </table:table-cell>
          <table:table-cell office:value-type="float" office:value="169052.609" table:style-name="ce11">
            <text:p>169052.609</text:p>
          </table:table-cell>
          <table:table-cell office:value-type="float" office:value="2534332.4079999998" table:style-name="ce11">
            <text:p>2534332.408</text:p>
          </table:table-cell>
          <table:table-cell office:value-type="string" table:style-name="ce10">
            <text:p>No.95, Sec. 2, Jhongjheng Rd., Hunei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一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jia Police Starion</text:p>
          </table:table-cell>
          <table:table-cell office:value-type="float" office:value="821" table:style-name="ce11">
            <text:p>821</text:p>
          </table:table-cell>
          <table:table-cell office:value-type="string" table:style-name="ce10">
            <text:p>高雄市路竹區金平路356號</text:p>
          </table:table-cell>
          <table:table-cell office:value-type="string" table:style-name="ce10">
            <text:p>07 6962954</text:p>
          </table:table-cell>
          <table:table-cell office:value-type="float" office:value="174863.97289999999" table:style-name="ce11">
            <text:p>174863.9729</text:p>
          </table:table-cell>
          <table:table-cell office:value-type="float" office:value="2530042.2579999999" table:style-name="ce11">
            <text:p>2530042.258</text:p>
          </table:table-cell>
          <table:table-cell office:value-type="string" table:style-name="ce10">
            <text:p>No.356, Jinping Rd., Luz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3">
            <text:p>仁武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Renwu Police Precinct</text:p>
          </table:table-cell>
          <table:table-cell office:value-type="float" office:value="814" table:style-name="ce11">
            <text:p>814</text:p>
          </table:table-cell>
          <table:table-cell office:value-type="string" table:style-name="ce10">
            <text:p>高雄市仁武區中正路135號</text:p>
          </table:table-cell>
          <table:table-cell office:value-type="string" table:style-name="ce10">
            <text:p>07 3719421</text:p>
          </table:table-cell>
          <table:table-cell office:value-type="float" office:value="183121.53" table:style-name="ce11">
            <text:p>183121.53</text:p>
          </table:table-cell>
          <table:table-cell office:value-type="float" office:value="2511420.3199999998" table:style-name="ce11">
            <text:p>2511420.32</text:p>
          </table:table-cell>
          <table:table-cell office:value-type="string" table:style-name="ce10">
            <text:p>No.135, Zhongzheng Rd., Renw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溪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pu Police Station</text:p>
          </table:table-cell>
          <table:table-cell office:value-type="float" office:value="840" table:style-name="ce11">
            <text:p>840</text:p>
          </table:table-cell>
          <table:table-cell office:value-type="string" table:style-name="ce10">
            <text:p>高雄市大樹區溪埔路65號</text:p>
          </table:table-cell>
          <table:table-cell office:value-type="string" table:style-name="ce10">
            <text:p>07 6561044</text:p>
          </table:table-cell>
          <table:table-cell office:value-type="float" office:value="192930.87" table:style-name="ce11">
            <text:p>192930.87</text:p>
          </table:table-cell>
          <table:table-cell office:value-type="float" office:value="2514250.98" table:style-name="ce11">
            <text:p>2514250.98</text:p>
          </table:table-cell>
          <table:table-cell office:value-type="string" table:style-name="ce10">
            <text:p>No. 65, Xipu Rd., Das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shu Police Station</text:p>
          </table:table-cell>
          <table:table-cell office:value-type="float" office:value="840" table:style-name="ce11">
            <text:p>840</text:p>
          </table:table-cell>
          <table:table-cell office:value-type="string" table:style-name="ce10">
            <text:p>高雄市大樹區中興南路15號</text:p>
          </table:table-cell>
          <table:table-cell office:value-type="string" table:style-name="ce10">
            <text:p>07 6512439</text:p>
          </table:table-cell>
          <table:table-cell office:value-type="float" office:value="191782.58" table:style-name="ce11">
            <text:p>191782.58</text:p>
          </table:table-cell>
          <table:table-cell office:value-type="float" office:value="2510125.86" table:style-name="ce11">
            <text:p>2510125.86</text:p>
          </table:table-cell>
          <table:table-cell office:value-type="string" table:style-name="ce10">
            <text:p>No.15, Zhongxing S. Rd., Das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仁武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wu Police Station</text:p>
          </table:table-cell>
          <table:table-cell office:value-type="float" office:value="814" table:style-name="ce11">
            <text:p>814</text:p>
          </table:table-cell>
          <table:table-cell office:value-type="string" table:style-name="ce10">
            <text:p>高雄市仁武區中正路133號</text:p>
          </table:table-cell>
          <table:table-cell office:value-type="string" table:style-name="ce10">
            <text:p>07 3711432</text:p>
          </table:table-cell>
          <table:table-cell office:value-type="float" office:value="183097.321" table:style-name="ce11">
            <text:p>183097.321</text:p>
          </table:table-cell>
          <table:table-cell office:value-type="float" office:value="2511413.176" table:style-name="ce11">
            <text:p>2511413.176</text:p>
          </table:table-cell>
          <table:table-cell office:value-type="string" table:style-name="ce10">
            <text:p>No.133, Zhongzheng Rd., Renw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社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she Police Station</text:p>
          </table:table-cell>
          <table:table-cell office:value-type="float" office:value="815" table:style-name="ce11">
            <text:p>815</text:p>
          </table:table-cell>
          <table:table-cell office:value-type="string" table:style-name="ce10">
            <text:p>高雄市大社區金龍路63號</text:p>
          </table:table-cell>
          <table:table-cell office:value-type="string" table:style-name="ce10">
            <text:p>07 3511369</text:p>
          </table:table-cell>
          <table:table-cell office:value-type="float" office:value="183653.21" table:style-name="ce11">
            <text:p>183653.21</text:p>
          </table:table-cell>
          <table:table-cell office:value-type="float" office:value="2514436.38" table:style-name="ce11">
            <text:p>2514436.38</text:p>
          </table:table-cell>
          <table:table-cell office:value-type="string" table:style-name="ce10">
            <text:p>No. 63, Jinlong Rd., Dashe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九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qu Police Station</text:p>
          </table:table-cell>
          <table:table-cell office:value-type="float" office:value="840" table:style-name="ce11">
            <text:p>840</text:p>
          </table:table-cell>
          <table:table-cell office:value-type="string" table:style-name="ce10">
            <text:p>高雄市大樹區久堂路130號</text:p>
          </table:table-cell>
          <table:table-cell office:value-type="string" table:style-name="ce10">
            <text:p>07 6512027</text:p>
          </table:table-cell>
          <table:table-cell office:value-type="float" office:value="190188.92" table:style-name="ce11">
            <text:p>190188.92</text:p>
          </table:table-cell>
          <table:table-cell office:value-type="float" office:value="2506546.9300000002" table:style-name="ce11">
            <text:p>2506546.93</text:p>
          </table:table-cell>
          <table:table-cell office:value-type="string" table:style-name="ce10">
            <text:p>No.130, Jiutang Rd., Dash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仁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mei Police Station</text:p>
          </table:table-cell>
          <table:table-cell office:value-type="float" office:value="833" table:style-name="ce11">
            <text:p>833</text:p>
          </table:table-cell>
          <table:table-cell office:value-type="string" table:style-name="ce10">
            <text:p>高雄市鳥松區仁德路16號</text:p>
          </table:table-cell>
          <table:table-cell office:value-type="string" table:style-name="ce10">
            <text:p>07 7314057</text:p>
          </table:table-cell>
          <table:table-cell office:value-type="float" office:value="187737.85680000001" table:style-name="ce11">
            <text:p>187737.8568</text:p>
          </table:table-cell>
          <table:table-cell office:value-type="float" office:value="2505677.3229999999" table:style-name="ce11">
            <text:p>2505677.323</text:p>
          </table:table-cell>
          <table:table-cell office:value-type="string" table:style-name="ce10">
            <text:p>No.16, Rende Rd., Niaos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大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ua Police Station</text:p>
          </table:table-cell>
          <table:table-cell office:value-type="float" office:value="833" table:style-name="ce11">
            <text:p>833</text:p>
          </table:table-cell>
          <table:table-cell office:value-type="string" table:style-name="ce10">
            <text:p>高雄市鳥松區澄清路821號</text:p>
          </table:table-cell>
          <table:table-cell office:value-type="string" table:style-name="ce10">
            <text:p>07 3701994</text:p>
          </table:table-cell>
          <table:table-cell office:value-type="float" office:value="182959.1777" table:style-name="ce11">
            <text:p>182959.1777</text:p>
          </table:table-cell>
          <table:table-cell office:value-type="float" office:value="2505685.0520000001" table:style-name="ce11">
            <text:p>2505685.052</text:p>
          </table:table-cell>
          <table:table-cell office:value-type="string" table:style-name="ce10">
            <text:p>No.821, Chengqing Rd., Niaos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鳥松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iaosong Police Station</text:p>
          </table:table-cell>
          <table:table-cell office:value-type="float" office:value="833" table:style-name="ce11">
            <text:p>833</text:p>
          </table:table-cell>
          <table:table-cell office:value-type="string" table:style-name="ce10">
            <text:p>高雄市鳥松區中正路96號之1</text:p>
          </table:table-cell>
          <table:table-cell office:value-type="string" table:style-name="ce10">
            <text:p>07 7326240</text:p>
          </table:table-cell>
          <table:table-cell office:value-type="float" office:value="184685.11" table:style-name="ce11">
            <text:p>184685.11</text:p>
          </table:table-cell>
          <table:table-cell office:value-type="float" office:value="2506725.2880000002" table:style-name="ce11">
            <text:p>2506725.288</text:p>
          </table:table-cell>
          <table:table-cell office:value-type="string" table:style-name="ce10">
            <text:p>No.96-1, Zhongzheng Rd., Niaosong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高雄市</text:p>
          </table:table-cell>
          <table:table-cell office:value-type="string" table:style-name="ce10">
            <text:p>澄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uan Police Station</text:p>
          </table:table-cell>
          <table:table-cell office:value-type="float" office:value="814" table:style-name="ce11">
            <text:p>814</text:p>
          </table:table-cell>
          <table:table-cell office:value-type="string" table:style-name="ce10">
            <text:p>高雄市仁武區八德西路189號</text:p>
          </table:table-cell>
          <table:table-cell office:value-type="string" table:style-name="ce10">
            <text:p>07 3718188</text:p>
          </table:table-cell>
          <table:table-cell office:value-type="float" office:value="181206.28890000001" table:style-name="ce11">
            <text:p>181206.2889</text:p>
          </table:table-cell>
          <table:table-cell office:value-type="float" office:value="2508764.372" table:style-name="ce11">
            <text:p>2508764.372</text:p>
          </table:table-cell>
          <table:table-cell office:value-type="string" table:style-name="ce10">
            <text:p>No.189, Bade W. Rd., Renwu Dist., Kaohsi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2">
            <text:p>屏東縣警察局</text:p>
          </table:table-cell>
          <table:table-cell table:style-name="ce10"/>
          <table:table-cell office:value-type="string" table:style-name="ce10">
            <text:p>Pingtung County Police Bureau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中正路119號</text:p>
          </table:table-cell>
          <table:table-cell office:value-type="string" table:style-name="ce10">
            <text:p>08 7322598</text:p>
          </table:table-cell>
          <table:table-cell office:value-type="float" office:value="197503.3768" table:style-name="ce11">
            <text:p>197503.3768</text:p>
          </table:table-cell>
          <table:table-cell office:value-type="float" office:value="2508269.29" table:style-name="ce11">
            <text:p>2508269.29</text:p>
          </table:table-cell>
          <table:table-cell office:value-type="string" table:style-name="ce10">
            <text:p>No. 119, Zhongzheng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屏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Pingtung Police Precinct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泰安里信義路141-3號</text:p>
          </table:table-cell>
          <table:table-cell office:value-type="string" table:style-name="ce10">
            <text:p>08 7322075</text:p>
          </table:table-cell>
          <table:table-cell office:value-type="float" office:value="197348.18" table:style-name="ce11">
            <text:p>197348.18</text:p>
          </table:table-cell>
          <table:table-cell office:value-type="float" office:value="2508322.87" table:style-name="ce11">
            <text:p>2508322.87</text:p>
          </table:table-cell>
          <table:table-cell office:value-type="string" table:style-name="ce10">
            <text:p>No. 141-3, Xinyi Rd., Tai'an Vil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海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ifong <text:s/>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海豐路18號</text:p>
          </table:table-cell>
          <table:table-cell office:value-type="string" table:style-name="ce10">
            <text:p>08 7367704</text:p>
          </table:table-cell>
          <table:table-cell office:value-type="float" office:value="199505.04209999999" table:style-name="ce11">
            <text:p>199505.0421</text:p>
          </table:table-cell>
          <table:table-cell office:value-type="float" office:value="2510954.5950000002" table:style-name="ce11">
            <text:p>2510954.595</text:p>
          </table:table-cell>
          <table:table-cell office:value-type="string" table:style-name="ce10">
            <text:p>No. 18, Haifeng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社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pi Police Station</text:p>
          </table:table-cell>
          <table:table-cell office:value-type="float" office:value="913" table:style-name="ce11">
            <text:p>913</text:p>
          </table:table-cell>
          <table:table-cell office:value-type="string" table:style-name="ce10">
            <text:p>屏東縣萬丹鄉社口村社皮路2段399號</text:p>
          </table:table-cell>
          <table:table-cell office:value-type="string" table:style-name="ce10">
            <text:p>08 7073044</text:p>
          </table:table-cell>
          <table:table-cell office:value-type="float" office:value="195306.867" table:style-name="ce11">
            <text:p>195306.867</text:p>
          </table:table-cell>
          <table:table-cell office:value-type="float" office:value="2501636.3539999998" table:style-name="ce11">
            <text:p>2501636.354</text:p>
          </table:table-cell>
          <table:table-cell office:value-type="string" table:style-name="ce10">
            <text:p>No. 399, Sec. 2, Shepi Rd., Shekou Vil., <text:s/>Wandan Township, Pingtung County 9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鐘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jhong Police Station</text:p>
          </table:table-cell>
          <table:table-cell office:value-type="float" office:value="913" table:style-name="ce11">
            <text:p>913</text:p>
          </table:table-cell>
          <table:table-cell office:value-type="string" table:style-name="ce10">
            <text:p>屏東縣萬丹鄉新鐘村新鐘路64號</text:p>
          </table:table-cell>
          <table:table-cell office:value-type="string" table:style-name="ce10">
            <text:p>08 7772254</text:p>
          </table:table-cell>
          <table:table-cell office:value-type="float" office:value="197122.43659999999" table:style-name="ce11">
            <text:p>197122.4366</text:p>
          </table:table-cell>
          <table:table-cell office:value-type="float" office:value="2495854.5189999999" table:style-name="ce11">
            <text:p>2495854.519</text:p>
          </table:table-cell>
          <table:table-cell office:value-type="string" table:style-name="ce10">
            <text:p>No. 64, Xinzhong Rd., Xinzhong Vil., Wandan Township, Pingtung County 9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德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sie Police Station</text:p>
          </table:table-cell>
          <table:table-cell office:value-type="float" office:value="908" table:style-name="ce11">
            <text:p>908</text:p>
          </table:table-cell>
          <table:table-cell office:value-type="string" table:style-name="ce10">
            <text:p>屏東縣長治鄉德協村中興路635號</text:p>
          </table:table-cell>
          <table:table-cell office:value-type="string" table:style-name="ce10">
            <text:p>08 7621604</text:p>
          </table:table-cell>
          <table:table-cell office:value-type="float" office:value="203647.70420000001" table:style-name="ce11">
            <text:p>203647.7042</text:p>
          </table:table-cell>
          <table:table-cell office:value-type="float" office:value="2510593.0060000001" table:style-name="ce11">
            <text:p>2510593.006</text:p>
          </table:table-cell>
          <table:table-cell office:value-type="string" table:style-name="ce10">
            <text:p>No. 635, Zhongxing Rd., Dexie Vil., Changzhi Township, Pingtung County 9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繁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anhua Police Station</text:p>
          </table:table-cell>
          <table:table-cell office:value-type="float" office:value="908" table:style-name="ce11">
            <text:p>908</text:p>
          </table:table-cell>
          <table:table-cell office:value-type="string" table:style-name="ce10">
            <text:p>屏東縣長治鄉繁昌村中山路102號</text:p>
          </table:table-cell>
          <table:table-cell office:value-type="string" table:style-name="ce10">
            <text:p>08 7621384</text:p>
          </table:table-cell>
          <table:table-cell office:value-type="float" office:value="206433.74119999999" table:style-name="ce11">
            <text:p>206433.7412</text:p>
          </table:table-cell>
          <table:table-cell office:value-type="float" office:value="2511912.801" table:style-name="ce11">
            <text:p>2511912.801</text:p>
          </table:table-cell>
          <table:table-cell office:value-type="string" table:style-name="ce10">
            <text:p>No. 102, Zhongshan Rd., Fanchang Vil., Changzhi Township, Pingtung County 9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麟洛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nluo Police Station</text:p>
          </table:table-cell>
          <table:table-cell office:value-type="float" office:value="909" table:style-name="ce11">
            <text:p>909</text:p>
          </table:table-cell>
          <table:table-cell office:value-type="string" table:style-name="ce10">
            <text:p>屏東縣麟洛鄉麟趾村中山路437號</text:p>
          </table:table-cell>
          <table:table-cell office:value-type="string" table:style-name="ce10">
            <text:p>08 7221528</text:p>
          </table:table-cell>
          <table:table-cell office:value-type="float" office:value="201172.51319999999" table:style-name="ce11">
            <text:p>201172.5132</text:p>
          </table:table-cell>
          <table:table-cell office:value-type="float" office:value="2505824.38" table:style-name="ce11">
            <text:p>2505824.38</text:p>
          </table:table-cell>
          <table:table-cell office:value-type="string" table:style-name="ce10">
            <text:p>No. 437, Zhongshan Rd., Linzhi Vil., Linluo Township, Pingtung County 9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崇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lan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迪化街48號</text:p>
          </table:table-cell>
          <table:table-cell office:value-type="string" table:style-name="ce10">
            <text:p>08-7656206</text:p>
          </table:table-cell>
          <table:table-cell office:value-type="float" office:value="196783.28829999999" table:style-name="ce11">
            <text:p>196783.2883</text:p>
          </table:table-cell>
          <table:table-cell office:value-type="float" office:value="2509052.111" table:style-name="ce11">
            <text:p>2509052.111</text:p>
          </table:table-cell>
          <table:table-cell office:value-type="string" table:style-name="ce10">
            <text:p>No. 48, Dihua St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長治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hangjhih Police Station</text:p>
          </table:table-cell>
          <table:table-cell office:value-type="float" office:value="908" table:style-name="ce11">
            <text:p>908</text:p>
          </table:table-cell>
          <table:table-cell office:value-type="string" table:style-name="ce10">
            <text:p>屏東縣長治鄉進興村復興路2號</text:p>
          </table:table-cell>
          <table:table-cell office:value-type="string" table:style-name="ce10">
            <text:p>08 7366741</text:p>
          </table:table-cell>
          <table:table-cell office:value-type="float" office:value="201487.92360000001" table:style-name="ce11">
            <text:p>201487.9236</text:p>
          </table:table-cell>
          <table:table-cell office:value-type="float" office:value="2508582.9160000002" table:style-name="ce11">
            <text:p>2508582.916</text:p>
          </table:table-cell>
          <table:table-cell office:value-type="string" table:style-name="ce10">
            <text:p>No. 2, Fuxing Rd., Jinxing Vil., Changzhi Township, Pingtung County 90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萬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andan <text:s/>Police Station</text:p>
          </table:table-cell>
          <table:table-cell office:value-type="float" office:value="913" table:style-name="ce11">
            <text:p>913</text:p>
          </table:table-cell>
          <table:table-cell office:value-type="string" table:style-name="ce10">
            <text:p>屏東縣萬丹鄉萬安村萬丹路1段216號</text:p>
          </table:table-cell>
          <table:table-cell office:value-type="string" table:style-name="ce10">
            <text:p>08 7772004</text:p>
          </table:table-cell>
          <table:table-cell office:value-type="float" office:value="197564.6923" table:style-name="ce11">
            <text:p>197564.6923</text:p>
          </table:table-cell>
          <table:table-cell office:value-type="float" office:value="2498701.5669999998" table:style-name="ce11">
            <text:p>2498701.567</text:p>
          </table:table-cell>
          <table:table-cell office:value-type="string" table:style-name="ce10">
            <text:p>No. 216, Sec. 1, Wandan Rd., Wan'an Vil., Wandan Township, Pingtung County 91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大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tung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前進里清進巷208號</text:p>
          </table:table-cell>
          <table:table-cell office:value-type="string" table:style-name="ce10">
            <text:p>08 7555413</text:p>
          </table:table-cell>
          <table:table-cell office:value-type="float" office:value="195047.27729999999" table:style-name="ce11">
            <text:p>195047.2773</text:p>
          </table:table-cell>
          <table:table-cell office:value-type="float" office:value="2505927.1639999999" table:style-name="ce11">
            <text:p>2505927.164</text:p>
          </table:table-cell>
          <table:table-cell office:value-type="string" table:style-name="ce10">
            <text:p>No. 208, Qingjin Ln., Qianjin Vil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建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uo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義勇里臺糖街130號</text:p>
          </table:table-cell>
          <table:table-cell office:value-type="string" table:style-name="ce10">
            <text:p>08 7522978</text:p>
          </table:table-cell>
          <table:table-cell office:value-type="float" office:value="198185.05" table:style-name="ce11">
            <text:p>198185.05</text:p>
          </table:table-cell>
          <table:table-cell office:value-type="float" office:value="2506687.66" table:style-name="ce11">
            <text:p>2506687.66</text:p>
          </table:table-cell>
          <table:table-cell office:value-type="string" table:style-name="ce10">
            <text:p>No. 130, Taitang St., Yiyong Vil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民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he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民生路40號</text:p>
          </table:table-cell>
          <table:table-cell office:value-type="string" table:style-name="ce10">
            <text:p>08 7223077</text:p>
          </table:table-cell>
          <table:table-cell office:value-type="float" office:value="198416.62390000001" table:style-name="ce11">
            <text:p>198416.6239</text:p>
          </table:table-cell>
          <table:table-cell office:value-type="float" office:value="2507567.463" table:style-name="ce11">
            <text:p>2507567.463</text:p>
          </table:table-cell>
          <table:table-cell office:value-type="string" table:style-name="ce10">
            <text:p>No. 40, Minsheng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公館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guan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龍華路157號</text:p>
          </table:table-cell>
          <table:table-cell office:value-type="string" table:style-name="ce10">
            <text:p>08 7527484</text:p>
          </table:table-cell>
          <table:table-cell office:value-type="float" office:value="196804.01240000001" table:style-name="ce11">
            <text:p>196804.0124</text:p>
          </table:table-cell>
          <table:table-cell office:value-type="float" office:value="2504004.1320000002" table:style-name="ce11">
            <text:p>2504004.132</text:p>
          </table:table-cell>
          <table:table-cell office:value-type="string" table:style-name="ce10">
            <text:p>No. 157, Longhua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民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u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民族路152號</text:p>
          </table:table-cell>
          <table:table-cell office:value-type="string" table:style-name="ce10">
            <text:p>08 7322072</text:p>
          </table:table-cell>
          <table:table-cell office:value-type="float" office:value="196946.06109999999" table:style-name="ce11">
            <text:p>196946.0611</text:p>
          </table:table-cell>
          <table:table-cell office:value-type="float" office:value="2507922.8160000001" table:style-name="ce11">
            <text:p>2507922.816</text:p>
          </table:table-cell>
          <table:table-cell office:value-type="string" table:style-name="ce10">
            <text:p>No. 152, Minzu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歸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eilai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民生東路94號</text:p>
          </table:table-cell>
          <table:table-cell office:value-type="string" table:style-name="ce10">
            <text:p>08 7224416</text:p>
          </table:table-cell>
          <table:table-cell office:value-type="float" office:value="199633.56580000001" table:style-name="ce11">
            <text:p>199633.5658</text:p>
          </table:table-cell>
          <table:table-cell office:value-type="float" office:value="2506942.7349999999" table:style-name="ce11">
            <text:p>2506942.735</text:p>
          </table:table-cell>
          <table:table-cell office:value-type="string" table:style-name="ce10">
            <text:p>No. 94, Minsheng E.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民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sheng Police Station</text:p>
          </table:table-cell>
          <table:table-cell office:value-type="float" office:value="900" table:style-name="ce11">
            <text:p>900</text:p>
          </table:table-cell>
          <table:table-cell office:value-type="string" table:style-name="ce10">
            <text:p>屏東縣屏東市北平路30號</text:p>
          </table:table-cell>
          <table:table-cell office:value-type="string" table:style-name="ce10">
            <text:p>08 7322646</text:p>
          </table:table-cell>
          <table:table-cell office:value-type="float" office:value="197433.75599999999" table:style-name="ce11">
            <text:p>197433.756</text:p>
          </table:table-cell>
          <table:table-cell office:value-type="float" office:value="2508489.0410000002" table:style-name="ce11">
            <text:p>2508489.041</text:p>
          </table:table-cell>
          <table:table-cell office:value-type="string" table:style-name="ce10">
            <text:p>No. 40, Beiping Rd., Pingtung City, Pingtung County 90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恆春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engchun Police Precinct</text:p>
          </table:table-cell>
          <table:table-cell office:value-type="float" office:value="946" table:style-name="ce11">
            <text:p>946</text:p>
          </table:table-cell>
          <table:table-cell office:value-type="string" table:style-name="ce10">
            <text:p>屏東縣恆春鎮中正路60號</text:p>
          </table:table-cell>
          <table:table-cell office:value-type="string" table:style-name="ce10">
            <text:p>08 8892075</text:p>
          </table:table-cell>
          <table:table-cell office:value-type="float" office:value="223697.84570000001" table:style-name="ce11">
            <text:p>223697.8457</text:p>
          </table:table-cell>
          <table:table-cell office:value-type="float" office:value="2433910.5380000002" table:style-name="ce11">
            <text:p>2433910.538</text:p>
          </table:table-cell>
          <table:table-cell office:value-type="string" table:style-name="ce10">
            <text:p>No. 60, Zhongzheng Rd., Hengchun Township, Pingtung County 94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滿州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anjhou Police Station</text:p>
          </table:table-cell>
          <table:table-cell office:value-type="float" office:value="947" table:style-name="ce11">
            <text:p>947</text:p>
          </table:table-cell>
          <table:table-cell office:value-type="string" table:style-name="ce10">
            <text:p>屏東縣滿州鄉滿州村中山路60號</text:p>
          </table:table-cell>
          <table:table-cell office:value-type="string" table:style-name="ce10">
            <text:p>08 8801161</text:p>
          </table:table-cell>
          <table:table-cell office:value-type="float" office:value="233397.35149999999" table:style-name="ce11">
            <text:p>233397.3515</text:p>
          </table:table-cell>
          <table:table-cell office:value-type="float" office:value="2435872.5789999999" table:style-name="ce11">
            <text:p>2435872.579</text:p>
          </table:table-cell>
          <table:table-cell office:value-type="string" table:style-name="ce10">
            <text:p>No. 60, Zhongshan Rd., Manzhou Vil., Manzhou Township, Pingtung County 94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長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le Police Station</text:p>
          </table:table-cell>
          <table:table-cell office:value-type="float" office:value="947" table:style-name="ce11">
            <text:p>947</text:p>
          </table:table-cell>
          <table:table-cell office:value-type="string" table:style-name="ce10">
            <text:p>屏東縣滿州鄉長樂村大公路33號</text:p>
          </table:table-cell>
          <table:table-cell office:value-type="string" table:style-name="ce10">
            <text:p>08 8811141</text:p>
          </table:table-cell>
          <table:table-cell office:value-type="float" office:value="232279.7457" table:style-name="ce11">
            <text:p>232279.7457</text:p>
          </table:table-cell>
          <table:table-cell office:value-type="float" office:value="2441949.7620000001" table:style-name="ce11">
            <text:p>2441949.762</text:p>
          </table:table-cell>
          <table:table-cell office:value-type="string" table:style-name="ce10">
            <text:p>No. 33, Dagong Rd., Changle Vil., Manzhou Township, Pingtung County 94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九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oupeng Police Station</text:p>
          </table:table-cell>
          <table:table-cell office:value-type="float" office:value="947" table:style-name="ce11">
            <text:p>947</text:p>
          </table:table-cell>
          <table:table-cell office:value-type="string" table:style-name="ce10">
            <text:p>屏東縣滿州鄉港仔村港仔路60號</text:p>
          </table:table-cell>
          <table:table-cell office:value-type="string" table:style-name="ce10">
            <text:p>08 8810200</text:p>
          </table:table-cell>
          <table:table-cell office:value-type="float" office:value="237798.182" table:style-name="ce11">
            <text:p>237798.182</text:p>
          </table:table-cell>
          <table:table-cell office:value-type="float" office:value="2448362.253" table:style-name="ce11">
            <text:p>2448362.253</text:p>
          </table:table-cell>
          <table:table-cell office:value-type="string" table:style-name="ce10">
            <text:p>No. 60, Gangzai Rd., Gangzai Vil., Manzhou Township, Pingtung County 94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牡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udan Police Station</text:p>
          </table:table-cell>
          <table:table-cell office:value-type="float" office:value="945" table:style-name="ce11">
            <text:p>945</text:p>
          </table:table-cell>
          <table:table-cell office:value-type="string" table:style-name="ce10">
            <text:p>屏東縣牡丹鄉石門村石門路31號</text:p>
          </table:table-cell>
          <table:table-cell office:value-type="string" table:style-name="ce10">
            <text:p>08 8831110</text:p>
          </table:table-cell>
          <table:table-cell office:value-type="float" office:value="226653.61900000001" table:style-name="ce11">
            <text:p>226653.619</text:p>
          </table:table-cell>
          <table:table-cell office:value-type="float" office:value="2447485.9380000001" table:style-name="ce11">
            <text:p>2447485.938</text:p>
          </table:table-cell>
          <table:table-cell office:value-type="string" table:style-name="ce10">
            <text:p>No. 31, Shimen Rd., Shimen Vil., Mudan Township, Pingtung County 94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旭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yuhai Police Station</text:p>
          </table:table-cell>
          <table:table-cell office:value-type="float" office:value="945" table:style-name="ce11">
            <text:p>945</text:p>
          </table:table-cell>
          <table:table-cell office:value-type="string" table:style-name="ce10">
            <text:p>屏東縣牡丹鄉旭海村旭海路1號</text:p>
          </table:table-cell>
          <table:table-cell office:value-type="string" table:style-name="ce10">
            <text:p>08 8830200</text:p>
          </table:table-cell>
          <table:table-cell office:value-type="float" office:value="238391.1716" table:style-name="ce11">
            <text:p>238391.1716</text:p>
          </table:table-cell>
          <table:table-cell office:value-type="float" office:value="2455139.2990000001" table:style-name="ce11">
            <text:p>2455139.299</text:p>
          </table:table-cell>
          <table:table-cell office:value-type="string" table:style-name="ce10">
            <text:p>No. 1, Xuhai Rd., Xuhai Vil., Mudan Township, Pingtung County 94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龍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shuei Police Station</text:p>
          </table:table-cell>
          <table:table-cell office:value-type="float" office:value="946" table:style-name="ce11">
            <text:p>946</text:p>
          </table:table-cell>
          <table:table-cell office:value-type="string" table:style-name="ce10">
            <text:p>屏東縣恆春鎮龍泉路260號</text:p>
          </table:table-cell>
          <table:table-cell office:value-type="string" table:style-name="ce10">
            <text:p>08 8894172</text:p>
          </table:table-cell>
          <table:table-cell office:value-type="float" office:value="222092.4368" table:style-name="ce11">
            <text:p>222092.4368</text:p>
          </table:table-cell>
          <table:table-cell office:value-type="float" office:value="2431448.7790000001" table:style-name="ce11">
            <text:p>2431448.779</text:p>
          </table:table-cell>
          <table:table-cell office:value-type="string" table:style-name="ce10">
            <text:p>No. 260, Longquan Rd., Hengchun Township, Pingtung County 94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車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hecheng <text:s/>Police Station</text:p>
          </table:table-cell>
          <table:table-cell office:value-type="float" office:value="944" table:style-name="ce11">
            <text:p>944</text:p>
          </table:table-cell>
          <table:table-cell office:value-type="string" table:style-name="ce10">
            <text:p>屏東縣車城鄉保力村褒忠路47號</text:p>
          </table:table-cell>
          <table:table-cell office:value-type="string" table:style-name="ce10">
            <text:p>08 8821152</text:p>
          </table:table-cell>
          <table:table-cell office:value-type="float" office:value="22.057110000000002" table:style-name="ce17">
            <text:p>22.057110</text:p>
          </table:table-cell>
          <table:table-cell office:value-type="float" office:value="120.725337" table:style-name="ce11">
            <text:p>120.725337</text:p>
          </table:table-cell>
          <table:table-cell office:value-type="string" table:style-name="ce10">
            <text:p>No. 47, Baozhong Rd., Checheng Township, Pingtung County 94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墾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ending Police Station</text:p>
          </table:table-cell>
          <table:table-cell office:value-type="float" office:value="946" table:style-name="ce11">
            <text:p>946</text:p>
          </table:table-cell>
          <table:table-cell office:value-type="string" table:style-name="ce10">
            <text:p>屏東縣恆春鎮墾丁路113號</text:p>
          </table:table-cell>
          <table:table-cell office:value-type="string" table:style-name="ce10">
            <text:p>08 8861039</text:p>
          </table:table-cell>
          <table:table-cell office:value-type="float" office:value="229322.829" table:style-name="ce11">
            <text:p>229322.829</text:p>
          </table:table-cell>
          <table:table-cell office:value-type="float" office:value="2427439.3530000001" table:style-name="ce11">
            <text:p>2427439.353</text:p>
          </table:table-cell>
          <table:table-cell office:value-type="string" table:style-name="ce10">
            <text:p>No. 113, Kending Rd., Hengchun Township, Pingtung County 94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仁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shou Police Station</text:p>
          </table:table-cell>
          <table:table-cell office:value-type="float" office:value="946" table:style-name="ce11">
            <text:p>946</text:p>
          </table:table-cell>
          <table:table-cell office:value-type="string" table:style-name="ce10">
            <text:p>屏東縣恆春鎮仁壽路117號</text:p>
          </table:table-cell>
          <table:table-cell office:value-type="string" table:style-name="ce10">
            <text:p>08 8893247</text:p>
          </table:table-cell>
          <table:table-cell office:value-type="float" office:value="222913.77960000001" table:style-name="ce11">
            <text:p>222913.7796</text:p>
          </table:table-cell>
          <table:table-cell office:value-type="float" office:value="2436569.7820000001" table:style-name="ce11">
            <text:p>2436569.782</text:p>
          </table:table-cell>
          <table:table-cell office:value-type="string" table:style-name="ce10">
            <text:p>No. 117, Renshou Rd., Hengchun Township, Pingtung County 94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建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min Police Station</text:p>
          </table:table-cell>
          <table:table-cell office:value-type="float" office:value="946" table:style-name="ce11">
            <text:p>946</text:p>
          </table:table-cell>
          <table:table-cell office:value-type="string" table:style-name="ce10">
            <text:p>屏東縣恆春鎮中正路60號</text:p>
          </table:table-cell>
          <table:table-cell office:value-type="string" table:style-name="ce10">
            <text:p>08 8892587</text:p>
          </table:table-cell>
          <table:table-cell office:value-type="float" office:value="223697.84570000001" table:style-name="ce11">
            <text:p>223697.8457</text:p>
          </table:table-cell>
          <table:table-cell office:value-type="float" office:value="2433910.5380000002" table:style-name="ce11">
            <text:p>2433910.538</text:p>
          </table:table-cell>
          <table:table-cell office:value-type="string" table:style-name="ce10">
            <text:p>No. 60, Zhongzheng Rd., Hengchun Township, Pingtung County 94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枋寮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angliao Police Precinct</text:p>
          </table:table-cell>
          <table:table-cell office:value-type="float" office:value="940" table:style-name="ce11">
            <text:p>940</text:p>
          </table:table-cell>
          <table:table-cell office:value-type="string" table:style-name="ce16">
            <text:p>屏東縣枋寮鄉枋寮村儲運路2-37號之2</text:p>
          </table:table-cell>
          <table:table-cell office:value-type="string" table:style-name="ce10">
            <text:p>08 8782004</text:p>
          </table:table-cell>
          <table:table-cell office:value-type="float" office:value="208324.77100000001" table:style-name="ce11">
            <text:p>208324.771</text:p>
          </table:table-cell>
          <table:table-cell office:value-type="float" office:value="2474318.3849999998" table:style-name="ce11">
            <text:p>2474318.385</text:p>
          </table:table-cell>
          <table:table-cell office:value-type="string" table:style-name="ce10">
            <text:p>No. 2-37-2, Chuyun Rd., Fangliao Township, Pingtung County 94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歸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eichong Police Station</text:p>
          </table:table-cell>
          <table:table-cell office:value-type="float" office:value="942" table:style-name="ce11">
            <text:p>942</text:p>
          </table:table-cell>
          <table:table-cell office:value-type="string" table:style-name="ce10">
            <text:p>屏東縣春日鄉歸崇村玉光路6號</text:p>
          </table:table-cell>
          <table:table-cell office:value-type="string" table:style-name="ce10">
            <text:p>08 8791104</text:p>
          </table:table-cell>
          <table:table-cell office:value-type="float" office:value="211995.2886" table:style-name="ce11">
            <text:p>211995.2886</text:p>
          </table:table-cell>
          <table:table-cell office:value-type="float" office:value="2481036.2069999999" table:style-name="ce11">
            <text:p>2481036.207</text:p>
          </table:table-cell>
          <table:table-cell office:value-type="string" table:style-name="ce10">
            <text:p>No. 6, Yuguang Rd., Guichong Vil., Chunri Township, Pingtung County 94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草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aopu Police Station</text:p>
          </table:table-cell>
          <table:table-cell office:value-type="float" office:value="943" table:style-name="ce11">
            <text:p>943</text:p>
          </table:table-cell>
          <table:table-cell office:value-type="string" table:style-name="ce10">
            <text:p>屏東縣獅子鄉草埔村7巷50號</text:p>
          </table:table-cell>
          <table:table-cell office:value-type="string" table:style-name="ce10">
            <text:p>08 8701484</text:p>
          </table:table-cell>
          <table:table-cell office:value-type="float" office:value="229477.73" table:style-name="ce11">
            <text:p>229477.73</text:p>
          </table:table-cell>
          <table:table-cell office:value-type="float" office:value="2459169.48" table:style-name="ce11">
            <text:p>2459169.48</text:p>
          </table:table-cell>
          <table:table-cell office:value-type="string" table:style-name="ce10">
            <text:p>No. 5, Caopu Vil., Shizi Township, Pingtung County 943, Taiwan (R.O.C.)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屏東縣</text:p>
          </table:table-cell>
          <table:table-cell office:value-type="string" table:style-name="ce10">
            <text:p>春日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hunrih Police Station</text:p>
          </table:table-cell>
          <table:table-cell office:value-type="float" office:value="942" table:style-name="ce11">
            <text:p>942</text:p>
          </table:table-cell>
          <table:table-cell office:value-type="string" table:style-name="ce16">
            <text:p>屏東縣春日鄉春日村春日路316號</text:p>
            <text:p>(臨時駐地：屏東縣春日鄉古華村古華路3巷63之2號)</text:p>
          </table:table-cell>
          <table:table-cell office:value-type="string" table:style-name="ce10">
            <text:p>08 8785180</text:p>
          </table:table-cell>
          <table:table-cell office:value-type="string" table:style-name="ce18">
            <text:p>211641.109</text:p>
            <text:p>(211288.505)</text:p>
          </table:table-cell>
          <table:table-cell office:value-type="string" table:style-name="ce18">
            <text:p>2474651.355</text:p>
            <text:p>(2473742.786)</text:p>
          </table:table-cell>
          <table:table-cell office:value-type="string" table:style-name="ce16">
            <text:p>No. 316, Chunri Rd., Chunri Vil., Chunri Township, Pingtung County 942, Taiwan (R.O.C.)</text:p>
            <text:p>(No. 63-2, Aly. 3, Guhua Rd., Chunri Township, Pingtung County 942, Taiwan (R.O.C.)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內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shih Police Station</text:p>
          </table:table-cell>
          <table:table-cell office:value-type="float" office:value="943" table:style-name="ce11">
            <text:p>943</text:p>
          </table:table-cell>
          <table:table-cell office:value-type="string" table:style-name="ce10">
            <text:p>屏東縣獅子鄉內獅村內獅巷60號</text:p>
          </table:table-cell>
          <table:table-cell office:value-type="string" table:style-name="ce10">
            <text:p>08 8720004</text:p>
          </table:table-cell>
          <table:table-cell office:value-type="float" office:value="213435.1483" table:style-name="ce11">
            <text:p>213435.1483</text:p>
          </table:table-cell>
          <table:table-cell office:value-type="float" office:value="2467312.2089999998" table:style-name="ce11">
            <text:p>2467312.209</text:p>
          </table:table-cell>
          <table:table-cell office:value-type="string" table:style-name="ce10">
            <text:p>No. 60, Neishi Ln., Neishi Vil., Shizi Township, Pingtung County 94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加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lu Police Station</text:p>
          </table:table-cell>
          <table:table-cell office:value-type="float" office:value="941" table:style-name="ce11">
            <text:p>941</text:p>
          </table:table-cell>
          <table:table-cell office:value-type="string" table:style-name="ce10">
            <text:p>屏東縣枋山鄉加祿村加祿路102號</text:p>
          </table:table-cell>
          <table:table-cell office:value-type="string" table:style-name="ce10">
            <text:p>08 8720002</text:p>
          </table:table-cell>
          <table:table-cell office:value-type="float" office:value="210719.28969999999" table:style-name="ce11">
            <text:p>210719.2897</text:p>
          </table:table-cell>
          <table:table-cell office:value-type="float" office:value="2470366.46" table:style-name="ce11">
            <text:p>2470366.46</text:p>
          </table:table-cell>
          <table:table-cell office:value-type="string" table:style-name="ce10">
            <text:p>No. 102, Jialu Rd., Jialu Vil., Fangshan Township, Pingtung County 94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獅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-zi Police Station</text:p>
          </table:table-cell>
          <table:table-cell office:value-type="float" office:value="943" table:style-name="ce11">
            <text:p>943</text:p>
          </table:table-cell>
          <table:table-cell office:value-type="string" table:style-name="ce10">
            <text:p>屏東縣獅子鄉楓林村2巷28號</text:p>
          </table:table-cell>
          <table:table-cell office:value-type="string" table:style-name="ce10">
            <text:p>08 8771391</text:p>
          </table:table-cell>
          <table:table-cell office:value-type="float" office:value="219593.11540000001" table:style-name="ce11">
            <text:p>219593.1154</text:p>
          </table:table-cell>
          <table:table-cell office:value-type="float" office:value="2455957.557" table:style-name="ce11">
            <text:p>2455957.557</text:p>
          </table:table-cell>
          <table:table-cell office:value-type="string" table:style-name="ce10">
            <text:p>No. 28, 2nd Ln., Fenglin Vil., Shizi Township, Pingtung County 94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枋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angshan Police Station</text:p>
          </table:table-cell>
          <table:table-cell office:value-type="float" office:value="941" table:style-name="ce11">
            <text:p>941</text:p>
          </table:table-cell>
          <table:table-cell office:value-type="string" table:style-name="ce10">
            <text:p>屏東縣枋山鄉枋山村國中路26巷5之1號</text:p>
          </table:table-cell>
          <table:table-cell office:value-type="string" table:style-name="ce10">
            <text:p>08 8761129</text:p>
          </table:table-cell>
          <table:table-cell office:value-type="float" office:value="214167.61060000001" table:style-name="ce11">
            <text:p>214167.6106</text:p>
          </table:table-cell>
          <table:table-cell office:value-type="float" office:value="2462720.4610000001" table:style-name="ce11">
            <text:p>2462720.461</text:p>
          </table:table-cell>
          <table:table-cell office:value-type="string" table:style-name="ce10">
            <text:p>No. 5-1, Ln. 26, Guozhong Rd., Fangshan Vil., Fangshan Township, Pingtung County 94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佳冬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adong Police Station</text:p>
          </table:table-cell>
          <table:table-cell office:value-type="float" office:value="931" table:style-name="ce11">
            <text:p>931</text:p>
          </table:table-cell>
          <table:table-cell office:value-type="string" table:style-name="ce10">
            <text:p>屏東縣佳冬鄉六根村佳和路89號</text:p>
          </table:table-cell>
          <table:table-cell office:value-type="string" table:style-name="ce10">
            <text:p>08 8662089</text:p>
          </table:table-cell>
          <table:table-cell office:value-type="float" office:value="203629.51199999999" table:style-name="ce11">
            <text:p>203629.512</text:p>
          </table:table-cell>
          <table:table-cell office:value-type="float" office:value="2479545.9500000002" table:style-name="ce11">
            <text:p>2479545.95</text:p>
          </table:table-cell>
          <table:table-cell office:value-type="string" table:style-name="ce10">
            <text:p>No. 89, Jiahe Rd., Liugen Vil., Jiadong Township, Pingtung County 93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楓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gang Police Station</text:p>
          </table:table-cell>
          <table:table-cell office:value-type="float" office:value="941" table:style-name="ce11">
            <text:p>941</text:p>
          </table:table-cell>
          <table:table-cell office:value-type="string" table:style-name="ce10">
            <text:p>屏東縣枋山鄉善餘村德隆路19號</text:p>
          </table:table-cell>
          <table:table-cell office:value-type="string" table:style-name="ce10">
            <text:p>08 8771214</text:p>
          </table:table-cell>
          <table:table-cell office:value-type="float" office:value="218145.486" table:style-name="ce11">
            <text:p>218145.486</text:p>
          </table:table-cell>
          <table:table-cell office:value-type="float" office:value="2454679.301" table:style-name="ce11">
            <text:p>2454679.301</text:p>
          </table:table-cell>
          <table:table-cell office:value-type="string" table:style-name="ce10">
            <text:p>No. 19, Delong Rd., Shanyu Vil., Fangshan Township, Pingtung County 94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石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ihguang Police Station</text:p>
          </table:table-cell>
          <table:table-cell office:value-type="float" office:value="931" table:style-name="ce11">
            <text:p>931</text:p>
          </table:table-cell>
          <table:table-cell office:value-type="string" table:style-name="ce10">
            <text:p>屏東縣佳冬鄉石光村中山路200號</text:p>
          </table:table-cell>
          <table:table-cell office:value-type="string" table:style-name="ce10">
            <text:p>08 8662034</text:p>
          </table:table-cell>
          <table:table-cell office:value-type="float" office:value="205043.774" table:style-name="ce11">
            <text:p>205043.774</text:p>
          </table:table-cell>
          <table:table-cell office:value-type="float" office:value="2482120.466" table:style-name="ce11">
            <text:p>2482120.466</text:p>
          </table:table-cell>
          <table:table-cell office:value-type="string" table:style-name="ce10">
            <text:p>No. 200, Zhongshan Rd., Shiguang Vil., Jiadong Township, Pingtung County 93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建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sing Police Station</text:p>
          </table:table-cell>
          <table:table-cell office:value-type="float" office:value="940" table:style-name="ce11">
            <text:p>940</text:p>
          </table:table-cell>
          <table:table-cell office:value-type="string" table:style-name="ce10">
            <text:p>屏東縣枋寮鄉地利村建興路262號</text:p>
          </table:table-cell>
          <table:table-cell office:value-type="string" table:style-name="ce10">
            <text:p>08 8712962</text:p>
          </table:table-cell>
          <table:table-cell office:value-type="float" office:value="208327.63699999999" table:style-name="ce11">
            <text:p>208327.637</text:p>
          </table:table-cell>
          <table:table-cell office:value-type="float" office:value="2476481.5860000001" table:style-name="ce11">
            <text:p>2476481.586</text:p>
          </table:table-cell>
          <table:table-cell office:value-type="string" table:style-name="ce10">
            <text:p>No. 262, Jianxing Rd., Dili Vil., Fangliao Township, Pingtung County 94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東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hai Police Station</text:p>
          </table:table-cell>
          <table:table-cell office:value-type="float" office:value="940" table:style-name="ce11">
            <text:p>940</text:p>
          </table:table-cell>
          <table:table-cell office:value-type="string" table:style-name="ce10">
            <text:p>屏東縣枋寮鄉東海村東林路717號</text:p>
          </table:table-cell>
          <table:table-cell office:value-type="string" table:style-name="ce10">
            <text:p>08 8712920</text:p>
          </table:table-cell>
          <table:table-cell office:value-type="float" office:value="206149.13879999999" table:style-name="ce11">
            <text:p>206149.1388</text:p>
          </table:table-cell>
          <table:table-cell office:value-type="float" office:value="2477990.8139999998" table:style-name="ce11">
            <text:p>2477990.814</text:p>
          </table:table-cell>
          <table:table-cell office:value-type="string" table:style-name="ce10">
            <text:p>No. 717, Donglin Rd., Donghai Vil., Fangliao Township, Pingtung County 94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枋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angliao Police Station</text:p>
          </table:table-cell>
          <table:table-cell office:value-type="float" office:value="940" table:style-name="ce11">
            <text:p>940</text:p>
          </table:table-cell>
          <table:table-cell office:value-type="string" table:style-name="ce10">
            <text:p>屏東縣枋寮鄉隆山村中山路174之1號</text:p>
          </table:table-cell>
          <table:table-cell office:value-type="string" table:style-name="ce10">
            <text:p>08 8782949</text:p>
          </table:table-cell>
          <table:table-cell office:value-type="float" office:value="208403.524" table:style-name="ce11">
            <text:p>208403.524</text:p>
          </table:table-cell>
          <table:table-cell office:value-type="float" office:value="2474037.9240000001" table:style-name="ce11">
            <text:p>2474037.924</text:p>
          </table:table-cell>
          <table:table-cell office:value-type="string" table:style-name="ce10">
            <text:p>No. 174-1, Zhongshan Rd., Fangliao Township, Pingtung County 94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東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onggang Police Precinct</text:p>
          </table:table-cell>
          <table:table-cell office:value-type="float" office:value="928" table:style-name="ce11">
            <text:p>928</text:p>
          </table:table-cell>
          <table:table-cell office:value-type="string" table:style-name="ce10">
            <text:p>屏東縣東港鎮沿海路1號</text:p>
          </table:table-cell>
          <table:table-cell office:value-type="string" table:style-name="ce10">
            <text:p>08 8322045</text:p>
          </table:table-cell>
          <table:table-cell office:value-type="float" office:value="194612.47779999999" table:style-name="ce11">
            <text:p>194612.4778</text:p>
          </table:table-cell>
          <table:table-cell office:value-type="float" office:value="2484937.2799999998" table:style-name="ce11">
            <text:p>2484937.28</text:p>
          </table:table-cell>
          <table:table-cell office:value-type="string" table:style-name="ce10">
            <text:p>No. 1, Yanhai Rd., Donggang Township, Pingtung County 9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東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gang Police Station</text:p>
          </table:table-cell>
          <table:table-cell office:value-type="float" office:value="928" table:style-name="ce11">
            <text:p>928</text:p>
          </table:table-cell>
          <table:table-cell office:value-type="string" table:style-name="ce10">
            <text:p>屏東縣東港鎮沿海路1號</text:p>
          </table:table-cell>
          <table:table-cell office:value-type="string" table:style-name="ce10">
            <text:p>08 8338183</text:p>
          </table:table-cell>
          <table:table-cell office:value-type="float" office:value="194612.47779999999" table:style-name="ce11">
            <text:p>194612.4778</text:p>
          </table:table-cell>
          <table:table-cell office:value-type="float" office:value="2484937.2799999998" table:style-name="ce11">
            <text:p>2484937.28</text:p>
          </table:table-cell>
          <table:table-cell office:value-type="string" table:style-name="ce10">
            <text:p>No. 1, Yanhai Rd., Donggang Township, Pingtung County 9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大鵬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eng Bay Police Station</text:p>
          </table:table-cell>
          <table:table-cell office:value-type="float" office:value="928" table:style-name="ce11">
            <text:p>928</text:p>
          </table:table-cell>
          <table:table-cell office:value-type="string" table:style-name="ce10">
            <text:p>屏東縣東港鎮鵬灣大道1段200號</text:p>
          </table:table-cell>
          <table:table-cell office:value-type="string" table:style-name="ce10">
            <text:p>08-8338262</text:p>
          </table:table-cell>
          <table:table-cell office:value-type="float" office:value="197733.2292" table:style-name="ce11">
            <text:p>197733.2292</text:p>
          </table:table-cell>
          <table:table-cell office:value-type="float" office:value="2482635.2289999998" table:style-name="ce11">
            <text:p>2482635.229</text:p>
          </table:table-cell>
          <table:table-cell office:value-type="string" table:style-name="ce10">
            <text:p>No. 200, Sec. 1, Pengwan Blvd., Donggang Township, Pingtung County 9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崁頂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Kanding Police Station</text:p>
          </table:table-cell>
          <table:table-cell office:value-type="float" office:value="924" table:style-name="ce11">
            <text:p>924</text:p>
          </table:table-cell>
          <table:table-cell office:value-type="string" table:style-name="ce10">
            <text:p>屏東縣崁頂鄉崁頂村中正路117號</text:p>
          </table:table-cell>
          <table:table-cell office:value-type="string" table:style-name="ce10">
            <text:p>08 8631404</text:p>
          </table:table-cell>
          <table:table-cell office:value-type="float" office:value="199716.31959999999" table:style-name="ce11">
            <text:p>199716.3196</text:p>
          </table:table-cell>
          <table:table-cell office:value-type="float" office:value="2490484.2629999998" table:style-name="ce11">
            <text:p>2490484.263</text:p>
          </table:table-cell>
          <table:table-cell office:value-type="string" table:style-name="ce10">
            <text:p>No. 117, Zhongzheng Rd., Kanding Vil., Kanding Township, Pingtung County 92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南州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njhou Police Station</text:p>
          </table:table-cell>
          <table:table-cell office:value-type="float" office:value="926" table:style-name="ce11">
            <text:p>926</text:p>
          </table:table-cell>
          <table:table-cell office:value-type="string" table:style-name="ce10">
            <text:p>屏東縣南州鄉仁里村三民路52號</text:p>
          </table:table-cell>
          <table:table-cell office:value-type="string" table:style-name="ce10">
            <text:p>08 8642047</text:p>
          </table:table-cell>
          <table:table-cell office:value-type="float" office:value="199514.56299999999" table:style-name="ce11">
            <text:p>199514.563</text:p>
          </table:table-cell>
          <table:table-cell office:value-type="float" office:value="2487921.0180000002" table:style-name="ce11">
            <text:p>2487921.018</text:p>
          </table:table-cell>
          <table:table-cell office:value-type="string" table:style-name="ce10">
            <text:p>No. 52, Sanmin Rd., Renli Vil., Nanzhou Township, Pingtung County 92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園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nyuan Police Station</text:p>
          </table:table-cell>
          <table:table-cell office:value-type="float" office:value="932" table:style-name="ce11">
            <text:p>932</text:p>
          </table:table-cell>
          <table:table-cell office:value-type="string" table:style-name="ce10">
            <text:p>屏東縣新園鄉仙吉村仙吉路140號</text:p>
          </table:table-cell>
          <table:table-cell office:value-type="string" table:style-name="ce10">
            <text:p>08 8681004</text:p>
          </table:table-cell>
          <table:table-cell office:value-type="float" office:value="194600.74859999999" table:style-name="ce11">
            <text:p>194600.7486</text:p>
          </table:table-cell>
          <table:table-cell office:value-type="float" office:value="2493827.7280000001" table:style-name="ce11">
            <text:p>2493827.728</text:p>
          </table:table-cell>
          <table:table-cell office:value-type="string" table:style-name="ce10">
            <text:p>No. 140, Xianji Rd., Xianji Vil., Xinyuan Township, Pingtung County 9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琉球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ouciou Police Station</text:p>
          </table:table-cell>
          <table:table-cell office:value-type="float" office:value="929" table:style-name="ce11">
            <text:p>929</text:p>
          </table:table-cell>
          <table:table-cell office:value-type="string" table:style-name="ce10">
            <text:p>屏東縣琉球鄉中福村行政路16號</text:p>
          </table:table-cell>
          <table:table-cell office:value-type="string" table:style-name="ce10">
            <text:p>08 8612231</text:p>
          </table:table-cell>
          <table:table-cell office:value-type="float" office:value="186406.8" table:style-name="ce11">
            <text:p>186406.8</text:p>
          </table:table-cell>
          <table:table-cell office:value-type="float" office:value="2472361.77" table:style-name="ce11">
            <text:p>2472361.77</text:p>
          </table:table-cell>
          <table:table-cell office:value-type="string" table:style-name="ce10">
            <text:p>No. 16, Xingzheng Rd., Zhongfu Vil., Liuqiu Township, Pingtung County 92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林邊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nbian Police Station</text:p>
          </table:table-cell>
          <table:table-cell office:value-type="float" office:value="927" table:style-name="ce11">
            <text:p>927</text:p>
          </table:table-cell>
          <table:table-cell office:value-type="string" table:style-name="ce10">
            <text:p>屏東縣林邊鄉光林村中山路185號</text:p>
          </table:table-cell>
          <table:table-cell office:value-type="string" table:style-name="ce10">
            <text:p>08 8752018</text:p>
          </table:table-cell>
          <table:table-cell office:value-type="float" office:value="200245.34030000001" table:style-name="ce11">
            <text:p>200245.3403</text:p>
          </table:table-cell>
          <table:table-cell office:value-type="float" office:value="2481574.4169999999" table:style-name="ce11">
            <text:p>2481574.417</text:p>
          </table:table-cell>
          <table:table-cell office:value-type="string" table:style-name="ce10">
            <text:p>No. 185, Zhongshan Rd., Guanglin Vil., Linbian Township, Pingtung County 92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興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glong Police Station</text:p>
          </table:table-cell>
          <table:table-cell office:value-type="float" office:value="932" table:style-name="ce11">
            <text:p>932</text:p>
          </table:table-cell>
          <table:table-cell office:value-type="string" table:style-name="ce10">
            <text:p>屏東縣新園鄉興龍村南興路278號</text:p>
          </table:table-cell>
          <table:table-cell office:value-type="string" table:style-name="ce10">
            <text:p>08 8322433</text:p>
          </table:table-cell>
          <table:table-cell office:value-type="float" office:value="194358.75090000001" table:style-name="ce11">
            <text:p>194358.7509</text:p>
          </table:table-cell>
          <table:table-cell office:value-type="float" office:value="2487934.1540000001" table:style-name="ce11">
            <text:p>2487934.154</text:p>
          </table:table-cell>
          <table:table-cell office:value-type="string" table:style-name="ce10">
            <text:p>No. 278, Nanxing Rd., Xinglong Vil., Xinyuan Township, Pingtung County 93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東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bin Police Station</text:p>
          </table:table-cell>
          <table:table-cell office:value-type="float" office:value="928" table:style-name="ce11">
            <text:p>928</text:p>
          </table:table-cell>
          <table:table-cell office:value-type="string" table:style-name="ce10">
            <text:p>屏東縣東港鎮朝安里延平路112號</text:p>
          </table:table-cell>
          <table:table-cell office:value-type="string" table:style-name="ce10">
            <text:p>08 8322603</text:p>
          </table:table-cell>
          <table:table-cell office:value-type="float" office:value="193160.14069999999" table:style-name="ce11">
            <text:p>193160.1407</text:p>
          </table:table-cell>
          <table:table-cell office:value-type="float" office:value="2485331.199" table:style-name="ce11">
            <text:p>2485331.199</text:p>
          </table:table-cell>
          <table:table-cell office:value-type="string" table:style-name="ce10">
            <text:p>No. 112, Yanping Rd., Chau'an Vil., Donggang Township, Pingtung County 92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潮州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haojhou Police Precinct</text:p>
          </table:table-cell>
          <table:table-cell office:value-type="float" office:value="920" table:style-name="ce11">
            <text:p>920</text:p>
          </table:table-cell>
          <table:table-cell office:value-type="string" table:style-name="ce10">
            <text:p>屏東縣潮州鎮中山路12號</text:p>
          </table:table-cell>
          <table:table-cell office:value-type="string" table:style-name="ce10">
            <text:p>08 7882020</text:p>
          </table:table-cell>
          <table:table-cell office:value-type="float" office:value="203233.5074" table:style-name="ce11">
            <text:p>203233.5074</text:p>
          </table:table-cell>
          <table:table-cell office:value-type="float" office:value="2494533.977" table:style-name="ce11">
            <text:p>2494533.977</text:p>
          </table:table-cell>
          <table:table-cell office:value-type="string" table:style-name="ce10">
            <text:p>No. 12, Zhongshan Rd., Chaozhou Township, Pingtung County 9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四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lin Police Station</text:p>
          </table:table-cell>
          <table:table-cell office:value-type="float" office:value="920" table:style-name="ce11">
            <text:p>920</text:p>
          </table:table-cell>
          <table:table-cell office:value-type="string" table:style-name="ce10">
            <text:p>屏東縣潮洲鎮明倫路15號</text:p>
          </table:table-cell>
          <table:table-cell office:value-type="string" table:style-name="ce10">
            <text:p>08 7882767</text:p>
          </table:table-cell>
          <table:table-cell office:value-type="float" office:value="205487.97469999999" table:style-name="ce11">
            <text:p>205487.9747</text:p>
          </table:table-cell>
          <table:table-cell office:value-type="float" office:value="2494020.463" table:style-name="ce11">
            <text:p>2494020.463</text:p>
          </table:table-cell>
          <table:table-cell office:value-type="string" table:style-name="ce10">
            <text:p>No. 15, Minglun Rd., Chaozhou Township, Pingtung County 9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泗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hou Police Station</text:p>
          </table:table-cell>
          <table:table-cell office:value-type="float" office:value="911" table:style-name="ce11">
            <text:p>911</text:p>
          </table:table-cell>
          <table:table-cell office:value-type="string" table:style-name="ce10">
            <text:p>屏東縣竹田鄉泗州村洲中路44號</text:p>
          </table:table-cell>
          <table:table-cell office:value-type="string" table:style-name="ce10">
            <text:p>08 7892582</text:p>
          </table:table-cell>
          <table:table-cell office:value-type="float" office:value="201087.26869999999" table:style-name="ce11">
            <text:p>201087.2687</text:p>
          </table:table-cell>
          <table:table-cell office:value-type="float" office:value="2497161.165" table:style-name="ce11">
            <text:p>2497161.165</text:p>
          </table:table-cell>
          <table:table-cell office:value-type="string" table:style-name="ce10">
            <text:p>No. 44, Zhouzhong Rd., Sizhou Vil., Zhutian Township, Pingtung County 9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餉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angtan Police Station</text:p>
          </table:table-cell>
          <table:table-cell office:value-type="float" office:value="925" table:style-name="ce11">
            <text:p>925</text:p>
          </table:table-cell>
          <table:table-cell office:value-type="string" table:style-name="ce10">
            <text:p>屏東縣新埤鄉餉潭村龍潭路137號</text:p>
          </table:table-cell>
          <table:table-cell office:value-type="string" table:style-name="ce10">
            <text:p>08 7981819</text:p>
          </table:table-cell>
          <table:table-cell office:value-type="float" office:value="209999.9443" table:style-name="ce11">
            <text:p>209999.9443</text:p>
          </table:table-cell>
          <table:table-cell office:value-type="float" office:value="2486332.2790000001" table:style-name="ce11">
            <text:p>2486332.279</text:p>
          </table:table-cell>
          <table:table-cell office:value-type="string" table:style-name="ce10">
            <text:p>No. 137, Longtan Rd., Xiangtan Vil., Xinpi Township, Pingtung County 9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來義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aiyi Police Station</text:p>
          </table:table-cell>
          <table:table-cell office:value-type="float" office:value="922" table:style-name="ce11">
            <text:p>922</text:p>
          </table:table-cell>
          <table:table-cell office:value-type="string" table:style-name="ce10">
            <text:p>屏東縣來義鄉古樓村中正路92號</text:p>
          </table:table-cell>
          <table:table-cell office:value-type="string" table:style-name="ce10">
            <text:p>08 7850206</text:p>
          </table:table-cell>
          <table:table-cell office:value-type="float" office:value="212117.84899999999" table:style-name="ce11">
            <text:p>212117.849</text:p>
          </table:table-cell>
          <table:table-cell office:value-type="float" office:value="2491829.375" table:style-name="ce11">
            <text:p>2491829.375</text:p>
          </table:table-cell>
          <table:table-cell office:value-type="string" table:style-name="ce10">
            <text:p>No. 92, Zhongzheng Rd., Gulou Vil., Laiyi Township, Pingtung County 9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南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he Police Station</text:p>
          </table:table-cell>
          <table:table-cell office:value-type="float" office:value="922" table:style-name="ce11">
            <text:p>922</text:p>
          </table:table-cell>
          <table:table-cell office:value-type="string" table:style-name="ce10">
            <text:p>屏東縣來義鄉南和村288號</text:p>
          </table:table-cell>
          <table:table-cell office:value-type="string" table:style-name="ce10">
            <text:p>08 8791415</text:p>
          </table:table-cell>
          <table:table-cell office:value-type="float" office:value="212776.2396" table:style-name="ce11">
            <text:p>212776.2396</text:p>
          </table:table-cell>
          <table:table-cell office:value-type="float" office:value="2481729.4479999999" table:style-name="ce11">
            <text:p>2481729.448</text:p>
          </table:table-cell>
          <table:table-cell office:value-type="string" table:style-name="ce10">
            <text:p>No. 288, Nanhe Vil., Laiyi Township, Pingtung County 92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埤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npi Police Station</text:p>
          </table:table-cell>
          <table:table-cell office:value-type="float" office:value="925" table:style-name="ce11">
            <text:p>925</text:p>
          </table:table-cell>
          <table:table-cell office:value-type="string" table:style-name="ce10">
            <text:p>屏東縣新埤鄉新埤村新華路146號</text:p>
          </table:table-cell>
          <table:table-cell office:value-type="string" table:style-name="ce10">
            <text:p>08 7971045</text:p>
          </table:table-cell>
          <table:table-cell office:value-type="float" office:value="203821.9258" table:style-name="ce11">
            <text:p>203821.9258</text:p>
          </table:table-cell>
          <table:table-cell office:value-type="float" office:value="2485528.9040000001" table:style-name="ce11">
            <text:p>2485528.904</text:p>
          </table:table-cell>
          <table:table-cell office:value-type="string" table:style-name="ce10">
            <text:p>No. 146, Xinhua Rd., Xinpi Vil., Xinpi Township, Pingtung County 92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竹田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hutian Police Station</text:p>
          </table:table-cell>
          <table:table-cell office:value-type="float" office:value="911" table:style-name="ce11">
            <text:p>911</text:p>
          </table:table-cell>
          <table:table-cell office:value-type="string" table:style-name="ce10">
            <text:p>屏東縣竹田鄉竹田村中正路111號</text:p>
          </table:table-cell>
          <table:table-cell office:value-type="string" table:style-name="ce10">
            <text:p>08 7710734</text:p>
          </table:table-cell>
          <table:table-cell office:value-type="float" office:value="203097.05729999999" table:style-name="ce11">
            <text:p>203097.0573</text:p>
          </table:table-cell>
          <table:table-cell office:value-type="float" office:value="2498350.2799999998" table:style-name="ce11">
            <text:p>2498350.28</text:p>
          </table:table-cell>
          <table:table-cell office:value-type="string" table:style-name="ce10">
            <text:p>No. 111, Zhongzheng Rd., Zhutian Vil., Zhutian Township, Pingtung County 9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西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sushih Police Station</text:p>
          </table:table-cell>
          <table:table-cell office:value-type="float" office:value="911" table:style-name="ce11">
            <text:p>911</text:p>
          </table:table-cell>
          <table:table-cell office:value-type="string" table:style-name="ce10">
            <text:p>屏東縣竹田鄉西勢村光明路47號</text:p>
          </table:table-cell>
          <table:table-cell office:value-type="string" table:style-name="ce10">
            <text:p>08 7792844</text:p>
          </table:table-cell>
          <table:table-cell office:value-type="float" office:value="201223.8" table:style-name="ce11">
            <text:p>201223.8</text:p>
          </table:table-cell>
          <table:table-cell office:value-type="float" office:value="2502359.7000000002" table:style-name="ce11">
            <text:p>2502359.7</text:p>
          </table:table-cell>
          <table:table-cell office:value-type="string" table:style-name="ce10">
            <text:p>No. 47, Guangming Rd., Xishi Vil., Zhutian Township, Pingtung County 9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光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hua Police Station</text:p>
          </table:table-cell>
          <table:table-cell office:value-type="float" office:value="920" table:style-name="ce11">
            <text:p>920</text:p>
          </table:table-cell>
          <table:table-cell office:value-type="string" table:style-name="ce10">
            <text:p>屏東縣潮洲鎮中山路12號</text:p>
          </table:table-cell>
          <table:table-cell office:value-type="string" table:style-name="ce10">
            <text:p>08 7884265</text:p>
          </table:table-cell>
          <table:table-cell office:value-type="float" office:value="203233.5074" table:style-name="ce11">
            <text:p>203233.5074</text:p>
          </table:table-cell>
          <table:table-cell office:value-type="float" office:value="2494533.977" table:style-name="ce11">
            <text:p>2494533.977</text:p>
          </table:table-cell>
          <table:table-cell office:value-type="string" table:style-name="ce10">
            <text:p>No. 12, Zhongshan Rd., Chaozhou Township, Pingtung County 9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中山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shan Road Police Station</text:p>
          </table:table-cell>
          <table:table-cell office:value-type="float" office:value="920" table:style-name="ce11">
            <text:p>920</text:p>
          </table:table-cell>
          <table:table-cell office:value-type="string" table:style-name="ce10">
            <text:p>屏東縣潮洲鎮新生路81號</text:p>
          </table:table-cell>
          <table:table-cell office:value-type="string" table:style-name="ce10">
            <text:p>08 7882347</text:p>
          </table:table-cell>
          <table:table-cell office:value-type="float" office:value="202524.31270000001" table:style-name="ce11">
            <text:p>202524.3127</text:p>
          </table:table-cell>
          <table:table-cell office:value-type="float" office:value="2494494.9270000001" table:style-name="ce11">
            <text:p>2494494.927</text:p>
          </table:table-cell>
          <table:table-cell office:value-type="string" table:style-name="ce10">
            <text:p>No. 81, Xinsheng Rd., Chaozhou Township, Pingtung County 92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里港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igang Police Police Precinct</text:p>
          </table:table-cell>
          <table:table-cell office:value-type="float" office:value="905" table:style-name="ce11">
            <text:p>905</text:p>
          </table:table-cell>
          <table:table-cell office:value-type="string" table:style-name="ce10">
            <text:p>屏東縣里港鄉永春村永豐路1段3號</text:p>
          </table:table-cell>
          <table:table-cell office:value-type="string" table:style-name="ce10">
            <text:p>08 7752040</text:p>
          </table:table-cell>
          <table:table-cell office:value-type="float" office:value="198180.59909999999" table:style-name="ce11">
            <text:p>198180.5991</text:p>
          </table:table-cell>
          <table:table-cell office:value-type="float" office:value="2519961.8829999999" table:style-name="ce11">
            <text:p>2519961.883</text:p>
          </table:table-cell>
          <table:table-cell office:value-type="string" table:style-name="ce10">
            <text:p>No. 3, Sec. 1, Yongfeng Rd., Yongchun Vil., Ligang Township, Pingtung County 9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德文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ewen Police Station</text:p>
          </table:table-cell>
          <table:table-cell office:value-type="float" office:value="901" table:style-name="ce11">
            <text:p>901</text:p>
          </table:table-cell>
          <table:table-cell office:value-type="string" table:style-name="ce10">
            <text:p>屏東縣三地門鄉德文村德文巷3號</text:p>
          </table:table-cell>
          <table:table-cell office:value-type="string" table:style-name="ce10">
            <text:p>08 7996067</text:p>
          </table:table-cell>
          <table:table-cell office:value-type="float" office:value="219441.8" table:style-name="ce11">
            <text:p>219441.8</text:p>
          </table:table-cell>
          <table:table-cell office:value-type="float" office:value="2518891.7999999998" table:style-name="ce11">
            <text:p>2518891.8</text:p>
          </table:table-cell>
          <table:table-cell office:value-type="string" table:style-name="ce10">
            <text:p>No. 3, Dewen Ln., Dewen Vil., Sandimen Township, Pingtung County 9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霧台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tai Police Station</text:p>
          </table:table-cell>
          <table:table-cell office:value-type="float" office:value="902" table:style-name="ce11">
            <text:p>902</text:p>
          </table:table-cell>
          <table:table-cell office:value-type="string" table:style-name="ce10">
            <text:p>屏東縣霧台鄉霧台村神山巷70號</text:p>
          </table:table-cell>
          <table:table-cell office:value-type="string" table:style-name="ce10">
            <text:p>08 7902238</text:p>
          </table:table-cell>
          <table:table-cell office:value-type="float" office:value="222006.64610000001" table:style-name="ce11">
            <text:p>222006.6461</text:p>
          </table:table-cell>
          <table:table-cell office:value-type="float" office:value="2516536.7859999998" table:style-name="ce11">
            <text:p>2516536.786</text:p>
          </table:table-cell>
          <table:table-cell office:value-type="string" table:style-name="ce10">
            <text:p>No. 70, Shenshan Ln., Wutai Vil., Wutai Township, Pingtung County 90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青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ngshan Police Station</text:p>
          </table:table-cell>
          <table:table-cell office:value-type="float" office:value="901" table:style-name="ce11">
            <text:p>901</text:p>
          </table:table-cell>
          <table:table-cell office:value-type="string" table:style-name="ce10">
            <text:p>屏東縣三地門鄉青山村民族巷61之2號</text:p>
          </table:table-cell>
          <table:table-cell office:value-type="string" table:style-name="ce10">
            <text:p>08 7960690</text:p>
          </table:table-cell>
          <table:table-cell office:value-type="float" office:value="213106.2138" table:style-name="ce11">
            <text:p>213106.2138</text:p>
          </table:table-cell>
          <table:table-cell office:value-type="float" office:value="2524035.65" table:style-name="ce11">
            <text:p>2524035.65</text:p>
          </table:table-cell>
          <table:table-cell office:value-type="string" table:style-name="ce10">
            <text:p>No. 61-2, Minzu Ln., Qingshan Vil., Sandimen Township, Pingtung County 9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口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oushe Police Station</text:p>
          </table:table-cell>
          <table:table-cell office:value-type="float" office:value="901" table:style-name="ce11">
            <text:p>901</text:p>
          </table:table-cell>
          <table:table-cell office:value-type="string" table:style-name="ce10">
            <text:p>屏東縣三地門鄉口社村信義巷59之2號</text:p>
          </table:table-cell>
          <table:table-cell office:value-type="string" table:style-name="ce10">
            <text:p>08 7957078</text:p>
          </table:table-cell>
          <table:table-cell office:value-type="float" office:value="213757.70009999999" table:style-name="ce11">
            <text:p>213757.7001</text:p>
          </table:table-cell>
          <table:table-cell office:value-type="float" office:value="2518847.7429999998" table:style-name="ce11">
            <text:p>2518847.743</text:p>
          </table:table-cell>
          <table:table-cell office:value-type="string" table:style-name="ce10">
            <text:p>No. 59-2, Xinyi Ln., Koushe Vil., Sandimen Township, Pingtung County 9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三地門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andimen Police Station</text:p>
          </table:table-cell>
          <table:table-cell office:value-type="float" office:value="901" table:style-name="ce11">
            <text:p>901</text:p>
          </table:table-cell>
          <table:table-cell office:value-type="string" table:style-name="ce10">
            <text:p>屏東縣三地門鄉三地村中正路2段101號</text:p>
          </table:table-cell>
          <table:table-cell office:value-type="string" table:style-name="ce10">
            <text:p>08 7991154</text:p>
          </table:table-cell>
          <table:table-cell office:value-type="float" office:value="214454.68090000001" table:style-name="ce11">
            <text:p>214454.6809</text:p>
          </table:table-cell>
          <table:table-cell office:value-type="float" office:value="2512928.341" table:style-name="ce11">
            <text:p>2512928.341</text:p>
          </table:table-cell>
          <table:table-cell office:value-type="string" table:style-name="ce10">
            <text:p>No. 101, Sec. 2, Zhongzheng Rd., Sandi Vil., Sandimen Township, Pingtung County 90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泰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shan Police Station</text:p>
          </table:table-cell>
          <table:table-cell office:value-type="float" office:value="906" table:style-name="ce11">
            <text:p>906</text:p>
          </table:table-cell>
          <table:table-cell office:value-type="string" table:style-name="ce10">
            <text:p>屏東縣高樹鄉泰山村山下路71號</text:p>
          </table:table-cell>
          <table:table-cell office:value-type="string" table:style-name="ce10">
            <text:p>08 7956334</text:p>
          </table:table-cell>
          <table:table-cell office:value-type="float" office:value="210534.66320000001" table:style-name="ce11">
            <text:p>210534.6632</text:p>
          </table:table-cell>
          <table:table-cell office:value-type="float" office:value="2520758.1150000002" table:style-name="ce11">
            <text:p>2520758.115</text:p>
          </table:table-cell>
          <table:table-cell office:value-type="string" table:style-name="ce10">
            <text:p>No. 71, Shanxia Rd., Taishan Vil., Gaoshu Township, Pingtung County 9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wei Police Station</text:p>
          </table:table-cell>
          <table:table-cell office:value-type="float" office:value="907" table:style-name="ce11">
            <text:p>907</text:p>
          </table:table-cell>
          <table:table-cell office:value-type="string" table:style-name="ce10">
            <text:p>屏東縣鹽埔鄉新二村維新路129號</text:p>
          </table:table-cell>
          <table:table-cell office:value-type="string" table:style-name="ce10">
            <text:p>08 7932244</text:p>
          </table:table-cell>
          <table:table-cell office:value-type="float" office:value="204500.41390000001" table:style-name="ce11">
            <text:p>204500.4139</text:p>
          </table:table-cell>
          <table:table-cell office:value-type="float" office:value="2515683.9909999999" table:style-name="ce11">
            <text:p>2515683.991</text:p>
          </table:table-cell>
          <table:table-cell office:value-type="string" table:style-name="ce10">
            <text:p>No. 129, Weixin Rd., Xin'er Vil., Yanpu Township, Pingtung County 9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nan Police Station</text:p>
          </table:table-cell>
          <table:table-cell office:value-type="float" office:value="906" table:style-name="ce11">
            <text:p>906</text:p>
          </table:table-cell>
          <table:table-cell office:value-type="string" table:style-name="ce10">
            <text:p>屏東縣高樹鄉新南村興店路8號</text:p>
          </table:table-cell>
          <table:table-cell office:value-type="string" table:style-name="ce10">
            <text:p>08 7962584</text:p>
          </table:table-cell>
          <table:table-cell office:value-type="float" office:value="204944.00889999999" table:style-name="ce11">
            <text:p>204944.0089</text:p>
          </table:table-cell>
          <table:table-cell office:value-type="float" office:value="2520533.486" table:style-name="ce11">
            <text:p>2520533.486</text:p>
          </table:table-cell>
          <table:table-cell office:value-type="string" table:style-name="ce10">
            <text:p>No. 8, Xingdian Rd., Xinnan Vil., Gaoshu Township, Pingtung County 9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高樹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aoshu Police Station</text:p>
          </table:table-cell>
          <table:table-cell office:value-type="float" office:value="906" table:style-name="ce11">
            <text:p>906</text:p>
          </table:table-cell>
          <table:table-cell office:value-type="string" table:style-name="ce10">
            <text:p>屏東縣高樹鄉高樹村興中路332號</text:p>
          </table:table-cell>
          <table:table-cell office:value-type="string" table:style-name="ce10">
            <text:p>08 7962021</text:p>
          </table:table-cell>
          <table:table-cell office:value-type="float" office:value="209015.106" table:style-name="ce11">
            <text:p>209015.106</text:p>
          </table:table-cell>
          <table:table-cell office:value-type="float" office:value="2525137.6740000001" table:style-name="ce11">
            <text:p>2525137.674</text:p>
          </table:table-cell>
          <table:table-cell office:value-type="string" table:style-name="ce10">
            <text:p>No. 332, Xingzhong Rd., Gaushu Vil., Gaoshu Township, Pingtung County 9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舊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uliao Police Station</text:p>
          </table:table-cell>
          <table:table-cell office:value-type="float" office:value="906" table:style-name="ce11">
            <text:p>906</text:p>
          </table:table-cell>
          <table:table-cell office:value-type="string" table:style-name="ce10">
            <text:p>屏東縣高樹鄉新豐村民安路1之10號</text:p>
          </table:table-cell>
          <table:table-cell office:value-type="string" table:style-name="ce10">
            <text:p>08 7916063</text:p>
          </table:table-cell>
          <table:table-cell office:value-type="float" office:value="210713.3" table:style-name="ce11">
            <text:p>210713.3</text:p>
          </table:table-cell>
          <table:table-cell office:value-type="float" office:value="2528307" table:style-name="ce11">
            <text:p>2528307</text:p>
          </table:table-cell>
          <table:table-cell office:value-type="string" table:style-name="ce10">
            <text:p>No. 1-10, Min’an Rd., Xinfeng Vil, Gaoshu Township, Pingtung County 9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鹽埔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anpu Police Station</text:p>
          </table:table-cell>
          <table:table-cell office:value-type="float" office:value="907" table:style-name="ce11">
            <text:p>907</text:p>
          </table:table-cell>
          <table:table-cell office:value-type="string" table:style-name="ce10">
            <text:p>屏東縣鹽埔鄉鹽中村中山路41號</text:p>
          </table:table-cell>
          <table:table-cell office:value-type="string" table:style-name="ce10">
            <text:p>08 7932224</text:p>
          </table:table-cell>
          <table:table-cell office:value-type="float" office:value="206537.78810000001" table:style-name="ce11">
            <text:p>206537.7881</text:p>
          </table:table-cell>
          <table:table-cell office:value-type="float" office:value="2517533.6979999999" table:style-name="ce11">
            <text:p>2517533.698</text:p>
          </table:table-cell>
          <table:table-cell office:value-type="string" table:style-name="ce10">
            <text:p>No. 41, Zhongshan Rd., Yanzhong Vil., Yanpu Township, Pingtung County 9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振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enxing Police Station</text:p>
          </table:table-cell>
          <table:table-cell office:value-type="float" office:value="907" table:style-name="ce11">
            <text:p>907</text:p>
          </table:table-cell>
          <table:table-cell office:value-type="string" table:style-name="ce10">
            <text:p>屏東縣鹽埔鄉振興村中正路6號</text:p>
          </table:table-cell>
          <table:table-cell office:value-type="string" table:style-name="ce10">
            <text:p>08 7020234</text:p>
          </table:table-cell>
          <table:table-cell office:value-type="float" office:value="210309.92420000001" table:style-name="ce11">
            <text:p>210309.9242</text:p>
          </table:table-cell>
          <table:table-cell office:value-type="float" office:value="2513731.2940000002" table:style-name="ce11">
            <text:p>2513731.294</text:p>
          </table:table-cell>
          <table:table-cell office:value-type="string" table:style-name="ce10">
            <text:p>No. 6, Zhongzheng Rd., Zhenxing Vil., Yanpu Township, Pingtung County 90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大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ping Police Station</text:p>
          </table:table-cell>
          <table:table-cell office:value-type="float" office:value="905" table:style-name="ce11">
            <text:p>905</text:p>
          </table:table-cell>
          <table:table-cell office:value-type="string" table:style-name="ce10">
            <text:p>屏東縣里港鄉永春村6鄰永豐路1段3號</text:p>
          </table:table-cell>
          <table:table-cell office:value-type="string" table:style-name="ce10">
            <text:p>08 7752034</text:p>
          </table:table-cell>
          <table:table-cell office:value-type="float" office:value="198195.82" table:style-name="ce11">
            <text:p>198195.82</text:p>
          </table:table-cell>
          <table:table-cell office:value-type="float" office:value="2519964.08" table:style-name="ce11">
            <text:p>2519964.08</text:p>
          </table:table-cell>
          <table:table-cell office:value-type="string" table:style-name="ce10">
            <text:p>No. 3, Sec. 1, Yongfeng Rd.,Yongchun Vil., Ligang Township, Pingtung County 90500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三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he Police Station</text:p>
          </table:table-cell>
          <table:table-cell office:value-type="float" office:value="905" table:style-name="ce11">
            <text:p>905</text:p>
          </table:table-cell>
          <table:table-cell office:value-type="string" table:style-name="ce10">
            <text:p>屏東縣里港鄉土庫村土庫路140號</text:p>
          </table:table-cell>
          <table:table-cell office:value-type="string" table:style-name="ce10">
            <text:p>08 7731145</text:p>
          </table:table-cell>
          <table:table-cell office:value-type="float" office:value="199437.43229999999" table:style-name="ce11">
            <text:p>199437.4323</text:p>
          </table:table-cell>
          <table:table-cell office:value-type="float" office:value="2524174.5789999999" table:style-name="ce11">
            <text:p>2524174.579</text:p>
          </table:table-cell>
          <table:table-cell office:value-type="string" table:style-name="ce10">
            <text:p>No. 140, Tuku Rd., Tuku Vil., Ligang Township, Pingtung County 90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九如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ouru Police Station</text:p>
          </table:table-cell>
          <table:table-cell office:value-type="float" office:value="904" table:style-name="ce11">
            <text:p>904</text:p>
          </table:table-cell>
          <table:table-cell office:value-type="string" table:style-name="ce10">
            <text:p>屏東縣九如鄉九清村九如路2段177號</text:p>
          </table:table-cell>
          <table:table-cell office:value-type="string" table:style-name="ce10">
            <text:p>08 7392424</text:p>
          </table:table-cell>
          <table:table-cell office:value-type="float" office:value="197500.68059999999" table:style-name="ce11">
            <text:p>197500.6806</text:p>
          </table:table-cell>
          <table:table-cell office:value-type="float" office:value="2514853.8509999998" table:style-name="ce11">
            <text:p>2514853.851</text:p>
          </table:table-cell>
          <table:table-cell office:value-type="string" table:style-name="ce10">
            <text:p>No. 177, Sec. 2, Jiuru Rd., Jiuqing Vil., Jiuru Township, Pingtung County 90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3">
            <text:p>內埔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Neipu Police Police Precinct</text:p>
          </table:table-cell>
          <table:table-cell office:value-type="float" office:value="912" table:style-name="ce11">
            <text:p>912</text:p>
          </table:table-cell>
          <table:table-cell office:value-type="string" table:style-name="ce10">
            <text:p>屏東縣內埔鄉內埔村中興路158號</text:p>
          </table:table-cell>
          <table:table-cell office:value-type="string" table:style-name="ce10">
            <text:p>08 7796801</text:p>
          </table:table-cell>
          <table:table-cell office:value-type="float" office:value="205765.08619999999" table:style-name="ce11">
            <text:p>205765.0862</text:p>
          </table:table-cell>
          <table:table-cell office:value-type="float" office:value="2501459.3530000001" table:style-name="ce11">
            <text:p>2501459.353</text:p>
          </table:table-cell>
          <table:table-cell office:value-type="string" table:style-name="ce10">
            <text:p>No. 158, Zhongxing Rd., Neipu Vil., Neipu Township, Pingtung County 9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瑪家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Majia Police Station</text:p>
          </table:table-cell>
          <table:table-cell office:value-type="float" office:value="903" table:style-name="ce11">
            <text:p>903</text:p>
          </table:table-cell>
          <table:table-cell office:value-type="string" table:style-name="ce10">
            <text:p>屏東縣瑪家鄉北葉村風景巷1號</text:p>
          </table:table-cell>
          <table:table-cell office:value-type="string" table:style-name="ce10">
            <text:p>08 7991749</text:p>
          </table:table-cell>
          <table:table-cell office:value-type="float" office:value="213777.7377" table:style-name="ce11">
            <text:p>213777.7377</text:p>
          </table:table-cell>
          <table:table-cell office:value-type="float" office:value="2512130.1770000001" table:style-name="ce11">
            <text:p>2512130.177</text:p>
          </table:table-cell>
          <table:table-cell office:value-type="string" table:style-name="ce10">
            <text:p>No. 1, Fengjing Ln., Beiye Vil., Majia Township, Pingtung County 9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佳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aYi Police Station</text:p>
          </table:table-cell>
          <table:table-cell office:value-type="float" office:value="903" table:style-name="ce11">
            <text:p>903</text:p>
          </table:table-cell>
          <table:table-cell office:value-type="string" table:style-name="ce10">
            <text:p>屏東縣瑪家鄉佳義村泰平巷53號</text:p>
          </table:table-cell>
          <table:table-cell office:value-type="string" table:style-name="ce10">
            <text:p>08 7990163</text:p>
          </table:table-cell>
          <table:table-cell office:value-type="float" office:value="212184.24429999999" table:style-name="ce11">
            <text:p>212184.2443</text:p>
          </table:table-cell>
          <table:table-cell office:value-type="float" office:value="2506088.898" table:style-name="ce11">
            <text:p>2506088.898</text:p>
          </table:table-cell>
          <table:table-cell office:value-type="string" table:style-name="ce10">
            <text:p>No. 53, Taiping Ln., Jiayi Vil., Majia Township, Pingtung County 90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泰武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iwu Police Station</text:p>
          </table:table-cell>
          <table:table-cell office:value-type="float" office:value="921" table:style-name="ce11">
            <text:p>921</text:p>
          </table:table-cell>
          <table:table-cell office:value-type="string" table:style-name="ce10">
            <text:p>屏東縣泰武鄉佳平村佳平巷1號</text:p>
          </table:table-cell>
          <table:table-cell office:value-type="string" table:style-name="ce10">
            <text:p>08 7833038</text:p>
          </table:table-cell>
          <table:table-cell office:value-type="float" office:value="211844.4798" table:style-name="ce11">
            <text:p>211844.4798</text:p>
          </table:table-cell>
          <table:table-cell office:value-type="float" office:value="2499114.747" table:style-name="ce11">
            <text:p>2499114.747</text:p>
          </table:table-cell>
          <table:table-cell office:value-type="string" table:style-name="ce10">
            <text:p>No. 1, Jiaping Ln., Jiaping Vil., Taiwu Township, Pingtung County 9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忠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gHsiao Police Station</text:p>
          </table:table-cell>
          <table:table-cell office:value-type="float" office:value="921" table:style-name="ce11">
            <text:p>921</text:p>
          </table:table-cell>
          <table:table-cell office:value-type="string" table:style-name="ce10">
            <text:p>屏東縣泰武鄉泰武村良武巷101號</text:p>
          </table:table-cell>
          <table:table-cell office:value-type="string" table:style-name="ce10">
            <text:p>08 7920001</text:p>
          </table:table-cell>
          <table:table-cell office:value-type="float" office:value="215530.75339999999" table:style-name="ce11">
            <text:p>215530.7534</text:p>
          </table:table-cell>
          <table:table-cell office:value-type="float" office:value="2498717.861" table:style-name="ce11">
            <text:p>2498717.861</text:p>
          </table:table-cell>
          <table:table-cell office:value-type="string" table:style-name="ce10">
            <text:p>No. 101, Liangwu Ln., Taiwu Vil., Taiwu Township, Pingtung County 92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赤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hShan Police Station</text:p>
          </table:table-cell>
          <table:table-cell office:value-type="float" office:value="923" table:style-name="ce11">
            <text:p>923</text:p>
          </table:table-cell>
          <table:table-cell office:value-type="string" table:style-name="ce10">
            <text:p>屏東縣萬巒鄉赤山村東山路110號</text:p>
          </table:table-cell>
          <table:table-cell office:value-type="string" table:style-name="ce10">
            <text:p>08 7833451</text:p>
          </table:table-cell>
          <table:table-cell office:value-type="float" office:value="210059.6102" table:style-name="ce11">
            <text:p>210059.6102</text:p>
          </table:table-cell>
          <table:table-cell office:value-type="float" office:value="2498786.6630000002" table:style-name="ce11">
            <text:p>2498786.663</text:p>
          </table:table-cell>
          <table:table-cell office:value-type="string" table:style-name="ce10">
            <text:p>No. 110, Dongshan Rd., Chishan Vil., Wanluan Township, Pingtung County 9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新北勢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sinPeiShih Police Station</text:p>
          </table:table-cell>
          <table:table-cell office:value-type="float" office:value="912" table:style-name="ce11">
            <text:p>912</text:p>
          </table:table-cell>
          <table:table-cell office:value-type="string" table:style-name="ce10">
            <text:p>屏東縣內埔鄉豐田村新中路137號</text:p>
          </table:table-cell>
          <table:table-cell office:value-type="string" table:style-name="ce10">
            <text:p>08 7792804</text:p>
          </table:table-cell>
          <table:table-cell office:value-type="float" office:value="203012.55840000001" table:style-name="ce11">
            <text:p>203012.5584</text:p>
          </table:table-cell>
          <table:table-cell office:value-type="float" office:value="2503236.8879999998" table:style-name="ce11">
            <text:p>2503236.888</text:p>
          </table:table-cell>
          <table:table-cell office:value-type="string" table:style-name="ce10">
            <text:p>No. 137, Xinzhong Rd., Fengtian Vil., Neipu Township, Pingtung County 9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佳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aTso Police Station</text:p>
          </table:table-cell>
          <table:table-cell office:value-type="float" office:value="923" table:style-name="ce11">
            <text:p>923</text:p>
          </table:table-cell>
          <table:table-cell office:value-type="string" table:style-name="ce10">
            <text:p>屏東縣萬巒鄉佳和村佳興路30號</text:p>
          </table:table-cell>
          <table:table-cell office:value-type="string" table:style-name="ce10">
            <text:p>08 7831114</text:p>
          </table:table-cell>
          <table:table-cell office:value-type="float" office:value="208544.73800000001" table:style-name="ce11">
            <text:p>208544.738</text:p>
          </table:table-cell>
          <table:table-cell office:value-type="float" office:value="2497046.5610000002" table:style-name="ce11">
            <text:p>2497046.561</text:p>
          </table:table-cell>
          <table:table-cell office:value-type="string" table:style-name="ce10">
            <text:p>No. 30, Jiaxing Rd., Jiahe Vil., Wanluan Township, Pingtung County 9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萬巒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anluan Police Station</text:p>
          </table:table-cell>
          <table:table-cell office:value-type="float" office:value="923" table:style-name="ce11">
            <text:p>923</text:p>
          </table:table-cell>
          <table:table-cell office:value-type="string" table:style-name="ce10">
            <text:p>屏東縣萬巒鄉褒忠路20號</text:p>
          </table:table-cell>
          <table:table-cell office:value-type="string" table:style-name="ce10">
            <text:p>08 7811320</text:p>
          </table:table-cell>
          <table:table-cell office:value-type="float" office:value="22.571857000000001" table:style-name="ce11">
            <text:p>22.571857</text:p>
          </table:table-cell>
          <table:table-cell office:value-type="float" office:value="120.57384500000001" table:style-name="ce11">
            <text:p>120.573845</text:p>
          </table:table-cell>
          <table:table-cell office:value-type="string" table:style-name="ce10">
            <text:p>No. 20, Baozhong Rd., Wanluan Township, Pingtung County 92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龍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gChuan Police Station</text:p>
          </table:table-cell>
          <table:table-cell office:value-type="float" office:value="912" table:style-name="ce11">
            <text:p>912</text:p>
          </table:table-cell>
          <table:table-cell office:value-type="string" table:style-name="ce10">
            <text:p>屏東縣內埔鄉龍泉村原勝路76號</text:p>
          </table:table-cell>
          <table:table-cell office:value-type="string" table:style-name="ce10">
            <text:p>08 7701744</text:p>
          </table:table-cell>
          <table:table-cell office:value-type="float" office:value="208922.8578" table:style-name="ce11">
            <text:p>208922.8578</text:p>
          </table:table-cell>
          <table:table-cell office:value-type="float" office:value="2507693.3059999999" table:style-name="ce11">
            <text:p>2507693.306</text:p>
          </table:table-cell>
          <table:table-cell office:value-type="string" table:style-name="ce10">
            <text:p>No. 76, Yuansheng Rd., Longquan Vil., Neipu Township, Pingtung County 9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屏東縣</text:p>
          </table:table-cell>
          <table:table-cell office:value-type="string" table:style-name="ce10">
            <text:p>內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pu Police Station</text:p>
          </table:table-cell>
          <table:table-cell office:value-type="float" office:value="912" table:style-name="ce11">
            <text:p>912</text:p>
          </table:table-cell>
          <table:table-cell office:value-type="string" table:style-name="ce10">
            <text:p>屏東縣內埔鄉內埔村中興路158號</text:p>
          </table:table-cell>
          <table:table-cell office:value-type="string" table:style-name="ce10">
            <text:p>08 7792018</text:p>
          </table:table-cell>
          <table:table-cell office:value-type="float" office:value="205765.08619999999" table:style-name="ce11">
            <text:p>205765.0862</text:p>
          </table:table-cell>
          <table:table-cell office:value-type="float" office:value="2501459.3530000001" table:style-name="ce11">
            <text:p>2501459.353</text:p>
          </table:table-cell>
          <table:table-cell office:value-type="string" table:style-name="ce10">
            <text:p>No. 158, Zhongxing Rd., Neipu Vil., Neipu Township, Pingtung County 9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2">
            <text:p>基隆市警察局</text:p>
          </table:table-cell>
          <table:table-cell table:style-name="ce10"/>
          <table:table-cell office:value-type="string" table:style-name="ce10">
            <text:p>Keelung City Police Bureau</text:p>
          </table:table-cell>
          <table:table-cell office:value-type="float" office:value="201" table:style-name="ce11">
            <text:p>201</text:p>
          </table:table-cell>
          <table:table-cell office:value-type="string" table:style-name="ce10">
            <text:p>基隆市信義區信二路205號</text:p>
          </table:table-cell>
          <table:table-cell office:value-type="string" table:style-name="ce10">
            <text:p>02 24248141</text:p>
          </table:table-cell>
          <table:table-cell office:value-type="float" office:value="325596.40899999999" table:style-name="ce11">
            <text:p>325596.409</text:p>
          </table:table-cell>
          <table:table-cell office:value-type="float" office:value="2780344.98" table:style-name="ce11">
            <text:p>2780344.98</text:p>
          </table:table-cell>
          <table:table-cell office:value-type="string" table:style-name="ce10">
            <text:p>No. 205, Xin 2nd Rd., Xiny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3">
            <text:p>第一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irst Police Precinct</text:p>
          </table:table-cell>
          <table:table-cell office:value-type="float" office:value="200" table:style-name="ce11">
            <text:p>200</text:p>
          </table:table-cell>
          <table:table-cell office:value-type="string" table:style-name="ce10">
            <text:p>基隆市仁愛區仁五路22號</text:p>
          </table:table-cell>
          <table:table-cell office:value-type="string" table:style-name="ce10">
            <text:p>02 24222741</text:p>
          </table:table-cell>
          <table:table-cell office:value-type="float" office:value="324678.18209999998" table:style-name="ce11">
            <text:p>324678.1821</text:p>
          </table:table-cell>
          <table:table-cell office:value-type="float" office:value="2780127.4819999998" table:style-name="ce11">
            <text:p>2780127.482</text:p>
          </table:table-cell>
          <table:table-cell office:value-type="string" table:style-name="ce10">
            <text:p>No. 22, Ren 5th Rd., Ren’a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延平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Street Police Station</text:p>
          </table:table-cell>
          <table:table-cell office:value-type="float" office:value="200" table:style-name="ce11">
            <text:p>200</text:p>
          </table:table-cell>
          <table:table-cell office:value-type="string" table:style-name="ce10">
            <text:p>基隆市仁愛區仁二路76號</text:p>
          </table:table-cell>
          <table:table-cell office:value-type="string" table:style-name="ce10">
            <text:p>02 24246950</text:p>
          </table:table-cell>
          <table:table-cell office:value-type="float" office:value="325497.70500000002" table:style-name="ce11">
            <text:p>325497.705</text:p>
          </table:table-cell>
          <table:table-cell office:value-type="float" office:value="2780137.5660000001" table:style-name="ce11">
            <text:p>2780137.566</text:p>
          </table:table-cell>
          <table:table-cell office:value-type="string" table:style-name="ce10">
            <text:p>No. 76, Ren 2nd Rd., Ren’ai Dist., Keelung City, Taiwan (R.O.C.)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基隆市</text:p>
          </table:table-cell>
          <table:table-cell office:value-type="string" table:style-name="ce10">
            <text:p>南榮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rong Road Police Station</text:p>
          </table:table-cell>
          <table:table-cell office:value-type="float" office:value="200" table:style-name="ce11">
            <text:p>200</text:p>
          </table:table-cell>
          <table:table-cell office:value-type="string" table:style-name="ce16">
            <text:p>基隆市仁愛區南榮路225號</text:p>
            <text:p>(臨時駐地：基隆市仁愛區仁五路22號)</text:p>
          </table:table-cell>
          <table:table-cell office:value-type="string" table:style-name="ce16">
            <text:p>02 24242437</text:p>
            <text:p>(臨時駐地：</text:p>
            <text:p>02 24233114)</text:p>
          </table:table-cell>
          <table:table-cell office:value-type="string" table:style-name="ce18">
            <text:p>324940.4792</text:p>
            <text:p>(324678.230)</text:p>
          </table:table-cell>
          <table:table-cell office:value-type="string" table:style-name="ce18">
            <text:p>2779575.835</text:p>
            <text:p>(2780127.362)</text:p>
          </table:table-cell>
          <table:table-cell office:value-type="string" table:style-name="ce16">
            <text:p>No. 225, Nanrong Rd., Ren’ai Dist., Keelung City, Taiwan (R.O.C.)</text:p>
            <text:p>(No. 22, Ren 5th Rd., Ren'ai Dist., Keelung City 200007, Taiwan (R.O.C.)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忠二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 2nd Road Police Station</text:p>
          </table:table-cell>
          <table:table-cell office:value-type="float" office:value="200" table:style-name="ce11">
            <text:p>200</text:p>
          </table:table-cell>
          <table:table-cell office:value-type="string" table:style-name="ce10">
            <text:p>基隆市仁愛區忠二路2之1號</text:p>
          </table:table-cell>
          <table:table-cell office:value-type="string" table:style-name="ce10">
            <text:p>02 24241363</text:p>
          </table:table-cell>
          <table:table-cell office:value-type="float" office:value="324716.91810000001" table:style-name="ce11">
            <text:p>324716.9181</text:p>
          </table:table-cell>
          <table:table-cell office:value-type="float" office:value="2780345.7390000001" table:style-name="ce11">
            <text:p>2780345.739</text:p>
          </table:table-cell>
          <table:table-cell office:value-type="string" table:style-name="ce10">
            <text:p>No. 2-1, Zhong 2nd Rd., Ren’a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3">
            <text:p>第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econd Police Precinct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信義區信二路193號</text:p>
          </table:table-cell>
          <table:table-cell office:value-type="string" table:style-name="ce10">
            <text:p>02 24222742</text:p>
          </table:table-cell>
          <table:table-cell office:value-type="float" office:value="325645.89990000002" table:style-name="ce11">
            <text:p>325645.8999</text:p>
          </table:table-cell>
          <table:table-cell office:value-type="float" office:value="2780343.102" table:style-name="ce11">
            <text:p>2780343.102</text:p>
          </table:table-cell>
          <table:table-cell office:value-type="string" table:style-name="ce10">
            <text:p>No. 193, Xin 2nd Rd., Xiny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信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yi Police Station</text:p>
          </table:table-cell>
          <table:table-cell office:value-type="float" office:value="201" table:style-name="ce11">
            <text:p>201</text:p>
          </table:table-cell>
          <table:table-cell office:value-type="string" table:style-name="ce10">
            <text:p>基隆市信義區信二路193號</text:p>
          </table:table-cell>
          <table:table-cell office:value-type="string" table:style-name="ce10">
            <text:p>02 24211595</text:p>
          </table:table-cell>
          <table:table-cell office:value-type="float" office:value="325645.89990000002" table:style-name="ce11">
            <text:p>325645.8999</text:p>
          </table:table-cell>
          <table:table-cell office:value-type="float" office:value="2780343.102" table:style-name="ce11">
            <text:p>2780343.102</text:p>
          </table:table-cell>
          <table:table-cell office:value-type="string" table:style-name="ce10">
            <text:p>No. 193, Xin 2nd Rd., Xiny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深澳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en'aokeng Police Station</text:p>
          </table:table-cell>
          <table:table-cell office:value-type="float" office:value="201" table:style-name="ce11">
            <text:p>201</text:p>
          </table:table-cell>
          <table:table-cell office:value-type="string" table:style-name="ce10">
            <text:p>基隆市信義區深澳坑路69號</text:p>
          </table:table-cell>
          <table:table-cell office:value-type="string" table:style-name="ce10">
            <text:p>02 24654170</text:p>
          </table:table-cell>
          <table:table-cell office:value-type="float" office:value="329179.15419999999" table:style-name="ce11">
            <text:p>329179.1542</text:p>
          </table:table-cell>
          <table:table-cell office:value-type="float" office:value="2780102.2910000002" table:style-name="ce11">
            <text:p>2780102.291</text:p>
          </table:table-cell>
          <table:table-cell office:value-type="string" table:style-name="ce10">
            <text:p>No. 69, Shen'aokeng Rd., Xiny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信六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 6th Road Police Station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中正區義一路148號</text:p>
          </table:table-cell>
          <table:table-cell office:value-type="string" table:style-name="ce10">
            <text:p>02 24246948</text:p>
          </table:table-cell>
          <table:table-cell office:value-type="float" office:value="325354.59860000003" table:style-name="ce11">
            <text:p>325354.5986</text:p>
          </table:table-cell>
          <table:table-cell office:value-type="float" office:value="2780964.5980000002" table:style-name="ce11">
            <text:p>2780964.598</text:p>
          </table:table-cell>
          <table:table-cell office:value-type="string" table:style-name="ce10">
            <text:p>No. 148, Yi 1st Rd., Zhongzheng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八斗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adouzi Police Station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中正區環港街98號</text:p>
          </table:table-cell>
          <table:table-cell office:value-type="string" table:style-name="ce10">
            <text:p>02 24692077</text:p>
          </table:table-cell>
          <table:table-cell office:value-type="float" office:value="329976.5527" table:style-name="ce11">
            <text:p>329976.5527</text:p>
          </table:table-cell>
          <table:table-cell office:value-type="float" office:value="2781557.477" table:style-name="ce11">
            <text:p>2781557.477</text:p>
          </table:table-cell>
          <table:table-cell office:value-type="string" table:style-name="ce10">
            <text:p>No. 98, Huangang St., Zhongzheng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和一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 1st Road Police Station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中正區和一路146號</text:p>
          </table:table-cell>
          <table:table-cell office:value-type="string" table:style-name="ce10">
            <text:p>02 24622752</text:p>
          </table:table-cell>
          <table:table-cell office:value-type="float" office:value="327123.42080000002" table:style-name="ce11">
            <text:p>327123.4208</text:p>
          </table:table-cell>
          <table:table-cell office:value-type="float" office:value="2783166.7740000002" table:style-name="ce11">
            <text:p>2783166.774</text:p>
          </table:table-cell>
          <table:table-cell office:value-type="string" table:style-name="ce10">
            <text:p>No. 146, He 1st Rd., Zhongzheng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安瀾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lanqiao Police Station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中正區中正路320號</text:p>
          </table:table-cell>
          <table:table-cell office:value-type="string" table:style-name="ce10">
            <text:p>02 24622435</text:p>
          </table:table-cell>
          <table:table-cell office:value-type="float" office:value="326718.6814" table:style-name="ce11">
            <text:p>326718.6814</text:p>
          </table:table-cell>
          <table:table-cell office:value-type="float" office:value="2781770.5279999999" table:style-name="ce11">
            <text:p>2781770.528</text:p>
          </table:table-cell>
          <table:table-cell office:value-type="string" table:style-name="ce10">
            <text:p>No. 320, Zhongzheng Rd., Zhongzheng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東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guang Police Station</text:p>
          </table:table-cell>
          <table:table-cell office:value-type="float" office:value="201" table:style-name="ce11">
            <text:p>201</text:p>
          </table:table-cell>
          <table:table-cell office:value-type="string" table:style-name="ce10">
            <text:p>基隆市信義區東明路61號</text:p>
          </table:table-cell>
          <table:table-cell office:value-type="string" table:style-name="ce10">
            <text:p>02 24656443</text:p>
          </table:table-cell>
          <table:table-cell office:value-type="float" office:value="326910.43400000001" table:style-name="ce11">
            <text:p>326910.434</text:p>
          </table:table-cell>
          <table:table-cell office:value-type="float" office:value="2780117.7149999999" table:style-name="ce11">
            <text:p>2780117.715</text:p>
          </table:table-cell>
          <table:table-cell office:value-type="string" table:style-name="ce10">
            <text:p>No. 61, Dongming Rd., Xinyi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正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engbin Police Station</text:p>
          </table:table-cell>
          <table:table-cell office:value-type="float" office:value="202" table:style-name="ce11">
            <text:p>202</text:p>
          </table:table-cell>
          <table:table-cell office:value-type="string" table:style-name="ce10">
            <text:p>基隆市中正區中正路786-1號</text:p>
          </table:table-cell>
          <table:table-cell office:value-type="string" table:style-name="ce10">
            <text:p>02 24621889</text:p>
          </table:table-cell>
          <table:table-cell office:value-type="float" office:value="327725.40899999999" table:style-name="ce11">
            <text:p>327725.409</text:p>
          </table:table-cell>
          <table:table-cell office:value-type="float" office:value="2782768.5750000002" table:style-name="ce11">
            <text:p>2782768.575</text:p>
          </table:table-cell>
          <table:table-cell office:value-type="string" table:style-name="ce10">
            <text:p>No. 786-1, Zhongzheng Rd., Zhongzheng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3">
            <text:p>第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hird Police Precinct</text:p>
          </table:table-cell>
          <table:table-cell office:value-type="float" office:value="206" table:style-name="ce11">
            <text:p>206</text:p>
          </table:table-cell>
          <table:table-cell office:value-type="string" table:style-name="ce10">
            <text:p>基隆市七堵區富民里明德一路142號</text:p>
          </table:table-cell>
          <table:table-cell office:value-type="string" table:style-name="ce10">
            <text:p>02 24558843</text:p>
          </table:table-cell>
          <table:table-cell office:value-type="float" office:value="322146.72859999997" table:style-name="ce11">
            <text:p>322146.7286</text:p>
          </table:table-cell>
          <table:table-cell office:value-type="float" office:value="2776862.7110000001" table:style-name="ce11">
            <text:p>2776862.711</text:p>
          </table:table-cell>
          <table:table-cell office:value-type="string" table:style-name="ce10">
            <text:p>No. 142, Mingde 1st Rd., Qidu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復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xing Police Station</text:p>
          </table:table-cell>
          <table:table-cell office:value-type="float" office:value="206" table:style-name="ce11">
            <text:p>206</text:p>
          </table:table-cell>
          <table:table-cell office:value-type="string" table:style-name="ce10">
            <text:p>基隆市七堵區華新一路40之3號</text:p>
          </table:table-cell>
          <table:table-cell office:value-type="string" table:style-name="ce10">
            <text:p>02 24515602</text:p>
          </table:table-cell>
          <table:table-cell office:value-type="float" office:value="317397.82400000002" table:style-name="ce11">
            <text:p>317397.824</text:p>
          </table:table-cell>
          <table:table-cell office:value-type="float" office:value="2775997.9950000001" table:style-name="ce11">
            <text:p>2775997.995</text:p>
          </table:table-cell>
          <table:table-cell office:value-type="string" table:style-name="ce10">
            <text:p>No. 40-3, Huaxin 1st Rd., Qidu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瑪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ling Police Station</text:p>
          </table:table-cell>
          <table:table-cell office:value-type="float" office:value="206" table:style-name="ce11">
            <text:p>206</text:p>
          </table:table-cell>
          <table:table-cell office:value-type="string" table:style-name="ce10">
            <text:p>基隆市七堵區大華二路194號</text:p>
          </table:table-cell>
          <table:table-cell office:value-type="string" table:style-name="ce10">
            <text:p>02 24565085</text:p>
          </table:table-cell>
          <table:table-cell office:value-type="float" office:value="319275.81069999997" table:style-name="ce11">
            <text:p>319275.8107</text:p>
          </table:table-cell>
          <table:table-cell office:value-type="float" office:value="2778257.3" table:style-name="ce11">
            <text:p>2778257.3</text:p>
          </table:table-cell>
          <table:table-cell office:value-type="string" table:style-name="ce10">
            <text:p>No. 194, Dahua 2nd Rd., Qidu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碇內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ingnei Police Station</text:p>
          </table:table-cell>
          <table:table-cell office:value-type="float" office:value="205" table:style-name="ce11">
            <text:p>205</text:p>
          </table:table-cell>
          <table:table-cell office:value-type="string" table:style-name="ce10">
            <text:p>基隆市暖暖區源遠路249巷36號</text:p>
          </table:table-cell>
          <table:table-cell office:value-type="string" table:style-name="ce10">
            <text:p>02 24576080</text:p>
          </table:table-cell>
          <table:table-cell office:value-type="float" office:value="326161.62209999998" table:style-name="ce11">
            <text:p>326161.6221</text:p>
          </table:table-cell>
          <table:table-cell office:value-type="float" office:value="2777037.3620000002" table:style-name="ce11">
            <text:p>2777037.362</text:p>
          </table:table-cell>
          <table:table-cell office:value-type="string" table:style-name="ce10">
            <text:p>No. 36, Ln. 249, Yuanyuan Rd., Nuannuan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暖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uannuan Police Station</text:p>
          </table:table-cell>
          <table:table-cell office:value-type="float" office:value="205" table:style-name="ce11">
            <text:p>205</text:p>
          </table:table-cell>
          <table:table-cell office:value-type="string" table:style-name="ce10">
            <text:p>基隆市暖暖區暖暖街119號</text:p>
          </table:table-cell>
          <table:table-cell office:value-type="string" table:style-name="ce10">
            <text:p>02 24572331</text:p>
          </table:table-cell>
          <table:table-cell office:value-type="float" office:value="324408.9498" table:style-name="ce11">
            <text:p>324408.9498</text:p>
          </table:table-cell>
          <table:table-cell office:value-type="float" office:value="2777177.1260000002" table:style-name="ce11">
            <text:p>2777177.126</text:p>
          </table:table-cell>
          <table:table-cell office:value-type="string" table:style-name="ce10">
            <text:p>No. 119, Nuannuan St., Nuannuan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八堵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adu Police Station</text:p>
          </table:table-cell>
          <table:table-cell office:value-type="float" office:value="205" table:style-name="ce11">
            <text:p>205</text:p>
          </table:table-cell>
          <table:table-cell office:value-type="string" table:style-name="ce10">
            <text:p>基隆市暖暖區八堵路69號</text:p>
          </table:table-cell>
          <table:table-cell office:value-type="string" table:style-name="ce10">
            <text:p>02 24562438</text:p>
          </table:table-cell>
          <table:table-cell office:value-type="float" office:value="323827.4216" table:style-name="ce11">
            <text:p>323827.4216</text:p>
          </table:table-cell>
          <table:table-cell office:value-type="float" office:value="2778050.585" table:style-name="ce11">
            <text:p>2778050.585</text:p>
          </table:table-cell>
          <table:table-cell office:value-type="string" table:style-name="ce10">
            <text:p>No. 69, Badu Rd., Nuannuan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百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fu Police Station</text:p>
          </table:table-cell>
          <table:table-cell office:value-type="float" office:value="206" table:style-name="ce11">
            <text:p>206</text:p>
          </table:table-cell>
          <table:table-cell office:value-type="string" table:style-name="ce10">
            <text:p>基隆市七堵區百福里百六街120號</text:p>
          </table:table-cell>
          <table:table-cell office:value-type="string" table:style-name="ce10">
            <text:p>02 24512156</text:p>
          </table:table-cell>
          <table:table-cell office:value-type="float" office:value="320417.63770000002" table:style-name="ce11">
            <text:p>320417.6377</text:p>
          </table:table-cell>
          <table:table-cell office:value-type="float" office:value="2775430.9010000001" table:style-name="ce11">
            <text:p>2775430.901</text:p>
          </table:table-cell>
          <table:table-cell office:value-type="string" table:style-name="ce10">
            <text:p>No. 120, Bai 6th St., Qidu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七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du Police Station</text:p>
          </table:table-cell>
          <table:table-cell office:value-type="float" office:value="206" table:style-name="ce11">
            <text:p>206</text:p>
          </table:table-cell>
          <table:table-cell office:value-type="string" table:style-name="ce10">
            <text:p>基隆市七堵區富民里明德一路142號</text:p>
          </table:table-cell>
          <table:table-cell office:value-type="string" table:style-name="ce10">
            <text:p>02 24566947</text:p>
          </table:table-cell>
          <table:table-cell office:value-type="float" office:value="322146.72859999997" table:style-name="ce11">
            <text:p>322146.7286</text:p>
          </table:table-cell>
          <table:table-cell office:value-type="float" office:value="2776862.7110000001" table:style-name="ce11">
            <text:p>2776862.711</text:p>
          </table:table-cell>
          <table:table-cell office:value-type="string" table:style-name="ce10">
            <text:p>No. 142, Mingde 1st Rd., Qidu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3">
            <text:p>第四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ourth Police Precinct</text:p>
          </table:table-cell>
          <table:table-cell office:value-type="float" office:value="204" table:style-name="ce11">
            <text:p>204</text:p>
          </table:table-cell>
          <table:table-cell office:value-type="string" table:style-name="ce10">
            <text:p>基隆市安樂區麥金路242號</text:p>
          </table:table-cell>
          <table:table-cell office:value-type="string" table:style-name="ce10">
            <text:p>02 24225477</text:p>
          </table:table-cell>
          <table:table-cell office:value-type="float" office:value="322799.60700000002" table:style-name="ce11">
            <text:p>322799.607</text:p>
          </table:table-cell>
          <table:table-cell office:value-type="float" office:value="2779617.2629999998" table:style-name="ce11">
            <text:p>2779617.263</text:p>
          </table:table-cell>
          <table:table-cell office:value-type="string" table:style-name="ce10">
            <text:p>No. 242, Maijin Rd., Anle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大武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wulun Police Station</text:p>
          </table:table-cell>
          <table:table-cell office:value-type="float" office:value="204" table:style-name="ce11">
            <text:p>204</text:p>
          </table:table-cell>
          <table:table-cell office:value-type="string" table:style-name="ce10">
            <text:p>基隆市安樂區基金一路351號</text:p>
          </table:table-cell>
          <table:table-cell office:value-type="string" table:style-name="ce10">
            <text:p>02 24310118</text:p>
          </table:table-cell>
          <table:table-cell office:value-type="float" office:value="321056.65620000003" table:style-name="ce11">
            <text:p>321056.6562</text:p>
          </table:table-cell>
          <table:table-cell office:value-type="float" office:value="2781650.06" table:style-name="ce11">
            <text:p>2781650.06</text:p>
          </table:table-cell>
          <table:table-cell office:value-type="string" table:style-name="ce10">
            <text:p>No. 351, Jijin 1st Rd., Anle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安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le Police Station</text:p>
          </table:table-cell>
          <table:table-cell office:value-type="float" office:value="204" table:style-name="ce11">
            <text:p>204</text:p>
          </table:table-cell>
          <table:table-cell office:value-type="string" table:style-name="ce10">
            <text:p>基隆市安樂區麥金路242號</text:p>
          </table:table-cell>
          <table:table-cell office:value-type="string" table:style-name="ce10">
            <text:p>02 24316212</text:p>
          </table:table-cell>
          <table:table-cell office:value-type="float" office:value="322799.60700000002" table:style-name="ce11">
            <text:p>322799.607</text:p>
          </table:table-cell>
          <table:table-cell office:value-type="float" office:value="2779617.2629999998" table:style-name="ce11">
            <text:p>2779617.263</text:p>
          </table:table-cell>
          <table:table-cell office:value-type="string" table:style-name="ce10">
            <text:p>No. 242, Maijin Rd., Anle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安定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nding Police Station</text:p>
          </table:table-cell>
          <table:table-cell office:value-type="float" office:value="204" table:style-name="ce11">
            <text:p>204</text:p>
          </table:table-cell>
          <table:table-cell office:value-type="string" table:style-name="ce10">
            <text:p>基隆市安樂區安一路307號</text:p>
          </table:table-cell>
          <table:table-cell office:value-type="string" table:style-name="ce10">
            <text:p>02 24246946</text:p>
          </table:table-cell>
          <table:table-cell office:value-type="float" office:value="323351.12280000001" table:style-name="ce11">
            <text:p>323351.1228</text:p>
          </table:table-cell>
          <table:table-cell office:value-type="float" office:value="2780661.878" table:style-name="ce11">
            <text:p>2780661.878</text:p>
          </table:table-cell>
          <table:table-cell office:value-type="string" table:style-name="ce10">
            <text:p>No. 307, An 1st Rd., Anle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中華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honghua Road Police Station</text:p>
          </table:table-cell>
          <table:table-cell office:value-type="float" office:value="203" table:style-name="ce11">
            <text:p>203</text:p>
          </table:table-cell>
          <table:table-cell office:value-type="string" table:style-name="ce10">
            <text:p>基隆市中山區通明街2號</text:p>
          </table:table-cell>
          <table:table-cell office:value-type="string" table:style-name="ce10">
            <text:p>02 24246944</text:p>
          </table:table-cell>
          <table:table-cell office:value-type="float" office:value="324489.27250000002" table:style-name="ce11">
            <text:p>324489.2725</text:p>
          </table:table-cell>
          <table:table-cell office:value-type="float" office:value="2782249.4419999998" table:style-name="ce11">
            <text:p>2782249.442</text:p>
          </table:table-cell>
          <table:table-cell office:value-type="string" table:style-name="ce10">
            <text:p>No. 2, Tongming St., Zhongshan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基隆市</text:p>
          </table:table-cell>
          <table:table-cell office:value-type="string" table:style-name="ce10">
            <text:p>中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shan Police Station</text:p>
          </table:table-cell>
          <table:table-cell office:value-type="float" office:value="203" table:style-name="ce11">
            <text:p>203</text:p>
          </table:table-cell>
          <table:table-cell office:value-type="string" table:style-name="ce10">
            <text:p>基隆市中山區西定路1號</text:p>
          </table:table-cell>
          <table:table-cell office:value-type="string" table:style-name="ce10">
            <text:p>02 24242440</text:p>
          </table:table-cell>
          <table:table-cell office:value-type="float" office:value="324139.20770000003" table:style-name="ce11">
            <text:p>324139.2077</text:p>
          </table:table-cell>
          <table:table-cell office:value-type="float" office:value="2780578.7620000001" table:style-name="ce11">
            <text:p>2780578.762</text:p>
          </table:table-cell>
          <table:table-cell office:value-type="string" table:style-name="ce10">
            <text:p>No. 1, Xiding Rd., Zhongshan Dist., Keelung Ci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2">
            <text:p>宜蘭縣政府警察局</text:p>
          </table:table-cell>
          <table:table-cell table:style-name="ce10"/>
          <table:table-cell office:value-type="string" table:style-name="ce10">
            <text:p>Yilan County Police Bureau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中山路2段167號</text:p>
          </table:table-cell>
          <table:table-cell office:value-type="string" table:style-name="ce10">
            <text:p>03 9322271</text:p>
          </table:table-cell>
          <table:table-cell office:value-type="float" office:value="326244.18800000002" table:style-name="ce11">
            <text:p>326244.188</text:p>
          </table:table-cell>
          <table:table-cell office:value-type="float" office:value="2738202.4029999999" table:style-name="ce11">
            <text:p>2738202.403</text:p>
          </table:table-cell>
          <table:table-cell office:value-type="string" table:style-name="ce10">
            <text:p>No. 167, Sec. 2, Zhongshan Rd., Yilan City, Yilan County, Taiwan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3">
            <text:p>宜蘭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ilan Police Precinct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光復路50號</text:p>
          </table:table-cell>
          <table:table-cell office:value-type="string" table:style-name="ce10">
            <text:p>03 9359039</text:p>
          </table:table-cell>
          <table:table-cell office:value-type="float" office:value="326396.54350000003" table:style-name="ce11">
            <text:p>326396.5435</text:p>
          </table:table-cell>
          <table:table-cell office:value-type="float" office:value="2738891.9610000001" table:style-name="ce11">
            <text:p>2738891.961</text:p>
          </table:table-cell>
          <table:table-cell office:value-type="string" table:style-name="ce10">
            <text:p>No. 50, Guangfu Rd.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hu Police Station</text:p>
          </table:table-cell>
          <table:table-cell office:value-type="float" office:value="264" table:style-name="ce11">
            <text:p>264</text:p>
          </table:table-cell>
          <table:table-cell office:value-type="string" table:style-name="ce10">
            <text:p>宜蘭縣員山鄉大安路120號</text:p>
          </table:table-cell>
          <table:table-cell office:value-type="string" table:style-name="ce10">
            <text:p>03 9221995</text:p>
          </table:table-cell>
          <table:table-cell office:value-type="float" office:value="320538.57299999997" table:style-name="ce11">
            <text:p>320538.573</text:p>
          </table:table-cell>
          <table:table-cell office:value-type="float" office:value="2737525.9210000001" table:style-name="ce11">
            <text:p>2737525.921</text:p>
          </table:table-cell>
          <table:table-cell office:value-type="string" table:style-name="ce10">
            <text:p>No. 120, Da’an Rd., Yuan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惠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eihao Police Station</text:p>
          </table:table-cell>
          <table:table-cell office:value-type="float" office:value="264" table:style-name="ce11">
            <text:p>264</text:p>
          </table:table-cell>
          <table:table-cell office:value-type="string" table:style-name="ce10">
            <text:p>宜蘭縣員山鄉尚惠路63號</text:p>
          </table:table-cell>
          <table:table-cell office:value-type="string" table:style-name="ce10">
            <text:p>03 9221994</text:p>
          </table:table-cell>
          <table:table-cell office:value-type="float" office:value="323768.71600000001" table:style-name="ce11">
            <text:p>323768.716</text:p>
          </table:table-cell>
          <table:table-cell office:value-type="float" office:value="2735982.1639999999" table:style-name="ce11">
            <text:p>2735982.164</text:p>
          </table:table-cell>
          <table:table-cell office:value-type="string" table:style-name="ce10">
            <text:p>No. 63, Shanghui Rd., Yuan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內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eicheng Police Station</text:p>
          </table:table-cell>
          <table:table-cell office:value-type="float" office:value="264" table:style-name="ce11">
            <text:p>264</text:p>
          </table:table-cell>
          <table:table-cell office:value-type="string" table:style-name="ce10">
            <text:p>宜蘭縣員山鄉員山路2段235號</text:p>
          </table:table-cell>
          <table:table-cell office:value-type="string" table:style-name="ce10">
            <text:p>03 9221996</text:p>
          </table:table-cell>
          <table:table-cell office:value-type="float" office:value="320352.83299999998" table:style-name="ce11">
            <text:p>320352.833</text:p>
          </table:table-cell>
          <table:table-cell office:value-type="float" office:value="2734390.2140000002" table:style-name="ce11">
            <text:p>2734390.214</text:p>
          </table:table-cell>
          <table:table-cell office:value-type="string" table:style-name="ce10">
            <text:p>No. 235, Sec. 2, Yuanshan Rd., Yuan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枕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enshan Police Station</text:p>
          </table:table-cell>
          <table:table-cell office:value-type="float" office:value="264" table:style-name="ce11">
            <text:p>264</text:p>
          </table:table-cell>
          <table:table-cell office:value-type="string" table:style-name="ce10">
            <text:p>宜蘭縣員山鄉永同路3段18號</text:p>
          </table:table-cell>
          <table:table-cell office:value-type="string" table:style-name="ce10">
            <text:p>03 9221993</text:p>
          </table:table-cell>
          <table:table-cell office:value-type="float" office:value="322681.495" table:style-name="ce11">
            <text:p>322681.495</text:p>
          </table:table-cell>
          <table:table-cell office:value-type="float" office:value="2739272.8089999999" table:style-name="ce11">
            <text:p>2739272.809</text:p>
          </table:table-cell>
          <table:table-cell office:value-type="string" table:style-name="ce10">
            <text:p>No. 18, Sec. 3, Yongtong Rd., Yuan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員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uanshan Police Station</text:p>
          </table:table-cell>
          <table:table-cell office:value-type="float" office:value="264" table:style-name="ce11">
            <text:p>264</text:p>
          </table:table-cell>
          <table:table-cell office:value-type="string" table:style-name="ce10">
            <text:p>宜蘭縣員山鄉員山路1段205號</text:p>
          </table:table-cell>
          <table:table-cell office:value-type="string" table:style-name="ce10">
            <text:p>03 9222015</text:p>
          </table:table-cell>
          <table:table-cell office:value-type="float" office:value="323507.64500000002" table:style-name="ce11">
            <text:p>323507.645</text:p>
          </table:table-cell>
          <table:table-cell office:value-type="float" office:value="2737748.6979999999" table:style-name="ce11">
            <text:p>2737748.698</text:p>
          </table:table-cell>
          <table:table-cell office:value-type="string" table:style-name="ce10">
            <text:p>No. 205, Sec. 1, Yuanshan Rd., Yuan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延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ping Police Station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東港路22號</text:p>
          </table:table-cell>
          <table:table-cell office:value-type="string" table:style-name="ce10">
            <text:p>03 9381784</text:p>
          </table:table-cell>
          <table:table-cell office:value-type="float" office:value="328174.97700000001" table:style-name="ce11">
            <text:p>328174.977</text:p>
          </table:table-cell>
          <table:table-cell office:value-type="float" office:value="2738363.3849999998" table:style-name="ce11">
            <text:p>2738363.385</text:p>
          </table:table-cell>
          <table:table-cell office:value-type="string" table:style-name="ce10">
            <text:p>No. 22, Donggang Rd.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進士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shih Police Station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縣政北路5號</text:p>
          </table:table-cell>
          <table:table-cell office:value-type="string" table:style-name="ce10">
            <text:p>03 9252219</text:p>
          </table:table-cell>
          <table:table-cell office:value-type="float" office:value="327046.87300000002" table:style-name="ce11">
            <text:p>327046.873</text:p>
          </table:table-cell>
          <table:table-cell office:value-type="float" office:value="2736192.4109999998" table:style-name="ce11">
            <text:p>2736192.411</text:p>
          </table:table-cell>
          <table:table-cell office:value-type="string" table:style-name="ce10">
            <text:p>No. 5, Xianzheng N. Rd.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新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sheng Police Station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中山路5段156號</text:p>
          </table:table-cell>
          <table:table-cell office:value-type="string" table:style-name="ce10">
            <text:p>03 9284087</text:p>
          </table:table-cell>
          <table:table-cell office:value-type="float" office:value="326539.17200000002" table:style-name="ce11">
            <text:p>326539.172</text:p>
          </table:table-cell>
          <table:table-cell office:value-type="float" office:value="2740470.841" table:style-name="ce11">
            <text:p>2740470.841</text:p>
          </table:table-cell>
          <table:table-cell office:value-type="string" table:style-name="ce10">
            <text:p>No. 156, Sec. 5, Zhongshan Rd.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民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zu Police Station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三清路33號</text:p>
          </table:table-cell>
          <table:table-cell office:value-type="string" table:style-name="ce10">
            <text:p>03 9322223</text:p>
          </table:table-cell>
          <table:table-cell office:value-type="float" office:value="325673.90000000002" table:style-name="ce11">
            <text:p>325673.9</text:p>
          </table:table-cell>
          <table:table-cell office:value-type="float" office:value="2738959.95" table:style-name="ce11">
            <text:p>2738959.95</text:p>
          </table:table-cell>
          <table:table-cell office:value-type="string" table:style-name="ce10">
            <text:p>No. 33, Sanqing Rd.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新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min Police Station</text:p>
          </table:table-cell>
          <table:table-cell office:value-type="float" office:value="260" table:style-name="ce11">
            <text:p>260</text:p>
          </table:table-cell>
          <table:table-cell office:value-type="string" table:style-name="ce10">
            <text:p>宜蘭縣宜蘭市光復路50號</text:p>
          </table:table-cell>
          <table:table-cell office:value-type="string" table:style-name="ce10">
            <text:p>03 9323105</text:p>
          </table:table-cell>
          <table:table-cell office:value-type="float" office:value="326397.20500000002" table:style-name="ce11">
            <text:p>326397.205</text:p>
          </table:table-cell>
          <table:table-cell office:value-type="float" office:value="2738891.8289999999" table:style-name="ce11">
            <text:p>2738891.829</text:p>
          </table:table-cell>
          <table:table-cell office:value-type="string" table:style-name="ce10">
            <text:p>No. 50, Guangfu Rd. , Yilan City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3">
            <text:p>三星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ansing <text:s/>Police Precinct</text:p>
          </table:table-cell>
          <table:table-cell office:value-type="float" office:value="266" table:style-name="ce11">
            <text:p>266</text:p>
          </table:table-cell>
          <table:table-cell office:value-type="string" table:style-name="ce10">
            <text:p>宜蘭縣三星鄉三星路5段6號</text:p>
          </table:table-cell>
          <table:table-cell office:value-type="string" table:style-name="ce10">
            <text:p>03 9891564</text:p>
          </table:table-cell>
          <table:table-cell office:value-type="float" office:value="316001.31" table:style-name="ce11">
            <text:p>316001.31</text:p>
          </table:table-cell>
          <table:table-cell office:value-type="float" office:value="2728993.6" table:style-name="ce11">
            <text:p>2728993.6</text:p>
          </table:table-cell>
          <table:table-cell office:value-type="string" table:style-name="ce10">
            <text:p>No. 6, Sec. 5, Sansing Rd., Sansi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三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sing Police Station</text:p>
          </table:table-cell>
          <table:table-cell office:value-type="float" office:value="266" table:style-name="ce11">
            <text:p>266</text:p>
          </table:table-cell>
          <table:table-cell office:value-type="string" table:style-name="ce10">
            <text:p>宜蘭縣三星鄉三星路5段6號</text:p>
          </table:table-cell>
          <table:table-cell office:value-type="string" table:style-name="ce10">
            <text:p>03 9892561</text:p>
          </table:table-cell>
          <table:table-cell office:value-type="float" office:value="316001.31" table:style-name="ce11">
            <text:p>316001.31</text:p>
          </table:table-cell>
          <table:table-cell office:value-type="float" office:value="2728993.6" table:style-name="ce11">
            <text:p>2728993.6</text:p>
          </table:table-cell>
          <table:table-cell office:value-type="string" table:style-name="ce10">
            <text:p>No. 6, Sec. 5, Sansing Rd., Sansi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明池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gchih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明池4號</text:p>
          </table:table-cell>
          <table:table-cell office:value-type="string" table:style-name="ce10">
            <text:p>03 9801727</text:p>
          </table:table-cell>
          <table:table-cell office:value-type="float" office:value="297920.24699999997" table:style-name="ce11">
            <text:p>297920.247</text:p>
          </table:table-cell>
          <table:table-cell office:value-type="float" office:value="2727105.2949999999" table:style-name="ce11">
            <text:p>2727105.295</text:p>
          </table:table-cell>
          <table:table-cell office:value-type="string" table:style-name="ce10">
            <text:p>No. 4, Mingchih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南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shan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埤南巷6號</text:p>
          </table:table-cell>
          <table:table-cell office:value-type="string" table:style-name="ce10">
            <text:p>03 9809175</text:p>
          </table:table-cell>
          <table:table-cell office:value-type="float" office:value="288473.38799999998" table:style-name="ce11">
            <text:p>288473.388</text:p>
          </table:table-cell>
          <table:table-cell office:value-type="float" office:value="2703451.6869999999" table:style-name="ce11">
            <text:p>2703451.687</text:p>
          </table:table-cell>
          <table:table-cell office:value-type="string" table:style-name="ce10">
            <text:p>No. 6, Pinan Ln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四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ji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和勳巷12號</text:p>
          </table:table-cell>
          <table:table-cell office:value-type="string" table:style-name="ce10">
            <text:p>03 9809435</text:p>
          </table:table-cell>
          <table:table-cell office:value-type="float" office:value="293238.96000000002" table:style-name="ce11">
            <text:p>293238.96</text:p>
          </table:table-cell>
          <table:table-cell office:value-type="float" office:value="2709086.6490000002" table:style-name="ce11">
            <text:p>2709086.649</text:p>
          </table:table-cell>
          <table:table-cell office:value-type="string" table:style-name="ce10">
            <text:p>No. 12, Hesyun Ln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太平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pingshan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太平巷94之2號</text:p>
          </table:table-cell>
          <table:table-cell office:value-type="string" table:style-name="ce10">
            <text:p>03 9809802</text:p>
          </table:table-cell>
          <table:table-cell office:value-type="float" office:value="304395.46299999999" table:style-name="ce11">
            <text:p>304395.463</text:p>
          </table:table-cell>
          <table:table-cell office:value-type="float" office:value="2709739.2030000002" table:style-name="ce11">
            <text:p>2709739.203</text:p>
          </table:table-cell>
          <table:table-cell office:value-type="string" table:style-name="ce10">
            <text:p>No. 94-2, Taiping Ln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英士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ingshih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梵梵72號</text:p>
          </table:table-cell>
          <table:table-cell office:value-type="string" table:style-name="ce10">
            <text:p>03 9801325</text:p>
          </table:table-cell>
          <table:table-cell office:value-type="float" office:value="303284.2" table:style-name="ce11">
            <text:p>303284.2</text:p>
          </table:table-cell>
          <table:table-cell office:value-type="float" office:value="2723059.63" table:style-name="ce11">
            <text:p>2723059.63</text:p>
          </table:table-cell>
          <table:table-cell office:value-type="string" table:style-name="ce10">
            <text:p>No. 72, Fanfan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福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shan Police Station</text:p>
          </table:table-cell>
          <table:table-cell office:value-type="float" office:value="266" table:style-name="ce11">
            <text:p>266</text:p>
          </table:table-cell>
          <table:table-cell office:value-type="string" table:style-name="ce10">
            <text:p>宜蘭縣三星鄉三星路7段310號</text:p>
          </table:table-cell>
          <table:table-cell office:value-type="string" table:style-name="ce10">
            <text:p>03 9893224</text:p>
          </table:table-cell>
          <table:table-cell office:value-type="float" office:value="312935.96000000002" table:style-name="ce11">
            <text:p>312935.96</text:p>
          </table:table-cell>
          <table:table-cell office:value-type="float" office:value="2728472.96" table:style-name="ce11">
            <text:p>2728472.96</text:p>
          </table:table-cell>
          <table:table-cell office:value-type="string" table:style-name="ce10">
            <text:p>No.310, Sec. 7, Sansing Rd., Sansi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牛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ioudou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泰雅一路牛鬥巷52號</text:p>
          </table:table-cell>
          <table:table-cell office:value-type="string" table:style-name="ce10">
            <text:p>03 9891731</text:p>
          </table:table-cell>
          <table:table-cell office:value-type="float" office:value="307658.74" table:style-name="ce11">
            <text:p>307658.74</text:p>
          </table:table-cell>
          <table:table-cell office:value-type="float" office:value="2726111.24" table:style-name="ce11">
            <text:p>2726111.24</text:p>
          </table:table-cell>
          <table:table-cell office:value-type="string" table:style-name="ce10">
            <text:p>No. 52, Niudou Ln., Taiya 1st Rd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tong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朝陽39號</text:p>
          </table:table-cell>
          <table:table-cell office:value-type="string" table:style-name="ce10">
            <text:p>03 9801176</text:p>
          </table:table-cell>
          <table:table-cell office:value-type="float" office:value="311626.21000000002" table:style-name="ce11">
            <text:p>311626.21</text:p>
          </table:table-cell>
          <table:table-cell office:value-type="float" office:value="2730213.85" table:style-name="ce11">
            <text:p>2730213.85</text:p>
          </table:table-cell>
          <table:table-cell office:value-type="string" table:style-name="ce10">
            <text:p>No. 39, Chaoyang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寒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ansi Police Station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寒溪巷65之2號</text:p>
          </table:table-cell>
          <table:table-cell office:value-type="string" table:style-name="ce10">
            <text:p>03 9517465</text:p>
          </table:table-cell>
          <table:table-cell office:value-type="float" office:value="319721.03999999998" table:style-name="ce11">
            <text:p>319721.04</text:p>
          </table:table-cell>
          <table:table-cell office:value-type="float" office:value="2722809.48" table:style-name="ce11">
            <text:p>2722809.48</text:p>
          </table:table-cell>
          <table:table-cell office:value-type="string" table:style-name="ce10">
            <text:p>No. 65-2, Hansi Ln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in Police Station</text:p>
          </table:table-cell>
          <table:table-cell office:value-type="float" office:value="266" table:style-name="ce11">
            <text:p>266</text:p>
          </table:table-cell>
          <table:table-cell office:value-type="string" table:style-name="ce10">
            <text:p>宜蘭縣三星鄉三星路2段350號</text:p>
          </table:table-cell>
          <table:table-cell office:value-type="string" table:style-name="ce10">
            <text:p>03 9898910</text:p>
          </table:table-cell>
          <table:table-cell office:value-type="float" office:value="320929.49" table:style-name="ce11">
            <text:p>320929.49</text:p>
          </table:table-cell>
          <table:table-cell office:value-type="float" office:value="2729131.74" table:style-name="ce11">
            <text:p>2729131.74</text:p>
          </table:table-cell>
          <table:table-cell office:value-type="string" table:style-name="ce10">
            <text:p>No. 350, Sec. 2, Sansing Rd., Sansi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洲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jhou Police Station</text:p>
          </table:table-cell>
          <table:table-cell office:value-type="float" office:value="266" table:style-name="ce11">
            <text:p>266</text:p>
          </table:table-cell>
          <table:table-cell office:value-type="string" table:style-name="ce10">
            <text:p>宜蘭縣三星鄉上將路2段468號</text:p>
          </table:table-cell>
          <table:table-cell office:value-type="string" table:style-name="ce10">
            <text:p>03 9573517</text:p>
          </table:table-cell>
          <table:table-cell office:value-type="float" office:value="323750.57699999999" table:style-name="ce11">
            <text:p>323750.577</text:p>
          </table:table-cell>
          <table:table-cell office:value-type="float" office:value="2731972.4470000002" table:style-name="ce11">
            <text:p>2731972.447</text:p>
          </table:table-cell>
          <table:table-cell office:value-type="string" table:style-name="ce10">
            <text:p>No. 468, Sec. 2, Shangjiang Rd., Sansi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清水檢查哨</text:p>
          </table:table-cell>
          <table:table-cell office:value-type="string" table:style-name="ce10">
            <text:p>檢查哨</text:p>
          </table:table-cell>
          <table:table-cell office:value-type="string" table:style-name="ce10">
            <text:p>Cingshuei Police Checkpoint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三星路8段501巷7號</text:p>
          </table:table-cell>
          <table:table-cell office:value-type="string" table:style-name="ce10">
            <text:p>03 9894520</text:p>
          </table:table-cell>
          <table:table-cell office:value-type="float" office:value="312461.22590000002" table:style-name="ce11">
            <text:p>312461.2259</text:p>
          </table:table-cell>
          <table:table-cell office:value-type="float" office:value="2726098.415" table:style-name="ce11">
            <text:p>2726098.415</text:p>
          </table:table-cell>
          <table:table-cell office:value-type="string" table:style-name="ce10">
            <text:p>No. 7, Ln. 501, Sec. 8, Sanxing Rd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太平山檢查哨</text:p>
          </table:table-cell>
          <table:table-cell office:value-type="string" table:style-name="ce10">
            <text:p>檢查哨</text:p>
          </table:table-cell>
          <table:table-cell office:value-type="string" table:style-name="ce10">
            <text:p>Taipingshan Police Checkpoint</text:p>
          </table:table-cell>
          <table:table-cell office:value-type="float" office:value="267" table:style-name="ce11">
            <text:p>267</text:p>
          </table:table-cell>
          <table:table-cell office:value-type="string" table:style-name="ce10">
            <text:p>宜蘭縣大同鄉太平巷94之3號</text:p>
          </table:table-cell>
          <table:table-cell office:value-type="string" table:style-name="ce10">
            <text:p>03 9809860</text:p>
          </table:table-cell>
          <table:table-cell office:value-type="float" office:value="304234.01899999997" table:style-name="ce11">
            <text:p>304234.019</text:p>
          </table:table-cell>
          <table:table-cell office:value-type="float" office:value="2710220.4509999999" table:style-name="ce11">
            <text:p>2710220.451</text:p>
          </table:table-cell>
          <table:table-cell office:value-type="string" table:style-name="ce10">
            <text:p>No. 94-3, Taiping Ln., Dat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3">
            <text:p>礁溪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aosi <text:s/>Police Precinct</text:p>
          </table:table-cell>
          <table:table-cell office:value-type="float" office:value="262" table:style-name="ce11">
            <text:p>262</text:p>
          </table:table-cell>
          <table:table-cell office:value-type="string" table:style-name="ce10">
            <text:p>宜蘭縣礁溪鄉中山路2段157號</text:p>
          </table:table-cell>
          <table:table-cell office:value-type="string" table:style-name="ce10">
            <text:p>03 9882053</text:p>
          </table:table-cell>
          <table:table-cell office:value-type="float" office:value="328232.47100000002" table:style-name="ce11">
            <text:p>328232.471</text:p>
          </table:table-cell>
          <table:table-cell office:value-type="float" office:value="2746860.264" table:style-name="ce11">
            <text:p>2746860.264</text:p>
          </table:table-cell>
          <table:table-cell office:value-type="string" table:style-name="ce10">
            <text:p>No. 157,Sec. 2,ZhongShan Rd,Jiaoxi Township,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礁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osi Police Station</text:p>
          </table:table-cell>
          <table:table-cell office:value-type="float" office:value="262" table:style-name="ce11">
            <text:p>262</text:p>
          </table:table-cell>
          <table:table-cell office:value-type="string" table:style-name="ce10">
            <text:p>宜蘭縣礁溪鄉中山路2段157號</text:p>
          </table:table-cell>
          <table:table-cell office:value-type="string" table:style-name="ce10">
            <text:p>03 9882214</text:p>
          </table:table-cell>
          <table:table-cell office:value-type="float" office:value="328232.47100000002" table:style-name="ce11">
            <text:p>328232.471</text:p>
          </table:table-cell>
          <table:table-cell office:value-type="float" office:value="2746860.264" table:style-name="ce11">
            <text:p>2746860.264</text:p>
          </table:table-cell>
          <table:table-cell office:value-type="string" table:style-name="ce10">
            <text:p>No. 157,Sec. 2,ZhongShan Rd,Jiaoxi Township,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美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cheng Police Station</text:p>
          </table:table-cell>
          <table:table-cell office:value-type="float" office:value="263" table:style-name="ce11">
            <text:p>263</text:p>
          </table:table-cell>
          <table:table-cell office:value-type="string" table:style-name="ce10">
            <text:p>宜蘭縣壯圍鄉大福路3段38號</text:p>
          </table:table-cell>
          <table:table-cell office:value-type="string" table:style-name="ce10">
            <text:p>03 9303691</text:p>
          </table:table-cell>
          <table:table-cell office:value-type="float" office:value="329613.08100000001" table:style-name="ce11">
            <text:p>329613.081</text:p>
          </table:table-cell>
          <table:table-cell office:value-type="float" office:value="2741357.06" table:style-name="ce11">
            <text:p>2741357.06</text:p>
          </table:table-cell>
          <table:table-cell office:value-type="string" table:style-name="ce10">
            <text:p>No. 88,Sec. 3,Dafu Rd, Jungwei Township,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福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cheng Police Station</text:p>
          </table:table-cell>
          <table:table-cell office:value-type="float" office:value="261" table:style-name="ce11">
            <text:p>261</text:p>
          </table:table-cell>
          <table:table-cell office:value-type="string" table:style-name="ce10">
            <text:p>宜蘭縣頭城鎮宜三路2段439號</text:p>
          </table:table-cell>
          <table:table-cell office:value-type="string" table:style-name="ce10">
            <text:p>03 9771896</text:p>
          </table:table-cell>
          <table:table-cell office:value-type="float" office:value="331552.68300000002" table:style-name="ce11">
            <text:p>331552.683</text:p>
          </table:table-cell>
          <table:table-cell office:value-type="float" office:value="2750919.8280000002" table:style-name="ce11">
            <text:p>2750919.828</text:p>
          </table:table-cell>
          <table:table-cell office:value-type="string" table:style-name="ce10">
            <text:p>No. 439,Sec. 2,Yisan Rd, Toucheng Township,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二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cheng Police Station</text:p>
          </table:table-cell>
          <table:table-cell office:value-type="float" office:value="261" table:style-name="ce11">
            <text:p>261</text:p>
          </table:table-cell>
          <table:table-cell office:value-type="string" table:style-name="ce10">
            <text:p>宜蘭縣頭城鎮青雲路1段145號</text:p>
          </table:table-cell>
          <table:table-cell office:value-type="string" table:style-name="ce10">
            <text:p>03 9882654</text:p>
          </table:table-cell>
          <table:table-cell office:value-type="float" office:value="330153.11800000002" table:style-name="ce11">
            <text:p>330153.118</text:p>
          </table:table-cell>
          <table:table-cell office:value-type="float" office:value="2748160.3990000002" table:style-name="ce11">
            <text:p>2748160.399</text:p>
          </table:table-cell>
          <table:table-cell office:value-type="string" table:style-name="ce10">
            <text:p>No. 145,Sec. 1,Qingyun Rd, Toucheng Township,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fu Police Station</text:p>
          </table:table-cell>
          <table:table-cell office:value-type="float" office:value="263" table:style-name="ce11">
            <text:p>263</text:p>
          </table:table-cell>
          <table:table-cell office:value-type="string" table:style-name="ce10">
            <text:p>宜蘭縣壯圍鄉壯濱路6段200號</text:p>
          </table:table-cell>
          <table:table-cell office:value-type="string" table:style-name="ce10">
            <text:p>03 9301994</text:p>
          </table:table-cell>
          <table:table-cell office:value-type="float" office:value="332596.70400000003" table:style-name="ce11">
            <text:p>332596.704</text:p>
          </table:table-cell>
          <table:table-cell office:value-type="float" office:value="2743888.2340000002" table:style-name="ce11">
            <text:p>2743888.234</text:p>
          </table:table-cell>
          <table:table-cell office:value-type="string" table:style-name="ce10">
            <text:p>No. 200, Sec. 6, Jhuangbin Rd., Jhuangwe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龍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tan Police Station</text:p>
          </table:table-cell>
          <table:table-cell office:value-type="float" office:value="262" table:style-name="ce11">
            <text:p>262</text:p>
          </table:table-cell>
          <table:table-cell office:value-type="string" table:style-name="ce10">
            <text:p>宜蘭縣礁溪鄉大坡路135號</text:p>
          </table:table-cell>
          <table:table-cell office:value-type="string" table:style-name="ce10">
            <text:p>03 9285514</text:p>
          </table:table-cell>
          <table:table-cell office:value-type="float" office:value="324880.1949" table:style-name="ce11">
            <text:p>324880.1949</text:p>
          </table:table-cell>
          <table:table-cell office:value-type="float" office:value="2741608.1209999998" table:style-name="ce11">
            <text:p>2741608.121</text:p>
          </table:table-cell>
          <table:table-cell office:value-type="string" table:style-name="ce10">
            <text:p>No. 135, Dapo Rd., Jiaos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四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hcheng Police Station</text:p>
          </table:table-cell>
          <table:table-cell office:value-type="float" office:value="262" table:style-name="ce11">
            <text:p>262</text:p>
          </table:table-cell>
          <table:table-cell office:value-type="string" table:style-name="ce10">
            <text:p>宜蘭縣礁溪鄉礁溪路1段157號</text:p>
          </table:table-cell>
          <table:table-cell office:value-type="string" table:style-name="ce10">
            <text:p>03-9284072</text:p>
          </table:table-cell>
          <table:table-cell office:value-type="float" office:value="326986.58500000002" table:style-name="ce11">
            <text:p>326986.585</text:p>
          </table:table-cell>
          <table:table-cell office:value-type="float" office:value="2742491.6710000001" table:style-name="ce11">
            <text:p>2742491.671</text:p>
          </table:table-cell>
          <table:table-cell office:value-type="string" table:style-name="ce10">
            <text:p>No. 157, Sec. 1, Jiaosi Rd., Jiaos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頭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oucheng Police Station</text:p>
          </table:table-cell>
          <table:table-cell office:value-type="float" office:value="261" table:style-name="ce11">
            <text:p>261</text:p>
          </table:table-cell>
          <table:table-cell office:value-type="string" table:style-name="ce10">
            <text:p>宜蘭縣頭城鎮開蘭路283號</text:p>
          </table:table-cell>
          <table:table-cell office:value-type="string" table:style-name="ce10">
            <text:p>03 9771125</text:p>
          </table:table-cell>
          <table:table-cell office:value-type="float" office:value="333541.81300000002" table:style-name="ce11">
            <text:p>333541.813</text:p>
          </table:table-cell>
          <table:table-cell office:value-type="float" office:value="2750812.054" table:style-name="ce11">
            <text:p>2750812.054</text:p>
          </table:table-cell>
          <table:table-cell office:value-type="string" table:style-name="ce10">
            <text:p>No. 283, Kailan Rd., Touche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忠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siao Police Station</text:p>
          </table:table-cell>
          <table:table-cell office:value-type="float" office:value="263" table:style-name="ce11">
            <text:p>263</text:p>
          </table:table-cell>
          <table:table-cell office:value-type="string" table:style-name="ce10">
            <text:p>宜蘭縣壯圍鄉順和路77號</text:p>
          </table:table-cell>
          <table:table-cell office:value-type="string" table:style-name="ce10">
            <text:p>03 9301984</text:p>
          </table:table-cell>
          <table:table-cell office:value-type="float" office:value="331209.95699999999" table:style-name="ce11">
            <text:p>331209.957</text:p>
          </table:table-cell>
          <table:table-cell office:value-type="float" office:value="2739932.1949999998" table:style-name="ce11">
            <text:p>2739932.195</text:p>
          </table:table-cell>
          <table:table-cell office:value-type="string" table:style-name="ce10">
            <text:p>No. 77, Shunhe Rd., Jhuangwe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壯圍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huangwei Police Station</text:p>
          </table:table-cell>
          <table:table-cell office:value-type="float" office:value="263" table:style-name="ce11">
            <text:p>263</text:p>
          </table:table-cell>
          <table:table-cell office:value-type="string" table:style-name="ce10">
            <text:p>宜蘭縣壯圍鄉壯五路158號</text:p>
          </table:table-cell>
          <table:table-cell office:value-type="string" table:style-name="ce10">
            <text:p>03 9382162</text:p>
          </table:table-cell>
          <table:table-cell office:value-type="float" office:value="329536.489" table:style-name="ce11">
            <text:p>329536.489</text:p>
          </table:table-cell>
          <table:table-cell office:value-type="float" office:value="2737910.8130000001" table:style-name="ce11">
            <text:p>2737910.813</text:p>
          </table:table-cell>
          <table:table-cell office:value-type="string" table:style-name="ce10">
            <text:p>No. 158, Jhuang 5th Rd., Jhuangwe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li Police Station</text:p>
          </table:table-cell>
          <table:table-cell office:value-type="float" office:value="261" table:style-name="ce11">
            <text:p>261</text:p>
          </table:table-cell>
          <table:table-cell office:value-type="string" table:style-name="ce10">
            <text:p>宜蘭縣頭城鎮大里路94號</text:p>
          </table:table-cell>
          <table:table-cell office:value-type="string" table:style-name="ce10">
            <text:p>03 9781139</text:p>
          </table:table-cell>
          <table:table-cell office:value-type="float" office:value="343032.984" table:style-name="ce11">
            <text:p>343032.984</text:p>
          </table:table-cell>
          <table:table-cell office:value-type="float" office:value="2762133.818" table:style-name="ce11">
            <text:p>2762133.818</text:p>
          </table:table-cell>
          <table:table-cell office:value-type="string" table:style-name="ce10">
            <text:p>No. 94, Dali Rd., Toucheng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三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cheng Police Station</text:p>
          </table:table-cell>
          <table:table-cell office:value-type="float" office:value="262" table:style-name="ce11">
            <text:p>262</text:p>
          </table:table-cell>
          <table:table-cell office:value-type="string" table:style-name="ce10">
            <text:p>宜蘭縣礁溪鄉礁溪路3段195號</text:p>
          </table:table-cell>
          <table:table-cell office:value-type="string" table:style-name="ce10">
            <text:p>03 9881961</text:p>
          </table:table-cell>
          <table:table-cell office:value-type="float" office:value="327527.86800000002" table:style-name="ce11">
            <text:p>327527.868</text:p>
          </table:table-cell>
          <table:table-cell office:value-type="float" office:value="2744961.7230000002" table:style-name="ce11">
            <text:p>2744961.723</text:p>
          </table:table-cell>
          <table:table-cell office:value-type="string" table:style-name="ce10">
            <text:p>No. 195, Sec. 3, Jiaosi Rd., Jiaosi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大溪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si Police Station</text:p>
          </table:table-cell>
          <table:table-cell office:value-type="float" office:value="261" table:style-name="ce11">
            <text:p>261</text:p>
          </table:table-cell>
          <table:table-cell office:value-type="string" table:style-name="ce10">
            <text:p>宜蘭縣頭城鎮濱海路5段187號</text:p>
          </table:table-cell>
          <table:table-cell office:value-type="string" table:style-name="ce10">
            <text:p>03 9781205</text:p>
          </table:table-cell>
          <table:table-cell office:value-type="float" office:value="340097.212" table:style-name="ce11">
            <text:p>340097.212</text:p>
          </table:table-cell>
          <table:table-cell office:value-type="float" office:value="2759409.4419999998" table:style-name="ce11">
            <text:p>2759409.442</text:p>
          </table:table-cell>
          <table:table-cell office:value-type="string" table:style-name="ce10">
            <text:p>No. 187, Sec. 5, Binhai Rd., Toucheng Township, Yilan County,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3">
            <text:p>羅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Luodong <text:s/>Police Precinct</text:p>
          </table:table-cell>
          <table:table-cell office:value-type="float" office:value="265" table:style-name="ce11">
            <text:p>265</text:p>
          </table:table-cell>
          <table:table-cell office:value-type="string" table:style-name="ce10">
            <text:p>宜蘭縣羅東鎮公正路159號</text:p>
          </table:table-cell>
          <table:table-cell office:value-type="string" table:style-name="ce10">
            <text:p>03 9542071</text:p>
          </table:table-cell>
          <table:table-cell office:value-type="float" office:value="327868.07459999999" table:style-name="ce11">
            <text:p>327868.0746</text:p>
          </table:table-cell>
          <table:table-cell office:value-type="float" office:value="2730386.665" table:style-name="ce11">
            <text:p>2730386.665</text:p>
          </table:table-cell>
          <table:table-cell office:value-type="string" table:style-name="ce10">
            <text:p>No. 159, Gongjheng Rd., Luod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利澤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ze Police Station</text:p>
          </table:table-cell>
          <table:table-cell office:value-type="float" office:value="268" table:style-name="ce11">
            <text:p>268</text:p>
          </table:table-cell>
          <table:table-cell office:value-type="string" table:style-name="ce10">
            <text:p>宜蘭縣五結鄉利澤路6號</text:p>
          </table:table-cell>
          <table:table-cell office:value-type="string" table:style-name="ce10">
            <text:p>03 9503512</text:p>
          </table:table-cell>
          <table:table-cell office:value-type="float" office:value="333345.50900000002" table:style-name="ce11">
            <text:p>333345.509</text:p>
          </table:table-cell>
          <table:table-cell office:value-type="float" office:value="2729056.4580000001" table:style-name="ce11">
            <text:p>2729056.458</text:p>
          </table:table-cell>
          <table:table-cell office:value-type="string" table:style-name="ce10">
            <text:p>No. 6, Lize Rd., Wujie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廣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sing Police Station</text:p>
          </table:table-cell>
          <table:table-cell office:value-type="float" office:value="269" table:style-name="ce11">
            <text:p>269</text:p>
          </table:table-cell>
          <table:table-cell office:value-type="string" table:style-name="ce10">
            <text:p>宜蘭縣冬山鄉廣興路193號</text:p>
          </table:table-cell>
          <table:table-cell office:value-type="string" table:style-name="ce10">
            <text:p>03 9512210</text:p>
          </table:table-cell>
          <table:table-cell office:value-type="float" office:value="325834.48499999999" table:style-name="ce11">
            <text:p>325834.485</text:p>
          </table:table-cell>
          <table:table-cell office:value-type="float" office:value="2729400.824" table:style-name="ce11">
            <text:p>2729400.824</text:p>
          </table:table-cell>
          <table:table-cell office:value-type="string" table:style-name="ce10">
            <text:p>No. 193, Guangsing Rd., Dong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二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Erjie Police Station</text:p>
          </table:table-cell>
          <table:table-cell office:value-type="float" office:value="268" table:style-name="ce11">
            <text:p>268</text:p>
          </table:table-cell>
          <table:table-cell office:value-type="string" table:style-name="ce10">
            <text:p>宜蘭縣五結鄉西河路1號</text:p>
          </table:table-cell>
          <table:table-cell office:value-type="string" table:style-name="ce10">
            <text:p>03 9653901</text:p>
          </table:table-cell>
          <table:table-cell office:value-type="float" office:value="327707.50099999999" table:style-name="ce11">
            <text:p>327707.501</text:p>
          </table:table-cell>
          <table:table-cell office:value-type="float" office:value="2733055.2179999999" table:style-name="ce11">
            <text:p>2733055.218</text:p>
          </table:table-cell>
          <table:table-cell office:value-type="string" table:style-name="ce10">
            <text:p>No. 1, Xihe Rd., Wujie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五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ujie Police Station</text:p>
          </table:table-cell>
          <table:table-cell office:value-type="float" office:value="268" table:style-name="ce11">
            <text:p>268</text:p>
          </table:table-cell>
          <table:table-cell office:value-type="string" table:style-name="ce10">
            <text:p>宜蘭縣五結鄉五結中路2段98號</text:p>
          </table:table-cell>
          <table:table-cell office:value-type="string" table:style-name="ce10">
            <text:p>03 9504381</text:p>
          </table:table-cell>
          <table:table-cell office:value-type="float" office:value="330743.027" table:style-name="ce11">
            <text:p>330743.027</text:p>
          </table:table-cell>
          <table:table-cell office:value-type="float" office:value="2731408.608" table:style-name="ce11">
            <text:p>2731408.608</text:p>
          </table:table-cell>
          <table:table-cell office:value-type="string" table:style-name="ce10">
            <text:p>No. 98, Sec. 2, Wujie Central Rd., Wujie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順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n-an Police Station</text:p>
          </table:table-cell>
          <table:table-cell office:value-type="float" office:value="269" table:style-name="ce11">
            <text:p>269</text:p>
          </table:table-cell>
          <table:table-cell office:value-type="string" table:style-name="ce10">
            <text:p>宜蘭縣冬山鄉義成路2段394號</text:p>
          </table:table-cell>
          <table:table-cell office:value-type="string" table:style-name="ce10">
            <text:p>03 9581804</text:p>
          </table:table-cell>
          <table:table-cell office:value-type="float" office:value="327354.31" table:style-name="ce11">
            <text:p>327354.31</text:p>
          </table:table-cell>
          <table:table-cell office:value-type="float" office:value="2727727.93" table:style-name="ce11">
            <text:p>2727727.93</text:p>
          </table:table-cell>
          <table:table-cell office:value-type="string" table:style-name="ce10">
            <text:p>No. 394, Sec. 2, Yicheng Rd., Dong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冬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ongshan Police Station</text:p>
          </table:table-cell>
          <table:table-cell office:value-type="float" office:value="269" table:style-name="ce11">
            <text:p>269</text:p>
          </table:table-cell>
          <table:table-cell office:value-type="string" table:style-name="ce10">
            <text:p>宜蘭縣冬山鄉冬山路98之9號</text:p>
          </table:table-cell>
          <table:table-cell office:value-type="string" table:style-name="ce10">
            <text:p>03 9591651</text:p>
          </table:table-cell>
          <table:table-cell office:value-type="float" office:value="330305.65899999999" table:style-name="ce11">
            <text:p>330305.659</text:p>
          </table:table-cell>
          <table:table-cell office:value-type="float" office:value="2725469.2930000001" table:style-name="ce11">
            <text:p>2725469.293</text:p>
          </table:table-cell>
          <table:table-cell office:value-type="string" table:style-name="ce10">
            <text:p>No. 98-9, Dongshan Rd., Dongshan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成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enggong Police Station</text:p>
          </table:table-cell>
          <table:table-cell office:value-type="float" office:value="265" table:style-name="ce11">
            <text:p>265</text:p>
          </table:table-cell>
          <table:table-cell office:value-type="string" table:style-name="ce10">
            <text:p>宜蘭縣羅東鎮興東南路46號</text:p>
          </table:table-cell>
          <table:table-cell office:value-type="string" table:style-name="ce10">
            <text:p>03 9542471</text:p>
          </table:table-cell>
          <table:table-cell office:value-type="float" office:value="328011.27" table:style-name="ce11">
            <text:p>328011.27</text:p>
          </table:table-cell>
          <table:table-cell office:value-type="float" office:value="2729403.4649999999" table:style-name="ce11">
            <text:p>2729403.465</text:p>
          </table:table-cell>
          <table:table-cell office:value-type="string" table:style-name="ce10">
            <text:p>No. 46, Xingdong S. Rd., Luod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開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iluo Police Station</text:p>
          </table:table-cell>
          <table:table-cell office:value-type="float" office:value="265" table:style-name="ce11">
            <text:p>265</text:p>
          </table:table-cell>
          <table:table-cell office:value-type="string" table:style-name="ce10">
            <text:p>宜蘭縣羅東鎮南昌東街1號</text:p>
          </table:table-cell>
          <table:table-cell office:value-type="string" table:style-name="ce10">
            <text:p>03 9542121</text:p>
          </table:table-cell>
          <table:table-cell office:value-type="float" office:value="328675.022" table:style-name="ce11">
            <text:p>328675.022</text:p>
          </table:table-cell>
          <table:table-cell office:value-type="float" office:value="2729646.8689999999" table:style-name="ce11">
            <text:p>2729646.869</text:p>
          </table:table-cell>
          <table:table-cell office:value-type="string" table:style-name="ce10">
            <text:p>No. 1, Nanchang E. St., Luod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公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jheng Police Station</text:p>
          </table:table-cell>
          <table:table-cell office:value-type="float" office:value="265" table:style-name="ce11">
            <text:p>265</text:p>
          </table:table-cell>
          <table:table-cell office:value-type="string" table:style-name="ce10">
            <text:p>宜蘭縣羅東鎮公正路159號</text:p>
          </table:table-cell>
          <table:table-cell office:value-type="string" table:style-name="ce10">
            <text:p>03 9542029</text:p>
          </table:table-cell>
          <table:table-cell office:value-type="float" office:value="327868.07459999999" table:style-name="ce11">
            <text:p>327868.0746</text:p>
          </table:table-cell>
          <table:table-cell office:value-type="float" office:value="2730386.665" table:style-name="ce11">
            <text:p>2730386.665</text:p>
          </table:table-cell>
          <table:table-cell office:value-type="string" table:style-name="ce10">
            <text:p>No. 159, Gongjheng Rd., Luodong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3">
            <text:p>蘇澳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Suao Police Precinct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中山路1段252號</text:p>
          </table:table-cell>
          <table:table-cell office:value-type="string" table:style-name="ce10">
            <text:p>03 9951356</text:p>
          </table:table-cell>
          <table:table-cell office:value-type="float" office:value="335554.79" table:style-name="ce11">
            <text:p>335554.79</text:p>
          </table:table-cell>
          <table:table-cell office:value-type="float" office:value="2721279.65" table:style-name="ce11">
            <text:p>2721279.65</text:p>
          </table:table-cell>
          <table:table-cell office:value-type="string" table:style-name="ce10">
            <text:p>No. 252, Sec. 1, Zhongshan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蘇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uao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中山路1段252號</text:p>
          </table:table-cell>
          <table:table-cell office:value-type="string" table:style-name="ce10">
            <text:p>03 9962126</text:p>
          </table:table-cell>
          <table:table-cell office:value-type="float" office:value="335554.79" table:style-name="ce11">
            <text:p>335554.79</text:p>
          </table:table-cell>
          <table:table-cell office:value-type="float" office:value="2721279.65" table:style-name="ce11">
            <text:p>2721279.65</text:p>
          </table:table-cell>
          <table:table-cell office:value-type="string" table:style-name="ce10">
            <text:p>No. 252, Sec. 1, Zhongshan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澳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ohua Police Station</text:p>
          </table:table-cell>
          <table:table-cell office:value-type="float" office:value="272" table:style-name="ce11">
            <text:p>272</text:p>
          </table:table-cell>
          <table:table-cell office:value-type="string" table:style-name="ce10">
            <text:p>宜蘭縣南澳鄉中央路50號</text:p>
          </table:table-cell>
          <table:table-cell office:value-type="string" table:style-name="ce10">
            <text:p>03 9985152</text:p>
          </table:table-cell>
          <table:table-cell office:value-type="float" office:value="325042.89449999999" table:style-name="ce11">
            <text:p>325042.8945</text:p>
          </table:table-cell>
          <table:table-cell office:value-type="float" office:value="2691738.6669999999" table:style-name="ce11">
            <text:p>2691738.667</text:p>
          </table:table-cell>
          <table:table-cell office:value-type="string" table:style-name="ce10">
            <text:p>No. 50, Zhongyang Rd., Nan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武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ta Police Station</text:p>
          </table:table-cell>
          <table:table-cell office:value-type="float" office:value="272" table:style-name="ce11">
            <text:p>272</text:p>
          </table:table-cell>
          <table:table-cell office:value-type="string" table:style-name="ce10">
            <text:p>宜蘭縣南澳鄉新溪路5號</text:p>
          </table:table-cell>
          <table:table-cell office:value-type="string" table:style-name="ce10">
            <text:p>03 9981902</text:p>
          </table:table-cell>
          <table:table-cell office:value-type="float" office:value="328801.26" table:style-name="ce11">
            <text:p>328801.26</text:p>
          </table:table-cell>
          <table:table-cell office:value-type="float" office:value="2705015.38" table:style-name="ce11">
            <text:p>2705015.38</text:p>
          </table:table-cell>
          <table:table-cell office:value-type="string" table:style-name="ce10">
            <text:p>No. 5, Xinxi Rd., Nan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碧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ihou Police Station</text:p>
          </table:table-cell>
          <table:table-cell office:value-type="float" office:value="272" table:style-name="ce11">
            <text:p>272</text:p>
          </table:table-cell>
          <table:table-cell office:value-type="string" table:style-name="ce10">
            <text:p>宜蘭縣南澳鄉信義路陽明巷78號</text:p>
          </table:table-cell>
          <table:table-cell office:value-type="string" table:style-name="ce10">
            <text:p>03 9981903</text:p>
          </table:table-cell>
          <table:table-cell office:value-type="float" office:value="329730.03999999998" table:style-name="ce11">
            <text:p>329730.04</text:p>
          </table:table-cell>
          <table:table-cell office:value-type="float" office:value="2707874.23" table:style-name="ce11">
            <text:p>2707874.23</text:p>
          </table:table-cell>
          <table:table-cell office:value-type="string" table:style-name="ce10">
            <text:p>No. 78, Yangming Ln., Xinyi Rd., Nan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東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-ao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南澳鄉蘇花路3段161號</text:p>
          </table:table-cell>
          <table:table-cell office:value-type="string" table:style-name="ce10">
            <text:p>03 9986080</text:p>
          </table:table-cell>
          <table:table-cell office:value-type="float" office:value="334297.59399999998" table:style-name="ce11">
            <text:p>334297.594</text:p>
          </table:table-cell>
          <table:table-cell office:value-type="float" office:value="2712823.7549999999" table:style-name="ce11">
            <text:p>2712823.755</text:p>
          </table:table-cell>
          <table:table-cell office:value-type="string" table:style-name="ce10">
            <text:p>No. 161, Sec. 3, Suhua Rd., Nan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南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Nanao Police Station</text:p>
          </table:table-cell>
          <table:table-cell office:value-type="float" office:value="272" table:style-name="ce11">
            <text:p>272</text:p>
          </table:table-cell>
          <table:table-cell office:value-type="string" table:style-name="ce10">
            <text:p>宜蘭縣南澳鄉蘇花路2段373號</text:p>
          </table:table-cell>
          <table:table-cell office:value-type="string" table:style-name="ce10">
            <text:p>03 9981120</text:p>
          </table:table-cell>
          <table:table-cell office:value-type="float" office:value="331427.27299999999" table:style-name="ce11">
            <text:p>331427.273</text:p>
          </table:table-cell>
          <table:table-cell office:value-type="float" office:value="2706855.8859999999" table:style-name="ce11">
            <text:p>2706855.886</text:p>
          </table:table-cell>
          <table:table-cell office:value-type="string" table:style-name="ce10">
            <text:p>No. 373, Sec. 2, Suhua Rd., Nan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南方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fang-ao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漁港路84號</text:p>
          </table:table-cell>
          <table:table-cell office:value-type="string" table:style-name="ce10">
            <text:p>03 9963580</text:p>
          </table:table-cell>
          <table:table-cell office:value-type="float" office:value="337721.46" table:style-name="ce11">
            <text:p>337721.46</text:p>
          </table:table-cell>
          <table:table-cell office:value-type="float" office:value="2719795.55" table:style-name="ce11">
            <text:p>2719795.55</text:p>
          </table:table-cell>
          <table:table-cell office:value-type="string" table:style-name="ce10">
            <text:p>No. 84, Yugang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馬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sai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隘丁路12號</text:p>
          </table:table-cell>
          <table:table-cell office:value-type="string" table:style-name="ce10">
            <text:p>03 9902604</text:p>
          </table:table-cell>
          <table:table-cell office:value-type="float" office:value="334541.99" table:style-name="ce11">
            <text:p>334541.99</text:p>
          </table:table-cell>
          <table:table-cell office:value-type="float" office:value="2723732.5" table:style-name="ce11">
            <text:p>2723732.5</text:p>
          </table:table-cell>
          <table:table-cell office:value-type="string" table:style-name="ce10">
            <text:p>No. 12, Aiding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新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cheng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中山路2段493號</text:p>
          </table:table-cell>
          <table:table-cell office:value-type="string" table:style-name="ce10">
            <text:p>03 9969827</text:p>
          </table:table-cell>
          <table:table-cell office:value-type="float" office:value="332355.92340000003" table:style-name="ce11">
            <text:p>332355.9234</text:p>
          </table:table-cell>
          <table:table-cell office:value-type="float" office:value="2723354.17" table:style-name="ce11">
            <text:p>2723354.17</text:p>
          </table:table-cell>
          <table:table-cell office:value-type="string" table:style-name="ce10">
            <text:p>No. 493, Sec. 2, Zhongshan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宜蘭縣</text:p>
          </table:table-cell>
          <table:table-cell office:value-type="string" table:style-name="ce10">
            <text:p>港邊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bian Police Station</text:p>
          </table:table-cell>
          <table:table-cell office:value-type="float" office:value="270" table:style-name="ce11">
            <text:p>270</text:p>
          </table:table-cell>
          <table:table-cell office:value-type="string" table:style-name="ce10">
            <text:p>宜蘭縣蘇澳鎮蘇濱路1段195號</text:p>
          </table:table-cell>
          <table:table-cell office:value-type="string" table:style-name="ce10">
            <text:p>03 9905608</text:p>
          </table:table-cell>
          <table:table-cell office:value-type="float" office:value="336320.49" table:style-name="ce11">
            <text:p>336320.49</text:p>
          </table:table-cell>
          <table:table-cell office:value-type="float" office:value="2723052.66" table:style-name="ce11">
            <text:p>2723052.66</text:p>
          </table:table-cell>
          <table:table-cell office:value-type="string" table:style-name="ce10">
            <text:p>No. 195, Sec. 1, Subin Rd., Su’ao Township, Yila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2">
            <text:p>花蓮縣警察局</text:p>
          </table:table-cell>
          <table:table-cell table:style-name="ce10"/>
          <table:table-cell office:value-type="string" table:style-name="ce10">
            <text:p>Hualien County Police Department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府前路21號</text:p>
          </table:table-cell>
          <table:table-cell office:value-type="string" table:style-name="ce10">
            <text:p>03 8224138</text:p>
          </table:table-cell>
          <table:table-cell office:value-type="float" office:value="313101.10320000001" table:style-name="ce11">
            <text:p>313101.1032</text:p>
          </table:table-cell>
          <table:table-cell office:value-type="float" office:value="2654408.665" table:style-name="ce11">
            <text:p>2654408.665</text:p>
          </table:table-cell>
          <table:table-cell office:value-type="string" table:style-name="ce10">
            <text:p>No. 21, Fuqian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3">
            <text:p>花蓮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Hualien Police Precinct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軒轅路32號</text:p>
          </table:table-cell>
          <table:table-cell office:value-type="string" table:style-name="ce10">
            <text:p>03 8354008</text:p>
          </table:table-cell>
          <table:table-cell office:value-type="float" office:value="312289.61239999998" table:style-name="ce11">
            <text:p>312289.6124</text:p>
          </table:table-cell>
          <table:table-cell office:value-type="float" office:value="2652517.0240000002" table:style-name="ce11">
            <text:p>2652517.024</text:p>
          </table:table-cell>
          <table:table-cell office:value-type="string" table:style-name="ce10">
            <text:p>No. 32, Xuanyuan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軒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yuanyuan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軒轅路32號</text:p>
          </table:table-cell>
          <table:table-cell office:value-type="string" table:style-name="ce10">
            <text:p>03 8328344</text:p>
          </table:table-cell>
          <table:table-cell office:value-type="float" office:value="312289.61239999998" table:style-name="ce11">
            <text:p>312289.6124</text:p>
          </table:table-cell>
          <table:table-cell office:value-type="float" office:value="2652517.0240000002" table:style-name="ce11">
            <text:p>2652517.024</text:p>
          </table:table-cell>
          <table:table-cell office:value-type="string" table:style-name="ce10">
            <text:p>No. 32, Xuanyuan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民意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inyi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府前路518號</text:p>
          </table:table-cell>
          <table:table-cell office:value-type="string" table:style-name="ce10">
            <text:p>03 8227827</text:p>
          </table:table-cell>
          <table:table-cell office:value-type="float" office:value="313107.06569999998" table:style-name="ce11">
            <text:p>313107.0657</text:p>
          </table:table-cell>
          <table:table-cell office:value-type="float" office:value="2655283.2059999998" table:style-name="ce11">
            <text:p>2655283.206</text:p>
          </table:table-cell>
          <table:table-cell office:value-type="string" table:style-name="ce10">
            <text:p>No. 518, Fuqian Rd.,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美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lun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民權路209號</text:p>
          </table:table-cell>
          <table:table-cell office:value-type="string" table:style-name="ce10">
            <text:p>03 8228341</text:p>
          </table:table-cell>
          <table:table-cell office:value-type="float" office:value="314246.86129999999" table:style-name="ce11">
            <text:p>314246.8613</text:p>
          </table:table-cell>
          <table:table-cell office:value-type="float" office:value="2654597.165" table:style-name="ce11">
            <text:p>2654597.165</text:p>
          </table:table-cell>
          <table:table-cell office:value-type="string" table:style-name="ce10">
            <text:p>No. 209, Minquan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豐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chuan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國民八街15號</text:p>
          </table:table-cell>
          <table:table-cell office:value-type="string" table:style-name="ce10">
            <text:p>03 8357871</text:p>
          </table:table-cell>
          <table:table-cell office:value-type="float" office:value="311507.4817" table:style-name="ce11">
            <text:p>311507.4817</text:p>
          </table:table-cell>
          <table:table-cell office:value-type="float" office:value="2654402.548" table:style-name="ce11">
            <text:p>2654402.548</text:p>
          </table:table-cell>
          <table:table-cell office:value-type="string" table:style-name="ce10">
            <text:p>No. 15, Guomin 8th St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中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hua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中華路300號</text:p>
          </table:table-cell>
          <table:table-cell office:value-type="string" table:style-name="ce10">
            <text:p>03 8328342</text:p>
          </table:table-cell>
          <table:table-cell office:value-type="float" office:value="310903.3897" table:style-name="ce11">
            <text:p>310903.3897</text:p>
          </table:table-cell>
          <table:table-cell office:value-type="float" office:value="2652409.8790000002" table:style-name="ce11">
            <text:p>2652409.879</text:p>
          </table:table-cell>
          <table:table-cell office:value-type="string" table:style-name="ce10">
            <text:p>No. 300, Zhonghua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中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jheng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中正路448號</text:p>
          </table:table-cell>
          <table:table-cell office:value-type="string" table:style-name="ce10">
            <text:p>03 8326822</text:p>
          </table:table-cell>
          <table:table-cell office:value-type="float" office:value="311572.84029999998" table:style-name="ce11">
            <text:p>311572.8403</text:p>
          </table:table-cell>
          <table:table-cell office:value-type="float" office:value="2652429.594" table:style-name="ce11">
            <text:p>2652429.594</text:p>
          </table:table-cell>
          <table:table-cell office:value-type="string" table:style-name="ce10">
            <text:p>No. 448, Zhongzheng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中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gshan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林森路232號</text:p>
          </table:table-cell>
          <table:table-cell office:value-type="string" table:style-name="ce10">
            <text:p>03 8328343</text:p>
          </table:table-cell>
          <table:table-cell office:value-type="float" office:value="311614.68300000002" table:style-name="ce11">
            <text:p>311614.683</text:p>
          </table:table-cell>
          <table:table-cell office:value-type="float" office:value="2653085.977" table:style-name="ce11">
            <text:p>2653085.977</text:p>
          </table:table-cell>
          <table:table-cell office:value-type="string" table:style-name="ce10">
            <text:p>No. 232, Linsen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自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ihciang Police Station</text:p>
          </table:table-cell>
          <table:table-cell office:value-type="float" office:value="970" table:style-name="ce11">
            <text:p>970</text:p>
          </table:table-cell>
          <table:table-cell office:value-type="string" table:style-name="ce10">
            <text:p>花蓮縣花蓮市中央路3段840號</text:p>
          </table:table-cell>
          <table:table-cell office:value-type="string" table:style-name="ce10">
            <text:p>03 8569374</text:p>
          </table:table-cell>
          <table:table-cell office:value-type="float" office:value="310273.29320000001" table:style-name="ce11">
            <text:p>310273.2932</text:p>
          </table:table-cell>
          <table:table-cell office:value-type="float" office:value="2654393.8790000002" table:style-name="ce11">
            <text:p>2654393.879</text:p>
          </table:table-cell>
          <table:table-cell office:value-type="string" table:style-name="ce10">
            <text:p>No. 840, Sec. 3, Zhongyang Rd., Hualien City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3">
            <text:p>吉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’an Police Precinct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中正路1段38號</text:p>
          </table:table-cell>
          <table:table-cell office:value-type="string" table:style-name="ce10">
            <text:p>03 8531701</text:p>
          </table:table-cell>
          <table:table-cell office:value-type="float" office:value="310364.29989999998" table:style-name="ce11">
            <text:p>310364.2999</text:p>
          </table:table-cell>
          <table:table-cell office:value-type="float" office:value="2651596.5750000002" table:style-name="ce11">
            <text:p>2651596.575</text:p>
          </table:table-cell>
          <table:table-cell office:value-type="string" table:style-name="ce10">
            <text:p>No. 38, Sec. 1, Zhongzheng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月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emei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月眉村7鄰月眉3段42號</text:p>
          </table:table-cell>
          <table:table-cell office:value-type="string" table:style-name="ce10">
            <text:p>03 8631001</text:p>
          </table:table-cell>
          <table:table-cell office:value-type="float" office:value="306560.62520000001" table:style-name="ce11">
            <text:p>306560.6252</text:p>
          </table:table-cell>
          <table:table-cell office:value-type="float" office:value="2640568.6979999999" table:style-name="ce11">
            <text:p>2640568.698</text:p>
          </table:table-cell>
          <table:table-cell office:value-type="string" table:style-name="ce10">
            <text:p>No. 42, Yuemei Sec. 3, Yuemei Vil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池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ihnan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池南路2段13號</text:p>
          </table:table-cell>
          <table:table-cell office:value-type="string" table:style-name="ce10">
            <text:p>03 8641280</text:p>
          </table:table-cell>
          <table:table-cell office:value-type="float" office:value="301528.66649999999" table:style-name="ce11">
            <text:p>301528.6665</text:p>
          </table:table-cell>
          <table:table-cell office:value-type="float" office:value="2646354.33" table:style-name="ce11">
            <text:p>2646354.33</text:p>
          </table:table-cell>
          <table:table-cell office:value-type="string" table:style-name="ce10">
            <text:p>No. 13, Sec. 2, Chinan Rd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鹽寮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anliao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鹽寮村鹽寮129號</text:p>
          </table:table-cell>
          <table:table-cell office:value-type="string" table:style-name="ce10">
            <text:p>03 8671200</text:p>
          </table:table-cell>
          <table:table-cell office:value-type="float" office:value="310921" table:style-name="ce11">
            <text:p>310921</text:p>
          </table:table-cell>
          <table:table-cell office:value-type="float" office:value="2640786" table:style-name="ce11">
            <text:p>2640786</text:p>
          </table:table-cell>
          <table:table-cell office:value-type="string" table:style-name="ce10">
            <text:p>No. 129, Yanliao, Yanliao Vil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水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eiyua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水源村9鄰水源109號</text:p>
          </table:table-cell>
          <table:table-cell office:value-type="string" table:style-name="ce10">
            <text:p>03 8572083</text:p>
          </table:table-cell>
          <table:table-cell office:value-type="float" office:value="306580.00650000002" table:style-name="ce11">
            <text:p>306580.0065</text:p>
          </table:table-cell>
          <table:table-cell office:value-type="float" office:value="2655473.6979999999" table:style-name="ce11">
            <text:p>2655473.698</text:p>
          </table:table-cell>
          <table:table-cell office:value-type="string" table:style-name="ce10">
            <text:p>No. 109, Shuiyuan, Shuiyuan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銅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me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銅門村9鄰銅門65號</text:p>
          </table:table-cell>
          <table:table-cell office:value-type="string" table:style-name="ce10">
            <text:p>03 8641051</text:p>
          </table:table-cell>
          <table:table-cell office:value-type="float" office:value="300317.98499999999" table:style-name="ce11">
            <text:p>300317.985</text:p>
          </table:table-cell>
          <table:table-cell office:value-type="float" office:value="2651267.4759999998" table:style-name="ce11">
            <text:p>2651267.476</text:p>
          </table:table-cell>
          <table:table-cell office:value-type="string" table:style-name="ce10">
            <text:p>No. 65, Tongmen, Tongmen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北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chang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壽昌街6號</text:p>
          </table:table-cell>
          <table:table-cell office:value-type="string" table:style-name="ce10">
            <text:p>03 8569376</text:p>
          </table:table-cell>
          <table:table-cell office:value-type="float" office:value="310238.53580000001" table:style-name="ce11">
            <text:p>310238.5358</text:p>
          </table:table-cell>
          <table:table-cell office:value-type="float" office:value="2653828.8530000001" table:style-name="ce11">
            <text:p>2653828.853</text:p>
          </table:table-cell>
          <table:table-cell office:value-type="string" table:style-name="ce10">
            <text:p>No. 6, Shouchang St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志學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ihsyue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中山路2段238號</text:p>
          </table:table-cell>
          <table:table-cell office:value-type="string" table:style-name="ce10">
            <text:p>03 8661282</text:p>
          </table:table-cell>
          <table:table-cell office:value-type="float" office:value="303992.2389" table:style-name="ce11">
            <text:p>303992.2389</text:p>
          </table:table-cell>
          <table:table-cell office:value-type="float" office:value="2644816.861" table:style-name="ce11">
            <text:p>2644816.861</text:p>
          </table:table-cell>
          <table:table-cell office:value-type="string" table:style-name="ce10">
            <text:p>No. 238, Sec. 2, Zhongshan Rd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太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chang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吉安路1段37號</text:p>
          </table:table-cell>
          <table:table-cell office:value-type="string" table:style-name="ce10">
            <text:p>03 8569425</text:p>
          </table:table-cell>
          <table:table-cell office:value-type="float" office:value="308524.74479999999" table:style-name="ce11">
            <text:p>308524.7448</text:p>
          </table:table-cell>
          <table:table-cell office:value-type="float" office:value="2654209.0639999998" table:style-name="ce11">
            <text:p>2654209.064</text:p>
          </table:table-cell>
          <table:table-cell office:value-type="string" table:style-name="ce10">
            <text:p>No. 37, Sec. 1, Ji’an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吉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’an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吉安村吉安路2段122號</text:p>
          </table:table-cell>
          <table:table-cell office:value-type="string" table:style-name="ce10">
            <text:p>03 8525894</text:p>
          </table:table-cell>
          <table:table-cell office:value-type="float" office:value="307336.67570000002" table:style-name="ce11">
            <text:p>307336.6757</text:p>
          </table:table-cell>
          <table:table-cell office:value-type="float" office:value="2652198.324" table:style-name="ce11">
            <text:p>2652198.324</text:p>
          </table:table-cell>
          <table:table-cell office:value-type="string" table:style-name="ce10">
            <text:p>No. 122, Sec. 2, Ji’an Rd., Ji’an Vil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水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eilian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水璉村3鄰水璉一街53號</text:p>
          </table:table-cell>
          <table:table-cell office:value-type="string" table:style-name="ce10">
            <text:p>03 8601011</text:p>
          </table:table-cell>
          <table:table-cell office:value-type="float" office:value="307552.1753" table:style-name="ce11">
            <text:p>307552.1753</text:p>
          </table:table-cell>
          <table:table-cell office:value-type="float" office:value="2631165.6880000001" table:style-name="ce11">
            <text:p>2631165.688</text:p>
          </table:table-cell>
          <table:table-cell office:value-type="string" table:style-name="ce10">
            <text:p>No. 53, Shuilian 1st St., Shuilian Vil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仁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Renli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中正路1段38號</text:p>
          </table:table-cell>
          <table:table-cell office:value-type="string" table:style-name="ce10">
            <text:p>03 8527894</text:p>
          </table:table-cell>
          <table:table-cell office:value-type="float" office:value="310364.29989999998" table:style-name="ce11">
            <text:p>310364.2999</text:p>
          </table:table-cell>
          <table:table-cell office:value-type="float" office:value="2651596.5750000002" table:style-name="ce11">
            <text:p>2651596.575</text:p>
          </table:table-cell>
          <table:table-cell office:value-type="string" table:style-name="ce10">
            <text:p>No. 38, Sec. 1, Zhongzheng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稻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osiang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稻香路62號</text:p>
          </table:table-cell>
          <table:table-cell office:value-type="string" table:style-name="ce10">
            <text:p>03 8521340</text:p>
          </table:table-cell>
          <table:table-cell office:value-type="float" office:value="307982.58470000001" table:style-name="ce11">
            <text:p>307982.5847</text:p>
          </table:table-cell>
          <table:table-cell office:value-type="float" office:value="2651068.0750000002" table:style-name="ce11">
            <text:p>2651068.075</text:p>
          </table:table-cell>
          <table:table-cell office:value-type="string" table:style-name="ce10">
            <text:p>No. 62, Daoxiang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豐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tian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豐山街1號</text:p>
          </table:table-cell>
          <table:table-cell office:value-type="string" table:style-name="ce10">
            <text:p>03 8651486</text:p>
          </table:table-cell>
          <table:table-cell office:value-type="float" office:value="300347.50520000001" table:style-name="ce11">
            <text:p>300347.5052</text:p>
          </table:table-cell>
          <table:table-cell office:value-type="float" office:value="2638333.017" table:style-name="ce11">
            <text:p>2638333.017</text:p>
          </table:table-cell>
          <table:table-cell office:value-type="string" table:style-name="ce10">
            <text:p>No. 1, Fengshan St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南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hua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吉安路6段351巷10號</text:p>
          </table:table-cell>
          <table:table-cell office:value-type="string" table:style-name="ce10">
            <text:p>03 8521672</text:p>
          </table:table-cell>
          <table:table-cell office:value-type="float" office:value="305429.22169999999" table:style-name="ce11">
            <text:p>305429.2217</text:p>
          </table:table-cell>
          <table:table-cell office:value-type="float" office:value="2648761.4959999998" table:style-name="ce11">
            <text:p>2648761.496</text:p>
          </table:table-cell>
          <table:table-cell office:value-type="string" table:style-name="ce10">
            <text:p>No. 10, Ln. 351, Sec. 6, Ji’an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壽豐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oufong Police Station</text:p>
          </table:table-cell>
          <table:table-cell office:value-type="float" office:value="974" table:style-name="ce11">
            <text:p>974</text:p>
          </table:table-cell>
          <table:table-cell office:value-type="string" table:style-name="ce10">
            <text:p>花蓮縣壽豐鄉壽山路22號</text:p>
          </table:table-cell>
          <table:table-cell office:value-type="string" table:style-name="ce10">
            <text:p>03 8651337</text:p>
          </table:table-cell>
          <table:table-cell office:value-type="float" office:value="301875.8749" table:style-name="ce11">
            <text:p>301875.8749</text:p>
          </table:table-cell>
          <table:table-cell office:value-type="float" office:value="2640717.75" table:style-name="ce11">
            <text:p>2640717.75</text:p>
          </table:table-cell>
          <table:table-cell office:value-type="string" table:style-name="ce10">
            <text:p>No. 22, Shoushan Rd., Shouf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光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hua Police Station</text:p>
          </table:table-cell>
          <table:table-cell office:value-type="float" office:value="973" table:style-name="ce11">
            <text:p>973</text:p>
          </table:table-cell>
          <table:table-cell office:value-type="string" table:style-name="ce10">
            <text:p>花蓮縣吉安鄉南濱路1段459號</text:p>
          </table:table-cell>
          <table:table-cell office:value-type="string" table:style-name="ce10">
            <text:p>03 8423135</text:p>
          </table:table-cell>
          <table:table-cell office:value-type="float" office:value="310733.69799999997" table:style-name="ce11">
            <text:p>310733.698</text:p>
          </table:table-cell>
          <table:table-cell office:value-type="float" office:value="2648880.2999999998" table:style-name="ce11">
            <text:p>2648880.3</text:p>
          </table:table-cell>
          <table:table-cell office:value-type="string" table:style-name="ce10">
            <text:p>No. 459, Sec. 1, Nanbin Rd., Ji’a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3">
            <text:p>新城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Xincheng Police Precinct</text:p>
          </table:table-cell>
          <table:table-cell office:value-type="float" office:value="971" table:style-name="ce11">
            <text:p>971</text:p>
          </table:table-cell>
          <table:table-cell office:value-type="string" table:style-name="ce10">
            <text:p>花蓮縣新城鄉中山路59號</text:p>
          </table:table-cell>
          <table:table-cell office:value-type="string" table:style-name="ce10">
            <text:p>03 8611204</text:p>
          </table:table-cell>
          <table:table-cell office:value-type="float" office:value="316403.27130000002" table:style-name="ce11">
            <text:p>316403.2713</text:p>
          </table:table-cell>
          <table:table-cell office:value-type="float" office:value="2669234.6320000002" table:style-name="ce11">
            <text:p>2669234.632</text:p>
          </table:table-cell>
          <table:table-cell office:value-type="string" table:style-name="ce10">
            <text:p>No. 59, Zhongshan Rd., Xinch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和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ping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和平村121號</text:p>
          </table:table-cell>
          <table:table-cell office:value-type="string" table:style-name="ce10">
            <text:p>03 8681034</text:p>
          </table:table-cell>
          <table:table-cell office:value-type="float" office:value="325984.64000000001" table:style-name="ce11">
            <text:p>325984.64</text:p>
          </table:table-cell>
          <table:table-cell office:value-type="float" office:value="2689413.77" table:style-name="ce11">
            <text:p>2689413.77</text:p>
          </table:table-cell>
          <table:table-cell office:value-type="string" table:style-name="ce10">
            <text:p>No. 121, Heping, Heping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崇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ongde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崇德村6鄰崇德82號</text:p>
          </table:table-cell>
          <table:table-cell office:value-type="string" table:style-name="ce10">
            <text:p>03 8621043</text:p>
          </table:table-cell>
          <table:table-cell office:value-type="float" office:value="316258.2954" table:style-name="ce11">
            <text:p>316258.2954</text:p>
          </table:table-cell>
          <table:table-cell office:value-type="float" office:value="2673182.3139999998" table:style-name="ce11">
            <text:p>2673182.314</text:p>
          </table:table-cell>
          <table:table-cell office:value-type="string" table:style-name="ce10">
            <text:p>No. 82, Chongde, Chongde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富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shih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富世村8鄰富世135號</text:p>
          </table:table-cell>
          <table:table-cell office:value-type="string" table:style-name="ce10">
            <text:p>03 8611344</text:p>
          </table:table-cell>
          <table:table-cell office:value-type="float" office:value="313885.29070000001" table:style-name="ce11">
            <text:p>313885.2907</text:p>
          </table:table-cell>
          <table:table-cell office:value-type="float" office:value="2671563.9010000001" table:style-name="ce11">
            <text:p>2671563.901</text:p>
          </table:table-cell>
          <table:table-cell office:value-type="string" table:style-name="ce10">
            <text:p>No. 135, Fushi, Fushi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天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ansiang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富世村13鄰天祥22之1號</text:p>
          </table:table-cell>
          <table:table-cell office:value-type="string" table:style-name="ce10">
            <text:p>03 8691139</text:p>
          </table:table-cell>
          <table:table-cell office:value-type="float" office:value="300229.891" table:style-name="ce11">
            <text:p>300229.891</text:p>
          </table:table-cell>
          <table:table-cell office:value-type="float" office:value="2675466.5290000001" table:style-name="ce11">
            <text:p>2675466.529</text:p>
          </table:table-cell>
          <table:table-cell office:value-type="string" table:style-name="ce10">
            <text:p>No. 22-1, Tianxiang, Fushi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合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ehua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富世村19鄰關原20之1號</text:p>
          </table:table-cell>
          <table:table-cell office:value-type="string" table:style-name="ce10">
            <text:p>042 5991114</text:p>
          </table:table-cell>
          <table:table-cell office:value-type="float" office:value="284429.33199999999" table:style-name="ce11">
            <text:p>284429.332</text:p>
          </table:table-cell>
          <table:table-cell office:value-type="float" office:value="2675699.398" table:style-name="ce11">
            <text:p>2675699.398</text:p>
          </table:table-cell>
          <table:table-cell office:value-type="string" table:style-name="ce10">
            <text:p>No. 20-1, Guanyuan, Fushi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秀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iouli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秀林村12鄰秀林路69號</text:p>
          </table:table-cell>
          <table:table-cell office:value-type="string" table:style-name="ce10">
            <text:p>03 8611090</text:p>
          </table:table-cell>
          <table:table-cell office:value-type="float" office:value="313452.29139999999" table:style-name="ce11">
            <text:p>313452.2914</text:p>
          </table:table-cell>
          <table:table-cell office:value-type="float" office:value="2668287.3119999999" table:style-name="ce11">
            <text:p>2668287.312</text:p>
          </table:table-cell>
          <table:table-cell office:value-type="string" table:style-name="ce10">
            <text:p>No. 69, Xiulin, Xiulin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加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wa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景美村7鄰加灣128之6號</text:p>
          </table:table-cell>
          <table:table-cell office:value-type="string" table:style-name="ce10">
            <text:p>03 8260769</text:p>
          </table:table-cell>
          <table:table-cell office:value-type="float" office:value="311915.78090000001" table:style-name="ce11">
            <text:p>311915.7809</text:p>
          </table:table-cell>
          <table:table-cell office:value-type="float" office:value="2664234.7769999998" table:style-name="ce11">
            <text:p>2664234.777</text:p>
          </table:table-cell>
          <table:table-cell office:value-type="string" table:style-name="ce10">
            <text:p>No. 128-6, Jiawan, Jingmei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佳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min Police Station</text:p>
          </table:table-cell>
          <table:table-cell office:value-type="float" office:value="972" table:style-name="ce11">
            <text:p>972</text:p>
          </table:table-cell>
          <table:table-cell office:value-type="string" table:style-name="ce10">
            <text:p>花蓮縣秀林鄉佳民村8鄰佳民123號</text:p>
          </table:table-cell>
          <table:table-cell office:value-type="string" table:style-name="ce10">
            <text:p>03 8263274</text:p>
          </table:table-cell>
          <table:table-cell office:value-type="float" office:value="311005.25829999999" table:style-name="ce11">
            <text:p>311005.2583</text:p>
          </table:table-cell>
          <table:table-cell office:value-type="float" office:value="2661149.608" table:style-name="ce11">
            <text:p>2661149.608</text:p>
          </table:table-cell>
          <table:table-cell office:value-type="string" table:style-name="ce10">
            <text:p>No. 123, Jiamin, Jiamin Vil., Xiu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新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Xincheng Police Station</text:p>
          </table:table-cell>
          <table:table-cell office:value-type="float" office:value="971" table:style-name="ce11">
            <text:p>971</text:p>
          </table:table-cell>
          <table:table-cell office:value-type="string" table:style-name="ce10">
            <text:p>花蓮縣新城鄉中山路59號</text:p>
          </table:table-cell>
          <table:table-cell office:value-type="string" table:style-name="ce10">
            <text:p>03 8611004</text:p>
          </table:table-cell>
          <table:table-cell office:value-type="float" office:value="316403.27130000002" table:style-name="ce11">
            <text:p>316403.2713</text:p>
          </table:table-cell>
          <table:table-cell office:value-type="float" office:value="2669234.6320000002" table:style-name="ce11">
            <text:p>2669234.632</text:p>
          </table:table-cell>
          <table:table-cell office:value-type="string" table:style-name="ce10">
            <text:p>No. 59, Zhongshan Rd., Xincheng Township, Hualien County, Taiwan (R.O.C.)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花蓮縣</text:p>
          </table:table-cell>
          <table:table-cell office:value-type="string" table:style-name="ce10">
            <text:p>北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eipu Police Station</text:p>
          </table:table-cell>
          <table:table-cell office:value-type="float" office:value="971" table:style-name="ce11">
            <text:p>971</text:p>
          </table:table-cell>
          <table:table-cell office:value-type="string" table:style-name="ce16">
            <text:p>花蓮縣新城鄉北埔路271號</text:p>
            <text:p>(臨時駐地：花蓮縣新城鄉北埔村北埔路145號1樓)</text:p>
          </table:table-cell>
          <table:table-cell office:value-type="string" table:style-name="ce10">
            <text:p>03 8262484</text:p>
          </table:table-cell>
          <table:table-cell office:value-type="float" office:value="311504.06099999999" table:style-name="ce11">
            <text:p>311504.061</text:p>
          </table:table-cell>
          <table:table-cell office:value-type="float" office:value="2658616.9190000002" table:style-name="ce11">
            <text:p>2658616.919</text:p>
          </table:table-cell>
          <table:table-cell office:value-type="string" table:style-name="ce10">
            <text:p>No. 145, Beipu Rd., Xincheng Township, Hualien County 971 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嘉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li Police Station</text:p>
          </table:table-cell>
          <table:table-cell office:value-type="float" office:value="971" table:style-name="ce11">
            <text:p>971</text:p>
          </table:table-cell>
          <table:table-cell office:value-type="string" table:style-name="ce10">
            <text:p>花蓮縣新城鄉嘉里三街47號</text:p>
          </table:table-cell>
          <table:table-cell office:value-type="string" table:style-name="ce10">
            <text:p>03 8264135</text:p>
          </table:table-cell>
          <table:table-cell office:value-type="float" office:value="311759.06160000002" table:style-name="ce11">
            <text:p>311759.0616</text:p>
          </table:table-cell>
          <table:table-cell office:value-type="float" office:value="2656981.2570000002" table:style-name="ce11">
            <text:p>2656981.257</text:p>
          </table:table-cell>
          <table:table-cell office:value-type="string" table:style-name="ce10">
            <text:p>No. 47, Jiali 3rd St., Xinche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3">
            <text:p>玉里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Yuli Police Precinct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博愛路200號</text:p>
          </table:table-cell>
          <table:table-cell office:value-type="string" table:style-name="ce10">
            <text:p>03 8888568</text:p>
          </table:table-cell>
          <table:table-cell office:value-type="float" office:value="282078.00559999997" table:style-name="ce11">
            <text:p>282078.0056</text:p>
          </table:table-cell>
          <table:table-cell office:value-type="float" office:value="2581606.8709999998" table:style-name="ce11">
            <text:p>2581606.871</text:p>
          </table:table-cell>
          <table:table-cell office:value-type="string" table:style-name="ce10">
            <text:p>No. 200, Bo’ai Rd.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立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shan Police Station</text:p>
          </table:table-cell>
          <table:table-cell office:value-type="float" office:value="982" table:style-name="ce11">
            <text:p>982</text:p>
          </table:table-cell>
          <table:table-cell office:value-type="string" table:style-name="ce10">
            <text:p>花蓮縣卓溪鄉立山村17鄰山里78號</text:p>
          </table:table-cell>
          <table:table-cell office:value-type="string" table:style-name="ce10">
            <text:p>03 8841501</text:p>
          </table:table-cell>
          <table:table-cell office:value-type="float" office:value="281947.424" table:style-name="ce11">
            <text:p>281947.424</text:p>
          </table:table-cell>
          <table:table-cell office:value-type="float" office:value="2591877.8560000001" table:style-name="ce11">
            <text:p>2591877.856</text:p>
          </table:table-cell>
          <table:table-cell office:value-type="string" table:style-name="ce10">
            <text:p>No. 78, Lishan, Lishan Vil., Zhuox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中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ping Police Station</text:p>
          </table:table-cell>
          <table:table-cell office:value-type="float" office:value="982" table:style-name="ce11">
            <text:p>982</text:p>
          </table:table-cell>
          <table:table-cell office:value-type="string" table:style-name="ce10">
            <text:p>花蓮縣卓溪鄉太平村9鄰中興20之3號</text:p>
          </table:table-cell>
          <table:table-cell office:value-type="string" table:style-name="ce10">
            <text:p>03 8887357</text:p>
          </table:table-cell>
          <table:table-cell office:value-type="float" office:value="282004.5073" table:style-name="ce11">
            <text:p>282004.5073</text:p>
          </table:table-cell>
          <table:table-cell office:value-type="float" office:value="2588001.9339999999" table:style-name="ce11">
            <text:p>2588001.934</text:p>
          </table:table-cell>
          <table:table-cell office:value-type="string" table:style-name="ce10">
            <text:p>No. 20-3, Zhongxing, Taiping Vil., Zhuox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東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li Police Station</text:p>
          </table:table-cell>
          <table:table-cell office:value-type="float" office:value="983" table:style-name="ce11">
            <text:p>983</text:p>
          </table:table-cell>
          <table:table-cell office:value-type="string" table:style-name="ce10">
            <text:p>花蓮縣富里鄉東里村5鄰大庄路38號</text:p>
          </table:table-cell>
          <table:table-cell office:value-type="string" table:style-name="ce10">
            <text:p>03 8861114</text:p>
          </table:table-cell>
          <table:table-cell office:value-type="float" office:value="281219.62099999998" table:style-name="ce11">
            <text:p>281219.621</text:p>
          </table:table-cell>
          <table:table-cell office:value-type="float" office:value="2574034.0380000002" table:style-name="ce11">
            <text:p>2574034.038</text:p>
          </table:table-cell>
          <table:table-cell office:value-type="string" table:style-name="ce10">
            <text:p>No. 38, Dazhuang Rd., Dongli Vil., F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卓溪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Zhuoxi Police Station</text:p>
          </table:table-cell>
          <table:table-cell office:value-type="float" office:value="982" table:style-name="ce11">
            <text:p>982</text:p>
          </table:table-cell>
          <table:table-cell office:value-type="string" table:style-name="ce10">
            <text:p>花蓮縣卓溪鄉中正路69號</text:p>
          </table:table-cell>
          <table:table-cell office:value-type="string" table:style-name="ce10">
            <text:p>03 8886024</text:p>
          </table:table-cell>
          <table:table-cell office:value-type="float" office:value="281053.05099999998" table:style-name="ce11">
            <text:p>281053.051</text:p>
          </table:table-cell>
          <table:table-cell office:value-type="float" office:value="2582664.176" table:style-name="ce11">
            <text:p>2582664.176</text:p>
          </table:table-cell>
          <table:table-cell office:value-type="string" table:style-name="ce10">
            <text:p>No. 69, Zhongzheng, Zhuox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卓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ole Police Station</text:p>
          </table:table-cell>
          <table:table-cell office:value-type="float" office:value="982" table:style-name="ce11">
            <text:p>982</text:p>
          </table:table-cell>
          <table:table-cell office:value-type="string" table:style-name="ce10">
            <text:p>花蓮縣卓溪鄉卓清村11鄰卓樂15號</text:p>
          </table:table-cell>
          <table:table-cell office:value-type="string" table:style-name="ce10">
            <text:p>03 8888150</text:p>
          </table:table-cell>
          <table:table-cell office:value-type="float" office:value="277622.02299999999" table:style-name="ce11">
            <text:p>277622.023</text:p>
          </table:table-cell>
          <table:table-cell office:value-type="float" office:value="2577021.8670000001" table:style-name="ce11">
            <text:p>2577021.867</text:p>
          </table:table-cell>
          <table:table-cell office:value-type="string" table:style-name="ce10">
            <text:p>No. 15, Zhuole, Zhuoqing Vil., Zhuox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大禹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yu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大禹里21鄰大禹227號</text:p>
          </table:table-cell>
          <table:table-cell office:value-type="string" table:style-name="ce10">
            <text:p>03 8886025</text:p>
          </table:table-cell>
          <table:table-cell office:value-type="float" office:value="283584.17340000003" table:style-name="ce11">
            <text:p>283584.1734</text:p>
          </table:table-cell>
          <table:table-cell office:value-type="float" office:value="2586457.321" table:style-name="ce11">
            <text:p>2586457.321</text:p>
          </table:table-cell>
          <table:table-cell office:value-type="string" table:style-name="ce10">
            <text:p>No. 227, Dayu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三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min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三民里9鄰三民26號</text:p>
          </table:table-cell>
          <table:table-cell office:value-type="string" table:style-name="ce10">
            <text:p>03 8841496</text:p>
          </table:table-cell>
          <table:table-cell office:value-type="float" office:value="285484.098" table:style-name="ce11">
            <text:p>285484.098</text:p>
          </table:table-cell>
          <table:table-cell office:value-type="float" office:value="2591764.4810000001" table:style-name="ce11">
            <text:p>2591764.481</text:p>
          </table:table-cell>
          <table:table-cell office:value-type="string" table:style-name="ce10">
            <text:p>No. 26, Sanmin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崙天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ntian Police Station</text:p>
          </table:table-cell>
          <table:table-cell office:value-type="float" office:value="983" table:style-name="ce11">
            <text:p>983</text:p>
          </table:table-cell>
          <table:table-cell office:value-type="string" table:style-name="ce10">
            <text:p>花蓮縣卓溪鄉古風村1鄰崙天5號</text:p>
          </table:table-cell>
          <table:table-cell office:value-type="string" table:style-name="ce10">
            <text:p>03 8846067</text:p>
          </table:table-cell>
          <table:table-cell office:value-type="float" office:value="277103.62760000001" table:style-name="ce11">
            <text:p>277103.6276</text:p>
          </table:table-cell>
          <table:table-cell office:value-type="float" office:value="2568513.821" table:style-name="ce11">
            <text:p>2568513.821</text:p>
          </table:table-cell>
          <table:table-cell office:value-type="string" table:style-name="ce10">
            <text:p>No. 5, Luntian, Zhuox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春日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nri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春日里11鄰神農74號</text:p>
          </table:table-cell>
          <table:table-cell office:value-type="string" table:style-name="ce10">
            <text:p>03 8871134</text:p>
          </table:table-cell>
          <table:table-cell office:value-type="float" office:value="290490.55930000002" table:style-name="ce11">
            <text:p>290490.5593</text:p>
          </table:table-cell>
          <table:table-cell office:value-type="float" office:value="2594725.0380000002" table:style-name="ce11">
            <text:p>2594725.038</text:p>
          </table:table-cell>
          <table:table-cell office:value-type="string" table:style-name="ce10">
            <text:p>No. 74, Shennong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富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uli Police Station</text:p>
          </table:table-cell>
          <table:table-cell office:value-type="float" office:value="983" table:style-name="ce11">
            <text:p>983</text:p>
          </table:table-cell>
          <table:table-cell office:value-type="string" table:style-name="ce10">
            <text:p>花蓮縣富里鄉中山路132號</text:p>
          </table:table-cell>
          <table:table-cell office:value-type="string" table:style-name="ce10">
            <text:p>03 8831078</text:p>
          </table:table-cell>
          <table:table-cell office:value-type="float" office:value="275347.71799999999" table:style-name="ce11">
            <text:p>275347.718</text:p>
          </table:table-cell>
          <table:table-cell office:value-type="float" office:value="2563422.1290000002" table:style-name="ce11">
            <text:p>2563422.129</text:p>
          </table:table-cell>
          <table:table-cell office:value-type="string" table:style-name="ce10">
            <text:p>No. 132, Zhongshan Rd.,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觀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yin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觀音里16鄰觀音14號</text:p>
          </table:table-cell>
          <table:table-cell office:value-type="string" table:style-name="ce10">
            <text:p>03 8851040</text:p>
          </table:table-cell>
          <table:table-cell office:value-type="float" office:value="286622.43599999999" table:style-name="ce11">
            <text:p>286622.436</text:p>
          </table:table-cell>
          <table:table-cell office:value-type="float" office:value="2588138.7230000002" table:style-name="ce11">
            <text:p>2588138.723</text:p>
          </table:table-cell>
          <table:table-cell office:value-type="string" table:style-name="ce10">
            <text:p>No. 14, Guanyin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竹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tian Police Station</text:p>
          </table:table-cell>
          <table:table-cell office:value-type="float" office:value="983" table:style-name="ce11">
            <text:p>983</text:p>
          </table:table-cell>
          <table:table-cell office:value-type="string" table:style-name="ce10">
            <text:p>花蓮縣富里鄉竹田村1鄰東竹40號</text:p>
          </table:table-cell>
          <table:table-cell office:value-type="string" table:style-name="ce10">
            <text:p>03 8821044</text:p>
          </table:table-cell>
          <table:table-cell office:value-type="float" office:value="278898.94510000001" table:style-name="ce11">
            <text:p>278898.9451</text:p>
          </table:table-cell>
          <table:table-cell office:value-type="float" office:value="2568720.3280000002" table:style-name="ce11">
            <text:p>2568720.328</text:p>
          </table:table-cell>
          <table:table-cell office:value-type="string" table:style-name="ce10">
            <text:p>No. 40, Dongzhu, F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樂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ehe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樂合里12鄰樂合27號</text:p>
          </table:table-cell>
          <table:table-cell office:value-type="string" table:style-name="ce10">
            <text:p>03 8883384</text:p>
          </table:table-cell>
          <table:table-cell office:value-type="float" office:value="284977.57679999998" table:style-name="ce11">
            <text:p>284977.5768</text:p>
          </table:table-cell>
          <table:table-cell office:value-type="float" office:value="2579628.4920000001" table:style-name="ce11">
            <text:p>2579628.492</text:p>
          </table:table-cell>
          <table:table-cell office:value-type="string" table:style-name="ce10">
            <text:p>No. 27, Lehe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玉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li Police Station</text:p>
          </table:table-cell>
          <table:table-cell office:value-type="float" office:value="981" table:style-name="ce11">
            <text:p>981</text:p>
          </table:table-cell>
          <table:table-cell office:value-type="string" table:style-name="ce10">
            <text:p>花蓮縣玉里鎮博愛路200號</text:p>
          </table:table-cell>
          <table:table-cell office:value-type="string" table:style-name="ce10">
            <text:p>03 8882245</text:p>
          </table:table-cell>
          <table:table-cell office:value-type="float" office:value="282078.00559999997" table:style-name="ce11">
            <text:p>282078.0056</text:p>
          </table:table-cell>
          <table:table-cell office:value-type="float" office:value="2581606.8709999998" table:style-name="ce11">
            <text:p>2581606.871</text:p>
          </table:table-cell>
          <table:table-cell office:value-type="string" table:style-name="ce10">
            <text:p>No. 200, Bo’ai Rd., Yul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永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ngfeng Police Station</text:p>
          </table:table-cell>
          <table:table-cell office:value-type="float" office:value="983" table:style-name="ce11">
            <text:p>983</text:p>
          </table:table-cell>
          <table:table-cell office:value-type="string" table:style-name="ce10">
            <text:p>花蓮縣富里鄉豐南村4鄰永豐93之4號</text:p>
          </table:table-cell>
          <table:table-cell office:value-type="string" table:style-name="ce10">
            <text:p>03 8832669</text:p>
          </table:table-cell>
          <table:table-cell office:value-type="float" office:value="277217.0246" table:style-name="ce11">
            <text:p>277217.0246</text:p>
          </table:table-cell>
          <table:table-cell office:value-type="float" office:value="2561245.693" table:style-name="ce11">
            <text:p>2561245.693</text:p>
          </table:table-cell>
          <table:table-cell office:value-type="string" table:style-name="ce10">
            <text:p>No. 93-4, Yongfeng, Fengnan Vil., Fuli Township, Hualien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3">
            <text:p>鳳林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Fonglin Police Precinct</text:p>
          </table:table-cell>
          <table:table-cell office:value-type="float" office:value="975" table:style-name="ce11">
            <text:p>975</text:p>
          </table:table-cell>
          <table:table-cell office:value-type="string" table:style-name="ce10">
            <text:p>花蓮縣鳳林鎮信義路37號</text:p>
          </table:table-cell>
          <table:table-cell office:value-type="string" table:style-name="ce10">
            <text:p>03 8762324</text:p>
          </table:table-cell>
          <table:table-cell office:value-type="float" office:value="295967.47710000002" table:style-name="ce11">
            <text:p>295967.4771</text:p>
          </table:table-cell>
          <table:table-cell office:value-type="float" office:value="2626555.7450000001" table:style-name="ce11">
            <text:p>2626555.745</text:p>
          </table:table-cell>
          <table:table-cell office:value-type="string" table:style-name="ce10">
            <text:p>No. 37, Xinyi Rd., Feng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萬榮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Wanrong Police Station</text:p>
          </table:table-cell>
          <table:table-cell office:value-type="float" office:value="979" table:style-name="ce11">
            <text:p>979</text:p>
          </table:table-cell>
          <table:table-cell office:value-type="string" table:style-name="ce10">
            <text:p>花蓮縣萬榮鄉萬榮村1鄰萬榮14之1號</text:p>
          </table:table-cell>
          <table:table-cell office:value-type="string" table:style-name="ce10">
            <text:p>03 8751549</text:p>
          </table:table-cell>
          <table:table-cell office:value-type="float" office:value="291797.22739999997" table:style-name="ce11">
            <text:p>291797.2274</text:p>
          </table:table-cell>
          <table:table-cell office:value-type="float" office:value="2623470.1310000001" table:style-name="ce11">
            <text:p>2623470.131</text:p>
          </table:table-cell>
          <table:table-cell office:value-type="string" table:style-name="ce10">
            <text:p>No. 14-1, Wanrong, Wanro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紅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ye Police Station</text:p>
          </table:table-cell>
          <table:table-cell office:value-type="float" office:value="979" table:style-name="ce11">
            <text:p>979</text:p>
          </table:table-cell>
          <table:table-cell office:value-type="string" table:style-name="ce10">
            <text:p>花蓮縣萬榮鄉紅葉村1鄰紅葉11號</text:p>
          </table:table-cell>
          <table:table-cell office:value-type="string" table:style-name="ce10">
            <text:p>03 8871372</text:p>
          </table:table-cell>
          <table:table-cell office:value-type="float" office:value="285198.29070000001" table:style-name="ce11">
            <text:p>285198.2907</text:p>
          </table:table-cell>
          <table:table-cell office:value-type="float" office:value="2599204.571" table:style-name="ce11">
            <text:p>2599204.571</text:p>
          </table:table-cell>
          <table:table-cell office:value-type="string" table:style-name="ce10">
            <text:p>No. 11, Hongye, Hongye Vil., Wanro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富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yuan Police Station</text:p>
          </table:table-cell>
          <table:table-cell office:value-type="float" office:value="977" table:style-name="ce11">
            <text:p>977</text:p>
          </table:table-cell>
          <table:table-cell office:value-type="string" table:style-name="ce10">
            <text:p>花蓮縣豐濱鄉富源村9鄰中正路159號</text:p>
          </table:table-cell>
          <table:table-cell office:value-type="string" table:style-name="ce10">
            <text:p>03 8811014</text:p>
          </table:table-cell>
          <table:table-cell office:value-type="float" office:value="288402.85889999999" table:style-name="ce11">
            <text:p>288402.8589</text:p>
          </table:table-cell>
          <table:table-cell office:value-type="float" office:value="2608303.4040000001" table:style-name="ce11">
            <text:p>2608303.404</text:p>
          </table:table-cell>
          <table:table-cell office:value-type="string" table:style-name="ce10">
            <text:p>No. 159, Zhongzheng Rd., Fuyuan Vil., Ruisu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西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lin Police Station</text:p>
          </table:table-cell>
          <table:table-cell office:value-type="float" office:value="979" table:style-name="ce11">
            <text:p>979</text:p>
          </table:table-cell>
          <table:table-cell office:value-type="string" table:style-name="ce10">
            <text:p>花蓮縣萬榮鄉西林村8鄰西林130號</text:p>
          </table:table-cell>
          <table:table-cell office:value-type="string" table:style-name="ce10">
            <text:p>03 8771116</text:p>
          </table:table-cell>
          <table:table-cell office:value-type="float" office:value="295040.22340000002" table:style-name="ce11">
            <text:p>295040.2234</text:p>
          </table:table-cell>
          <table:table-cell office:value-type="float" office:value="2633997.639" table:style-name="ce11">
            <text:p>2633997.639</text:p>
          </table:table-cell>
          <table:table-cell office:value-type="string" table:style-name="ce10">
            <text:p>No. 130, Xilin, Xilin Vil., Wanrong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奇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imei Police Station</text:p>
          </table:table-cell>
          <table:table-cell office:value-type="float" office:value="978" table:style-name="ce11">
            <text:p>978</text:p>
          </table:table-cell>
          <table:table-cell office:value-type="string" table:style-name="ce10">
            <text:p>花蓮縣瑞穗鄉奇美村2鄰奇美20號</text:p>
          </table:table-cell>
          <table:table-cell office:value-type="string" table:style-name="ce10">
            <text:p>03 8991071</text:p>
          </table:table-cell>
          <table:table-cell office:value-type="float" office:value="295663.67930000002" table:style-name="ce11">
            <text:p>295663.6793</text:p>
          </table:table-cell>
          <table:table-cell office:value-type="float" office:value="2599125.1940000001" table:style-name="ce11">
            <text:p>2599125.194</text:p>
          </table:table-cell>
          <table:table-cell office:value-type="string" table:style-name="ce10">
            <text:p>No. 20, Qimei, Qimei Vil., Ruisu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新社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she Police Station</text:p>
          </table:table-cell>
          <table:table-cell office:value-type="float" office:value="977" table:style-name="ce11">
            <text:p>977</text:p>
          </table:table-cell>
          <table:table-cell office:value-type="string" table:style-name="ce10">
            <text:p>花蓮縣豐濱鄉新社村7鄰新社161號</text:p>
          </table:table-cell>
          <table:table-cell office:value-type="string" table:style-name="ce10">
            <text:p>03 8711329</text:p>
          </table:table-cell>
          <table:table-cell office:value-type="float" office:value="304631.9656" table:style-name="ce11">
            <text:p>304631.9656</text:p>
          </table:table-cell>
          <table:table-cell office:value-type="float" office:value="2616474.5780000002" table:style-name="ce11">
            <text:p>2616474.578</text:p>
          </table:table-cell>
          <table:table-cell office:value-type="string" table:style-name="ce10">
            <text:p>No. 161, Xinshe, Xinshe Vil., Fengb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舞鶴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he Police Station</text:p>
          </table:table-cell>
          <table:table-cell office:value-type="float" office:value="978" table:style-name="ce11">
            <text:p>978</text:p>
          </table:table-cell>
          <table:table-cell office:value-type="string" table:style-name="ce10">
            <text:p>花蓮縣瑞穗鄉舞鶴村1鄰舞鶴59號</text:p>
          </table:table-cell>
          <table:table-cell office:value-type="string" table:style-name="ce10">
            <text:p>03 8872874</text:p>
          </table:table-cell>
          <table:table-cell office:value-type="float" office:value="285973.14199999999" table:style-name="ce11">
            <text:p>285973.142</text:p>
          </table:table-cell>
          <table:table-cell office:value-type="float" office:value="2595012.6660000002" table:style-name="ce11">
            <text:p>2595012.666</text:p>
          </table:table-cell>
          <table:table-cell office:value-type="string" table:style-name="ce10">
            <text:p>No. 59, Wuhe, Wuhe Vil., Ruisu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港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angkou Police Station</text:p>
          </table:table-cell>
          <table:table-cell office:value-type="float" office:value="977" table:style-name="ce11">
            <text:p>977</text:p>
          </table:table-cell>
          <table:table-cell office:value-type="string" table:style-name="ce10">
            <text:p>花蓮縣豐濱鄉靜浦村10鄰靜浦10號</text:p>
          </table:table-cell>
          <table:table-cell office:value-type="string" table:style-name="ce10">
            <text:p>03 8781046</text:p>
          </table:table-cell>
          <table:table-cell office:value-type="float" office:value="300857.1335" table:style-name="ce11">
            <text:p>300857.1335</text:p>
          </table:table-cell>
          <table:table-cell office:value-type="float" office:value="2596368.4109999998" table:style-name="ce11">
            <text:p>2596368.411</text:p>
          </table:table-cell>
          <table:table-cell office:value-type="string" table:style-name="ce10">
            <text:p>No. 29, Jingpu, Jingpu Vil., Fengb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大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fu Police Station</text:p>
          </table:table-cell>
          <table:table-cell office:value-type="float" office:value="976" table:style-name="ce11">
            <text:p>976</text:p>
          </table:table-cell>
          <table:table-cell office:value-type="string" table:style-name="ce10">
            <text:p>花蓮縣光復鄉中山路1段23號</text:p>
          </table:table-cell>
          <table:table-cell office:value-type="string" table:style-name="ce10">
            <text:p>03 8731093</text:p>
          </table:table-cell>
          <table:table-cell office:value-type="float" office:value="290038.45260000002" table:style-name="ce11">
            <text:p>290038.4526</text:p>
          </table:table-cell>
          <table:table-cell office:value-type="float" office:value="2611427.0499999998" table:style-name="ce11">
            <text:p>2611427.05</text:p>
          </table:table-cell>
          <table:table-cell office:value-type="string" table:style-name="ce10">
            <text:p>No. 23, Sec. 1, Zhongshan Rd., Guangfu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富田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tian Police Station</text:p>
          </table:table-cell>
          <table:table-cell office:value-type="float" office:value="976" table:style-name="ce11">
            <text:p>976</text:p>
          </table:table-cell>
          <table:table-cell office:value-type="string" table:style-name="ce10">
            <text:p>花蓮縣光復鄉中正路2段55號</text:p>
          </table:table-cell>
          <table:table-cell office:value-type="string" table:style-name="ce10">
            <text:p>03 8702623</text:p>
          </table:table-cell>
          <table:table-cell office:value-type="float" office:value="295891.0148" table:style-name="ce11">
            <text:p>295891.0148</text:p>
          </table:table-cell>
          <table:table-cell office:value-type="float" office:value="2617346.9920000001" table:style-name="ce11">
            <text:p>2617346.992</text:p>
          </table:table-cell>
          <table:table-cell office:value-type="string" table:style-name="ce10">
            <text:p>No. 55, Sec. 2, Zhongzheng Rd., Guangfu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豐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Fongbin Police Station</text:p>
          </table:table-cell>
          <table:table-cell office:value-type="float" office:value="977" table:style-name="ce11">
            <text:p>977</text:p>
          </table:table-cell>
          <table:table-cell office:value-type="string" table:style-name="ce10">
            <text:p>花蓮縣豐濱鄉三民路104號</text:p>
          </table:table-cell>
          <table:table-cell office:value-type="string" table:style-name="ce10">
            <text:p>03 8791148</text:p>
          </table:table-cell>
          <table:table-cell office:value-type="float" office:value="303322.09840000002" table:style-name="ce11">
            <text:p>303322.0984</text:p>
          </table:table-cell>
          <table:table-cell office:value-type="float" office:value="2610638.2179999999" table:style-name="ce11">
            <text:p>2610638.218</text:p>
          </table:table-cell>
          <table:table-cell office:value-type="string" table:style-name="ce10">
            <text:p>No. 104, Sanmin Rd., Fengb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長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angciao Police Station</text:p>
          </table:table-cell>
          <table:table-cell office:value-type="float" office:value="975" table:style-name="ce11">
            <text:p>975</text:p>
          </table:table-cell>
          <table:table-cell office:value-type="string" table:style-name="ce10">
            <text:p>花蓮縣鳳林鎮長橋路91號</text:p>
          </table:table-cell>
          <table:table-cell office:value-type="string" table:style-name="ce10">
            <text:p>03 8751314</text:p>
          </table:table-cell>
          <table:table-cell office:value-type="float" office:value="292770.24080000003" table:style-name="ce11">
            <text:p>292770.2408</text:p>
          </table:table-cell>
          <table:table-cell office:value-type="float" office:value="2623137.318" table:style-name="ce11">
            <text:p>2623137.318</text:p>
          </table:table-cell>
          <table:table-cell office:value-type="string" table:style-name="ce10">
            <text:p>No. 91, Changqiao Rd., Feng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瑞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Rueisuei Police Station</text:p>
          </table:table-cell>
          <table:table-cell office:value-type="float" office:value="978" table:style-name="ce11">
            <text:p>978</text:p>
          </table:table-cell>
          <table:table-cell office:value-type="string" table:style-name="ce10">
            <text:p>花蓮縣瑞穗鄉中正南路2號</text:p>
          </table:table-cell>
          <table:table-cell office:value-type="string" table:style-name="ce10">
            <text:p>03 8872057</text:p>
          </table:table-cell>
          <table:table-cell office:value-type="float" office:value="288581.66389999999" table:style-name="ce11">
            <text:p>288581.6639</text:p>
          </table:table-cell>
          <table:table-cell office:value-type="float" office:value="2599385.6749999998" table:style-name="ce11">
            <text:p>2599385.675</text:p>
          </table:table-cell>
          <table:table-cell office:value-type="string" table:style-name="ce10">
            <text:p>No. 2, Zhongzheng S. Rd., Ruisui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山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sing Police Station</text:p>
          </table:table-cell>
          <table:table-cell office:value-type="float" office:value="975" table:style-name="ce11">
            <text:p>975</text:p>
          </table:table-cell>
          <table:table-cell office:value-type="string" table:style-name="ce10">
            <text:p>花蓮縣鳳林鎮山文路7號</text:p>
          </table:table-cell>
          <table:table-cell office:value-type="string" table:style-name="ce10">
            <text:p>03 8741014</text:p>
          </table:table-cell>
          <table:table-cell office:value-type="float" office:value="300842.9204" table:style-name="ce11">
            <text:p>300842.9204</text:p>
          </table:table-cell>
          <table:table-cell office:value-type="float" office:value="2624812.9419999998" table:style-name="ce11">
            <text:p>2624812.942</text:p>
          </table:table-cell>
          <table:table-cell office:value-type="string" table:style-name="ce10">
            <text:p>No. 7, Shanwen Rd., Feng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光復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uangfu Police Station</text:p>
          </table:table-cell>
          <table:table-cell office:value-type="float" office:value="976" table:style-name="ce11">
            <text:p>976</text:p>
          </table:table-cell>
          <table:table-cell office:value-type="string" table:style-name="ce10">
            <text:p>花蓮縣光復鄉中正路1段127號</text:p>
          </table:table-cell>
          <table:table-cell office:value-type="string" table:style-name="ce10">
            <text:p>03 8701074</text:p>
          </table:table-cell>
          <table:table-cell office:value-type="float" office:value="293339.37689999997" table:style-name="ce11">
            <text:p>293339.3769</text:p>
          </table:table-cell>
          <table:table-cell office:value-type="float" office:value="2618047.875" table:style-name="ce11">
            <text:p>2618047.875</text:p>
          </table:table-cell>
          <table:table-cell office:value-type="string" table:style-name="ce10">
            <text:p>No. 127, Sec. 1, Zhongzheng Rd., Guangfu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南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ping Police Station</text:p>
          </table:table-cell>
          <table:table-cell office:value-type="float" office:value="975" table:style-name="ce11">
            <text:p>975</text:p>
          </table:table-cell>
          <table:table-cell office:value-type="string" table:style-name="ce10">
            <text:p>花蓮縣鳳林鎮自強路372號</text:p>
          </table:table-cell>
          <table:table-cell office:value-type="string" table:style-name="ce10">
            <text:p>03 8771594</text:p>
          </table:table-cell>
          <table:table-cell office:value-type="float" office:value="296792.75709999999" table:style-name="ce11">
            <text:p>296792.7571</text:p>
          </table:table-cell>
          <table:table-cell office:value-type="float" office:value="2631065.5350000001" table:style-name="ce11">
            <text:p>2631065.535</text:p>
          </table:table-cell>
          <table:table-cell office:value-type="string" table:style-name="ce10">
            <text:p>No. 372, Ziqiang Rd., Feng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花蓮縣</text:p>
          </table:table-cell>
          <table:table-cell office:value-type="string" table:style-name="ce10">
            <text:p>鳳林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onglin Police Station</text:p>
          </table:table-cell>
          <table:table-cell office:value-type="float" office:value="975" table:style-name="ce11">
            <text:p>975</text:p>
          </table:table-cell>
          <table:table-cell office:value-type="string" table:style-name="ce10">
            <text:p>花蓮縣鳳林鎮信義路37號</text:p>
          </table:table-cell>
          <table:table-cell office:value-type="string" table:style-name="ce10">
            <text:p>03 8762293</text:p>
          </table:table-cell>
          <table:table-cell office:value-type="float" office:value="295967.47710000002" table:style-name="ce11">
            <text:p>295967.4771</text:p>
          </table:table-cell>
          <table:table-cell office:value-type="float" office:value="2626555.7450000001" table:style-name="ce11">
            <text:p>2626555.745</text:p>
          </table:table-cell>
          <table:table-cell office:value-type="string" table:style-name="ce10">
            <text:p>No. 37, Xinyi Rd., Fenglin Township, Huali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2">
            <text:p>臺東縣警察局</text:p>
          </table:table-cell>
          <table:table-cell table:style-name="ce10"/>
          <table:table-cell office:value-type="string" table:style-name="ce10">
            <text:p>Taitung County Police Bureau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中山路268號</text:p>
          </table:table-cell>
          <table:table-cell office:value-type="string" table:style-name="ce10">
            <text:p>089 324534</text:p>
          </table:table-cell>
          <table:table-cell office:value-type="float" office:value="265487.56679999997" table:style-name="ce11">
            <text:p>265487.5668</text:p>
          </table:table-cell>
          <table:table-cell office:value-type="float" office:value="2517254.33" table:style-name="ce11">
            <text:p>2517254.33</text:p>
          </table:table-cell>
          <table:table-cell office:value-type="string" table:style-name="ce10">
            <text:p>No. 268, Zhongshan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3">
            <text:p>臺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Taitung Police Precinct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桂林北路110號</text:p>
          </table:table-cell>
          <table:table-cell office:value-type="string" table:style-name="ce10">
            <text:p>089 322306</text:p>
          </table:table-cell>
          <table:table-cell office:value-type="float" office:value="265013.14490000001" table:style-name="ce11">
            <text:p>265013.1449</text:p>
          </table:table-cell>
          <table:table-cell office:value-type="float" office:value="2517096.5099999998" table:style-name="ce11">
            <text:p>2517096.51</text:p>
          </table:table-cell>
          <table:table-cell office:value-type="string" table:style-name="ce10">
            <text:p>No. 110, Guilin N.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中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ong-Xing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桂林北路110號</text:p>
          </table:table-cell>
          <table:table-cell office:value-type="string" table:style-name="ce10">
            <text:p>089 322127</text:p>
          </table:table-cell>
          <table:table-cell office:value-type="float" office:value="265013.14490000001" table:style-name="ce11">
            <text:p>265013.1449</text:p>
          </table:table-cell>
          <table:table-cell office:value-type="float" office:value="2517096.5099999998" table:style-name="ce11">
            <text:p>2517096.51</text:p>
          </table:table-cell>
          <table:table-cell office:value-type="string" table:style-name="ce10">
            <text:p>No. 110, Guilin N.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公館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ong-Guan Police Station</text:p>
          </table:table-cell>
          <table:table-cell office:value-type="float" office:value="951" table:style-name="ce11">
            <text:p>951</text:p>
          </table:table-cell>
          <table:table-cell office:value-type="string" table:style-name="ce10">
            <text:p>臺東縣綠島鄉公館村69號</text:p>
          </table:table-cell>
          <table:table-cell office:value-type="string" table:style-name="ce10">
            <text:p>089 672564</text:p>
          </table:table-cell>
          <table:table-cell office:value-type="float" office:value="300607.66499999998" table:style-name="ce11">
            <text:p>300607.665</text:p>
          </table:table-cell>
          <table:table-cell office:value-type="float" office:value="2508351.0559999999" table:style-name="ce11">
            <text:p>2508351.056</text:p>
          </table:table-cell>
          <table:table-cell office:value-type="string" table:style-name="ce10">
            <text:p>No. 69, Gongguan, Ludao Township, Taitung County 9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建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-Lan Police Station</text:p>
          </table:table-cell>
          <table:table-cell office:value-type="float" office:value="952" table:style-name="ce11">
            <text:p>952</text:p>
          </table:table-cell>
          <table:table-cell office:value-type="string" table:style-name="ce10">
            <text:p>臺東縣蘭嶼鄉紅頭村50號</text:p>
          </table:table-cell>
          <table:table-cell office:value-type="string" table:style-name="ce10">
            <text:p>089 732650</text:p>
          </table:table-cell>
          <table:table-cell office:value-type="float" office:value="307034.46750000003" table:style-name="ce11">
            <text:p>307034.4675</text:p>
          </table:table-cell>
          <table:table-cell office:value-type="float" office:value="2436497.1519999998" table:style-name="ce11">
            <text:p>2436497.152</text:p>
          </table:table-cell>
          <table:table-cell office:value-type="string" table:style-name="ce10">
            <text:p>No. 50, Hongtou, Lanyu Township, Taitung County 9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東清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-Qing Police Station</text:p>
          </table:table-cell>
          <table:table-cell office:value-type="float" office:value="952" table:style-name="ce11">
            <text:p>952</text:p>
          </table:table-cell>
          <table:table-cell office:value-type="string" table:style-name="ce10">
            <text:p>臺東縣蘭嶼鄉東清村3號</text:p>
          </table:table-cell>
          <table:table-cell office:value-type="string" table:style-name="ce10">
            <text:p>089 732975</text:p>
          </table:table-cell>
          <table:table-cell office:value-type="float" office:value="308316.47200000001" table:style-name="ce11">
            <text:p>308316.472</text:p>
          </table:table-cell>
          <table:table-cell office:value-type="float" office:value="2440006.702" table:style-name="ce11">
            <text:p>2440006.702</text:p>
          </table:table-cell>
          <table:table-cell office:value-type="string" table:style-name="ce10">
            <text:p>No. 3, Dongqing, Lanyu Township, Taitung County 9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朗島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ang-Dao Police Station</text:p>
          </table:table-cell>
          <table:table-cell office:value-type="float" office:value="952" table:style-name="ce11">
            <text:p>952</text:p>
          </table:table-cell>
          <table:table-cell office:value-type="string" table:style-name="ce10">
            <text:p>臺東縣蘭嶼鄉朗島村13號</text:p>
          </table:table-cell>
          <table:table-cell office:value-type="string" table:style-name="ce10">
            <text:p>089 732131</text:p>
          </table:table-cell>
          <table:table-cell office:value-type="float" office:value="304648.8064" table:style-name="ce11">
            <text:p>304648.8064</text:p>
          </table:table-cell>
          <table:table-cell office:value-type="float" office:value="2442383.3829999999" table:style-name="ce11">
            <text:p>2442383.383</text:p>
          </table:table-cell>
          <table:table-cell office:value-type="string" table:style-name="ce10">
            <text:p>No. 13, Langdao, Lanyu Township, Taitung County 9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寶桑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o-Sang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四維路一段369號</text:p>
          </table:table-cell>
          <table:table-cell office:value-type="string" table:style-name="ce10">
            <text:p>089 322126</text:p>
          </table:table-cell>
          <table:table-cell office:value-type="float" office:value="266278.59000000003" table:style-name="ce11">
            <text:p>266278.59</text:p>
          </table:table-cell>
          <table:table-cell office:value-type="float" office:value="2517220.98" table:style-name="ce11">
            <text:p>2517220.98</text:p>
          </table:table-cell>
          <table:table-cell office:value-type="string" table:style-name="ce10">
            <text:p>No. 369, Sec. 1, Siwei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南王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an-Wang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更生北路624號</text:p>
          </table:table-cell>
          <table:table-cell office:value-type="string" table:style-name="ce10">
            <text:p>089 223817</text:p>
          </table:table-cell>
          <table:table-cell office:value-type="float" office:value="261834.56880000001" table:style-name="ce11">
            <text:p>261834.5688</text:p>
          </table:table-cell>
          <table:table-cell office:value-type="float" office:value="2520593.9700000002" table:style-name="ce11">
            <text:p>2520593.97</text:p>
          </table:table-cell>
          <table:table-cell office:value-type="string" table:style-name="ce10">
            <text:p>No. 624, Gengsheng N.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馬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a-Lan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更生路678號</text:p>
          </table:table-cell>
          <table:table-cell office:value-type="string" table:style-name="ce10">
            <text:p>089 226492</text:p>
          </table:table-cell>
          <table:table-cell office:value-type="float" office:value="264188.41080000001" table:style-name="ce11">
            <text:p>264188.4108</text:p>
          </table:table-cell>
          <table:table-cell office:value-type="float" office:value="2518446.199" table:style-name="ce11">
            <text:p>2518446.199</text:p>
          </table:table-cell>
          <table:table-cell office:value-type="string" table:style-name="ce10">
            <text:p>No. 678, Gengsheng Rd., Taitung City, Taitung County 950, Taiwan (R.O.C.)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臺東縣</text:p>
          </table:table-cell>
          <table:table-cell office:value-type="string" table:style-name="ce10">
            <text:p>豐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eng-Li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6">
            <text:p>臺東縣臺東市中華路3段126號</text:p>
            <text:p>(臨時駐地：臺東縣臺東市中華路3段415號)</text:p>
          </table:table-cell>
          <table:table-cell office:value-type="string" table:style-name="ce10">
            <text:p>089 327815</text:p>
          </table:table-cell>
          <table:table-cell office:value-type="string" table:style-name="ce18">
            <text:p>262461.2158</text:p>
            <text:p>(262032.938)</text:p>
          </table:table-cell>
          <table:table-cell office:value-type="string" table:style-name="ce18">
            <text:p>2515092.775</text:p>
            <text:p>(2514820.677)</text:p>
          </table:table-cell>
          <table:table-cell office:value-type="string" table:style-name="ce16">
            <text:p>No. 126, Sec. 3, Zhonghua Rd., Taitung City, Taitung County 950, Taiwan (R.O.C.)</text:p>
            <text:p>(No. 415, Sec. 3, Zhonghua Rd., Taitung City, Taitung County 950, Taiwan (R.O.C.)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綠島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Green-Island Police Station</text:p>
          </table:table-cell>
          <table:table-cell office:value-type="float" office:value="951" table:style-name="ce11">
            <text:p>951</text:p>
          </table:table-cell>
          <table:table-cell office:value-type="string" table:style-name="ce10">
            <text:p>臺東縣綠島鄉南寮村南寮158號</text:p>
          </table:table-cell>
          <table:table-cell office:value-type="string" table:style-name="ce10">
            <text:p>089 672521</text:p>
          </table:table-cell>
          <table:table-cell office:value-type="float" office:value="298206.04210000002" table:style-name="ce11">
            <text:p>298206.0421</text:p>
          </table:table-cell>
          <table:table-cell office:value-type="float" office:value="2507608.1090000002" table:style-name="ce11">
            <text:p>2507608.109</text:p>
          </table:table-cell>
          <table:table-cell office:value-type="string" table:style-name="ce10">
            <text:p>No. 158, Nanliao, Ludao Township, Taitung County 95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富岡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Fu-Gang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松江路1段431號</text:p>
          </table:table-cell>
          <table:table-cell office:value-type="string" table:style-name="ce10">
            <text:p>089 281040</text:p>
          </table:table-cell>
          <table:table-cell office:value-type="float" office:value="269884.87439999997" table:style-name="ce11">
            <text:p>269884.8744</text:p>
          </table:table-cell>
          <table:table-cell office:value-type="float" office:value="2521550.29" table:style-name="ce11">
            <text:p>2521550.29</text:p>
          </table:table-cell>
          <table:table-cell office:value-type="string" table:style-name="ce10">
            <text:p>No. 431, Sec. 1, Songjiang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卑南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Bei-Nan Police Station</text:p>
          </table:table-cell>
          <table:table-cell office:value-type="float" office:value="954" table:style-name="ce11">
            <text:p>954</text:p>
          </table:table-cell>
          <table:table-cell office:value-type="string" table:style-name="ce10">
            <text:p>臺東縣卑南鄉賓朗村賓朗路440號</text:p>
          </table:table-cell>
          <table:table-cell office:value-type="string" table:style-name="ce10">
            <text:p>089 223820</text:p>
          </table:table-cell>
          <table:table-cell office:value-type="float" office:value="259540.9615" table:style-name="ce11">
            <text:p>259540.9615</text:p>
          </table:table-cell>
          <table:table-cell office:value-type="float" office:value="2522878.0249999999" table:style-name="ce11">
            <text:p>2522878.025</text:p>
          </table:table-cell>
          <table:table-cell office:value-type="string" table:style-name="ce10">
            <text:p>No. 440, Binlang Rd., Beinan Township, Taitung County 9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知本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i-Ben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大和路11號</text:p>
          </table:table-cell>
          <table:table-cell office:value-type="string" table:style-name="ce10">
            <text:p>089 512614</text:p>
          </table:table-cell>
          <table:table-cell office:value-type="float" office:value="255903.21369999999" table:style-name="ce11">
            <text:p>255903.2137</text:p>
          </table:table-cell>
          <table:table-cell office:value-type="float" office:value="2511709.7280000001" table:style-name="ce11">
            <text:p>2511709.728</text:p>
          </table:table-cell>
          <table:table-cell office:value-type="string" table:style-name="ce10">
            <text:p>No. 11, Dahe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初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-Lu Police Station</text:p>
          </table:table-cell>
          <table:table-cell office:value-type="float" office:value="954" table:style-name="ce11">
            <text:p>954</text:p>
          </table:table-cell>
          <table:table-cell office:value-type="string" table:style-name="ce10">
            <text:p>臺東縣卑南鄉初鹿村梅園路83號</text:p>
          </table:table-cell>
          <table:table-cell office:value-type="string" table:style-name="ce10">
            <text:p>089 571126</text:p>
          </table:table-cell>
          <table:table-cell office:value-type="float" office:value="259449.2548" table:style-name="ce11">
            <text:p>259449.2548</text:p>
          </table:table-cell>
          <table:table-cell office:value-type="float" office:value="2528890.287" table:style-name="ce11">
            <text:p>2528890.287</text:p>
          </table:table-cell>
          <table:table-cell office:value-type="string" table:style-name="ce10">
            <text:p>No. 83, Meiyuan Rd., Beinan Township, Taitung County 9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東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-Xing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中興路6段796號</text:p>
          </table:table-cell>
          <table:table-cell office:value-type="string" table:style-name="ce10">
            <text:p>089 381714</text:p>
          </table:table-cell>
          <table:table-cell office:value-type="float" office:value="255163.92050000001" table:style-name="ce11">
            <text:p>255163.9205</text:p>
          </table:table-cell>
          <table:table-cell office:value-type="float" office:value="2518065.773" table:style-name="ce11">
            <text:p>2518065.773</text:p>
          </table:table-cell>
          <table:table-cell office:value-type="string" table:style-name="ce10">
            <text:p>No. 796, Sec. 6, Zhongxing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利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-Jia Police Station</text:p>
          </table:table-cell>
          <table:table-cell office:value-type="float" office:value="954" table:style-name="ce11">
            <text:p>954</text:p>
          </table:table-cell>
          <table:table-cell office:value-type="string" table:style-name="ce10">
            <text:p>臺東縣卑南鄉利嘉村利嘉路617號</text:p>
          </table:table-cell>
          <table:table-cell office:value-type="string" table:style-name="ce10">
            <text:p>089 382819</text:p>
          </table:table-cell>
          <table:table-cell office:value-type="float" office:value="256693.38630000001" table:style-name="ce11">
            <text:p>256693.3863</text:p>
          </table:table-cell>
          <table:table-cell office:value-type="float" office:value="2519343.182" table:style-name="ce11">
            <text:p>2519343.182</text:p>
          </table:table-cell>
          <table:table-cell office:value-type="string" table:style-name="ce10">
            <text:p>No. 617, Lijia Rd., Beinan Township, Taitung County 95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永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oug-Le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正氣北路915號</text:p>
          </table:table-cell>
          <table:table-cell office:value-type="string" table:style-name="ce10">
            <text:p>089 227818</text:p>
          </table:table-cell>
          <table:table-cell office:value-type="float" office:value="262683.0906" table:style-name="ce11">
            <text:p>262683.0906</text:p>
          </table:table-cell>
          <table:table-cell office:value-type="float" office:value="2517515.0219999999" table:style-name="ce11">
            <text:p>2517515.022</text:p>
          </table:table-cell>
          <table:table-cell office:value-type="string" table:style-name="ce10">
            <text:p>No. 915, Zhengqi N.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溫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-Quaon Police Station</text:p>
          </table:table-cell>
          <table:table-cell office:value-type="float" office:value="950" table:style-name="ce11">
            <text:p>950</text:p>
          </table:table-cell>
          <table:table-cell office:value-type="string" table:style-name="ce10">
            <text:p>臺東縣臺東市青海路4段343號</text:p>
          </table:table-cell>
          <table:table-cell office:value-type="string" table:style-name="ce10">
            <text:p>089 512379</text:p>
          </table:table-cell>
          <table:table-cell office:value-type="float" office:value="254288.6476" table:style-name="ce11">
            <text:p>254288.6476</text:p>
          </table:table-cell>
          <table:table-cell office:value-type="float" office:value="2511986.7969999998" table:style-name="ce11">
            <text:p>2511986.797</text:p>
          </table:table-cell>
          <table:table-cell office:value-type="string" table:style-name="ce10">
            <text:p>No. 343, Sec. 4, Qinghai Rd., Taitung City, Taitung County 95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蘭嶼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Orchid-lsland Police Station</text:p>
          </table:table-cell>
          <table:table-cell office:value-type="float" office:value="952" table:style-name="ce11">
            <text:p>952</text:p>
          </table:table-cell>
          <table:table-cell office:value-type="string" table:style-name="ce10">
            <text:p>臺東縣蘭嶼鄉椰油村椰油31號</text:p>
          </table:table-cell>
          <table:table-cell office:value-type="string" table:style-name="ce10">
            <text:p>089 732011</text:p>
          </table:table-cell>
          <table:table-cell office:value-type="float" office:value="302888.65870000003" table:style-name="ce11">
            <text:p>302888.6587</text:p>
          </table:table-cell>
          <table:table-cell office:value-type="float" office:value="2439141.2779999999" table:style-name="ce11">
            <text:p>2439141.278</text:p>
          </table:table-cell>
          <table:table-cell office:value-type="string" table:style-name="ce10">
            <text:p>No. 31, Yeyou, Lanyu Township, Taitung County 95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3">
            <text:p>大武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Da-Wu Police Precinct</text:p>
          </table:table-cell>
          <table:table-cell office:value-type="float" office:value="965" table:style-name="ce11">
            <text:p>965</text:p>
          </table:table-cell>
          <table:table-cell office:value-type="string" table:style-name="ce10">
            <text:p>臺東縣大武鄉大武村大武街52號</text:p>
          </table:table-cell>
          <table:table-cell office:value-type="string" table:style-name="ce10">
            <text:p>089 791001</text:p>
          </table:table-cell>
          <table:table-cell office:value-type="float" office:value="240271.076" table:style-name="ce11">
            <text:p>240271.076</text:p>
          </table:table-cell>
          <table:table-cell office:value-type="float" office:value="2473220.9739999999" table:style-name="ce11">
            <text:p>2473220.974</text:p>
          </table:table-cell>
          <table:table-cell office:value-type="string" table:style-name="ce10">
            <text:p>No. 52, Dawu St., Dawu Township, Taitung County 9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達仁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a-Ren Police Station</text:p>
          </table:table-cell>
          <table:table-cell office:value-type="float" office:value="966" table:style-name="ce11">
            <text:p>966</text:p>
          </table:table-cell>
          <table:table-cell office:value-type="string" table:style-name="ce10">
            <text:p>臺東縣達仁鄉安朔村復興路100號</text:p>
          </table:table-cell>
          <table:table-cell office:value-type="string" table:style-name="ce10">
            <text:p>089 702247</text:p>
          </table:table-cell>
          <table:table-cell office:value-type="float" office:value="238071.85140000001" table:style-name="ce11">
            <text:p>238071.8514</text:p>
          </table:table-cell>
          <table:table-cell office:value-type="float" office:value="2466219.77" table:style-name="ce11">
            <text:p>2466219.77</text:p>
          </table:table-cell>
          <table:table-cell office:value-type="string" table:style-name="ce10">
            <text:p>No. 100, Fuxing Rd., Daren Township, Taitung County 9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土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u-Ban Police Station</text:p>
          </table:table-cell>
          <table:table-cell office:value-type="float" office:value="966" table:style-name="ce11">
            <text:p>966</text:p>
          </table:table-cell>
          <table:table-cell office:value-type="string" table:style-name="ce10">
            <text:p>臺東縣達仁鄉土坂村7鄰107號</text:p>
          </table:table-cell>
          <table:table-cell office:value-type="string" table:style-name="ce10">
            <text:p>089 761027</text:p>
          </table:table-cell>
          <table:table-cell office:value-type="float" office:value="238243.29800000001" table:style-name="ce11">
            <text:p>238243.298</text:p>
          </table:table-cell>
          <table:table-cell office:value-type="float" office:value="2483885.3229999999" table:style-name="ce11">
            <text:p>2483885.323</text:p>
          </table:table-cell>
          <table:table-cell office:value-type="string" table:style-name="ce10">
            <text:p>No. 107, Tuban, Daren Township, Taitung County 9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新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-Hua Police Station</text:p>
          </table:table-cell>
          <table:table-cell office:value-type="float" office:value="966" table:style-name="ce11">
            <text:p>966</text:p>
          </table:table-cell>
          <table:table-cell office:value-type="string" table:style-name="ce10">
            <text:p>臺東縣達仁鄉新化村1號</text:p>
          </table:table-cell>
          <table:table-cell office:value-type="string" table:style-name="ce10">
            <text:p>089 791749</text:p>
          </table:table-cell>
          <table:table-cell office:value-type="float" office:value="235425.13399999999" table:style-name="ce11">
            <text:p>235425.134</text:p>
          </table:table-cell>
          <table:table-cell office:value-type="float" office:value="2475622.8509999998" table:style-name="ce11">
            <text:p>2475622.851</text:p>
          </table:table-cell>
          <table:table-cell office:value-type="string" table:style-name="ce10">
            <text:p>No. 1, Xinhua, Daren Township, Taitung County 9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金峰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n-Fong Police Station</text:p>
          </table:table-cell>
          <table:table-cell office:value-type="float" office:value="964" table:style-name="ce11">
            <text:p>964</text:p>
          </table:table-cell>
          <table:table-cell office:value-type="string" table:style-name="ce10">
            <text:p>臺東縣金峰鄉嘉蘭村30號</text:p>
          </table:table-cell>
          <table:table-cell office:value-type="string" table:style-name="ce10">
            <text:p>089 751204</text:p>
          </table:table-cell>
          <table:table-cell office:value-type="float" office:value="246159.03520000001" table:style-name="ce11">
            <text:p>246159.0352</text:p>
          </table:table-cell>
          <table:table-cell office:value-type="float" office:value="2499379.4920000001" table:style-name="ce11">
            <text:p>2499379.492</text:p>
          </table:table-cell>
          <table:table-cell office:value-type="string" table:style-name="ce10">
            <text:p>No. 30, Jialan, Jinfeng Township, Taitung County 9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正興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eng-Sing Police Station</text:p>
          </table:table-cell>
          <table:table-cell office:value-type="float" office:value="964" table:style-name="ce11">
            <text:p>964</text:p>
          </table:table-cell>
          <table:table-cell office:value-type="string" table:style-name="ce10">
            <text:p>臺東縣金峰鄉正興村51號</text:p>
          </table:table-cell>
          <table:table-cell office:value-type="string" table:style-name="ce10">
            <text:p>089 781364</text:p>
          </table:table-cell>
          <table:table-cell office:value-type="float" office:value="249702.81969999999" table:style-name="ce11">
            <text:p>249702.8197</text:p>
          </table:table-cell>
          <table:table-cell office:value-type="float" office:value="2500511.4789999998" table:style-name="ce11">
            <text:p>2500511.479</text:p>
          </table:table-cell>
          <table:table-cell office:value-type="string" table:style-name="ce10">
            <text:p>No. 51, Zhengxing, Jinfeng Township, Taitung County 964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台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-Ban Police Station</text:p>
          </table:table-cell>
          <table:table-cell office:value-type="float" office:value="966" table:style-name="ce11">
            <text:p>966</text:p>
          </table:table-cell>
          <table:table-cell office:value-type="string" table:style-name="ce10">
            <text:p>臺東縣達仁鄉台阪村1鄰13之2號</text:p>
          </table:table-cell>
          <table:table-cell office:value-type="string" table:style-name="ce10">
            <text:p>089 761047</text:p>
          </table:table-cell>
          <table:table-cell office:value-type="float" office:value="241233.61410000001" table:style-name="ce11">
            <text:p>241233.6141</text:p>
          </table:table-cell>
          <table:table-cell office:value-type="float" office:value="2485345.6839999999" table:style-name="ce11">
            <text:p>2485345.684</text:p>
          </table:table-cell>
          <table:table-cell office:value-type="string" table:style-name="ce10">
            <text:p>No. 13-2, Taiban, Daren Township, Taitung County 9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大武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a-Wu Police Station</text:p>
          </table:table-cell>
          <table:table-cell office:value-type="float" office:value="965" table:style-name="ce11">
            <text:p>965</text:p>
          </table:table-cell>
          <table:table-cell office:value-type="string" table:style-name="ce10">
            <text:p>臺東縣大武鄉大武村大武街52號</text:p>
          </table:table-cell>
          <table:table-cell office:value-type="string" table:style-name="ce10">
            <text:p>089 791125</text:p>
          </table:table-cell>
          <table:table-cell office:value-type="float" office:value="240271.076" table:style-name="ce11">
            <text:p>240271.076</text:p>
          </table:table-cell>
          <table:table-cell office:value-type="float" office:value="2473220.9739999999" table:style-name="ce11">
            <text:p>2473220.974</text:p>
          </table:table-cell>
          <table:table-cell office:value-type="string" table:style-name="ce10">
            <text:p>No. 52, Dawu St., Dawu Township, Taitung County 9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森永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en-Yong Police Station</text:p>
          </table:table-cell>
          <table:table-cell office:value-type="float" office:value="966" table:style-name="ce11">
            <text:p>966</text:p>
          </table:table-cell>
          <table:table-cell office:value-type="string" table:style-name="ce10">
            <text:p>臺東縣達仁鄉森永村森永6號</text:p>
          </table:table-cell>
          <table:table-cell office:value-type="string" table:style-name="ce10">
            <text:p>089 702297</text:p>
          </table:table-cell>
          <table:table-cell office:value-type="float" office:value="236040.4731" table:style-name="ce11">
            <text:p>236040.4731</text:p>
          </table:table-cell>
          <table:table-cell office:value-type="float" office:value="2464350.0750000002" table:style-name="ce11">
            <text:p>2464350.075</text:p>
          </table:table-cell>
          <table:table-cell office:value-type="string" table:style-name="ce10">
            <text:p>No. 6, Senyong, Daren Township, Taitung County 96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太麻里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Tai-Ma-Li Police Station</text:p>
          </table:table-cell>
          <table:table-cell office:value-type="float" office:value="963" table:style-name="ce11">
            <text:p>963</text:p>
          </table:table-cell>
          <table:table-cell office:value-type="string" table:style-name="ce10">
            <text:p>臺東縣太麻里鄉泰和村太麻里街142號</text:p>
          </table:table-cell>
          <table:table-cell office:value-type="string" table:style-name="ce10">
            <text:p>089 781134</text:p>
          </table:table-cell>
          <table:table-cell office:value-type="float" office:value="250504.0001" table:style-name="ce11">
            <text:p>250504.0001</text:p>
          </table:table-cell>
          <table:table-cell office:value-type="float" office:value="2501136.8229999999" table:style-name="ce11">
            <text:p>2501136.823</text:p>
          </table:table-cell>
          <table:table-cell office:value-type="string" table:style-name="ce10">
            <text:p>No. 142, Taimali St., Taimali Township, Taitung County 9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尚武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g-Wu Police Station</text:p>
          </table:table-cell>
          <table:table-cell office:value-type="float" office:value="965" table:style-name="ce11">
            <text:p>965</text:p>
          </table:table-cell>
          <table:table-cell office:value-type="string" table:style-name="ce10">
            <text:p>臺東縣大武鄉尚武村客庄11號</text:p>
          </table:table-cell>
          <table:table-cell office:value-type="string" table:style-name="ce10">
            <text:p>089 791105</text:p>
          </table:table-cell>
          <table:table-cell office:value-type="float" office:value="238983.47500000001" table:style-name="ce11">
            <text:p>238983.475</text:p>
          </table:table-cell>
          <table:table-cell office:value-type="float" office:value="2471282.2919999999" table:style-name="ce11">
            <text:p>2471282.292</text:p>
          </table:table-cell>
          <table:table-cell office:value-type="string" table:style-name="ce10">
            <text:p>No. 11, Kezhuang Rd., Dawu Township, Taitung County 96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多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o-Liang Police Station</text:p>
          </table:table-cell>
          <table:table-cell office:value-type="float" office:value="963" table:style-name="ce11">
            <text:p>963</text:p>
          </table:table-cell>
          <table:table-cell office:value-type="string" table:style-name="ce10">
            <text:p>臺東縣太麻里鄉多良村大溪262號</text:p>
          </table:table-cell>
          <table:table-cell office:value-type="string" table:style-name="ce10">
            <text:p>089 761368</text:p>
          </table:table-cell>
          <table:table-cell office:value-type="float" office:value="244067.9878" table:style-name="ce11">
            <text:p>244067.9878</text:p>
          </table:table-cell>
          <table:table-cell office:value-type="float" office:value="2484802.0970000001" table:style-name="ce11">
            <text:p>2484802.097</text:p>
          </table:table-cell>
          <table:table-cell office:value-type="string" table:style-name="ce10">
            <text:p>No. 262, Daxi, Taimali Township, Taitung County 9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金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-Lun Police Station</text:p>
          </table:table-cell>
          <table:table-cell office:value-type="float" office:value="963" table:style-name="ce11">
            <text:p>963</text:p>
          </table:table-cell>
          <table:table-cell office:value-type="string" table:style-name="ce10">
            <text:p>臺東縣太麻里鄉金崙村金崙439號</text:p>
          </table:table-cell>
          <table:table-cell office:value-type="string" table:style-name="ce10">
            <text:p>089 771086</text:p>
          </table:table-cell>
          <table:table-cell office:value-type="float" office:value="246222.81" table:style-name="ce11">
            <text:p>246222.81</text:p>
          </table:table-cell>
          <table:table-cell office:value-type="float" office:value="2492611.321" table:style-name="ce11">
            <text:p>2492611.321</text:p>
          </table:table-cell>
          <table:table-cell office:value-type="string" table:style-name="ce10">
            <text:p>No. 439, Jinlun, Taimali Township, Taitung County 9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美和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Mei-He Police Staion</text:p>
          </table:table-cell>
          <table:table-cell office:value-type="float" office:value="963" table:style-name="ce11">
            <text:p>963</text:p>
          </table:table-cell>
          <table:table-cell office:value-type="string" table:style-name="ce10">
            <text:p>臺東縣太麻里鄉美和村美和84之1號</text:p>
          </table:table-cell>
          <table:table-cell office:value-type="string" table:style-name="ce10">
            <text:p>089 512542</text:p>
          </table:table-cell>
          <table:table-cell office:value-type="float" office:value="254431.04920000001" table:style-name="ce11">
            <text:p>254431.0492</text:p>
          </table:table-cell>
          <table:table-cell office:value-type="float" office:value="2509318.108" table:style-name="ce11">
            <text:p>2509318.108</text:p>
          </table:table-cell>
          <table:table-cell office:value-type="string" table:style-name="ce10">
            <text:p>No. 84-1, Meihe, Taimali Township, Taitung County 96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3">
            <text:p>成功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Cheng-Gong Police Precinct</text:p>
          </table:table-cell>
          <table:table-cell office:value-type="float" office:value="961" table:style-name="ce11">
            <text:p>961</text:p>
          </table:table-cell>
          <table:table-cell office:value-type="string" table:style-name="ce10">
            <text:p>臺東縣成功鎮公民路87號</text:p>
          </table:table-cell>
          <table:table-cell office:value-type="string" table:style-name="ce10">
            <text:p>089 851001</text:p>
          </table:table-cell>
          <table:table-cell office:value-type="float" office:value="288413.13530000002" table:style-name="ce11">
            <text:p>288413.1353</text:p>
          </table:table-cell>
          <table:table-cell office:value-type="float" office:value="2555333.2540000002" table:style-name="ce11">
            <text:p>2555333.254</text:p>
          </table:table-cell>
          <table:table-cell office:value-type="string" table:style-name="ce10">
            <text:p>No. 87, Gongmin Rd., Chenggong Township, Taitung County 9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忠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on-Shiao Police Station</text:p>
          </table:table-cell>
          <table:table-cell office:value-type="float" office:value="961" table:style-name="ce11">
            <text:p>961</text:p>
          </table:table-cell>
          <table:table-cell office:value-type="string" table:style-name="ce10">
            <text:p>臺東縣成功鎮成廣路9號</text:p>
          </table:table-cell>
          <table:table-cell office:value-type="string" table:style-name="ce10">
            <text:p>089 871444</text:p>
          </table:table-cell>
          <table:table-cell office:value-type="float" office:value="291003.20360000001" table:style-name="ce11">
            <text:p>291003.2036</text:p>
          </table:table-cell>
          <table:table-cell office:value-type="float" office:value="2561888.2779999999" table:style-name="ce11">
            <text:p>2561888.278</text:p>
          </table:table-cell>
          <table:table-cell office:value-type="string" table:style-name="ce10">
            <text:p>No. 9, Chengguang Rd., Chenggong Township, Taitung County 9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都歷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-Li Police Station</text:p>
          </table:table-cell>
          <table:table-cell office:value-type="float" office:value="961" table:style-name="ce11">
            <text:p>961</text:p>
          </table:table-cell>
          <table:table-cell office:value-type="string" table:style-name="ce10">
            <text:p>臺東縣成功鎮都歷路46號</text:p>
          </table:table-cell>
          <table:table-cell office:value-type="string" table:style-name="ce10">
            <text:p>089 841290</text:p>
          </table:table-cell>
          <table:table-cell office:value-type="float" office:value="283848.74" table:style-name="ce11">
            <text:p>283848.74</text:p>
          </table:table-cell>
          <table:table-cell office:value-type="float" office:value="2547127.8489999999" table:style-name="ce11">
            <text:p>2547127.849</text:p>
          </table:table-cell>
          <table:table-cell office:value-type="string" table:style-name="ce10">
            <text:p>No. 46, Duli Rd., Chenggong Township, Taitung County 9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東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Dong-He Police Station</text:p>
          </table:table-cell>
          <table:table-cell office:value-type="float" office:value="959" table:style-name="ce11">
            <text:p>959</text:p>
          </table:table-cell>
          <table:table-cell office:value-type="string" table:style-name="ce10">
            <text:p>臺東縣東河鄉東河村南東河368號</text:p>
          </table:table-cell>
          <table:table-cell office:value-type="string" table:style-name="ce10">
            <text:p>089 896010</text:p>
          </table:table-cell>
          <table:table-cell office:value-type="float" office:value="281180.516" table:style-name="ce11">
            <text:p>281180.516</text:p>
          </table:table-cell>
          <table:table-cell office:value-type="float" office:value="2541003.3390000002" table:style-name="ce11">
            <text:p>2541003.339</text:p>
          </table:table-cell>
          <table:table-cell office:value-type="string" table:style-name="ce10">
            <text:p>No. 368, Nandonghe, Donghe Township, Taitung County 95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竹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u-Hu Police Station</text:p>
          </table:table-cell>
          <table:table-cell office:value-type="float" office:value="962" table:style-name="ce11">
            <text:p>962</text:p>
          </table:table-cell>
          <table:table-cell office:value-type="string" table:style-name="ce10">
            <text:p>臺東縣長濱鄉寧埔村7號</text:p>
          </table:table-cell>
          <table:table-cell office:value-type="string" table:style-name="ce10">
            <text:p>089 801257</text:p>
          </table:table-cell>
          <table:table-cell office:value-type="float" office:value="292586.86040000001" table:style-name="ce11">
            <text:p>292586.8604</text:p>
          </table:table-cell>
          <table:table-cell office:value-type="float" office:value="2571351.1749999998" table:style-name="ce11">
            <text:p>2571351.175</text:p>
          </table:table-cell>
          <table:table-cell office:value-type="string" table:style-name="ce10">
            <text:p>No. 7, Ningpu, Changbin Township, Taitung County 9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寧埔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ing-Pu Police Station</text:p>
          </table:table-cell>
          <table:table-cell office:value-type="float" office:value="962" table:style-name="ce11">
            <text:p>962</text:p>
          </table:table-cell>
          <table:table-cell office:value-type="string" table:style-name="ce10">
            <text:p>臺東縣長濱鄉寧埔村7號</text:p>
          </table:table-cell>
          <table:table-cell office:value-type="string" table:style-name="ce10">
            <text:p>089 801257</text:p>
          </table:table-cell>
          <table:table-cell office:value-type="float" office:value="292586.86040000001" table:style-name="ce11">
            <text:p>292586.8604</text:p>
          </table:table-cell>
          <table:table-cell office:value-type="float" office:value="2571351.1749999998" table:style-name="ce11">
            <text:p>2571351.175</text:p>
          </table:table-cell>
          <table:table-cell office:value-type="string" table:style-name="ce10">
            <text:p>No. 7, Ningpu, Changbin Township, Taitung County 9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都蘭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u-Lan Police Station</text:p>
          </table:table-cell>
          <table:table-cell office:value-type="float" office:value="959" table:style-name="ce11">
            <text:p>959</text:p>
          </table:table-cell>
          <table:table-cell office:value-type="string" table:style-name="ce10">
            <text:p>臺東縣東河鄉都蘭村248號</text:p>
          </table:table-cell>
          <table:table-cell office:value-type="string" table:style-name="ce10">
            <text:p>089 531209</text:p>
          </table:table-cell>
          <table:table-cell office:value-type="float" office:value="273491.27970000001" table:style-name="ce11">
            <text:p>273491.2797</text:p>
          </table:table-cell>
          <table:table-cell office:value-type="float" office:value="2530554.7140000002" table:style-name="ce11">
            <text:p>2530554.714</text:p>
          </table:table-cell>
          <table:table-cell office:value-type="string" table:style-name="ce10">
            <text:p>No. 248, Dulan, Donghe Township, Taitung County 95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泰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ai-Yuan Police Station</text:p>
          </table:table-cell>
          <table:table-cell office:value-type="float" office:value="959" table:style-name="ce11">
            <text:p>959</text:p>
          </table:table-cell>
          <table:table-cell office:value-type="string" table:style-name="ce10">
            <text:p>臺東縣東河鄉泰源村本部落281號</text:p>
          </table:table-cell>
          <table:table-cell office:value-type="string" table:style-name="ce10">
            <text:p>089 891014</text:p>
          </table:table-cell>
          <table:table-cell office:value-type="float" office:value="279273.2341" table:style-name="ce11">
            <text:p>279273.2341</text:p>
          </table:table-cell>
          <table:table-cell office:value-type="float" office:value="2544071.2089999998" table:style-name="ce11">
            <text:p>2544071.209</text:p>
          </table:table-cell>
          <table:table-cell office:value-type="string" table:style-name="ce10">
            <text:p>No. 281, Benbuluo, Donghe Township, Taitung County 95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新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in-Fong Police Station</text:p>
          </table:table-cell>
          <table:table-cell office:value-type="float" office:value="961" table:style-name="ce11">
            <text:p>961</text:p>
          </table:table-cell>
          <table:table-cell office:value-type="string" table:style-name="ce10">
            <text:p>臺東縣成功鎮公民路87號</text:p>
          </table:table-cell>
          <table:table-cell office:value-type="string" table:style-name="ce10">
            <text:p>089 851054</text:p>
          </table:table-cell>
          <table:table-cell office:value-type="float" office:value="288413.13530000002" table:style-name="ce11">
            <text:p>288413.1353</text:p>
          </table:table-cell>
          <table:table-cell office:value-type="float" office:value="2555333.2540000002" table:style-name="ce11">
            <text:p>2555333.254</text:p>
          </table:table-cell>
          <table:table-cell office:value-type="string" table:style-name="ce10">
            <text:p>No. 87, Gongmin Rd., Chenggong Township, Taitung County 96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長濱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Chang-Bin Police Station</text:p>
          </table:table-cell>
          <table:table-cell office:value-type="float" office:value="962" table:style-name="ce11">
            <text:p>962</text:p>
          </table:table-cell>
          <table:table-cell office:value-type="string" table:style-name="ce10">
            <text:p>臺東縣長濱鄉長濱村41號</text:p>
          </table:table-cell>
          <table:table-cell office:value-type="string" table:style-name="ce10">
            <text:p>089 831034</text:p>
          </table:table-cell>
          <table:table-cell office:value-type="float" office:value="296453.97129999998" table:style-name="ce11">
            <text:p>296453.9713</text:p>
          </table:table-cell>
          <table:table-cell office:value-type="float" office:value="2579422.9670000002" table:style-name="ce11">
            <text:p>2579422.967</text:p>
          </table:table-cell>
          <table:table-cell office:value-type="string" table:style-name="ce10">
            <text:p>No. 41, Changbin, Changbin Township, Taitung County 9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樟原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hang-Yuan Police Station</text:p>
          </table:table-cell>
          <table:table-cell office:value-type="float" office:value="962" table:style-name="ce11">
            <text:p>962</text:p>
          </table:table-cell>
          <table:table-cell office:value-type="string" table:style-name="ce10">
            <text:p>臺東縣長濱鄉樟原村10號</text:p>
          </table:table-cell>
          <table:table-cell office:value-type="string" table:style-name="ce10">
            <text:p>089 881027</text:p>
          </table:table-cell>
          <table:table-cell office:value-type="float" office:value="299323.19339999999" table:style-name="ce11">
            <text:p>299323.1934</text:p>
          </table:table-cell>
          <table:table-cell office:value-type="float" office:value="2590099.1540000001" table:style-name="ce11">
            <text:p>2590099.154</text:p>
          </table:table-cell>
          <table:table-cell office:value-type="string" table:style-name="ce10">
            <text:p>No. 10, Zhangyuan, Changbin Township, Taitung County 9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三間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an-Jian Police Station</text:p>
          </table:table-cell>
          <table:table-cell office:value-type="float" office:value="962" table:style-name="ce11">
            <text:p>962</text:p>
          </table:table-cell>
          <table:table-cell office:value-type="string" table:style-name="ce10">
            <text:p>臺東縣長濱鄉樟原村10號</text:p>
          </table:table-cell>
          <table:table-cell office:value-type="string" table:style-name="ce10">
            <text:p>089 881027</text:p>
          </table:table-cell>
          <table:table-cell office:value-type="float" office:value="299323.19339999999" table:style-name="ce11">
            <text:p>299323.1934</text:p>
          </table:table-cell>
          <table:table-cell office:value-type="float" office:value="2590099.1540000001" table:style-name="ce11">
            <text:p>2590099.154</text:p>
          </table:table-cell>
          <table:table-cell office:value-type="string" table:style-name="ce10">
            <text:p>No. 10, Zhangyuan, Changbin Township, Taitung County 96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3">
            <text:p>關山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Guan-Shan Police Precinct</text:p>
          </table:table-cell>
          <table:table-cell office:value-type="float" office:value="965" table:style-name="ce11">
            <text:p>965</text:p>
          </table:table-cell>
          <table:table-cell office:value-type="string" table:style-name="ce10">
            <text:p>臺東縣關山鎮中正路27號</text:p>
          </table:table-cell>
          <table:table-cell office:value-type="string" table:style-name="ce10">
            <text:p>089 811001</text:p>
          </table:table-cell>
          <table:table-cell office:value-type="float" office:value="266462.36930000002" table:style-name="ce11">
            <text:p>266462.3693</text:p>
          </table:table-cell>
          <table:table-cell office:value-type="float" office:value="2549613.6680000001" table:style-name="ce11">
            <text:p>2549613.668</text:p>
          </table:table-cell>
          <table:table-cell office:value-type="string" table:style-name="ce10">
            <text:p>No. 27, Zhongzheng Rd., Guanshan Township, Taitung County 9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武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-Ling Police Station</text:p>
          </table:table-cell>
          <table:table-cell office:value-type="float" office:value="953" table:style-name="ce11">
            <text:p>953</text:p>
          </table:table-cell>
          <table:table-cell office:value-type="string" table:style-name="ce10">
            <text:p>臺東縣延平鄉武陵村明野路10號</text:p>
          </table:table-cell>
          <table:table-cell office:value-type="string" table:style-name="ce10">
            <text:p>089 551164</text:p>
          </table:table-cell>
          <table:table-cell office:value-type="float" office:value="262074.1482" table:style-name="ce11">
            <text:p>262074.1482</text:p>
          </table:table-cell>
          <table:table-cell office:value-type="float" office:value="2541000.0210000002" table:style-name="ce11">
            <text:p>2541000.021</text:p>
          </table:table-cell>
          <table:table-cell office:value-type="string" table:style-name="ce10">
            <text:p>No.10, Mingye Rd., Wuling Village , Yanping Township Taitung County 9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延平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Yan-Ping Police Station</text:p>
          </table:table-cell>
          <table:table-cell office:value-type="float" office:value="953" table:style-name="ce11">
            <text:p>953</text:p>
          </table:table-cell>
          <table:table-cell office:value-type="string" table:style-name="ce10">
            <text:p>臺東縣延平鄉桃源村74號</text:p>
          </table:table-cell>
          <table:table-cell office:value-type="string" table:style-name="ce10">
            <text:p>089 561245</text:p>
          </table:table-cell>
          <table:table-cell office:value-type="float" office:value="258669.54790000001" table:style-name="ce11">
            <text:p>258669.5479</text:p>
          </table:table-cell>
          <table:table-cell office:value-type="float" office:value="2533491.0240000002" table:style-name="ce11">
            <text:p>2533491.024</text:p>
          </table:table-cell>
          <table:table-cell office:value-type="string" table:style-name="ce10">
            <text:p>No.74, Taoyuan <text:s/>Village, Yanping Township Taitung County 9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鸞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uan-Shan Police Station</text:p>
          </table:table-cell>
          <table:table-cell office:value-type="float" office:value="953" table:style-name="ce11">
            <text:p>953</text:p>
          </table:table-cell>
          <table:table-cell office:value-type="string" table:style-name="ce10">
            <text:p>臺東縣延平鄉鸞山村19號</text:p>
          </table:table-cell>
          <table:table-cell office:value-type="string" table:style-name="ce10">
            <text:p>089 568079</text:p>
          </table:table-cell>
          <table:table-cell office:value-type="float" office:value="265586.33110000001" table:style-name="ce11">
            <text:p>265586.3311</text:p>
          </table:table-cell>
          <table:table-cell office:value-type="float" office:value="2533136.36" table:style-name="ce11">
            <text:p>2533136.36</text:p>
          </table:table-cell>
          <table:table-cell office:value-type="string" table:style-name="ce10">
            <text:p>No.19, Lushan Village, Yanping Township, Taitung County 9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崁頂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Kan-Ding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坎頂村中福路25號</text:p>
          </table:table-cell>
          <table:table-cell office:value-type="string" table:style-name="ce10">
            <text:p>089 811418</text:p>
          </table:table-cell>
          <table:table-cell office:value-type="float" office:value="265001.50400000002" table:style-name="ce11">
            <text:p>265001.504</text:p>
          </table:table-cell>
          <table:table-cell office:value-type="float" office:value="2549355.4389999998" table:style-name="ce11">
            <text:p>2549355.439</text:p>
          </table:table-cell>
          <table:table-cell office:value-type="string" table:style-name="ce10">
            <text:p>No.25, Zhongfu Rd., Yuding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瑞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n-Yuan Police Station</text:p>
          </table:table-cell>
          <table:table-cell office:value-type="float" office:value="955" table:style-name="ce11">
            <text:p>955</text:p>
          </table:table-cell>
          <table:table-cell office:value-type="string" table:style-name="ce10">
            <text:p>臺東縣鹿野鄉瑞源村文化路8號</text:p>
          </table:table-cell>
          <table:table-cell office:value-type="string" table:style-name="ce10">
            <text:p>089 581134</text:p>
          </table:table-cell>
          <table:table-cell office:value-type="float" office:value="266263.55599999998" table:style-name="ce11">
            <text:p>266263.556</text:p>
          </table:table-cell>
          <table:table-cell office:value-type="float" office:value="2539537.1630000002" table:style-name="ce11">
            <text:p>2539537.163</text:p>
          </table:table-cell>
          <table:table-cell office:value-type="string" table:style-name="ce10">
            <text:p>No.8, Wenhua Rd., Ruiyuan Village, Luye Township, Taitung County 95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瑞豐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un-Feng Police Station</text:p>
          </table:table-cell>
          <table:table-cell office:value-type="float" office:value="955" table:style-name="ce11">
            <text:p>955</text:p>
          </table:table-cell>
          <table:table-cell office:value-type="string" table:style-name="ce10">
            <text:p>臺東縣鹿野鄉瑞豐村中山路61號</text:p>
          </table:table-cell>
          <table:table-cell office:value-type="string" table:style-name="ce10">
            <text:p>089 811419</text:p>
          </table:table-cell>
          <table:table-cell office:value-type="float" office:value="264432.3492" table:style-name="ce11">
            <text:p>264432.3492</text:p>
          </table:table-cell>
          <table:table-cell office:value-type="float" office:value="2542912.0210000002" table:style-name="ce11">
            <text:p>2542912.021</text:p>
          </table:table-cell>
          <table:table-cell office:value-type="string" table:style-name="ce10">
            <text:p>No.61, Zhongshan Rd., Ruifeng Village, Luye Township, Taitung County 95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龍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-Qian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廣原村龍泉路1號</text:p>
          </table:table-cell>
          <table:table-cell office:value-type="string" table:style-name="ce10">
            <text:p>089 861344</text:p>
          </table:table-cell>
          <table:table-cell office:value-type="float" office:value="269624.57900000003" table:style-name="ce11">
            <text:p>269624.579</text:p>
          </table:table-cell>
          <table:table-cell office:value-type="float" office:value="2561434.4509999999" table:style-name="ce11">
            <text:p>2561434.451</text:p>
          </table:table-cell>
          <table:table-cell office:value-type="string" table:style-name="ce10">
            <text:p>No.1, Longquan Rd., Guangyuan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錦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-An Police Station</text:p>
          </table:table-cell>
          <table:table-cell office:value-type="float" office:value="958" table:style-name="ce11">
            <text:p>958</text:p>
          </table:table-cell>
          <table:table-cell office:value-type="string" table:style-name="ce10">
            <text:p>臺東縣池上鄉萬安村萬安路12號</text:p>
          </table:table-cell>
          <table:table-cell office:value-type="string" table:style-name="ce10">
            <text:p>089 862344</text:p>
          </table:table-cell>
          <table:table-cell office:value-type="float" office:value="272458.15999999997" table:style-name="ce11">
            <text:p>272458.16</text:p>
          </table:table-cell>
          <table:table-cell office:value-type="float" office:value="2554745.8119999999" table:style-name="ce11">
            <text:p>2554745.812</text:p>
          </table:table-cell>
          <table:table-cell office:value-type="string" table:style-name="ce10">
            <text:p>No.12, Wanan Rd., Wanan <text:s/>Village, Chishang Township, Taitung County 95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利稻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i-Dao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利稻村文化路2號</text:p>
          </table:table-cell>
          <table:table-cell office:value-type="string" table:style-name="ce10">
            <text:p>089 938064</text:p>
          </table:table-cell>
          <table:table-cell office:value-type="float" office:value="252501.61900000001" table:style-name="ce11">
            <text:p>252501.619</text:p>
          </table:table-cell>
          <table:table-cell office:value-type="float" office:value="2564960.92" table:style-name="ce11">
            <text:p>2564960.92</text:p>
          </table:table-cell>
          <table:table-cell office:value-type="string" table:style-name="ce10">
            <text:p>No.2, Wenhua Rd., Lidao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向陽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n-Iang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利稻村向陽路1號</text:p>
          </table:table-cell>
          <table:table-cell office:value-type="float" office:value="988095763" table:style-name="ce10">
            <text:p>988095763</text:p>
          </table:table-cell>
          <table:table-cell office:value-type="float" office:value="248565.5442" table:style-name="ce11">
            <text:p>248565.5442</text:p>
          </table:table-cell>
          <table:table-cell office:value-type="float" office:value="2571760.318" table:style-name="ce11">
            <text:p>2571760.318</text:p>
          </table:table-cell>
          <table:table-cell office:value-type="string" table:style-name="ce10">
            <text:p>No.1, Xiangyang Rd., Lidao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關山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-Shan Police Station</text:p>
          </table:table-cell>
          <table:table-cell office:value-type="float" office:value="956" table:style-name="ce11">
            <text:p>956</text:p>
          </table:table-cell>
          <table:table-cell office:value-type="string" table:style-name="ce10">
            <text:p>臺東縣關山鎮中福里中正路27號</text:p>
          </table:table-cell>
          <table:table-cell office:value-type="string" table:style-name="ce10">
            <text:p>089 811284</text:p>
          </table:table-cell>
          <table:table-cell office:value-type="float" office:value="266462.36930000002" table:style-name="ce11">
            <text:p>266462.3693</text:p>
          </table:table-cell>
          <table:table-cell office:value-type="float" office:value="2549613.6680000001" table:style-name="ce11">
            <text:p>2549613.668</text:p>
          </table:table-cell>
          <table:table-cell office:value-type="string" table:style-name="ce10">
            <text:p>No. 27, Zhongzheng Rd., Guanshan Township, Taitung County 9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霧鹿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u-Lu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霧鹿村霧鹿村1號</text:p>
          </table:table-cell>
          <table:table-cell office:value-type="string" table:style-name="ce10">
            <text:p>089 935024</text:p>
          </table:table-cell>
          <table:table-cell office:value-type="float" office:value="254249.08" table:style-name="ce11">
            <text:p>254249.08</text:p>
          </table:table-cell>
          <table:table-cell office:value-type="float" office:value="2563478.0619999999" table:style-name="ce11">
            <text:p>2563478.062</text:p>
          </table:table-cell>
          <table:table-cell office:value-type="string" table:style-name="ce10">
            <text:p>No.1, Wulu Rd., Wulu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池上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Shi-Shang Police Station</text:p>
          </table:table-cell>
          <table:table-cell office:value-type="float" office:value="958" table:style-name="ce11">
            <text:p>958</text:p>
          </table:table-cell>
          <table:table-cell office:value-type="string" table:style-name="ce10">
            <text:p>臺東縣池上鄉中山路211號</text:p>
          </table:table-cell>
          <table:table-cell office:value-type="string" table:style-name="ce10">
            <text:p>089 862004</text:p>
          </table:table-cell>
          <table:table-cell office:value-type="float" office:value="272383.43199999997" table:style-name="ce11">
            <text:p>272383.432</text:p>
          </table:table-cell>
          <table:table-cell office:value-type="float" office:value="2558110.3080000002" table:style-name="ce11">
            <text:p>2558110.308</text:p>
          </table:table-cell>
          <table:table-cell office:value-type="string" table:style-name="ce10">
            <text:p>No.211, Zhongshan Rd., Chishang Township, Taitung County 958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海端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ai-Duan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山界路17號</text:p>
          </table:table-cell>
          <table:table-cell office:value-type="string" table:style-name="ce10">
            <text:p>089 931354</text:p>
          </table:table-cell>
          <table:table-cell office:value-type="float" office:value="268092.42800000001" table:style-name="ce11">
            <text:p>268092.428</text:p>
          </table:table-cell>
          <table:table-cell office:value-type="float" office:value="2555408.923" table:style-name="ce11">
            <text:p>2555408.923</text:p>
          </table:table-cell>
          <table:table-cell office:value-type="string" table:style-name="ce10">
            <text:p>No.17, Shanjiei Rd.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鹿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u-Yeh Police Station</text:p>
          </table:table-cell>
          <table:table-cell office:value-type="float" office:value="955" table:style-name="ce11">
            <text:p>955</text:p>
          </table:table-cell>
          <table:table-cell office:value-type="string" table:style-name="ce10">
            <text:p>臺東縣鹿野鄉中華路2段55號</text:p>
          </table:table-cell>
          <table:table-cell office:value-type="string" table:style-name="ce10">
            <text:p>089 551114</text:p>
          </table:table-cell>
          <table:table-cell office:value-type="float" office:value="263925.87170000002" table:style-name="ce11">
            <text:p>263925.8717</text:p>
          </table:table-cell>
          <table:table-cell office:value-type="float" office:value="2534590.35" table:style-name="ce11">
            <text:p>2534590.35</text:p>
          </table:table-cell>
          <table:table-cell office:value-type="string" table:style-name="ce10">
            <text:p>No.55, Sectipn 2, Zhonghua Rd., Luye Township, Taitung County 955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電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ien-Kuang Police Station</text:p>
          </table:table-cell>
          <table:table-cell office:value-type="float" office:value="956" table:style-name="ce11">
            <text:p>956</text:p>
          </table:table-cell>
          <table:table-cell office:value-type="string" table:style-name="ce10">
            <text:p>臺東縣關山鎮電光里中興路42號</text:p>
          </table:table-cell>
          <table:table-cell office:value-type="string" table:style-name="ce10">
            <text:p>089 951041</text:p>
          </table:table-cell>
          <table:table-cell office:value-type="float" office:value="267822.76980000001" table:style-name="ce11">
            <text:p>267822.7698</text:p>
          </table:table-cell>
          <table:table-cell office:value-type="float" office:value="2545099.1839999999" table:style-name="ce11">
            <text:p>2545099.184</text:p>
          </table:table-cell>
          <table:table-cell office:value-type="string" table:style-name="ce10">
            <text:p>No.42, Zhongxing Rd., Dianguang Village, Guanshan Township, Taitung County 95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紅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ong-Yea Police Station</text:p>
          </table:table-cell>
          <table:table-cell office:value-type="float" office:value="953" table:style-name="ce11">
            <text:p>953</text:p>
          </table:table-cell>
          <table:table-cell office:value-type="string" table:style-name="ce10">
            <text:p>臺東縣延平鄉紅葉村9號</text:p>
          </table:table-cell>
          <table:table-cell office:value-type="string" table:style-name="ce10">
            <text:p>089 561146</text:p>
          </table:table-cell>
          <table:table-cell office:value-type="float" office:value="256466.77739999999" table:style-name="ce11">
            <text:p>256466.7774</text:p>
          </table:table-cell>
          <table:table-cell office:value-type="float" office:value="2532461.8810000001" table:style-name="ce11">
            <text:p>2532461.881</text:p>
          </table:table-cell>
          <table:table-cell office:value-type="string" table:style-name="ce10">
            <text:p>No.9, Hongye Village, Yanping Township, Taitung County 953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臺東縣</text:p>
          </table:table-cell>
          <table:table-cell office:value-type="string" table:style-name="ce10">
            <text:p>初來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Chu-Lai Police Station</text:p>
          </table:table-cell>
          <table:table-cell office:value-type="float" office:value="957" table:style-name="ce11">
            <text:p>957</text:p>
          </table:table-cell>
          <table:table-cell office:value-type="string" table:style-name="ce10">
            <text:p>臺東縣海端鄉海端村初來路70號</text:p>
          </table:table-cell>
          <table:table-cell office:value-type="string" table:style-name="ce10">
            <text:p>089 931004</text:p>
          </table:table-cell>
          <table:table-cell office:value-type="float" office:value="266617.73460000003" table:style-name="ce11">
            <text:p>266617.7346</text:p>
          </table:table-cell>
          <table:table-cell office:value-type="float" office:value="2558205.7689999999" table:style-name="ce11">
            <text:p>2558205.769</text:p>
          </table:table-cell>
          <table:table-cell office:value-type="string" table:style-name="ce10">
            <text:p>No.70, Chulai Rd., Haiduan Village, Haiduan Township, Taitung County 957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2">
            <text:p>澎湖縣政府警察局</text:p>
          </table:table-cell>
          <table:table-cell table:style-name="ce10"/>
          <table:table-cell office:value-type="string" table:style-name="ce10">
            <text:p>Penghu County Police Bureau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治平路36號</text:p>
          </table:table-cell>
          <table:table-cell office:value-type="string" table:style-name="ce10">
            <text:p>06 9272557</text:p>
          </table:table-cell>
          <table:table-cell office:value-type="float" office:value="103598.2991" table:style-name="ce11">
            <text:p>103598.2991</text:p>
          </table:table-cell>
          <table:table-cell office:value-type="float" office:value="2608149.162" table:style-name="ce11">
            <text:p>2608149.162</text:p>
          </table:table-cell>
          <table:table-cell office:value-type="string" table:style-name="ce10">
            <text:p>No. 36, Zhiping Rd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3">
            <text:p>馬公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Magong Police Precinct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新生路201號</text:p>
          </table:table-cell>
          <table:table-cell office:value-type="string" table:style-name="ce10">
            <text:p>06 9273284</text:p>
          </table:table-cell>
          <table:table-cell office:value-type="float" office:value="104640.3168" table:style-name="ce11">
            <text:p>104640.3168</text:p>
          </table:table-cell>
          <table:table-cell office:value-type="float" office:value="2608189.7769999998" table:style-name="ce11">
            <text:p>2608189.777</text:p>
          </table:table-cell>
          <table:table-cell office:value-type="string" table:style-name="ce10">
            <text:p>No. 201, Xinsheng Rd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光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Guangming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新生路201號</text:p>
          </table:table-cell>
          <table:table-cell office:value-type="string" table:style-name="ce10">
            <text:p>06 9272542</text:p>
          </table:table-cell>
          <table:table-cell office:value-type="float" office:value="104640.3168" table:style-name="ce11">
            <text:p>104640.3168</text:p>
          </table:table-cell>
          <table:table-cell office:value-type="float" office:value="2608189.7769999998" table:style-name="ce11">
            <text:p>2608189.777</text:p>
          </table:table-cell>
          <table:table-cell office:value-type="string" table:style-name="ce10">
            <text:p>No. 201, Xinsheng Rd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啟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Qiming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臨海路33號</text:p>
          </table:table-cell>
          <table:table-cell office:value-type="string" table:style-name="ce10">
            <text:p>06 9272541</text:p>
          </table:table-cell>
          <table:table-cell office:value-type="float" office:value="103389.72" table:style-name="ce11">
            <text:p>103389.72</text:p>
          </table:table-cell>
          <table:table-cell office:value-type="float" office:value="2607357.8199999998" table:style-name="ce11">
            <text:p>2607357.82</text:p>
          </table:table-cell>
          <table:table-cell office:value-type="string" table:style-name="ce10">
            <text:p>No. 33, Linhai Rd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文澳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n-ao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東文里5號</text:p>
          </table:table-cell>
          <table:table-cell office:value-type="string" table:style-name="ce10">
            <text:p>06 9214622</text:p>
          </table:table-cell>
          <table:table-cell office:value-type="float" office:value="105626.54670000001" table:style-name="ce11">
            <text:p>105626.5467</text:p>
          </table:table-cell>
          <table:table-cell office:value-type="float" office:value="2607416.6189999999" table:style-name="ce11">
            <text:p>2607416.619</text:p>
          </table:table-cell>
          <table:table-cell office:value-type="string" table:style-name="ce10">
            <text:p>No. 5, Dongwen Vil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東衛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wei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東衛里15號</text:p>
          </table:table-cell>
          <table:table-cell office:value-type="string" table:style-name="ce10">
            <text:p>06 9211318</text:p>
          </table:table-cell>
          <table:table-cell office:value-type="float" office:value="107028.266" table:style-name="ce11">
            <text:p>107028.266</text:p>
          </table:table-cell>
          <table:table-cell office:value-type="float" office:value="2607981.2990000001" table:style-name="ce11">
            <text:p>2607981.299</text:p>
          </table:table-cell>
          <table:table-cell office:value-type="string" table:style-name="ce10">
            <text:p>No. 15, Dongwei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鎖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uogang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鎖港里1481號</text:p>
          </table:table-cell>
          <table:table-cell office:value-type="string" table:style-name="ce10">
            <text:p>06 9951024</text:p>
          </table:table-cell>
          <table:table-cell office:value-type="float" office:value="106756.0698" table:style-name="ce11">
            <text:p>106756.0698</text:p>
          </table:table-cell>
          <table:table-cell office:value-type="float" office:value="2603125.6490000002" table:style-name="ce11">
            <text:p>2603125.649</text:p>
          </table:table-cell>
          <table:table-cell office:value-type="string" table:style-name="ce10">
            <text:p>No. 1481, Suogang Vil.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虎井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jing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馬公市虎井里9鄰75之2號</text:p>
          </table:table-cell>
          <table:table-cell office:value-type="string" table:style-name="ce10">
            <text:p>06 9291112</text:p>
          </table:table-cell>
          <table:table-cell office:value-type="float" office:value="98581.274000000005" table:style-name="ce11">
            <text:p>98581.274</text:p>
          </table:table-cell>
          <table:table-cell office:value-type="float" office:value="2598962.9730000002" table:style-name="ce11">
            <text:p>2598962.973</text:p>
          </table:table-cell>
          <table:table-cell office:value-type="string" table:style-name="ce10">
            <text:p>No. 75-2, Hujing, Magong City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隘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Aimen Police Station</text:p>
          </table:table-cell>
          <table:table-cell office:value-type="float" office:value="885" table:style-name="ce11">
            <text:p>885</text:p>
          </table:table-cell>
          <table:table-cell office:value-type="string" table:style-name="ce10">
            <text:p>澎湖縣湖西鄉隘門村1號</text:p>
          </table:table-cell>
          <table:table-cell office:value-type="string" table:style-name="ce10">
            <text:p>06 9210780</text:p>
          </table:table-cell>
          <table:table-cell office:value-type="float" office:value="110947.6441" table:style-name="ce11">
            <text:p>110947.6441</text:p>
          </table:table-cell>
          <table:table-cell office:value-type="float" office:value="2607286.71" table:style-name="ce11">
            <text:p>2607286.71</text:p>
          </table:table-cell>
          <table:table-cell office:value-type="string" table:style-name="ce10">
            <text:p>No. 1, Aimen, Huxi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龍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Longmen Police Station</text:p>
          </table:table-cell>
          <table:table-cell office:value-type="float" office:value="885" table:style-name="ce11">
            <text:p>885</text:p>
          </table:table-cell>
          <table:table-cell office:value-type="string" table:style-name="ce10">
            <text:p>澎湖縣湖西鄉龍門村119之64號</text:p>
          </table:table-cell>
          <table:table-cell office:value-type="string" table:style-name="ce10">
            <text:p>06 9921434</text:p>
          </table:table-cell>
          <table:table-cell office:value-type="float" office:value="114725.3235" table:style-name="ce11">
            <text:p>114725.3235</text:p>
          </table:table-cell>
          <table:table-cell office:value-type="float" office:value="2607022.02" table:style-name="ce11">
            <text:p>2607022.02</text:p>
          </table:table-cell>
          <table:table-cell office:value-type="string" table:style-name="ce10">
            <text:p>No. 119-64, Longmen Vil., Huxi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湖西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Huxi Police Police Station</text:p>
          </table:table-cell>
          <table:table-cell office:value-type="float" office:value="885" table:style-name="ce11">
            <text:p>885</text:p>
          </table:table-cell>
          <table:table-cell office:value-type="string" table:style-name="ce10">
            <text:p>澎湖縣湖西村77號</text:p>
          </table:table-cell>
          <table:table-cell office:value-type="string" table:style-name="ce10">
            <text:p>06 9921022</text:p>
          </table:table-cell>
          <table:table-cell office:value-type="float" office:value="113014.192" table:style-name="ce11">
            <text:p>113014.192</text:p>
          </table:table-cell>
          <table:table-cell office:value-type="float" office:value="2609654.62" table:style-name="ce11">
            <text:p>2609654.62</text:p>
          </table:table-cell>
          <table:table-cell office:value-type="string" table:style-name="ce10">
            <text:p>No. 77, Huxi, Huxi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沙港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agang Police Station</text:p>
          </table:table-cell>
          <table:table-cell office:value-type="float" office:value="885" table:style-name="ce11">
            <text:p>885</text:p>
          </table:table-cell>
          <table:table-cell office:value-type="string" table:style-name="ce10">
            <text:p>澎湖縣湖西鄉沙港村138號</text:p>
          </table:table-cell>
          <table:table-cell office:value-type="string" table:style-name="ce10">
            <text:p>06 9210779</text:p>
          </table:table-cell>
          <table:table-cell office:value-type="float" office:value="109380.9265" table:style-name="ce11">
            <text:p>109380.9265</text:p>
          </table:table-cell>
          <table:table-cell office:value-type="float" office:value="2611648.3119999999" table:style-name="ce11">
            <text:p>2611648.312</text:p>
          </table:table-cell>
          <table:table-cell office:value-type="string" table:style-name="ce10">
            <text:p>No. 138, Shagang, Huxi Township, Penghu County, Taiwan (R.O.C.)</text:p>
          </table:table-cell>
          <table:table-cell table:number-columns-repeated="16374"/>
        </table:table-row>
        <table:table-row table:style-name="ro1">
          <table:table-cell table:style-name="ce9"/>
          <table:table-cell office:value-type="string" table:style-name="ce10">
            <text:p>桶盤駐在所</text:p>
          </table:table-cell>
          <table:table-cell table:style-name="ce10"/>
          <table:table-cell office:value-type="string" table:style-name="ce16">
            <text:p>Tongpan Police Station</text:p>
          </table:table-cell>
          <table:table-cell office:value-type="float" office:value="880" table:style-name="ce11">
            <text:p>880</text:p>
          </table:table-cell>
          <table:table-cell office:value-type="string" table:style-name="ce10">
            <text:p>澎湖縣馬公市桶盤里7-5號</text:p>
          </table:table-cell>
          <table:table-cell office:value-type="string" table:style-name="ce10">
            <text:p>06 9291270</text:p>
          </table:table-cell>
          <table:table-cell office:value-type="float" office:value="23.51296" table:style-name="ce11">
            <text:p>23.51296</text:p>
          </table:table-cell>
          <table:table-cell office:value-type="float" office:value="119.517383" table:style-name="ce11">
            <text:p>119.517383</text:p>
          </table:table-cell>
          <table:table-cell office:value-type="string" table:style-name="ce10">
            <text:p>No. 7-5, Tongpan, Magong City, Penghu County 880034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3">
            <text:p>白沙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Baisha Police Precinct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後寮村7之9號</text:p>
          </table:table-cell>
          <table:table-cell office:value-type="string" table:style-name="ce10">
            <text:p>06 9932849</text:p>
          </table:table-cell>
          <table:table-cell office:value-type="float" office:value="105454.3725" table:style-name="ce11">
            <text:p>105454.3725</text:p>
          </table:table-cell>
          <table:table-cell office:value-type="float" office:value="2618868.1889999998" table:style-name="ce11">
            <text:p>2618868.189</text:p>
          </table:table-cell>
          <table:table-cell office:value-type="string" table:style-name="ce10">
            <text:p>No. 7-9, Houliao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講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mei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講美村103號</text:p>
          </table:table-cell>
          <table:table-cell office:value-type="string" table:style-name="ce10">
            <text:p>06 9931501</text:p>
          </table:table-cell>
          <table:table-cell office:value-type="float" office:value="106971.28079999999" table:style-name="ce11">
            <text:p>106971.2808</text:p>
          </table:table-cell>
          <table:table-cell office:value-type="float" office:value="2615066.8530000001" table:style-name="ce11">
            <text:p>2615066.853</text:p>
          </table:table-cell>
          <table:table-cell office:value-type="string" table:style-name="ce10">
            <text:p>No. 103, Jiangmei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白沙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Baisha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赤崁村135號</text:p>
          </table:table-cell>
          <table:table-cell office:value-type="string" table:style-name="ce10">
            <text:p>06 9931071</text:p>
          </table:table-cell>
          <table:table-cell office:value-type="float" office:value="107194.9759" table:style-name="ce11">
            <text:p>107194.9759</text:p>
          </table:table-cell>
          <table:table-cell office:value-type="float" office:value="2618818.8640000001" table:style-name="ce11">
            <text:p>2618818.864</text:p>
          </table:table-cell>
          <table:table-cell office:value-type="string" table:style-name="ce10">
            <text:p>No. 135, Chikan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通梁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Tongliang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後寮村7之9號</text:p>
          </table:table-cell>
          <table:table-cell office:value-type="string" table:style-name="ce10">
            <text:p>06 9931484</text:p>
          </table:table-cell>
          <table:table-cell office:value-type="float" office:value="105454.3725" table:style-name="ce11">
            <text:p>105454.3725</text:p>
          </table:table-cell>
          <table:table-cell office:value-type="float" office:value="2618868.1889999998" table:style-name="ce11">
            <text:p>2618868.189</text:p>
          </table:table-cell>
          <table:table-cell office:value-type="string" table:style-name="ce10">
            <text:p>No. 7-9, Houliao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吉貝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bei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吉貝村1號</text:p>
          </table:table-cell>
          <table:table-cell office:value-type="string" table:style-name="ce10">
            <text:p>06 9911165</text:p>
          </table:table-cell>
          <table:table-cell office:value-type="float" office:value="108625.61569999999" table:style-name="ce11">
            <text:p>108625.6157</text:p>
          </table:table-cell>
          <table:table-cell office:value-type="float" office:value="2627117.5070000002" table:style-name="ce11">
            <text:p>2627117.507</text:p>
          </table:table-cell>
          <table:table-cell office:value-type="string" table:style-name="ce10">
            <text:p>No. 1, Jibei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鳥嶼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Niaoyu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鳥嶼村211號</text:p>
          </table:table-cell>
          <table:table-cell office:value-type="string" table:style-name="ce10">
            <text:p>06 9916170</text:p>
          </table:table-cell>
          <table:table-cell office:value-type="float" office:value="112976" table:style-name="ce11">
            <text:p>112976</text:p>
          </table:table-cell>
          <table:table-cell office:value-type="float" office:value="2618040" table:style-name="ce11">
            <text:p>2618040</text:p>
          </table:table-cell>
          <table:table-cell office:value-type="string" table:style-name="ce10">
            <text:p>No. 211, Niaoyu, Baisha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竹灣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Zhuwan Police Station</text:p>
          </table:table-cell>
          <table:table-cell office:value-type="float" office:value="881" table:style-name="ce11">
            <text:p>881</text:p>
          </table:table-cell>
          <table:table-cell office:value-type="string" table:style-name="ce10">
            <text:p>澎湖縣西嶼鄉合界村1之9號</text:p>
          </table:table-cell>
          <table:table-cell office:value-type="string" table:style-name="ce10">
            <text:p>06 9981701</text:p>
          </table:table-cell>
          <table:table-cell office:value-type="float" office:value="99465.448900000003" table:style-name="ce11">
            <text:p>99465.4489</text:p>
          </table:table-cell>
          <table:table-cell office:value-type="float" office:value="2615474.2379999999" table:style-name="ce11">
            <text:p>2615474.238</text:p>
          </table:table-cell>
          <table:table-cell office:value-type="string" table:style-name="ce10">
            <text:p>No. 1-9, Hejie, Xiyu Township, Penghu County, Taiwan (R.O.C.)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西嶼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Xiyu Police Police Station</text:p>
          </table:table-cell>
          <table:table-cell office:value-type="float" office:value="881" table:style-name="ce11">
            <text:p>881</text:p>
          </table:table-cell>
          <table:table-cell office:value-type="string" table:style-name="ce10">
            <text:p>澎湖縣西嶼鄉池東村小池角214號</text:p>
          </table:table-cell>
          <table:table-cell office:value-type="string" table:style-name="ce10">
            <text:p>06 9981155</text:p>
          </table:table-cell>
          <table:table-cell office:value-type="float" office:value="97934.526899999997" table:style-name="ce11">
            <text:p>97934.5269</text:p>
          </table:table-cell>
          <table:table-cell office:value-type="float" office:value="2611533.2990000001" table:style-name="ce11">
            <text:p>2611533.299</text:p>
          </table:table-cell>
          <table:table-cell office:value-type="string" table:style-name="ce10">
            <text:p>No. 214, Xiaochijiao, Chidong Vil., Xiyu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外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ai-an Police Station</text:p>
          </table:table-cell>
          <table:table-cell office:value-type="float" office:value="881" table:style-name="ce11">
            <text:p>881</text:p>
          </table:table-cell>
          <table:table-cell office:value-type="string" table:style-name="ce10">
            <text:p>澎湖縣西嶼鄉外垵村12號</text:p>
          </table:table-cell>
          <table:table-cell office:value-type="string" table:style-name="ce10">
            <text:p>06 9981702</text:p>
          </table:table-cell>
          <table:table-cell office:value-type="float" office:value="95096.109299999996" table:style-name="ce11">
            <text:p>95096.1093</text:p>
          </table:table-cell>
          <table:table-cell office:value-type="float" office:value="2607789.9920000001" table:style-name="ce11">
            <text:p>2607789.992</text:p>
          </table:table-cell>
          <table:table-cell office:value-type="string" table:style-name="ce10">
            <text:p>No. 12, Wai'an, Xiyu Township, Penghu County, Taiwan (R.O.C.)</text:p>
          </table:table-cell>
          <table:table-cell table:number-columns-repeated="16374"/>
        </table:table-row>
        <table:table-row table:style-name="ro1">
          <table:table-cell table:style-name="ce9"/>
          <table:table-cell office:value-type="string" table:style-name="ce10">
            <text:p>員貝駐在所</text:p>
          </table:table-cell>
          <table:table-cell table:style-name="ce10"/>
          <table:table-cell office:value-type="string" table:style-name="ce10">
            <text:p>Yuanbei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員貝村10-8號</text:p>
          </table:table-cell>
          <table:table-cell office:value-type="string" table:style-name="ce10">
            <text:p>06 9932754</text:p>
          </table:table-cell>
          <table:table-cell office:value-type="float" office:value="314490.13199999998" table:style-name="ce11">
            <text:p>314490.132</text:p>
          </table:table-cell>
          <table:table-cell office:value-type="float" office:value="2616191.1469999999" table:style-name="ce11">
            <text:p>2616191.147</text:p>
          </table:table-cell>
          <table:table-cell office:value-type="string" table:style-name="ce10">
            <text:p>No. 10-8, Yuanbei, Baisha Township, Penghu County 884042 , Taiwan (R.O.C.)</text:p>
          </table:table-cell>
          <table:table-cell table:number-columns-repeated="16374" table:style-name="ce4"/>
        </table:table-row>
        <table:table-row table:style-name="ro1">
          <table:table-cell table:style-name="ce9"/>
          <table:table-cell office:value-type="string" table:style-name="ce10">
            <text:p>大倉駐在所</text:p>
          </table:table-cell>
          <table:table-cell table:style-name="ce10"/>
          <table:table-cell office:value-type="string" table:style-name="ce10">
            <text:p>Dacang Police Station</text:p>
          </table:table-cell>
          <table:table-cell office:value-type="float" office:value="884" table:style-name="ce11">
            <text:p>884</text:p>
          </table:table-cell>
          <table:table-cell office:value-type="string" table:style-name="ce10">
            <text:p>澎湖縣白沙鄉大倉村65號</text:p>
          </table:table-cell>
          <table:table-cell office:value-type="string" table:style-name="ce10">
            <text:p>06 9932790</text:p>
          </table:table-cell>
          <table:table-cell office:value-type="float" office:value="308180.19199999998" table:style-name="ce11">
            <text:p>308180.192</text:p>
          </table:table-cell>
          <table:table-cell office:value-type="float" office:value="2612811.932" table:style-name="ce11">
            <text:p>2612811.932</text:p>
          </table:table-cell>
          <table:table-cell office:value-type="string" table:style-name="ce10">
            <text:p>No. 65, Dacang, Baisha Township, Penghu County 884043 , Taiwan (R.O.C.)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3">
            <text:p>望安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Wang-an Police Precinct</text:p>
          </table:table-cell>
          <table:table-cell office:value-type="float" office:value="882" table:style-name="ce11">
            <text:p>882</text:p>
          </table:table-cell>
          <table:table-cell office:value-type="string" table:style-name="ce10">
            <text:p>澎湖縣望安鄉東安村57號</text:p>
          </table:table-cell>
          <table:table-cell office:value-type="string" table:style-name="ce10">
            <text:p>06 9991057</text:p>
          </table:table-cell>
          <table:table-cell office:value-type="float" office:value="301154.36800000002" table:style-name="ce11">
            <text:p>301154.368</text:p>
          </table:table-cell>
          <table:table-cell office:value-type="float" office:value="2583837.1170000001" table:style-name="ce11">
            <text:p>2583837.117</text:p>
          </table:table-cell>
          <table:table-cell office:value-type="string" table:style-name="ce10">
            <text:p>No. 57, Dong’an Vil., Wang’an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東垵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-an Police Station</text:p>
          </table:table-cell>
          <table:table-cell office:value-type="float" office:value="882" table:style-name="ce11">
            <text:p>882</text:p>
          </table:table-cell>
          <table:table-cell office:value-type="string" table:style-name="ce10">
            <text:p>澎湖縣望安鄉東安村57號</text:p>
          </table:table-cell>
          <table:table-cell office:value-type="string" table:style-name="ce10">
            <text:p>06 9991343</text:p>
          </table:table-cell>
          <table:table-cell office:value-type="float" office:value="301154.36800000002" table:style-name="ce11">
            <text:p>301154.368</text:p>
          </table:table-cell>
          <table:table-cell office:value-type="float" office:value="2583837.1170000001" table:style-name="ce11">
            <text:p>2583837.117</text:p>
          </table:table-cell>
          <table:table-cell office:value-type="string" table:style-name="ce10">
            <text:p>No. 57, Dong’an Vil., Wang’an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嶼坪駐在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Yuping Police Station</text:p>
          </table:table-cell>
          <table:table-cell office:value-type="float" office:value="882" table:style-name="ce11">
            <text:p>882</text:p>
          </table:table-cell>
          <table:table-cell office:value-type="string" table:style-name="ce10">
            <text:p>澎湖縣望安鄉東嶼坪45號</text:p>
          </table:table-cell>
          <table:table-cell office:value-type="string" table:style-name="ce10">
            <text:p>06 9991527</text:p>
          </table:table-cell>
          <table:table-cell office:value-type="float" office:value="302475.929" table:style-name="ce11">
            <text:p>302475.929</text:p>
          </table:table-cell>
          <table:table-cell office:value-type="float" office:value="2572826.2740000002" table:style-name="ce11">
            <text:p>2572826.274</text:p>
          </table:table-cell>
          <table:table-cell office:value-type="string" table:style-name="ce10">
            <text:p>No. 45, Dongyuping, Wang’an Township, Penghu County, Taiwan (R.O.C.)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澎湖縣</text:p>
          </table:table-cell>
          <table:table-cell office:value-type="string" table:style-name="ce10">
            <text:p>雙吉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Shuangji Police Station</text:p>
          </table:table-cell>
          <table:table-cell office:value-type="float" office:value="882" table:style-name="ce11">
            <text:p>882</text:p>
          </table:table-cell>
          <table:table-cell office:value-type="string" table:style-name="ce16">
            <text:p>澎湖縣望安鄉東吉村9號</text:p>
            <text:p>(臨時駐地：望安鄉東吉村候船室)</text:p>
          </table:table-cell>
          <table:table-cell office:value-type="string" table:style-name="ce10">
            <text:p>06 9991119</text:p>
          </table:table-cell>
          <table:table-cell office:value-type="float" office:value="318448.18800000002" table:style-name="ce11">
            <text:p>318448.188</text:p>
          </table:table-cell>
          <table:table-cell office:value-type="float" office:value="2572791.9840000002" table:style-name="ce11">
            <text:p>2572791.984</text:p>
          </table:table-cell>
          <table:table-cell office:value-type="string" table:style-name="ce10">
            <text:p>No. 9, Dongji, Wang’an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花嶼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Huayu Police Station</text:p>
          </table:table-cell>
          <table:table-cell office:value-type="float" office:value="882" table:style-name="ce11">
            <text:p>882</text:p>
          </table:table-cell>
          <table:table-cell office:value-type="string" table:style-name="ce10">
            <text:p>澎湖縣望安鄉花嶼村45之1號</text:p>
          </table:table-cell>
          <table:table-cell office:value-type="string" table:style-name="ce10">
            <text:p>06 9991742</text:p>
          </table:table-cell>
          <table:table-cell office:value-type="float" office:value="78430.621299999999" table:style-name="ce11">
            <text:p>78430.6213</text:p>
          </table:table-cell>
          <table:table-cell office:value-type="float" office:value="2589595.088" table:style-name="ce11">
            <text:p>2589595.088</text:p>
          </table:table-cell>
          <table:table-cell office:value-type="string" table:style-name="ce10">
            <text:p>No. 45-1, Huayu, Wang’an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將軍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angjun Police Station</text:p>
          </table:table-cell>
          <table:table-cell office:value-type="float" office:value="882" table:style-name="ce11">
            <text:p>882</text:p>
          </table:table-cell>
          <table:table-cell office:value-type="string" table:style-name="ce10">
            <text:p>澎湖縣望安鄉將軍村160號</text:p>
          </table:table-cell>
          <table:table-cell office:value-type="string" table:style-name="ce10">
            <text:p>06 9902112</text:p>
          </table:table-cell>
          <table:table-cell office:value-type="float" office:value="98623.126099999994" table:style-name="ce11">
            <text:p>98623.1261</text:p>
          </table:table-cell>
          <table:table-cell office:value-type="float" office:value="2585356.6179999998" table:style-name="ce11">
            <text:p>2585356.618</text:p>
          </table:table-cell>
          <table:table-cell office:value-type="string" table:style-name="ce10">
            <text:p>No. 160, Jiangjun, Wang’an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澎湖縣</text:p>
          </table:table-cell>
          <table:table-cell office:value-type="string" table:style-name="ce10">
            <text:p>七美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Qimei Police Police Station</text:p>
          </table:table-cell>
          <table:table-cell office:value-type="float" office:value="883" table:style-name="ce11">
            <text:p>883</text:p>
          </table:table-cell>
          <table:table-cell office:value-type="string" table:style-name="ce10">
            <text:p>澎湖縣七美鄉平和村10號</text:p>
          </table:table-cell>
          <table:table-cell office:value-type="string" table:style-name="ce10">
            <text:p>06 9971001</text:p>
          </table:table-cell>
          <table:table-cell office:value-type="float" office:value="88595.144100000005" table:style-name="ce11">
            <text:p>88595.1441</text:p>
          </table:table-cell>
          <table:table-cell office:value-type="float" office:value="2568090.642" table:style-name="ce11">
            <text:p>2568090.642</text:p>
          </table:table-cell>
          <table:table-cell office:value-type="string" table:style-name="ce10">
            <text:p>No. 10, Pinghe Vil., Qimei Township, Penghu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2">
            <text:p>金門縣警察局</text:p>
          </table:table-cell>
          <table:table-cell table:style-name="ce10"/>
          <table:table-cell office:value-type="string" table:style-name="ce10">
            <text:p>Kinmen County Police Bureau</text:p>
          </table:table-cell>
          <table:table-cell office:value-type="float" office:value="893" table:style-name="ce11">
            <text:p>893</text:p>
          </table:table-cell>
          <table:table-cell office:value-type="string" table:style-name="ce10">
            <text:p>金門縣金城鎮金山路15號</text:p>
          </table:table-cell>
          <table:table-cell office:value-type="string" table:style-name="ce10">
            <text:p>082 325341</text:p>
          </table:table-cell>
          <table:table-cell office:value-type="float" office:value="-21575.425599999999" table:style-name="ce11">
            <text:p>-21575.4256</text:p>
          </table:table-cell>
          <table:table-cell office:value-type="float" office:value="2705112.5819999999" table:style-name="ce11">
            <text:p>2705112.582</text:p>
          </table:table-cell>
          <table:table-cell office:value-type="string" table:style-name="ce10">
            <text:p>No. 15, Jinshan Rd., Jincheng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3">
            <text:p>金城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ncheng Police Precinct</text:p>
          </table:table-cell>
          <table:table-cell office:value-type="float" office:value="893" table:style-name="ce11">
            <text:p>893</text:p>
          </table:table-cell>
          <table:table-cell office:value-type="string" table:style-name="ce10">
            <text:p>金門縣金城鎮民生路54巷1號</text:p>
          </table:table-cell>
          <table:table-cell office:value-type="string" table:style-name="ce10">
            <text:p>082 328094</text:p>
          </table:table-cell>
          <table:table-cell office:value-type="float" office:value="-21860.138800000001" table:style-name="ce11">
            <text:p>-21860.1388</text:p>
          </table:table-cell>
          <table:table-cell office:value-type="float" office:value="2705999.2110000001" table:style-name="ce11">
            <text:p>2705999.211</text:p>
          </table:table-cell>
          <table:table-cell office:value-type="string" table:style-name="ce10">
            <text:p>No. 1, Ln. 54, Minsheng Rd., Jincheng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0">
            <text:p>金城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cheng Police Station</text:p>
          </table:table-cell>
          <table:table-cell office:value-type="float" office:value="893" table:style-name="ce11">
            <text:p>893</text:p>
          </table:table-cell>
          <table:table-cell office:value-type="string" table:style-name="ce10">
            <text:p>金門縣金城鎮民生路54巷1號</text:p>
          </table:table-cell>
          <table:table-cell office:value-type="string" table:style-name="ce10">
            <text:p>082 325539</text:p>
          </table:table-cell>
          <table:table-cell office:value-type="float" office:value="-21860.138800000001" table:style-name="ce11">
            <text:p>-21860.1388</text:p>
          </table:table-cell>
          <table:table-cell office:value-type="float" office:value="2705999.2110000001" table:style-name="ce11">
            <text:p>2705999.211</text:p>
          </table:table-cell>
          <table:table-cell office:value-type="string" table:style-name="ce10">
            <text:p>No. 1, Ln. 54, Minsheng Rd., Jincheng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金門縣</text:p>
          </table:table-cell>
          <table:table-cell office:value-type="string" table:style-name="ce5">
            <text:p>金寧分駐所</text:p>
          </table:table-cell>
          <table:table-cell office:value-type="string" table:style-name="ce5">
            <text:p>分駐所</text:p>
          </table:table-cell>
          <table:table-cell office:value-type="string" table:style-name="ce5">
            <text:p>Jinning Police Station</text:p>
          </table:table-cell>
          <table:table-cell office:value-type="float" office:value="892" table:style-name="ce6">
            <text:p>892</text:p>
          </table:table-cell>
          <table:table-cell office:value-type="string" table:style-name="ce5">
            <text:p>金門縣金寧鄉仁愛新邨2-2號</text:p>
          </table:table-cell>
          <table:table-cell office:value-type="string" table:style-name="ce5">
            <text:p>082 325520</text:p>
          </table:table-cell>
          <table:table-cell office:value-type="float" office:value="-20242.936000000002" table:style-name="ce6">
            <text:p>-20242.936</text:p>
          </table:table-cell>
          <table:table-cell office:value-type="float" office:value="2707594.0410000002" table:style-name="ce6">
            <text:p>2707594.041</text:p>
          </table:table-cell>
          <table:table-cell office:value-type="string" table:style-name="ce5">
            <text:p>No. 2-2, Ren'ai New Vil., Jinning Township, Kinmen County 892 , Taiwan (R.O.C.)</text:p>
          </table:table-cell>
          <table:table-cell table:number-columns-repeated="16374" table:style-name="ce8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0">
            <text:p>烈嶼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Lieyu Police Station</text:p>
          </table:table-cell>
          <table:table-cell office:value-type="float" office:value="894" table:style-name="ce11">
            <text:p>894</text:p>
          </table:table-cell>
          <table:table-cell office:value-type="string" table:style-name="ce10">
            <text:p>金門縣烈嶼鄉林湖村西路37號</text:p>
          </table:table-cell>
          <table:table-cell office:value-type="string" table:style-name="ce10">
            <text:p>082 362110</text:p>
          </table:table-cell>
          <table:table-cell office:value-type="float" office:value="-29658.125400000001" table:style-name="ce11">
            <text:p>-29658.1254</text:p>
          </table:table-cell>
          <table:table-cell office:value-type="float" office:value="2705779.83" table:style-name="ce11">
            <text:p>2705779.83</text:p>
          </table:table-cell>
          <table:table-cell office:value-type="string" table:style-name="ce10">
            <text:p>No. 37, W. Rd., Lieyu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3">
            <text:p>金湖分局</text:p>
          </table:table-cell>
          <table:table-cell office:value-type="string" table:style-name="ce10">
            <text:p>分局</text:p>
          </table:table-cell>
          <table:table-cell office:value-type="string" table:style-name="ce10">
            <text:p>Jinhu Police Precinct</text:p>
          </table:table-cell>
          <table:table-cell office:value-type="float" office:value="891" table:style-name="ce11">
            <text:p>891</text:p>
          </table:table-cell>
          <table:table-cell office:value-type="string" table:style-name="ce10">
            <text:p>金門縣金湖鎮黃海路90之3號</text:p>
          </table:table-cell>
          <table:table-cell office:value-type="string" table:style-name="ce10">
            <text:p>082 335093</text:p>
          </table:table-cell>
          <table:table-cell office:value-type="float" office:value="-12287.704900000001" table:style-name="ce11">
            <text:p>-12287.7049</text:p>
          </table:table-cell>
          <table:table-cell office:value-type="float" office:value="2706410.1719999998" table:style-name="ce11">
            <text:p>2706410.172</text:p>
          </table:table-cell>
          <table:table-cell office:value-type="string" table:style-name="ce10">
            <text:p>No. 90-3, Huanghai Rd., Jinhu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0">
            <text:p>金湖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Jinhu Police Station</text:p>
          </table:table-cell>
          <table:table-cell office:value-type="float" office:value="891" table:style-name="ce11">
            <text:p>891</text:p>
          </table:table-cell>
          <table:table-cell office:value-type="string" table:style-name="ce10">
            <text:p>金門縣金湖鎮黃海路90之3號</text:p>
          </table:table-cell>
          <table:table-cell office:value-type="string" table:style-name="ce10">
            <text:p>082 332559</text:p>
          </table:table-cell>
          <table:table-cell office:value-type="float" office:value="-12287.704900000001" table:style-name="ce11">
            <text:p>-12287.7049</text:p>
          </table:table-cell>
          <table:table-cell office:value-type="float" office:value="2706410.1719999998" table:style-name="ce11">
            <text:p>2706410.172</text:p>
          </table:table-cell>
          <table:table-cell office:value-type="string" table:style-name="ce10">
            <text:p>No. 90-3, Huanghai Rd., Jinhu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0">
            <text:p>金沙分駐所</text:p>
          </table:table-cell>
          <table:table-cell office:value-type="string" table:style-name="ce10">
            <text:p>分駐所</text:p>
          </table:table-cell>
          <table:table-cell office:value-type="string" table:style-name="ce10">
            <text:p>Jinsha Police Station</text:p>
          </table:table-cell>
          <table:table-cell office:value-type="float" office:value="890" table:style-name="ce11">
            <text:p>890</text:p>
          </table:table-cell>
          <table:table-cell office:value-type="string" table:style-name="ce10">
            <text:p>金門縣金沙鎮成功路1號</text:p>
          </table:table-cell>
          <table:table-cell office:value-type="string" table:style-name="ce10">
            <text:p>082 352260</text:p>
          </table:table-cell>
          <table:table-cell office:value-type="float" office:value="-12436.7091" table:style-name="ce11">
            <text:p>-12436.7091</text:p>
          </table:table-cell>
          <table:table-cell office:value-type="float" office:value="2711788.0090000001" table:style-name="ce11">
            <text:p>2711788.009</text:p>
          </table:table-cell>
          <table:table-cell office:value-type="string" table:style-name="ce10">
            <text:p>No. 1, Chenggong Rd., Jinsha Township, Kinmen County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金門縣</text:p>
          </table:table-cell>
          <table:table-cell office:value-type="string" table:style-name="ce10">
            <text:p>烏坵駐在所</text:p>
          </table:table-cell>
          <table:table-cell office:value-type="string" table:style-name="ce10">
            <text:p>駐在所</text:p>
          </table:table-cell>
          <table:table-cell office:value-type="string" table:style-name="ce10">
            <text:p>Wuqiu Police Station</text:p>
          </table:table-cell>
          <table:table-cell office:value-type="float" office:value="896" table:style-name="ce11">
            <text:p>896</text:p>
          </table:table-cell>
          <table:table-cell office:value-type="string" table:style-name="ce10">
            <text:p>金門縣烏坵鄉大坵村1號</text:p>
          </table:table-cell>
          <table:table-cell office:value-type="string" table:style-name="ce10">
            <text:p>082 666112</text:p>
          </table:table-cell>
          <table:table-cell office:value-type="float" office:value="94409.689100000003" table:style-name="ce11">
            <text:p>94409.6891</text:p>
          </table:table-cell>
          <table:table-cell office:value-type="float" office:value="2765896.5210000002" table:style-name="ce11">
            <text:p>2765896.521</text:p>
          </table:table-cell>
          <table:table-cell office:value-type="string" table:style-name="ce10">
            <text:p>No. 1, Daqiu Vil., Wuqiu Township, Kinmen County 896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2">
            <text:p>連江縣警察局</text:p>
          </table:table-cell>
          <table:table-cell table:style-name="ce10"/>
          <table:table-cell office:value-type="string" table:style-name="ce10">
            <text:p>Lienchiang County Police Bureau</text:p>
          </table:table-cell>
          <table:table-cell office:value-type="float" office:value="209" table:style-name="ce11">
            <text:p>209</text:p>
          </table:table-cell>
          <table:table-cell office:value-type="string" table:style-name="ce10">
            <text:p>連江縣南竿鄉介壽村260號</text:p>
          </table:table-cell>
          <table:table-cell office:value-type="string" table:style-name="ce10">
            <text:p>083 625859</text:p>
          </table:table-cell>
          <table:table-cell office:value-type="float" office:value="145131.64360000001" table:style-name="ce11">
            <text:p>145131.6436</text:p>
          </table:table-cell>
          <table:table-cell office:value-type="float" office:value="2894404.9879999999" table:style-name="ce11">
            <text:p>2894404.988</text:p>
          </table:table-cell>
          <table:table-cell office:value-type="string" table:style-name="ce10">
            <text:p>No. 260, Jieshou Vil., Nangan Township, Lienchiang County 2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南竿警察所</text:p>
          </table:table-cell>
          <table:table-cell office:value-type="string" table:style-name="ce10">
            <text:p>警察所</text:p>
          </table:table-cell>
          <table:table-cell office:value-type="string" table:style-name="ce10">
            <text:p>Nangan Police Station</text:p>
          </table:table-cell>
          <table:table-cell office:value-type="float" office:value="209" table:style-name="ce11">
            <text:p>209</text:p>
          </table:table-cell>
          <table:table-cell office:value-type="string" table:style-name="ce10">
            <text:p>連江縣南竿鄉介壽村260號</text:p>
          </table:table-cell>
          <table:table-cell office:value-type="string" table:style-name="ce10">
            <text:p>083 622471</text:p>
          </table:table-cell>
          <table:table-cell office:value-type="float" office:value="145131.64360000001" table:style-name="ce11">
            <text:p>145131.6436</text:p>
          </table:table-cell>
          <table:table-cell office:value-type="float" office:value="2894404.9879999999" table:style-name="ce11">
            <text:p>2894404.988</text:p>
          </table:table-cell>
          <table:table-cell office:value-type="string" table:style-name="ce10">
            <text:p>No. 260, Jieshou Vil., Nangan Township, Lienchiang County 209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北竿警察所</text:p>
          </table:table-cell>
          <table:table-cell office:value-type="string" table:style-name="ce10">
            <text:p>警察所</text:p>
          </table:table-cell>
          <table:table-cell office:value-type="string" table:style-name="ce10">
            <text:p>Beigan Police Station</text:p>
          </table:table-cell>
          <table:table-cell office:value-type="float" office:value="210" table:style-name="ce11">
            <text:p>210</text:p>
          </table:table-cell>
          <table:table-cell office:value-type="string" table:style-name="ce10">
            <text:p>連江縣北竿鄉塘岐村25號</text:p>
          </table:table-cell>
          <table:table-cell office:value-type="string" table:style-name="ce10">
            <text:p>083 655234</text:p>
          </table:table-cell>
          <table:table-cell office:value-type="float" office:value="349551.84700000001" table:style-name="ce11">
            <text:p>349551.847</text:p>
          </table:table-cell>
          <table:table-cell office:value-type="float" office:value="2901643.085" table:style-name="ce11">
            <text:p>2901643.085</text:p>
          </table:table-cell>
          <table:table-cell office:value-type="string" table:style-name="ce10">
            <text:p>No. 25, Tangqi Vil., Beigan Township, Lienchiang County 210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莒光警察所</text:p>
          </table:table-cell>
          <table:table-cell office:value-type="string" table:style-name="ce10">
            <text:p>警察所</text:p>
          </table:table-cell>
          <table:table-cell office:value-type="string" table:style-name="ce10">
            <text:p>Juguang Police Station</text:p>
          </table:table-cell>
          <table:table-cell office:value-type="float" office:value="211" table:style-name="ce11">
            <text:p>211</text:p>
          </table:table-cell>
          <table:table-cell office:value-type="string" table:style-name="ce10">
            <text:p>連江縣莒光鄉田沃村66之4號</text:p>
          </table:table-cell>
          <table:table-cell office:value-type="string" table:style-name="ce10">
            <text:p>083 688153</text:p>
          </table:table-cell>
          <table:table-cell office:value-type="float" office:value="143869.32079999999" table:style-name="ce11">
            <text:p>143869.3208</text:p>
          </table:table-cell>
          <table:table-cell office:value-type="float" office:value="2874257.997" table:style-name="ce11">
            <text:p>2874257.997</text:p>
          </table:table-cell>
          <table:table-cell office:value-type="string" table:style-name="ce10">
            <text:p>No. 66-4, Tianwo Vil., Juguang Township, Lienchiang County 2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東莒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Dongjyu Police Station</text:p>
          </table:table-cell>
          <table:table-cell office:value-type="float" office:value="211" table:style-name="ce11">
            <text:p>211</text:p>
          </table:table-cell>
          <table:table-cell office:value-type="string" table:style-name="ce10">
            <text:p>連江縣莒光鄉大坪村81-1號</text:p>
          </table:table-cell>
          <table:table-cell office:value-type="string" table:style-name="ce10">
            <text:p>083 689046</text:p>
          </table:table-cell>
          <table:table-cell office:value-type="float" office:value="146976.06" table:style-name="ce11">
            <text:p>146976.06</text:p>
          </table:table-cell>
          <table:table-cell office:value-type="float" office:value="2872480.2740000002" table:style-name="ce11">
            <text:p>2872480.274</text:p>
          </table:table-cell>
          <table:table-cell office:value-type="string" table:style-name="ce10">
            <text:p>No. 81-1, Daping Vil., Juguang Township, Lienchiang County 211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東引警察所</text:p>
          </table:table-cell>
          <table:table-cell office:value-type="string" table:style-name="ce10">
            <text:p>警察所</text:p>
          </table:table-cell>
          <table:table-cell office:value-type="string" table:style-name="ce10">
            <text:p>Dongyin Police Station</text:p>
          </table:table-cell>
          <table:table-cell office:value-type="float" office:value="212" table:style-name="ce11">
            <text:p>212</text:p>
          </table:table-cell>
          <table:table-cell office:value-type="string" table:style-name="ce10">
            <text:p>連江縣東引鄉中柳村121之1號</text:p>
          </table:table-cell>
          <table:table-cell office:value-type="string" table:style-name="ce10">
            <text:p>083 677204</text:p>
          </table:table-cell>
          <table:table-cell office:value-type="float" office:value="199074.51089999999" table:style-name="ce11">
            <text:p>199074.5109</text:p>
          </table:table-cell>
          <table:table-cell office:value-type="float" office:value="2917379.8840000001" table:style-name="ce11">
            <text:p>2917379.884</text:p>
          </table:table-cell>
          <table:table-cell office:value-type="string" table:style-name="ce10">
            <text:p>No. 121-1, Zhongliu Vil., Dongyin Township, Lienchiang County 212, Taiwan (R.O.C.)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連江縣</text:p>
          </table:table-cell>
          <table:table-cell office:value-type="string" table:style-name="ce10">
            <text:p>西區派出所</text:p>
          </table:table-cell>
          <table:table-cell office:value-type="string" table:style-name="ce10">
            <text:p>派出所</text:p>
          </table:table-cell>
          <table:table-cell office:value-type="string" table:style-name="ce10">
            <text:p>Western District Police Station</text:p>
          </table:table-cell>
          <table:table-cell office:value-type="float" office:value="209" table:style-name="ce11">
            <text:p>209</text:p>
          </table:table-cell>
          <table:table-cell office:value-type="string" table:style-name="ce10">
            <text:p>連江縣南竿鄉馬祖村7號</text:p>
          </table:table-cell>
          <table:table-cell office:value-type="string" table:style-name="ce10">
            <text:p>083 625368</text:p>
          </table:table-cell>
          <table:table-cell office:value-type="float" office:value="141973.3512" table:style-name="ce11">
            <text:p>141973.3512</text:p>
          </table:table-cell>
          <table:table-cell office:value-type="float" office:value="2894646.14" table:style-name="ce11">
            <text:p>2894646.14</text:p>
          </table:table-cell>
          <table:table-cell office:value-type="string" table:style-name="ce10">
            <text:p>No. 7, Matsu Vil., Nangan Township, Lienchiang County 209, Taiwan (R.O.C.)</text:p>
          </table:table-cell>
          <table:table-cell table:number-columns-repeated="16374"/>
        </table:table-row>
        <table:table-row table:number-rows-repeated="1046889" table:style-name="ro1">
          <table:table-cell table:number-columns-repeated="16384"/>
        </table:table-row>
        <table:named-expressions>
          <table:named-range table:name="Print_Area" table:cell-range-address="PoliceAddress_opendata_20210505.$A$1:PoliceAddress_opendata_20210505.$J$1687" table:base-cell-address="PoliceAddress_opendata_20210505.$A$1"/>
          <table:named-range table:name="Print_Titles" table:cell-range-address="PoliceAddress_opendata_20210505.$A$1:PoliceAddress_opendata_20210505.$XFD$1" table:base-cell-address="PoliceAddress_opendata_20210505.$A$1"/>
        </table:named-expressions>
      </table:table>
      <table:database-ranges>
        <table:database-range table:target-range-address="PoliceAddress_opendata_20210505.A1:PoliceAddress_opendata_20210505.J168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">
      <number:number number:decimal-places="3" number:min-decimal-places="3" number:min-integer-digits="1"/>
    </number:number-style>
    <number:number-style style:name="N49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8a303" draw:opacity="100%" draw:stroke="none"/>
    </style:default-style>
  </office:styles>
  <office:automatic-styles>
    <style:page-layout style:name="pm1">
      <style:page-layout-properties fo:margin-top="0.511811023622047in" fo:margin-bottom="0.511811023622047in" fo:margin-left="0.708661417322835in" fo:margin-right="0.708661417322835in" style:print-orientation="landscape" style:print-page-order="ttb" style:first-page-number="continue" style:scale-to="53%" style:table-centering="none" style:print="objects charts drawings"/>
      <style:header-style>
        <style:header-footer-properties fo:min-height="0.15748031496063in" fo:margin-left="0.708661417322835in" fo:margin-right="0.708661417322835in" fo:margin-bottom="0in"/>
      </style:header-style>
      <style:footer-style>
        <style:header-footer-properties fo:min-height="0in" fo:margin-left="0.708661417322835in" fo:margin-right="0.708661417322835in" fo:margin-top="0in"/>
      </style:footer-style>
    </style:page-layout>
    <style:style style:name="T1" style:family="text">
      <style:text-properties fo:color="#FFFFFF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file-name text:display="name-and-extension">???</text:file-name>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title/>
    <dc:description/>
    <dc:subject/>
    <meta:initial-creator>林孝聰</meta:initial-creator>
    <dc:creator>周文文</dc:creator>
    <meta:creation-date>2021-08-12T01:52:09Z</meta:creation-date>
    <dc:date>2025-10-27T02:19:50Z</dc:date>
    <meta:print-date>2025-10-27T02:19:32Z</meta:print-date>
    <meta:template xlink:href="" xlink:type="simple"/>
    <meta:editing-cycles>16</meta:editing-cycles>
    <meta:editing-duration>PT4080S</meta:editing-duration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